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6.3016in" svg:height="3.5469in" svg:x="5.0028in" svg:y="0.4421in">
            <draw:object draw:notify-on-update-of-ranges="Sheet1.B2:Sheet1.B102 Sheet1.C2:Sheet1.C102 Sheet1.B103:Sheet1.B203 Sheet1.C103:Sheet1.C203 Sheet1.B204:Sheet1.B304 Sheet1.C204:Sheet1.C304 Sheet1.B305:Sheet1.B405 Sheet1.C305:Sheet1.C405 Sheet1.B406:Sheet1.B506 Sheet1.C406:Sheet1.C506 Sheet1.B507:Sheet1.B607 Sheet1.C507:Sheet1.C607 Sheet1.B608:Sheet1.B708 Sheet1.C608:Sheet1.C708 Sheet1.B709:Sheet1.B809 Sheet1.C709:Sheet1.C809 Sheet1.B810:Sheet1.B910 Sheet1.C810:Sheet1.C910 Sheet1.B911:Sheet1.B1011 Sheet1.C911:Sheet1.C1011 Sheet1.B1012:Sheet1.B1112 Sheet1.C1012:Sheet1.C1112 Sheet1.B1113:Sheet1.B1213 Sheet1.C1113:Sheet1.C1213 Sheet1.B1214:Sheet1.B1314 Sheet1.C1214:Sheet1.C1314 Sheet1.B1315:Sheet1.B1415 Sheet1.C1315:Sheet1.C1415 Sheet1.B1416:Sheet1.B1516 Sheet1.C1416:Sheet1.C15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16in" svg:height="3.5469in" svg:x="4.872in" svg:y="4.3165in">
            <draw:object draw:notify-on-update-of-ranges="Sheet1.B2:Sheet1.B102 Sheet1.D2:Sheet1.D102 Sheet1.B103:Sheet1.B203 Sheet1.D103:Sheet1.D203 Sheet1.B204:Sheet1.B304 Sheet1.D204:Sheet1.D304 Sheet1.B305:Sheet1.B405 Sheet1.D305:Sheet1.D405 Sheet1.B406:Sheet1.B506 Sheet1.D406:Sheet1.D506 Sheet1.B507:Sheet1.B607 Sheet1.D507:Sheet1.D607 Sheet1.B608:Sheet1.B708 Sheet1.D608:Sheet1.D708 Sheet1.B709:Sheet1.B809 Sheet1.D709:Sheet1.D809 Sheet1.B810:Sheet1.B910 Sheet1.D810:Sheet1.D910 Sheet1.B911:Sheet1.B1011 Sheet1.D911:Sheet1.D1011 Sheet1.B1012:Sheet1.B1112 Sheet1.D1012:Sheet1.D1112 Sheet1.B1113:Sheet1.B1213 Sheet1.D1113:Sheet1.D1213 Sheet1.B1214:Sheet1.B1314 Sheet1.D1214:Sheet1.D1314 Sheet1.B1315:Sheet1.B1415 Sheet1.D1315:Sheet1.D1415 Sheet1.B1416:Sheet1.B1516 Sheet1.D1416:Sheet1.D15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Et</text:p>
          </table:table-cell>
          <table:table-cell office:value-type="string">
            <text:p><text:s/>tn0</text:p>
          </table:table-cell>
          <table:table-cell office:value-type="string">
            <text:p><text:s/>k</text:p>
          </table:table-cell>
          <table:table-cell office:value-type="string">
            <text:p><text:s/>chi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461313">
            <text:p>0.0461313</text:p>
          </table:table-cell>
          <table:table-cell office:value-type="float" office:value="0.0000000129877">
            <text:p>0.000000013</text:p>
          </table:table-cell>
          <table:table-cell office:value-type="float" office:value="10930.6">
            <text:p>10930.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569086">
            <text:p>0.0569086</text:p>
          </table:table-cell>
          <table:table-cell office:value-type="float" office:value="0.0000000170148">
            <text:p>0.000000017</text:p>
          </table:table-cell>
          <table:table-cell office:value-type="float" office:value="8343.28">
            <text:p>8343.2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67686">
            <text:p>0.067686</text:p>
          </table:table-cell>
          <table:table-cell office:value-type="float" office:value="0.0000000222902">
            <text:p>2.22902E-008</text:p>
          </table:table-cell>
          <table:table-cell office:value-type="float" office:value="6368.45">
            <text:p>6368.4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784634">
            <text:p>0.0784634</text:p>
          </table:table-cell>
          <table:table-cell office:value-type="float" office:value="0.0000000292006">
            <text:p>2.92006E-008</text:p>
          </table:table-cell>
          <table:table-cell office:value-type="float" office:value="4861.09">
            <text:p>4861.09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892408">
            <text:p>0.0892408</text:p>
          </table:table-cell>
          <table:table-cell office:value-type="float" office:value="0.0000000382526">
            <text:p>3.82526E-008</text:p>
          </table:table-cell>
          <table:table-cell office:value-type="float" office:value="3710.54">
            <text:p>3710.5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00018">
            <text:p>0.100018</text:p>
          </table:table-cell>
          <table:table-cell office:value-type="float" office:value="0.0000000501091">
            <text:p>5.01091E-008</text:p>
          </table:table-cell>
          <table:table-cell office:value-type="float" office:value="2832.34">
            <text:p>2832.3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10796">
            <text:p>0.110796</text:p>
          </table:table-cell>
          <table:table-cell office:value-type="float" office:value="0.0000000656378">
            <text:p>6.56378E-008</text:p>
          </table:table-cell>
          <table:table-cell office:value-type="float" office:value="2162.02">
            <text:p>2162.0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21573">
            <text:p>0.121573</text:p>
          </table:table-cell>
          <table:table-cell office:value-type="float" office:value="0.0000000859742">
            <text:p>0.000000086</text:p>
          </table:table-cell>
          <table:table-cell office:value-type="float" office:value="1650.38">
            <text:p>1650.3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3235">
            <text:p>0.13235</text:p>
          </table:table-cell>
          <table:table-cell office:value-type="float" office:value="0.000000112603">
            <text:p>1.12603E-007</text:p>
          </table:table-cell>
          <table:table-cell office:value-type="float" office:value="1259.85">
            <text:p>1259.8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43128">
            <text:p>0.143128</text:p>
          </table:table-cell>
          <table:table-cell office:value-type="float" office:value="0.000000147467">
            <text:p>1.47467E-007</text:p>
          </table:table-cell>
          <table:table-cell office:value-type="float" office:value="961.763">
            <text:p>961.763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53905">
            <text:p>0.153905</text:p>
          </table:table-cell>
          <table:table-cell office:value-type="float" office:value="0.000000193102">
            <text:p>1.93102E-007</text:p>
          </table:table-cell>
          <table:table-cell office:value-type="float" office:value="734.238">
            <text:p>734.23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64682">
            <text:p>0.164682</text:p>
          </table:table-cell>
          <table:table-cell office:value-type="float" office:value="0.000000252819">
            <text:p>2.52819E-007</text:p>
          </table:table-cell>
          <table:table-cell office:value-type="float" office:value="560.571">
            <text:p>560.571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7546">
            <text:p>0.17546</text:p>
          </table:table-cell>
          <table:table-cell office:value-type="float" office:value="0.000000330936">
            <text:p>3.30936E-007</text:p>
          </table:table-cell>
          <table:table-cell office:value-type="float" office:value="428.014">
            <text:p>428.01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86237">
            <text:p>0.186237</text:p>
          </table:table-cell>
          <table:table-cell office:value-type="float" office:value="0.000000433072">
            <text:p>4.33072E-007</text:p>
          </table:table-cell>
          <table:table-cell office:value-type="float" office:value="326.835">
            <text:p>326.83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97015">
            <text:p>0.197015</text:p>
          </table:table-cell>
          <table:table-cell office:value-type="float" office:value="0.00000056653">
            <text:p>5.6653E-007</text:p>
          </table:table-cell>
          <table:table-cell office:value-type="float" office:value="249.606">
            <text:p>249.60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07792">
            <text:p>0.207792</text:p>
          </table:table-cell>
          <table:table-cell office:value-type="float" office:value="0.000000740775">
            <text:p>7.40775E-007</text:p>
          </table:table-cell>
          <table:table-cell office:value-type="float" office:value="190.659">
            <text:p>190.659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18569">
            <text:p>0.218569</text:p>
          </table:table-cell>
          <table:table-cell office:value-type="float" office:value="0.000000968029">
            <text:p>0.000000968</text:p>
          </table:table-cell>
          <table:table-cell office:value-type="float" office:value="145.665">
            <text:p>145.66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29347">
            <text:p>0.229347</text:p>
          </table:table-cell>
          <table:table-cell office:value-type="float" office:value="0.00000126401">
            <text:p>0.000001264</text:p>
          </table:table-cell>
          <table:table-cell office:value-type="float" office:value="111.322">
            <text:p>111.32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40124">
            <text:p>0.240124</text:p>
          </table:table-cell>
          <table:table-cell office:value-type="float" office:value="0.00000164881">
            <text:p>1.64881E-006</text:p>
          </table:table-cell>
          <table:table-cell office:value-type="float" office:value="85.1083">
            <text:p>85.1083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50901">
            <text:p>0.250901</text:p>
          </table:table-cell>
          <table:table-cell office:value-type="float" office:value="0.0000021479">
            <text:p>2.1479E-006</text:p>
          </table:table-cell>
          <table:table-cell office:value-type="float" office:value="65.0998">
            <text:p>65.099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61679">
            <text:p>0.261679</text:p>
          </table:table-cell>
          <table:table-cell office:value-type="float" office:value="0.00000279329">
            <text:p>2.79329E-006</text:p>
          </table:table-cell>
          <table:table-cell office:value-type="float" office:value="49.8276">
            <text:p>49.827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72456">
            <text:p>0.272456</text:p>
          </table:table-cell>
          <table:table-cell office:value-type="float" office:value="0.00000362456">
            <text:p>3.62456E-006</text:p>
          </table:table-cell>
          <table:table-cell office:value-type="float" office:value="38.1705">
            <text:p>38.170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83234">
            <text:p>0.283234</text:p>
          </table:table-cell>
          <table:table-cell office:value-type="float" office:value="0.00000468988">
            <text:p>4.68988E-006</text:p>
          </table:table-cell>
          <table:table-cell office:value-type="float" office:value="29.2728">
            <text:p>29.272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94011">
            <text:p>0.294011</text:p>
          </table:table-cell>
          <table:table-cell office:value-type="float" office:value="0.00000604633">
            <text:p>6.04633E-006</text:p>
          </table:table-cell>
          <table:table-cell office:value-type="float" office:value="22.4814">
            <text:p>22.481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04788">
            <text:p>0.304788</text:p>
          </table:table-cell>
          <table:table-cell office:value-type="float" office:value="0.0000077593">
            <text:p>7.7593E-006</text:p>
          </table:table-cell>
          <table:table-cell office:value-type="float" office:value="17.2975">
            <text:p>17.297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15566">
            <text:p>0.315566</text:p>
          </table:table-cell>
          <table:table-cell office:value-type="float" office:value="0.00000990016">
            <text:p>9.90016E-006</text:p>
          </table:table-cell>
          <table:table-cell office:value-type="float" office:value="13.3408">
            <text:p>13.340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26343">
            <text:p>0.326343</text:p>
          </table:table-cell>
          <table:table-cell office:value-type="float" office:value="0.0000125413">
            <text:p>1.25413E-005</text:p>
          </table:table-cell>
          <table:table-cell office:value-type="float" office:value="10.3206">
            <text:p>10.320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3712">
            <text:p>0.33712</text:p>
          </table:table-cell>
          <table:table-cell office:value-type="float" office:value="0.0000157481">
            <text:p>1.57481E-005</text:p>
          </table:table-cell>
          <table:table-cell office:value-type="float" office:value="8.01543">
            <text:p>8.01543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47898">
            <text:p>0.347898</text:p>
          </table:table-cell>
          <table:table-cell office:value-type="float" office:value="0.000019567">
            <text:p>0.000019567</text:p>
          </table:table-cell>
          <table:table-cell office:value-type="float" office:value="6.25588">
            <text:p>6.2558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58675">
            <text:p>0.358675</text:p>
          </table:table-cell>
          <table:table-cell office:value-type="float" office:value="0.0000240114">
            <text:p>2.40114E-005</text:p>
          </table:table-cell>
          <table:table-cell office:value-type="float" office:value="4.91285">
            <text:p>4.9128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69453">
            <text:p>0.369453</text:p>
          </table:table-cell>
          <table:table-cell office:value-type="float" office:value="0.0000290474">
            <text:p>2.90474E-005</text:p>
          </table:table-cell>
          <table:table-cell office:value-type="float" office:value="3.88773">
            <text:p>3.88773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8023">
            <text:p>0.38023</text:p>
          </table:table-cell>
          <table:table-cell office:value-type="float" office:value="0.0000345839">
            <text:p>3.45839E-005</text:p>
          </table:table-cell>
          <table:table-cell office:value-type="float" office:value="3.10527">
            <text:p>3.10527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91007">
            <text:p>0.391007</text:p>
          </table:table-cell>
          <table:table-cell office:value-type="float" office:value="0.0000404717">
            <text:p>4.04717E-005</text:p>
          </table:table-cell>
          <table:table-cell office:value-type="float" office:value="2.50803">
            <text:p>2.50803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01785">
            <text:p>0.401785</text:p>
          </table:table-cell>
          <table:table-cell office:value-type="float" office:value="0.0000465165">
            <text:p>4.65165E-005</text:p>
          </table:table-cell>
          <table:table-cell office:value-type="float" office:value="2.05216">
            <text:p>2.0521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12562">
            <text:p>0.412562</text:p>
          </table:table-cell>
          <table:table-cell office:value-type="float" office:value="0.0000525019">
            <text:p>5.25019E-005</text:p>
          </table:table-cell>
          <table:table-cell office:value-type="float" office:value="1.70421">
            <text:p>1.70421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23339">
            <text:p>0.423339</text:p>
          </table:table-cell>
          <table:table-cell office:value-type="float" office:value="0.0000582199">
            <text:p>5.82199E-005</text:p>
          </table:table-cell>
          <table:table-cell office:value-type="float" office:value="1.43862">
            <text:p>1.4386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34117">
            <text:p>0.434117</text:p>
          </table:table-cell>
          <table:table-cell office:value-type="float" office:value="0.0000634985">
            <text:p>6.34985E-005</text:p>
          </table:table-cell>
          <table:table-cell office:value-type="float" office:value="1.2359">
            <text:p>1.2359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44894">
            <text:p>0.444894</text:p>
          </table:table-cell>
          <table:table-cell office:value-type="float" office:value="0.0000682196">
            <text:p>6.82196E-005</text:p>
          </table:table-cell>
          <table:table-cell office:value-type="float" office:value="1.08116">
            <text:p>1.0811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55672">
            <text:p>0.455672</text:p>
          </table:table-cell>
          <table:table-cell office:value-type="float" office:value="0.000072324">
            <text:p>0.000072324</text:p>
          </table:table-cell>
          <table:table-cell office:value-type="float" office:value="0.963056">
            <text:p>0.96305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66449">
            <text:p>0.466449</text:p>
          </table:table-cell>
          <table:table-cell office:value-type="float" office:value="0.0000758051">
            <text:p>7.58051E-005</text:p>
          </table:table-cell>
          <table:table-cell office:value-type="float" office:value="0.872907">
            <text:p>0.872907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77226">
            <text:p>0.477226</text:p>
          </table:table-cell>
          <table:table-cell office:value-type="float" office:value="0.0000786964">
            <text:p>7.86964E-005</text:p>
          </table:table-cell>
          <table:table-cell office:value-type="float" office:value="0.804098">
            <text:p>0.80409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88004">
            <text:p>0.488004</text:p>
          </table:table-cell>
          <table:table-cell office:value-type="float" office:value="0.0000810561">
            <text:p>8.10561E-005</text:p>
          </table:table-cell>
          <table:table-cell office:value-type="float" office:value="0.751577">
            <text:p>0.751577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98781">
            <text:p>0.498781</text:p>
          </table:table-cell>
          <table:table-cell office:value-type="float" office:value="0.0000829547">
            <text:p>8.29547E-005</text:p>
          </table:table-cell>
          <table:table-cell office:value-type="float" office:value="0.711488">
            <text:p>0.71148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09558">
            <text:p>0.509558</text:p>
          </table:table-cell>
          <table:table-cell office:value-type="float" office:value="0.0000844648">
            <text:p>8.44648E-005</text:p>
          </table:table-cell>
          <table:table-cell office:value-type="float" office:value="0.68089">
            <text:p>0.68089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20336">
            <text:p>0.520336</text:p>
          </table:table-cell>
          <table:table-cell office:value-type="float" office:value="0.0000856549">
            <text:p>8.56549E-005</text:p>
          </table:table-cell>
          <table:table-cell office:value-type="float" office:value="0.657534">
            <text:p>0.65753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31113">
            <text:p>0.531113</text:p>
          </table:table-cell>
          <table:table-cell office:value-type="float" office:value="0.0000865862">
            <text:p>8.65862E-005</text:p>
          </table:table-cell>
          <table:table-cell office:value-type="float" office:value="0.639708">
            <text:p>0.63970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41891">
            <text:p>0.541891</text:p>
          </table:table-cell>
          <table:table-cell office:value-type="float" office:value="0.0000873107">
            <text:p>8.73107E-005</text:p>
          </table:table-cell>
          <table:table-cell office:value-type="float" office:value="0.626101">
            <text:p>0.626101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52668">
            <text:p>0.552668</text:p>
          </table:table-cell>
          <table:table-cell office:value-type="float" office:value="0.0000878719">
            <text:p>8.78719E-005</text:p>
          </table:table-cell>
          <table:table-cell office:value-type="float" office:value="0.615716">
            <text:p>0.61571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63445">
            <text:p>0.563445</text:p>
          </table:table-cell>
          <table:table-cell office:value-type="float" office:value="0.0000883051">
            <text:p>8.83051E-005</text:p>
          </table:table-cell>
          <table:table-cell office:value-type="float" office:value="0.60779">
            <text:p>0.60779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74223">
            <text:p>0.574223</text:p>
          </table:table-cell>
          <table:table-cell office:value-type="float" office:value="0.0000886386">
            <text:p>8.86386E-005</text:p>
          </table:table-cell>
          <table:table-cell office:value-type="float" office:value="0.60174">
            <text:p>0.6017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85">
            <text:p>0.585</text:p>
          </table:table-cell>
          <table:table-cell office:value-type="float" office:value="0.0000888948">
            <text:p>8.88948E-005</text:p>
          </table:table-cell>
          <table:table-cell office:value-type="float" office:value="0.597124">
            <text:p>0.59712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95777">
            <text:p>0.595777</text:p>
          </table:table-cell>
          <table:table-cell office:value-type="float" office:value="0.0000890912">
            <text:p>8.90912E-005</text:p>
          </table:table-cell>
          <table:table-cell office:value-type="float" office:value="0.593602">
            <text:p>0.59360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06555">
            <text:p>0.606555</text:p>
          </table:table-cell>
          <table:table-cell office:value-type="float" office:value="0.0000892417">
            <text:p>8.92417E-005</text:p>
          </table:table-cell>
          <table:table-cell office:value-type="float" office:value="0.590915">
            <text:p>0.59091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17332">
            <text:p>0.617332</text:p>
          </table:table-cell>
          <table:table-cell office:value-type="float" office:value="0.0000893568">
            <text:p>8.93568E-005</text:p>
          </table:table-cell>
          <table:table-cell office:value-type="float" office:value="0.588867">
            <text:p>0.588867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28109">
            <text:p>0.628109</text:p>
          </table:table-cell>
          <table:table-cell office:value-type="float" office:value="0.0000894446">
            <text:p>8.94446E-005</text:p>
          </table:table-cell>
          <table:table-cell office:value-type="float" office:value="0.587306">
            <text:p>0.58730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38887">
            <text:p>0.638887</text:p>
          </table:table-cell>
          <table:table-cell office:value-type="float" office:value="0.0000895116">
            <text:p>8.95116E-005</text:p>
          </table:table-cell>
          <table:table-cell office:value-type="float" office:value="0.586119">
            <text:p>0.586119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49664">
            <text:p>0.649664</text:p>
          </table:table-cell>
          <table:table-cell office:value-type="float" office:value="0.0000895625">
            <text:p>8.95625E-005</text:p>
          </table:table-cell>
          <table:table-cell office:value-type="float" office:value="0.585217">
            <text:p>0.585217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60442">
            <text:p>0.660442</text:p>
          </table:table-cell>
          <table:table-cell office:value-type="float" office:value="0.000089601">
            <text:p>0.000089601</text:p>
          </table:table-cell>
          <table:table-cell office:value-type="float" office:value="0.584536">
            <text:p>0.58453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71219">
            <text:p>0.671219</text:p>
          </table:table-cell>
          <table:table-cell office:value-type="float" office:value="0.0000896299">
            <text:p>8.96299E-005</text:p>
          </table:table-cell>
          <table:table-cell office:value-type="float" office:value="0.584025">
            <text:p>0.58402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81996">
            <text:p>0.681996</text:p>
          </table:table-cell>
          <table:table-cell office:value-type="float" office:value="0.0000896513">
            <text:p>8.96513E-005</text:p>
          </table:table-cell>
          <table:table-cell office:value-type="float" office:value="0.583646">
            <text:p>0.58364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92774">
            <text:p>0.692774</text:p>
          </table:table-cell>
          <table:table-cell office:value-type="float" office:value="0.0000896668">
            <text:p>8.96668E-005</text:p>
          </table:table-cell>
          <table:table-cell office:value-type="float" office:value="0.583372">
            <text:p>0.58337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03551">
            <text:p>0.703551</text:p>
          </table:table-cell>
          <table:table-cell office:value-type="float" office:value="0.0000896776">
            <text:p>8.96776E-005</text:p>
          </table:table-cell>
          <table:table-cell office:value-type="float" office:value="0.583182">
            <text:p>0.58318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14328">
            <text:p>0.714328</text:p>
          </table:table-cell>
          <table:table-cell office:value-type="float" office:value="0.0000896843">
            <text:p>8.96843E-005</text:p>
          </table:table-cell>
          <table:table-cell office:value-type="float" office:value="0.583063">
            <text:p>0.583063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25106">
            <text:p>0.725106</text:p>
          </table:table-cell>
          <table:table-cell office:value-type="float" office:value="0.0000896876">
            <text:p>8.96876E-005</text:p>
          </table:table-cell>
          <table:table-cell office:value-type="float" office:value="0.583006">
            <text:p>0.58300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35883">
            <text:p>0.735883</text:p>
          </table:table-cell>
          <table:table-cell office:value-type="float" office:value="0.0000896875">
            <text:p>8.96875E-005</text:p>
          </table:table-cell>
          <table:table-cell office:value-type="float" office:value="0.583007">
            <text:p>0.583007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46661">
            <text:p>0.746661</text:p>
          </table:table-cell>
          <table:table-cell office:value-type="float" office:value="0.0000896842">
            <text:p>8.96842E-005</text:p>
          </table:table-cell>
          <table:table-cell office:value-type="float" office:value="0.583065">
            <text:p>0.58306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57438">
            <text:p>0.757438</text:p>
          </table:table-cell>
          <table:table-cell office:value-type="float" office:value="0.0000896774">
            <text:p>8.96774E-005</text:p>
          </table:table-cell>
          <table:table-cell office:value-type="float" office:value="0.583185">
            <text:p>0.58318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68215">
            <text:p>0.768215</text:p>
          </table:table-cell>
          <table:table-cell office:value-type="float" office:value="0.0000896666">
            <text:p>8.96666E-005</text:p>
          </table:table-cell>
          <table:table-cell office:value-type="float" office:value="0.583376">
            <text:p>0.58337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78993">
            <text:p>0.778993</text:p>
          </table:table-cell>
          <table:table-cell office:value-type="float" office:value="0.0000896509">
            <text:p>8.96509E-005</text:p>
          </table:table-cell>
          <table:table-cell office:value-type="float" office:value="0.583653">
            <text:p>0.583653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8977">
            <text:p>0.78977</text:p>
          </table:table-cell>
          <table:table-cell office:value-type="float" office:value="0.0000896293">
            <text:p>8.96293E-005</text:p>
          </table:table-cell>
          <table:table-cell office:value-type="float" office:value="0.584035">
            <text:p>0.58403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00547">
            <text:p>0.800547</text:p>
          </table:table-cell>
          <table:table-cell office:value-type="float" office:value="0.0000896001">
            <text:p>8.96001E-005</text:p>
          </table:table-cell>
          <table:table-cell office:value-type="float" office:value="0.584552">
            <text:p>0.58455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11325">
            <text:p>0.811325</text:p>
          </table:table-cell>
          <table:table-cell office:value-type="float" office:value="0.0000895611">
            <text:p>8.95611E-005</text:p>
          </table:table-cell>
          <table:table-cell office:value-type="float" office:value="0.585242">
            <text:p>0.58524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22102">
            <text:p>0.822102</text:p>
          </table:table-cell>
          <table:table-cell office:value-type="float" office:value="0.0000895094">
            <text:p>8.95094E-005</text:p>
          </table:table-cell>
          <table:table-cell office:value-type="float" office:value="0.586157">
            <text:p>0.586157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3288">
            <text:p>0.83288</text:p>
          </table:table-cell>
          <table:table-cell office:value-type="float" office:value="0.0000894412">
            <text:p>8.94412E-005</text:p>
          </table:table-cell>
          <table:table-cell office:value-type="float" office:value="0.587367">
            <text:p>0.587367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43657">
            <text:p>0.843657</text:p>
          </table:table-cell>
          <table:table-cell office:value-type="float" office:value="0.0000893512">
            <text:p>8.93512E-005</text:p>
          </table:table-cell>
          <table:table-cell office:value-type="float" office:value="0.588965">
            <text:p>0.58896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54434">
            <text:p>0.854434</text:p>
          </table:table-cell>
          <table:table-cell office:value-type="float" office:value="0.0000892327">
            <text:p>8.92327E-005</text:p>
          </table:table-cell>
          <table:table-cell office:value-type="float" office:value="0.591075">
            <text:p>0.59107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65212">
            <text:p>0.865212</text:p>
          </table:table-cell>
          <table:table-cell office:value-type="float" office:value="0.0000890765">
            <text:p>8.90765E-005</text:p>
          </table:table-cell>
          <table:table-cell office:value-type="float" office:value="0.593866">
            <text:p>0.59386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75989">
            <text:p>0.875989</text:p>
          </table:table-cell>
          <table:table-cell office:value-type="float" office:value="0.0000888702">
            <text:p>8.88702E-005</text:p>
          </table:table-cell>
          <table:table-cell office:value-type="float" office:value="0.597566">
            <text:p>0.59756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86766">
            <text:p>0.886766</text:p>
          </table:table-cell>
          <table:table-cell office:value-type="float" office:value="0.0000885974">
            <text:p>8.85974E-005</text:p>
          </table:table-cell>
          <table:table-cell office:value-type="float" office:value="0.602484">
            <text:p>0.60248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97544">
            <text:p>0.897544</text:p>
          </table:table-cell>
          <table:table-cell office:value-type="float" office:value="0.0000882357">
            <text:p>8.82357E-005</text:p>
          </table:table-cell>
          <table:table-cell office:value-type="float" office:value="0.609054">
            <text:p>0.60905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08321">
            <text:p>0.908321</text:p>
          </table:table-cell>
          <table:table-cell office:value-type="float" office:value="0.0000877542">
            <text:p>8.77542E-005</text:p>
          </table:table-cell>
          <table:table-cell office:value-type="float" office:value="0.617882">
            <text:p>0.61788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19099">
            <text:p>0.919099</text:p>
          </table:table-cell>
          <table:table-cell office:value-type="float" office:value="0.0000871102">
            <text:p>8.71102E-005</text:p>
          </table:table-cell>
          <table:table-cell office:value-type="float" office:value="0.629843">
            <text:p>0.629843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29876">
            <text:p>0.929876</text:p>
          </table:table-cell>
          <table:table-cell office:value-type="float" office:value="0.0000862429">
            <text:p>8.62429E-005</text:p>
          </table:table-cell>
          <table:table-cell office:value-type="float" office:value="0.646234">
            <text:p>0.64623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40653">
            <text:p>0.940653</text:p>
          </table:table-cell>
          <table:table-cell office:value-type="float" office:value="0.0000850642">
            <text:p>8.50642E-005</text:p>
          </table:table-cell>
          <table:table-cell office:value-type="float" office:value="0.669044">
            <text:p>0.66904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51431">
            <text:p>0.951431</text:p>
          </table:table-cell>
          <table:table-cell office:value-type="float" office:value="0.0000834424">
            <text:p>8.34424E-005</text:p>
          </table:table-cell>
          <table:table-cell office:value-type="float" office:value="0.701485">
            <text:p>0.70148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62208">
            <text:p>0.962208</text:p>
          </table:table-cell>
          <table:table-cell office:value-type="float" office:value="0.0000811723">
            <text:p>8.11723E-005</text:p>
          </table:table-cell>
          <table:table-cell office:value-type="float" office:value="0.74907">
            <text:p>0.74907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72985">
            <text:p>0.972985</text:p>
          </table:table-cell>
          <table:table-cell office:value-type="float" office:value="0.0000779174">
            <text:p>7.79174E-005</text:p>
          </table:table-cell>
          <table:table-cell office:value-type="float" office:value="0.822135">
            <text:p>0.82213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83763">
            <text:p>0.983763</text:p>
          </table:table-cell>
          <table:table-cell office:value-type="float" office:value="0.0000730859">
            <text:p>7.30859E-005</text:p>
          </table:table-cell>
          <table:table-cell office:value-type="float" office:value="0.94259">
            <text:p>0.94259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9454">
            <text:p>0.99454</text:p>
          </table:table-cell>
          <table:table-cell office:value-type="float" office:value="0.0000655323">
            <text:p>6.55323E-005</text:p>
          </table:table-cell>
          <table:table-cell office:value-type="float" office:value="1.1665">
            <text:p>1.1665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0532">
            <text:p>1.00532</text:p>
          </table:table-cell>
          <table:table-cell office:value-type="float" office:value="0.0000527089">
            <text:p>5.27089E-005</text:p>
          </table:table-cell>
          <table:table-cell office:value-type="float" office:value="1.69359">
            <text:p>1.69359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1609">
            <text:p>1.01609</text:p>
          </table:table-cell>
          <table:table-cell office:value-type="float" office:value="0.0000275643">
            <text:p>2.75643E-005</text:p>
          </table:table-cell>
          <table:table-cell office:value-type="float" office:value="4.15072">
            <text:p>4.1507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2687">
            <text:p>1.02687</text:p>
          </table:table-cell>
          <table:table-cell office:value-type="float" office:value="-0.0000393519">
            <text:p>-3.93519E-005</text:p>
          </table:table-cell>
          <table:table-cell office:value-type="float" office:value="-4.60786">
            <text:p>-4.60786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3765">
            <text:p>1.03765</text:p>
          </table:table-cell>
          <table:table-cell office:value-type="float" office:value="-0.000633775">
            <text:p>-0.000633775</text:p>
          </table:table-cell>
          <table:table-cell office:value-type="float" office:value="-1.22402">
            <text:p>-1.22402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4843">
            <text:p>1.04843</text:p>
          </table:table-cell>
          <table:table-cell office:value-type="float" office:value="0.000377422">
            <text:p>0.000377422</text:p>
          </table:table-cell>
          <table:table-cell office:value-type="float" office:value="-0.623827">
            <text:p>-0.623827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592">
            <text:p>1.0592</text:p>
          </table:table-cell>
          <table:table-cell office:value-type="float" office:value="0.000228928">
            <text:p>0.000228928</text:p>
          </table:table-cell>
          <table:table-cell office:value-type="float" office:value="-0.379824">
            <text:p>-0.379824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6998">
            <text:p>1.06998</text:p>
          </table:table-cell>
          <table:table-cell office:value-type="float" office:value="0.000189588">
            <text:p>0.000189588</text:p>
          </table:table-cell>
          <table:table-cell office:value-type="float" office:value="-0.251133">
            <text:p>-0.251133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8076">
            <text:p>1.08076</text:p>
          </table:table-cell>
          <table:table-cell office:value-type="float" office:value="0.000171869">
            <text:p>0.000171869</text:p>
          </table:table-cell>
          <table:table-cell office:value-type="float" office:value="-0.173928">
            <text:p>-0.17392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9154">
            <text:p>1.09154</text:p>
          </table:table-cell>
          <table:table-cell office:value-type="float" office:value="0.000162071">
            <text:p>0.000162071</text:p>
          </table:table-cell>
          <table:table-cell office:value-type="float" office:value="-0.123989">
            <text:p>-0.123989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0231">
            <text:p>1.10231</text:p>
          </table:table-cell>
          <table:table-cell office:value-type="float" office:value="0.000156034">
            <text:p>0.000156034</text:p>
          </table:table-cell>
          <table:table-cell office:value-type="float" office:value="-0.0900971">
            <text:p>-0.0900971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1309">
            <text:p>1.11309</text:p>
          </table:table-cell>
          <table:table-cell office:value-type="float" office:value="0.000152064">
            <text:p>0.000152064</text:p>
          </table:table-cell>
          <table:table-cell office:value-type="float" office:value="-0.0663398">
            <text:p>-0.0663398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2387">
            <text:p>1.12387</text:p>
          </table:table-cell>
          <table:table-cell office:value-type="float" office:value="0.000149339">
            <text:p>0.000149339</text:p>
          </table:table-cell>
          <table:table-cell office:value-type="float" office:value="-0.0493063">
            <text:p>-0.0493063</text:p>
          </table:table-cell>
          <table:table-cell office:value-type="float" office:value="0.000311311">
            <text:p>0.00031131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445656">
            <text:p>0.0445656</text:p>
          </table:table-cell>
          <table:table-cell office:value-type="float" office:value="0.0000000128853">
            <text:p>1.28853E-008</text:p>
          </table:table-cell>
          <table:table-cell office:value-type="float" office:value="11029.1">
            <text:p>11029.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553743">
            <text:p>0.0553743</text:p>
          </table:table-cell>
          <table:table-cell office:value-type="float" office:value="0.0000000169952">
            <text:p>0.000000017</text:p>
          </table:table-cell>
          <table:table-cell office:value-type="float" office:value="8361.76">
            <text:p>8361.76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66183">
            <text:p>0.066183</text:p>
          </table:table-cell>
          <table:table-cell office:value-type="float" office:value="0.0000000224155">
            <text:p>2.24155E-008</text:p>
          </table:table-cell>
          <table:table-cell office:value-type="float" office:value="6339.54">
            <text:p>6339.54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769917">
            <text:p>0.0769917</text:p>
          </table:table-cell>
          <table:table-cell office:value-type="float" office:value="0.000000029564">
            <text:p>2.9564E-008</text:p>
          </table:table-cell>
          <table:table-cell office:value-type="float" office:value="4806.42">
            <text:p>4806.4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878003">
            <text:p>0.0878003</text:p>
          </table:table-cell>
          <table:table-cell office:value-type="float" office:value="0.0000000389912">
            <text:p>0.000000039</text:p>
          </table:table-cell>
          <table:table-cell office:value-type="float" office:value="3644.09">
            <text:p>3644.0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98609">
            <text:p>0.098609</text:p>
          </table:table-cell>
          <table:table-cell office:value-type="float" office:value="0.0000000514226">
            <text:p>5.14226E-008</text:p>
          </table:table-cell>
          <table:table-cell office:value-type="float" office:value="2762.89">
            <text:p>2762.8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09418">
            <text:p>0.109418</text:p>
          </table:table-cell>
          <table:table-cell office:value-type="float" office:value="0.0000000678144">
            <text:p>6.78144E-008</text:p>
          </table:table-cell>
          <table:table-cell office:value-type="float" office:value="2094.82">
            <text:p>2094.8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20226">
            <text:p>0.120226</text:p>
          </table:table-cell>
          <table:table-cell office:value-type="float" office:value="0.0000000894258">
            <text:p>8.94258E-008</text:p>
          </table:table-cell>
          <table:table-cell office:value-type="float" office:value="1588.32">
            <text:p>1588.3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31035">
            <text:p>0.131035</text:p>
          </table:table-cell>
          <table:table-cell office:value-type="float" office:value="0.000000117915">
            <text:p>1.17915E-007</text:p>
          </table:table-cell>
          <table:table-cell office:value-type="float" office:value="1204.33">
            <text:p>1204.33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41844">
            <text:p>0.141844</text:p>
          </table:table-cell>
          <table:table-cell office:value-type="float" office:value="0.000000155464">
            <text:p>1.55464E-007</text:p>
          </table:table-cell>
          <table:table-cell office:value-type="float" office:value="913.21">
            <text:p>913.2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52652">
            <text:p>0.152652</text:p>
          </table:table-cell>
          <table:table-cell office:value-type="float" office:value="0.000000204941">
            <text:p>2.04941E-007</text:p>
          </table:table-cell>
          <table:table-cell office:value-type="float" office:value="692.5">
            <text:p>692.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63461">
            <text:p>0.163461</text:p>
          </table:table-cell>
          <table:table-cell office:value-type="float" office:value="0.000000270115">
            <text:p>2.70115E-007</text:p>
          </table:table-cell>
          <table:table-cell office:value-type="float" office:value="525.171">
            <text:p>525.17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7427">
            <text:p>0.17427</text:p>
          </table:table-cell>
          <table:table-cell office:value-type="float" office:value="0.000000355928">
            <text:p>3.55928E-007</text:p>
          </table:table-cell>
          <table:table-cell office:value-type="float" office:value="398.313">
            <text:p>398.313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85079">
            <text:p>0.185079</text:p>
          </table:table-cell>
          <table:table-cell office:value-type="float" office:value="0.000000468854">
            <text:p>4.68854E-007</text:p>
          </table:table-cell>
          <table:table-cell office:value-type="float" office:value="302.136">
            <text:p>302.136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95887">
            <text:p>0.195887</text:p>
          </table:table-cell>
          <table:table-cell office:value-type="float" office:value="0.000000617349">
            <text:p>6.17349E-007</text:p>
          </table:table-cell>
          <table:table-cell office:value-type="float" office:value="229.221">
            <text:p>229.22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06696">
            <text:p>0.206696</text:p>
          </table:table-cell>
          <table:table-cell office:value-type="float" office:value="0.000000812426">
            <text:p>8.12426E-007</text:p>
          </table:table-cell>
          <table:table-cell office:value-type="float" office:value="173.941">
            <text:p>173.94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17505">
            <text:p>0.217505</text:p>
          </table:table-cell>
          <table:table-cell office:value-type="float" office:value="0.00000106837">
            <text:p>1.06837E-006</text:p>
          </table:table-cell>
          <table:table-cell office:value-type="float" office:value="132.031">
            <text:p>132.03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28313">
            <text:p>0.228313</text:p>
          </table:table-cell>
          <table:table-cell office:value-type="float" office:value="0.00000140362">
            <text:p>1.40362E-006</text:p>
          </table:table-cell>
          <table:table-cell office:value-type="float" office:value="100.257">
            <text:p>100.257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39122">
            <text:p>0.239122</text:p>
          </table:table-cell>
          <table:table-cell office:value-type="float" office:value="0.00000184177">
            <text:p>1.84177E-006</text:p>
          </table:table-cell>
          <table:table-cell office:value-type="float" office:value="76.1685">
            <text:p>76.168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49931">
            <text:p>0.249931</text:p>
          </table:table-cell>
          <table:table-cell office:value-type="float" office:value="0.00000241278">
            <text:p>2.41278E-006</text:p>
          </table:table-cell>
          <table:table-cell office:value-type="float" office:value="57.9058">
            <text:p>57.9058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60739">
            <text:p>0.260739</text:p>
          </table:table-cell>
          <table:table-cell office:value-type="float" office:value="0.00000315416">
            <text:p>3.15416E-006</text:p>
          </table:table-cell>
          <table:table-cell office:value-type="float" office:value="44.0601">
            <text:p>44.060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71548">
            <text:p>0.271548</text:p>
          </table:table-cell>
          <table:table-cell office:value-type="float" office:value="0.00000411208">
            <text:p>4.11208E-006</text:p>
          </table:table-cell>
          <table:table-cell office:value-type="float" office:value="33.5631">
            <text:p>33.563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82357">
            <text:p>0.282357</text:p>
          </table:table-cell>
          <table:table-cell office:value-type="float" office:value="0.0000053421">
            <text:p>5.3421E-006</text:p>
          </table:table-cell>
          <table:table-cell office:value-type="float" office:value="25.605">
            <text:p>25.60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93165">
            <text:p>0.293165</text:p>
          </table:table-cell>
          <table:table-cell office:value-type="float" office:value="0.00000690888">
            <text:p>6.90888E-006</text:p>
          </table:table-cell>
          <table:table-cell office:value-type="float" office:value="19.5716">
            <text:p>19.5716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03974">
            <text:p>0.303974</text:p>
          </table:table-cell>
          <table:table-cell office:value-type="float" office:value="0.00000888433">
            <text:p>8.88433E-006</text:p>
          </table:table-cell>
          <table:table-cell office:value-type="float" office:value="14.9974">
            <text:p>14.9974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14783">
            <text:p>0.314783</text:p>
          </table:table-cell>
          <table:table-cell office:value-type="float" office:value="0.0000113433">
            <text:p>1.13433E-005</text:p>
          </table:table-cell>
          <table:table-cell office:value-type="float" office:value="11.5296">
            <text:p>11.5296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25591">
            <text:p>0.325591</text:p>
          </table:table-cell>
          <table:table-cell office:value-type="float" office:value="0.0000143555">
            <text:p>1.43555E-005</text:p>
          </table:table-cell>
          <table:table-cell office:value-type="float" office:value="8.90047">
            <text:p>8.90047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364">
            <text:p>0.3364</text:p>
          </table:table-cell>
          <table:table-cell office:value-type="float" office:value="0.0000179742">
            <text:p>1.79742E-005</text:p>
          </table:table-cell>
          <table:table-cell office:value-type="float" office:value="6.90724">
            <text:p>6.90724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47209">
            <text:p>0.347209</text:p>
          </table:table-cell>
          <table:table-cell office:value-type="float" office:value="0.0000222209">
            <text:p>2.22209E-005</text:p>
          </table:table-cell>
          <table:table-cell office:value-type="float" office:value="5.39609">
            <text:p>5.3960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58018">
            <text:p>0.358018</text:p>
          </table:table-cell>
          <table:table-cell office:value-type="float" office:value="0.0000270696">
            <text:p>2.70696E-005</text:p>
          </table:table-cell>
          <table:table-cell office:value-type="float" office:value="4.25042">
            <text:p>4.2504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68826">
            <text:p>0.368826</text:p>
          </table:table-cell>
          <table:table-cell office:value-type="float" office:value="0.0000324353">
            <text:p>3.24353E-005</text:p>
          </table:table-cell>
          <table:table-cell office:value-type="float" office:value="3.38185">
            <text:p>3.3818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79635">
            <text:p>0.379635</text:p>
          </table:table-cell>
          <table:table-cell office:value-type="float" office:value="0.0000381717">
            <text:p>3.81717E-005</text:p>
          </table:table-cell>
          <table:table-cell office:value-type="float" office:value="2.72335">
            <text:p>2.7233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90444">
            <text:p>0.390444</text:p>
          </table:table-cell>
          <table:table-cell office:value-type="float" office:value="0.0000440824">
            <text:p>4.40824E-005</text:p>
          </table:table-cell>
          <table:table-cell office:value-type="float" office:value="2.22411">
            <text:p>2.2241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01252">
            <text:p>0.401252</text:p>
          </table:table-cell>
          <table:table-cell office:value-type="float" office:value="0.0000499456">
            <text:p>4.99456E-005</text:p>
          </table:table-cell>
          <table:table-cell office:value-type="float" office:value="1.84562">
            <text:p>1.8456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12061">
            <text:p>0.412061</text:p>
          </table:table-cell>
          <table:table-cell office:value-type="float" office:value="0.0000555469">
            <text:p>5.55469E-005</text:p>
          </table:table-cell>
          <table:table-cell office:value-type="float" office:value="1.55868">
            <text:p>1.55868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2287">
            <text:p>0.42287</text:p>
          </table:table-cell>
          <table:table-cell office:value-type="float" office:value="0.0000607085">
            <text:p>6.07085E-005</text:p>
          </table:table-cell>
          <table:table-cell office:value-type="float" office:value="1.34113">
            <text:p>1.34113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33678">
            <text:p>0.433678</text:p>
          </table:table-cell>
          <table:table-cell office:value-type="float" office:value="0.0000653095">
            <text:p>6.53095E-005</text:p>
          </table:table-cell>
          <table:table-cell office:value-type="float" office:value="1.1762">
            <text:p>1.176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44487">
            <text:p>0.444487</text:p>
          </table:table-cell>
          <table:table-cell office:value-type="float" office:value="0.0000692909">
            <text:p>6.92909E-005</text:p>
          </table:table-cell>
          <table:table-cell office:value-type="float" office:value="1.05116">
            <text:p>1.05116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55296">
            <text:p>0.455296</text:p>
          </table:table-cell>
          <table:table-cell office:value-type="float" office:value="0.0000726484">
            <text:p>7.26484E-005</text:p>
          </table:table-cell>
          <table:table-cell office:value-type="float" office:value="0.956361">
            <text:p>0.95636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66104">
            <text:p>0.466104</text:p>
          </table:table-cell>
          <table:table-cell office:value-type="float" office:value="0.0000754191">
            <text:p>7.54191E-005</text:p>
          </table:table-cell>
          <table:table-cell office:value-type="float" office:value="0.88449">
            <text:p>0.8844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76913">
            <text:p>0.476913</text:p>
          </table:table-cell>
          <table:table-cell office:value-type="float" office:value="0.0000776647">
            <text:p>7.76647E-005</text:p>
          </table:table-cell>
          <table:table-cell office:value-type="float" office:value="0.830003">
            <text:p>0.830003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87722">
            <text:p>0.487722</text:p>
          </table:table-cell>
          <table:table-cell office:value-type="float" office:value="0.0000794583">
            <text:p>7.94583E-005</text:p>
          </table:table-cell>
          <table:table-cell office:value-type="float" office:value="0.788694">
            <text:p>0.788694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9853">
            <text:p>0.49853</text:p>
          </table:table-cell>
          <table:table-cell office:value-type="float" office:value="0.0000808743">
            <text:p>8.08743E-005</text:p>
          </table:table-cell>
          <table:table-cell office:value-type="float" office:value="0.757376">
            <text:p>0.757376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09339">
            <text:p>0.509339</text:p>
          </table:table-cell>
          <table:table-cell office:value-type="float" office:value="0.0000819819">
            <text:p>8.19819E-005</text:p>
          </table:table-cell>
          <table:table-cell office:value-type="float" office:value="0.733632">
            <text:p>0.73363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20148">
            <text:p>0.520148</text:p>
          </table:table-cell>
          <table:table-cell office:value-type="float" office:value="0.0000828421">
            <text:p>8.28421E-005</text:p>
          </table:table-cell>
          <table:table-cell office:value-type="float" office:value="0.715632">
            <text:p>0.71563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30957">
            <text:p>0.530957</text:p>
          </table:table-cell>
          <table:table-cell office:value-type="float" office:value="0.0000835064">
            <text:p>8.35064E-005</text:p>
          </table:table-cell>
          <table:table-cell office:value-type="float" office:value="0.701985">
            <text:p>0.70198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41765">
            <text:p>0.541765</text:p>
          </table:table-cell>
          <table:table-cell office:value-type="float" office:value="0.0000840171">
            <text:p>8.40171E-005</text:p>
          </table:table-cell>
          <table:table-cell office:value-type="float" office:value="0.691639">
            <text:p>0.69163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52574">
            <text:p>0.552574</text:p>
          </table:table-cell>
          <table:table-cell office:value-type="float" office:value="0.0000844084">
            <text:p>8.44084E-005</text:p>
          </table:table-cell>
          <table:table-cell office:value-type="float" office:value="0.683796">
            <text:p>0.683796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63383">
            <text:p>0.563383</text:p>
          </table:table-cell>
          <table:table-cell office:value-type="float" office:value="0.0000847075">
            <text:p>8.47075E-005</text:p>
          </table:table-cell>
          <table:table-cell office:value-type="float" office:value="0.67785">
            <text:p>0.6778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74191">
            <text:p>0.574191</text:p>
          </table:table-cell>
          <table:table-cell office:value-type="float" office:value="0.0000849357">
            <text:p>8.49357E-005</text:p>
          </table:table-cell>
          <table:table-cell office:value-type="float" office:value="0.673343">
            <text:p>0.673343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85">
            <text:p>0.585</text:p>
          </table:table-cell>
          <table:table-cell office:value-type="float" office:value="0.0000851094">
            <text:p>8.51094E-005</text:p>
          </table:table-cell>
          <table:table-cell office:value-type="float" office:value="0.669927">
            <text:p>0.669927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95809">
            <text:p>0.595809</text:p>
          </table:table-cell>
          <table:table-cell office:value-type="float" office:value="0.0000852416">
            <text:p>8.52416E-005</text:p>
          </table:table-cell>
          <table:table-cell office:value-type="float" office:value="0.667338">
            <text:p>0.667338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06617">
            <text:p>0.606617</text:p>
          </table:table-cell>
          <table:table-cell office:value-type="float" office:value="0.000085342">
            <text:p>0.000085342</text:p>
          </table:table-cell>
          <table:table-cell office:value-type="float" office:value="0.665377">
            <text:p>0.665377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17426">
            <text:p>0.617426</text:p>
          </table:table-cell>
          <table:table-cell office:value-type="float" office:value="0.0000854181">
            <text:p>8.54181E-005</text:p>
          </table:table-cell>
          <table:table-cell office:value-type="float" office:value="0.663892">
            <text:p>0.66389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28235">
            <text:p>0.628235</text:p>
          </table:table-cell>
          <table:table-cell office:value-type="float" office:value="0.0000854758">
            <text:p>8.54758E-005</text:p>
          </table:table-cell>
          <table:table-cell office:value-type="float" office:value="0.662769">
            <text:p>0.66276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39043">
            <text:p>0.639043</text:p>
          </table:table-cell>
          <table:table-cell office:value-type="float" office:value="0.0000855195">
            <text:p>8.55195E-005</text:p>
          </table:table-cell>
          <table:table-cell office:value-type="float" office:value="0.661921">
            <text:p>0.66192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49852">
            <text:p>0.649852</text:p>
          </table:table-cell>
          <table:table-cell office:value-type="float" office:value="0.0000855523">
            <text:p>8.55523E-005</text:p>
          </table:table-cell>
          <table:table-cell office:value-type="float" office:value="0.661282">
            <text:p>0.66128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60661">
            <text:p>0.660661</text:p>
          </table:table-cell>
          <table:table-cell office:value-type="float" office:value="0.0000855769">
            <text:p>8.55769E-005</text:p>
          </table:table-cell>
          <table:table-cell office:value-type="float" office:value="0.660804">
            <text:p>0.660804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7147">
            <text:p>0.67147</text:p>
          </table:table-cell>
          <table:table-cell office:value-type="float" office:value="0.0000855952">
            <text:p>8.55952E-005</text:p>
          </table:table-cell>
          <table:table-cell office:value-type="float" office:value="0.66045">
            <text:p>0.6604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82278">
            <text:p>0.682278</text:p>
          </table:table-cell>
          <table:table-cell office:value-type="float" office:value="0.0000856086">
            <text:p>8.56086E-005</text:p>
          </table:table-cell>
          <table:table-cell office:value-type="float" office:value="0.660191">
            <text:p>0.66019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93087">
            <text:p>0.693087</text:p>
          </table:table-cell>
          <table:table-cell office:value-type="float" office:value="0.000085618">
            <text:p>0.000085618</text:p>
          </table:table-cell>
          <table:table-cell office:value-type="float" office:value="0.660009">
            <text:p>0.66000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03896">
            <text:p>0.703896</text:p>
          </table:table-cell>
          <table:table-cell office:value-type="float" office:value="0.0000856242">
            <text:p>8.56242E-005</text:p>
          </table:table-cell>
          <table:table-cell office:value-type="float" office:value="0.659888">
            <text:p>0.659888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14704">
            <text:p>0.714704</text:p>
          </table:table-cell>
          <table:table-cell office:value-type="float" office:value="0.0000856277">
            <text:p>8.56277E-005</text:p>
          </table:table-cell>
          <table:table-cell office:value-type="float" office:value="0.659821">
            <text:p>0.65982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25513">
            <text:p>0.725513</text:p>
          </table:table-cell>
          <table:table-cell office:value-type="float" office:value="0.0000856287">
            <text:p>8.56287E-005</text:p>
          </table:table-cell>
          <table:table-cell office:value-type="float" office:value="0.659801">
            <text:p>0.65980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36322">
            <text:p>0.736322</text:p>
          </table:table-cell>
          <table:table-cell office:value-type="float" office:value="0.0000856273">
            <text:p>8.56273E-005</text:p>
          </table:table-cell>
          <table:table-cell office:value-type="float" office:value="0.659827">
            <text:p>0.659827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4713">
            <text:p>0.74713</text:p>
          </table:table-cell>
          <table:table-cell office:value-type="float" office:value="0.0000856235">
            <text:p>8.56235E-005</text:p>
          </table:table-cell>
          <table:table-cell office:value-type="float" office:value="0.659901">
            <text:p>0.65990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57939">
            <text:p>0.757939</text:p>
          </table:table-cell>
          <table:table-cell office:value-type="float" office:value="0.0000856169">
            <text:p>8.56169E-005</text:p>
          </table:table-cell>
          <table:table-cell office:value-type="float" office:value="0.660029">
            <text:p>0.66002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68748">
            <text:p>0.768748</text:p>
          </table:table-cell>
          <table:table-cell office:value-type="float" office:value="0.000085607">
            <text:p>0.000085607</text:p>
          </table:table-cell>
          <table:table-cell office:value-type="float" office:value="0.660221">
            <text:p>0.66022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79556">
            <text:p>0.779556</text:p>
          </table:table-cell>
          <table:table-cell office:value-type="float" office:value="0.000085593">
            <text:p>0.000085593</text:p>
          </table:table-cell>
          <table:table-cell office:value-type="float" office:value="0.660492">
            <text:p>0.66049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90365">
            <text:p>0.790365</text:p>
          </table:table-cell>
          <table:table-cell office:value-type="float" office:value="0.0000855739">
            <text:p>8.55739E-005</text:p>
          </table:table-cell>
          <table:table-cell office:value-type="float" office:value="0.660863">
            <text:p>0.660863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01174">
            <text:p>0.801174</text:p>
          </table:table-cell>
          <table:table-cell office:value-type="float" office:value="0.0000855482">
            <text:p>8.55482E-005</text:p>
          </table:table-cell>
          <table:table-cell office:value-type="float" office:value="0.661362">
            <text:p>0.66136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11982">
            <text:p>0.811982</text:p>
          </table:table-cell>
          <table:table-cell office:value-type="float" office:value="0.0000855138">
            <text:p>8.55138E-005</text:p>
          </table:table-cell>
          <table:table-cell office:value-type="float" office:value="0.66203">
            <text:p>0.66203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22791">
            <text:p>0.822791</text:p>
          </table:table-cell>
          <table:table-cell office:value-type="float" office:value="0.0000854681">
            <text:p>8.54681E-005</text:p>
          </table:table-cell>
          <table:table-cell office:value-type="float" office:value="0.662919">
            <text:p>0.66291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336">
            <text:p>0.8336</text:p>
          </table:table-cell>
          <table:table-cell office:value-type="float" office:value="0.0000854075">
            <text:p>8.54075E-005</text:p>
          </table:table-cell>
          <table:table-cell office:value-type="float" office:value="0.664099">
            <text:p>0.66409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44409">
            <text:p>0.844409</text:p>
          </table:table-cell>
          <table:table-cell office:value-type="float" office:value="0.0000853272">
            <text:p>8.53272E-005</text:p>
          </table:table-cell>
          <table:table-cell office:value-type="float" office:value="0.665665">
            <text:p>0.66566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55217">
            <text:p>0.855217</text:p>
          </table:table-cell>
          <table:table-cell office:value-type="float" office:value="0.0000852208">
            <text:p>8.52208E-005</text:p>
          </table:table-cell>
          <table:table-cell office:value-type="float" office:value="0.667745">
            <text:p>0.66774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66026">
            <text:p>0.866026</text:p>
          </table:table-cell>
          <table:table-cell office:value-type="float" office:value="0.0000850797">
            <text:p>8.50797E-005</text:p>
          </table:table-cell>
          <table:table-cell office:value-type="float" office:value="0.670511">
            <text:p>0.67051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76835">
            <text:p>0.876835</text:p>
          </table:table-cell>
          <table:table-cell office:value-type="float" office:value="0.0000848925">
            <text:p>8.48925E-005</text:p>
          </table:table-cell>
          <table:table-cell office:value-type="float" office:value="0.674195">
            <text:p>0.67419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87643">
            <text:p>0.887643</text:p>
          </table:table-cell>
          <table:table-cell office:value-type="float" office:value="0.0000846436">
            <text:p>8.46436E-005</text:p>
          </table:table-cell>
          <table:table-cell office:value-type="float" office:value="0.679118">
            <text:p>0.679118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98452">
            <text:p>0.898452</text:p>
          </table:table-cell>
          <table:table-cell office:value-type="float" office:value="0.0000843119">
            <text:p>8.43119E-005</text:p>
          </table:table-cell>
          <table:table-cell office:value-type="float" office:value="0.685724">
            <text:p>0.685724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09261">
            <text:p>0.909261</text:p>
          </table:table-cell>
          <table:table-cell office:value-type="float" office:value="0.0000838684">
            <text:p>8.38684E-005</text:p>
          </table:table-cell>
          <table:table-cell office:value-type="float" office:value="0.694637">
            <text:p>0.694637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20069">
            <text:p>0.920069</text:p>
          </table:table-cell>
          <table:table-cell office:value-type="float" office:value="0.000083273">
            <text:p>0.000083273</text:p>
          </table:table-cell>
          <table:table-cell office:value-type="float" office:value="0.706755">
            <text:p>0.70675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30878">
            <text:p>0.930878</text:p>
          </table:table-cell>
          <table:table-cell office:value-type="float" office:value="0.0000824687">
            <text:p>8.24687E-005</text:p>
          </table:table-cell>
          <table:table-cell office:value-type="float" office:value="0.723401">
            <text:p>0.723401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41687">
            <text:p>0.941687</text:p>
          </table:table-cell>
          <table:table-cell office:value-type="float" office:value="0.0000813735">
            <text:p>8.13735E-005</text:p>
          </table:table-cell>
          <table:table-cell office:value-type="float" office:value="0.746595">
            <text:p>0.74659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52495">
            <text:p>0.952495</text:p>
          </table:table-cell>
          <table:table-cell office:value-type="float" office:value="0.000079866">
            <text:p>0.000079866</text:p>
          </table:table-cell>
          <table:table-cell office:value-type="float" office:value="0.779563">
            <text:p>0.779563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63304">
            <text:p>0.963304</text:p>
          </table:table-cell>
          <table:table-cell office:value-type="float" office:value="0.0000777592">
            <text:p>7.77592E-005</text:p>
          </table:table-cell>
          <table:table-cell office:value-type="float" office:value="0.827779">
            <text:p>0.82777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74113">
            <text:p>0.974113</text:p>
          </table:table-cell>
          <table:table-cell office:value-type="float" office:value="0.000074752">
            <text:p>0.000074752</text:p>
          </table:table-cell>
          <table:table-cell office:value-type="float" office:value="0.901307">
            <text:p>0.901307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84921">
            <text:p>0.984921</text:p>
          </table:table-cell>
          <table:table-cell office:value-type="float" office:value="0.0000703276">
            <text:p>7.03276E-005</text:p>
          </table:table-cell>
          <table:table-cell office:value-type="float" office:value="1.02092">
            <text:p>1.0209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9573">
            <text:p>0.99573</text:p>
          </table:table-cell>
          <table:table-cell office:value-type="float" office:value="0.0000635186">
            <text:p>6.35186E-005</text:p>
          </table:table-cell>
          <table:table-cell office:value-type="float" office:value="1.23756">
            <text:p>1.23756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0654">
            <text:p>1.00654</text:p>
          </table:table-cell>
          <table:table-cell office:value-type="float" office:value="0.0000522798">
            <text:p>5.22798E-005</text:p>
          </table:table-cell>
          <table:table-cell office:value-type="float" office:value="1.71857">
            <text:p>1.71857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1735">
            <text:p>1.01735</text:p>
          </table:table-cell>
          <table:table-cell office:value-type="float" office:value="0.0000313984">
            <text:p>3.13984E-005</text:p>
          </table:table-cell>
          <table:table-cell office:value-type="float" office:value="3.52655">
            <text:p>3.52655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2816">
            <text:p>1.02816</text:p>
          </table:table-cell>
          <table:table-cell office:value-type="float" office:value="0.000000105275">
            <text:p>1.05275E-007</text:p>
          </table:table-cell>
          <table:table-cell office:value-type="float" office:value="1299.26">
            <text:p>1299.26</text:p>
          </table:table-cell>
          <table:table-cell office:value-type="float" office:value="0.000318954">
            <text:p>0.00031895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3896">
            <text:p>1.03896</text:p>
          </table:table-cell>
          <table:table-cell office:value-type="float" office:value="-0.000240892">
            <text:p>-0.000240892</text:p>
          </table:table-cell>
          <table:table-cell office:value-type="float" office:value="-1.59">
            <text:p>-1.5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4977">
            <text:p>1.04977</text:p>
          </table:table-cell>
          <table:table-cell office:value-type="float" office:value="0.000595459">
            <text:p>0.000595459</text:p>
          </table:table-cell>
          <table:table-cell office:value-type="float" office:value="-0.761316">
            <text:p>-0.761316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6058">
            <text:p>1.06058</text:p>
          </table:table-cell>
          <table:table-cell office:value-type="float" office:value="0.000258959">
            <text:p>0.000258959</text:p>
          </table:table-cell>
          <table:table-cell office:value-type="float" office:value="-0.451163">
            <text:p>-0.451163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7139">
            <text:p>1.07139</text:p>
          </table:table-cell>
          <table:table-cell office:value-type="float" office:value="0.00020116">
            <text:p>0.00020116</text:p>
          </table:table-cell>
          <table:table-cell office:value-type="float" office:value="-0.293467">
            <text:p>-0.293467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822">
            <text:p>1.0822</text:p>
          </table:table-cell>
          <table:table-cell office:value-type="float" office:value="0.00017785">
            <text:p>0.00017785</text:p>
          </table:table-cell>
          <table:table-cell office:value-type="float" office:value="-0.200862">
            <text:p>-0.200862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9301">
            <text:p>1.09301</text:p>
          </table:table-cell>
          <table:table-cell office:value-type="float" office:value="0.000165616">
            <text:p>0.000165616</text:p>
          </table:table-cell>
          <table:table-cell office:value-type="float" office:value="-0.141829">
            <text:p>-0.14182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0382">
            <text:p>1.10382</text:p>
          </table:table-cell>
          <table:table-cell office:value-type="float" office:value="0.000158307">
            <text:p>0.000158307</text:p>
          </table:table-cell>
          <table:table-cell office:value-type="float" office:value="-0.102208">
            <text:p>-0.102208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1463">
            <text:p>1.11463</text:p>
          </table:table-cell>
          <table:table-cell office:value-type="float" office:value="0.000153598">
            <text:p>0.000153598</text:p>
          </table:table-cell>
          <table:table-cell office:value-type="float" office:value="-0.0746869">
            <text:p>-0.074686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2543">
            <text:p>1.12543</text:p>
          </table:table-cell>
          <table:table-cell office:value-type="float" office:value="0.000150416">
            <text:p>0.000150416</text:p>
          </table:table-cell>
          <table:table-cell office:value-type="float" office:value="-0.0551129">
            <text:p>-0.0551129</text:p>
          </table:table-cell>
          <table:table-cell office:value-type="float" office:value="0.000306456">
            <text:p>0.00030645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430147">
            <text:p>0.0430147</text:p>
          </table:table-cell>
          <table:table-cell office:value-type="float" office:value="0.0000000130301">
            <text:p>0.000000013</text:p>
          </table:table-cell>
          <table:table-cell office:value-type="float" office:value="10904.5">
            <text:p>10904.5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538544">
            <text:p>0.0538544</text:p>
          </table:table-cell>
          <table:table-cell office:value-type="float" office:value="0.0000000173078">
            <text:p>1.73078E-008</text:p>
          </table:table-cell>
          <table:table-cell office:value-type="float" office:value="8209.13">
            <text:p>8209.1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646941">
            <text:p>0.0646941</text:p>
          </table:table-cell>
          <table:table-cell office:value-type="float" office:value="0.0000000229896">
            <text:p>0.000000023</text:p>
          </table:table-cell>
          <table:table-cell office:value-type="float" office:value="6180.04">
            <text:p>6180.04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755338">
            <text:p>0.0755338</text:p>
          </table:table-cell>
          <table:table-cell office:value-type="float" office:value="0.0000000305358">
            <text:p>3.05358E-008</text:p>
          </table:table-cell>
          <table:table-cell office:value-type="float" office:value="4652.53">
            <text:p>4652.5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863735">
            <text:p>0.0863735</text:p>
          </table:table-cell>
          <table:table-cell office:value-type="float" office:value="0.0000000405579">
            <text:p>4.05579E-008</text:p>
          </table:table-cell>
          <table:table-cell office:value-type="float" office:value="3502.62">
            <text:p>3502.6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972133">
            <text:p>0.0972133</text:p>
          </table:table-cell>
          <table:table-cell office:value-type="float" office:value="0.0000000538672">
            <text:p>5.38672E-008</text:p>
          </table:table-cell>
          <table:table-cell office:value-type="float" office:value="2636.96">
            <text:p>2636.9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08053">
            <text:p>0.108053</text:p>
          </table:table-cell>
          <table:table-cell office:value-type="float" office:value="0.0000000715402">
            <text:p>7.15402E-008</text:p>
          </table:table-cell>
          <table:table-cell office:value-type="float" office:value="1985.29">
            <text:p>1985.29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18893">
            <text:p>0.118893</text:p>
          </table:table-cell>
          <table:table-cell office:value-type="float" office:value="0.0000000950048">
            <text:p>0.000000095</text:p>
          </table:table-cell>
          <table:table-cell office:value-type="float" office:value="1494.71">
            <text:p>1494.7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29732">
            <text:p>0.129732</text:p>
          </table:table-cell>
          <table:table-cell office:value-type="float" office:value="0.000000126154">
            <text:p>1.26154E-007</text:p>
          </table:table-cell>
          <table:table-cell office:value-type="float" office:value="1125.4">
            <text:p>1125.4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40572">
            <text:p>0.140572</text:p>
          </table:table-cell>
          <table:table-cell office:value-type="float" office:value="0.000000167496">
            <text:p>1.67496E-007</text:p>
          </table:table-cell>
          <table:table-cell office:value-type="float" office:value="847.378">
            <text:p>847.37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51412">
            <text:p>0.151412</text:p>
          </table:table-cell>
          <table:table-cell office:value-type="float" office:value="0.000000222349">
            <text:p>2.22349E-007</text:p>
          </table:table-cell>
          <table:table-cell office:value-type="float" office:value="638.084">
            <text:p>638.084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62251">
            <text:p>0.162251</text:p>
          </table:table-cell>
          <table:table-cell office:value-type="float" office:value="0.000000295102">
            <text:p>2.95102E-007</text:p>
          </table:table-cell>
          <table:table-cell office:value-type="float" office:value="480.527">
            <text:p>480.527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73091">
            <text:p>0.173091</text:p>
          </table:table-cell>
          <table:table-cell office:value-type="float" office:value="0.000000391548">
            <text:p>3.91548E-007</text:p>
          </table:table-cell>
          <table:table-cell office:value-type="float" office:value="361.917">
            <text:p>361.917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83931">
            <text:p>0.183931</text:p>
          </table:table-cell>
          <table:table-cell office:value-type="float" office:value="0.000000519318">
            <text:p>5.19318E-007</text:p>
          </table:table-cell>
          <table:table-cell office:value-type="float" office:value="272.627">
            <text:p>272.627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94771">
            <text:p>0.194771</text:p>
          </table:table-cell>
          <table:table-cell office:value-type="float" office:value="0.000000688435">
            <text:p>6.88435E-007</text:p>
          </table:table-cell>
          <table:table-cell office:value-type="float" office:value="205.41">
            <text:p>205.4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0561">
            <text:p>0.20561</text:p>
          </table:table-cell>
          <table:table-cell office:value-type="float" office:value="0.000000912018">
            <text:p>0.000000912</text:p>
          </table:table-cell>
          <table:table-cell office:value-type="float" office:value="154.808">
            <text:p>154.80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1645">
            <text:p>0.21645</text:p>
          </table:table-cell>
          <table:table-cell office:value-type="float" office:value="0.00000120715">
            <text:p>1.20715E-006</text:p>
          </table:table-cell>
          <table:table-cell office:value-type="float" office:value="116.715">
            <text:p>116.715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2729">
            <text:p>0.22729</text:p>
          </table:table-cell>
          <table:table-cell office:value-type="float" office:value="0.00000159594">
            <text:p>1.59594E-006</text:p>
          </table:table-cell>
          <table:table-cell office:value-type="float" office:value="88.0379">
            <text:p>88.0379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38129">
            <text:p>0.238129</text:p>
          </table:table-cell>
          <table:table-cell office:value-type="float" office:value="0.00000210674">
            <text:p>2.10674E-006</text:p>
          </table:table-cell>
          <table:table-cell office:value-type="float" office:value="66.4499">
            <text:p>66.4499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48969">
            <text:p>0.248969</text:p>
          </table:table-cell>
          <table:table-cell office:value-type="float" office:value="0.00000277547">
            <text:p>2.77547E-006</text:p>
          </table:table-cell>
          <table:table-cell office:value-type="float" office:value="50.1984">
            <text:p>50.1984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59809">
            <text:p>0.259809</text:p>
          </table:table-cell>
          <table:table-cell office:value-type="float" office:value="0.00000364692">
            <text:p>3.64692E-006</text:p>
          </table:table-cell>
          <table:table-cell office:value-type="float" office:value="37.9642">
            <text:p>37.964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70649">
            <text:p>0.270649</text:p>
          </table:table-cell>
          <table:table-cell office:value-type="float" office:value="0.00000477576">
            <text:p>4.77576E-006</text:p>
          </table:table-cell>
          <table:table-cell office:value-type="float" office:value="28.7543">
            <text:p>28.754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81488">
            <text:p>0.281488</text:p>
          </table:table-cell>
          <table:table-cell office:value-type="float" office:value="0.0000062267">
            <text:p>6.2267E-006</text:p>
          </table:table-cell>
          <table:table-cell office:value-type="float" office:value="21.821">
            <text:p>21.82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92328">
            <text:p>0.292328</text:p>
          </table:table-cell>
          <table:table-cell office:value-type="float" office:value="0.0000080731">
            <text:p>8.0731E-006</text:p>
          </table:table-cell>
          <table:table-cell office:value-type="float" office:value="16.6016">
            <text:p>16.601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03168">
            <text:p>0.303168</text:p>
          </table:table-cell>
          <table:table-cell office:value-type="float" office:value="0.0000103932">
            <text:p>1.03932E-005</text:p>
          </table:table-cell>
          <table:table-cell office:value-type="float" office:value="12.6724">
            <text:p>12.6724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14007">
            <text:p>0.314007</text:p>
          </table:table-cell>
          <table:table-cell office:value-type="float" office:value="0.0000132623">
            <text:p>1.32623E-005</text:p>
          </table:table-cell>
          <table:table-cell office:value-type="float" office:value="9.71451">
            <text:p>9.7145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24847">
            <text:p>0.324847</text:p>
          </table:table-cell>
          <table:table-cell office:value-type="float" office:value="0.0000167416">
            <text:p>1.67416E-005</text:p>
          </table:table-cell>
          <table:table-cell office:value-type="float" office:value="7.48778">
            <text:p>7.4877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35687">
            <text:p>0.335687</text:p>
          </table:table-cell>
          <table:table-cell office:value-type="float" office:value="0.0000208617">
            <text:p>2.08617E-005</text:p>
          </table:table-cell>
          <table:table-cell office:value-type="float" office:value="5.8115">
            <text:p>5.8115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46526">
            <text:p>0.346526</text:p>
          </table:table-cell>
          <table:table-cell office:value-type="float" office:value="0.0000256054">
            <text:p>2.56054E-005</text:p>
          </table:table-cell>
          <table:table-cell office:value-type="float" office:value="4.54958">
            <text:p>4.5495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57366">
            <text:p>0.357366</text:p>
          </table:table-cell>
          <table:table-cell office:value-type="float" office:value="0.0000308938">
            <text:p>3.08938E-005</text:p>
          </table:table-cell>
          <table:table-cell office:value-type="float" office:value="3.59961">
            <text:p>3.5996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68206">
            <text:p>0.368206</text:p>
          </table:table-cell>
          <table:table-cell office:value-type="float" office:value="0.0000365815">
            <text:p>3.65815E-005</text:p>
          </table:table-cell>
          <table:table-cell office:value-type="float" office:value="2.88446">
            <text:p>2.8844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79046">
            <text:p>0.379046</text:p>
          </table:table-cell>
          <table:table-cell office:value-type="float" office:value="0.0000424672">
            <text:p>4.24672E-005</text:p>
          </table:table-cell>
          <table:table-cell office:value-type="float" office:value="2.3461">
            <text:p>2.346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89885">
            <text:p>0.389885</text:p>
          </table:table-cell>
          <table:table-cell office:value-type="float" office:value="0.0000483198">
            <text:p>4.83198E-005</text:p>
          </table:table-cell>
          <table:table-cell office:value-type="float" office:value="1.94081">
            <text:p>1.9408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00725">
            <text:p>0.400725</text:p>
          </table:table-cell>
          <table:table-cell office:value-type="float" office:value="0.0000539131">
            <text:p>5.39131E-005</text:p>
          </table:table-cell>
          <table:table-cell office:value-type="float" office:value="1.63572">
            <text:p>1.6357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11565">
            <text:p>0.411565</text:p>
          </table:table-cell>
          <table:table-cell office:value-type="float" office:value="0.0000590596">
            <text:p>5.90596E-005</text:p>
          </table:table-cell>
          <table:table-cell office:value-type="float" office:value="1.40604">
            <text:p>1.40604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22404">
            <text:p>0.422404</text:p>
          </table:table-cell>
          <table:table-cell office:value-type="float" office:value="0.0000636323">
            <text:p>6.36323E-005</text:p>
          </table:table-cell>
          <table:table-cell office:value-type="float" office:value="1.23313">
            <text:p>1.2331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33244">
            <text:p>0.433244</text:p>
          </table:table-cell>
          <table:table-cell office:value-type="float" office:value="0.0000675708">
            <text:p>6.75708E-005</text:p>
          </table:table-cell>
          <table:table-cell office:value-type="float" office:value="1.10297">
            <text:p>1.10297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44084">
            <text:p>0.444084</text:p>
          </table:table-cell>
          <table:table-cell office:value-type="float" office:value="0.0000708731">
            <text:p>7.08731E-005</text:p>
          </table:table-cell>
          <table:table-cell office:value-type="float" office:value="1.00498">
            <text:p>1.0049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54924">
            <text:p>0.454924</text:p>
          </table:table-cell>
          <table:table-cell office:value-type="float" office:value="0.0000735802">
            <text:p>7.35802E-005</text:p>
          </table:table-cell>
          <table:table-cell office:value-type="float" office:value="0.931219">
            <text:p>0.931219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65763">
            <text:p>0.465763</text:p>
          </table:table-cell>
          <table:table-cell office:value-type="float" office:value="0.0000757586">
            <text:p>7.57586E-005</text:p>
          </table:table-cell>
          <table:table-cell office:value-type="float" office:value="0.875689">
            <text:p>0.875689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76603">
            <text:p>0.476603</text:p>
          </table:table-cell>
          <table:table-cell office:value-type="float" office:value="0.0000774855">
            <text:p>7.74855E-005</text:p>
          </table:table-cell>
          <table:table-cell office:value-type="float" office:value="0.833885">
            <text:p>0.833885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87443">
            <text:p>0.487443</text:p>
          </table:table-cell>
          <table:table-cell office:value-type="float" office:value="0.0000788384">
            <text:p>7.88384E-005</text:p>
          </table:table-cell>
          <table:table-cell office:value-type="float" office:value="0.802416">
            <text:p>0.80241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98282">
            <text:p>0.498282</text:p>
          </table:table-cell>
          <table:table-cell office:value-type="float" office:value="0.0000798884">
            <text:p>7.98884E-005</text:p>
          </table:table-cell>
          <table:table-cell office:value-type="float" office:value="0.778725">
            <text:p>0.778725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09122">
            <text:p>0.509122</text:p>
          </table:table-cell>
          <table:table-cell office:value-type="float" office:value="0.0000806975">
            <text:p>8.06975E-005</text:p>
          </table:table-cell>
          <table:table-cell office:value-type="float" office:value="0.760891">
            <text:p>0.76089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19962">
            <text:p>0.519962</text:p>
          </table:table-cell>
          <table:table-cell office:value-type="float" office:value="0.0000813175">
            <text:p>8.13175E-005</text:p>
          </table:table-cell>
          <table:table-cell office:value-type="float" office:value="0.747465">
            <text:p>0.747465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30801">
            <text:p>0.530801</text:p>
          </table:table-cell>
          <table:table-cell office:value-type="float" office:value="0.0000817905">
            <text:p>8.17905E-005</text:p>
          </table:table-cell>
          <table:table-cell office:value-type="float" office:value="0.737359">
            <text:p>0.737359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41641">
            <text:p>0.541641</text:p>
          </table:table-cell>
          <table:table-cell office:value-type="float" office:value="0.0000821503">
            <text:p>8.21503E-005</text:p>
          </table:table-cell>
          <table:table-cell office:value-type="float" office:value="0.729751">
            <text:p>0.72975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52481">
            <text:p>0.552481</text:p>
          </table:table-cell>
          <table:table-cell office:value-type="float" office:value="0.0000824232">
            <text:p>8.24232E-005</text:p>
          </table:table-cell>
          <table:table-cell office:value-type="float" office:value="0.724024">
            <text:p>0.724024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63321">
            <text:p>0.563321</text:p>
          </table:table-cell>
          <table:table-cell office:value-type="float" office:value="0.0000826298">
            <text:p>8.26298E-005</text:p>
          </table:table-cell>
          <table:table-cell office:value-type="float" office:value="0.719713">
            <text:p>0.71971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7416">
            <text:p>0.57416</text:p>
          </table:table-cell>
          <table:table-cell office:value-type="float" office:value="0.000082786">
            <text:p>0.000082786</text:p>
          </table:table-cell>
          <table:table-cell office:value-type="float" office:value="0.716468">
            <text:p>0.71646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85">
            <text:p>0.585</text:p>
          </table:table-cell>
          <table:table-cell office:value-type="float" office:value="0.0000829039">
            <text:p>8.29039E-005</text:p>
          </table:table-cell>
          <table:table-cell office:value-type="float" office:value="0.714026">
            <text:p>0.71402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9584">
            <text:p>0.59584</text:p>
          </table:table-cell>
          <table:table-cell office:value-type="float" office:value="0.0000829929">
            <text:p>8.29929E-005</text:p>
          </table:table-cell>
          <table:table-cell office:value-type="float" office:value="0.712188">
            <text:p>0.71218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06679">
            <text:p>0.606679</text:p>
          </table:table-cell>
          <table:table-cell office:value-type="float" office:value="0.00008306">
            <text:p>0.00008306</text:p>
          </table:table-cell>
          <table:table-cell office:value-type="float" office:value="0.710806">
            <text:p>0.71080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17519">
            <text:p>0.617519</text:p>
          </table:table-cell>
          <table:table-cell office:value-type="float" office:value="0.0000831104">
            <text:p>8.31104E-005</text:p>
          </table:table-cell>
          <table:table-cell office:value-type="float" office:value="0.709767">
            <text:p>0.709767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28359">
            <text:p>0.628359</text:p>
          </table:table-cell>
          <table:table-cell office:value-type="float" office:value="0.0000831484">
            <text:p>8.31484E-005</text:p>
          </table:table-cell>
          <table:table-cell office:value-type="float" office:value="0.708987">
            <text:p>0.708987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39199">
            <text:p>0.639199</text:p>
          </table:table-cell>
          <table:table-cell office:value-type="float" office:value="0.0000831768">
            <text:p>8.31768E-005</text:p>
          </table:table-cell>
          <table:table-cell office:value-type="float" office:value="0.708403">
            <text:p>0.70840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50038">
            <text:p>0.650038</text:p>
          </table:table-cell>
          <table:table-cell office:value-type="float" office:value="0.0000831981">
            <text:p>8.31981E-005</text:p>
          </table:table-cell>
          <table:table-cell office:value-type="float" office:value="0.707966">
            <text:p>0.70796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60878">
            <text:p>0.660878</text:p>
          </table:table-cell>
          <table:table-cell office:value-type="float" office:value="0.0000832138">
            <text:p>8.32138E-005</text:p>
          </table:table-cell>
          <table:table-cell office:value-type="float" office:value="0.707643">
            <text:p>0.70764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71718">
            <text:p>0.671718</text:p>
          </table:table-cell>
          <table:table-cell office:value-type="float" office:value="0.0000832254">
            <text:p>8.32254E-005</text:p>
          </table:table-cell>
          <table:table-cell office:value-type="float" office:value="0.707405">
            <text:p>0.707405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82557">
            <text:p>0.682557</text:p>
          </table:table-cell>
          <table:table-cell office:value-type="float" office:value="0.0000832337">
            <text:p>8.32337E-005</text:p>
          </table:table-cell>
          <table:table-cell office:value-type="float" office:value="0.707235">
            <text:p>0.707235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93397">
            <text:p>0.693397</text:p>
          </table:table-cell>
          <table:table-cell office:value-type="float" office:value="0.0000832394">
            <text:p>8.32394E-005</text:p>
          </table:table-cell>
          <table:table-cell office:value-type="float" office:value="0.707119">
            <text:p>0.707119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04237">
            <text:p>0.704237</text:p>
          </table:table-cell>
          <table:table-cell office:value-type="float" office:value="0.0000832429">
            <text:p>8.32429E-005</text:p>
          </table:table-cell>
          <table:table-cell office:value-type="float" office:value="0.707046">
            <text:p>0.70704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15076">
            <text:p>0.715076</text:p>
          </table:table-cell>
          <table:table-cell office:value-type="float" office:value="0.0000832446">
            <text:p>8.32446E-005</text:p>
          </table:table-cell>
          <table:table-cell office:value-type="float" office:value="0.707011">
            <text:p>0.70701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25916">
            <text:p>0.725916</text:p>
          </table:table-cell>
          <table:table-cell office:value-type="float" office:value="0.0000832446">
            <text:p>8.32446E-005</text:p>
          </table:table-cell>
          <table:table-cell office:value-type="float" office:value="0.707012">
            <text:p>0.70701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36756">
            <text:p>0.736756</text:p>
          </table:table-cell>
          <table:table-cell office:value-type="float" office:value="0.0000832428">
            <text:p>8.32428E-005</text:p>
          </table:table-cell>
          <table:table-cell office:value-type="float" office:value="0.707048">
            <text:p>0.70704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47596">
            <text:p>0.747596</text:p>
          </table:table-cell>
          <table:table-cell office:value-type="float" office:value="0.0000832392">
            <text:p>8.32392E-005</text:p>
          </table:table-cell>
          <table:table-cell office:value-type="float" office:value="0.707122">
            <text:p>0.70712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58435">
            <text:p>0.758435</text:p>
          </table:table-cell>
          <table:table-cell office:value-type="float" office:value="0.0000832335">
            <text:p>8.32335E-005</text:p>
          </table:table-cell>
          <table:table-cell office:value-type="float" office:value="0.70724">
            <text:p>0.70724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69275">
            <text:p>0.769275</text:p>
          </table:table-cell>
          <table:table-cell office:value-type="float" office:value="0.0000832251">
            <text:p>8.32251E-005</text:p>
          </table:table-cell>
          <table:table-cell office:value-type="float" office:value="0.707412">
            <text:p>0.70741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80115">
            <text:p>0.780115</text:p>
          </table:table-cell>
          <table:table-cell office:value-type="float" office:value="0.0000832134">
            <text:p>8.32134E-005</text:p>
          </table:table-cell>
          <table:table-cell office:value-type="float" office:value="0.707652">
            <text:p>0.70765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90954">
            <text:p>0.790954</text:p>
          </table:table-cell>
          <table:table-cell office:value-type="float" office:value="0.0000831974">
            <text:p>8.31974E-005</text:p>
          </table:table-cell>
          <table:table-cell office:value-type="float" office:value="0.70798">
            <text:p>0.7079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01794">
            <text:p>0.801794</text:p>
          </table:table-cell>
          <table:table-cell office:value-type="float" office:value="0.0000831759">
            <text:p>8.31759E-005</text:p>
          </table:table-cell>
          <table:table-cell office:value-type="float" office:value="0.708422">
            <text:p>0.70842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12634">
            <text:p>0.812634</text:p>
          </table:table-cell>
          <table:table-cell office:value-type="float" office:value="0.000083147">
            <text:p>0.000083147</text:p>
          </table:table-cell>
          <table:table-cell office:value-type="float" office:value="0.709015">
            <text:p>0.709015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23474">
            <text:p>0.823474</text:p>
          </table:table-cell>
          <table:table-cell office:value-type="float" office:value="0.0000831084">
            <text:p>8.31084E-005</text:p>
          </table:table-cell>
          <table:table-cell office:value-type="float" office:value="0.709808">
            <text:p>0.70980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34313">
            <text:p>0.834313</text:p>
          </table:table-cell>
          <table:table-cell office:value-type="float" office:value="0.000083057">
            <text:p>0.000083057</text:p>
          </table:table-cell>
          <table:table-cell office:value-type="float" office:value="0.710867">
            <text:p>0.710867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45153">
            <text:p>0.845153</text:p>
          </table:table-cell>
          <table:table-cell office:value-type="float" office:value="0.0000829884">
            <text:p>8.29884E-005</text:p>
          </table:table-cell>
          <table:table-cell office:value-type="float" office:value="0.71228">
            <text:p>0.7122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55993">
            <text:p>0.855993</text:p>
          </table:table-cell>
          <table:table-cell office:value-type="float" office:value="0.000082897">
            <text:p>0.000082897</text:p>
          </table:table-cell>
          <table:table-cell office:value-type="float" office:value="0.714168">
            <text:p>0.71416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66832">
            <text:p>0.866832</text:p>
          </table:table-cell>
          <table:table-cell office:value-type="float" office:value="0.0000827751">
            <text:p>8.27751E-005</text:p>
          </table:table-cell>
          <table:table-cell office:value-type="float" office:value="0.716693">
            <text:p>0.71669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77672">
            <text:p>0.877672</text:p>
          </table:table-cell>
          <table:table-cell office:value-type="float" office:value="0.0000826124">
            <text:p>8.26124E-005</text:p>
          </table:table-cell>
          <table:table-cell office:value-type="float" office:value="0.720075">
            <text:p>0.720075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88512">
            <text:p>0.888512</text:p>
          </table:table-cell>
          <table:table-cell office:value-type="float" office:value="0.0000823947">
            <text:p>8.23947E-005</text:p>
          </table:table-cell>
          <table:table-cell office:value-type="float" office:value="0.724618">
            <text:p>0.72461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99351">
            <text:p>0.899351</text:p>
          </table:table-cell>
          <table:table-cell office:value-type="float" office:value="0.0000821032">
            <text:p>8.21032E-005</text:p>
          </table:table-cell>
          <table:table-cell office:value-type="float" office:value="0.730743">
            <text:p>0.73074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10191">
            <text:p>0.910191</text:p>
          </table:table-cell>
          <table:table-cell office:value-type="float" office:value="0.0000817114">
            <text:p>8.17114E-005</text:p>
          </table:table-cell>
          <table:table-cell office:value-type="float" office:value="0.739042">
            <text:p>0.73904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21031">
            <text:p>0.921031</text:p>
          </table:table-cell>
          <table:table-cell office:value-type="float" office:value="0.0000811829">
            <text:p>8.11829E-005</text:p>
          </table:table-cell>
          <table:table-cell office:value-type="float" office:value="0.750362">
            <text:p>0.75036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31871">
            <text:p>0.931871</text:p>
          </table:table-cell>
          <table:table-cell office:value-type="float" office:value="0.0000804665">
            <text:p>8.04665E-005</text:p>
          </table:table-cell>
          <table:table-cell office:value-type="float" office:value="0.765946">
            <text:p>0.76594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4271">
            <text:p>0.94271</text:p>
          </table:table-cell>
          <table:table-cell office:value-type="float" office:value="0.0000794883">
            <text:p>7.94883E-005</text:p>
          </table:table-cell>
          <table:table-cell office:value-type="float" office:value="0.787678">
            <text:p>0.78767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5355">
            <text:p>0.95355</text:p>
          </table:table-cell>
          <table:table-cell office:value-type="float" office:value="0.0000781399">
            <text:p>7.81399E-005</text:p>
          </table:table-cell>
          <table:table-cell office:value-type="float" office:value="0.818527">
            <text:p>0.818527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6439">
            <text:p>0.96439</text:p>
          </table:table-cell>
          <table:table-cell office:value-type="float" office:value="0.0000762562">
            <text:p>7.62562E-005</text:p>
          </table:table-cell>
          <table:table-cell office:value-type="float" office:value="0.863449">
            <text:p>0.863449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75229">
            <text:p>0.975229</text:p>
          </table:table-cell>
          <table:table-cell office:value-type="float" office:value="0.0000735753">
            <text:p>7.35753E-005</text:p>
          </table:table-cell>
          <table:table-cell office:value-type="float" office:value="0.931346">
            <text:p>0.93134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86069">
            <text:p>0.986069</text:p>
          </table:table-cell>
          <table:table-cell office:value-type="float" office:value="0.0000696573">
            <text:p>6.96573E-005</text:p>
          </table:table-cell>
          <table:table-cell office:value-type="float" office:value="1.03998">
            <text:p>1.0399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96909">
            <text:p>0.996909</text:p>
          </table:table-cell>
          <table:table-cell office:value-type="float" office:value="0.0000637029">
            <text:p>6.37029E-005</text:p>
          </table:table-cell>
          <table:table-cell office:value-type="float" office:value="1.23066">
            <text:p>1.2306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0775">
            <text:p>1.00775</text:p>
          </table:table-cell>
          <table:table-cell office:value-type="float" office:value="0.000054094">
            <text:p>0.000054094</text:p>
          </table:table-cell>
          <table:table-cell office:value-type="float" office:value="1.6269">
            <text:p>1.6269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1859">
            <text:p>1.01859</text:p>
          </table:table-cell>
          <table:table-cell office:value-type="float" office:value="0.0000369787">
            <text:p>3.69787E-005</text:p>
          </table:table-cell>
          <table:table-cell office:value-type="float" office:value="2.84273">
            <text:p>2.8427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2943">
            <text:p>1.02943</text:p>
          </table:table-cell>
          <table:table-cell office:value-type="float" office:value="0.000000493056">
            <text:p>4.93056E-007</text:p>
          </table:table-cell>
          <table:table-cell office:value-type="float" office:value="287.1">
            <text:p>287.1</text:p>
          </table:table-cell>
          <table:table-cell office:value-type="float" office:value="0.000291946">
            <text:p>0.00029194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4027">
            <text:p>1.04027</text:p>
          </table:table-cell>
          <table:table-cell office:value-type="float" office:value="-0.000121699">
            <text:p>-0.000121699</text:p>
          </table:table-cell>
          <table:table-cell office:value-type="float" office:value="-2.16763">
            <text:p>-2.1676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5111">
            <text:p>1.05111</text:p>
          </table:table-cell>
          <table:table-cell office:value-type="float" office:value="0.00197448">
            <text:p>0.00197448</text:p>
          </table:table-cell>
          <table:table-cell office:value-type="float" office:value="-0.928032">
            <text:p>-0.928032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6195">
            <text:p>1.06195</text:p>
          </table:table-cell>
          <table:table-cell office:value-type="float" office:value="0.000300673">
            <text:p>0.000300673</text:p>
          </table:table-cell>
          <table:table-cell office:value-type="float" office:value="-0.527396">
            <text:p>-0.52739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7279">
            <text:p>1.07279</text:p>
          </table:table-cell>
          <table:table-cell office:value-type="float" office:value="0.000213742">
            <text:p>0.000213742</text:p>
          </table:table-cell>
          <table:table-cell office:value-type="float" office:value="-0.335181">
            <text:p>-0.33518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8363">
            <text:p>1.08363</text:p>
          </table:table-cell>
          <table:table-cell office:value-type="float" office:value="0.000183554">
            <text:p>0.000183554</text:p>
          </table:table-cell>
          <table:table-cell office:value-type="float" office:value="-0.225843">
            <text:p>-0.225843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9447">
            <text:p>1.09447</text:p>
          </table:table-cell>
          <table:table-cell office:value-type="float" office:value="0.000168677">
            <text:p>0.000168677</text:p>
          </table:table-cell>
          <table:table-cell office:value-type="float" office:value="-0.157566">
            <text:p>-0.157566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0531">
            <text:p>1.10531</text:p>
          </table:table-cell>
          <table:table-cell office:value-type="float" office:value="0.000160098">
            <text:p>0.000160098</text:p>
          </table:table-cell>
          <table:table-cell office:value-type="float" office:value="-0.112419">
            <text:p>-0.112419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1615">
            <text:p>1.11615</text:p>
          </table:table-cell>
          <table:table-cell office:value-type="float" office:value="0.000154696">
            <text:p>0.000154696</text:p>
          </table:table-cell>
          <table:table-cell office:value-type="float" office:value="-0.0814271">
            <text:p>-0.0814271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2699">
            <text:p>1.12699</text:p>
          </table:table-cell>
          <table:table-cell office:value-type="float" office:value="0.000151105">
            <text:p>0.000151105</text:p>
          </table:table-cell>
          <table:table-cell office:value-type="float" office:value="-0.0596008">
            <text:p>-0.0596008</text:p>
          </table:table-cell>
          <table:table-cell office:value-type="float" office:value="0.000291873">
            <text:p>0.000291873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414791">
            <text:p>0.0414791</text:p>
          </table:table-cell>
          <table:table-cell office:value-type="float" office:value="0.0000000128547">
            <text:p>1.28547E-008</text:p>
          </table:table-cell>
          <table:table-cell office:value-type="float" office:value="10756.7">
            <text:p>10756.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523495">
            <text:p>0.0523495</text:p>
          </table:table-cell>
          <table:table-cell office:value-type="float" office:value="0.0000000172013">
            <text:p>1.72013E-008</text:p>
          </table:table-cell>
          <table:table-cell office:value-type="float" office:value="8038.34">
            <text:p>8038.3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632199">
            <text:p>0.0632199</text:p>
          </table:table-cell>
          <table:table-cell office:value-type="float" office:value="0.0000000230173">
            <text:p>0.000000023</text:p>
          </table:table-cell>
          <table:table-cell office:value-type="float" office:value="6006.98">
            <text:p>6006.9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740903">
            <text:p>0.0740903</text:p>
          </table:table-cell>
          <table:table-cell office:value-type="float" office:value="0.0000000307989">
            <text:p>3.07989E-008</text:p>
          </table:table-cell>
          <table:table-cell office:value-type="float" office:value="4489.02">
            <text:p>4489.0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849608">
            <text:p>0.0849608</text:p>
          </table:table-cell>
          <table:table-cell office:value-type="float" office:value="0.0000000412098">
            <text:p>4.12098E-008</text:p>
          </table:table-cell>
          <table:table-cell office:value-type="float" office:value="3354.69">
            <text:p>3354.69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958312">
            <text:p>0.0958312</text:p>
          </table:table-cell>
          <table:table-cell office:value-type="float" office:value="0.0000000551376">
            <text:p>5.51376E-008</text:p>
          </table:table-cell>
          <table:table-cell office:value-type="float" office:value="2507.04">
            <text:p>2507.0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06702">
            <text:p>0.106702</text:p>
          </table:table-cell>
          <table:table-cell office:value-type="float" office:value="0.0000000737681">
            <text:p>7.37681E-008</text:p>
          </table:table-cell>
          <table:table-cell office:value-type="float" office:value="1873.62">
            <text:p>1873.6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17572">
            <text:p>0.117572</text:p>
          </table:table-cell>
          <table:table-cell office:value-type="float" office:value="0.0000000986858">
            <text:p>9.86858E-008</text:p>
          </table:table-cell>
          <table:table-cell office:value-type="float" office:value="1400.29">
            <text:p>1400.29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28442">
            <text:p>0.128442</text:p>
          </table:table-cell>
          <table:table-cell office:value-type="float" office:value="0.000000132006">
            <text:p>0.000000132</text:p>
          </table:table-cell>
          <table:table-cell office:value-type="float" office:value="1046.58">
            <text:p>1046.5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39313">
            <text:p>0.139313</text:p>
          </table:table-cell>
          <table:table-cell office:value-type="float" office:value="0.000000176552">
            <text:p>1.76552E-007</text:p>
          </table:table-cell>
          <table:table-cell office:value-type="float" office:value="782.267">
            <text:p>782.26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50183">
            <text:p>0.150183</text:p>
          </table:table-cell>
          <table:table-cell office:value-type="float" office:value="0.000000236084">
            <text:p>2.36084E-007</text:p>
          </table:table-cell>
          <table:table-cell office:value-type="float" office:value="584.754">
            <text:p>584.75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61054">
            <text:p>0.161054</text:p>
          </table:table-cell>
          <table:table-cell office:value-type="float" office:value="0.000000315611">
            <text:p>3.15611E-007</text:p>
          </table:table-cell>
          <table:table-cell office:value-type="float" office:value="437.158">
            <text:p>437.15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71924">
            <text:p>0.171924</text:p>
          </table:table-cell>
          <table:table-cell office:value-type="float" office:value="0.000000421782">
            <text:p>4.21782E-007</text:p>
          </table:table-cell>
          <table:table-cell office:value-type="float" office:value="326.865">
            <text:p>326.86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82795">
            <text:p>0.182795</text:p>
          </table:table-cell>
          <table:table-cell office:value-type="float" office:value="0.000000563413">
            <text:p>5.63413E-007</text:p>
          </table:table-cell>
          <table:table-cell office:value-type="float" office:value="244.446">
            <text:p>244.44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93665">
            <text:p>0.193665</text:p>
          </table:table-cell>
          <table:table-cell office:value-type="float" office:value="0.000000752147">
            <text:p>7.52147E-007</text:p>
          </table:table-cell>
          <table:table-cell office:value-type="float" office:value="182.857">
            <text:p>182.85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04535">
            <text:p>0.204535</text:p>
          </table:table-cell>
          <table:table-cell office:value-type="float" office:value="0.00000100329">
            <text:p>1.00329E-006</text:p>
          </table:table-cell>
          <table:table-cell office:value-type="float" office:value="136.833">
            <text:p>136.83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15406">
            <text:p>0.215406</text:p>
          </table:table-cell>
          <table:table-cell office:value-type="float" office:value="0.00000133686">
            <text:p>1.33686E-006</text:p>
          </table:table-cell>
          <table:table-cell office:value-type="float" office:value="102.442">
            <text:p>102.44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26276">
            <text:p>0.226276</text:p>
          </table:table-cell>
          <table:table-cell office:value-type="float" office:value="0.00000177881">
            <text:p>1.77881E-006</text:p>
          </table:table-cell>
          <table:table-cell office:value-type="float" office:value="76.7417">
            <text:p>76.741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37147">
            <text:p>0.237147</text:p>
          </table:table-cell>
          <table:table-cell office:value-type="float" office:value="0.0000023624">
            <text:p>2.3624E-006</text:p>
          </table:table-cell>
          <table:table-cell office:value-type="float" office:value="57.5369">
            <text:p>57.5369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48017">
            <text:p>0.248017</text:p>
          </table:table-cell>
          <table:table-cell office:value-type="float" office:value="0.00000312968">
            <text:p>3.12968E-006</text:p>
          </table:table-cell>
          <table:table-cell office:value-type="float" office:value="43.1858">
            <text:p>43.185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58887">
            <text:p>0.258887</text:p>
          </table:table-cell>
          <table:table-cell office:value-type="float" office:value="0.0000041327">
            <text:p>4.1327E-006</text:p>
          </table:table-cell>
          <table:table-cell office:value-type="float" office:value="32.4617">
            <text:p>32.461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69758">
            <text:p>0.269758</text:p>
          </table:table-cell>
          <table:table-cell office:value-type="float" office:value="0.00000543413">
            <text:p>5.43413E-006</text:p>
          </table:table-cell>
          <table:table-cell office:value-type="float" office:value="24.4479">
            <text:p>24.4479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80628">
            <text:p>0.280628</text:p>
          </table:table-cell>
          <table:table-cell office:value-type="float" office:value="0.00000710642">
            <text:p>7.10642E-006</text:p>
          </table:table-cell>
          <table:table-cell office:value-type="float" office:value="18.4595">
            <text:p>18.459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91499">
            <text:p>0.291499</text:p>
          </table:table-cell>
          <table:table-cell office:value-type="float" office:value="0.00000922868">
            <text:p>9.22868E-006</text:p>
          </table:table-cell>
          <table:table-cell office:value-type="float" office:value="13.9845">
            <text:p>13.984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02369">
            <text:p>0.302369</text:p>
          </table:table-cell>
          <table:table-cell office:value-type="float" office:value="0.0000118798">
            <text:p>1.18798E-005</text:p>
          </table:table-cell>
          <table:table-cell office:value-type="float" office:value="10.6405">
            <text:p>10.640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1324">
            <text:p>0.31324</text:p>
          </table:table-cell>
          <table:table-cell office:value-type="float" office:value="0.0000151272">
            <text:p>1.51272E-005</text:p>
          </table:table-cell>
          <table:table-cell office:value-type="float" office:value="8.14165">
            <text:p>8.1416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2411">
            <text:p>0.32411</text:p>
          </table:table-cell>
          <table:table-cell office:value-type="float" office:value="0.0000190103">
            <text:p>1.90103E-005</text:p>
          </table:table-cell>
          <table:table-cell office:value-type="float" office:value="6.27433">
            <text:p>6.2743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3498">
            <text:p>0.33498</text:p>
          </table:table-cell>
          <table:table-cell office:value-type="float" office:value="0.0000235225">
            <text:p>2.35225E-005</text:p>
          </table:table-cell>
          <table:table-cell office:value-type="float" office:value="4.87894">
            <text:p>4.8789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45851">
            <text:p>0.345851</text:p>
          </table:table-cell>
          <table:table-cell office:value-type="float" office:value="0.0000285942">
            <text:p>2.85942E-005</text:p>
          </table:table-cell>
          <table:table-cell office:value-type="float" office:value="3.8362">
            <text:p>3.836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56721">
            <text:p>0.356721</text:p>
          </table:table-cell>
          <table:table-cell office:value-type="float" office:value="0.0000340861">
            <text:p>3.40861E-005</text:p>
          </table:table-cell>
          <table:table-cell office:value-type="float" office:value="3.057">
            <text:p>3.05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67592">
            <text:p>0.367592</text:p>
          </table:table-cell>
          <table:table-cell office:value-type="float" office:value="0.000039798">
            <text:p>0.000039798</text:p>
          </table:table-cell>
          <table:table-cell office:value-type="float" office:value="2.47473">
            <text:p>2.4747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78462">
            <text:p>0.378462</text:p>
          </table:table-cell>
          <table:table-cell office:value-type="float" office:value="0.0000454949">
            <text:p>4.54949E-005</text:p>
          </table:table-cell>
          <table:table-cell office:value-type="float" office:value="2.03962">
            <text:p>2.0396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89332">
            <text:p>0.389332</text:p>
          </table:table-cell>
          <table:table-cell office:value-type="float" office:value="0.0000509444">
            <text:p>5.09444E-005</text:p>
          </table:table-cell>
          <table:table-cell office:value-type="float" office:value="1.71447">
            <text:p>1.7144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00203">
            <text:p>0.400203</text:p>
          </table:table-cell>
          <table:table-cell office:value-type="float" office:value="0.0000559527">
            <text:p>5.59527E-005</text:p>
          </table:table-cell>
          <table:table-cell office:value-type="float" office:value="1.4715">
            <text:p>1.471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11073">
            <text:p>0.411073</text:p>
          </table:table-cell>
          <table:table-cell office:value-type="float" office:value="0.0000603891">
            <text:p>6.03891E-005</text:p>
          </table:table-cell>
          <table:table-cell office:value-type="float" office:value="1.28994">
            <text:p>1.2899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21944">
            <text:p>0.421944</text:p>
          </table:table-cell>
          <table:table-cell office:value-type="float" office:value="0.0000641925">
            <text:p>6.41925E-005</text:p>
          </table:table-cell>
          <table:table-cell office:value-type="float" office:value="1.15426">
            <text:p>1.1542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32814">
            <text:p>0.432814</text:p>
          </table:table-cell>
          <table:table-cell office:value-type="float" office:value="0.0000673628">
            <text:p>6.73628E-005</text:p>
          </table:table-cell>
          <table:table-cell office:value-type="float" office:value="1.05287">
            <text:p>1.0528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43685">
            <text:p>0.443685</text:p>
          </table:table-cell>
          <table:table-cell office:value-type="float" office:value="0.0000699442">
            <text:p>6.99442E-005</text:p>
          </table:table-cell>
          <table:table-cell office:value-type="float" office:value="0.97711">
            <text:p>0.97711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54555">
            <text:p>0.454555</text:p>
          </table:table-cell>
          <table:table-cell office:value-type="float" office:value="0.0000720061">
            <text:p>7.20061E-005</text:p>
          </table:table-cell>
          <table:table-cell office:value-type="float" office:value="0.920495">
            <text:p>0.92049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65425">
            <text:p>0.465425</text:p>
          </table:table-cell>
          <table:table-cell office:value-type="float" office:value="0.0000736281">
            <text:p>7.36281E-005</text:p>
          </table:table-cell>
          <table:table-cell office:value-type="float" office:value="0.878188">
            <text:p>0.87818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76296">
            <text:p>0.476296</text:p>
          </table:table-cell>
          <table:table-cell office:value-type="float" office:value="0.0000748886">
            <text:p>7.48886E-005</text:p>
          </table:table-cell>
          <table:table-cell office:value-type="float" office:value="0.846573">
            <text:p>0.84657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87166">
            <text:p>0.487166</text:p>
          </table:table-cell>
          <table:table-cell office:value-type="float" office:value="0.0000758592">
            <text:p>7.58592E-005</text:p>
          </table:table-cell>
          <table:table-cell office:value-type="float" office:value="0.822948">
            <text:p>0.82294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98037">
            <text:p>0.498037</text:p>
          </table:table-cell>
          <table:table-cell office:value-type="float" office:value="0.000076601">
            <text:p>0.000076601</text:p>
          </table:table-cell>
          <table:table-cell office:value-type="float" office:value="0.805294">
            <text:p>0.80529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08907">
            <text:p>0.508907</text:p>
          </table:table-cell>
          <table:table-cell office:value-type="float" office:value="0.0000771649">
            <text:p>7.71649E-005</text:p>
          </table:table-cell>
          <table:table-cell office:value-type="float" office:value="0.792102">
            <text:p>0.79210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19777">
            <text:p>0.519777</text:p>
          </table:table-cell>
          <table:table-cell office:value-type="float" office:value="0.0000775917">
            <text:p>7.75917E-005</text:p>
          </table:table-cell>
          <table:table-cell office:value-type="float" office:value="0.782244">
            <text:p>0.78224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30648">
            <text:p>0.530648</text:p>
          </table:table-cell>
          <table:table-cell office:value-type="float" office:value="0.0000779137">
            <text:p>7.79137E-005</text:p>
          </table:table-cell>
          <table:table-cell office:value-type="float" office:value="0.774878">
            <text:p>0.77487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41518">
            <text:p>0.541518</text:p>
          </table:table-cell>
          <table:table-cell office:value-type="float" office:value="0.0000781561">
            <text:p>7.81561E-005</text:p>
          </table:table-cell>
          <table:table-cell office:value-type="float" office:value="0.769373">
            <text:p>0.76937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52389">
            <text:p>0.552389</text:p>
          </table:table-cell>
          <table:table-cell office:value-type="float" office:value="0.0000783382">
            <text:p>7.83382E-005</text:p>
          </table:table-cell>
          <table:table-cell office:value-type="float" office:value="0.76526">
            <text:p>0.7652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63259">
            <text:p>0.563259</text:p>
          </table:table-cell>
          <table:table-cell office:value-type="float" office:value="0.0000784748">
            <text:p>7.84748E-005</text:p>
          </table:table-cell>
          <table:table-cell office:value-type="float" office:value="0.762187">
            <text:p>0.76218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7413">
            <text:p>0.57413</text:p>
          </table:table-cell>
          <table:table-cell office:value-type="float" office:value="0.0000785772">
            <text:p>7.85772E-005</text:p>
          </table:table-cell>
          <table:table-cell office:value-type="float" office:value="0.759891">
            <text:p>0.759891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85">
            <text:p>0.585</text:p>
          </table:table-cell>
          <table:table-cell office:value-type="float" office:value="0.0000786539">
            <text:p>7.86539E-005</text:p>
          </table:table-cell>
          <table:table-cell office:value-type="float" office:value="0.758175">
            <text:p>0.75817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9587">
            <text:p>0.59587</text:p>
          </table:table-cell>
          <table:table-cell office:value-type="float" office:value="0.0000787113">
            <text:p>7.87113E-005</text:p>
          </table:table-cell>
          <table:table-cell office:value-type="float" office:value="0.756894">
            <text:p>0.75689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06741">
            <text:p>0.606741</text:p>
          </table:table-cell>
          <table:table-cell office:value-type="float" office:value="0.0000787541">
            <text:p>7.87541E-005</text:p>
          </table:table-cell>
          <table:table-cell office:value-type="float" office:value="0.755938">
            <text:p>0.75593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17611">
            <text:p>0.617611</text:p>
          </table:table-cell>
          <table:table-cell office:value-type="float" office:value="0.0000787861">
            <text:p>7.87861E-005</text:p>
          </table:table-cell>
          <table:table-cell office:value-type="float" office:value="0.755224">
            <text:p>0.75522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28482">
            <text:p>0.628482</text:p>
          </table:table-cell>
          <table:table-cell office:value-type="float" office:value="0.00007881">
            <text:p>0.00007881</text:p>
          </table:table-cell>
          <table:table-cell office:value-type="float" office:value="0.754693">
            <text:p>0.75469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39352">
            <text:p>0.639352</text:p>
          </table:table-cell>
          <table:table-cell office:value-type="float" office:value="0.0000788278">
            <text:p>7.88278E-005</text:p>
          </table:table-cell>
          <table:table-cell office:value-type="float" office:value="0.754297">
            <text:p>0.75429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50223">
            <text:p>0.650223</text:p>
          </table:table-cell>
          <table:table-cell office:value-type="float" office:value="0.0000788409">
            <text:p>7.88409E-005</text:p>
          </table:table-cell>
          <table:table-cell office:value-type="float" office:value="0.754005">
            <text:p>0.75400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61093">
            <text:p>0.661093</text:p>
          </table:table-cell>
          <table:table-cell office:value-type="float" office:value="0.0000788505">
            <text:p>7.88505E-005</text:p>
          </table:table-cell>
          <table:table-cell office:value-type="float" office:value="0.753791">
            <text:p>0.753791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71963">
            <text:p>0.671963</text:p>
          </table:table-cell>
          <table:table-cell office:value-type="float" office:value="0.0000788575">
            <text:p>7.88575E-005</text:p>
          </table:table-cell>
          <table:table-cell office:value-type="float" office:value="0.753635">
            <text:p>0.75363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82834">
            <text:p>0.682834</text:p>
          </table:table-cell>
          <table:table-cell office:value-type="float" office:value="0.0000788624">
            <text:p>7.88624E-005</text:p>
          </table:table-cell>
          <table:table-cell office:value-type="float" office:value="0.753526">
            <text:p>0.75352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93704">
            <text:p>0.693704</text:p>
          </table:table-cell>
          <table:table-cell office:value-type="float" office:value="0.0000788657">
            <text:p>7.88657E-005</text:p>
          </table:table-cell>
          <table:table-cell office:value-type="float" office:value="0.753454">
            <text:p>0.75345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04575">
            <text:p>0.704575</text:p>
          </table:table-cell>
          <table:table-cell office:value-type="float" office:value="0.0000788675">
            <text:p>7.88675E-005</text:p>
          </table:table-cell>
          <table:table-cell office:value-type="float" office:value="0.753413">
            <text:p>0.75341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15445">
            <text:p>0.715445</text:p>
          </table:table-cell>
          <table:table-cell office:value-type="float" office:value="0.0000788682">
            <text:p>7.88682E-005</text:p>
          </table:table-cell>
          <table:table-cell office:value-type="float" office:value="0.753398">
            <text:p>0.75339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26315">
            <text:p>0.726315</text:p>
          </table:table-cell>
          <table:table-cell office:value-type="float" office:value="0.0000788677">
            <text:p>7.88677E-005</text:p>
          </table:table-cell>
          <table:table-cell office:value-type="float" office:value="0.75341">
            <text:p>0.75341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37186">
            <text:p>0.737186</text:p>
          </table:table-cell>
          <table:table-cell office:value-type="float" office:value="0.0000788659">
            <text:p>7.88659E-005</text:p>
          </table:table-cell>
          <table:table-cell office:value-type="float" office:value="0.753449">
            <text:p>0.753449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48056">
            <text:p>0.748056</text:p>
          </table:table-cell>
          <table:table-cell office:value-type="float" office:value="0.0000788628">
            <text:p>7.88628E-005</text:p>
          </table:table-cell>
          <table:table-cell office:value-type="float" office:value="0.753517">
            <text:p>0.75351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58927">
            <text:p>0.758927</text:p>
          </table:table-cell>
          <table:table-cell office:value-type="float" office:value="0.0000788581">
            <text:p>7.88581E-005</text:p>
          </table:table-cell>
          <table:table-cell office:value-type="float" office:value="0.753622">
            <text:p>0.75362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69797">
            <text:p>0.769797</text:p>
          </table:table-cell>
          <table:table-cell office:value-type="float" office:value="0.0000788514">
            <text:p>7.88514E-005</text:p>
          </table:table-cell>
          <table:table-cell office:value-type="float" office:value="0.753772">
            <text:p>0.75377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80668">
            <text:p>0.780668</text:p>
          </table:table-cell>
          <table:table-cell office:value-type="float" office:value="0.000078842">
            <text:p>0.000078842</text:p>
          </table:table-cell>
          <table:table-cell office:value-type="float" office:value="0.75398">
            <text:p>0.7539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91538">
            <text:p>0.791538</text:p>
          </table:table-cell>
          <table:table-cell office:value-type="float" office:value="0.0000788293">
            <text:p>7.88293E-005</text:p>
          </table:table-cell>
          <table:table-cell office:value-type="float" office:value="0.754263">
            <text:p>0.75426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02408">
            <text:p>0.802408</text:p>
          </table:table-cell>
          <table:table-cell office:value-type="float" office:value="0.000078812">
            <text:p>0.000078812</text:p>
          </table:table-cell>
          <table:table-cell office:value-type="float" office:value="0.754647">
            <text:p>0.75464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13279">
            <text:p>0.813279</text:p>
          </table:table-cell>
          <table:table-cell office:value-type="float" office:value="0.0000787888">
            <text:p>7.87888E-005</text:p>
          </table:table-cell>
          <table:table-cell office:value-type="float" office:value="0.755165">
            <text:p>0.75516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24149">
            <text:p>0.824149</text:p>
          </table:table-cell>
          <table:table-cell office:value-type="float" office:value="0.0000787576">
            <text:p>7.87576E-005</text:p>
          </table:table-cell>
          <table:table-cell office:value-type="float" office:value="0.755861">
            <text:p>0.755861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3502">
            <text:p>0.83502</text:p>
          </table:table-cell>
          <table:table-cell office:value-type="float" office:value="0.0000787157">
            <text:p>7.87157E-005</text:p>
          </table:table-cell>
          <table:table-cell office:value-type="float" office:value="0.756796">
            <text:p>0.75679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4589">
            <text:p>0.84589</text:p>
          </table:table-cell>
          <table:table-cell office:value-type="float" office:value="0.0000786594">
            <text:p>7.86594E-005</text:p>
          </table:table-cell>
          <table:table-cell office:value-type="float" office:value="0.758052">
            <text:p>0.75805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5676">
            <text:p>0.85676</text:p>
          </table:table-cell>
          <table:table-cell office:value-type="float" office:value="0.000078584">
            <text:p>0.000078584</text:p>
          </table:table-cell>
          <table:table-cell office:value-type="float" office:value="0.75974">
            <text:p>0.7597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67631">
            <text:p>0.867631</text:p>
          </table:table-cell>
          <table:table-cell office:value-type="float" office:value="0.0000784827">
            <text:p>7.84827E-005</text:p>
          </table:table-cell>
          <table:table-cell office:value-type="float" office:value="0.762012">
            <text:p>0.76201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78501">
            <text:p>0.878501</text:p>
          </table:table-cell>
          <table:table-cell office:value-type="float" office:value="0.0000783465">
            <text:p>7.83465E-005</text:p>
          </table:table-cell>
          <table:table-cell office:value-type="float" office:value="0.765073">
            <text:p>0.76507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89372">
            <text:p>0.889372</text:p>
          </table:table-cell>
          <table:table-cell office:value-type="float" office:value="0.0000781633">
            <text:p>7.81633E-005</text:p>
          </table:table-cell>
          <table:table-cell office:value-type="float" office:value="0.76921">
            <text:p>0.76921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00242">
            <text:p>0.900242</text:p>
          </table:table-cell>
          <table:table-cell office:value-type="float" office:value="0.0000779164">
            <text:p>7.79164E-005</text:p>
          </table:table-cell>
          <table:table-cell office:value-type="float" office:value="0.774816">
            <text:p>0.77481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11113">
            <text:p>0.911113</text:p>
          </table:table-cell>
          <table:table-cell office:value-type="float" office:value="0.0000775828">
            <text:p>7.75828E-005</text:p>
          </table:table-cell>
          <table:table-cell office:value-type="float" office:value="0.782448">
            <text:p>0.78244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21983">
            <text:p>0.921983</text:p>
          </table:table-cell>
          <table:table-cell office:value-type="float" office:value="0.0000771305">
            <text:p>7.71305E-005</text:p>
          </table:table-cell>
          <table:table-cell office:value-type="float" office:value="0.7929">
            <text:p>0.7929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32853">
            <text:p>0.932853</text:p>
          </table:table-cell>
          <table:table-cell office:value-type="float" office:value="0.0000765147">
            <text:p>7.65147E-005</text:p>
          </table:table-cell>
          <table:table-cell office:value-type="float" office:value="0.807331">
            <text:p>0.807331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43724">
            <text:p>0.943724</text:p>
          </table:table-cell>
          <table:table-cell office:value-type="float" office:value="0.0000756708">
            <text:p>7.56708E-005</text:p>
          </table:table-cell>
          <table:table-cell office:value-type="float" office:value="0.827486">
            <text:p>0.82748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54594">
            <text:p>0.954594</text:p>
          </table:table-cell>
          <table:table-cell office:value-type="float" office:value="0.0000745048">
            <text:p>7.45048E-005</text:p>
          </table:table-cell>
          <table:table-cell office:value-type="float" office:value="0.856086">
            <text:p>0.85608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65465">
            <text:p>0.965465</text:p>
          </table:table-cell>
          <table:table-cell office:value-type="float" office:value="0.0000728748">
            <text:p>7.28748E-005</text:p>
          </table:table-cell>
          <table:table-cell office:value-type="float" office:value="0.897601">
            <text:p>0.897601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76335">
            <text:p>0.976335</text:p>
          </table:table-cell>
          <table:table-cell office:value-type="float" office:value="0.0000705586">
            <text:p>7.05586E-005</text:p>
          </table:table-cell>
          <table:table-cell office:value-type="float" office:value="0.959894">
            <text:p>0.95989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87205">
            <text:p>0.987205</text:p>
          </table:table-cell>
          <table:table-cell office:value-type="float" office:value="0.0000671895">
            <text:p>6.71895E-005</text:p>
          </table:table-cell>
          <table:table-cell office:value-type="float" office:value="1.05817">
            <text:p>1.0581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98076">
            <text:p>0.998076</text:p>
          </table:table-cell>
          <table:table-cell office:value-type="float" office:value="0.0000621193">
            <text:p>6.21193E-005</text:p>
          </table:table-cell>
          <table:table-cell office:value-type="float" office:value="1.22616">
            <text:p>1.2261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0895">
            <text:p>1.00895</text:p>
          </table:table-cell>
          <table:table-cell office:value-type="float" office:value="0.0000540835">
            <text:p>5.40835E-005</text:p>
          </table:table-cell>
          <table:table-cell office:value-type="float" office:value="1.55692">
            <text:p>1.55692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1982">
            <text:p>1.01982</text:p>
          </table:table-cell>
          <table:table-cell office:value-type="float" office:value="0.0000402412">
            <text:p>4.02412E-005</text:p>
          </table:table-cell>
          <table:table-cell office:value-type="float" office:value="2.43646">
            <text:p>2.4364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3069">
            <text:p>1.03069</text:p>
          </table:table-cell>
          <table:table-cell office:value-type="float" office:value="0.0000125889">
            <text:p>1.25889E-005</text:p>
          </table:table-cell>
          <table:table-cell office:value-type="float" office:value="9.98485">
            <text:p>9.98485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4156">
            <text:p>1.04156</text:p>
          </table:table-cell>
          <table:table-cell office:value-type="float" office:value="-0.0000636116">
            <text:p>-6.36116E-005</text:p>
          </table:table-cell>
          <table:table-cell office:value-type="float" office:value="-3.17393">
            <text:p>-3.1739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5243">
            <text:p>1.05243</text:p>
          </table:table-cell>
          <table:table-cell office:value-type="float" office:value="-0.000931342">
            <text:p>-0.000931342</text:p>
          </table:table-cell>
          <table:table-cell office:value-type="float" office:value="-1.14848">
            <text:p>-1.1484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633">
            <text:p>1.0633</text:p>
          </table:table-cell>
          <table:table-cell office:value-type="float" office:value="0.000363406">
            <text:p>0.000363406</text:p>
          </table:table-cell>
          <table:table-cell office:value-type="float" office:value="-0.619468">
            <text:p>-0.61946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7417">
            <text:p>1.07417</text:p>
          </table:table-cell>
          <table:table-cell office:value-type="float" office:value="0.000224215">
            <text:p>0.000224215</text:p>
          </table:table-cell>
          <table:table-cell office:value-type="float" office:value="-0.383238">
            <text:p>-0.383238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8504">
            <text:p>1.08504</text:p>
          </table:table-cell>
          <table:table-cell office:value-type="float" office:value="0.000185309">
            <text:p>0.000185309</text:p>
          </table:table-cell>
          <table:table-cell office:value-type="float" office:value="-0.253747">
            <text:p>-0.25374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9591">
            <text:p>1.09591</text:p>
          </table:table-cell>
          <table:table-cell office:value-type="float" office:value="0.000167568">
            <text:p>0.000167568</text:p>
          </table:table-cell>
          <table:table-cell office:value-type="float" office:value="-0.174737">
            <text:p>-0.174737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10678">
            <text:p>1.10678</text:p>
          </table:table-cell>
          <table:table-cell office:value-type="float" office:value="0.000157744">
            <text:p>0.000157744</text:p>
          </table:table-cell>
          <table:table-cell office:value-type="float" office:value="-0.123343">
            <text:p>-0.123343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11765">
            <text:p>1.11765</text:p>
          </table:table-cell>
          <table:table-cell office:value-type="float" office:value="0.000151715">
            <text:p>0.000151715</text:p>
          </table:table-cell>
          <table:table-cell office:value-type="float" office:value="-0.0885066">
            <text:p>-0.0885066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12852">
            <text:p>1.12852</text:p>
          </table:table-cell>
          <table:table-cell office:value-type="float" office:value="0.000147779">
            <text:p>0.000147779</text:p>
          </table:table-cell>
          <table:table-cell office:value-type="float" office:value="-0.0642304">
            <text:p>-0.0642304</text:p>
          </table:table-cell>
          <table:table-cell office:value-type="float" office:value="0.000261297">
            <text:p>0.000261297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392051">
            <text:p>0.0392051</text:p>
          </table:table-cell>
          <table:table-cell office:value-type="float" office:value="0.0000000120682">
            <text:p>1.20682E-008</text:p>
          </table:table-cell>
          <table:table-cell office:value-type="float" office:value="11132.6">
            <text:p>11132.6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50121">
            <text:p>0.050121</text:p>
          </table:table-cell>
          <table:table-cell office:value-type="float" office:value="0.0000000163391">
            <text:p>1.63391E-008</text:p>
          </table:table-cell>
          <table:table-cell office:value-type="float" office:value="8222.39">
            <text:p>8222.3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610369">
            <text:p>0.0610369</text:p>
          </table:table-cell>
          <table:table-cell office:value-type="float" office:value="0.000000022121">
            <text:p>2.2121E-008</text:p>
          </table:table-cell>
          <table:table-cell office:value-type="float" office:value="6073">
            <text:p>607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719528">
            <text:p>0.0719528</text:p>
          </table:table-cell>
          <table:table-cell office:value-type="float" office:value="0.000000029948">
            <text:p>2.9948E-008</text:p>
          </table:table-cell>
          <table:table-cell office:value-type="float" office:value="4485.54">
            <text:p>4485.5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828687">
            <text:p>0.0828687</text:p>
          </table:table-cell>
          <table:table-cell office:value-type="float" office:value="0.0000000405428">
            <text:p>4.05428E-008</text:p>
          </table:table-cell>
          <table:table-cell office:value-type="float" office:value="3313.1">
            <text:p>3313.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937846">
            <text:p>0.0937846</text:p>
          </table:table-cell>
          <table:table-cell office:value-type="float" office:value="0.0000000548829">
            <text:p>5.48829E-008</text:p>
          </table:table-cell>
          <table:table-cell office:value-type="float" office:value="2447.18">
            <text:p>2447.1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04701">
            <text:p>0.104701</text:p>
          </table:table-cell>
          <table:table-cell office:value-type="float" office:value="0.0000000742896">
            <text:p>7.42896E-008</text:p>
          </table:table-cell>
          <table:table-cell office:value-type="float" office:value="1807.64">
            <text:p>1807.6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15616">
            <text:p>0.115616</text:p>
          </table:table-cell>
          <table:table-cell office:value-type="float" office:value="0.000000100549">
            <text:p>1.00549E-007</text:p>
          </table:table-cell>
          <table:table-cell office:value-type="float" office:value="1335.3">
            <text:p>1335.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26532">
            <text:p>0.126532</text:p>
          </table:table-cell>
          <table:table-cell office:value-type="float" office:value="0.000000136071">
            <text:p>1.36071E-007</text:p>
          </table:table-cell>
          <table:table-cell office:value-type="float" office:value="986.448">
            <text:p>986.44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37448">
            <text:p>0.137448</text:p>
          </table:table-cell>
          <table:table-cell office:value-type="float" office:value="0.00000018411">
            <text:p>1.8411E-007</text:p>
          </table:table-cell>
          <table:table-cell office:value-type="float" office:value="728.798">
            <text:p>728.79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48364">
            <text:p>0.148364</text:p>
          </table:table-cell>
          <table:table-cell office:value-type="float" office:value="0.000000249048">
            <text:p>0.000000249</text:p>
          </table:table-cell>
          <table:table-cell office:value-type="float" office:value="538.507">
            <text:p>538.50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5928">
            <text:p>0.15928</text:p>
          </table:table-cell>
          <table:table-cell office:value-type="float" office:value="0.000000336779">
            <text:p>3.36779E-007</text:p>
          </table:table-cell>
          <table:table-cell office:value-type="float" office:value="397.965">
            <text:p>397.965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70196">
            <text:p>0.170196</text:p>
          </table:table-cell>
          <table:table-cell office:value-type="float" office:value="0.000000455212">
            <text:p>4.55212E-007</text:p>
          </table:table-cell>
          <table:table-cell office:value-type="float" office:value="294.166">
            <text:p>294.166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81112">
            <text:p>0.181112</text:p>
          </table:table-cell>
          <table:table-cell office:value-type="float" office:value="0.000000614923">
            <text:p>6.14923E-007</text:p>
          </table:table-cell>
          <table:table-cell office:value-type="float" office:value="217.504">
            <text:p>217.50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92028">
            <text:p>0.192028</text:p>
          </table:table-cell>
          <table:table-cell office:value-type="float" office:value="0.000000829995">
            <text:p>0.00000083</text:p>
          </table:table-cell>
          <table:table-cell office:value-type="float" office:value="160.884">
            <text:p>160.88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02944">
            <text:p>0.202944</text:p>
          </table:table-cell>
          <table:table-cell office:value-type="float" office:value="0.00000111907">
            <text:p>1.11907E-006</text:p>
          </table:table-cell>
          <table:table-cell office:value-type="float" office:value="119.067">
            <text:p>119.06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1386">
            <text:p>0.21386</text:p>
          </table:table-cell>
          <table:table-cell office:value-type="float" office:value="0.00000150662">
            <text:p>1.50662E-006</text:p>
          </table:table-cell>
          <table:table-cell office:value-type="float" office:value="88.1821">
            <text:p>88.182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24775">
            <text:p>0.224775</text:p>
          </table:table-cell>
          <table:table-cell office:value-type="float" office:value="0.0000020244">
            <text:p>2.0244E-006</text:p>
          </table:table-cell>
          <table:table-cell office:value-type="float" office:value="65.3717">
            <text:p>65.371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35691">
            <text:p>0.235691</text:p>
          </table:table-cell>
          <table:table-cell office:value-type="float" office:value="0.00000271304">
            <text:p>0.000002713</text:p>
          </table:table-cell>
          <table:table-cell office:value-type="float" office:value="48.5248">
            <text:p>48.524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46607">
            <text:p>0.246607</text:p>
          </table:table-cell>
          <table:table-cell office:value-type="float" office:value="0.00000362337">
            <text:p>3.62337E-006</text:p>
          </table:table-cell>
          <table:table-cell office:value-type="float" office:value="36.0823">
            <text:p>36.082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57523">
            <text:p>0.257523</text:p>
          </table:table-cell>
          <table:table-cell office:value-type="float" office:value="0.00000481713">
            <text:p>4.81713E-006</text:p>
          </table:table-cell>
          <table:table-cell office:value-type="float" office:value="26.8928">
            <text:p>26.892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68439">
            <text:p>0.268439</text:p>
          </table:table-cell>
          <table:table-cell office:value-type="float" office:value="0.00000636621">
            <text:p>6.36621E-006</text:p>
          </table:table-cell>
          <table:table-cell office:value-type="float" office:value="20.1057">
            <text:p>20.105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79355">
            <text:p>0.279355</text:p>
          </table:table-cell>
          <table:table-cell office:value-type="float" office:value="0.00000834917">
            <text:p>8.34917E-006</text:p>
          </table:table-cell>
          <table:table-cell office:value-type="float" office:value="15.093">
            <text:p>15.09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90271">
            <text:p>0.290271</text:p>
          </table:table-cell>
          <table:table-cell office:value-type="float" office:value="0.0000108438">
            <text:p>1.08438E-005</text:p>
          </table:table-cell>
          <table:table-cell office:value-type="float" office:value="11.3908">
            <text:p>11.390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01187">
            <text:p>0.301187</text:p>
          </table:table-cell>
          <table:table-cell office:value-type="float" office:value="0.0000139143">
            <text:p>1.39143E-005</text:p>
          </table:table-cell>
          <table:table-cell office:value-type="float" office:value="8.65649">
            <text:p>8.6564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12103">
            <text:p>0.312103</text:p>
          </table:table-cell>
          <table:table-cell office:value-type="float" office:value="0.0000175936">
            <text:p>1.75936E-005</text:p>
          </table:table-cell>
          <table:table-cell office:value-type="float" office:value="6.63703">
            <text:p>6.6370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23018">
            <text:p>0.323018</text:p>
          </table:table-cell>
          <table:table-cell office:value-type="float" office:value="0.0000218635">
            <text:p>2.18635E-005</text:p>
          </table:table-cell>
          <table:table-cell office:value-type="float" office:value="5.14554">
            <text:p>5.1455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33934">
            <text:p>0.333934</text:p>
          </table:table-cell>
          <table:table-cell office:value-type="float" office:value="0.0000266383">
            <text:p>2.66383E-005</text:p>
          </table:table-cell>
          <table:table-cell office:value-type="float" office:value="4.04397">
            <text:p>4.0439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4485">
            <text:p>0.34485</text:p>
          </table:table-cell>
          <table:table-cell office:value-type="float" office:value="0.0000317613">
            <text:p>3.17613E-005</text:p>
          </table:table-cell>
          <table:table-cell office:value-type="float" office:value="3.2304">
            <text:p>3.230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55766">
            <text:p>0.355766</text:p>
          </table:table-cell>
          <table:table-cell office:value-type="float" office:value="0.0000370195">
            <text:p>3.70195E-005</text:p>
          </table:table-cell>
          <table:table-cell office:value-type="float" office:value="2.62952">
            <text:p>2.62952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66682">
            <text:p>0.366682</text:p>
          </table:table-cell>
          <table:table-cell office:value-type="float" office:value="0.0000421765">
            <text:p>4.21765E-005</text:p>
          </table:table-cell>
          <table:table-cell office:value-type="float" office:value="2.18574">
            <text:p>2.1857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77598">
            <text:p>0.377598</text:p>
          </table:table-cell>
          <table:table-cell office:value-type="float" office:value="0.0000470134">
            <text:p>4.70134E-005</text:p>
          </table:table-cell>
          <table:table-cell office:value-type="float" office:value="1.85797">
            <text:p>1.8579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88514">
            <text:p>0.388514</text:p>
          </table:table-cell>
          <table:table-cell office:value-type="float" office:value="0.000051364">
            <text:p>0.000051364</text:p>
          </table:table-cell>
          <table:table-cell office:value-type="float" office:value="1.6159">
            <text:p>1.615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9943">
            <text:p>0.39943</text:p>
          </table:table-cell>
          <table:table-cell office:value-type="float" office:value="0.0000551321">
            <text:p>5.51321E-005</text:p>
          </table:table-cell>
          <table:table-cell office:value-type="float" office:value="1.43711">
            <text:p>1.4371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10346">
            <text:p>0.410346</text:p>
          </table:table-cell>
          <table:table-cell office:value-type="float" office:value="0.0000582904">
            <text:p>5.82904E-005</text:p>
          </table:table-cell>
          <table:table-cell office:value-type="float" office:value="1.30506">
            <text:p>1.30506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21262">
            <text:p>0.421262</text:p>
          </table:table-cell>
          <table:table-cell office:value-type="float" office:value="0.0000608655">
            <text:p>6.08655E-005</text:p>
          </table:table-cell>
          <table:table-cell office:value-type="float" office:value="1.20754">
            <text:p>1.2075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32177">
            <text:p>0.432177</text:p>
          </table:table-cell>
          <table:table-cell office:value-type="float" office:value="0.0000629184">
            <text:p>6.29184E-005</text:p>
          </table:table-cell>
          <table:table-cell office:value-type="float" office:value="1.13551">
            <text:p>1.1355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43093">
            <text:p>0.443093</text:p>
          </table:table-cell>
          <table:table-cell office:value-type="float" office:value="0.0000645258">
            <text:p>6.45258E-005</text:p>
          </table:table-cell>
          <table:table-cell office:value-type="float" office:value="1.08232">
            <text:p>1.08232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54009">
            <text:p>0.454009</text:p>
          </table:table-cell>
          <table:table-cell office:value-type="float" office:value="0.0000657667">
            <text:p>6.57667E-005</text:p>
          </table:table-cell>
          <table:table-cell office:value-type="float" office:value="1.04303">
            <text:p>1.0430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64925">
            <text:p>0.464925</text:p>
          </table:table-cell>
          <table:table-cell office:value-type="float" office:value="0.0000667142">
            <text:p>6.67142E-005</text:p>
          </table:table-cell>
          <table:table-cell office:value-type="float" office:value="1.01401">
            <text:p>1.0140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75841">
            <text:p>0.475841</text:p>
          </table:table-cell>
          <table:table-cell office:value-type="float" office:value="0.0000674318">
            <text:p>6.74318E-005</text:p>
          </table:table-cell>
          <table:table-cell office:value-type="float" office:value="0.992577">
            <text:p>0.99257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86757">
            <text:p>0.486757</text:p>
          </table:table-cell>
          <table:table-cell office:value-type="float" office:value="0.0000679717">
            <text:p>6.79717E-005</text:p>
          </table:table-cell>
          <table:table-cell office:value-type="float" office:value="0.976749">
            <text:p>0.97674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97673">
            <text:p>0.497673</text:p>
          </table:table-cell>
          <table:table-cell office:value-type="float" office:value="0.0000683761">
            <text:p>6.83761E-005</text:p>
          </table:table-cell>
          <table:table-cell office:value-type="float" office:value="0.965059">
            <text:p>0.96505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08589">
            <text:p>0.508589</text:p>
          </table:table-cell>
          <table:table-cell office:value-type="float" office:value="0.0000686779">
            <text:p>6.86779E-005</text:p>
          </table:table-cell>
          <table:table-cell office:value-type="float" office:value="0.956425">
            <text:p>0.956425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19505">
            <text:p>0.519505</text:p>
          </table:table-cell>
          <table:table-cell office:value-type="float" office:value="0.0000689024">
            <text:p>6.89024E-005</text:p>
          </table:table-cell>
          <table:table-cell office:value-type="float" office:value="0.950048">
            <text:p>0.95004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30421">
            <text:p>0.530421</text:p>
          </table:table-cell>
          <table:table-cell office:value-type="float" office:value="0.0000690692">
            <text:p>6.90692E-005</text:p>
          </table:table-cell>
          <table:table-cell office:value-type="float" office:value="0.945339">
            <text:p>0.94533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41336">
            <text:p>0.541336</text:p>
          </table:table-cell>
          <table:table-cell office:value-type="float" office:value="0.000069193">
            <text:p>0.000069193</text:p>
          </table:table-cell>
          <table:table-cell office:value-type="float" office:value="0.94186">
            <text:p>0.94186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52252">
            <text:p>0.552252</text:p>
          </table:table-cell>
          <table:table-cell office:value-type="float" office:value="0.0000692846">
            <text:p>6.92846E-005</text:p>
          </table:table-cell>
          <table:table-cell office:value-type="float" office:value="0.939292">
            <text:p>0.939292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63168">
            <text:p>0.563168</text:p>
          </table:table-cell>
          <table:table-cell office:value-type="float" office:value="0.0000693524">
            <text:p>6.93524E-005</text:p>
          </table:table-cell>
          <table:table-cell office:value-type="float" office:value="0.937395">
            <text:p>0.937395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74084">
            <text:p>0.574084</text:p>
          </table:table-cell>
          <table:table-cell office:value-type="float" office:value="0.0000694026">
            <text:p>6.94026E-005</text:p>
          </table:table-cell>
          <table:table-cell office:value-type="float" office:value="0.935994">
            <text:p>0.93599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85">
            <text:p>0.585</text:p>
          </table:table-cell>
          <table:table-cell office:value-type="float" office:value="0.0000694397">
            <text:p>6.94397E-005</text:p>
          </table:table-cell>
          <table:table-cell office:value-type="float" office:value="0.93496">
            <text:p>0.93496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95916">
            <text:p>0.595916</text:p>
          </table:table-cell>
          <table:table-cell office:value-type="float" office:value="0.0000694671">
            <text:p>6.94671E-005</text:p>
          </table:table-cell>
          <table:table-cell office:value-type="float" office:value="0.934197">
            <text:p>0.93419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06832">
            <text:p>0.606832</text:p>
          </table:table-cell>
          <table:table-cell office:value-type="float" office:value="0.0000694873">
            <text:p>6.94873E-005</text:p>
          </table:table-cell>
          <table:table-cell office:value-type="float" office:value="0.933634">
            <text:p>0.93363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17748">
            <text:p>0.617748</text:p>
          </table:table-cell>
          <table:table-cell office:value-type="float" office:value="0.0000695023">
            <text:p>6.95023E-005</text:p>
          </table:table-cell>
          <table:table-cell office:value-type="float" office:value="0.933219">
            <text:p>0.93321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28664">
            <text:p>0.628664</text:p>
          </table:table-cell>
          <table:table-cell office:value-type="float" office:value="0.0000695132">
            <text:p>6.95132E-005</text:p>
          </table:table-cell>
          <table:table-cell office:value-type="float" office:value="0.932914">
            <text:p>0.93291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39579">
            <text:p>0.639579</text:p>
          </table:table-cell>
          <table:table-cell office:value-type="float" office:value="0.0000695213">
            <text:p>6.95213E-005</text:p>
          </table:table-cell>
          <table:table-cell office:value-type="float" office:value="0.93269">
            <text:p>0.9326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50495">
            <text:p>0.650495</text:p>
          </table:table-cell>
          <table:table-cell office:value-type="float" office:value="0.0000695271">
            <text:p>6.95271E-005</text:p>
          </table:table-cell>
          <table:table-cell office:value-type="float" office:value="0.932528">
            <text:p>0.93252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61411">
            <text:p>0.661411</text:p>
          </table:table-cell>
          <table:table-cell office:value-type="float" office:value="0.0000695313">
            <text:p>6.95313E-005</text:p>
          </table:table-cell>
          <table:table-cell office:value-type="float" office:value="0.932411">
            <text:p>0.93241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72327">
            <text:p>0.672327</text:p>
          </table:table-cell>
          <table:table-cell office:value-type="float" office:value="0.0000695343">
            <text:p>6.95343E-005</text:p>
          </table:table-cell>
          <table:table-cell office:value-type="float" office:value="0.932328">
            <text:p>0.93232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83243">
            <text:p>0.683243</text:p>
          </table:table-cell>
          <table:table-cell office:value-type="float" office:value="0.0000695362">
            <text:p>6.95362E-005</text:p>
          </table:table-cell>
          <table:table-cell office:value-type="float" office:value="0.932274">
            <text:p>0.93227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94159">
            <text:p>0.694159</text:p>
          </table:table-cell>
          <table:table-cell office:value-type="float" office:value="0.0000695374">
            <text:p>6.95374E-005</text:p>
          </table:table-cell>
          <table:table-cell office:value-type="float" office:value="0.932241">
            <text:p>0.93224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05075">
            <text:p>0.705075</text:p>
          </table:table-cell>
          <table:table-cell office:value-type="float" office:value="0.0000695379">
            <text:p>6.95379E-005</text:p>
          </table:table-cell>
          <table:table-cell office:value-type="float" office:value="0.932228">
            <text:p>0.93222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15991">
            <text:p>0.715991</text:p>
          </table:table-cell>
          <table:table-cell office:value-type="float" office:value="0.0000695377">
            <text:p>6.95377E-005</text:p>
          </table:table-cell>
          <table:table-cell office:value-type="float" office:value="0.932233">
            <text:p>0.93223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26907">
            <text:p>0.726907</text:p>
          </table:table-cell>
          <table:table-cell office:value-type="float" office:value="0.0000695369">
            <text:p>6.95369E-005</text:p>
          </table:table-cell>
          <table:table-cell office:value-type="float" office:value="0.932257">
            <text:p>0.93225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37823">
            <text:p>0.737823</text:p>
          </table:table-cell>
          <table:table-cell office:value-type="float" office:value="0.0000695353">
            <text:p>6.95353E-005</text:p>
          </table:table-cell>
          <table:table-cell office:value-type="float" office:value="0.932301">
            <text:p>0.93230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48738">
            <text:p>0.748738</text:p>
          </table:table-cell>
          <table:table-cell office:value-type="float" office:value="0.0000695328">
            <text:p>6.95328E-005</text:p>
          </table:table-cell>
          <table:table-cell office:value-type="float" office:value="0.93237">
            <text:p>0.9323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59654">
            <text:p>0.759654</text:p>
          </table:table-cell>
          <table:table-cell office:value-type="float" office:value="0.0000695292">
            <text:p>6.95292E-005</text:p>
          </table:table-cell>
          <table:table-cell office:value-type="float" office:value="0.93247">
            <text:p>0.9324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7057">
            <text:p>0.77057</text:p>
          </table:table-cell>
          <table:table-cell office:value-type="float" office:value="0.0000695241">
            <text:p>6.95241E-005</text:p>
          </table:table-cell>
          <table:table-cell office:value-type="float" office:value="0.93261">
            <text:p>0.9326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81486">
            <text:p>0.781486</text:p>
          </table:table-cell>
          <table:table-cell office:value-type="float" office:value="0.0000695172">
            <text:p>6.95172E-005</text:p>
          </table:table-cell>
          <table:table-cell office:value-type="float" office:value="0.932805">
            <text:p>0.932805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92402">
            <text:p>0.792402</text:p>
          </table:table-cell>
          <table:table-cell office:value-type="float" office:value="0.0000695076">
            <text:p>6.95076E-005</text:p>
          </table:table-cell>
          <table:table-cell office:value-type="float" office:value="0.93307">
            <text:p>0.93307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03318">
            <text:p>0.803318</text:p>
          </table:table-cell>
          <table:table-cell office:value-type="float" office:value="0.0000694946">
            <text:p>6.94946E-005</text:p>
          </table:table-cell>
          <table:table-cell office:value-type="float" office:value="0.933432">
            <text:p>0.933432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14234">
            <text:p>0.814234</text:p>
          </table:table-cell>
          <table:table-cell office:value-type="float" office:value="0.0000694769">
            <text:p>6.94769E-005</text:p>
          </table:table-cell>
          <table:table-cell office:value-type="float" office:value="0.933924">
            <text:p>0.93392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2515">
            <text:p>0.82515</text:p>
          </table:table-cell>
          <table:table-cell office:value-type="float" office:value="0.0000694529">
            <text:p>6.94529E-005</text:p>
          </table:table-cell>
          <table:table-cell office:value-type="float" office:value="0.934593">
            <text:p>0.93459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36066">
            <text:p>0.836066</text:p>
          </table:table-cell>
          <table:table-cell office:value-type="float" office:value="0.0000694203">
            <text:p>6.94203E-005</text:p>
          </table:table-cell>
          <table:table-cell office:value-type="float" office:value="0.9355">
            <text:p>0.9355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46982">
            <text:p>0.846982</text:p>
          </table:table-cell>
          <table:table-cell office:value-type="float" office:value="0.0000693762">
            <text:p>6.93762E-005</text:p>
          </table:table-cell>
          <table:table-cell office:value-type="float" office:value="0.936732">
            <text:p>0.936732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57897">
            <text:p>0.857897</text:p>
          </table:table-cell>
          <table:table-cell office:value-type="float" office:value="0.0000693163">
            <text:p>6.93163E-005</text:p>
          </table:table-cell>
          <table:table-cell office:value-type="float" office:value="0.938405">
            <text:p>0.938405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68813">
            <text:p>0.868813</text:p>
          </table:table-cell>
          <table:table-cell office:value-type="float" office:value="0.000069235">
            <text:p>0.000069235</text:p>
          </table:table-cell>
          <table:table-cell office:value-type="float" office:value="0.94068">
            <text:p>0.9406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79729">
            <text:p>0.879729</text:p>
          </table:table-cell>
          <table:table-cell office:value-type="float" office:value="0.0000691247">
            <text:p>6.91247E-005</text:p>
          </table:table-cell>
          <table:table-cell office:value-type="float" office:value="0.943779">
            <text:p>0.94377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90645">
            <text:p>0.890645</text:p>
          </table:table-cell>
          <table:table-cell office:value-type="float" office:value="0.0000689746">
            <text:p>6.89746E-005</text:p>
          </table:table-cell>
          <table:table-cell office:value-type="float" office:value="0.948008">
            <text:p>0.94800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01561">
            <text:p>0.901561</text:p>
          </table:table-cell>
          <table:table-cell office:value-type="float" office:value="0.0000687703">
            <text:p>6.87703E-005</text:p>
          </table:table-cell>
          <table:table-cell office:value-type="float" office:value="0.953795">
            <text:p>0.953795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12477">
            <text:p>0.912477</text:p>
          </table:table-cell>
          <table:table-cell office:value-type="float" office:value="0.0000684917">
            <text:p>6.84917E-005</text:p>
          </table:table-cell>
          <table:table-cell office:value-type="float" office:value="0.961743">
            <text:p>0.96174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23393">
            <text:p>0.923393</text:p>
          </table:table-cell>
          <table:table-cell office:value-type="float" office:value="0.0000681106">
            <text:p>6.81106E-005</text:p>
          </table:table-cell>
          <table:table-cell office:value-type="float" office:value="0.972719">
            <text:p>0.97271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34309">
            <text:p>0.934309</text:p>
          </table:table-cell>
          <table:table-cell office:value-type="float" office:value="0.0000675876">
            <text:p>6.75876E-005</text:p>
          </table:table-cell>
          <table:table-cell office:value-type="float" office:value="0.987985">
            <text:p>0.987985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45225">
            <text:p>0.945225</text:p>
          </table:table-cell>
          <table:table-cell office:value-type="float" office:value="0.0000668661">
            <text:p>6.68661E-005</text:p>
          </table:table-cell>
          <table:table-cell office:value-type="float" office:value="1.00944">
            <text:p>1.0094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5614">
            <text:p>0.95614</text:p>
          </table:table-cell>
          <table:table-cell office:value-type="float" office:value="0.000065864">
            <text:p>0.000065864</text:p>
          </table:table-cell>
          <table:table-cell office:value-type="float" office:value="1.04001">
            <text:p>1.0400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67056">
            <text:p>0.967056</text:p>
          </table:table-cell>
          <table:table-cell office:value-type="float" office:value="0.0000644588">
            <text:p>6.44588E-005</text:p>
          </table:table-cell>
          <table:table-cell office:value-type="float" office:value="1.08448">
            <text:p>1.0844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77972">
            <text:p>0.977972</text:p>
          </table:table-cell>
          <table:table-cell office:value-type="float" office:value="0.0000624616">
            <text:p>6.24616E-005</text:p>
          </table:table-cell>
          <table:table-cell office:value-type="float" office:value="1.15113">
            <text:p>1.1511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88888">
            <text:p>0.988888</text:p>
          </table:table-cell>
          <table:table-cell office:value-type="float" office:value="0.0000595684">
            <text:p>5.95684E-005</text:p>
          </table:table-cell>
          <table:table-cell office:value-type="float" office:value="1.25561">
            <text:p>1.2556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99804">
            <text:p>0.999804</text:p>
          </table:table-cell>
          <table:table-cell office:value-type="float" office:value="0.0000552585">
            <text:p>5.52585E-005</text:p>
          </table:table-cell>
          <table:table-cell office:value-type="float" office:value="1.43154">
            <text:p>1.4315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1072">
            <text:p>1.01072</text:p>
          </table:table-cell>
          <table:table-cell office:value-type="float" office:value="0.0000485645">
            <text:p>4.85645E-005</text:p>
          </table:table-cell>
          <table:table-cell office:value-type="float" office:value="1.76669">
            <text:p>1.76669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2164">
            <text:p>1.02164</text:p>
          </table:table-cell>
          <table:table-cell office:value-type="float" office:value="0.0000374619">
            <text:p>3.74619E-005</text:p>
          </table:table-cell>
          <table:table-cell office:value-type="float" office:value="2.58666">
            <text:p>2.58666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3255">
            <text:p>1.03255</text:p>
          </table:table-cell>
          <table:table-cell office:value-type="float" office:value="0.0000168772">
            <text:p>1.68772E-005</text:p>
          </table:table-cell>
          <table:table-cell office:value-type="float" office:value="6.9612">
            <text:p>6.9612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4347">
            <text:p>1.04347</text:p>
          </table:table-cell>
          <table:table-cell office:value-type="float" office:value="-0.0000305582">
            <text:p>-3.05582E-005</text:p>
          </table:table-cell>
          <table:table-cell office:value-type="float" office:value="-5.39696">
            <text:p>-5.39696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5438">
            <text:p>1.05438</text:p>
          </table:table-cell>
          <table:table-cell office:value-type="float" office:value="-0.000229441">
            <text:p>-0.000229441</text:p>
          </table:table-cell>
          <table:table-cell office:value-type="float" office:value="-1.58561">
            <text:p>-1.58561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653">
            <text:p>1.0653</text:p>
          </table:table-cell>
          <table:table-cell office:value-type="float" office:value="0.000709276">
            <text:p>0.000709276</text:p>
          </table:table-cell>
          <table:table-cell office:value-type="float" office:value="-0.810563">
            <text:p>-0.81056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7622">
            <text:p>1.07622</text:p>
          </table:table-cell>
          <table:table-cell office:value-type="float" office:value="0.000262302">
            <text:p>0.000262302</text:p>
          </table:table-cell>
          <table:table-cell office:value-type="float" office:value="-0.487754">
            <text:p>-0.48775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8713">
            <text:p>1.08713</text:p>
          </table:table-cell>
          <table:table-cell office:value-type="float" office:value="0.000196691">
            <text:p>0.000196691</text:p>
          </table:table-cell>
          <table:table-cell office:value-type="float" office:value="-0.316883">
            <text:p>-0.316883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9805">
            <text:p>1.09805</text:p>
          </table:table-cell>
          <table:table-cell office:value-type="float" office:value="0.000171149">
            <text:p>0.000171149</text:p>
          </table:table-cell>
          <table:table-cell office:value-type="float" office:value="-0.214934">
            <text:p>-0.214934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0896">
            <text:p>1.10896</text:p>
          </table:table-cell>
          <table:table-cell office:value-type="float" office:value="0.000158021">
            <text:p>0.000158021</text:p>
          </table:table-cell>
          <table:table-cell office:value-type="float" office:value="-0.149716">
            <text:p>-0.149716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1988">
            <text:p>1.11988</text:p>
          </table:table-cell>
          <table:table-cell office:value-type="float" office:value="0.000150314">
            <text:p>0.000150314</text:p>
          </table:table-cell>
          <table:table-cell office:value-type="float" office:value="-0.106118">
            <text:p>-0.106118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3079">
            <text:p>1.13079</text:p>
          </table:table-cell>
          <table:table-cell office:value-type="float" office:value="0.000145432">
            <text:p>0.000145432</text:p>
          </table:table-cell>
          <table:table-cell office:value-type="float" office:value="-0.0761095">
            <text:p>-0.0761095</text:p>
          </table:table-cell>
          <table:table-cell office:value-type="float" office:value="0.000268205">
            <text:p>0.00026820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377095">
            <text:p>0.0377095</text:p>
          </table:table-cell>
          <table:table-cell office:value-type="float" office:value="0.0000000119516">
            <text:p>0.000000012</text:p>
          </table:table-cell>
          <table:table-cell office:value-type="float" office:value="10856.7">
            <text:p>10856.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486553">
            <text:p>0.0486553</text:p>
          </table:table-cell>
          <table:table-cell office:value-type="float" office:value="0.0000000163157">
            <text:p>1.63157E-008</text:p>
          </table:table-cell>
          <table:table-cell office:value-type="float" office:value="7952.53">
            <text:p>7952.5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596011">
            <text:p>0.0596011</text:p>
          </table:table-cell>
          <table:table-cell office:value-type="float" office:value="0.0000000222728">
            <text:p>2.22728E-008</text:p>
          </table:table-cell>
          <table:table-cell office:value-type="float" office:value="5825.29">
            <text:p>5825.2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705469">
            <text:p>0.0705469</text:p>
          </table:table-cell>
          <table:table-cell office:value-type="float" office:value="0.0000000304038">
            <text:p>3.04038E-008</text:p>
          </table:table-cell>
          <table:table-cell office:value-type="float" office:value="4267.13">
            <text:p>4267.1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814928">
            <text:p>0.0814928</text:p>
          </table:table-cell>
          <table:table-cell office:value-type="float" office:value="0.0000000415014">
            <text:p>4.15014E-008</text:p>
          </table:table-cell>
          <table:table-cell office:value-type="float" office:value="3125.82">
            <text:p>3125.8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924386">
            <text:p>0.0924386</text:p>
          </table:table-cell>
          <table:table-cell office:value-type="float" office:value="0.0000000566461">
            <text:p>5.66461E-008</text:p>
          </table:table-cell>
          <table:table-cell office:value-type="float" office:value="2289.85">
            <text:p>2289.8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03384">
            <text:p>0.103384</text:p>
          </table:table-cell>
          <table:table-cell office:value-type="float" office:value="0.000000077311">
            <text:p>7.7311E-008</text:p>
          </table:table-cell>
          <table:table-cell office:value-type="float" office:value="1677.51">
            <text:p>1677.5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1433">
            <text:p>0.11433</text:p>
          </table:table-cell>
          <table:table-cell office:value-type="float" office:value="0.000000105503">
            <text:p>1.05503E-007</text:p>
          </table:table-cell>
          <table:table-cell office:value-type="float" office:value="1228.99">
            <text:p>1228.9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25276">
            <text:p>0.125276</text:p>
          </table:table-cell>
          <table:table-cell office:value-type="float" office:value="0.000000143952">
            <text:p>0.000000144</text:p>
          </table:table-cell>
          <table:table-cell office:value-type="float" office:value="900.465">
            <text:p>900.46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36222">
            <text:p>0.136222</text:p>
          </table:table-cell>
          <table:table-cell office:value-type="float" office:value="0.000000196371">
            <text:p>1.96371E-007</text:p>
          </table:table-cell>
          <table:table-cell office:value-type="float" office:value="659.827">
            <text:p>659.82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47168">
            <text:p>0.147168</text:p>
          </table:table-cell>
          <table:table-cell office:value-type="float" office:value="0.000000267802">
            <text:p>2.67802E-007</text:p>
          </table:table-cell>
          <table:table-cell office:value-type="float" office:value="483.565">
            <text:p>483.56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58113">
            <text:p>0.158113</text:p>
          </table:table-cell>
          <table:table-cell office:value-type="float" office:value="0.000000365071">
            <text:p>3.65071E-007</text:p>
          </table:table-cell>
          <table:table-cell office:value-type="float" office:value="354.458">
            <text:p>354.458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69059">
            <text:p>0.169059</text:p>
          </table:table-cell>
          <table:table-cell office:value-type="float" office:value="0.000000497403">
            <text:p>4.97403E-007</text:p>
          </table:table-cell>
          <table:table-cell office:value-type="float" office:value="259.89">
            <text:p>259.8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80005">
            <text:p>0.180005</text:p>
          </table:table-cell>
          <table:table-cell office:value-type="float" office:value="0.000000677206">
            <text:p>6.77206E-007</text:p>
          </table:table-cell>
          <table:table-cell office:value-type="float" office:value="190.622">
            <text:p>190.62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90951">
            <text:p>0.190951</text:p>
          </table:table-cell>
          <table:table-cell office:value-type="float" office:value="0.000000921092">
            <text:p>9.21092E-007</text:p>
          </table:table-cell>
          <table:table-cell office:value-type="float" office:value="139.884">
            <text:p>139.884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01897">
            <text:p>0.201897</text:p>
          </table:table-cell>
          <table:table-cell office:value-type="float" office:value="0.00000125113">
            <text:p>1.25113E-006</text:p>
          </table:table-cell>
          <table:table-cell office:value-type="float" office:value="102.721">
            <text:p>102.72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12842">
            <text:p>0.212842</text:p>
          </table:table-cell>
          <table:table-cell office:value-type="float" office:value="0.00000169633">
            <text:p>1.69633E-006</text:p>
          </table:table-cell>
          <table:table-cell office:value-type="float" office:value="75.4991">
            <text:p>75.499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23788">
            <text:p>0.223788</text:p>
          </table:table-cell>
          <table:table-cell office:value-type="float" office:value="0.00000229433">
            <text:p>2.29433E-006</text:p>
          </table:table-cell>
          <table:table-cell office:value-type="float" office:value="55.56">
            <text:p>55.56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34734">
            <text:p>0.234734</text:p>
          </table:table-cell>
          <table:table-cell office:value-type="float" office:value="0.00000309301">
            <text:p>0.000003093</text:p>
          </table:table-cell>
          <table:table-cell office:value-type="float" office:value="40.9552">
            <text:p>40.955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4568">
            <text:p>0.24568</text:p>
          </table:table-cell>
          <table:table-cell office:value-type="float" office:value="0.00000415157">
            <text:p>4.15157E-006</text:p>
          </table:table-cell>
          <table:table-cell office:value-type="float" office:value="30.2575">
            <text:p>30.257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56626">
            <text:p>0.256626</text:p>
          </table:table-cell>
          <table:table-cell office:value-type="float" office:value="0.00000554049">
            <text:p>5.54049E-006</text:p>
          </table:table-cell>
          <table:table-cell office:value-type="float" office:value="22.4217">
            <text:p>22.421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67572">
            <text:p>0.267572</text:p>
          </table:table-cell>
          <table:table-cell office:value-type="float" office:value="0.00000733889">
            <text:p>7.33889E-006</text:p>
          </table:table-cell>
          <table:table-cell office:value-type="float" office:value="16.6822">
            <text:p>16.682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78517">
            <text:p>0.278517</text:p>
          </table:table-cell>
          <table:table-cell office:value-type="float" office:value="0.00000962802">
            <text:p>0.000009628</text:p>
          </table:table-cell>
          <table:table-cell office:value-type="float" office:value="12.4781">
            <text:p>12.478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89463">
            <text:p>0.289463</text:p>
          </table:table-cell>
          <table:table-cell office:value-type="float" office:value="0.0000124791">
            <text:p>1.24791E-005</text:p>
          </table:table-cell>
          <table:table-cell office:value-type="float" office:value="9.39876">
            <text:p>9.39876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00409">
            <text:p>0.300409</text:p>
          </table:table-cell>
          <table:table-cell office:value-type="float" office:value="0.0000159357">
            <text:p>1.59357E-005</text:p>
          </table:table-cell>
          <table:table-cell office:value-type="float" office:value="7.14321">
            <text:p>7.1432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11355">
            <text:p>0.311355</text:p>
          </table:table-cell>
          <table:table-cell office:value-type="float" office:value="0.0000199917">
            <text:p>1.99917E-005</text:p>
          </table:table-cell>
          <table:table-cell office:value-type="float" office:value="5.49107">
            <text:p>5.4910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22301">
            <text:p>0.322301</text:p>
          </table:table-cell>
          <table:table-cell office:value-type="float" office:value="0.0000245729">
            <text:p>2.45729E-005</text:p>
          </table:table-cell>
          <table:table-cell office:value-type="float" office:value="4.28093">
            <text:p>4.2809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33246">
            <text:p>0.333246</text:p>
          </table:table-cell>
          <table:table-cell office:value-type="float" office:value="0.0000295293">
            <text:p>2.95293E-005</text:p>
          </table:table-cell>
          <table:table-cell office:value-type="float" office:value="3.39453">
            <text:p>3.3945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44192">
            <text:p>0.344192</text:p>
          </table:table-cell>
          <table:table-cell office:value-type="float" office:value="0.0000346485">
            <text:p>3.46485E-005</text:p>
          </table:table-cell>
          <table:table-cell office:value-type="float" office:value="2.74526">
            <text:p>2.74526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55138">
            <text:p>0.355138</text:p>
          </table:table-cell>
          <table:table-cell office:value-type="float" office:value="0.000039688">
            <text:p>0.000039688</text:p>
          </table:table-cell>
          <table:table-cell office:value-type="float" office:value="2.26969">
            <text:p>2.2696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66084">
            <text:p>0.366084</text:p>
          </table:table-cell>
          <table:table-cell office:value-type="float" office:value="0.0000444204">
            <text:p>4.44204E-005</text:p>
          </table:table-cell>
          <table:table-cell office:value-type="float" office:value="1.92135">
            <text:p>1.9213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7703">
            <text:p>0.37703</text:p>
          </table:table-cell>
          <table:table-cell office:value-type="float" office:value="0.0000486714">
            <text:p>4.86714E-005</text:p>
          </table:table-cell>
          <table:table-cell office:value-type="float" office:value="1.66619">
            <text:p>1.6661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87975">
            <text:p>0.387975</text:p>
          </table:table-cell>
          <table:table-cell office:value-type="float" office:value="0.0000523403">
            <text:p>5.23403E-005</text:p>
          </table:table-cell>
          <table:table-cell office:value-type="float" office:value="1.4793">
            <text:p>1.479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98921">
            <text:p>0.398921</text:p>
          </table:table-cell>
          <table:table-cell office:value-type="float" office:value="0.0000553992">
            <text:p>5.53992E-005</text:p>
          </table:table-cell>
          <table:table-cell office:value-type="float" office:value="1.34241">
            <text:p>1.3424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09867">
            <text:p>0.409867</text:p>
          </table:table-cell>
          <table:table-cell office:value-type="float" office:value="0.0000578767">
            <text:p>5.78767E-005</text:p>
          </table:table-cell>
          <table:table-cell office:value-type="float" office:value="1.24214">
            <text:p>1.24214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20813">
            <text:p>0.420813</text:p>
          </table:table-cell>
          <table:table-cell office:value-type="float" office:value="0.0000598368">
            <text:p>5.98368E-005</text:p>
          </table:table-cell>
          <table:table-cell office:value-type="float" office:value="1.16869">
            <text:p>1.1686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31759">
            <text:p>0.431759</text:p>
          </table:table-cell>
          <table:table-cell office:value-type="float" office:value="0.0000613589">
            <text:p>6.13589E-005</text:p>
          </table:table-cell>
          <table:table-cell office:value-type="float" office:value="1.11489">
            <text:p>1.1148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42704">
            <text:p>0.442704</text:p>
          </table:table-cell>
          <table:table-cell office:value-type="float" office:value="0.0000625239">
            <text:p>6.25239E-005</text:p>
          </table:table-cell>
          <table:table-cell office:value-type="float" office:value="1.07549">
            <text:p>1.0754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5365">
            <text:p>0.45365</text:p>
          </table:table-cell>
          <table:table-cell office:value-type="float" office:value="0.0000634057">
            <text:p>6.34057E-005</text:p>
          </table:table-cell>
          <table:table-cell office:value-type="float" office:value="1.04662">
            <text:p>1.0466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64596">
            <text:p>0.464596</text:p>
          </table:table-cell>
          <table:table-cell office:value-type="float" office:value="0.0000640675">
            <text:p>6.40675E-005</text:p>
          </table:table-cell>
          <table:table-cell office:value-type="float" office:value="1.02548">
            <text:p>1.02548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75542">
            <text:p>0.475542</text:p>
          </table:table-cell>
          <table:table-cell office:value-type="float" office:value="0.0000645611">
            <text:p>6.45611E-005</text:p>
          </table:table-cell>
          <table:table-cell office:value-type="float" office:value="1.01">
            <text:p>1.0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86488">
            <text:p>0.486488</text:p>
          </table:table-cell>
          <table:table-cell office:value-type="float" office:value="0.0000649275">
            <text:p>6.49275E-005</text:p>
          </table:table-cell>
          <table:table-cell office:value-type="float" office:value="0.998653">
            <text:p>0.99865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97434">
            <text:p>0.497434</text:p>
          </table:table-cell>
          <table:table-cell office:value-type="float" office:value="0.0000651985">
            <text:p>6.51985E-005</text:p>
          </table:table-cell>
          <table:table-cell office:value-type="float" office:value="0.990345">
            <text:p>0.99034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08379">
            <text:p>0.508379</text:p>
          </table:table-cell>
          <table:table-cell office:value-type="float" office:value="0.0000653985">
            <text:p>6.53985E-005</text:p>
          </table:table-cell>
          <table:table-cell office:value-type="float" office:value="0.984259">
            <text:p>0.98425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19325">
            <text:p>0.519325</text:p>
          </table:table-cell>
          <table:table-cell office:value-type="float" office:value="0.0000655457">
            <text:p>6.55457E-005</text:p>
          </table:table-cell>
          <table:table-cell office:value-type="float" office:value="0.979802">
            <text:p>0.97980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30271">
            <text:p>0.530271</text:p>
          </table:table-cell>
          <table:table-cell office:value-type="float" office:value="0.000065654">
            <text:p>0.000065654</text:p>
          </table:table-cell>
          <table:table-cell office:value-type="float" office:value="0.976537">
            <text:p>0.97653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41217">
            <text:p>0.541217</text:p>
          </table:table-cell>
          <table:table-cell office:value-type="float" office:value="0.0000657335">
            <text:p>6.57335E-005</text:p>
          </table:table-cell>
          <table:table-cell office:value-type="float" office:value="0.974146">
            <text:p>0.974146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52163">
            <text:p>0.552163</text:p>
          </table:table-cell>
          <table:table-cell office:value-type="float" office:value="0.0000657919">
            <text:p>6.57919E-005</text:p>
          </table:table-cell>
          <table:table-cell office:value-type="float" office:value="0.972394">
            <text:p>0.972394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63108">
            <text:p>0.563108</text:p>
          </table:table-cell>
          <table:table-cell office:value-type="float" office:value="0.0000658347">
            <text:p>6.58347E-005</text:p>
          </table:table-cell>
          <table:table-cell office:value-type="float" office:value="0.971111">
            <text:p>0.97111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74054">
            <text:p>0.574054</text:p>
          </table:table-cell>
          <table:table-cell office:value-type="float" office:value="0.0000658661">
            <text:p>6.58661E-005</text:p>
          </table:table-cell>
          <table:table-cell office:value-type="float" office:value="0.970172">
            <text:p>0.97017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85">
            <text:p>0.585</text:p>
          </table:table-cell>
          <table:table-cell office:value-type="float" office:value="0.0000658891">
            <text:p>6.58891E-005</text:p>
          </table:table-cell>
          <table:table-cell office:value-type="float" office:value="0.969484">
            <text:p>0.969484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95946">
            <text:p>0.595946</text:p>
          </table:table-cell>
          <table:table-cell office:value-type="float" office:value="0.0000659059">
            <text:p>6.59059E-005</text:p>
          </table:table-cell>
          <table:table-cell office:value-type="float" office:value="0.96898">
            <text:p>0.96898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06892">
            <text:p>0.606892</text:p>
          </table:table-cell>
          <table:table-cell office:value-type="float" office:value="0.0000659183">
            <text:p>6.59183E-005</text:p>
          </table:table-cell>
          <table:table-cell office:value-type="float" office:value="0.968612">
            <text:p>0.96861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17837">
            <text:p>0.617837</text:p>
          </table:table-cell>
          <table:table-cell office:value-type="float" office:value="0.0000659273">
            <text:p>6.59273E-005</text:p>
          </table:table-cell>
          <table:table-cell office:value-type="float" office:value="0.968343">
            <text:p>0.96834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28783">
            <text:p>0.628783</text:p>
          </table:table-cell>
          <table:table-cell office:value-type="float" office:value="0.0000659339">
            <text:p>6.59339E-005</text:p>
          </table:table-cell>
          <table:table-cell office:value-type="float" office:value="0.968147">
            <text:p>0.96814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39729">
            <text:p>0.639729</text:p>
          </table:table-cell>
          <table:table-cell office:value-type="float" office:value="0.0000659386">
            <text:p>6.59386E-005</text:p>
          </table:table-cell>
          <table:table-cell office:value-type="float" office:value="0.968005">
            <text:p>0.96800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50675">
            <text:p>0.650675</text:p>
          </table:table-cell>
          <table:table-cell office:value-type="float" office:value="0.0000659421">
            <text:p>6.59421E-005</text:p>
          </table:table-cell>
          <table:table-cell office:value-type="float" office:value="0.967902">
            <text:p>0.96790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61621">
            <text:p>0.661621</text:p>
          </table:table-cell>
          <table:table-cell office:value-type="float" office:value="0.0000659445">
            <text:p>6.59445E-005</text:p>
          </table:table-cell>
          <table:table-cell office:value-type="float" office:value="0.967829">
            <text:p>0.96782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72566">
            <text:p>0.672566</text:p>
          </table:table-cell>
          <table:table-cell office:value-type="float" office:value="0.0000659462">
            <text:p>6.59462E-005</text:p>
          </table:table-cell>
          <table:table-cell office:value-type="float" office:value="0.967779">
            <text:p>0.96777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83512">
            <text:p>0.683512</text:p>
          </table:table-cell>
          <table:table-cell office:value-type="float" office:value="0.0000659473">
            <text:p>6.59473E-005</text:p>
          </table:table-cell>
          <table:table-cell office:value-type="float" office:value="0.967747">
            <text:p>0.96774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94458">
            <text:p>0.694458</text:p>
          </table:table-cell>
          <table:table-cell office:value-type="float" office:value="0.0000659478">
            <text:p>6.59478E-005</text:p>
          </table:table-cell>
          <table:table-cell office:value-type="float" office:value="0.96773">
            <text:p>0.9677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05404">
            <text:p>0.705404</text:p>
          </table:table-cell>
          <table:table-cell office:value-type="float" office:value="0.000065948">
            <text:p>0.000065948</text:p>
          </table:table-cell>
          <table:table-cell office:value-type="float" office:value="0.967725">
            <text:p>0.96772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1635">
            <text:p>0.71635</text:p>
          </table:table-cell>
          <table:table-cell office:value-type="float" office:value="0.0000659477">
            <text:p>6.59477E-005</text:p>
          </table:table-cell>
          <table:table-cell office:value-type="float" office:value="0.967733">
            <text:p>0.96773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27296">
            <text:p>0.727296</text:p>
          </table:table-cell>
          <table:table-cell office:value-type="float" office:value="0.000065947">
            <text:p>0.000065947</text:p>
          </table:table-cell>
          <table:table-cell office:value-type="float" office:value="0.967754">
            <text:p>0.967754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38241">
            <text:p>0.738241</text:p>
          </table:table-cell>
          <table:table-cell office:value-type="float" office:value="0.0000659458">
            <text:p>6.59458E-005</text:p>
          </table:table-cell>
          <table:table-cell office:value-type="float" office:value="0.967791">
            <text:p>0.96779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49187">
            <text:p>0.749187</text:p>
          </table:table-cell>
          <table:table-cell office:value-type="float" office:value="0.0000659439">
            <text:p>6.59439E-005</text:p>
          </table:table-cell>
          <table:table-cell office:value-type="float" office:value="0.967847">
            <text:p>0.96784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60133">
            <text:p>0.760133</text:p>
          </table:table-cell>
          <table:table-cell office:value-type="float" office:value="0.0000659412">
            <text:p>6.59412E-005</text:p>
          </table:table-cell>
          <table:table-cell office:value-type="float" office:value="0.967927">
            <text:p>0.96792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71079">
            <text:p>0.771079</text:p>
          </table:table-cell>
          <table:table-cell office:value-type="float" office:value="0.0000659374">
            <text:p>6.59374E-005</text:p>
          </table:table-cell>
          <table:table-cell office:value-type="float" office:value="0.96804">
            <text:p>0.96804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82025">
            <text:p>0.782025</text:p>
          </table:table-cell>
          <table:table-cell office:value-type="float" office:value="0.0000659322">
            <text:p>6.59322E-005</text:p>
          </table:table-cell>
          <table:table-cell office:value-type="float" office:value="0.968196">
            <text:p>0.968196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9297">
            <text:p>0.79297</text:p>
          </table:table-cell>
          <table:table-cell office:value-type="float" office:value="0.000065925">
            <text:p>0.000065925</text:p>
          </table:table-cell>
          <table:table-cell office:value-type="float" office:value="0.96841">
            <text:p>0.9684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03916">
            <text:p>0.803916</text:p>
          </table:table-cell>
          <table:table-cell office:value-type="float" office:value="0.0000659152">
            <text:p>6.59152E-005</text:p>
          </table:table-cell>
          <table:table-cell office:value-type="float" office:value="0.968705">
            <text:p>0.96870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14862">
            <text:p>0.814862</text:p>
          </table:table-cell>
          <table:table-cell office:value-type="float" office:value="0.0000659017">
            <text:p>6.59017E-005</text:p>
          </table:table-cell>
          <table:table-cell office:value-type="float" office:value="0.969107">
            <text:p>0.96910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25808">
            <text:p>0.825808</text:p>
          </table:table-cell>
          <table:table-cell office:value-type="float" office:value="0.0000658832">
            <text:p>6.58832E-005</text:p>
          </table:table-cell>
          <table:table-cell office:value-type="float" office:value="0.969659">
            <text:p>0.96965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36754">
            <text:p>0.836754</text:p>
          </table:table-cell>
          <table:table-cell office:value-type="float" office:value="0.000065858">
            <text:p>0.000065858</text:p>
          </table:table-cell>
          <table:table-cell office:value-type="float" office:value="0.970413">
            <text:p>0.97041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47699">
            <text:p>0.847699</text:p>
          </table:table-cell>
          <table:table-cell office:value-type="float" office:value="0.0000658236">
            <text:p>6.58236E-005</text:p>
          </table:table-cell>
          <table:table-cell office:value-type="float" office:value="0.971444">
            <text:p>0.971444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58645">
            <text:p>0.858645</text:p>
          </table:table-cell>
          <table:table-cell office:value-type="float" office:value="0.0000657765">
            <text:p>6.57765E-005</text:p>
          </table:table-cell>
          <table:table-cell office:value-type="float" office:value="0.972857">
            <text:p>0.97285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69591">
            <text:p>0.869591</text:p>
          </table:table-cell>
          <table:table-cell office:value-type="float" office:value="0.000065712">
            <text:p>0.000065712</text:p>
          </table:table-cell>
          <table:table-cell office:value-type="float" office:value="0.974791">
            <text:p>0.97479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80537">
            <text:p>0.880537</text:p>
          </table:table-cell>
          <table:table-cell office:value-type="float" office:value="0.0000656238">
            <text:p>6.56238E-005</text:p>
          </table:table-cell>
          <table:table-cell office:value-type="float" office:value="0.977446">
            <text:p>0.977446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91483">
            <text:p>0.891483</text:p>
          </table:table-cell>
          <table:table-cell office:value-type="float" office:value="0.000065503">
            <text:p>0.000065503</text:p>
          </table:table-cell>
          <table:table-cell office:value-type="float" office:value="0.981093">
            <text:p>0.98109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02428">
            <text:p>0.902428</text:p>
          </table:table-cell>
          <table:table-cell office:value-type="float" office:value="0.0000653373">
            <text:p>6.53373E-005</text:p>
          </table:table-cell>
          <table:table-cell office:value-type="float" office:value="0.986116">
            <text:p>0.986116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13374">
            <text:p>0.913374</text:p>
          </table:table-cell>
          <table:table-cell office:value-type="float" office:value="0.0000651098">
            <text:p>6.51098E-005</text:p>
          </table:table-cell>
          <table:table-cell office:value-type="float" office:value="0.993057">
            <text:p>0.99305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2432">
            <text:p>0.92432</text:p>
          </table:table-cell>
          <table:table-cell office:value-type="float" office:value="0.0000647965">
            <text:p>6.47965E-005</text:p>
          </table:table-cell>
          <table:table-cell office:value-type="float" office:value="1.00269">
            <text:p>1.00269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35266">
            <text:p>0.935266</text:p>
          </table:table-cell>
          <table:table-cell office:value-type="float" office:value="0.0000643638">
            <text:p>6.43638E-005</text:p>
          </table:table-cell>
          <table:table-cell office:value-type="float" office:value="1.01616">
            <text:p>1.01616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46212">
            <text:p>0.946212</text:p>
          </table:table-cell>
          <table:table-cell office:value-type="float" office:value="0.0000637638">
            <text:p>6.37638E-005</text:p>
          </table:table-cell>
          <table:table-cell office:value-type="float" office:value="1.03513">
            <text:p>1.0351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57158">
            <text:p>0.957158</text:p>
          </table:table-cell>
          <table:table-cell office:value-type="float" office:value="0.0000629266">
            <text:p>6.29266E-005</text:p>
          </table:table-cell>
          <table:table-cell office:value-type="float" office:value="1.06221">
            <text:p>1.0622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68103">
            <text:p>0.968103</text:p>
          </table:table-cell>
          <table:table-cell office:value-type="float" office:value="0.0000617487">
            <text:p>6.17487E-005</text:p>
          </table:table-cell>
          <table:table-cell office:value-type="float" office:value="1.10154">
            <text:p>1.10154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79049">
            <text:p>0.979049</text:p>
          </table:table-cell>
          <table:table-cell office:value-type="float" office:value="0.0000600719">
            <text:p>6.00719E-005</text:p>
          </table:table-cell>
          <table:table-cell office:value-type="float" office:value="1.1602">
            <text:p>1.160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89995">
            <text:p>0.989995</text:p>
          </table:table-cell>
          <table:table-cell office:value-type="float" office:value="0.0000576446">
            <text:p>5.76446E-005</text:p>
          </table:table-cell>
          <table:table-cell office:value-type="float" office:value="1.25117">
            <text:p>1.2511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0094">
            <text:p>1.00094</text:p>
          </table:table-cell>
          <table:table-cell office:value-type="float" office:value="0.0000540441">
            <text:p>5.40441E-005</text:p>
          </table:table-cell>
          <table:table-cell office:value-type="float" office:value="1.40114">
            <text:p>1.40114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1189">
            <text:p>1.01189</text:p>
          </table:table-cell>
          <table:table-cell office:value-type="float" office:value="0.0000485057">
            <text:p>4.85057E-005</text:p>
          </table:table-cell>
          <table:table-cell office:value-type="float" office:value="1.6753">
            <text:p>1.6753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2283">
            <text:p>1.02283</text:p>
          </table:table-cell>
          <table:table-cell office:value-type="float" office:value="0.0000394915">
            <text:p>3.94915E-005</text:p>
          </table:table-cell>
          <table:table-cell office:value-type="float" office:value="2.28596">
            <text:p>2.28596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3378">
            <text:p>1.03378</text:p>
          </table:table-cell>
          <table:table-cell office:value-type="float" office:value="0.0000233797">
            <text:p>2.33797E-005</text:p>
          </table:table-cell>
          <table:table-cell office:value-type="float" office:value="4.55045">
            <text:p>4.5504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4472">
            <text:p>1.04472</text:p>
          </table:table-cell>
          <table:table-cell office:value-type="float" office:value="0.0000000559964">
            <text:p>0.000000056</text:p>
          </table:table-cell>
          <table:table-cell office:value-type="float" office:value="2234.3">
            <text:p>2234.3</text:p>
          </table:table-cell>
          <table:table-cell office:value-type="float" office:value="0.000246272">
            <text:p>0.00024627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5567">
            <text:p>1.05567</text:p>
          </table:table-cell>
          <table:table-cell office:value-type="float" office:value="-0.000121329">
            <text:p>-0.000121329</text:p>
          </table:table-cell>
          <table:table-cell office:value-type="float" office:value="-2.06955">
            <text:p>-2.0695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6662">
            <text:p>1.06662</text:p>
          </table:table-cell>
          <table:table-cell office:value-type="float" office:value="0.00362354">
            <text:p>0.00362354</text:p>
          </table:table-cell>
          <table:table-cell office:value-type="float" office:value="-0.964188">
            <text:p>-0.964188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7756">
            <text:p>1.07756</text:p>
          </table:table-cell>
          <table:table-cell office:value-type="float" office:value="0.000293324">
            <text:p>0.000293324</text:p>
          </table:table-cell>
          <table:table-cell office:value-type="float" office:value="-0.557597">
            <text:p>-0.55759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8851">
            <text:p>1.08851</text:p>
          </table:table-cell>
          <table:table-cell office:value-type="float" office:value="0.000200838">
            <text:p>0.000200838</text:p>
          </table:table-cell>
          <table:table-cell office:value-type="float" office:value="-0.35387">
            <text:p>-0.35387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9945">
            <text:p>1.09945</text:p>
          </table:table-cell>
          <table:table-cell office:value-type="float" office:value="0.000169875">
            <text:p>0.000169875</text:p>
          </table:table-cell>
          <table:table-cell office:value-type="float" office:value="-0.236101">
            <text:p>-0.23610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104">
            <text:p>1.1104</text:p>
          </table:table-cell>
          <table:table-cell office:value-type="float" office:value="0.000154917">
            <text:p>0.000154917</text:p>
          </table:table-cell>
          <table:table-cell office:value-type="float" office:value="-0.162341">
            <text:p>-0.162341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2134">
            <text:p>1.12134</text:p>
          </table:table-cell>
          <table:table-cell office:value-type="float" office:value="0.000146432">
            <text:p>0.000146432</text:p>
          </table:table-cell>
          <table:table-cell office:value-type="float" office:value="-0.113802">
            <text:p>-0.113802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3229">
            <text:p>1.13229</text:p>
          </table:table-cell>
          <table:table-cell office:value-type="float" office:value="0.000141177">
            <text:p>0.000141177</text:p>
          </table:table-cell>
          <table:table-cell office:value-type="float" office:value="-0.0808145">
            <text:p>-0.0808145</text:p>
          </table:table-cell>
          <table:table-cell office:value-type="float" office:value="0.000233695">
            <text:p>0.00023369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362307">
            <text:p>0.0362307</text:p>
          </table:table-cell>
          <table:table-cell office:value-type="float" office:value="0.000000011527">
            <text:p>1.1527E-008</text:p>
          </table:table-cell>
          <table:table-cell office:value-type="float" office:value="11042.2">
            <text:p>11042.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472061">
            <text:p>0.0472061</text:p>
          </table:table-cell>
          <table:table-cell office:value-type="float" office:value="0.0000000158732">
            <text:p>1.58732E-008</text:p>
          </table:table-cell>
          <table:table-cell office:value-type="float" office:value="8018.49">
            <text:p>8018.49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581815">
            <text:p>0.0581815</text:p>
          </table:table-cell>
          <table:table-cell office:value-type="float" office:value="0.0000000218575">
            <text:p>2.18575E-008</text:p>
          </table:table-cell>
          <table:table-cell office:value-type="float" office:value="5822.85">
            <text:p>5822.8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691569">
            <text:p>0.0691569</text:p>
          </table:table-cell>
          <table:table-cell office:value-type="float" office:value="0.0000000300968">
            <text:p>3.00968E-008</text:p>
          </table:table-cell>
          <table:table-cell office:value-type="float" office:value="4228.51">
            <text:p>4228.5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801322">
            <text:p>0.0801322</text:p>
          </table:table-cell>
          <table:table-cell office:value-type="float" office:value="0.0000000414399">
            <text:p>4.14399E-008</text:p>
          </table:table-cell>
          <table:table-cell office:value-type="float" office:value="3070.79">
            <text:p>3070.79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911076">
            <text:p>0.0911076</text:p>
          </table:table-cell>
          <table:table-cell office:value-type="float" office:value="0.000000057054">
            <text:p>5.7054E-008</text:p>
          </table:table-cell>
          <table:table-cell office:value-type="float" office:value="2230.13">
            <text:p>2230.13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02083">
            <text:p>0.102083</text:p>
          </table:table-cell>
          <table:table-cell office:value-type="float" office:value="0.0000000785438">
            <text:p>7.85438E-008</text:p>
          </table:table-cell>
          <table:table-cell office:value-type="float" office:value="1619.69">
            <text:p>1619.69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13058">
            <text:p>0.113058</text:p>
          </table:table-cell>
          <table:table-cell office:value-type="float" office:value="0.000000108113">
            <text:p>1.08113E-007</text:p>
          </table:table-cell>
          <table:table-cell office:value-type="float" office:value="1176.42">
            <text:p>1176.4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24034">
            <text:p>0.124034</text:p>
          </table:table-cell>
          <table:table-cell office:value-type="float" office:value="0.000000148788">
            <text:p>1.48788E-007</text:p>
          </table:table-cell>
          <table:table-cell office:value-type="float" office:value="854.544">
            <text:p>854.54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35009">
            <text:p>0.135009</text:p>
          </table:table-cell>
          <table:table-cell office:value-type="float" office:value="0.000000204714">
            <text:p>2.04714E-007</text:p>
          </table:table-cell>
          <table:table-cell office:value-type="float" office:value="620.819">
            <text:p>620.819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45985">
            <text:p>0.145985</text:p>
          </table:table-cell>
          <table:table-cell office:value-type="float" office:value="0.000000281563">
            <text:p>2.81563E-007</text:p>
          </table:table-cell>
          <table:table-cell office:value-type="float" office:value="451.101">
            <text:p>451.10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5696">
            <text:p>0.15696</text:p>
          </table:table-cell>
          <table:table-cell office:value-type="float" office:value="0.000000387077">
            <text:p>3.87077E-007</text:p>
          </table:table-cell>
          <table:table-cell office:value-type="float" office:value="327.862">
            <text:p>327.86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67935">
            <text:p>0.167935</text:p>
          </table:table-cell>
          <table:table-cell office:value-type="float" office:value="0.000000531784">
            <text:p>5.31784E-007</text:p>
          </table:table-cell>
          <table:table-cell office:value-type="float" office:value="238.373">
            <text:p>238.373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78911">
            <text:p>0.178911</text:p>
          </table:table-cell>
          <table:table-cell office:value-type="float" office:value="0.000000729936">
            <text:p>7.29936E-007</text:p>
          </table:table-cell>
          <table:table-cell office:value-type="float" office:value="173.392">
            <text:p>173.39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89886">
            <text:p>0.189886</text:p>
          </table:table-cell>
          <table:table-cell office:value-type="float" office:value="0.0000010007">
            <text:p>1.0007E-006</text:p>
          </table:table-cell>
          <table:table-cell office:value-type="float" office:value="126.206">
            <text:p>126.20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00861">
            <text:p>0.200861</text:p>
          </table:table-cell>
          <table:table-cell office:value-type="float" office:value="0.00000136961">
            <text:p>1.36961E-006</text:p>
          </table:table-cell>
          <table:table-cell office:value-type="float" office:value="91.9423">
            <text:p>91.9423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11837">
            <text:p>0.211837</text:p>
          </table:table-cell>
          <table:table-cell office:value-type="float" office:value="0.00000187027">
            <text:p>1.87027E-006</text:p>
          </table:table-cell>
          <table:table-cell office:value-type="float" office:value="67.0622">
            <text:p>67.062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22812">
            <text:p>0.222812</text:p>
          </table:table-cell>
          <table:table-cell office:value-type="float" office:value="0.00000254611">
            <text:p>2.54611E-006</text:p>
          </table:table-cell>
          <table:table-cell office:value-type="float" office:value="48.9958">
            <text:p>48.9958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33788">
            <text:p>0.233788</text:p>
          </table:table-cell>
          <table:table-cell office:value-type="float" office:value="0.00000345187">
            <text:p>3.45187E-006</text:p>
          </table:table-cell>
          <table:table-cell office:value-type="float" office:value="35.877">
            <text:p>35.877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44763">
            <text:p>0.244763</text:p>
          </table:table-cell>
          <table:table-cell office:value-type="float" office:value="0.00000465413">
            <text:p>4.65413E-006</text:p>
          </table:table-cell>
          <table:table-cell office:value-type="float" office:value="26.3509">
            <text:p>26.3509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55738">
            <text:p>0.255738</text:p>
          </table:table-cell>
          <table:table-cell office:value-type="float" office:value="0.00000622967">
            <text:p>6.22967E-006</text:p>
          </table:table-cell>
          <table:table-cell office:value-type="float" office:value="19.4336">
            <text:p>19.433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66714">
            <text:p>0.266714</text:p>
          </table:table-cell>
          <table:table-cell office:value-type="float" office:value="0.00000826015">
            <text:p>8.26015E-006</text:p>
          </table:table-cell>
          <table:table-cell office:value-type="float" office:value="14.4107">
            <text:p>14.4107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77689">
            <text:p>0.277689</text:p>
          </table:table-cell>
          <table:table-cell office:value-type="float" office:value="0.0000108213">
            <text:p>1.08213E-005</text:p>
          </table:table-cell>
          <table:table-cell office:value-type="float" office:value="10.7634">
            <text:p>10.763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88665">
            <text:p>0.288665</text:p>
          </table:table-cell>
          <table:table-cell office:value-type="float" office:value="0.0000139656">
            <text:p>1.39656E-005</text:p>
          </table:table-cell>
          <table:table-cell office:value-type="float" office:value="8.11488">
            <text:p>8.11488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9964">
            <text:p>0.29964</text:p>
          </table:table-cell>
          <table:table-cell office:value-type="float" office:value="0.0000177002">
            <text:p>1.77002E-005</text:p>
          </table:table-cell>
          <table:table-cell office:value-type="float" office:value="6.1917">
            <text:p>6.1917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10615">
            <text:p>0.310615</text:p>
          </table:table-cell>
          <table:table-cell office:value-type="float" office:value="0.0000219655">
            <text:p>2.19655E-005</text:p>
          </table:table-cell>
          <table:table-cell office:value-type="float" office:value="4.79521">
            <text:p>4.7952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21591">
            <text:p>0.321591</text:p>
          </table:table-cell>
          <table:table-cell office:value-type="float" office:value="0.0000266243">
            <text:p>2.66243E-005</text:p>
          </table:table-cell>
          <table:table-cell office:value-type="float" office:value="3.78116">
            <text:p>3.7811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32566">
            <text:p>0.332566</text:p>
          </table:table-cell>
          <table:table-cell office:value-type="float" office:value="0.0000314711">
            <text:p>3.14711E-005</text:p>
          </table:table-cell>
          <table:table-cell office:value-type="float" office:value="3.04481">
            <text:p>3.0448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43542">
            <text:p>0.343542</text:p>
          </table:table-cell>
          <table:table-cell office:value-type="float" office:value="0.000036265">
            <text:p>0.000036265</text:p>
          </table:table-cell>
          <table:table-cell office:value-type="float" office:value="2.51012">
            <text:p>2.5101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54517">
            <text:p>0.354517</text:p>
          </table:table-cell>
          <table:table-cell office:value-type="float" office:value="0.0000407753">
            <text:p>4.07753E-005</text:p>
          </table:table-cell>
          <table:table-cell office:value-type="float" office:value="2.12186">
            <text:p>2.1218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65492">
            <text:p>0.365492</text:p>
          </table:table-cell>
          <table:table-cell office:value-type="float" office:value="0.0000448232">
            <text:p>4.48232E-005</text:p>
          </table:table-cell>
          <table:table-cell office:value-type="float" office:value="1.83993">
            <text:p>1.83993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76468">
            <text:p>0.376468</text:p>
          </table:table-cell>
          <table:table-cell office:value-type="float" office:value="0.0000483054">
            <text:p>4.83054E-005</text:p>
          </table:table-cell>
          <table:table-cell office:value-type="float" office:value="1.63521">
            <text:p>1.6352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87443">
            <text:p>0.387443</text:p>
          </table:table-cell>
          <table:table-cell office:value-type="float" office:value="0.0000511933">
            <text:p>5.11933E-005</text:p>
          </table:table-cell>
          <table:table-cell office:value-type="float" office:value="1.48655">
            <text:p>1.4865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98418">
            <text:p>0.398418</text:p>
          </table:table-cell>
          <table:table-cell office:value-type="float" office:value="0.0000535165">
            <text:p>5.35165E-005</text:p>
          </table:table-cell>
          <table:table-cell office:value-type="float" office:value="1.37861">
            <text:p>1.3786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09394">
            <text:p>0.409394</text:p>
          </table:table-cell>
          <table:table-cell office:value-type="float" office:value="0.0000553402">
            <text:p>5.53402E-005</text:p>
          </table:table-cell>
          <table:table-cell office:value-type="float" office:value="1.30022">
            <text:p>1.3002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20369">
            <text:p>0.420369</text:p>
          </table:table-cell>
          <table:table-cell office:value-type="float" office:value="0.0000567443">
            <text:p>5.67443E-005</text:p>
          </table:table-cell>
          <table:table-cell office:value-type="float" office:value="1.24331">
            <text:p>1.2433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31345">
            <text:p>0.431345</text:p>
          </table:table-cell>
          <table:table-cell office:value-type="float" office:value="0.0000578093">
            <text:p>5.78093E-005</text:p>
          </table:table-cell>
          <table:table-cell office:value-type="float" office:value="1.20198">
            <text:p>1.20198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4232">
            <text:p>0.44232</text:p>
          </table:table-cell>
          <table:table-cell office:value-type="float" office:value="0.0000586081">
            <text:p>5.86081E-005</text:p>
          </table:table-cell>
          <table:table-cell office:value-type="float" office:value="1.17196">
            <text:p>1.1719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53295">
            <text:p>0.453295</text:p>
          </table:table-cell>
          <table:table-cell office:value-type="float" office:value="0.0000592021">
            <text:p>5.92021E-005</text:p>
          </table:table-cell>
          <table:table-cell office:value-type="float" office:value="1.15017">
            <text:p>1.15017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64271">
            <text:p>0.464271</text:p>
          </table:table-cell>
          <table:table-cell office:value-type="float" office:value="0.0000596411">
            <text:p>5.96411E-005</text:p>
          </table:table-cell>
          <table:table-cell office:value-type="float" office:value="1.13435">
            <text:p>1.1343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75246">
            <text:p>0.475246</text:p>
          </table:table-cell>
          <table:table-cell office:value-type="float" office:value="0.0000599639">
            <text:p>5.99639E-005</text:p>
          </table:table-cell>
          <table:table-cell office:value-type="float" office:value="1.12286">
            <text:p>1.1228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86222">
            <text:p>0.486222</text:p>
          </table:table-cell>
          <table:table-cell office:value-type="float" office:value="0.0000602005">
            <text:p>6.02005E-005</text:p>
          </table:table-cell>
          <table:table-cell office:value-type="float" office:value="1.11451">
            <text:p>1.1145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97197">
            <text:p>0.497197</text:p>
          </table:table-cell>
          <table:table-cell office:value-type="float" office:value="0.0000603735">
            <text:p>6.03735E-005</text:p>
          </table:table-cell>
          <table:table-cell office:value-type="float" office:value="1.10845">
            <text:p>1.1084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08172">
            <text:p>0.508172</text:p>
          </table:table-cell>
          <table:table-cell office:value-type="float" office:value="0.0000604998">
            <text:p>6.04998E-005</text:p>
          </table:table-cell>
          <table:table-cell office:value-type="float" office:value="1.10405">
            <text:p>1.1040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19148">
            <text:p>0.519148</text:p>
          </table:table-cell>
          <table:table-cell office:value-type="float" office:value="0.0000605918">
            <text:p>6.05918E-005</text:p>
          </table:table-cell>
          <table:table-cell office:value-type="float" office:value="1.10086">
            <text:p>1.1008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30123">
            <text:p>0.530123</text:p>
          </table:table-cell>
          <table:table-cell office:value-type="float" office:value="0.0000606587">
            <text:p>6.06587E-005</text:p>
          </table:table-cell>
          <table:table-cell office:value-type="float" office:value="1.09854">
            <text:p>1.0985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41098">
            <text:p>0.541098</text:p>
          </table:table-cell>
          <table:table-cell office:value-type="float" office:value="0.0000607075">
            <text:p>6.07075E-005</text:p>
          </table:table-cell>
          <table:table-cell office:value-type="float" office:value="1.09685">
            <text:p>1.0968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52074">
            <text:p>0.552074</text:p>
          </table:table-cell>
          <table:table-cell office:value-type="float" office:value="0.0000607429">
            <text:p>6.07429E-005</text:p>
          </table:table-cell>
          <table:table-cell office:value-type="float" office:value="1.09563">
            <text:p>1.09563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63049">
            <text:p>0.563049</text:p>
          </table:table-cell>
          <table:table-cell office:value-type="float" office:value="0.0000607687">
            <text:p>6.07687E-005</text:p>
          </table:table-cell>
          <table:table-cell office:value-type="float" office:value="1.09474">
            <text:p>1.0947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74025">
            <text:p>0.574025</text:p>
          </table:table-cell>
          <table:table-cell office:value-type="float" office:value="0.0000607874">
            <text:p>6.07874E-005</text:p>
          </table:table-cell>
          <table:table-cell office:value-type="float" office:value="1.0941">
            <text:p>1.094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85">
            <text:p>0.585</text:p>
          </table:table-cell>
          <table:table-cell office:value-type="float" office:value="0.0000608009">
            <text:p>6.08009E-005</text:p>
          </table:table-cell>
          <table:table-cell office:value-type="float" office:value="1.09363">
            <text:p>1.09363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95975">
            <text:p>0.595975</text:p>
          </table:table-cell>
          <table:table-cell office:value-type="float" office:value="0.0000608108">
            <text:p>6.08108E-005</text:p>
          </table:table-cell>
          <table:table-cell office:value-type="float" office:value="1.09329">
            <text:p>1.09329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06951">
            <text:p>0.606951</text:p>
          </table:table-cell>
          <table:table-cell office:value-type="float" office:value="0.000060818">
            <text:p>0.000060818</text:p>
          </table:table-cell>
          <table:table-cell office:value-type="float" office:value="1.09305">
            <text:p>1.0930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17926">
            <text:p>0.617926</text:p>
          </table:table-cell>
          <table:table-cell office:value-type="float" office:value="0.0000608231">
            <text:p>6.08231E-005</text:p>
          </table:table-cell>
          <table:table-cell office:value-type="float" office:value="1.09287">
            <text:p>1.09287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28902">
            <text:p>0.628902</text:p>
          </table:table-cell>
          <table:table-cell office:value-type="float" office:value="0.0000608269">
            <text:p>6.08269E-005</text:p>
          </table:table-cell>
          <table:table-cell office:value-type="float" office:value="1.09274">
            <text:p>1.0927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39877">
            <text:p>0.639877</text:p>
          </table:table-cell>
          <table:table-cell office:value-type="float" office:value="0.0000608296">
            <text:p>6.08296E-005</text:p>
          </table:table-cell>
          <table:table-cell office:value-type="float" office:value="1.09265">
            <text:p>1.0926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50852">
            <text:p>0.650852</text:p>
          </table:table-cell>
          <table:table-cell office:value-type="float" office:value="0.0000608315">
            <text:p>6.08315E-005</text:p>
          </table:table-cell>
          <table:table-cell office:value-type="float" office:value="1.09258">
            <text:p>1.09258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61828">
            <text:p>0.661828</text:p>
          </table:table-cell>
          <table:table-cell office:value-type="float" office:value="0.0000608328">
            <text:p>6.08328E-005</text:p>
          </table:table-cell>
          <table:table-cell office:value-type="float" office:value="1.09254">
            <text:p>1.0925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72803">
            <text:p>0.672803</text:p>
          </table:table-cell>
          <table:table-cell office:value-type="float" office:value="0.0000608337">
            <text:p>6.08337E-005</text:p>
          </table:table-cell>
          <table:table-cell office:value-type="float" office:value="1.0925">
            <text:p>1.092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83778">
            <text:p>0.683778</text:p>
          </table:table-cell>
          <table:table-cell office:value-type="float" office:value="0.0000608342">
            <text:p>6.08342E-005</text:p>
          </table:table-cell>
          <table:table-cell office:value-type="float" office:value="1.09249">
            <text:p>1.09249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94754">
            <text:p>0.694754</text:p>
          </table:table-cell>
          <table:table-cell office:value-type="float" office:value="0.0000608344">
            <text:p>6.08344E-005</text:p>
          </table:table-cell>
          <table:table-cell office:value-type="float" office:value="1.09248">
            <text:p>1.09248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05729">
            <text:p>0.705729</text:p>
          </table:table-cell>
          <table:table-cell office:value-type="float" office:value="0.0000608344">
            <text:p>6.08344E-005</text:p>
          </table:table-cell>
          <table:table-cell office:value-type="float" office:value="1.09248">
            <text:p>1.09248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16705">
            <text:p>0.716705</text:p>
          </table:table-cell>
          <table:table-cell office:value-type="float" office:value="0.0000608341">
            <text:p>6.08341E-005</text:p>
          </table:table-cell>
          <table:table-cell office:value-type="float" office:value="1.09249">
            <text:p>1.09249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2768">
            <text:p>0.72768</text:p>
          </table:table-cell>
          <table:table-cell office:value-type="float" office:value="0.0000608335">
            <text:p>6.08335E-005</text:p>
          </table:table-cell>
          <table:table-cell office:value-type="float" office:value="1.09251">
            <text:p>1.0925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38655">
            <text:p>0.738655</text:p>
          </table:table-cell>
          <table:table-cell office:value-type="float" office:value="0.0000608325">
            <text:p>6.08325E-005</text:p>
          </table:table-cell>
          <table:table-cell office:value-type="float" office:value="1.09255">
            <text:p>1.0925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49631">
            <text:p>0.749631</text:p>
          </table:table-cell>
          <table:table-cell office:value-type="float" office:value="0.000060831">
            <text:p>0.000060831</text:p>
          </table:table-cell>
          <table:table-cell office:value-type="float" office:value="1.0926">
            <text:p>1.092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60606">
            <text:p>0.760606</text:p>
          </table:table-cell>
          <table:table-cell office:value-type="float" office:value="0.0000608289">
            <text:p>6.08289E-005</text:p>
          </table:table-cell>
          <table:table-cell office:value-type="float" office:value="1.09267">
            <text:p>1.09267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71582">
            <text:p>0.771582</text:p>
          </table:table-cell>
          <table:table-cell office:value-type="float" office:value="0.000060826">
            <text:p>0.000060826</text:p>
          </table:table-cell>
          <table:table-cell office:value-type="float" office:value="1.09277">
            <text:p>1.09277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82557">
            <text:p>0.782557</text:p>
          </table:table-cell>
          <table:table-cell office:value-type="float" office:value="0.0000608219">
            <text:p>6.08219E-005</text:p>
          </table:table-cell>
          <table:table-cell office:value-type="float" office:value="1.09291">
            <text:p>1.0929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93532">
            <text:p>0.793532</text:p>
          </table:table-cell>
          <table:table-cell office:value-type="float" office:value="0.0000608163">
            <text:p>6.08163E-005</text:p>
          </table:table-cell>
          <table:table-cell office:value-type="float" office:value="1.0931">
            <text:p>1.093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04508">
            <text:p>0.804508</text:p>
          </table:table-cell>
          <table:table-cell office:value-type="float" office:value="0.0000608085">
            <text:p>6.08085E-005</text:p>
          </table:table-cell>
          <table:table-cell office:value-type="float" office:value="1.09337">
            <text:p>1.09337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15483">
            <text:p>0.815483</text:p>
          </table:table-cell>
          <table:table-cell office:value-type="float" office:value="0.0000607978">
            <text:p>6.07978E-005</text:p>
          </table:table-cell>
          <table:table-cell office:value-type="float" office:value="1.09374">
            <text:p>1.0937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26458">
            <text:p>0.826458</text:p>
          </table:table-cell>
          <table:table-cell office:value-type="float" office:value="0.0000607829">
            <text:p>6.07829E-005</text:p>
          </table:table-cell>
          <table:table-cell office:value-type="float" office:value="1.09425">
            <text:p>1.0942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37434">
            <text:p>0.837434</text:p>
          </table:table-cell>
          <table:table-cell office:value-type="float" office:value="0.0000607625">
            <text:p>6.07625E-005</text:p>
          </table:table-cell>
          <table:table-cell office:value-type="float" office:value="1.09496">
            <text:p>1.0949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48409">
            <text:p>0.848409</text:p>
          </table:table-cell>
          <table:table-cell office:value-type="float" office:value="0.0000607344">
            <text:p>6.07344E-005</text:p>
          </table:table-cell>
          <table:table-cell office:value-type="float" office:value="1.09593">
            <text:p>1.09593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59385">
            <text:p>0.859385</text:p>
          </table:table-cell>
          <table:table-cell office:value-type="float" office:value="0.0000606956">
            <text:p>6.06956E-005</text:p>
          </table:table-cell>
          <table:table-cell office:value-type="float" office:value="1.09727">
            <text:p>1.09727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7036">
            <text:p>0.87036</text:p>
          </table:table-cell>
          <table:table-cell office:value-type="float" office:value="0.000060642">
            <text:p>0.000060642</text:p>
          </table:table-cell>
          <table:table-cell office:value-type="float" office:value="1.09912">
            <text:p>1.0991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81335">
            <text:p>0.881335</text:p>
          </table:table-cell>
          <table:table-cell office:value-type="float" office:value="0.0000605682">
            <text:p>6.05682E-005</text:p>
          </table:table-cell>
          <table:table-cell office:value-type="float" office:value="1.10168">
            <text:p>1.10168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92311">
            <text:p>0.892311</text:p>
          </table:table-cell>
          <table:table-cell office:value-type="float" office:value="0.0000604662">
            <text:p>6.04662E-005</text:p>
          </table:table-cell>
          <table:table-cell office:value-type="float" office:value="1.10522">
            <text:p>1.1052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03286">
            <text:p>0.903286</text:p>
          </table:table-cell>
          <table:table-cell office:value-type="float" office:value="0.0000603253">
            <text:p>6.03253E-005</text:p>
          </table:table-cell>
          <table:table-cell office:value-type="float" office:value="1.11014">
            <text:p>1.1101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14262">
            <text:p>0.914262</text:p>
          </table:table-cell>
          <table:table-cell office:value-type="float" office:value="0.0000601302">
            <text:p>6.01302E-005</text:p>
          </table:table-cell>
          <table:table-cell office:value-type="float" office:value="1.11698">
            <text:p>1.11698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25237">
            <text:p>0.925237</text:p>
          </table:table-cell>
          <table:table-cell office:value-type="float" office:value="0.0000598597">
            <text:p>5.98597E-005</text:p>
          </table:table-cell>
          <table:table-cell office:value-type="float" office:value="1.12655">
            <text:p>1.1265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36212">
            <text:p>0.936212</text:p>
          </table:table-cell>
          <table:table-cell office:value-type="float" office:value="0.0000594836">
            <text:p>5.94836E-005</text:p>
          </table:table-cell>
          <table:table-cell office:value-type="float" office:value="1.14">
            <text:p>1.1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47188">
            <text:p>0.947188</text:p>
          </table:table-cell>
          <table:table-cell office:value-type="float" office:value="0.0000589587">
            <text:p>5.89587E-005</text:p>
          </table:table-cell>
          <table:table-cell office:value-type="float" office:value="1.15905">
            <text:p>1.1590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58163">
            <text:p>0.958163</text:p>
          </table:table-cell>
          <table:table-cell office:value-type="float" office:value="0.0000582225">
            <text:p>5.82225E-005</text:p>
          </table:table-cell>
          <table:table-cell office:value-type="float" office:value="1.18635">
            <text:p>1.1863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69139">
            <text:p>0.969139</text:p>
          </table:table-cell>
          <table:table-cell office:value-type="float" office:value="0.0000571822">
            <text:p>5.71822E-005</text:p>
          </table:table-cell>
          <table:table-cell office:value-type="float" office:value="1.22613">
            <text:p>1.22613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80114">
            <text:p>0.980114</text:p>
          </table:table-cell>
          <table:table-cell office:value-type="float" office:value="0.0000556971">
            <text:p>5.56971E-005</text:p>
          </table:table-cell>
          <table:table-cell office:value-type="float" office:value="1.28548">
            <text:p>1.28548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91089">
            <text:p>0.991089</text:p>
          </table:table-cell>
          <table:table-cell office:value-type="float" office:value="0.000053546">
            <text:p>0.000053546</text:p>
          </table:table-cell>
          <table:table-cell office:value-type="float" office:value="1.3773">
            <text:p>1.3773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0206">
            <text:p>1.00206</text:p>
          </table:table-cell>
          <table:table-cell office:value-type="float" office:value="0.0000503628">
            <text:p>5.03628E-005</text:p>
          </table:table-cell>
          <table:table-cell office:value-type="float" office:value="1.52756">
            <text:p>1.5275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1304">
            <text:p>1.01304</text:p>
          </table:table-cell>
          <table:table-cell office:value-type="float" office:value="0.0000455009">
            <text:p>4.55009E-005</text:p>
          </table:table-cell>
          <table:table-cell office:value-type="float" office:value="1.79763">
            <text:p>1.79763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2402">
            <text:p>1.02402</text:p>
          </table:table-cell>
          <table:table-cell office:value-type="float" office:value="0.0000377036">
            <text:p>3.77036E-005</text:p>
          </table:table-cell>
          <table:table-cell office:value-type="float" office:value="2.3762">
            <text:p>2.376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3499">
            <text:p>1.03499</text:p>
          </table:table-cell>
          <table:table-cell office:value-type="float" office:value="0.0000241645">
            <text:p>2.41645E-005</text:p>
          </table:table-cell>
          <table:table-cell office:value-type="float" office:value="4.26785">
            <text:p>4.26785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4597">
            <text:p>1.04597</text:p>
          </table:table-cell>
          <table:table-cell office:value-type="float" office:value="0.000000099676">
            <text:p>9.9676E-008</text:p>
          </table:table-cell>
          <table:table-cell office:value-type="float" office:value="1260.78">
            <text:p>1260.78</text:p>
          </table:table-cell>
          <table:table-cell office:value-type="float" office:value="0.00023712">
            <text:p>0.0002371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5694">
            <text:p>1.05694</text:p>
          </table:table-cell>
          <table:table-cell office:value-type="float" office:value="-0.0000768102">
            <text:p>-7.68102E-005</text:p>
          </table:table-cell>
          <table:table-cell office:value-type="float" office:value="-2.65726">
            <text:p>-2.6572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6792">
            <text:p>1.06792</text:p>
          </table:table-cell>
          <table:table-cell office:value-type="float" office:value="-0.00080529">
            <text:p>-0.00080529</text:p>
          </table:table-cell>
          <table:table-cell office:value-type="float" office:value="-1.15807">
            <text:p>-1.15807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7889">
            <text:p>1.07889</text:p>
          </table:table-cell>
          <table:table-cell office:value-type="float" office:value="0.000365489">
            <text:p>0.000365489</text:p>
          </table:table-cell>
          <table:table-cell office:value-type="float" office:value="-0.651714">
            <text:p>-0.65171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8987">
            <text:p>1.08987</text:p>
          </table:table-cell>
          <table:table-cell office:value-type="float" office:value="0.000214581">
            <text:p>0.000214581</text:p>
          </table:table-cell>
          <table:table-cell office:value-type="float" office:value="-0.406776">
            <text:p>-0.406776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0084">
            <text:p>1.10084</text:p>
          </table:table-cell>
          <table:table-cell office:value-type="float" office:value="0.00017391">
            <text:p>0.00017391</text:p>
          </table:table-cell>
          <table:table-cell office:value-type="float" office:value="-0.268042">
            <text:p>-0.26804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1182">
            <text:p>1.11182</text:p>
          </table:table-cell>
          <table:table-cell office:value-type="float" office:value="0.00015569">
            <text:p>0.00015569</text:p>
          </table:table-cell>
          <table:table-cell office:value-type="float" office:value="-0.182381">
            <text:p>-0.182381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2279">
            <text:p>1.12279</text:p>
          </table:table-cell>
          <table:table-cell office:value-type="float" office:value="0.000145753">
            <text:p>0.000145753</text:p>
          </table:table-cell>
          <table:table-cell office:value-type="float" office:value="-0.126644">
            <text:p>-0.126644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3377">
            <text:p>1.13377</text:p>
          </table:table-cell>
          <table:table-cell office:value-type="float" office:value="0.000139751">
            <text:p>0.000139751</text:p>
          </table:table-cell>
          <table:table-cell office:value-type="float" office:value="-0.0891312">
            <text:p>-0.0891312</text:p>
          </table:table-cell>
          <table:table-cell office:value-type="float" office:value="0.000234079">
            <text:p>0.0002340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347692">
            <text:p>0.0347692</text:p>
          </table:table-cell>
          <table:table-cell office:value-type="float" office:value="0.0000000112373">
            <text:p>1.12373E-008</text:p>
          </table:table-cell>
          <table:table-cell office:value-type="float" office:value="11005.7">
            <text:p>11005.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457738">
            <text:p>0.0457738</text:p>
          </table:table-cell>
          <table:table-cell office:value-type="float" office:value="0.0000000156159">
            <text:p>1.56159E-008</text:p>
          </table:table-cell>
          <table:table-cell office:value-type="float" office:value="7919.44">
            <text:p>7919.4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567784">
            <text:p>0.0567784</text:p>
          </table:table-cell>
          <table:table-cell office:value-type="float" office:value="0.0000000217001">
            <text:p>2.17001E-008</text:p>
          </table:table-cell>
          <table:table-cell office:value-type="float" office:value="5698.74">
            <text:p>5698.7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67783">
            <text:p>0.067783</text:p>
          </table:table-cell>
          <table:table-cell office:value-type="float" office:value="0.0000000301535">
            <text:p>3.01535E-008</text:p>
          </table:table-cell>
          <table:table-cell office:value-type="float" office:value="4100.84">
            <text:p>4100.8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787877">
            <text:p>0.0787877</text:p>
          </table:table-cell>
          <table:table-cell office:value-type="float" office:value="0.0000000418975">
            <text:p>4.18975E-008</text:p>
          </table:table-cell>
          <table:table-cell office:value-type="float" office:value="2951.08">
            <text:p>2951.0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897923">
            <text:p>0.0897923</text:p>
          </table:table-cell>
          <table:table-cell office:value-type="float" office:value="0.0000000582109">
            <text:p>5.82109E-008</text:p>
          </table:table-cell>
          <table:table-cell office:value-type="float" office:value="2123.77">
            <text:p>2123.7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00797">
            <text:p>0.100797</text:p>
          </table:table-cell>
          <table:table-cell office:value-type="float" office:value="0.0000000808669">
            <text:p>8.08669E-008</text:p>
          </table:table-cell>
          <table:table-cell office:value-type="float" office:value="1528.49">
            <text:p>1528.49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11802">
            <text:p>0.111802</text:p>
          </table:table-cell>
          <table:table-cell office:value-type="float" office:value="0.000000112323">
            <text:p>1.12323E-007</text:p>
          </table:table-cell>
          <table:table-cell office:value-type="float" office:value="1100.15">
            <text:p>1100.1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22806">
            <text:p>0.122806</text:p>
          </table:table-cell>
          <table:table-cell office:value-type="float" office:value="0.000000155982">
            <text:p>0.000000156</text:p>
          </table:table-cell>
          <table:table-cell office:value-type="float" office:value="791.941">
            <text:p>791.94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33811">
            <text:p>0.133811</text:p>
          </table:table-cell>
          <table:table-cell office:value-type="float" office:value="0.000000216546">
            <text:p>2.16546E-007</text:p>
          </table:table-cell>
          <table:table-cell office:value-type="float" office:value="570.171">
            <text:p>570.17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44815">
            <text:p>0.144815</text:p>
          </table:table-cell>
          <table:table-cell office:value-type="float" office:value="0.0000003005">
            <text:p>3.005E-007</text:p>
          </table:table-cell>
          <table:table-cell office:value-type="float" office:value="410.597">
            <text:p>410.59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5582">
            <text:p>0.15582</text:p>
          </table:table-cell>
          <table:table-cell office:value-type="float" office:value="0.000000416763">
            <text:p>4.16763E-007</text:p>
          </table:table-cell>
          <table:table-cell office:value-type="float" office:value="295.775">
            <text:p>295.77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66825">
            <text:p>0.166825</text:p>
          </table:table-cell>
          <table:table-cell office:value-type="float" office:value="0.000000577545">
            <text:p>5.77545E-007</text:p>
          </table:table-cell>
          <table:table-cell office:value-type="float" office:value="213.156">
            <text:p>213.15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77829">
            <text:p>0.177829</text:p>
          </table:table-cell>
          <table:table-cell office:value-type="float" office:value="0.000000799474">
            <text:p>7.99474E-007</text:p>
          </table:table-cell>
          <table:table-cell office:value-type="float" office:value="153.708">
            <text:p>153.70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88834">
            <text:p>0.188834</text:p>
          </table:table-cell>
          <table:table-cell office:value-type="float" office:value="0.000001105">
            <text:p>0.000001105</text:p>
          </table:table-cell>
          <table:table-cell office:value-type="float" office:value="110.932">
            <text:p>110.93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99838">
            <text:p>0.199838</text:p>
          </table:table-cell>
          <table:table-cell office:value-type="float" office:value="0.0000015241">
            <text:p>1.5241E-006</text:p>
          </table:table-cell>
          <table:table-cell office:value-type="float" office:value="80.1525">
            <text:p>80.152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10843">
            <text:p>0.210843</text:p>
          </table:table-cell>
          <table:table-cell office:value-type="float" office:value="0.00000209616">
            <text:p>2.09616E-006</text:p>
          </table:table-cell>
          <table:table-cell office:value-type="float" office:value="58.0054">
            <text:p>58.005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21848">
            <text:p>0.221848</text:p>
          </table:table-cell>
          <table:table-cell office:value-type="float" office:value="0.00000287176">
            <text:p>2.87176E-006</text:p>
          </table:table-cell>
          <table:table-cell office:value-type="float" office:value="42.0694">
            <text:p>42.069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32852">
            <text:p>0.232852</text:p>
          </table:table-cell>
          <table:table-cell office:value-type="float" office:value="0.00000391373">
            <text:p>3.91373E-006</text:p>
          </table:table-cell>
          <table:table-cell office:value-type="float" office:value="30.6028">
            <text:p>30.602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43857">
            <text:p>0.243857</text:p>
          </table:table-cell>
          <table:table-cell office:value-type="float" office:value="0.00000529654">
            <text:p>5.29654E-006</text:p>
          </table:table-cell>
          <table:table-cell office:value-type="float" office:value="22.352">
            <text:p>22.35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54862">
            <text:p>0.254862</text:p>
          </table:table-cell>
          <table:table-cell office:value-type="float" office:value="0.00000710213">
            <text:p>7.10213E-006</text:p>
          </table:table-cell>
          <table:table-cell office:value-type="float" office:value="16.4152">
            <text:p>16.415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65866">
            <text:p>0.265866</text:p>
          </table:table-cell>
          <table:table-cell office:value-type="float" office:value="0.00000941045">
            <text:p>9.41045E-006</text:p>
          </table:table-cell>
          <table:table-cell office:value-type="float" office:value="12.1434">
            <text:p>12.143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76871">
            <text:p>0.276871</text:p>
          </table:table-cell>
          <table:table-cell office:value-type="float" office:value="0.000012283">
            <text:p>0.000012283</text:p>
          </table:table-cell>
          <table:table-cell office:value-type="float" office:value="9.06957">
            <text:p>9.0695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87875">
            <text:p>0.287875</text:p>
          </table:table-cell>
          <table:table-cell office:value-type="float" office:value="0.0000157403">
            <text:p>1.57403E-005</text:p>
          </table:table-cell>
          <table:table-cell office:value-type="float" office:value="6.85784">
            <text:p>6.8578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9888">
            <text:p>0.29888</text:p>
          </table:table-cell>
          <table:table-cell office:value-type="float" office:value="0.0000197378">
            <text:p>1.97378E-005</text:p>
          </table:table-cell>
          <table:table-cell office:value-type="float" office:value="5.2664">
            <text:p>5.266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09885">
            <text:p>0.309885</text:p>
          </table:table-cell>
          <table:table-cell office:value-type="float" office:value="0.0000241512">
            <text:p>2.41512E-005</text:p>
          </table:table-cell>
          <table:table-cell office:value-type="float" office:value="4.12128">
            <text:p>4.1212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20889">
            <text:p>0.320889</text:p>
          </table:table-cell>
          <table:table-cell office:value-type="float" office:value="0.0000287819">
            <text:p>2.87819E-005</text:p>
          </table:table-cell>
          <table:table-cell office:value-type="float" office:value="3.29731">
            <text:p>3.2973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31894">
            <text:p>0.331894</text:p>
          </table:table-cell>
          <table:table-cell office:value-type="float" office:value="0.0000333884">
            <text:p>3.33884E-005</text:p>
          </table:table-cell>
          <table:table-cell office:value-type="float" office:value="2.70443">
            <text:p>2.70443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42898">
            <text:p>0.342898</text:p>
          </table:table-cell>
          <table:table-cell office:value-type="float" office:value="0.0000377339">
            <text:p>3.77339E-005</text:p>
          </table:table-cell>
          <table:table-cell office:value-type="float" office:value="2.27782">
            <text:p>2.2778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53903">
            <text:p>0.353903</text:p>
          </table:table-cell>
          <table:table-cell office:value-type="float" office:value="0.0000416327">
            <text:p>4.16327E-005</text:p>
          </table:table-cell>
          <table:table-cell office:value-type="float" office:value="1.97086">
            <text:p>1.9708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64908">
            <text:p>0.364908</text:p>
          </table:table-cell>
          <table:table-cell office:value-type="float" office:value="0.0000449766">
            <text:p>4.49766E-005</text:p>
          </table:table-cell>
          <table:table-cell office:value-type="float" office:value="1.74998">
            <text:p>1.7499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75912">
            <text:p>0.375912</text:p>
          </table:table-cell>
          <table:table-cell office:value-type="float" office:value="0.0000477354">
            <text:p>4.77354E-005</text:p>
          </table:table-cell>
          <table:table-cell office:value-type="float" office:value="1.59105">
            <text:p>1.5910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86917">
            <text:p>0.386917</text:p>
          </table:table-cell>
          <table:table-cell office:value-type="float" office:value="0.0000499395">
            <text:p>4.99395E-005</text:p>
          </table:table-cell>
          <table:table-cell office:value-type="float" office:value="1.4767">
            <text:p>1.476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97922">
            <text:p>0.397922</text:p>
          </table:table-cell>
          <table:table-cell office:value-type="float" office:value="0.0000516557">
            <text:p>5.16557E-005</text:p>
          </table:table-cell>
          <table:table-cell office:value-type="float" office:value="1.39441">
            <text:p>1.3944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08926">
            <text:p>0.408926</text:p>
          </table:table-cell>
          <table:table-cell office:value-type="float" office:value="0.0000529654">
            <text:p>5.29654E-005</text:p>
          </table:table-cell>
          <table:table-cell office:value-type="float" office:value="1.3352">
            <text:p>1.335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19931">
            <text:p>0.419931</text:p>
          </table:table-cell>
          <table:table-cell office:value-type="float" office:value="0.0000539496">
            <text:p>5.39496E-005</text:p>
          </table:table-cell>
          <table:table-cell office:value-type="float" office:value="1.2926">
            <text:p>1.292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30935">
            <text:p>0.430935</text:p>
          </table:table-cell>
          <table:table-cell office:value-type="float" office:value="0.0000546808">
            <text:p>5.46808E-005</text:p>
          </table:table-cell>
          <table:table-cell office:value-type="float" office:value="1.26194">
            <text:p>1.2619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4194">
            <text:p>0.44194</text:p>
          </table:table-cell>
          <table:table-cell office:value-type="float" office:value="0.0000552193">
            <text:p>5.52193E-005</text:p>
          </table:table-cell>
          <table:table-cell office:value-type="float" office:value="1.23989">
            <text:p>1.23989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52945">
            <text:p>0.452945</text:p>
          </table:table-cell>
          <table:table-cell office:value-type="float" office:value="0.0000556134">
            <text:p>5.56134E-005</text:p>
          </table:table-cell>
          <table:table-cell office:value-type="float" office:value="1.22401">
            <text:p>1.2240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63949">
            <text:p>0.463949</text:p>
          </table:table-cell>
          <table:table-cell office:value-type="float" office:value="0.0000559004">
            <text:p>5.59004E-005</text:p>
          </table:table-cell>
          <table:table-cell office:value-type="float" office:value="1.21259">
            <text:p>1.21259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74954">
            <text:p>0.474954</text:p>
          </table:table-cell>
          <table:table-cell office:value-type="float" office:value="0.0000561088">
            <text:p>5.61088E-005</text:p>
          </table:table-cell>
          <table:table-cell office:value-type="float" office:value="1.20438">
            <text:p>1.2043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85958">
            <text:p>0.485958</text:p>
          </table:table-cell>
          <table:table-cell office:value-type="float" office:value="0.0000562597">
            <text:p>5.62597E-005</text:p>
          </table:table-cell>
          <table:table-cell office:value-type="float" office:value="1.19846">
            <text:p>1.1984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96963">
            <text:p>0.496963</text:p>
          </table:table-cell>
          <table:table-cell office:value-type="float" office:value="0.0000563688">
            <text:p>5.63688E-005</text:p>
          </table:table-cell>
          <table:table-cell office:value-type="float" office:value="1.19421">
            <text:p>1.1942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07968">
            <text:p>0.507968</text:p>
          </table:table-cell>
          <table:table-cell office:value-type="float" office:value="0.0000564475">
            <text:p>5.64475E-005</text:p>
          </table:table-cell>
          <table:table-cell office:value-type="float" office:value="1.19115">
            <text:p>1.1911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18972">
            <text:p>0.518972</text:p>
          </table:table-cell>
          <table:table-cell office:value-type="float" office:value="0.0000565043">
            <text:p>5.65043E-005</text:p>
          </table:table-cell>
          <table:table-cell office:value-type="float" office:value="1.18895">
            <text:p>1.1889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29977">
            <text:p>0.529977</text:p>
          </table:table-cell>
          <table:table-cell office:value-type="float" office:value="0.0000565453">
            <text:p>5.65453E-005</text:p>
          </table:table-cell>
          <table:table-cell office:value-type="float" office:value="1.18736">
            <text:p>1.1873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40982">
            <text:p>0.540982</text:p>
          </table:table-cell>
          <table:table-cell office:value-type="float" office:value="0.0000565748">
            <text:p>5.65748E-005</text:p>
          </table:table-cell>
          <table:table-cell office:value-type="float" office:value="1.18622">
            <text:p>1.1862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51986">
            <text:p>0.551986</text:p>
          </table:table-cell>
          <table:table-cell office:value-type="float" office:value="0.000056596">
            <text:p>0.000056596</text:p>
          </table:table-cell>
          <table:table-cell office:value-type="float" office:value="1.1854">
            <text:p>1.185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62991">
            <text:p>0.562991</text:p>
          </table:table-cell>
          <table:table-cell office:value-type="float" office:value="0.0000566113">
            <text:p>5.66113E-005</text:p>
          </table:table-cell>
          <table:table-cell office:value-type="float" office:value="1.18481">
            <text:p>1.1848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73995">
            <text:p>0.573995</text:p>
          </table:table-cell>
          <table:table-cell office:value-type="float" office:value="0.0000566223">
            <text:p>5.66223E-005</text:p>
          </table:table-cell>
          <table:table-cell office:value-type="float" office:value="1.18438">
            <text:p>1.1843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85">
            <text:p>0.585</text:p>
          </table:table-cell>
          <table:table-cell office:value-type="float" office:value="0.0000566302">
            <text:p>5.66302E-005</text:p>
          </table:table-cell>
          <table:table-cell office:value-type="float" office:value="1.18408">
            <text:p>1.1840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96005">
            <text:p>0.596005</text:p>
          </table:table-cell>
          <table:table-cell office:value-type="float" office:value="0.0000566359">
            <text:p>5.66359E-005</text:p>
          </table:table-cell>
          <table:table-cell office:value-type="float" office:value="1.18386">
            <text:p>1.1838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07009">
            <text:p>0.607009</text:p>
          </table:table-cell>
          <table:table-cell office:value-type="float" office:value="0.00005664">
            <text:p>0.00005664</text:p>
          </table:table-cell>
          <table:table-cell office:value-type="float" office:value="1.1837">
            <text:p>1.183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18014">
            <text:p>0.618014</text:p>
          </table:table-cell>
          <table:table-cell office:value-type="float" office:value="0.0000566429">
            <text:p>5.66429E-005</text:p>
          </table:table-cell>
          <table:table-cell office:value-type="float" office:value="1.18359">
            <text:p>1.18359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29018">
            <text:p>0.629018</text:p>
          </table:table-cell>
          <table:table-cell office:value-type="float" office:value="0.000056645">
            <text:p>0.000056645</text:p>
          </table:table-cell>
          <table:table-cell office:value-type="float" office:value="1.18351">
            <text:p>1.1835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40023">
            <text:p>0.640023</text:p>
          </table:table-cell>
          <table:table-cell office:value-type="float" office:value="0.0000566465">
            <text:p>5.66465E-005</text:p>
          </table:table-cell>
          <table:table-cell office:value-type="float" office:value="1.18345">
            <text:p>1.1834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51028">
            <text:p>0.651028</text:p>
          </table:table-cell>
          <table:table-cell office:value-type="float" office:value="0.0000566476">
            <text:p>5.66476E-005</text:p>
          </table:table-cell>
          <table:table-cell office:value-type="float" office:value="1.18341">
            <text:p>1.1834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62032">
            <text:p>0.662032</text:p>
          </table:table-cell>
          <table:table-cell office:value-type="float" office:value="0.0000566483">
            <text:p>5.66483E-005</text:p>
          </table:table-cell>
          <table:table-cell office:value-type="float" office:value="1.18338">
            <text:p>1.1833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73037">
            <text:p>0.673037</text:p>
          </table:table-cell>
          <table:table-cell office:value-type="float" office:value="0.0000566487">
            <text:p>5.66487E-005</text:p>
          </table:table-cell>
          <table:table-cell office:value-type="float" office:value="1.18337">
            <text:p>1.1833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84042">
            <text:p>0.684042</text:p>
          </table:table-cell>
          <table:table-cell office:value-type="float" office:value="0.000056649">
            <text:p>0.000056649</text:p>
          </table:table-cell>
          <table:table-cell office:value-type="float" office:value="1.18336">
            <text:p>1.1833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95046">
            <text:p>0.695046</text:p>
          </table:table-cell>
          <table:table-cell office:value-type="float" office:value="0.0000566491">
            <text:p>5.66491E-005</text:p>
          </table:table-cell>
          <table:table-cell office:value-type="float" office:value="1.18335">
            <text:p>1.1833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06051">
            <text:p>0.706051</text:p>
          </table:table-cell>
          <table:table-cell office:value-type="float" office:value="0.000056649">
            <text:p>0.000056649</text:p>
          </table:table-cell>
          <table:table-cell office:value-type="float" office:value="1.18336">
            <text:p>1.1833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17055">
            <text:p>0.717055</text:p>
          </table:table-cell>
          <table:table-cell office:value-type="float" office:value="0.0000566487">
            <text:p>5.66487E-005</text:p>
          </table:table-cell>
          <table:table-cell office:value-type="float" office:value="1.18337">
            <text:p>1.1833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2806">
            <text:p>0.72806</text:p>
          </table:table-cell>
          <table:table-cell office:value-type="float" office:value="0.0000566482">
            <text:p>5.66482E-005</text:p>
          </table:table-cell>
          <table:table-cell office:value-type="float" office:value="1.18339">
            <text:p>1.18339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39065">
            <text:p>0.739065</text:p>
          </table:table-cell>
          <table:table-cell office:value-type="float" office:value="0.0000566475">
            <text:p>5.66475E-005</text:p>
          </table:table-cell>
          <table:table-cell office:value-type="float" office:value="1.18341">
            <text:p>1.1834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50069">
            <text:p>0.750069</text:p>
          </table:table-cell>
          <table:table-cell office:value-type="float" office:value="0.0000566464">
            <text:p>5.66464E-005</text:p>
          </table:table-cell>
          <table:table-cell office:value-type="float" office:value="1.18346">
            <text:p>1.1834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61074">
            <text:p>0.761074</text:p>
          </table:table-cell>
          <table:table-cell office:value-type="float" office:value="0.0000566449">
            <text:p>5.66449E-005</text:p>
          </table:table-cell>
          <table:table-cell office:value-type="float" office:value="1.18351">
            <text:p>1.1835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72078">
            <text:p>0.772078</text:p>
          </table:table-cell>
          <table:table-cell office:value-type="float" office:value="0.0000566427">
            <text:p>5.66427E-005</text:p>
          </table:table-cell>
          <table:table-cell office:value-type="float" office:value="1.1836">
            <text:p>1.183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83083">
            <text:p>0.783083</text:p>
          </table:table-cell>
          <table:table-cell office:value-type="float" office:value="0.0000566397">
            <text:p>5.66397E-005</text:p>
          </table:table-cell>
          <table:table-cell office:value-type="float" office:value="1.18371">
            <text:p>1.1837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94088">
            <text:p>0.794088</text:p>
          </table:table-cell>
          <table:table-cell office:value-type="float" office:value="0.0000566355">
            <text:p>5.66355E-005</text:p>
          </table:table-cell>
          <table:table-cell office:value-type="float" office:value="1.18388">
            <text:p>1.1838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05092">
            <text:p>0.805092</text:p>
          </table:table-cell>
          <table:table-cell office:value-type="float" office:value="0.0000566296">
            <text:p>5.66296E-005</text:p>
          </table:table-cell>
          <table:table-cell office:value-type="float" office:value="1.1841">
            <text:p>1.184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16097">
            <text:p>0.816097</text:p>
          </table:table-cell>
          <table:table-cell office:value-type="float" office:value="0.0000566214">
            <text:p>5.66214E-005</text:p>
          </table:table-cell>
          <table:table-cell office:value-type="float" office:value="1.18442">
            <text:p>1.1844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27102">
            <text:p>0.827102</text:p>
          </table:table-cell>
          <table:table-cell office:value-type="float" office:value="0.00005661">
            <text:p>0.00005661</text:p>
          </table:table-cell>
          <table:table-cell office:value-type="float" office:value="1.18486">
            <text:p>1.1848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38106">
            <text:p>0.838106</text:p>
          </table:table-cell>
          <table:table-cell office:value-type="float" office:value="0.0000565942">
            <text:p>5.65942E-005</text:p>
          </table:table-cell>
          <table:table-cell office:value-type="float" office:value="1.18547">
            <text:p>1.1854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49111">
            <text:p>0.849111</text:p>
          </table:table-cell>
          <table:table-cell office:value-type="float" office:value="0.0000565722">
            <text:p>5.65722E-005</text:p>
          </table:table-cell>
          <table:table-cell office:value-type="float" office:value="1.18632">
            <text:p>1.1863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60115">
            <text:p>0.860115</text:p>
          </table:table-cell>
          <table:table-cell office:value-type="float" office:value="0.0000565416">
            <text:p>5.65416E-005</text:p>
          </table:table-cell>
          <table:table-cell office:value-type="float" office:value="1.1875">
            <text:p>1.187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7112">
            <text:p>0.87112</text:p>
          </table:table-cell>
          <table:table-cell office:value-type="float" office:value="0.000056499">
            <text:p>0.000056499</text:p>
          </table:table-cell>
          <table:table-cell office:value-type="float" office:value="1.18915">
            <text:p>1.1891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82125">
            <text:p>0.882125</text:p>
          </table:table-cell>
          <table:table-cell office:value-type="float" office:value="0.0000564397">
            <text:p>5.64397E-005</text:p>
          </table:table-cell>
          <table:table-cell office:value-type="float" office:value="1.19145">
            <text:p>1.1914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93129">
            <text:p>0.893129</text:p>
          </table:table-cell>
          <table:table-cell office:value-type="float" office:value="0.0000563572">
            <text:p>5.63572E-005</text:p>
          </table:table-cell>
          <table:table-cell office:value-type="float" office:value="1.19466">
            <text:p>1.1946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04134">
            <text:p>0.904134</text:p>
          </table:table-cell>
          <table:table-cell office:value-type="float" office:value="0.0000562421">
            <text:p>5.62421E-005</text:p>
          </table:table-cell>
          <table:table-cell office:value-type="float" office:value="1.19915">
            <text:p>1.1991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15138">
            <text:p>0.915138</text:p>
          </table:table-cell>
          <table:table-cell office:value-type="float" office:value="0.0000560815">
            <text:p>5.60815E-005</text:p>
          </table:table-cell>
          <table:table-cell office:value-type="float" office:value="1.20545">
            <text:p>1.2054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26143">
            <text:p>0.926143</text:p>
          </table:table-cell>
          <table:table-cell office:value-type="float" office:value="0.0000558571">
            <text:p>5.58571E-005</text:p>
          </table:table-cell>
          <table:table-cell office:value-type="float" office:value="1.21431">
            <text:p>1.2143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37148">
            <text:p>0.937148</text:p>
          </table:table-cell>
          <table:table-cell office:value-type="float" office:value="0.0000555427">
            <text:p>5.55427E-005</text:p>
          </table:table-cell>
          <table:table-cell office:value-type="float" office:value="1.22685">
            <text:p>1.2268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48152">
            <text:p>0.948152</text:p>
          </table:table-cell>
          <table:table-cell office:value-type="float" office:value="0.0000551008">
            <text:p>5.51008E-005</text:p>
          </table:table-cell>
          <table:table-cell office:value-type="float" office:value="1.2447">
            <text:p>1.244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59157">
            <text:p>0.959157</text:p>
          </table:table-cell>
          <table:table-cell office:value-type="float" office:value="0.0000544772">
            <text:p>5.44772E-005</text:p>
          </table:table-cell>
          <table:table-cell office:value-type="float" office:value="1.2704">
            <text:p>1.270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70162">
            <text:p>0.970162</text:p>
          </table:table-cell>
          <table:table-cell office:value-type="float" office:value="0.0000535915">
            <text:p>5.35915E-005</text:p>
          </table:table-cell>
          <table:table-cell office:value-type="float" office:value="1.30792">
            <text:p>1.3079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81166">
            <text:p>0.981166</text:p>
          </table:table-cell>
          <table:table-cell office:value-type="float" office:value="0.0000523221">
            <text:p>5.23221E-005</text:p>
          </table:table-cell>
          <table:table-cell office:value-type="float" office:value="1.36391">
            <text:p>1.36391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92171">
            <text:p>0.992171</text:p>
          </table:table-cell>
          <table:table-cell office:value-type="float" office:value="0.0000504797">
            <text:p>5.04797E-005</text:p>
          </table:table-cell>
          <table:table-cell office:value-type="float" office:value="1.45019">
            <text:p>1.45019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0318">
            <text:p>1.00318</text:p>
          </table:table-cell>
          <table:table-cell office:value-type="float" office:value="0.0000477554">
            <text:p>4.77554E-005</text:p>
          </table:table-cell>
          <table:table-cell office:value-type="float" office:value="1.58997">
            <text:p>1.58997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1418">
            <text:p>1.01418</text:p>
          </table:table-cell>
          <table:table-cell office:value-type="float" office:value="0.0000436141">
            <text:p>4.36141E-005</text:p>
          </table:table-cell>
          <table:table-cell office:value-type="float" office:value="1.83589">
            <text:p>1.83589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2518">
            <text:p>1.02518</text:p>
          </table:table-cell>
          <table:table-cell office:value-type="float" office:value="0.000037047">
            <text:p>0.000037047</text:p>
          </table:table-cell>
          <table:table-cell office:value-type="float" office:value="2.3386">
            <text:p>2.338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3619">
            <text:p>1.03619</text:p>
          </table:table-cell>
          <table:table-cell office:value-type="float" office:value="0.0000259013">
            <text:p>2.59013E-005</text:p>
          </table:table-cell>
          <table:table-cell office:value-type="float" office:value="3.77524">
            <text:p>3.7752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4719">
            <text:p>1.04719</text:p>
          </table:table-cell>
          <table:table-cell office:value-type="float" office:value="0.0000046126">
            <text:p>4.6126E-006</text:p>
          </table:table-cell>
          <table:table-cell office:value-type="float" office:value="25.8146">
            <text:p>25.814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582">
            <text:p>1.0582</text:p>
          </table:table-cell>
          <table:table-cell office:value-type="float" office:value="-0.000047045">
            <text:p>-0.000047045</text:p>
          </table:table-cell>
          <table:table-cell office:value-type="float" office:value="-3.62908">
            <text:p>-3.62908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692">
            <text:p>1.0692</text:p>
          </table:table-cell>
          <table:table-cell office:value-type="float" office:value="-0.000306285">
            <text:p>-0.000306285</text:p>
          </table:table-cell>
          <table:table-cell office:value-type="float" office:value="-1.40382">
            <text:p>-1.4038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8021">
            <text:p>1.08021</text:p>
          </table:table-cell>
          <table:table-cell office:value-type="float" office:value="0.000510959">
            <text:p>0.000510959</text:p>
          </table:table-cell>
          <table:table-cell office:value-type="float" office:value="-0.757936">
            <text:p>-0.757936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9121">
            <text:p>1.09121</text:p>
          </table:table-cell>
          <table:table-cell office:value-type="float" office:value="0.000230034">
            <text:p>0.000230034</text:p>
          </table:table-cell>
          <table:table-cell office:value-type="float" office:value="-0.46232">
            <text:p>-0.46232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10222">
            <text:p>1.10222</text:p>
          </table:table-cell>
          <table:table-cell office:value-type="float" office:value="0.000176645">
            <text:p>0.000176645</text:p>
          </table:table-cell>
          <table:table-cell office:value-type="float" office:value="-0.299809">
            <text:p>-0.299809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11322">
            <text:p>1.11322</text:p>
          </table:table-cell>
          <table:table-cell office:value-type="float" office:value="0.00015488">
            <text:p>0.00015488</text:p>
          </table:table-cell>
          <table:table-cell office:value-type="float" office:value="-0.201415">
            <text:p>-0.201415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12423">
            <text:p>1.12423</text:p>
          </table:table-cell>
          <table:table-cell office:value-type="float" office:value="0.00014354">
            <text:p>0.00014354</text:p>
          </table:table-cell>
          <table:table-cell office:value-type="float" office:value="-0.138324">
            <text:p>-0.138324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13523">
            <text:p>1.13523</text:p>
          </table:table-cell>
          <table:table-cell office:value-type="float" office:value="0.000136876">
            <text:p>0.000136876</text:p>
          </table:table-cell>
          <table:table-cell office:value-type="float" office:value="-0.0963713">
            <text:p>-0.0963713</text:p>
          </table:table-cell>
          <table:table-cell office:value-type="float" office:value="0.000233779">
            <text:p>0.000233779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333255">
            <text:p>0.0333255</text:p>
          </table:table-cell>
          <table:table-cell office:value-type="float" office:value="0.0000000112251">
            <text:p>1.12251E-008</text:p>
          </table:table-cell>
          <table:table-cell office:value-type="float" office:value="10653.1">
            <text:p>10653.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44359">
            <text:p>0.044359</text:p>
          </table:table-cell>
          <table:table-cell office:value-type="float" office:value="0.0000000157493">
            <text:p>1.57493E-008</text:p>
          </table:table-cell>
          <table:table-cell office:value-type="float" office:value="7592.55">
            <text:p>7592.5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553925">
            <text:p>0.0553925</text:p>
          </table:table-cell>
          <table:table-cell office:value-type="float" office:value="0.0000000220962">
            <text:p>2.20962E-008</text:p>
          </table:table-cell>
          <table:table-cell office:value-type="float" office:value="5411.38">
            <text:p>5411.3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66426">
            <text:p>0.066426</text:p>
          </table:table-cell>
          <table:table-cell office:value-type="float" office:value="0.0000000309994">
            <text:p>0.000000031</text:p>
          </table:table-cell>
          <table:table-cell office:value-type="float" office:value="3856.92">
            <text:p>3856.9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774595">
            <text:p>0.0774595</text:p>
          </table:table-cell>
          <table:table-cell office:value-type="float" office:value="0.000000043487">
            <text:p>4.3487E-008</text:p>
          </table:table-cell>
          <table:table-cell office:value-type="float" office:value="2749.08">
            <text:p>2749.0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88493">
            <text:p>0.088493</text:p>
          </table:table-cell>
          <table:table-cell office:value-type="float" office:value="0.0000000609995">
            <text:p>0.000000061</text:p>
          </table:table-cell>
          <table:table-cell office:value-type="float" office:value="1959.56">
            <text:p>1959.56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995264">
            <text:p>0.0995264</text:p>
          </table:table-cell>
          <table:table-cell office:value-type="float" office:value="0.0000000855531">
            <text:p>8.55531E-008</text:p>
          </table:table-cell>
          <table:table-cell office:value-type="float" office:value="1396.88">
            <text:p>1396.8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1056">
            <text:p>0.11056</text:p>
          </table:table-cell>
          <table:table-cell office:value-type="float" office:value="0.000000119968">
            <text:p>0.00000012</text:p>
          </table:table-cell>
          <table:table-cell office:value-type="float" office:value="995.874">
            <text:p>995.874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21593">
            <text:p>0.121593</text:p>
          </table:table-cell>
          <table:table-cell office:value-type="float" office:value="0.000000168184">
            <text:p>1.68184E-007</text:p>
          </table:table-cell>
          <table:table-cell office:value-type="float" office:value="710.086">
            <text:p>710.086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32627">
            <text:p>0.132627</text:p>
          </table:table-cell>
          <table:table-cell office:value-type="float" office:value="0.000000235693">
            <text:p>2.35693E-007</text:p>
          </table:table-cell>
          <table:table-cell office:value-type="float" office:value="506.411">
            <text:p>506.41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4366">
            <text:p>0.14366</text:p>
          </table:table-cell>
          <table:table-cell office:value-type="float" office:value="0.000000330133">
            <text:p>3.30133E-007</text:p>
          </table:table-cell>
          <table:table-cell office:value-type="float" office:value="361.257">
            <text:p>361.257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54694">
            <text:p>0.154694</text:p>
          </table:table-cell>
          <table:table-cell office:value-type="float" office:value="0.000000462091">
            <text:p>4.62091E-007</text:p>
          </table:table-cell>
          <table:table-cell office:value-type="float" office:value="257.809">
            <text:p>257.80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65727">
            <text:p>0.165727</text:p>
          </table:table-cell>
          <table:table-cell office:value-type="float" office:value="0.000000646157">
            <text:p>6.46157E-007</text:p>
          </table:table-cell>
          <table:table-cell office:value-type="float" office:value="184.083">
            <text:p>184.08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76761">
            <text:p>0.176761</text:p>
          </table:table-cell>
          <table:table-cell office:value-type="float" office:value="0.000000902308">
            <text:p>9.02308E-007</text:p>
          </table:table-cell>
          <table:table-cell office:value-type="float" office:value="131.541">
            <text:p>131.54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87794">
            <text:p>0.187794</text:p>
          </table:table-cell>
          <table:table-cell office:value-type="float" office:value="0.00000125761">
            <text:p>1.25761E-006</text:p>
          </table:table-cell>
          <table:table-cell office:value-type="float" office:value="94.0957">
            <text:p>94.0957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98828">
            <text:p>0.198828</text:p>
          </table:table-cell>
          <table:table-cell office:value-type="float" office:value="0.0000017482">
            <text:p>1.7482E-006</text:p>
          </table:table-cell>
          <table:table-cell office:value-type="float" office:value="67.4091">
            <text:p>67.409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09861">
            <text:p>0.209861</text:p>
          </table:table-cell>
          <table:table-cell office:value-type="float" office:value="0.0000024214">
            <text:p>2.4214E-006</text:p>
          </table:table-cell>
          <table:table-cell office:value-type="float" office:value="48.3901">
            <text:p>48.390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20895">
            <text:p>0.220895</text:p>
          </table:table-cell>
          <table:table-cell office:value-type="float" office:value="0.00000333725">
            <text:p>3.33725E-006</text:p>
          </table:table-cell>
          <table:table-cell office:value-type="float" office:value="34.8358">
            <text:p>34.835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31928">
            <text:p>0.231928</text:p>
          </table:table-cell>
          <table:table-cell office:value-type="float" office:value="0.00000456883">
            <text:p>4.56883E-006</text:p>
          </table:table-cell>
          <table:table-cell office:value-type="float" office:value="25.1759">
            <text:p>25.175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42962">
            <text:p>0.242962</text:p>
          </table:table-cell>
          <table:table-cell office:value-type="float" office:value="0.00000619926">
            <text:p>6.19926E-006</text:p>
          </table:table-cell>
          <table:table-cell office:value-type="float" office:value="18.2915">
            <text:p>18.291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53995">
            <text:p>0.253995</text:p>
          </table:table-cell>
          <table:table-cell office:value-type="float" office:value="0.00000831363">
            <text:p>8.31363E-006</text:p>
          </table:table-cell>
          <table:table-cell office:value-type="float" office:value="13.3852">
            <text:p>13.385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65029">
            <text:p>0.265029</text:p>
          </table:table-cell>
          <table:table-cell office:value-type="float" office:value="0.0000109834">
            <text:p>1.09834E-005</text:p>
          </table:table-cell>
          <table:table-cell office:value-type="float" office:value="9.88854">
            <text:p>9.88854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76062">
            <text:p>0.276062</text:p>
          </table:table-cell>
          <table:table-cell office:value-type="float" office:value="0.0000142431">
            <text:p>1.42431E-005</text:p>
          </table:table-cell>
          <table:table-cell office:value-type="float" office:value="7.39658">
            <text:p>7.3965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87096">
            <text:p>0.287096</text:p>
          </table:table-cell>
          <table:table-cell office:value-type="float" office:value="0.0000180638">
            <text:p>1.80638E-005</text:p>
          </table:table-cell>
          <table:table-cell office:value-type="float" office:value="5.62061">
            <text:p>5.6206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98129">
            <text:p>0.298129</text:p>
          </table:table-cell>
          <table:table-cell office:value-type="float" office:value="0.0000223333">
            <text:p>2.23333E-005</text:p>
          </table:table-cell>
          <table:table-cell office:value-type="float" office:value="4.35492">
            <text:p>4.3549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09163">
            <text:p>0.309163</text:p>
          </table:table-cell>
          <table:table-cell office:value-type="float" office:value="0.0000268574">
            <text:p>2.68574E-005</text:p>
          </table:table-cell>
          <table:table-cell office:value-type="float" office:value="3.45289">
            <text:p>3.4528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20196">
            <text:p>0.320196</text:p>
          </table:table-cell>
          <table:table-cell office:value-type="float" office:value="0.000031389">
            <text:p>0.000031389</text:p>
          </table:table-cell>
          <table:table-cell office:value-type="float" office:value="2.81003">
            <text:p>2.8100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3123">
            <text:p>0.33123</text:p>
          </table:table-cell>
          <table:table-cell office:value-type="float" office:value="0.0000356794">
            <text:p>3.56794E-005</text:p>
          </table:table-cell>
          <table:table-cell office:value-type="float" office:value="2.35188">
            <text:p>2.3518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42263">
            <text:p>0.342263</text:p>
          </table:table-cell>
          <table:table-cell office:value-type="float" office:value="0.0000395301">
            <text:p>3.95301E-005</text:p>
          </table:table-cell>
          <table:table-cell office:value-type="float" office:value="2.02537">
            <text:p>2.02537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53297">
            <text:p>0.353297</text:p>
          </table:table-cell>
          <table:table-cell office:value-type="float" office:value="0.0000428239">
            <text:p>4.28239E-005</text:p>
          </table:table-cell>
          <table:table-cell office:value-type="float" office:value="1.79267">
            <text:p>1.79267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6433">
            <text:p>0.36433</text:p>
          </table:table-cell>
          <table:table-cell office:value-type="float" office:value="0.0000455274">
            <text:p>4.55274E-005</text:p>
          </table:table-cell>
          <table:table-cell office:value-type="float" office:value="1.62683">
            <text:p>1.6268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75364">
            <text:p>0.375364</text:p>
          </table:table-cell>
          <table:table-cell office:value-type="float" office:value="0.0000476724">
            <text:p>4.76724E-005</text:p>
          </table:table-cell>
          <table:table-cell office:value-type="float" office:value="1.50865">
            <text:p>1.5086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86397">
            <text:p>0.386397</text:p>
          </table:table-cell>
          <table:table-cell office:value-type="float" office:value="0.0000493286">
            <text:p>4.93286E-005</text:p>
          </table:table-cell>
          <table:table-cell office:value-type="float" office:value="1.42442">
            <text:p>1.4244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97431">
            <text:p>0.397431</text:p>
          </table:table-cell>
          <table:table-cell office:value-type="float" office:value="0.000050581">
            <text:p>0.000050581</text:p>
          </table:table-cell>
          <table:table-cell office:value-type="float" office:value="1.36439">
            <text:p>1.3643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08464">
            <text:p>0.408464</text:p>
          </table:table-cell>
          <table:table-cell office:value-type="float" office:value="0.0000515131">
            <text:p>5.15131E-005</text:p>
          </table:table-cell>
          <table:table-cell office:value-type="float" office:value="1.3216">
            <text:p>1.3216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19498">
            <text:p>0.419498</text:p>
          </table:table-cell>
          <table:table-cell office:value-type="float" office:value="0.0000521986">
            <text:p>5.21986E-005</text:p>
          </table:table-cell>
          <table:table-cell office:value-type="float" office:value="1.29112">
            <text:p>1.2911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30531">
            <text:p>0.430531</text:p>
          </table:table-cell>
          <table:table-cell office:value-type="float" office:value="0.0000526984">
            <text:p>5.26984E-005</text:p>
          </table:table-cell>
          <table:table-cell office:value-type="float" office:value="1.26939">
            <text:p>1.2693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41565">
            <text:p>0.441565</text:p>
          </table:table-cell>
          <table:table-cell office:value-type="float" office:value="0.0000530605">
            <text:p>5.30605E-005</text:p>
          </table:table-cell>
          <table:table-cell office:value-type="float" office:value="1.2539">
            <text:p>1.253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52598">
            <text:p>0.452598</text:p>
          </table:table-cell>
          <table:table-cell office:value-type="float" office:value="0.0000533216">
            <text:p>5.33216E-005</text:p>
          </table:table-cell>
          <table:table-cell office:value-type="float" office:value="1.24286">
            <text:p>1.24286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63632">
            <text:p>0.463632</text:p>
          </table:table-cell>
          <table:table-cell office:value-type="float" office:value="0.0000535092">
            <text:p>5.35092E-005</text:p>
          </table:table-cell>
          <table:table-cell office:value-type="float" office:value="1.235">
            <text:p>1.23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74665">
            <text:p>0.474665</text:p>
          </table:table-cell>
          <table:table-cell office:value-type="float" office:value="0.0000536438">
            <text:p>5.36438E-005</text:p>
          </table:table-cell>
          <table:table-cell office:value-type="float" office:value="1.22939">
            <text:p>1.2293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85699">
            <text:p>0.485699</text:p>
          </table:table-cell>
          <table:table-cell office:value-type="float" office:value="0.0000537401">
            <text:p>5.37401E-005</text:p>
          </table:table-cell>
          <table:table-cell office:value-type="float" office:value="1.2254">
            <text:p>1.2254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96732">
            <text:p>0.496732</text:p>
          </table:table-cell>
          <table:table-cell office:value-type="float" office:value="0.0000538089">
            <text:p>5.38089E-005</text:p>
          </table:table-cell>
          <table:table-cell office:value-type="float" office:value="1.22255">
            <text:p>1.2225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07766">
            <text:p>0.507766</text:p>
          </table:table-cell>
          <table:table-cell office:value-type="float" office:value="0.0000538581">
            <text:p>5.38581E-005</text:p>
          </table:table-cell>
          <table:table-cell office:value-type="float" office:value="1.22052">
            <text:p>1.2205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18799">
            <text:p>0.518799</text:p>
          </table:table-cell>
          <table:table-cell office:value-type="float" office:value="0.0000538932">
            <text:p>5.38932E-005</text:p>
          </table:table-cell>
          <table:table-cell office:value-type="float" office:value="1.21908">
            <text:p>1.2190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29833">
            <text:p>0.529833</text:p>
          </table:table-cell>
          <table:table-cell office:value-type="float" office:value="0.0000539182">
            <text:p>5.39182E-005</text:p>
          </table:table-cell>
          <table:table-cell office:value-type="float" office:value="1.21805">
            <text:p>1.2180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40866">
            <text:p>0.540866</text:p>
          </table:table-cell>
          <table:table-cell office:value-type="float" office:value="0.0000539361">
            <text:p>5.39361E-005</text:p>
          </table:table-cell>
          <table:table-cell office:value-type="float" office:value="1.21731">
            <text:p>1.2173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519">
            <text:p>0.5519</text:p>
          </table:table-cell>
          <table:table-cell office:value-type="float" office:value="0.0000539488">
            <text:p>5.39488E-005</text:p>
          </table:table-cell>
          <table:table-cell office:value-type="float" office:value="1.21679">
            <text:p>1.2167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62933">
            <text:p>0.562933</text:p>
          </table:table-cell>
          <table:table-cell office:value-type="float" office:value="0.0000539579">
            <text:p>5.39579E-005</text:p>
          </table:table-cell>
          <table:table-cell office:value-type="float" office:value="1.21642">
            <text:p>1.2164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73967">
            <text:p>0.573967</text:p>
          </table:table-cell>
          <table:table-cell office:value-type="float" office:value="0.0000539643">
            <text:p>5.39643E-005</text:p>
          </table:table-cell>
          <table:table-cell office:value-type="float" office:value="1.21615">
            <text:p>1.2161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85">
            <text:p>0.585</text:p>
          </table:table-cell>
          <table:table-cell office:value-type="float" office:value="0.0000539689">
            <text:p>5.39689E-005</text:p>
          </table:table-cell>
          <table:table-cell office:value-type="float" office:value="1.21596">
            <text:p>1.21596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96033">
            <text:p>0.596033</text:p>
          </table:table-cell>
          <table:table-cell office:value-type="float" office:value="0.0000539722">
            <text:p>5.39722E-005</text:p>
          </table:table-cell>
          <table:table-cell office:value-type="float" office:value="1.21583">
            <text:p>1.2158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07067">
            <text:p>0.607067</text:p>
          </table:table-cell>
          <table:table-cell office:value-type="float" office:value="0.0000539746">
            <text:p>5.39746E-005</text:p>
          </table:table-cell>
          <table:table-cell office:value-type="float" office:value="1.21573">
            <text:p>1.2157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181">
            <text:p>0.6181</text:p>
          </table:table-cell>
          <table:table-cell office:value-type="float" office:value="0.0000539762">
            <text:p>5.39762E-005</text:p>
          </table:table-cell>
          <table:table-cell office:value-type="float" office:value="1.21566">
            <text:p>1.21566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29134">
            <text:p>0.629134</text:p>
          </table:table-cell>
          <table:table-cell office:value-type="float" office:value="0.0000539774">
            <text:p>5.39774E-005</text:p>
          </table:table-cell>
          <table:table-cell office:value-type="float" office:value="1.21561">
            <text:p>1.2156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40167">
            <text:p>0.640167</text:p>
          </table:table-cell>
          <table:table-cell office:value-type="float" office:value="0.0000539782">
            <text:p>5.39782E-005</text:p>
          </table:table-cell>
          <table:table-cell office:value-type="float" office:value="1.21558">
            <text:p>1.2155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51201">
            <text:p>0.651201</text:p>
          </table:table-cell>
          <table:table-cell office:value-type="float" office:value="0.0000539788">
            <text:p>5.39788E-005</text:p>
          </table:table-cell>
          <table:table-cell office:value-type="float" office:value="1.21556">
            <text:p>1.21556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62234">
            <text:p>0.662234</text:p>
          </table:table-cell>
          <table:table-cell office:value-type="float" office:value="0.0000539792">
            <text:p>5.39792E-005</text:p>
          </table:table-cell>
          <table:table-cell office:value-type="float" office:value="1.21554">
            <text:p>1.21554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73268">
            <text:p>0.673268</text:p>
          </table:table-cell>
          <table:table-cell office:value-type="float" office:value="0.0000539794">
            <text:p>5.39794E-005</text:p>
          </table:table-cell>
          <table:table-cell office:value-type="float" office:value="1.21553">
            <text:p>1.2155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84301">
            <text:p>0.684301</text:p>
          </table:table-cell>
          <table:table-cell office:value-type="float" office:value="0.0000539795">
            <text:p>5.39795E-005</text:p>
          </table:table-cell>
          <table:table-cell office:value-type="float" office:value="1.21553">
            <text:p>1.2155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95335">
            <text:p>0.695335</text:p>
          </table:table-cell>
          <table:table-cell office:value-type="float" office:value="0.0000539795">
            <text:p>5.39795E-005</text:p>
          </table:table-cell>
          <table:table-cell office:value-type="float" office:value="1.21553">
            <text:p>1.2155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06368">
            <text:p>0.706368</text:p>
          </table:table-cell>
          <table:table-cell office:value-type="float" office:value="0.0000539794">
            <text:p>5.39794E-005</text:p>
          </table:table-cell>
          <table:table-cell office:value-type="float" office:value="1.21553">
            <text:p>1.2155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17402">
            <text:p>0.717402</text:p>
          </table:table-cell>
          <table:table-cell office:value-type="float" office:value="0.0000539792">
            <text:p>5.39792E-005</text:p>
          </table:table-cell>
          <table:table-cell office:value-type="float" office:value="1.21554">
            <text:p>1.21554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28435">
            <text:p>0.728435</text:p>
          </table:table-cell>
          <table:table-cell office:value-type="float" office:value="0.0000539789">
            <text:p>5.39789E-005</text:p>
          </table:table-cell>
          <table:table-cell office:value-type="float" office:value="1.21555">
            <text:p>1.2155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39469">
            <text:p>0.739469</text:p>
          </table:table-cell>
          <table:table-cell office:value-type="float" office:value="0.0000539784">
            <text:p>5.39784E-005</text:p>
          </table:table-cell>
          <table:table-cell office:value-type="float" office:value="1.21557">
            <text:p>1.21557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50502">
            <text:p>0.750502</text:p>
          </table:table-cell>
          <table:table-cell office:value-type="float" office:value="0.0000539776">
            <text:p>5.39776E-005</text:p>
          </table:table-cell>
          <table:table-cell office:value-type="float" office:value="1.2156">
            <text:p>1.2156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61536">
            <text:p>0.761536</text:p>
          </table:table-cell>
          <table:table-cell office:value-type="float" office:value="0.0000539765">
            <text:p>5.39765E-005</text:p>
          </table:table-cell>
          <table:table-cell office:value-type="float" office:value="1.21565">
            <text:p>1.2156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72569">
            <text:p>0.772569</text:p>
          </table:table-cell>
          <table:table-cell office:value-type="float" office:value="0.000053975">
            <text:p>0.000053975</text:p>
          </table:table-cell>
          <table:table-cell office:value-type="float" office:value="1.21571">
            <text:p>1.2157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83603">
            <text:p>0.783603</text:p>
          </table:table-cell>
          <table:table-cell office:value-type="float" office:value="0.0000539729">
            <text:p>5.39729E-005</text:p>
          </table:table-cell>
          <table:table-cell office:value-type="float" office:value="1.2158">
            <text:p>1.215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94636">
            <text:p>0.794636</text:p>
          </table:table-cell>
          <table:table-cell office:value-type="float" office:value="0.0000539699">
            <text:p>5.39699E-005</text:p>
          </table:table-cell>
          <table:table-cell office:value-type="float" office:value="1.21592">
            <text:p>1.2159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0567">
            <text:p>0.80567</text:p>
          </table:table-cell>
          <table:table-cell office:value-type="float" office:value="0.0000539656">
            <text:p>5.39656E-005</text:p>
          </table:table-cell>
          <table:table-cell office:value-type="float" office:value="1.2161">
            <text:p>1.216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16703">
            <text:p>0.816703</text:p>
          </table:table-cell>
          <table:table-cell office:value-type="float" office:value="0.0000539597">
            <text:p>5.39597E-005</text:p>
          </table:table-cell>
          <table:table-cell office:value-type="float" office:value="1.21634">
            <text:p>1.21634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27737">
            <text:p>0.827737</text:p>
          </table:table-cell>
          <table:table-cell office:value-type="float" office:value="0.0000539513">
            <text:p>5.39513E-005</text:p>
          </table:table-cell>
          <table:table-cell office:value-type="float" office:value="1.21669">
            <text:p>1.2166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3877">
            <text:p>0.83877</text:p>
          </table:table-cell>
          <table:table-cell office:value-type="float" office:value="0.0000539396">
            <text:p>5.39396E-005</text:p>
          </table:table-cell>
          <table:table-cell office:value-type="float" office:value="1.21717">
            <text:p>1.21717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49804">
            <text:p>0.849804</text:p>
          </table:table-cell>
          <table:table-cell office:value-type="float" office:value="0.0000539231">
            <text:p>5.39231E-005</text:p>
          </table:table-cell>
          <table:table-cell office:value-type="float" office:value="1.21785">
            <text:p>1.2178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60837">
            <text:p>0.860837</text:p>
          </table:table-cell>
          <table:table-cell office:value-type="float" office:value="0.0000538999">
            <text:p>5.38999E-005</text:p>
          </table:table-cell>
          <table:table-cell office:value-type="float" office:value="1.2188">
            <text:p>1.218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71871">
            <text:p>0.871871</text:p>
          </table:table-cell>
          <table:table-cell office:value-type="float" office:value="0.0000538674">
            <text:p>5.38674E-005</text:p>
          </table:table-cell>
          <table:table-cell office:value-type="float" office:value="1.22014">
            <text:p>1.22014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82904">
            <text:p>0.882904</text:p>
          </table:table-cell>
          <table:table-cell office:value-type="float" office:value="0.0000538218">
            <text:p>5.38218E-005</text:p>
          </table:table-cell>
          <table:table-cell office:value-type="float" office:value="1.22202">
            <text:p>1.2220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93938">
            <text:p>0.893938</text:p>
          </table:table-cell>
          <table:table-cell office:value-type="float" office:value="0.0000537576">
            <text:p>5.37576E-005</text:p>
          </table:table-cell>
          <table:table-cell office:value-type="float" office:value="1.22467">
            <text:p>1.22467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04971">
            <text:p>0.904971</text:p>
          </table:table-cell>
          <table:table-cell office:value-type="float" office:value="0.0000536673">
            <text:p>5.36673E-005</text:p>
          </table:table-cell>
          <table:table-cell office:value-type="float" office:value="1.22842">
            <text:p>1.2284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16005">
            <text:p>0.916005</text:p>
          </table:table-cell>
          <table:table-cell office:value-type="float" office:value="0.0000535402">
            <text:p>5.35402E-005</text:p>
          </table:table-cell>
          <table:table-cell office:value-type="float" office:value="1.2337">
            <text:p>1.2337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27038">
            <text:p>0.927038</text:p>
          </table:table-cell>
          <table:table-cell office:value-type="float" office:value="0.0000533611">
            <text:p>5.33611E-005</text:p>
          </table:table-cell>
          <table:table-cell office:value-type="float" office:value="1.2412">
            <text:p>1.241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38072">
            <text:p>0.938072</text:p>
          </table:table-cell>
          <table:table-cell office:value-type="float" office:value="0.0000531081">
            <text:p>5.31081E-005</text:p>
          </table:table-cell>
          <table:table-cell office:value-type="float" office:value="1.25188">
            <text:p>1.2518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49105">
            <text:p>0.949105</text:p>
          </table:table-cell>
          <table:table-cell office:value-type="float" office:value="0.0000527498">
            <text:p>5.27498E-005</text:p>
          </table:table-cell>
          <table:table-cell office:value-type="float" office:value="1.26718">
            <text:p>1.2671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60139">
            <text:p>0.960139</text:p>
          </table:table-cell>
          <table:table-cell office:value-type="float" office:value="0.0000522405">
            <text:p>5.22405E-005</text:p>
          </table:table-cell>
          <table:table-cell office:value-type="float" office:value="1.28928">
            <text:p>1.2892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71172">
            <text:p>0.971172</text:p>
          </table:table-cell>
          <table:table-cell office:value-type="float" office:value="0.0000515127">
            <text:p>5.15127E-005</text:p>
          </table:table-cell>
          <table:table-cell office:value-type="float" office:value="1.32162">
            <text:p>1.3216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82206">
            <text:p>0.982206</text:p>
          </table:table-cell>
          <table:table-cell office:value-type="float" office:value="0.0000504645">
            <text:p>5.04645E-005</text:p>
          </table:table-cell>
          <table:table-cell office:value-type="float" office:value="1.36985">
            <text:p>1.3698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93239">
            <text:p>0.993239</text:p>
          </table:table-cell>
          <table:table-cell office:value-type="float" office:value="0.000048938">
            <text:p>0.000048938</text:p>
          </table:table-cell>
          <table:table-cell office:value-type="float" office:value="1.44377">
            <text:p>1.44377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0427">
            <text:p>1.00427</text:p>
          </table:table-cell>
          <table:table-cell office:value-type="float" office:value="0.0000466789">
            <text:p>4.66789E-005</text:p>
          </table:table-cell>
          <table:table-cell office:value-type="float" office:value="1.56204">
            <text:p>1.56204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1531">
            <text:p>1.01531</text:p>
          </table:table-cell>
          <table:table-cell office:value-type="float" office:value="0.000043254">
            <text:p>0.000043254</text:p>
          </table:table-cell>
          <table:table-cell office:value-type="float" office:value="1.7649">
            <text:p>1.764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2634">
            <text:p>1.02634</text:p>
          </table:table-cell>
          <table:table-cell office:value-type="float" office:value="0.0000378675">
            <text:p>3.78675E-005</text:p>
          </table:table-cell>
          <table:table-cell office:value-type="float" office:value="2.1582">
            <text:p>2.158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3737">
            <text:p>1.03737</text:p>
          </table:table-cell>
          <table:table-cell office:value-type="float" office:value="0.000028887">
            <text:p>0.000028887</text:p>
          </table:table-cell>
          <table:table-cell office:value-type="float" office:value="3.14002">
            <text:p>3.14002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4841">
            <text:p>1.04841</text:p>
          </table:table-cell>
          <table:table-cell office:value-type="float" office:value="0.0000123518">
            <text:p>1.23518E-005</text:p>
          </table:table-cell>
          <table:table-cell office:value-type="float" office:value="8.68225">
            <text:p>8.68225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5944">
            <text:p>1.05944</text:p>
          </table:table-cell>
          <table:table-cell office:value-type="float" office:value="-0.0000245076">
            <text:p>-2.45076E-005</text:p>
          </table:table-cell>
          <table:table-cell office:value-type="float" office:value="-5.87983">
            <text:p>-5.8798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7047">
            <text:p>1.07047</text:p>
          </table:table-cell>
          <table:table-cell office:value-type="float" office:value="-0.000158741">
            <text:p>-0.000158741</text:p>
          </table:table-cell>
          <table:table-cell office:value-type="float" office:value="-1.75339">
            <text:p>-1.7533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8151">
            <text:p>1.08151</text:p>
          </table:table-cell>
          <table:table-cell office:value-type="float" office:value="0.00102599">
            <text:p>0.00102599</text:p>
          </table:table-cell>
          <table:table-cell office:value-type="float" office:value="-0.883437">
            <text:p>-0.883437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9254">
            <text:p>1.09254</text:p>
          </table:table-cell>
          <table:table-cell office:value-type="float" office:value="0.000249588">
            <text:p>0.000249588</text:p>
          </table:table-cell>
          <table:table-cell office:value-type="float" office:value="-0.520838">
            <text:p>-0.520838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10357">
            <text:p>1.10357</text:p>
          </table:table-cell>
          <table:table-cell office:value-type="float" office:value="0.00017863">
            <text:p>0.00017863</text:p>
          </table:table-cell>
          <table:table-cell office:value-type="float" office:value="-0.330499">
            <text:p>-0.330499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11461">
            <text:p>1.11461</text:p>
          </table:table-cell>
          <table:table-cell office:value-type="float" office:value="0.000153024">
            <text:p>0.000153024</text:p>
          </table:table-cell>
          <table:table-cell office:value-type="float" office:value="-0.218471">
            <text:p>-0.218471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12564">
            <text:p>1.12564</text:p>
          </table:table-cell>
          <table:table-cell office:value-type="float" office:value="0.000140376">
            <text:p>0.000140376</text:p>
          </table:table-cell>
          <table:table-cell office:value-type="float" office:value="-0.148053">
            <text:p>-0.148053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13667">
            <text:p>1.13667</text:p>
          </table:table-cell>
          <table:table-cell office:value-type="float" office:value="0.000133169">
            <text:p>0.000133169</text:p>
          </table:table-cell>
          <table:table-cell office:value-type="float" office:value="-0.101946">
            <text:p>-0.101946</text:p>
          </table:table-cell>
          <table:table-cell office:value-type="float" office:value="0.000173545">
            <text:p>0.00017354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319002">
            <text:p>0.0319002</text:p>
          </table:table-cell>
          <table:table-cell office:value-type="float" office:value="0.0000000110542">
            <text:p>1.10542E-008</text:p>
          </table:table-cell>
          <table:table-cell office:value-type="float" office:value="10489.6">
            <text:p>10489.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429622">
            <text:p>0.0429622</text:p>
          </table:table-cell>
          <table:table-cell office:value-type="float" office:value="0.000000015667">
            <text:p>1.5667E-008</text:p>
          </table:table-cell>
          <table:table-cell office:value-type="float" office:value="7400.93">
            <text:p>7400.9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540242">
            <text:p>0.0540242</text:p>
          </table:table-cell>
          <table:table-cell office:value-type="float" office:value="0.0000000222036">
            <text:p>2.22036E-008</text:p>
          </table:table-cell>
          <table:table-cell office:value-type="float" office:value="5221.83">
            <text:p>5221.8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650862">
            <text:p>0.0650862</text:p>
          </table:table-cell>
          <table:table-cell office:value-type="float" office:value="0.0000000314658">
            <text:p>3.14658E-008</text:p>
          </table:table-cell>
          <table:table-cell office:value-type="float" office:value="3684.45">
            <text:p>3684.4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761482">
            <text:p>0.0761482</text:p>
          </table:table-cell>
          <table:table-cell office:value-type="float" office:value="0.0000000445884">
            <text:p>4.45884E-008</text:p>
          </table:table-cell>
          <table:table-cell office:value-type="float" office:value="2599.81">
            <text:p>2599.8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872102">
            <text:p>0.0872102</text:p>
          </table:table-cell>
          <table:table-cell office:value-type="float" office:value="0.0000000631768">
            <text:p>6.31768E-008</text:p>
          </table:table-cell>
          <table:table-cell office:value-type="float" office:value="1834.58">
            <text:p>1834.58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982722">
            <text:p>0.0982722</text:p>
          </table:table-cell>
          <table:table-cell office:value-type="float" office:value="0.0000000895007">
            <text:p>8.95007E-008</text:p>
          </table:table-cell>
          <table:table-cell office:value-type="float" office:value="1294.7">
            <text:p>1294.7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09334">
            <text:p>0.109334</text:p>
          </table:table-cell>
          <table:table-cell office:value-type="float" office:value="0.000000126766">
            <text:p>1.26766E-007</text:p>
          </table:table-cell>
          <table:table-cell office:value-type="float" office:value="913.805">
            <text:p>913.80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20396">
            <text:p>0.120396</text:p>
          </table:table-cell>
          <table:table-cell office:value-type="float" office:value="0.000000179491">
            <text:p>1.79491E-007</text:p>
          </table:table-cell>
          <table:table-cell office:value-type="float" office:value="645.081">
            <text:p>645.08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31458">
            <text:p>0.131458</text:p>
          </table:table-cell>
          <table:table-cell office:value-type="float" office:value="0.000000254036">
            <text:p>0.000000254</text:p>
          </table:table-cell>
          <table:table-cell office:value-type="float" office:value="455.493">
            <text:p>455.49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4252">
            <text:p>0.14252</text:p>
          </table:table-cell>
          <table:table-cell office:value-type="float" office:value="0.000000359321">
            <text:p>3.59321E-007</text:p>
          </table:table-cell>
          <table:table-cell office:value-type="float" office:value="321.736">
            <text:p>321.73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53582">
            <text:p>0.153582</text:p>
          </table:table-cell>
          <table:table-cell office:value-type="float" office:value="0.000000507801">
            <text:p>5.07801E-007</text:p>
          </table:table-cell>
          <table:table-cell office:value-type="float" office:value="227.369">
            <text:p>227.369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64644">
            <text:p>0.164644</text:p>
          </table:table-cell>
          <table:table-cell office:value-type="float" office:value="0.000000716761">
            <text:p>7.16761E-007</text:p>
          </table:table-cell>
          <table:table-cell office:value-type="float" office:value="160.791">
            <text:p>160.79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75706">
            <text:p>0.175706</text:p>
          </table:table-cell>
          <table:table-cell office:value-type="float" office:value="0.00000100998">
            <text:p>0.00000101</text:p>
          </table:table-cell>
          <table:table-cell office:value-type="float" office:value="113.82">
            <text:p>113.82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86768">
            <text:p>0.186768</text:p>
          </table:table-cell>
          <table:table-cell office:value-type="float" office:value="0.00000141973">
            <text:p>1.41973E-006</text:p>
          </table:table-cell>
          <table:table-cell office:value-type="float" office:value="80.6816">
            <text:p>80.681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9783">
            <text:p>0.19783</text:p>
          </table:table-cell>
          <table:table-cell office:value-type="float" office:value="0.00000198906">
            <text:p>1.98906E-006</text:p>
          </table:table-cell>
          <table:table-cell office:value-type="float" office:value="57.3019">
            <text:p>57.3019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08892">
            <text:p>0.208892</text:p>
          </table:table-cell>
          <table:table-cell office:value-type="float" office:value="0.00000277383">
            <text:p>2.77383E-006</text:p>
          </table:table-cell>
          <table:table-cell office:value-type="float" office:value="40.8071">
            <text:p>40.807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19954">
            <text:p>0.219954</text:p>
          </table:table-cell>
          <table:table-cell office:value-type="float" office:value="0.00000384375">
            <text:p>3.84375E-006</text:p>
          </table:table-cell>
          <table:table-cell office:value-type="float" office:value="29.1699">
            <text:p>29.1699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31016">
            <text:p>0.231016</text:p>
          </table:table-cell>
          <table:table-cell office:value-type="float" office:value="0.00000528085">
            <text:p>5.28085E-006</text:p>
          </table:table-cell>
          <table:table-cell office:value-type="float" office:value="20.9597">
            <text:p>20.9597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42078">
            <text:p>0.242078</text:p>
          </table:table-cell>
          <table:table-cell office:value-type="float" office:value="0.00000717287">
            <text:p>7.17287E-006</text:p>
          </table:table-cell>
          <table:table-cell office:value-type="float" office:value="15.1673">
            <text:p>15.167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5314">
            <text:p>0.25314</text:p>
          </table:table-cell>
          <table:table-cell office:value-type="float" office:value="0.00000959929">
            <text:p>9.59929E-006</text:p>
          </table:table-cell>
          <table:table-cell office:value-type="float" office:value="11.0807">
            <text:p>11.0807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64202">
            <text:p>0.264202</text:p>
          </table:table-cell>
          <table:table-cell office:value-type="float" office:value="0.0000126084">
            <text:p>1.26084E-005</text:p>
          </table:table-cell>
          <table:table-cell office:value-type="float" office:value="8.1975">
            <text:p>8.197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75264">
            <text:p>0.275264</text:p>
          </table:table-cell>
          <table:table-cell office:value-type="float" office:value="0.0000161887">
            <text:p>1.61887E-005</text:p>
          </table:table-cell>
          <table:table-cell office:value-type="float" office:value="6.16339">
            <text:p>6.16339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86326">
            <text:p>0.286326</text:p>
          </table:table-cell>
          <table:table-cell office:value-type="float" office:value="0.0000202443">
            <text:p>2.02443E-005</text:p>
          </table:table-cell>
          <table:table-cell office:value-type="float" office:value="4.7283">
            <text:p>4.728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97388">
            <text:p>0.297388</text:p>
          </table:table-cell>
          <table:table-cell office:value-type="float" office:value="0.0000245907">
            <text:p>2.45907E-005</text:p>
          </table:table-cell>
          <table:table-cell office:value-type="float" office:value="3.71583">
            <text:p>3.7158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0845">
            <text:p>0.30845</text:p>
          </table:table-cell>
          <table:table-cell office:value-type="float" office:value="0.0000289804">
            <text:p>2.89804E-005</text:p>
          </table:table-cell>
          <table:table-cell office:value-type="float" office:value="3.00152">
            <text:p>3.00152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19512">
            <text:p>0.319512</text:p>
          </table:table-cell>
          <table:table-cell office:value-type="float" office:value="0.0000331562">
            <text:p>3.31562E-005</text:p>
          </table:table-cell>
          <table:table-cell office:value-type="float" office:value="2.49756">
            <text:p>2.4975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30574">
            <text:p>0.330574</text:p>
          </table:table-cell>
          <table:table-cell office:value-type="float" office:value="0.0000369081">
            <text:p>3.69081E-005</text:p>
          </table:table-cell>
          <table:table-cell office:value-type="float" office:value="2.14201">
            <text:p>2.1420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41636">
            <text:p>0.341636</text:p>
          </table:table-cell>
          <table:table-cell office:value-type="float" office:value="0.0000401103">
            <text:p>4.01103E-005</text:p>
          </table:table-cell>
          <table:table-cell office:value-type="float" office:value="1.89117">
            <text:p>1.89117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52698">
            <text:p>0.352698</text:p>
          </table:table-cell>
          <table:table-cell office:value-type="float" office:value="0.0000427256">
            <text:p>4.27256E-005</text:p>
          </table:table-cell>
          <table:table-cell office:value-type="float" office:value="1.7142">
            <text:p>1.7142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6376">
            <text:p>0.36376</text:p>
          </table:table-cell>
          <table:table-cell office:value-type="float" office:value="0.0000447858">
            <text:p>4.47858E-005</text:p>
          </table:table-cell>
          <table:table-cell office:value-type="float" office:value="1.58934">
            <text:p>1.5893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74822">
            <text:p>0.374822</text:p>
          </table:table-cell>
          <table:table-cell office:value-type="float" office:value="0.0000463631">
            <text:p>4.63631E-005</text:p>
          </table:table-cell>
          <table:table-cell office:value-type="float" office:value="1.50125">
            <text:p>1.5012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85884">
            <text:p>0.385884</text:p>
          </table:table-cell>
          <table:table-cell office:value-type="float" office:value="0.0000475444">
            <text:p>4.75444E-005</text:p>
          </table:table-cell>
          <table:table-cell office:value-type="float" office:value="1.4391">
            <text:p>1.439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96946">
            <text:p>0.396946</text:p>
          </table:table-cell>
          <table:table-cell office:value-type="float" office:value="0.0000484147">
            <text:p>4.84147E-005</text:p>
          </table:table-cell>
          <table:table-cell office:value-type="float" office:value="1.39526">
            <text:p>1.3952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08008">
            <text:p>0.408008</text:p>
          </table:table-cell>
          <table:table-cell office:value-type="float" office:value="0.0000490481">
            <text:p>4.90481E-005</text:p>
          </table:table-cell>
          <table:table-cell office:value-type="float" office:value="1.36433">
            <text:p>1.3643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1907">
            <text:p>0.41907</text:p>
          </table:table-cell>
          <table:table-cell office:value-type="float" office:value="0.0000495051">
            <text:p>4.95051E-005</text:p>
          </table:table-cell>
          <table:table-cell office:value-type="float" office:value="1.3425">
            <text:p>1.342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30132">
            <text:p>0.430132</text:p>
          </table:table-cell>
          <table:table-cell office:value-type="float" office:value="0.0000498326">
            <text:p>4.98326E-005</text:p>
          </table:table-cell>
          <table:table-cell office:value-type="float" office:value="1.3271">
            <text:p>1.327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41194">
            <text:p>0.441194</text:p>
          </table:table-cell>
          <table:table-cell office:value-type="float" office:value="0.0000500663">
            <text:p>5.00663E-005</text:p>
          </table:table-cell>
          <table:table-cell office:value-type="float" office:value="1.31624">
            <text:p>1.3162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52256">
            <text:p>0.452256</text:p>
          </table:table-cell>
          <table:table-cell office:value-type="float" office:value="0.0000502326">
            <text:p>5.02326E-005</text:p>
          </table:table-cell>
          <table:table-cell office:value-type="float" office:value="1.30858">
            <text:p>1.30858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63318">
            <text:p>0.463318</text:p>
          </table:table-cell>
          <table:table-cell office:value-type="float" office:value="0.0000503505">
            <text:p>5.03505E-005</text:p>
          </table:table-cell>
          <table:table-cell office:value-type="float" office:value="1.30317">
            <text:p>1.30317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7438">
            <text:p>0.47438</text:p>
          </table:table-cell>
          <table:table-cell office:value-type="float" office:value="0.000050434">
            <text:p>0.000050434</text:p>
          </table:table-cell>
          <table:table-cell office:value-type="float" office:value="1.29936">
            <text:p>1.2993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85442">
            <text:p>0.485442</text:p>
          </table:table-cell>
          <table:table-cell office:value-type="float" office:value="0.0000504931">
            <text:p>5.04931E-005</text:p>
          </table:table-cell>
          <table:table-cell office:value-type="float" office:value="1.29666">
            <text:p>1.2966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96504">
            <text:p>0.496504</text:p>
          </table:table-cell>
          <table:table-cell office:value-type="float" office:value="0.0000505349">
            <text:p>5.05349E-005</text:p>
          </table:table-cell>
          <table:table-cell office:value-type="float" office:value="1.29477">
            <text:p>1.29477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07566">
            <text:p>0.507566</text:p>
          </table:table-cell>
          <table:table-cell office:value-type="float" office:value="0.0000505644">
            <text:p>5.05644E-005</text:p>
          </table:table-cell>
          <table:table-cell office:value-type="float" office:value="1.29343">
            <text:p>1.2934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18628">
            <text:p>0.518628</text:p>
          </table:table-cell>
          <table:table-cell office:value-type="float" office:value="0.0000505853">
            <text:p>5.05853E-005</text:p>
          </table:table-cell>
          <table:table-cell office:value-type="float" office:value="1.29248">
            <text:p>1.29248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2969">
            <text:p>0.52969</text:p>
          </table:table-cell>
          <table:table-cell office:value-type="float" office:value="0.0000506">
            <text:p>0.0000506</text:p>
          </table:table-cell>
          <table:table-cell office:value-type="float" office:value="1.29181">
            <text:p>1.2918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40752">
            <text:p>0.540752</text:p>
          </table:table-cell>
          <table:table-cell office:value-type="float" office:value="0.0000506104">
            <text:p>5.06104E-005</text:p>
          </table:table-cell>
          <table:table-cell office:value-type="float" office:value="1.29134">
            <text:p>1.2913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51814">
            <text:p>0.551814</text:p>
          </table:table-cell>
          <table:table-cell office:value-type="float" office:value="0.0000506177">
            <text:p>5.06177E-005</text:p>
          </table:table-cell>
          <table:table-cell office:value-type="float" office:value="1.29101">
            <text:p>1.2910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62876">
            <text:p>0.562876</text:p>
          </table:table-cell>
          <table:table-cell office:value-type="float" office:value="0.0000506229">
            <text:p>5.06229E-005</text:p>
          </table:table-cell>
          <table:table-cell office:value-type="float" office:value="1.29078">
            <text:p>1.29078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73938">
            <text:p>0.573938</text:p>
          </table:table-cell>
          <table:table-cell office:value-type="float" office:value="0.0000506265">
            <text:p>5.06265E-005</text:p>
          </table:table-cell>
          <table:table-cell office:value-type="float" office:value="1.29061">
            <text:p>1.2906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85">
            <text:p>0.585</text:p>
          </table:table-cell>
          <table:table-cell office:value-type="float" office:value="0.0000506291">
            <text:p>5.06291E-005</text:p>
          </table:table-cell>
          <table:table-cell office:value-type="float" office:value="1.2905">
            <text:p>1.290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96062">
            <text:p>0.596062</text:p>
          </table:table-cell>
          <table:table-cell office:value-type="float" office:value="0.0000506309">
            <text:p>5.06309E-005</text:p>
          </table:table-cell>
          <table:table-cell office:value-type="float" office:value="1.29041">
            <text:p>1.2904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07124">
            <text:p>0.607124</text:p>
          </table:table-cell>
          <table:table-cell office:value-type="float" office:value="0.0000506322">
            <text:p>5.06322E-005</text:p>
          </table:table-cell>
          <table:table-cell office:value-type="float" office:value="1.29036">
            <text:p>1.2903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18186">
            <text:p>0.618186</text:p>
          </table:table-cell>
          <table:table-cell office:value-type="float" office:value="0.0000506331">
            <text:p>5.06331E-005</text:p>
          </table:table-cell>
          <table:table-cell office:value-type="float" office:value="1.29032">
            <text:p>1.29032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29248">
            <text:p>0.629248</text:p>
          </table:table-cell>
          <table:table-cell office:value-type="float" office:value="0.0000506337">
            <text:p>5.06337E-005</text:p>
          </table:table-cell>
          <table:table-cell office:value-type="float" office:value="1.29029">
            <text:p>1.29029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4031">
            <text:p>0.64031</text:p>
          </table:table-cell>
          <table:table-cell office:value-type="float" office:value="0.0000506341">
            <text:p>5.06341E-005</text:p>
          </table:table-cell>
          <table:table-cell office:value-type="float" office:value="1.29027">
            <text:p>1.29027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51372">
            <text:p>0.651372</text:p>
          </table:table-cell>
          <table:table-cell office:value-type="float" office:value="0.0000506344">
            <text:p>5.06344E-005</text:p>
          </table:table-cell>
          <table:table-cell office:value-type="float" office:value="1.29025">
            <text:p>1.2902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62434">
            <text:p>0.662434</text:p>
          </table:table-cell>
          <table:table-cell office:value-type="float" office:value="0.0000506346">
            <text:p>5.06346E-005</text:p>
          </table:table-cell>
          <table:table-cell office:value-type="float" office:value="1.29025">
            <text:p>1.2902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73496">
            <text:p>0.673496</text:p>
          </table:table-cell>
          <table:table-cell office:value-type="float" office:value="0.0000506347">
            <text:p>5.06347E-005</text:p>
          </table:table-cell>
          <table:table-cell office:value-type="float" office:value="1.29024">
            <text:p>1.2902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84558">
            <text:p>0.684558</text:p>
          </table:table-cell>
          <table:table-cell office:value-type="float" office:value="0.0000506348">
            <text:p>5.06348E-005</text:p>
          </table:table-cell>
          <table:table-cell office:value-type="float" office:value="1.29024">
            <text:p>1.2902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9562">
            <text:p>0.69562</text:p>
          </table:table-cell>
          <table:table-cell office:value-type="float" office:value="0.0000506348">
            <text:p>5.06348E-005</text:p>
          </table:table-cell>
          <table:table-cell office:value-type="float" office:value="1.29024">
            <text:p>1.2902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06682">
            <text:p>0.706682</text:p>
          </table:table-cell>
          <table:table-cell office:value-type="float" office:value="0.0000506347">
            <text:p>5.06347E-005</text:p>
          </table:table-cell>
          <table:table-cell office:value-type="float" office:value="1.29024">
            <text:p>1.2902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17744">
            <text:p>0.717744</text:p>
          </table:table-cell>
          <table:table-cell office:value-type="float" office:value="0.0000506345">
            <text:p>5.06345E-005</text:p>
          </table:table-cell>
          <table:table-cell office:value-type="float" office:value="1.29025">
            <text:p>1.2902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28806">
            <text:p>0.728806</text:p>
          </table:table-cell>
          <table:table-cell office:value-type="float" office:value="0.0000506343">
            <text:p>5.06343E-005</text:p>
          </table:table-cell>
          <table:table-cell office:value-type="float" office:value="1.29026">
            <text:p>1.2902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39868">
            <text:p>0.739868</text:p>
          </table:table-cell>
          <table:table-cell office:value-type="float" office:value="0.0000506339">
            <text:p>5.06339E-005</text:p>
          </table:table-cell>
          <table:table-cell office:value-type="float" office:value="1.29028">
            <text:p>1.29028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5093">
            <text:p>0.75093</text:p>
          </table:table-cell>
          <table:table-cell office:value-type="float" office:value="0.0000506334">
            <text:p>5.06334E-005</text:p>
          </table:table-cell>
          <table:table-cell office:value-type="float" office:value="1.2903">
            <text:p>1.290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61992">
            <text:p>0.761992</text:p>
          </table:table-cell>
          <table:table-cell office:value-type="float" office:value="0.0000506327">
            <text:p>5.06327E-005</text:p>
          </table:table-cell>
          <table:table-cell office:value-type="float" office:value="1.29033">
            <text:p>1.2903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73054">
            <text:p>0.773054</text:p>
          </table:table-cell>
          <table:table-cell office:value-type="float" office:value="0.0000506316">
            <text:p>5.06316E-005</text:p>
          </table:table-cell>
          <table:table-cell office:value-type="float" office:value="1.29038">
            <text:p>1.29038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84116">
            <text:p>0.784116</text:p>
          </table:table-cell>
          <table:table-cell office:value-type="float" office:value="0.0000506301">
            <text:p>5.06301E-005</text:p>
          </table:table-cell>
          <table:table-cell office:value-type="float" office:value="1.29045">
            <text:p>1.2904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95178">
            <text:p>0.795178</text:p>
          </table:table-cell>
          <table:table-cell office:value-type="float" office:value="0.0000506279">
            <text:p>5.06279E-005</text:p>
          </table:table-cell>
          <table:table-cell office:value-type="float" office:value="1.29055">
            <text:p>1.2905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0624">
            <text:p>0.80624</text:p>
          </table:table-cell>
          <table:table-cell office:value-type="float" office:value="0.0000506249">
            <text:p>5.06249E-005</text:p>
          </table:table-cell>
          <table:table-cell office:value-type="float" office:value="1.29069">
            <text:p>1.29069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17302">
            <text:p>0.817302</text:p>
          </table:table-cell>
          <table:table-cell office:value-type="float" office:value="0.0000506205">
            <text:p>5.06205E-005</text:p>
          </table:table-cell>
          <table:table-cell office:value-type="float" office:value="1.29088">
            <text:p>1.29088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28364">
            <text:p>0.828364</text:p>
          </table:table-cell>
          <table:table-cell office:value-type="float" office:value="0.0000506143">
            <text:p>5.06143E-005</text:p>
          </table:table-cell>
          <table:table-cell office:value-type="float" office:value="1.29116">
            <text:p>1.2911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39426">
            <text:p>0.839426</text:p>
          </table:table-cell>
          <table:table-cell office:value-type="float" office:value="0.0000506056">
            <text:p>5.06056E-005</text:p>
          </table:table-cell>
          <table:table-cell office:value-type="float" office:value="1.29156">
            <text:p>1.2915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50488">
            <text:p>0.850488</text:p>
          </table:table-cell>
          <table:table-cell office:value-type="float" office:value="0.0000505932">
            <text:p>5.05932E-005</text:p>
          </table:table-cell>
          <table:table-cell office:value-type="float" office:value="1.29212">
            <text:p>1.29212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6155">
            <text:p>0.86155</text:p>
          </table:table-cell>
          <table:table-cell office:value-type="float" office:value="0.0000505756">
            <text:p>5.05756E-005</text:p>
          </table:table-cell>
          <table:table-cell office:value-type="float" office:value="1.29292">
            <text:p>1.29292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72612">
            <text:p>0.872612</text:p>
          </table:table-cell>
          <table:table-cell office:value-type="float" office:value="0.0000505507">
            <text:p>5.05507E-005</text:p>
          </table:table-cell>
          <table:table-cell office:value-type="float" office:value="1.29405">
            <text:p>1.2940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83674">
            <text:p>0.883674</text:p>
          </table:table-cell>
          <table:table-cell office:value-type="float" office:value="0.0000505154">
            <text:p>5.05154E-005</text:p>
          </table:table-cell>
          <table:table-cell office:value-type="float" office:value="1.29565">
            <text:p>1.2956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94736">
            <text:p>0.894736</text:p>
          </table:table-cell>
          <table:table-cell office:value-type="float" office:value="0.0000504652">
            <text:p>5.04652E-005</text:p>
          </table:table-cell>
          <table:table-cell office:value-type="float" office:value="1.29794">
            <text:p>1.2979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05798">
            <text:p>0.905798</text:p>
          </table:table-cell>
          <table:table-cell office:value-type="float" office:value="0.0000503939">
            <text:p>5.03939E-005</text:p>
          </table:table-cell>
          <table:table-cell office:value-type="float" office:value="1.30118">
            <text:p>1.30118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1686">
            <text:p>0.91686</text:p>
          </table:table-cell>
          <table:table-cell office:value-type="float" office:value="0.0000502927">
            <text:p>5.02927E-005</text:p>
          </table:table-cell>
          <table:table-cell office:value-type="float" office:value="1.30582">
            <text:p>1.30582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27922">
            <text:p>0.927922</text:p>
          </table:table-cell>
          <table:table-cell office:value-type="float" office:value="0.0000501486">
            <text:p>5.01486E-005</text:p>
          </table:table-cell>
          <table:table-cell office:value-type="float" office:value="1.31244">
            <text:p>1.3124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38984">
            <text:p>0.938984</text:p>
          </table:table-cell>
          <table:table-cell office:value-type="float" office:value="0.0000499433">
            <text:p>4.99433E-005</text:p>
          </table:table-cell>
          <table:table-cell office:value-type="float" office:value="1.32195">
            <text:p>1.32195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50046">
            <text:p>0.950046</text:p>
          </table:table-cell>
          <table:table-cell office:value-type="float" office:value="0.0000496501">
            <text:p>4.96501E-005</text:p>
          </table:table-cell>
          <table:table-cell office:value-type="float" office:value="1.33566">
            <text:p>1.3356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61108">
            <text:p>0.961108</text:p>
          </table:table-cell>
          <table:table-cell office:value-type="float" office:value="0.0000492301">
            <text:p>4.92301E-005</text:p>
          </table:table-cell>
          <table:table-cell office:value-type="float" office:value="1.35559">
            <text:p>1.35559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7217">
            <text:p>0.97217</text:p>
          </table:table-cell>
          <table:table-cell office:value-type="float" office:value="0.0000486255">
            <text:p>4.86255E-005</text:p>
          </table:table-cell>
          <table:table-cell office:value-type="float" office:value="1.38488">
            <text:p>1.38488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83232">
            <text:p>0.983232</text:p>
          </table:table-cell>
          <table:table-cell office:value-type="float" office:value="0.0000477495">
            <text:p>4.77495E-005</text:p>
          </table:table-cell>
          <table:table-cell office:value-type="float" office:value="1.42863">
            <text:p>1.4286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94294">
            <text:p>0.994294</text:p>
          </table:table-cell>
          <table:table-cell office:value-type="float" office:value="0.0000464682">
            <text:p>4.64682E-005</text:p>
          </table:table-cell>
          <table:table-cell office:value-type="float" office:value="1.4956">
            <text:p>1.495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0536">
            <text:p>1.00536</text:p>
          </table:table-cell>
          <table:table-cell office:value-type="float" office:value="0.0000445672">
            <text:p>4.45672E-005</text:p>
          </table:table-cell>
          <table:table-cell office:value-type="float" office:value="1.60204">
            <text:p>1.6020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1642">
            <text:p>1.01642</text:p>
          </table:table-cell>
          <table:table-cell office:value-type="float" office:value="0.0000416875">
            <text:p>4.16875E-005</text:p>
          </table:table-cell>
          <table:table-cell office:value-type="float" office:value="1.78179">
            <text:p>1.78179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2748">
            <text:p>1.02748</text:p>
          </table:table-cell>
          <table:table-cell office:value-type="float" office:value="0.0000371835">
            <text:p>3.71835E-005</text:p>
          </table:table-cell>
          <table:table-cell office:value-type="float" office:value="2.11874">
            <text:p>2.11874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3854">
            <text:p>1.03854</text:p>
          </table:table-cell>
          <table:table-cell office:value-type="float" office:value="0.0000297759">
            <text:p>2.97759E-005</text:p>
          </table:table-cell>
          <table:table-cell office:value-type="float" office:value="2.89462">
            <text:p>2.89462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496">
            <text:p>1.0496</text:p>
          </table:table-cell>
          <table:table-cell office:value-type="float" office:value="0.0000165226">
            <text:p>1.65226E-005</text:p>
          </table:table-cell>
          <table:table-cell office:value-type="float" office:value="6.0186">
            <text:p>6.018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6067">
            <text:p>1.06067</text:p>
          </table:table-cell>
          <table:table-cell office:value-type="float" office:value="0.0000000281442">
            <text:p>2.81442E-008</text:p>
          </table:table-cell>
          <table:table-cell office:value-type="float" office:value="3909.91">
            <text:p>3909.91</text:p>
          </table:table-cell>
          <table:table-cell office:value-type="float" office:value="0.000178922">
            <text:p>0.00017892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7173">
            <text:p>1.07173</text:p>
          </table:table-cell>
          <table:table-cell office:value-type="float" office:value="-0.0000942198">
            <text:p>-9.42198E-005</text:p>
          </table:table-cell>
          <table:table-cell office:value-type="float" office:value="-2.2308">
            <text:p>-2.2308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8279">
            <text:p>1.08279</text:p>
          </table:table-cell>
          <table:table-cell office:value-type="float" office:value="-0.00270559">
            <text:p>-0.00270559</text:p>
          </table:table-cell>
          <table:table-cell office:value-type="float" office:value="-1.04286">
            <text:p>-1.0428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9385">
            <text:p>1.09385</text:p>
          </table:table-cell>
          <table:table-cell office:value-type="float" office:value="0.000285836">
            <text:p>0.000285836</text:p>
          </table:table-cell>
          <table:table-cell office:value-type="float" office:value="-0.594293">
            <text:p>-0.594293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10491">
            <text:p>1.10491</text:p>
          </table:table-cell>
          <table:table-cell office:value-type="float" office:value="0.000183839">
            <text:p>0.000183839</text:p>
          </table:table-cell>
          <table:table-cell office:value-type="float" office:value="-0.369201">
            <text:p>-0.369201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11598">
            <text:p>1.11598</text:p>
          </table:table-cell>
          <table:table-cell office:value-type="float" office:value="0.000152633">
            <text:p>0.000152633</text:p>
          </table:table-cell>
          <table:table-cell office:value-type="float" office:value="-0.240232">
            <text:p>-0.240232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12704">
            <text:p>1.12704</text:p>
          </table:table-cell>
          <table:table-cell office:value-type="float" office:value="0.000138166">
            <text:p>0.000138166</text:p>
          </table:table-cell>
          <table:table-cell office:value-type="float" office:value="-0.160676">
            <text:p>-0.160676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1381">
            <text:p>1.1381</text:p>
          </table:table-cell>
          <table:table-cell office:value-type="float" office:value="0.000130203">
            <text:p>0.000130203</text:p>
          </table:table-cell>
          <table:table-cell office:value-type="float" office:value="-0.109349">
            <text:p>-0.109349</text:p>
          </table:table-cell>
          <table:table-cell office:value-type="float" office:value="0.000159405">
            <text:p>0.00015940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297978">
            <text:p>0.0297978</text:p>
          </table:table-cell>
          <table:table-cell office:value-type="float" office:value="0.0000000106456">
            <text:p>1.06456E-008</text:p>
          </table:table-cell>
          <table:table-cell office:value-type="float" office:value="10506.3">
            <text:p>10506.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409018">
            <text:p>0.0409018</text:p>
          </table:table-cell>
          <table:table-cell office:value-type="float" office:value="0.0000000153341">
            <text:p>1.53341E-008</text:p>
          </table:table-cell>
          <table:table-cell office:value-type="float" office:value="7293.62">
            <text:p>7293.62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520059">
            <text:p>0.0520059</text:p>
          </table:table-cell>
          <table:table-cell office:value-type="float" office:value="0.0000000220865">
            <text:p>2.20865E-008</text:p>
          </table:table-cell>
          <table:table-cell office:value-type="float" office:value="5063.48">
            <text:p>5063.4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631099">
            <text:p>0.0631099</text:p>
          </table:table-cell>
          <table:table-cell office:value-type="float" office:value="0.0000000318101">
            <text:p>3.18101E-008</text:p>
          </table:table-cell>
          <table:table-cell office:value-type="float" office:value="3515.38">
            <text:p>3515.3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74214">
            <text:p>0.074214</text:p>
          </table:table-cell>
          <table:table-cell office:value-type="float" office:value="0.0000000458104">
            <text:p>4.58104E-008</text:p>
          </table:table-cell>
          <table:table-cell office:value-type="float" office:value="2440.73">
            <text:p>2440.7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85318">
            <text:p>0.085318</text:p>
          </table:table-cell>
          <table:table-cell office:value-type="float" office:value="0.0000000659634">
            <text:p>0.000000066</text:p>
          </table:table-cell>
          <table:table-cell office:value-type="float" office:value="1694.73">
            <text:p>1694.7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964221">
            <text:p>0.0964221</text:p>
          </table:table-cell>
          <table:table-cell office:value-type="float" office:value="0.0000000949636">
            <text:p>0.000000095</text:p>
          </table:table-cell>
          <table:table-cell office:value-type="float" office:value="1176.89">
            <text:p>1176.8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07526">
            <text:p>0.107526</text:p>
          </table:table-cell>
          <table:table-cell office:value-type="float" office:value="0.000000136675">
            <text:p>1.36675E-007</text:p>
          </table:table-cell>
          <table:table-cell office:value-type="float" office:value="817.413">
            <text:p>817.41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1863">
            <text:p>0.11863</text:p>
          </table:table-cell>
          <table:table-cell office:value-type="float" office:value="0.000000196627">
            <text:p>1.96627E-007</text:p>
          </table:table-cell>
          <table:table-cell office:value-type="float" office:value="567.876">
            <text:p>567.87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29734">
            <text:p>0.129734</text:p>
          </table:table-cell>
          <table:table-cell office:value-type="float" office:value="0.000000282712">
            <text:p>2.82712E-007</text:p>
          </table:table-cell>
          <table:table-cell office:value-type="float" office:value="394.655">
            <text:p>394.65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40838">
            <text:p>0.140838</text:p>
          </table:table-cell>
          <table:table-cell office:value-type="float" office:value="0.000000406146">
            <text:p>4.06146E-007</text:p>
          </table:table-cell>
          <table:table-cell office:value-type="float" office:value="274.409">
            <text:p>274.40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1942">
            <text:p>0.151942</text:p>
          </table:table-cell>
          <table:table-cell office:value-type="float" office:value="0.000000582773">
            <text:p>5.82773E-007</text:p>
          </table:table-cell>
          <table:table-cell office:value-type="float" office:value="190.938">
            <text:p>190.93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3046">
            <text:p>0.163046</text:p>
          </table:table-cell>
          <table:table-cell office:value-type="float" office:value="0.000000834781">
            <text:p>8.34781E-007</text:p>
          </table:table-cell>
          <table:table-cell office:value-type="float" office:value="132.995">
            <text:p>132.99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7415">
            <text:p>0.17415</text:p>
          </table:table-cell>
          <table:table-cell office:value-type="float" office:value="0.00000119285">
            <text:p>1.19285E-006</text:p>
          </table:table-cell>
          <table:table-cell office:value-type="float" office:value="92.7723">
            <text:p>92.772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85254">
            <text:p>0.185254</text:p>
          </table:table-cell>
          <table:table-cell office:value-type="float" office:value="0.00000169863">
            <text:p>1.69863E-006</text:p>
          </table:table-cell>
          <table:table-cell office:value-type="float" office:value="64.8509">
            <text:p>64.850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96358">
            <text:p>0.196358</text:p>
          </table:table-cell>
          <table:table-cell office:value-type="float" office:value="0.00000240714">
            <text:p>2.40714E-006</text:p>
          </table:table-cell>
          <table:table-cell office:value-type="float" office:value="45.4686">
            <text:p>45.468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07463">
            <text:p>0.207463</text:p>
          </table:table-cell>
          <table:table-cell office:value-type="float" office:value="0.00000338815">
            <text:p>3.38815E-006</text:p>
          </table:table-cell>
          <table:table-cell office:value-type="float" office:value="32.014">
            <text:p>32.014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18567">
            <text:p>0.218567</text:p>
          </table:table-cell>
          <table:table-cell office:value-type="float" office:value="0.00000472483">
            <text:p>4.72483E-006</text:p>
          </table:table-cell>
          <table:table-cell office:value-type="float" office:value="22.6742">
            <text:p>22.6742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29671">
            <text:p>0.229671</text:p>
          </table:table-cell>
          <table:table-cell office:value-type="float" office:value="0.00000650679">
            <text:p>6.50679E-006</text:p>
          </table:table-cell>
          <table:table-cell office:value-type="float" office:value="16.1907">
            <text:p>16.190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40775">
            <text:p>0.240775</text:p>
          </table:table-cell>
          <table:table-cell office:value-type="float" office:value="0.00000881446">
            <text:p>8.81446E-006</text:p>
          </table:table-cell>
          <table:table-cell office:value-type="float" office:value="11.6901">
            <text:p>11.690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51879">
            <text:p>0.251879</text:p>
          </table:table-cell>
          <table:table-cell office:value-type="float" office:value="0.0000116932">
            <text:p>1.16932E-005</text:p>
          </table:table-cell>
          <table:table-cell office:value-type="float" office:value="8.56591">
            <text:p>8.5659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62983">
            <text:p>0.262983</text:p>
          </table:table-cell>
          <table:table-cell office:value-type="float" office:value="0.0000151215">
            <text:p>1.51215E-005</text:p>
          </table:table-cell>
          <table:table-cell office:value-type="float" office:value="6.39717">
            <text:p>6.3971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74087">
            <text:p>0.274087</text:p>
          </table:table-cell>
          <table:table-cell office:value-type="float" office:value="0.0000189854">
            <text:p>1.89854E-005</text:p>
          </table:table-cell>
          <table:table-cell office:value-type="float" office:value="4.8917">
            <text:p>4.891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85191">
            <text:p>0.285191</text:p>
          </table:table-cell>
          <table:table-cell office:value-type="float" office:value="0.0000230792">
            <text:p>2.30792E-005</text:p>
          </table:table-cell>
          <table:table-cell office:value-type="float" office:value="3.84664">
            <text:p>3.84664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96295">
            <text:p>0.296295</text:p>
          </table:table-cell>
          <table:table-cell office:value-type="float" office:value="0.0000271418">
            <text:p>2.71418E-005</text:p>
          </table:table-cell>
          <table:table-cell office:value-type="float" office:value="3.12119">
            <text:p>3.1211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07399">
            <text:p>0.307399</text:p>
          </table:table-cell>
          <table:table-cell office:value-type="float" office:value="0.0000309201">
            <text:p>3.09201E-005</text:p>
          </table:table-cell>
          <table:table-cell office:value-type="float" office:value="2.6176">
            <text:p>2.617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18503">
            <text:p>0.318503</text:p>
          </table:table-cell>
          <table:table-cell office:value-type="float" office:value="0.0000342275">
            <text:p>3.42275E-005</text:p>
          </table:table-cell>
          <table:table-cell office:value-type="float" office:value="2.26802">
            <text:p>2.26802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29607">
            <text:p>0.329607</text:p>
          </table:table-cell>
          <table:table-cell office:value-type="float" office:value="0.000036973">
            <text:p>0.000036973</text:p>
          </table:table-cell>
          <table:table-cell office:value-type="float" office:value="2.02536">
            <text:p>2.0253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40711">
            <text:p>0.340711</text:p>
          </table:table-cell>
          <table:table-cell office:value-type="float" office:value="0.000039153">
            <text:p>0.000039153</text:p>
          </table:table-cell>
          <table:table-cell office:value-type="float" office:value="1.85691">
            <text:p>1.8569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51815">
            <text:p>0.351815</text:p>
          </table:table-cell>
          <table:table-cell office:value-type="float" office:value="0.0000408239">
            <text:p>4.08239E-005</text:p>
          </table:table-cell>
          <table:table-cell office:value-type="float" office:value="1.73997">
            <text:p>1.7399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62919">
            <text:p>0.362919</text:p>
          </table:table-cell>
          <table:table-cell office:value-type="float" office:value="0.0000420703">
            <text:p>4.20703E-005</text:p>
          </table:table-cell>
          <table:table-cell office:value-type="float" office:value="1.6588">
            <text:p>1.658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74023">
            <text:p>0.374023</text:p>
          </table:table-cell>
          <table:table-cell office:value-type="float" office:value="0.0000429812">
            <text:p>4.29812E-005</text:p>
          </table:table-cell>
          <table:table-cell office:value-type="float" office:value="1.60245">
            <text:p>1.6024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85127">
            <text:p>0.385127</text:p>
          </table:table-cell>
          <table:table-cell office:value-type="float" office:value="0.000043637">
            <text:p>0.000043637</text:p>
          </table:table-cell>
          <table:table-cell office:value-type="float" office:value="1.56334">
            <text:p>1.56334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96231">
            <text:p>0.396231</text:p>
          </table:table-cell>
          <table:table-cell office:value-type="float" office:value="0.0000441042">
            <text:p>4.41042E-005</text:p>
          </table:table-cell>
          <table:table-cell office:value-type="float" office:value="1.53618">
            <text:p>1.5361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07335">
            <text:p>0.407335</text:p>
          </table:table-cell>
          <table:table-cell office:value-type="float" office:value="0.0000444345">
            <text:p>4.44345E-005</text:p>
          </table:table-cell>
          <table:table-cell office:value-type="float" office:value="1.51733">
            <text:p>1.5173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18439">
            <text:p>0.418439</text:p>
          </table:table-cell>
          <table:table-cell office:value-type="float" office:value="0.0000446666">
            <text:p>4.46666E-005</text:p>
          </table:table-cell>
          <table:table-cell office:value-type="float" office:value="1.50425">
            <text:p>1.5042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29543">
            <text:p>0.429543</text:p>
          </table:table-cell>
          <table:table-cell office:value-type="float" office:value="0.0000448292">
            <text:p>4.48292E-005</text:p>
          </table:table-cell>
          <table:table-cell office:value-type="float" office:value="1.49517">
            <text:p>1.4951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40647">
            <text:p>0.440647</text:p>
          </table:table-cell>
          <table:table-cell office:value-type="float" office:value="0.0000449428">
            <text:p>4.49428E-005</text:p>
          </table:table-cell>
          <table:table-cell office:value-type="float" office:value="1.48886">
            <text:p>1.4888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51751">
            <text:p>0.451751</text:p>
          </table:table-cell>
          <table:table-cell office:value-type="float" office:value="0.0000450219">
            <text:p>4.50219E-005</text:p>
          </table:table-cell>
          <table:table-cell office:value-type="float" office:value="1.48449">
            <text:p>1.4844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62856">
            <text:p>0.462856</text:p>
          </table:table-cell>
          <table:table-cell office:value-type="float" office:value="0.0000450771">
            <text:p>4.50771E-005</text:p>
          </table:table-cell>
          <table:table-cell office:value-type="float" office:value="1.48145">
            <text:p>1.4814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7396">
            <text:p>0.47396</text:p>
          </table:table-cell>
          <table:table-cell office:value-type="float" office:value="0.0000451154">
            <text:p>4.51154E-005</text:p>
          </table:table-cell>
          <table:table-cell office:value-type="float" office:value="1.47934">
            <text:p>1.47934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85064">
            <text:p>0.485064</text:p>
          </table:table-cell>
          <table:table-cell office:value-type="float" office:value="0.0000451421">
            <text:p>4.51421E-005</text:p>
          </table:table-cell>
          <table:table-cell office:value-type="float" office:value="1.47788">
            <text:p>1.4778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96168">
            <text:p>0.496168</text:p>
          </table:table-cell>
          <table:table-cell office:value-type="float" office:value="0.0000451606">
            <text:p>4.51606E-005</text:p>
          </table:table-cell>
          <table:table-cell office:value-type="float" office:value="1.47686">
            <text:p>1.4768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07272">
            <text:p>0.507272</text:p>
          </table:table-cell>
          <table:table-cell office:value-type="float" office:value="0.0000451735">
            <text:p>4.51735E-005</text:p>
          </table:table-cell>
          <table:table-cell office:value-type="float" office:value="1.47615">
            <text:p>1.4761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18376">
            <text:p>0.518376</text:p>
          </table:table-cell>
          <table:table-cell office:value-type="float" office:value="0.0000451824">
            <text:p>4.51824E-005</text:p>
          </table:table-cell>
          <table:table-cell office:value-type="float" office:value="1.47566">
            <text:p>1.4756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2948">
            <text:p>0.52948</text:p>
          </table:table-cell>
          <table:table-cell office:value-type="float" office:value="0.0000451886">
            <text:p>4.51886E-005</text:p>
          </table:table-cell>
          <table:table-cell office:value-type="float" office:value="1.47532">
            <text:p>1.47532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40584">
            <text:p>0.540584</text:p>
          </table:table-cell>
          <table:table-cell office:value-type="float" office:value="0.0000451929">
            <text:p>4.51929E-005</text:p>
          </table:table-cell>
          <table:table-cell office:value-type="float" office:value="1.47509">
            <text:p>1.4750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51688">
            <text:p>0.551688</text:p>
          </table:table-cell>
          <table:table-cell office:value-type="float" office:value="0.0000451959">
            <text:p>4.51959E-005</text:p>
          </table:table-cell>
          <table:table-cell office:value-type="float" office:value="1.47492">
            <text:p>1.47492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62792">
            <text:p>0.562792</text:p>
          </table:table-cell>
          <table:table-cell office:value-type="float" office:value="0.000045198">
            <text:p>0.000045198</text:p>
          </table:table-cell>
          <table:table-cell office:value-type="float" office:value="1.47481">
            <text:p>1.4748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73896">
            <text:p>0.573896</text:p>
          </table:table-cell>
          <table:table-cell office:value-type="float" office:value="0.0000451994">
            <text:p>4.51994E-005</text:p>
          </table:table-cell>
          <table:table-cell office:value-type="float" office:value="1.47473">
            <text:p>1.4747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85">
            <text:p>0.585</text:p>
          </table:table-cell>
          <table:table-cell office:value-type="float" office:value="0.0000452004">
            <text:p>4.52004E-005</text:p>
          </table:table-cell>
          <table:table-cell office:value-type="float" office:value="1.47468">
            <text:p>1.4746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96104">
            <text:p>0.596104</text:p>
          </table:table-cell>
          <table:table-cell office:value-type="float" office:value="0.0000452011">
            <text:p>4.52011E-005</text:p>
          </table:table-cell>
          <table:table-cell office:value-type="float" office:value="1.47464">
            <text:p>1.47464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07208">
            <text:p>0.607208</text:p>
          </table:table-cell>
          <table:table-cell office:value-type="float" office:value="0.0000452016">
            <text:p>4.52016E-005</text:p>
          </table:table-cell>
          <table:table-cell office:value-type="float" office:value="1.47461">
            <text:p>1.4746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18312">
            <text:p>0.618312</text:p>
          </table:table-cell>
          <table:table-cell office:value-type="float" office:value="0.0000452019">
            <text:p>4.52019E-005</text:p>
          </table:table-cell>
          <table:table-cell office:value-type="float" office:value="1.47459">
            <text:p>1.4745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29416">
            <text:p>0.629416</text:p>
          </table:table-cell>
          <table:table-cell office:value-type="float" office:value="0.0000452021">
            <text:p>4.52021E-005</text:p>
          </table:table-cell>
          <table:table-cell office:value-type="float" office:value="1.47458">
            <text:p>1.4745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4052">
            <text:p>0.64052</text:p>
          </table:table-cell>
          <table:table-cell office:value-type="float" office:value="0.0000452023">
            <text:p>4.52023E-005</text:p>
          </table:table-cell>
          <table:table-cell office:value-type="float" office:value="1.47457">
            <text:p>1.4745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51624">
            <text:p>0.651624</text:p>
          </table:table-cell>
          <table:table-cell office:value-type="float" office:value="0.0000452024">
            <text:p>4.52024E-005</text:p>
          </table:table-cell>
          <table:table-cell office:value-type="float" office:value="1.47457">
            <text:p>1.4745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62728">
            <text:p>0.662728</text:p>
          </table:table-cell>
          <table:table-cell office:value-type="float" office:value="0.0000452025">
            <text:p>4.52025E-005</text:p>
          </table:table-cell>
          <table:table-cell office:value-type="float" office:value="1.47456">
            <text:p>1.4745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73832">
            <text:p>0.673832</text:p>
          </table:table-cell>
          <table:table-cell office:value-type="float" office:value="0.0000452025">
            <text:p>4.52025E-005</text:p>
          </table:table-cell>
          <table:table-cell office:value-type="float" office:value="1.47456">
            <text:p>1.4745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84936">
            <text:p>0.684936</text:p>
          </table:table-cell>
          <table:table-cell office:value-type="float" office:value="0.0000452025">
            <text:p>4.52025E-005</text:p>
          </table:table-cell>
          <table:table-cell office:value-type="float" office:value="1.47456">
            <text:p>1.4745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9604">
            <text:p>0.69604</text:p>
          </table:table-cell>
          <table:table-cell office:value-type="float" office:value="0.0000452025">
            <text:p>4.52025E-005</text:p>
          </table:table-cell>
          <table:table-cell office:value-type="float" office:value="1.47456">
            <text:p>1.4745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07144">
            <text:p>0.707144</text:p>
          </table:table-cell>
          <table:table-cell office:value-type="float" office:value="0.0000452024">
            <text:p>4.52024E-005</text:p>
          </table:table-cell>
          <table:table-cell office:value-type="float" office:value="1.47457">
            <text:p>1.4745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18249">
            <text:p>0.718249</text:p>
          </table:table-cell>
          <table:table-cell office:value-type="float" office:value="0.0000452023">
            <text:p>4.52023E-005</text:p>
          </table:table-cell>
          <table:table-cell office:value-type="float" office:value="1.47457">
            <text:p>1.4745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29353">
            <text:p>0.729353</text:p>
          </table:table-cell>
          <table:table-cell office:value-type="float" office:value="0.0000452022">
            <text:p>4.52022E-005</text:p>
          </table:table-cell>
          <table:table-cell office:value-type="float" office:value="1.47458">
            <text:p>1.4745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40457">
            <text:p>0.740457</text:p>
          </table:table-cell>
          <table:table-cell office:value-type="float" office:value="0.000045202">
            <text:p>0.000045202</text:p>
          </table:table-cell>
          <table:table-cell office:value-type="float" office:value="1.47459">
            <text:p>1.4745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51561">
            <text:p>0.751561</text:p>
          </table:table-cell>
          <table:table-cell office:value-type="float" office:value="0.0000452017">
            <text:p>4.52017E-005</text:p>
          </table:table-cell>
          <table:table-cell office:value-type="float" office:value="1.47461">
            <text:p>1.4746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62665">
            <text:p>0.762665</text:p>
          </table:table-cell>
          <table:table-cell office:value-type="float" office:value="0.0000452013">
            <text:p>4.52013E-005</text:p>
          </table:table-cell>
          <table:table-cell office:value-type="float" office:value="1.47463">
            <text:p>1.4746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73769">
            <text:p>0.773769</text:p>
          </table:table-cell>
          <table:table-cell office:value-type="float" office:value="0.0000452006">
            <text:p>4.52006E-005</text:p>
          </table:table-cell>
          <table:table-cell office:value-type="float" office:value="1.47466">
            <text:p>1.4746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84873">
            <text:p>0.784873</text:p>
          </table:table-cell>
          <table:table-cell office:value-type="float" office:value="0.0000451997">
            <text:p>4.51997E-005</text:p>
          </table:table-cell>
          <table:table-cell office:value-type="float" office:value="1.47471">
            <text:p>1.4747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95977">
            <text:p>0.795977</text:p>
          </table:table-cell>
          <table:table-cell office:value-type="float" office:value="0.0000451984">
            <text:p>4.51984E-005</text:p>
          </table:table-cell>
          <table:table-cell office:value-type="float" office:value="1.47478">
            <text:p>1.4747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07081">
            <text:p>0.807081</text:p>
          </table:table-cell>
          <table:table-cell office:value-type="float" office:value="0.0000451966">
            <text:p>4.51966E-005</text:p>
          </table:table-cell>
          <table:table-cell office:value-type="float" office:value="1.47489">
            <text:p>1.4748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18185">
            <text:p>0.818185</text:p>
          </table:table-cell>
          <table:table-cell office:value-type="float" office:value="0.0000451939">
            <text:p>4.51939E-005</text:p>
          </table:table-cell>
          <table:table-cell office:value-type="float" office:value="1.47503">
            <text:p>1.4750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29289">
            <text:p>0.829289</text:p>
          </table:table-cell>
          <table:table-cell office:value-type="float" office:value="0.00004519">
            <text:p>0.00004519</text:p>
          </table:table-cell>
          <table:table-cell office:value-type="float" office:value="1.47525">
            <text:p>1.4752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40393">
            <text:p>0.840393</text:p>
          </table:table-cell>
          <table:table-cell office:value-type="float" office:value="0.0000451844">
            <text:p>4.51844E-005</text:p>
          </table:table-cell>
          <table:table-cell office:value-type="float" office:value="1.47555">
            <text:p>1.4755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51497">
            <text:p>0.851497</text:p>
          </table:table-cell>
          <table:table-cell office:value-type="float" office:value="0.0000451763">
            <text:p>4.51763E-005</text:p>
          </table:table-cell>
          <table:table-cell office:value-type="float" office:value="1.476">
            <text:p>1.47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62601">
            <text:p>0.862601</text:p>
          </table:table-cell>
          <table:table-cell office:value-type="float" office:value="0.0000451647">
            <text:p>4.51647E-005</text:p>
          </table:table-cell>
          <table:table-cell office:value-type="float" office:value="1.47663">
            <text:p>1.4766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73705">
            <text:p>0.873705</text:p>
          </table:table-cell>
          <table:table-cell office:value-type="float" office:value="0.000045148">
            <text:p>0.000045148</text:p>
          </table:table-cell>
          <table:table-cell office:value-type="float" office:value="1.47755">
            <text:p>1.4775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84809">
            <text:p>0.884809</text:p>
          </table:table-cell>
          <table:table-cell office:value-type="float" office:value="0.0000451239">
            <text:p>4.51239E-005</text:p>
          </table:table-cell>
          <table:table-cell office:value-type="float" office:value="1.47887">
            <text:p>1.4788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95913">
            <text:p>0.895913</text:p>
          </table:table-cell>
          <table:table-cell office:value-type="float" office:value="0.0000450891">
            <text:p>4.50891E-005</text:p>
          </table:table-cell>
          <table:table-cell office:value-type="float" office:value="1.48079">
            <text:p>1.4807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07017">
            <text:p>0.907017</text:p>
          </table:table-cell>
          <table:table-cell office:value-type="float" office:value="0.0000450389">
            <text:p>4.50389E-005</text:p>
          </table:table-cell>
          <table:table-cell office:value-type="float" office:value="1.48355">
            <text:p>1.4835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18121">
            <text:p>0.918121</text:p>
          </table:table-cell>
          <table:table-cell office:value-type="float" office:value="0.0000449665">
            <text:p>4.49665E-005</text:p>
          </table:table-cell>
          <table:table-cell office:value-type="float" office:value="1.48755">
            <text:p>1.4875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29225">
            <text:p>0.929225</text:p>
          </table:table-cell>
          <table:table-cell office:value-type="float" office:value="0.0000448619">
            <text:p>4.48619E-005</text:p>
          </table:table-cell>
          <table:table-cell office:value-type="float" office:value="1.49335">
            <text:p>1.4933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40329">
            <text:p>0.940329</text:p>
          </table:table-cell>
          <table:table-cell office:value-type="float" office:value="0.0000447107">
            <text:p>4.47107E-005</text:p>
          </table:table-cell>
          <table:table-cell office:value-type="float" office:value="1.50178">
            <text:p>1.5017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51433">
            <text:p>0.951433</text:p>
          </table:table-cell>
          <table:table-cell office:value-type="float" office:value="0.0000444916">
            <text:p>4.44916E-005</text:p>
          </table:table-cell>
          <table:table-cell office:value-type="float" office:value="1.5141">
            <text:p>1.514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62537">
            <text:p>0.962537</text:p>
          </table:table-cell>
          <table:table-cell office:value-type="float" office:value="0.0000441735">
            <text:p>4.41735E-005</text:p>
          </table:table-cell>
          <table:table-cell office:value-type="float" office:value="1.53221">
            <text:p>1.5322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73642">
            <text:p>0.973642</text:p>
          </table:table-cell>
          <table:table-cell office:value-type="float" office:value="0.0000437099">
            <text:p>4.37099E-005</text:p>
          </table:table-cell>
          <table:table-cell office:value-type="float" office:value="1.55906">
            <text:p>1.5590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84746">
            <text:p>0.984746</text:p>
          </table:table-cell>
          <table:table-cell office:value-type="float" office:value="0.0000430308">
            <text:p>4.30308E-005</text:p>
          </table:table-cell>
          <table:table-cell office:value-type="float" office:value="1.59945">
            <text:p>1.5994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9585">
            <text:p>0.99585</text:p>
          </table:table-cell>
          <table:table-cell office:value-type="float" office:value="0.0000420284">
            <text:p>4.20284E-005</text:p>
          </table:table-cell>
          <table:table-cell office:value-type="float" office:value="1.66145">
            <text:p>1.6614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0695">
            <text:p>1.00695</text:p>
          </table:table-cell>
          <table:table-cell office:value-type="float" office:value="0.0000405319">
            <text:p>4.05319E-005</text:p>
          </table:table-cell>
          <table:table-cell office:value-type="float" office:value="1.75971">
            <text:p>1.7597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1806">
            <text:p>1.01806</text:p>
          </table:table-cell>
          <table:table-cell office:value-type="float" office:value="0.0000382598">
            <text:p>3.82598E-005</text:p>
          </table:table-cell>
          <table:table-cell office:value-type="float" office:value="1.9236">
            <text:p>1.923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2916">
            <text:p>1.02916</text:p>
          </table:table-cell>
          <table:table-cell office:value-type="float" office:value="0.00003472">
            <text:p>0.00003472</text:p>
          </table:table-cell>
          <table:table-cell office:value-type="float" office:value="2.22168">
            <text:p>2.2216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4027">
            <text:p>1.04027</text:p>
          </table:table-cell>
          <table:table-cell office:value-type="float" office:value="0.0000289774">
            <text:p>2.89774E-005</text:p>
          </table:table-cell>
          <table:table-cell office:value-type="float" office:value="2.86013">
            <text:p>2.8601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5137">
            <text:p>1.05137</text:p>
          </table:table-cell>
          <table:table-cell office:value-type="float" office:value="0.0000190213">
            <text:p>1.90213E-005</text:p>
          </table:table-cell>
          <table:table-cell office:value-type="float" office:value="4.8806">
            <text:p>4.8806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6247">
            <text:p>1.06247</text:p>
          </table:table-cell>
          <table:table-cell office:value-type="float" office:value="0.000000120527">
            <text:p>1.20527E-007</text:p>
          </table:table-cell>
          <table:table-cell office:value-type="float" office:value="924.166">
            <text:p>924.166</text:p>
          </table:table-cell>
          <table:table-cell office:value-type="float" office:value="0.000152712">
            <text:p>0.00015271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7358">
            <text:p>1.07358</text:p>
          </table:table-cell>
          <table:table-cell office:value-type="float" office:value="-0.0000488546">
            <text:p>-4.88546E-005</text:p>
          </table:table-cell>
          <table:table-cell office:value-type="float" office:value="-3.28958">
            <text:p>-3.28958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8468">
            <text:p>1.08468</text:p>
          </table:table-cell>
          <table:table-cell office:value-type="float" office:value="-0.000312964">
            <text:p>-0.000312964</text:p>
          </table:table-cell>
          <table:table-cell office:value-type="float" office:value="-1.35741">
            <text:p>-1.35741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9579">
            <text:p>1.09579</text:p>
          </table:table-cell>
          <table:table-cell office:value-type="float" office:value="0.000422535">
            <text:p>0.000422535</text:p>
          </table:table-cell>
          <table:table-cell office:value-type="float" office:value="-0.735273">
            <text:p>-0.735273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0689">
            <text:p>1.10689</text:p>
          </table:table-cell>
          <table:table-cell office:value-type="float" office:value="0.000200772">
            <text:p>0.000200772</text:p>
          </table:table-cell>
          <table:table-cell office:value-type="float" office:value="-0.442869">
            <text:p>-0.442869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1799">
            <text:p>1.11799</text:p>
          </table:table-cell>
          <table:table-cell office:value-type="float" office:value="0.000155694">
            <text:p>0.000155694</text:p>
          </table:table-cell>
          <table:table-cell office:value-type="float" office:value="-0.281565">
            <text:p>-0.281565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291">
            <text:p>1.1291</text:p>
          </table:table-cell>
          <table:table-cell office:value-type="float" office:value="0.000137192">
            <text:p>0.000137192</text:p>
          </table:table-cell>
          <table:table-cell office:value-type="float" office:value="-0.18467">
            <text:p>-0.18467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402">
            <text:p>1.1402</text:p>
          </table:table-cell>
          <table:table-cell office:value-type="float" office:value="0.000127612">
            <text:p>0.000127612</text:p>
          </table:table-cell>
          <table:table-cell office:value-type="float" office:value="-0.123464">
            <text:p>-0.123464</text:p>
          </table:table-cell>
          <table:table-cell office:value-type="float" office:value="0.000152042">
            <text:p>0.00015204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284208">
            <text:p>0.0284208</text:p>
          </table:table-cell>
          <table:table-cell office:value-type="float" office:value="0.000000010453">
            <text:p>1.0453E-008</text:p>
          </table:table-cell>
          <table:table-cell office:value-type="float" office:value="10446.2">
            <text:p>10446.2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395524">
            <text:p>0.0395524</text:p>
          </table:table-cell>
          <table:table-cell office:value-type="float" office:value="0.0000000152318">
            <text:p>1.52318E-008</text:p>
          </table:table-cell>
          <table:table-cell office:value-type="float" office:value="7168.51">
            <text:p>7168.5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50684">
            <text:p>0.050684</text:p>
          </table:table-cell>
          <table:table-cell office:value-type="float" office:value="0.0000000221942">
            <text:p>2.21942E-008</text:p>
          </table:table-cell>
          <table:table-cell office:value-type="float" office:value="4919.42">
            <text:p>4919.42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618156">
            <text:p>0.0618156</text:p>
          </table:table-cell>
          <table:table-cell office:value-type="float" office:value="0.0000000323367">
            <text:p>3.23367E-008</text:p>
          </table:table-cell>
          <table:table-cell office:value-type="float" office:value="3376.12">
            <text:p>3376.12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729472">
            <text:p>0.0729472</text:p>
          </table:table-cell>
          <table:table-cell office:value-type="float" office:value="0.0000000471088">
            <text:p>4.71088E-008</text:p>
          </table:table-cell>
          <table:table-cell office:value-type="float" office:value="2317.14">
            <text:p>2317.1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840787">
            <text:p>0.0840787</text:p>
          </table:table-cell>
          <table:table-cell office:value-type="float" office:value="0.0000000686183">
            <text:p>6.86183E-008</text:p>
          </table:table-cell>
          <table:table-cell office:value-type="float" office:value="1590.48">
            <text:p>1590.4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952103">
            <text:p>0.0952103</text:p>
          </table:table-cell>
          <table:table-cell office:value-type="float" office:value="0.0000000999255">
            <text:p>9.99255E-008</text:p>
          </table:table-cell>
          <table:table-cell office:value-type="float" office:value="1091.86">
            <text:p>1091.86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06342">
            <text:p>0.106342</text:p>
          </table:table-cell>
          <table:table-cell office:value-type="float" office:value="0.000000145467">
            <text:p>1.45467E-007</text:p>
          </table:table-cell>
          <table:table-cell office:value-type="float" office:value="749.718">
            <text:p>749.71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17473">
            <text:p>0.117473</text:p>
          </table:table-cell>
          <table:table-cell office:value-type="float" office:value="0.00000021166">
            <text:p>2.1166E-007</text:p>
          </table:table-cell>
          <table:table-cell office:value-type="float" office:value="514.944">
            <text:p>514.94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28605">
            <text:p>0.128605</text:p>
          </table:table-cell>
          <table:table-cell office:value-type="float" office:value="0.000000307754">
            <text:p>3.07754E-007</text:p>
          </table:table-cell>
          <table:table-cell office:value-type="float" office:value="353.845">
            <text:p>353.84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39737">
            <text:p>0.139737</text:p>
          </table:table-cell>
          <table:table-cell office:value-type="float" office:value="0.000000447007">
            <text:p>0.000000447</text:p>
          </table:table-cell>
          <table:table-cell office:value-type="float" office:value="243.302">
            <text:p>243.302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0868">
            <text:p>0.150868</text:p>
          </table:table-cell>
          <table:table-cell office:value-type="float" office:value="0.000000648295">
            <text:p>6.48295E-007</text:p>
          </table:table-cell>
          <table:table-cell office:value-type="float" office:value="167.449">
            <text:p>167.44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62">
            <text:p>0.162</text:p>
          </table:table-cell>
          <table:table-cell office:value-type="float" office:value="0.000000938184">
            <text:p>9.38184E-007</text:p>
          </table:table-cell>
          <table:table-cell office:value-type="float" office:value="115.4">
            <text:p>115.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73131">
            <text:p>0.173131</text:p>
          </table:table-cell>
          <table:table-cell office:value-type="float" office:value="0.00000135347">
            <text:p>1.35347E-006</text:p>
          </table:table-cell>
          <table:table-cell office:value-type="float" office:value="79.6851">
            <text:p>79.685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84263">
            <text:p>0.184263</text:p>
          </table:table-cell>
          <table:table-cell office:value-type="float" office:value="0.00000194391">
            <text:p>1.94391E-006</text:p>
          </table:table-cell>
          <table:table-cell office:value-type="float" office:value="55.1779">
            <text:p>55.177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95395">
            <text:p>0.195395</text:p>
          </table:table-cell>
          <table:table-cell office:value-type="float" office:value="0.00000277441">
            <text:p>2.77441E-006</text:p>
          </table:table-cell>
          <table:table-cell office:value-type="float" office:value="38.3615">
            <text:p>38.361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06526">
            <text:p>0.206526</text:p>
          </table:table-cell>
          <table:table-cell office:value-type="float" office:value="0.00000392508">
            <text:p>3.92508E-006</text:p>
          </table:table-cell>
          <table:table-cell office:value-type="float" office:value="26.8223">
            <text:p>26.8223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17658">
            <text:p>0.217658</text:p>
          </table:table-cell>
          <table:table-cell office:value-type="float" office:value="0.00000548649">
            <text:p>5.48649E-006</text:p>
          </table:table-cell>
          <table:table-cell office:value-type="float" office:value="18.9043">
            <text:p>18.9043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28789">
            <text:p>0.228789</text:p>
          </table:table-cell>
          <table:table-cell office:value-type="float" office:value="0.00000754639">
            <text:p>7.54639E-006</text:p>
          </table:table-cell>
          <table:table-cell office:value-type="float" office:value="13.4711">
            <text:p>13.471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39921">
            <text:p>0.239921</text:p>
          </table:table-cell>
          <table:table-cell office:value-type="float" office:value="0.0000101652">
            <text:p>1.01652E-005</text:p>
          </table:table-cell>
          <table:table-cell office:value-type="float" office:value="9.74297">
            <text:p>9.74297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51052">
            <text:p>0.251052</text:p>
          </table:table-cell>
          <table:table-cell office:value-type="float" office:value="0.0000133425">
            <text:p>1.33425E-005</text:p>
          </table:table-cell>
          <table:table-cell office:value-type="float" office:value="7.18476">
            <text:p>7.18476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62184">
            <text:p>0.262184</text:p>
          </table:table-cell>
          <table:table-cell office:value-type="float" office:value="0.0000169854">
            <text:p>1.69854E-005</text:p>
          </table:table-cell>
          <table:table-cell office:value-type="float" office:value="5.42935">
            <text:p>5.4293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73316">
            <text:p>0.273316</text:p>
          </table:table-cell>
          <table:table-cell office:value-type="float" office:value="0.0000209012">
            <text:p>2.09012E-005</text:p>
          </table:table-cell>
          <table:table-cell office:value-type="float" office:value="4.22483">
            <text:p>4.22483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84447">
            <text:p>0.284447</text:p>
          </table:table-cell>
          <table:table-cell office:value-type="float" office:value="0.0000248289">
            <text:p>2.48289E-005</text:p>
          </table:table-cell>
          <table:table-cell office:value-type="float" office:value="3.3983">
            <text:p>3.3983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95579">
            <text:p>0.295579</text:p>
          </table:table-cell>
          <table:table-cell office:value-type="float" office:value="0.0000285045">
            <text:p>2.85045E-005</text:p>
          </table:table-cell>
          <table:table-cell office:value-type="float" office:value="2.83115">
            <text:p>2.8311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0671">
            <text:p>0.30671</text:p>
          </table:table-cell>
          <table:table-cell office:value-type="float" office:value="0.0000317274">
            <text:p>3.17274E-005</text:p>
          </table:table-cell>
          <table:table-cell office:value-type="float" office:value="2.44198">
            <text:p>2.4419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17842">
            <text:p>0.317842</text:p>
          </table:table-cell>
          <table:table-cell office:value-type="float" office:value="0.0000343959">
            <text:p>3.43959E-005</text:p>
          </table:table-cell>
          <table:table-cell office:value-type="float" office:value="2.17494">
            <text:p>2.1749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28974">
            <text:p>0.328974</text:p>
          </table:table-cell>
          <table:table-cell office:value-type="float" office:value="0.0000365027">
            <text:p>3.65027E-005</text:p>
          </table:table-cell>
          <table:table-cell office:value-type="float" office:value="1.9917">
            <text:p>1.9917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40105">
            <text:p>0.340105</text:p>
          </table:table-cell>
          <table:table-cell office:value-type="float" office:value="0.0000381041">
            <text:p>3.81041E-005</text:p>
          </table:table-cell>
          <table:table-cell office:value-type="float" office:value="1.86596">
            <text:p>1.86596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51237">
            <text:p>0.351237</text:p>
          </table:table-cell>
          <table:table-cell office:value-type="float" office:value="0.0000392868">
            <text:p>3.92868E-005</text:p>
          </table:table-cell>
          <table:table-cell office:value-type="float" office:value="1.77968">
            <text:p>1.7796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62368">
            <text:p>0.362368</text:p>
          </table:table-cell>
          <table:table-cell office:value-type="float" office:value="0.0000401418">
            <text:p>4.01418E-005</text:p>
          </table:table-cell>
          <table:table-cell office:value-type="float" office:value="1.72048">
            <text:p>1.7204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735">
            <text:p>0.3735</text:p>
          </table:table-cell>
          <table:table-cell office:value-type="float" office:value="0.0000407503">
            <text:p>4.07503E-005</text:p>
          </table:table-cell>
          <table:table-cell office:value-type="float" office:value="1.67986">
            <text:p>1.67986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84631">
            <text:p>0.384631</text:p>
          </table:table-cell>
          <table:table-cell office:value-type="float" office:value="0.0000411786">
            <text:p>4.11786E-005</text:p>
          </table:table-cell>
          <table:table-cell office:value-type="float" office:value="1.65198">
            <text:p>1.6519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95763">
            <text:p>0.395763</text:p>
          </table:table-cell>
          <table:table-cell office:value-type="float" office:value="0.0000414778">
            <text:p>4.14778E-005</text:p>
          </table:table-cell>
          <table:table-cell office:value-type="float" office:value="1.63285">
            <text:p>1.6328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06895">
            <text:p>0.406895</text:p>
          </table:table-cell>
          <table:table-cell office:value-type="float" office:value="0.0000416856">
            <text:p>4.16856E-005</text:p>
          </table:table-cell>
          <table:table-cell office:value-type="float" office:value="1.61973">
            <text:p>1.61973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18026">
            <text:p>0.418026</text:p>
          </table:table-cell>
          <table:table-cell office:value-type="float" office:value="0.0000418294">
            <text:p>4.18294E-005</text:p>
          </table:table-cell>
          <table:table-cell office:value-type="float" office:value="1.61072">
            <text:p>1.61072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29158">
            <text:p>0.429158</text:p>
          </table:table-cell>
          <table:table-cell office:value-type="float" office:value="0.0000419286">
            <text:p>4.19286E-005</text:p>
          </table:table-cell>
          <table:table-cell office:value-type="float" office:value="1.60454">
            <text:p>1.6045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40289">
            <text:p>0.440289</text:p>
          </table:table-cell>
          <table:table-cell office:value-type="float" office:value="0.000041997">
            <text:p>0.000041997</text:p>
          </table:table-cell>
          <table:table-cell office:value-type="float" office:value="1.6003">
            <text:p>1.6003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51421">
            <text:p>0.451421</text:p>
          </table:table-cell>
          <table:table-cell office:value-type="float" office:value="0.0000420441">
            <text:p>4.20441E-005</text:p>
          </table:table-cell>
          <table:table-cell office:value-type="float" office:value="1.59739">
            <text:p>1.5973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62553">
            <text:p>0.462553</text:p>
          </table:table-cell>
          <table:table-cell office:value-type="float" office:value="0.0000420764">
            <text:p>4.20764E-005</text:p>
          </table:table-cell>
          <table:table-cell office:value-type="float" office:value="1.5954">
            <text:p>1.595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73684">
            <text:p>0.473684</text:p>
          </table:table-cell>
          <table:table-cell office:value-type="float" office:value="0.0000420986">
            <text:p>4.20986E-005</text:p>
          </table:table-cell>
          <table:table-cell office:value-type="float" office:value="1.59403">
            <text:p>1.59403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84816">
            <text:p>0.484816</text:p>
          </table:table-cell>
          <table:table-cell office:value-type="float" office:value="0.0000421139">
            <text:p>4.21139E-005</text:p>
          </table:table-cell>
          <table:table-cell office:value-type="float" office:value="1.59309">
            <text:p>1.5930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95947">
            <text:p>0.495947</text:p>
          </table:table-cell>
          <table:table-cell office:value-type="float" office:value="0.0000421244">
            <text:p>4.21244E-005</text:p>
          </table:table-cell>
          <table:table-cell office:value-type="float" office:value="1.59244">
            <text:p>1.5924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07079">
            <text:p>0.507079</text:p>
          </table:table-cell>
          <table:table-cell office:value-type="float" office:value="0.0000421316">
            <text:p>4.21316E-005</text:p>
          </table:table-cell>
          <table:table-cell office:value-type="float" office:value="1.592">
            <text:p>1.592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1821">
            <text:p>0.51821</text:p>
          </table:table-cell>
          <table:table-cell office:value-type="float" office:value="0.0000421365">
            <text:p>4.21365E-005</text:p>
          </table:table-cell>
          <table:table-cell office:value-type="float" office:value="1.59169">
            <text:p>1.5916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29342">
            <text:p>0.529342</text:p>
          </table:table-cell>
          <table:table-cell office:value-type="float" office:value="0.0000421399">
            <text:p>4.21399E-005</text:p>
          </table:table-cell>
          <table:table-cell office:value-type="float" office:value="1.59149">
            <text:p>1.5914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40474">
            <text:p>0.540474</text:p>
          </table:table-cell>
          <table:table-cell office:value-type="float" office:value="0.0000421422">
            <text:p>4.21422E-005</text:p>
          </table:table-cell>
          <table:table-cell office:value-type="float" office:value="1.59134">
            <text:p>1.5913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51605">
            <text:p>0.551605</text:p>
          </table:table-cell>
          <table:table-cell office:value-type="float" office:value="0.0000421438">
            <text:p>4.21438E-005</text:p>
          </table:table-cell>
          <table:table-cell office:value-type="float" office:value="1.59124">
            <text:p>1.5912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62737">
            <text:p>0.562737</text:p>
          </table:table-cell>
          <table:table-cell office:value-type="float" office:value="0.0000421449">
            <text:p>4.21449E-005</text:p>
          </table:table-cell>
          <table:table-cell office:value-type="float" office:value="1.59118">
            <text:p>1.5911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73868">
            <text:p>0.573868</text:p>
          </table:table-cell>
          <table:table-cell office:value-type="float" office:value="0.0000421457">
            <text:p>4.21457E-005</text:p>
          </table:table-cell>
          <table:table-cell office:value-type="float" office:value="1.59113">
            <text:p>1.59113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85">
            <text:p>0.585</text:p>
          </table:table-cell>
          <table:table-cell office:value-type="float" office:value="0.0000421462">
            <text:p>4.21462E-005</text:p>
          </table:table-cell>
          <table:table-cell office:value-type="float" office:value="1.5911">
            <text:p>1.591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96132">
            <text:p>0.596132</text:p>
          </table:table-cell>
          <table:table-cell office:value-type="float" office:value="0.0000421465">
            <text:p>4.21465E-005</text:p>
          </table:table-cell>
          <table:table-cell office:value-type="float" office:value="1.59108">
            <text:p>1.5910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07263">
            <text:p>0.607263</text:p>
          </table:table-cell>
          <table:table-cell office:value-type="float" office:value="0.0000421468">
            <text:p>4.21468E-005</text:p>
          </table:table-cell>
          <table:table-cell office:value-type="float" office:value="1.59106">
            <text:p>1.59106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18395">
            <text:p>0.618395</text:p>
          </table:table-cell>
          <table:table-cell office:value-type="float" office:value="0.0000421469">
            <text:p>4.21469E-005</text:p>
          </table:table-cell>
          <table:table-cell office:value-type="float" office:value="1.59105">
            <text:p>1.5910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29526">
            <text:p>0.629526</text:p>
          </table:table-cell>
          <table:table-cell office:value-type="float" office:value="0.000042147">
            <text:p>0.000042147</text:p>
          </table:table-cell>
          <table:table-cell office:value-type="float" office:value="1.59105">
            <text:p>1.5910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40658">
            <text:p>0.640658</text:p>
          </table:table-cell>
          <table:table-cell office:value-type="float" office:value="0.0000421471">
            <text:p>4.21471E-005</text:p>
          </table:table-cell>
          <table:table-cell office:value-type="float" office:value="1.59104">
            <text:p>1.5910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5179">
            <text:p>0.65179</text:p>
          </table:table-cell>
          <table:table-cell office:value-type="float" office:value="0.0000421472">
            <text:p>4.21472E-005</text:p>
          </table:table-cell>
          <table:table-cell office:value-type="float" office:value="1.59104">
            <text:p>1.5910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62921">
            <text:p>0.662921</text:p>
          </table:table-cell>
          <table:table-cell office:value-type="float" office:value="0.0000421472">
            <text:p>4.21472E-005</text:p>
          </table:table-cell>
          <table:table-cell office:value-type="float" office:value="1.59104">
            <text:p>1.5910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74053">
            <text:p>0.674053</text:p>
          </table:table-cell>
          <table:table-cell office:value-type="float" office:value="0.0000421472">
            <text:p>4.21472E-005</text:p>
          </table:table-cell>
          <table:table-cell office:value-type="float" office:value="1.59104">
            <text:p>1.5910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85184">
            <text:p>0.685184</text:p>
          </table:table-cell>
          <table:table-cell office:value-type="float" office:value="0.0000421472">
            <text:p>4.21472E-005</text:p>
          </table:table-cell>
          <table:table-cell office:value-type="float" office:value="1.59104">
            <text:p>1.5910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96316">
            <text:p>0.696316</text:p>
          </table:table-cell>
          <table:table-cell office:value-type="float" office:value="0.0000421472">
            <text:p>4.21472E-005</text:p>
          </table:table-cell>
          <table:table-cell office:value-type="float" office:value="1.59104">
            <text:p>1.5910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07447">
            <text:p>0.707447</text:p>
          </table:table-cell>
          <table:table-cell office:value-type="float" office:value="0.0000421471">
            <text:p>4.21471E-005</text:p>
          </table:table-cell>
          <table:table-cell office:value-type="float" office:value="1.59104">
            <text:p>1.5910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18579">
            <text:p>0.718579</text:p>
          </table:table-cell>
          <table:table-cell office:value-type="float" office:value="0.0000421471">
            <text:p>4.21471E-005</text:p>
          </table:table-cell>
          <table:table-cell office:value-type="float" office:value="1.59104">
            <text:p>1.5910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29711">
            <text:p>0.729711</text:p>
          </table:table-cell>
          <table:table-cell office:value-type="float" office:value="0.000042147">
            <text:p>0.000042147</text:p>
          </table:table-cell>
          <table:table-cell office:value-type="float" office:value="1.59105">
            <text:p>1.5910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40842">
            <text:p>0.740842</text:p>
          </table:table-cell>
          <table:table-cell office:value-type="float" office:value="0.0000421469">
            <text:p>4.21469E-005</text:p>
          </table:table-cell>
          <table:table-cell office:value-type="float" office:value="1.59106">
            <text:p>1.59106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51974">
            <text:p>0.751974</text:p>
          </table:table-cell>
          <table:table-cell office:value-type="float" office:value="0.0000421467">
            <text:p>4.21467E-005</text:p>
          </table:table-cell>
          <table:table-cell office:value-type="float" office:value="1.59107">
            <text:p>1.59107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63105">
            <text:p>0.763105</text:p>
          </table:table-cell>
          <table:table-cell office:value-type="float" office:value="0.0000421464">
            <text:p>4.21464E-005</text:p>
          </table:table-cell>
          <table:table-cell office:value-type="float" office:value="1.59109">
            <text:p>1.5910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74237">
            <text:p>0.774237</text:p>
          </table:table-cell>
          <table:table-cell office:value-type="float" office:value="0.000042146">
            <text:p>0.000042146</text:p>
          </table:table-cell>
          <table:table-cell office:value-type="float" office:value="1.59111">
            <text:p>1.5911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85369">
            <text:p>0.785369</text:p>
          </table:table-cell>
          <table:table-cell office:value-type="float" office:value="0.0000421453">
            <text:p>4.21453E-005</text:p>
          </table:table-cell>
          <table:table-cell office:value-type="float" office:value="1.59115">
            <text:p>1.5911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965">
            <text:p>0.7965</text:p>
          </table:table-cell>
          <table:table-cell office:value-type="float" office:value="0.0000421444">
            <text:p>4.21444E-005</text:p>
          </table:table-cell>
          <table:table-cell office:value-type="float" office:value="1.59121">
            <text:p>1.5912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07632">
            <text:p>0.807632</text:p>
          </table:table-cell>
          <table:table-cell office:value-type="float" office:value="0.0000421431">
            <text:p>4.21431E-005</text:p>
          </table:table-cell>
          <table:table-cell office:value-type="float" office:value="1.59129">
            <text:p>1.5912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18763">
            <text:p>0.818763</text:p>
          </table:table-cell>
          <table:table-cell office:value-type="float" office:value="0.0000421412">
            <text:p>4.21412E-005</text:p>
          </table:table-cell>
          <table:table-cell office:value-type="float" office:value="1.5914">
            <text:p>1.591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29895">
            <text:p>0.829895</text:p>
          </table:table-cell>
          <table:table-cell office:value-type="float" office:value="0.0000421385">
            <text:p>4.21385E-005</text:p>
          </table:table-cell>
          <table:table-cell office:value-type="float" office:value="1.59157">
            <text:p>1.59157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41026">
            <text:p>0.841026</text:p>
          </table:table-cell>
          <table:table-cell office:value-type="float" office:value="0.0000421344">
            <text:p>4.21344E-005</text:p>
          </table:table-cell>
          <table:table-cell office:value-type="float" office:value="1.59182">
            <text:p>1.59182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52158">
            <text:p>0.852158</text:p>
          </table:table-cell>
          <table:table-cell office:value-type="float" office:value="0.0000421285">
            <text:p>4.21285E-005</text:p>
          </table:table-cell>
          <table:table-cell office:value-type="float" office:value="1.59218">
            <text:p>1.5921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6329">
            <text:p>0.86329</text:p>
          </table:table-cell>
          <table:table-cell office:value-type="float" office:value="0.00004212">
            <text:p>0.00004212</text:p>
          </table:table-cell>
          <table:table-cell office:value-type="float" office:value="1.59271">
            <text:p>1.5927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74421">
            <text:p>0.874421</text:p>
          </table:table-cell>
          <table:table-cell office:value-type="float" office:value="0.0000421075">
            <text:p>4.21075E-005</text:p>
          </table:table-cell>
          <table:table-cell office:value-type="float" office:value="1.59348">
            <text:p>1.5934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85553">
            <text:p>0.885553</text:p>
          </table:table-cell>
          <table:table-cell office:value-type="float" office:value="0.0000420892">
            <text:p>4.20892E-005</text:p>
          </table:table-cell>
          <table:table-cell office:value-type="float" office:value="1.59461">
            <text:p>1.5946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96684">
            <text:p>0.896684</text:p>
          </table:table-cell>
          <table:table-cell office:value-type="float" office:value="0.0000420626">
            <text:p>4.20626E-005</text:p>
          </table:table-cell>
          <table:table-cell office:value-type="float" office:value="1.59625">
            <text:p>1.5962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07816">
            <text:p>0.907816</text:p>
          </table:table-cell>
          <table:table-cell office:value-type="float" office:value="0.0000420238">
            <text:p>4.20238E-005</text:p>
          </table:table-cell>
          <table:table-cell office:value-type="float" office:value="1.59864">
            <text:p>1.5986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18948">
            <text:p>0.918948</text:p>
          </table:table-cell>
          <table:table-cell office:value-type="float" office:value="0.0000419672">
            <text:p>4.19672E-005</text:p>
          </table:table-cell>
          <table:table-cell office:value-type="float" office:value="1.60215">
            <text:p>1.6021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30079">
            <text:p>0.930079</text:p>
          </table:table-cell>
          <table:table-cell office:value-type="float" office:value="0.0000418845">
            <text:p>4.18845E-005</text:p>
          </table:table-cell>
          <table:table-cell office:value-type="float" office:value="1.60729">
            <text:p>1.6072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41211">
            <text:p>0.941211</text:p>
          </table:table-cell>
          <table:table-cell office:value-type="float" office:value="0.0000417636">
            <text:p>4.17636E-005</text:p>
          </table:table-cell>
          <table:table-cell office:value-type="float" office:value="1.61483">
            <text:p>1.61483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52342">
            <text:p>0.952342</text:p>
          </table:table-cell>
          <table:table-cell office:value-type="float" office:value="0.0000415867">
            <text:p>4.15867E-005</text:p>
          </table:table-cell>
          <table:table-cell office:value-type="float" office:value="1.62596">
            <text:p>1.62596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63474">
            <text:p>0.963474</text:p>
          </table:table-cell>
          <table:table-cell office:value-type="float" office:value="0.0000413271">
            <text:p>4.13271E-005</text:p>
          </table:table-cell>
          <table:table-cell office:value-type="float" office:value="1.64245">
            <text:p>1.6424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74605">
            <text:p>0.974605</text:p>
          </table:table-cell>
          <table:table-cell office:value-type="float" office:value="0.0000409453">
            <text:p>4.09453E-005</text:p>
          </table:table-cell>
          <table:table-cell office:value-type="float" office:value="1.66709">
            <text:p>1.6670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85737">
            <text:p>0.985737</text:p>
          </table:table-cell>
          <table:table-cell office:value-type="float" office:value="0.0000403811">
            <text:p>4.03811E-005</text:p>
          </table:table-cell>
          <table:table-cell office:value-type="float" office:value="1.70435">
            <text:p>1.7043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96869">
            <text:p>0.996869</text:p>
          </table:table-cell>
          <table:table-cell office:value-type="float" office:value="0.000039542">
            <text:p>0.000039542</text:p>
          </table:table-cell>
          <table:table-cell office:value-type="float" office:value="1.76174">
            <text:p>1.7617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08">
            <text:p>1.008</text:p>
          </table:table-cell>
          <table:table-cell office:value-type="float" office:value="0.0000382819">
            <text:p>3.82819E-005</text:p>
          </table:table-cell>
          <table:table-cell office:value-type="float" office:value="1.85265">
            <text:p>1.8526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1913">
            <text:p>1.01913</text:p>
          </table:table-cell>
          <table:table-cell office:value-type="float" office:value="0.0000363615">
            <text:p>3.63615E-005</text:p>
          </table:table-cell>
          <table:table-cell office:value-type="float" office:value="2.00331">
            <text:p>2.0033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3026">
            <text:p>1.03026</text:p>
          </table:table-cell>
          <table:table-cell office:value-type="float" office:value="0.0000333691">
            <text:p>3.33691E-005</text:p>
          </table:table-cell>
          <table:table-cell office:value-type="float" office:value="2.27263">
            <text:p>2.27263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4139">
            <text:p>1.04139</text:p>
          </table:table-cell>
          <table:table-cell office:value-type="float" office:value="0.0000285399">
            <text:p>2.85399E-005</text:p>
          </table:table-cell>
          <table:table-cell office:value-type="float" office:value="2.82639">
            <text:p>2.8263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5253">
            <text:p>1.05253</text:p>
          </table:table-cell>
          <table:table-cell office:value-type="float" office:value="0.0000202882">
            <text:p>2.02882E-005</text:p>
          </table:table-cell>
          <table:table-cell office:value-type="float" office:value="4.38268">
            <text:p>4.3826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6366">
            <text:p>1.06366</text:p>
          </table:table-cell>
          <table:table-cell office:value-type="float" office:value="0.00000471013">
            <text:p>4.71013E-006</text:p>
          </table:table-cell>
          <table:table-cell office:value-type="float" office:value="22.1851">
            <text:p>22.185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7479">
            <text:p>1.07479</text:p>
          </table:table-cell>
          <table:table-cell office:value-type="float" office:value="-0.0000311174">
            <text:p>-3.11174E-005</text:p>
          </table:table-cell>
          <table:table-cell office:value-type="float" office:value="-4.50945">
            <text:p>-4.50945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8592">
            <text:p>1.08592</text:p>
          </table:table-cell>
          <table:table-cell office:value-type="float" office:value="-0.000171253">
            <text:p>-0.000171253</text:p>
          </table:table-cell>
          <table:table-cell office:value-type="float" office:value="-1.63768">
            <text:p>-1.6376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9705">
            <text:p>1.09705</text:p>
          </table:table-cell>
          <table:table-cell office:value-type="float" office:value="0.000725053">
            <text:p>0.000725053</text:p>
          </table:table-cell>
          <table:table-cell office:value-type="float" office:value="-0.849384">
            <text:p>-0.849384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10818">
            <text:p>1.10818</text:p>
          </table:table-cell>
          <table:table-cell office:value-type="float" office:value="0.000218061">
            <text:p>0.000218061</text:p>
          </table:table-cell>
          <table:table-cell office:value-type="float" office:value="-0.499201">
            <text:p>-0.499201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11932">
            <text:p>1.11932</text:p>
          </table:table-cell>
          <table:table-cell office:value-type="float" office:value="0.000158691">
            <text:p>0.000158691</text:p>
          </table:table-cell>
          <table:table-cell office:value-type="float" office:value="-0.311839">
            <text:p>-0.311839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13045">
            <text:p>1.13045</text:p>
          </table:table-cell>
          <table:table-cell office:value-type="float" office:value="0.000136776">
            <text:p>0.000136776</text:p>
          </table:table-cell>
          <table:table-cell office:value-type="float" office:value="-0.20158">
            <text:p>-0.20158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14158">
            <text:p>1.14158</text:p>
          </table:table-cell>
          <table:table-cell office:value-type="float" office:value="0.000125962">
            <text:p>0.000125962</text:p>
          </table:table-cell>
          <table:table-cell office:value-type="float" office:value="-0.133032">
            <text:p>-0.133032</text:p>
          </table:table-cell>
          <table:table-cell office:value-type="float" office:value="0.000138205">
            <text:p>0.00013820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270642">
            <text:p>0.0270642</text:p>
          </table:table-cell>
          <table:table-cell office:value-type="float" office:value="0.0000000102146">
            <text:p>1.02146E-008</text:p>
          </table:table-cell>
          <table:table-cell office:value-type="float" office:value="10426.7">
            <text:p>10426.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38223">
            <text:p>0.038223</text:p>
          </table:table-cell>
          <table:table-cell office:value-type="float" office:value="0.0000000150678">
            <text:p>1.50678E-008</text:p>
          </table:table-cell>
          <table:table-cell office:value-type="float" office:value="7068.05">
            <text:p>7068.0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493817">
            <text:p>0.0493817</text:p>
          </table:table-cell>
          <table:table-cell office:value-type="float" office:value="0.0000000222255">
            <text:p>2.22255E-008</text:p>
          </table:table-cell>
          <table:table-cell office:value-type="float" office:value="4791.46">
            <text:p>4791.46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605404">
            <text:p>0.0605404</text:p>
          </table:table-cell>
          <table:table-cell office:value-type="float" office:value="0.0000000327805">
            <text:p>3.27805E-008</text:p>
          </table:table-cell>
          <table:table-cell office:value-type="float" office:value="3248.34">
            <text:p>3248.34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716991">
            <text:p>0.0716991</text:p>
          </table:table-cell>
          <table:table-cell office:value-type="float" office:value="0.0000000483419">
            <text:p>4.83419E-008</text:p>
          </table:table-cell>
          <table:table-cell office:value-type="float" office:value="2202.36">
            <text:p>2202.36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828578">
            <text:p>0.0828578</text:p>
          </table:table-cell>
          <table:table-cell office:value-type="float" office:value="0.000000071277">
            <text:p>7.1277E-008</text:p>
          </table:table-cell>
          <table:table-cell office:value-type="float" office:value="1493.38">
            <text:p>1493.3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940165">
            <text:p>0.0940165</text:p>
          </table:table-cell>
          <table:table-cell office:value-type="float" office:value="0.000000105064">
            <text:p>1.05064E-007</text:p>
          </table:table-cell>
          <table:table-cell office:value-type="float" office:value="1012.81">
            <text:p>1012.8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05175">
            <text:p>0.105175</text:p>
          </table:table-cell>
          <table:table-cell office:value-type="float" office:value="0.000000154804">
            <text:p>1.54804E-007</text:p>
          </table:table-cell>
          <table:table-cell office:value-type="float" office:value="687.064">
            <text:p>687.064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16334">
            <text:p>0.116334</text:p>
          </table:table-cell>
          <table:table-cell office:value-type="float" office:value="0.000000227953">
            <text:p>0.000000228</text:p>
          </table:table-cell>
          <table:table-cell office:value-type="float" office:value="466.267">
            <text:p>466.26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27493">
            <text:p>0.127493</text:p>
          </table:table-cell>
          <table:table-cell office:value-type="float" office:value="0.000000335368">
            <text:p>3.35368E-007</text:p>
          </table:table-cell>
          <table:table-cell office:value-type="float" office:value="316.605">
            <text:p>316.60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38651">
            <text:p>0.138651</text:p>
          </table:table-cell>
          <table:table-cell office:value-type="float" office:value="0.000000492757">
            <text:p>4.92757E-007</text:p>
          </table:table-cell>
          <table:table-cell office:value-type="float" office:value="215.161">
            <text:p>215.16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4981">
            <text:p>0.14981</text:p>
          </table:table-cell>
          <table:table-cell office:value-type="float" office:value="0.000000722628">
            <text:p>7.22628E-007</text:p>
          </table:table-cell>
          <table:table-cell office:value-type="float" office:value="146.399">
            <text:p>146.39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0969">
            <text:p>0.160969</text:p>
          </table:table-cell>
          <table:table-cell office:value-type="float" office:value="0.00000105679">
            <text:p>1.05679E-006</text:p>
          </table:table-cell>
          <table:table-cell office:value-type="float" office:value="99.7905">
            <text:p>99.790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72128">
            <text:p>0.172128</text:p>
          </table:table-cell>
          <table:table-cell office:value-type="float" office:value="0.00000153927">
            <text:p>1.53927E-006</text:p>
          </table:table-cell>
          <table:table-cell office:value-type="float" office:value="68.1981">
            <text:p>68.198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83286">
            <text:p>0.183286</text:p>
          </table:table-cell>
          <table:table-cell office:value-type="float" office:value="0.00000222909">
            <text:p>2.22909E-006</text:p>
          </table:table-cell>
          <table:table-cell office:value-type="float" office:value="46.7839">
            <text:p>46.783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94445">
            <text:p>0.194445</text:p>
          </table:table-cell>
          <table:table-cell office:value-type="float" office:value="0.00000320164">
            <text:p>3.20164E-006</text:p>
          </table:table-cell>
          <table:table-cell office:value-type="float" office:value="32.2688">
            <text:p>32.268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05604">
            <text:p>0.205604</text:p>
          </table:table-cell>
          <table:table-cell office:value-type="float" office:value="0.00000454606">
            <text:p>4.54606E-006</text:p>
          </table:table-cell>
          <table:table-cell office:value-type="float" office:value="22.4301">
            <text:p>22.430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16762">
            <text:p>0.216762</text:p>
          </table:table-cell>
          <table:table-cell office:value-type="float" office:value="0.00000635484">
            <text:p>6.35484E-006</text:p>
          </table:table-cell>
          <table:table-cell office:value-type="float" office:value="15.7612">
            <text:p>15.7612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27921">
            <text:p>0.227921</text:p>
          </table:table-cell>
          <table:table-cell office:value-type="float" office:value="0.0000087016">
            <text:p>8.7016E-006</text:p>
          </table:table-cell>
          <table:table-cell office:value-type="float" office:value="11.2408">
            <text:p>11.240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3908">
            <text:p>0.23908</text:p>
          </table:table-cell>
          <table:table-cell office:value-type="float" office:value="0.000011607">
            <text:p>0.000011607</text:p>
          </table:table-cell>
          <table:table-cell office:value-type="float" office:value="8.1768">
            <text:p>8.176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50239">
            <text:p>0.250239</text:p>
          </table:table-cell>
          <table:table-cell office:value-type="float" office:value="0.0000150022">
            <text:p>1.50022E-005</text:p>
          </table:table-cell>
          <table:table-cell office:value-type="float" office:value="6.09992">
            <text:p>6.09992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61397">
            <text:p>0.261397</text:p>
          </table:table-cell>
          <table:table-cell office:value-type="float" office:value="0.0000187125">
            <text:p>1.87125E-005</text:p>
          </table:table-cell>
          <table:table-cell office:value-type="float" office:value="4.69216">
            <text:p>4.69216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72556">
            <text:p>0.272556</text:p>
          </table:table-cell>
          <table:table-cell office:value-type="float" office:value="0.0000224812">
            <text:p>2.24812E-005</text:p>
          </table:table-cell>
          <table:table-cell office:value-type="float" office:value="3.73795">
            <text:p>3.7379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83715">
            <text:p>0.283715</text:p>
          </table:table-cell>
          <table:table-cell office:value-type="float" office:value="0.0000260354">
            <text:p>2.60354E-005</text:p>
          </table:table-cell>
          <table:table-cell office:value-type="float" office:value="3.09116">
            <text:p>3.09116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94873">
            <text:p>0.294873</text:p>
          </table:table-cell>
          <table:table-cell office:value-type="float" office:value="0.0000291602">
            <text:p>2.91602E-005</text:p>
          </table:table-cell>
          <table:table-cell office:value-type="float" office:value="2.65275">
            <text:p>2.6527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06032">
            <text:p>0.306032</text:p>
          </table:table-cell>
          <table:table-cell office:value-type="float" office:value="0.0000317426">
            <text:p>3.17426E-005</text:p>
          </table:table-cell>
          <table:table-cell office:value-type="float" office:value="2.35558">
            <text:p>2.3555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17191">
            <text:p>0.317191</text:p>
          </table:table-cell>
          <table:table-cell office:value-type="float" office:value="0.0000337697">
            <text:p>3.37697E-005</text:p>
          </table:table-cell>
          <table:table-cell office:value-type="float" office:value="2.15415">
            <text:p>2.1541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2835">
            <text:p>0.32835</text:p>
          </table:table-cell>
          <table:table-cell office:value-type="float" office:value="0.0000352976">
            <text:p>3.52976E-005</text:p>
          </table:table-cell>
          <table:table-cell office:value-type="float" office:value="2.01762">
            <text:p>2.01762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39508">
            <text:p>0.339508</text:p>
          </table:table-cell>
          <table:table-cell office:value-type="float" office:value="0.0000364144">
            <text:p>3.64144E-005</text:p>
          </table:table-cell>
          <table:table-cell office:value-type="float" office:value="1.92507">
            <text:p>1.9250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50667">
            <text:p>0.350667</text:p>
          </table:table-cell>
          <table:table-cell office:value-type="float" office:value="0.0000372124">
            <text:p>3.72124E-005</text:p>
          </table:table-cell>
          <table:table-cell office:value-type="float" office:value="1.86234">
            <text:p>1.86234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61826">
            <text:p>0.361826</text:p>
          </table:table-cell>
          <table:table-cell office:value-type="float" office:value="0.0000377735">
            <text:p>3.77735E-005</text:p>
          </table:table-cell>
          <table:table-cell office:value-type="float" office:value="1.81982">
            <text:p>1.81982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72984">
            <text:p>0.372984</text:p>
          </table:table-cell>
          <table:table-cell office:value-type="float" office:value="0.0000381636">
            <text:p>3.81636E-005</text:p>
          </table:table-cell>
          <table:table-cell office:value-type="float" office:value="1.791">
            <text:p>1.79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84143">
            <text:p>0.384143</text:p>
          </table:table-cell>
          <table:table-cell office:value-type="float" office:value="0.0000384326">
            <text:p>3.84326E-005</text:p>
          </table:table-cell>
          <table:table-cell office:value-type="float" office:value="1.77147">
            <text:p>1.7714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95302">
            <text:p>0.395302</text:p>
          </table:table-cell>
          <table:table-cell office:value-type="float" office:value="0.0000386171">
            <text:p>3.86171E-005</text:p>
          </table:table-cell>
          <table:table-cell office:value-type="float" office:value="1.75822">
            <text:p>1.75822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06461">
            <text:p>0.406461</text:p>
          </table:table-cell>
          <table:table-cell office:value-type="float" office:value="0.0000387432">
            <text:p>3.87432E-005</text:p>
          </table:table-cell>
          <table:table-cell office:value-type="float" office:value="1.74925">
            <text:p>1.7492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17619">
            <text:p>0.417619</text:p>
          </table:table-cell>
          <table:table-cell office:value-type="float" office:value="0.0000388291">
            <text:p>3.88291E-005</text:p>
          </table:table-cell>
          <table:table-cell office:value-type="float" office:value="1.74317">
            <text:p>1.7431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28778">
            <text:p>0.428778</text:p>
          </table:table-cell>
          <table:table-cell office:value-type="float" office:value="0.0000388876">
            <text:p>3.88876E-005</text:p>
          </table:table-cell>
          <table:table-cell office:value-type="float" office:value="1.73904">
            <text:p>1.73904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39937">
            <text:p>0.439937</text:p>
          </table:table-cell>
          <table:table-cell office:value-type="float" office:value="0.0000389273">
            <text:p>3.89273E-005</text:p>
          </table:table-cell>
          <table:table-cell office:value-type="float" office:value="1.73625">
            <text:p>1.7362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51095">
            <text:p>0.451095</text:p>
          </table:table-cell>
          <table:table-cell office:value-type="float" office:value="0.0000389543">
            <text:p>3.89543E-005</text:p>
          </table:table-cell>
          <table:table-cell office:value-type="float" office:value="1.73435">
            <text:p>1.7343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62254">
            <text:p>0.462254</text:p>
          </table:table-cell>
          <table:table-cell office:value-type="float" office:value="0.0000389726">
            <text:p>3.89726E-005</text:p>
          </table:table-cell>
          <table:table-cell office:value-type="float" office:value="1.73307">
            <text:p>1.7330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73413">
            <text:p>0.473413</text:p>
          </table:table-cell>
          <table:table-cell office:value-type="float" office:value="0.000038985">
            <text:p>0.000038985</text:p>
          </table:table-cell>
          <table:table-cell office:value-type="float" office:value="1.7322">
            <text:p>1.7322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84572">
            <text:p>0.484572</text:p>
          </table:table-cell>
          <table:table-cell office:value-type="float" office:value="0.0000389934">
            <text:p>3.89934E-005</text:p>
          </table:table-cell>
          <table:table-cell office:value-type="float" office:value="1.73161">
            <text:p>1.7316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9573">
            <text:p>0.49573</text:p>
          </table:table-cell>
          <table:table-cell office:value-type="float" office:value="0.0000389991">
            <text:p>3.89991E-005</text:p>
          </table:table-cell>
          <table:table-cell office:value-type="float" office:value="1.73121">
            <text:p>1.7312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06889">
            <text:p>0.506889</text:p>
          </table:table-cell>
          <table:table-cell office:value-type="float" office:value="0.000039003">
            <text:p>0.000039003</text:p>
          </table:table-cell>
          <table:table-cell office:value-type="float" office:value="1.73094">
            <text:p>1.73094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18048">
            <text:p>0.518048</text:p>
          </table:table-cell>
          <table:table-cell office:value-type="float" office:value="0.0000390056">
            <text:p>3.90056E-005</text:p>
          </table:table-cell>
          <table:table-cell office:value-type="float" office:value="1.73075">
            <text:p>1.7307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29206">
            <text:p>0.529206</text:p>
          </table:table-cell>
          <table:table-cell office:value-type="float" office:value="0.0000390074">
            <text:p>3.90074E-005</text:p>
          </table:table-cell>
          <table:table-cell office:value-type="float" office:value="1.73063">
            <text:p>1.73063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40365">
            <text:p>0.540365</text:p>
          </table:table-cell>
          <table:table-cell office:value-type="float" office:value="0.0000390086">
            <text:p>3.90086E-005</text:p>
          </table:table-cell>
          <table:table-cell office:value-type="float" office:value="1.73054">
            <text:p>1.73054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51524">
            <text:p>0.551524</text:p>
          </table:table-cell>
          <table:table-cell office:value-type="float" office:value="0.0000390094">
            <text:p>3.90094E-005</text:p>
          </table:table-cell>
          <table:table-cell office:value-type="float" office:value="1.73049">
            <text:p>1.7304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62683">
            <text:p>0.562683</text:p>
          </table:table-cell>
          <table:table-cell office:value-type="float" office:value="0.00003901">
            <text:p>0.00003901</text:p>
          </table:table-cell>
          <table:table-cell office:value-type="float" office:value="1.73045">
            <text:p>1.7304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73841">
            <text:p>0.573841</text:p>
          </table:table-cell>
          <table:table-cell office:value-type="float" office:value="0.0000390104">
            <text:p>3.90104E-005</text:p>
          </table:table-cell>
          <table:table-cell office:value-type="float" office:value="1.73042">
            <text:p>1.73042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85">
            <text:p>0.585</text:p>
          </table:table-cell>
          <table:table-cell office:value-type="float" office:value="0.0000390106">
            <text:p>3.90106E-005</text:p>
          </table:table-cell>
          <table:table-cell office:value-type="float" office:value="1.7304">
            <text:p>1.7304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96159">
            <text:p>0.596159</text:p>
          </table:table-cell>
          <table:table-cell office:value-type="float" office:value="0.0000390108">
            <text:p>3.90108E-005</text:p>
          </table:table-cell>
          <table:table-cell office:value-type="float" office:value="1.73039">
            <text:p>1.7303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07317">
            <text:p>0.607317</text:p>
          </table:table-cell>
          <table:table-cell office:value-type="float" office:value="0.0000390109">
            <text:p>3.90109E-005</text:p>
          </table:table-cell>
          <table:table-cell office:value-type="float" office:value="1.73038">
            <text:p>1.7303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18476">
            <text:p>0.618476</text:p>
          </table:table-cell>
          <table:table-cell office:value-type="float" office:value="0.000039011">
            <text:p>0.000039011</text:p>
          </table:table-cell>
          <table:table-cell office:value-type="float" office:value="1.73038">
            <text:p>1.7303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29635">
            <text:p>0.629635</text:p>
          </table:table-cell>
          <table:table-cell office:value-type="float" office:value="0.000039011">
            <text:p>0.000039011</text:p>
          </table:table-cell>
          <table:table-cell office:value-type="float" office:value="1.73037">
            <text:p>1.7303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40794">
            <text:p>0.640794</text:p>
          </table:table-cell>
          <table:table-cell office:value-type="float" office:value="0.0000390111">
            <text:p>3.90111E-005</text:p>
          </table:table-cell>
          <table:table-cell office:value-type="float" office:value="1.73037">
            <text:p>1.7303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51952">
            <text:p>0.651952</text:p>
          </table:table-cell>
          <table:table-cell office:value-type="float" office:value="0.0000390111">
            <text:p>3.90111E-005</text:p>
          </table:table-cell>
          <table:table-cell office:value-type="float" office:value="1.73037">
            <text:p>1.7303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63111">
            <text:p>0.663111</text:p>
          </table:table-cell>
          <table:table-cell office:value-type="float" office:value="0.0000390111">
            <text:p>3.90111E-005</text:p>
          </table:table-cell>
          <table:table-cell office:value-type="float" office:value="1.73037">
            <text:p>1.7303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7427">
            <text:p>0.67427</text:p>
          </table:table-cell>
          <table:table-cell office:value-type="float" office:value="0.0000390111">
            <text:p>3.90111E-005</text:p>
          </table:table-cell>
          <table:table-cell office:value-type="float" office:value="1.73037">
            <text:p>1.7303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85428">
            <text:p>0.685428</text:p>
          </table:table-cell>
          <table:table-cell office:value-type="float" office:value="0.0000390111">
            <text:p>3.90111E-005</text:p>
          </table:table-cell>
          <table:table-cell office:value-type="float" office:value="1.73037">
            <text:p>1.7303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96587">
            <text:p>0.696587</text:p>
          </table:table-cell>
          <table:table-cell office:value-type="float" office:value="0.0000390111">
            <text:p>3.90111E-005</text:p>
          </table:table-cell>
          <table:table-cell office:value-type="float" office:value="1.73037">
            <text:p>1.7303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07746">
            <text:p>0.707746</text:p>
          </table:table-cell>
          <table:table-cell office:value-type="float" office:value="0.0000390111">
            <text:p>3.90111E-005</text:p>
          </table:table-cell>
          <table:table-cell office:value-type="float" office:value="1.73037">
            <text:p>1.7303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18905">
            <text:p>0.718905</text:p>
          </table:table-cell>
          <table:table-cell office:value-type="float" office:value="0.000039011">
            <text:p>0.000039011</text:p>
          </table:table-cell>
          <table:table-cell office:value-type="float" office:value="1.73037">
            <text:p>1.7303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30063">
            <text:p>0.730063</text:p>
          </table:table-cell>
          <table:table-cell office:value-type="float" office:value="0.000039011">
            <text:p>0.000039011</text:p>
          </table:table-cell>
          <table:table-cell office:value-type="float" office:value="1.73038">
            <text:p>1.7303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41222">
            <text:p>0.741222</text:p>
          </table:table-cell>
          <table:table-cell office:value-type="float" office:value="0.0000390109">
            <text:p>3.90109E-005</text:p>
          </table:table-cell>
          <table:table-cell office:value-type="float" office:value="1.73038">
            <text:p>1.7303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52381">
            <text:p>0.752381</text:p>
          </table:table-cell>
          <table:table-cell office:value-type="float" office:value="0.0000390108">
            <text:p>3.90108E-005</text:p>
          </table:table-cell>
          <table:table-cell office:value-type="float" office:value="1.73039">
            <text:p>1.7303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63539">
            <text:p>0.763539</text:p>
          </table:table-cell>
          <table:table-cell office:value-type="float" office:value="0.0000390106">
            <text:p>3.90106E-005</text:p>
          </table:table-cell>
          <table:table-cell office:value-type="float" office:value="1.73041">
            <text:p>1.7304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74698">
            <text:p>0.774698</text:p>
          </table:table-cell>
          <table:table-cell office:value-type="float" office:value="0.0000390103">
            <text:p>3.90103E-005</text:p>
          </table:table-cell>
          <table:table-cell office:value-type="float" office:value="1.73043">
            <text:p>1.73043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85857">
            <text:p>0.785857</text:p>
          </table:table-cell>
          <table:table-cell office:value-type="float" office:value="0.0000390099">
            <text:p>3.90099E-005</text:p>
          </table:table-cell>
          <table:table-cell office:value-type="float" office:value="1.73045">
            <text:p>1.7304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97016">
            <text:p>0.797016</text:p>
          </table:table-cell>
          <table:table-cell office:value-type="float" office:value="0.0000390093">
            <text:p>3.90093E-005</text:p>
          </table:table-cell>
          <table:table-cell office:value-type="float" office:value="1.7305">
            <text:p>1.730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08174">
            <text:p>0.808174</text:p>
          </table:table-cell>
          <table:table-cell office:value-type="float" office:value="0.0000390084">
            <text:p>3.90084E-005</text:p>
          </table:table-cell>
          <table:table-cell office:value-type="float" office:value="1.73056">
            <text:p>1.73056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19333">
            <text:p>0.819333</text:p>
          </table:table-cell>
          <table:table-cell office:value-type="float" office:value="0.0000390071">
            <text:p>3.90071E-005</text:p>
          </table:table-cell>
          <table:table-cell office:value-type="float" office:value="1.73065">
            <text:p>1.7306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30492">
            <text:p>0.830492</text:p>
          </table:table-cell>
          <table:table-cell office:value-type="float" office:value="0.0000390051">
            <text:p>3.90051E-005</text:p>
          </table:table-cell>
          <table:table-cell office:value-type="float" office:value="1.73079">
            <text:p>1.7307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4165">
            <text:p>0.84165</text:p>
          </table:table-cell>
          <table:table-cell office:value-type="float" office:value="0.0000390023">
            <text:p>3.90023E-005</text:p>
          </table:table-cell>
          <table:table-cell office:value-type="float" office:value="1.73099">
            <text:p>1.7309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52809">
            <text:p>0.852809</text:p>
          </table:table-cell>
          <table:table-cell office:value-type="float" office:value="0.0000389981">
            <text:p>3.89981E-005</text:p>
          </table:table-cell>
          <table:table-cell office:value-type="float" office:value="1.73128">
            <text:p>1.7312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63968">
            <text:p>0.863968</text:p>
          </table:table-cell>
          <table:table-cell office:value-type="float" office:value="0.0000389918">
            <text:p>3.89918E-005</text:p>
          </table:table-cell>
          <table:table-cell office:value-type="float" office:value="1.73172">
            <text:p>1.73172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75127">
            <text:p>0.875127</text:p>
          </table:table-cell>
          <table:table-cell office:value-type="float" office:value="0.0000389826">
            <text:p>3.89826E-005</text:p>
          </table:table-cell>
          <table:table-cell office:value-type="float" office:value="1.73236">
            <text:p>1.73236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86285">
            <text:p>0.886285</text:p>
          </table:table-cell>
          <table:table-cell office:value-type="float" office:value="0.0000389691">
            <text:p>3.89691E-005</text:p>
          </table:table-cell>
          <table:table-cell office:value-type="float" office:value="1.73331">
            <text:p>1.7333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97444">
            <text:p>0.897444</text:p>
          </table:table-cell>
          <table:table-cell office:value-type="float" office:value="0.0000389491">
            <text:p>3.89491E-005</text:p>
          </table:table-cell>
          <table:table-cell office:value-type="float" office:value="1.73472">
            <text:p>1.73472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08603">
            <text:p>0.908603</text:p>
          </table:table-cell>
          <table:table-cell office:value-type="float" office:value="0.0000389195">
            <text:p>3.89195E-005</text:p>
          </table:table-cell>
          <table:table-cell office:value-type="float" office:value="1.7368">
            <text:p>1.736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19761">
            <text:p>0.919761</text:p>
          </table:table-cell>
          <table:table-cell office:value-type="float" office:value="0.0000388758">
            <text:p>3.88758E-005</text:p>
          </table:table-cell>
          <table:table-cell office:value-type="float" office:value="1.73987">
            <text:p>1.73987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3092">
            <text:p>0.93092</text:p>
          </table:table-cell>
          <table:table-cell office:value-type="float" office:value="0.0000388113">
            <text:p>3.88113E-005</text:p>
          </table:table-cell>
          <table:table-cell office:value-type="float" office:value="1.74442">
            <text:p>1.74442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42079">
            <text:p>0.942079</text:p>
          </table:table-cell>
          <table:table-cell office:value-type="float" office:value="0.0000387159">
            <text:p>3.87159E-005</text:p>
          </table:table-cell>
          <table:table-cell office:value-type="float" office:value="1.75119">
            <text:p>1.7511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53238">
            <text:p>0.953238</text:p>
          </table:table-cell>
          <table:table-cell office:value-type="float" office:value="0.0000385747">
            <text:p>3.85747E-005</text:p>
          </table:table-cell>
          <table:table-cell office:value-type="float" office:value="1.76126">
            <text:p>1.76126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64396">
            <text:p>0.964396</text:p>
          </table:table-cell>
          <table:table-cell office:value-type="float" office:value="0.0000383652">
            <text:p>3.83652E-005</text:p>
          </table:table-cell>
          <table:table-cell office:value-type="float" office:value="1.77634">
            <text:p>1.77634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75555">
            <text:p>0.975555</text:p>
          </table:table-cell>
          <table:table-cell office:value-type="float" office:value="0.0000380538">
            <text:p>3.80538E-005</text:p>
          </table:table-cell>
          <table:table-cell office:value-type="float" office:value="1.79905">
            <text:p>1.7990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86714">
            <text:p>0.986714</text:p>
          </table:table-cell>
          <table:table-cell office:value-type="float" office:value="0.0000375892">
            <text:p>3.75892E-005</text:p>
          </table:table-cell>
          <table:table-cell office:value-type="float" office:value="1.83365">
            <text:p>1.8336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97872">
            <text:p>0.997872</text:p>
          </table:table-cell>
          <table:table-cell office:value-type="float" office:value="0.0000368922">
            <text:p>3.68922E-005</text:p>
          </table:table-cell>
          <table:table-cell office:value-type="float" office:value="1.88719">
            <text:p>1.8871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0903">
            <text:p>1.00903</text:p>
          </table:table-cell>
          <table:table-cell office:value-type="float" office:value="0.0000358377">
            <text:p>3.58377E-005</text:p>
          </table:table-cell>
          <table:table-cell office:value-type="float" office:value="1.97214">
            <text:p>1.97214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2019">
            <text:p>1.02019</text:p>
          </table:table-cell>
          <table:table-cell office:value-type="float" office:value="0.0000342223">
            <text:p>3.42223E-005</text:p>
          </table:table-cell>
          <table:table-cell office:value-type="float" office:value="2.11244">
            <text:p>2.11244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3135">
            <text:p>1.03135</text:p>
          </table:table-cell>
          <table:table-cell office:value-type="float" office:value="0.0000316996">
            <text:p>3.16996E-005</text:p>
          </table:table-cell>
          <table:table-cell office:value-type="float" office:value="2.36013">
            <text:p>2.36013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4251">
            <text:p>1.04251</text:p>
          </table:table-cell>
          <table:table-cell office:value-type="float" office:value="0.0000276389">
            <text:p>2.76389E-005</text:p>
          </table:table-cell>
          <table:table-cell office:value-type="float" office:value="2.8538">
            <text:p>2.8538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5367">
            <text:p>1.05367</text:p>
          </table:table-cell>
          <table:table-cell office:value-type="float" office:value="0.0000207732">
            <text:p>2.07732E-005</text:p>
          </table:table-cell>
          <table:table-cell office:value-type="float" office:value="4.12751">
            <text:p>4.1275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6482">
            <text:p>1.06482</text:p>
          </table:table-cell>
          <table:table-cell office:value-type="float" office:value="0.0000081402">
            <text:p>8.1402E-006</text:p>
          </table:table-cell>
          <table:table-cell office:value-type="float" office:value="12.085">
            <text:p>12.08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7598">
            <text:p>1.07598</text:p>
          </table:table-cell>
          <table:table-cell office:value-type="float" office:value="-0.0000191824">
            <text:p>-1.91824E-005</text:p>
          </table:table-cell>
          <table:table-cell office:value-type="float" office:value="-6.55275">
            <text:p>-6.55275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8714">
            <text:p>1.08714</text:p>
          </table:table-cell>
          <table:table-cell office:value-type="float" office:value="-0.000106441">
            <text:p>-0.000106441</text:p>
          </table:table-cell>
          <table:table-cell office:value-type="float" office:value="-2.00069">
            <text:p>-2.0006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983">
            <text:p>1.0983</text:p>
          </table:table-cell>
          <table:table-cell office:value-type="float" office:value="0.00892125">
            <text:p>0.00892125</text:p>
          </table:table-cell>
          <table:table-cell office:value-type="float" office:value="-0.988061">
            <text:p>-0.988061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10946">
            <text:p>1.10946</text:p>
          </table:table-cell>
          <table:table-cell office:value-type="float" office:value="0.000245239">
            <text:p>0.000245239</text:p>
          </table:table-cell>
          <table:table-cell office:value-type="float" office:value="-0.565669">
            <text:p>-0.56566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12062">
            <text:p>1.12062</text:p>
          </table:table-cell>
          <table:table-cell office:value-type="float" office:value="0.000163089">
            <text:p>0.000163089</text:p>
          </table:table-cell>
          <table:table-cell office:value-type="float" office:value="-0.34689">
            <text:p>-0.34689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13178">
            <text:p>1.13178</text:p>
          </table:table-cell>
          <table:table-cell office:value-type="float" office:value="0.000136709">
            <text:p>0.000136709</text:p>
          </table:table-cell>
          <table:table-cell office:value-type="float" office:value="-0.220866">
            <text:p>-0.220866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14294">
            <text:p>1.14294</text:p>
          </table:table-cell>
          <table:table-cell office:value-type="float" office:value="0.000124403">
            <text:p>0.000124403</text:p>
          </table:table-cell>
          <table:table-cell office:value-type="float" office:value="-0.143796">
            <text:p>-0.143796</text:p>
          </table:table-cell>
          <table:table-cell office:value-type="float" office:value="0.000131263">
            <text:p>0.00013126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257287">
            <text:p>0.0257287</text:p>
          </table:table-cell>
          <table:table-cell office:value-type="float" office:value="0.00000000997345">
            <text:p>0.00000001</text:p>
          </table:table-cell>
          <table:table-cell office:value-type="float" office:value="10386.7">
            <text:p>10386.7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369141">
            <text:p>0.0369141</text:p>
          </table:table-cell>
          <table:table-cell office:value-type="float" office:value="0.0000000149044">
            <text:p>1.49044E-008</text:p>
          </table:table-cell>
          <table:table-cell office:value-type="float" office:value="6950.08">
            <text:p>6950.0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480995">
            <text:p>0.0480995</text:p>
          </table:table-cell>
          <table:table-cell office:value-type="float" office:value="0.0000000222716">
            <text:p>2.22716E-008</text:p>
          </table:table-cell>
          <table:table-cell office:value-type="float" office:value="4650.72">
            <text:p>4650.7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59285">
            <text:p>0.059285</text:p>
          </table:table-cell>
          <table:table-cell office:value-type="float" office:value="0.0000000332771">
            <text:p>3.32771E-008</text:p>
          </table:table-cell>
          <table:table-cell office:value-type="float" office:value="3112.29">
            <text:p>3112.29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704704">
            <text:p>0.0704704</text:p>
          </table:table-cell>
          <table:table-cell office:value-type="float" office:value="0.0000000497135">
            <text:p>4.97135E-008</text:p>
          </table:table-cell>
          <table:table-cell office:value-type="float" office:value="2082.97">
            <text:p>2082.97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816558">
            <text:p>0.0816558</text:p>
          </table:table-cell>
          <table:table-cell office:value-type="float" office:value="0.0000000742515">
            <text:p>7.42515E-008</text:p>
          </table:table-cell>
          <table:table-cell office:value-type="float" office:value="1394.28">
            <text:p>1394.2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928412">
            <text:p>0.0928412</text:p>
          </table:table-cell>
          <table:table-cell office:value-type="float" office:value="0.000000110864">
            <text:p>1.10864E-007</text:p>
          </table:table-cell>
          <table:table-cell office:value-type="float" office:value="933.492">
            <text:p>933.49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04027">
            <text:p>0.104027</text:p>
          </table:table-cell>
          <table:table-cell office:value-type="float" office:value="0.000000165446">
            <text:p>1.65446E-007</text:p>
          </table:table-cell>
          <table:table-cell office:value-type="float" office:value="625.194">
            <text:p>625.19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15212">
            <text:p>0.115212</text:p>
          </table:table-cell>
          <table:table-cell office:value-type="float" office:value="0.000000246716">
            <text:p>2.46716E-007</text:p>
          </table:table-cell>
          <table:table-cell office:value-type="float" office:value="418.921">
            <text:p>418.921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26398">
            <text:p>0.126398</text:p>
          </table:table-cell>
          <table:table-cell office:value-type="float" office:value="0.000000367499">
            <text:p>3.67499E-007</text:p>
          </table:table-cell>
          <table:table-cell office:value-type="float" office:value="280.909">
            <text:p>280.909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37583">
            <text:p>0.137583</text:p>
          </table:table-cell>
          <table:table-cell office:value-type="float" office:value="0.000000546508">
            <text:p>5.46508E-007</text:p>
          </table:table-cell>
          <table:table-cell office:value-type="float" office:value="188.57">
            <text:p>188.57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48768">
            <text:p>0.148768</text:p>
          </table:table-cell>
          <table:table-cell office:value-type="float" office:value="0.00000081073">
            <text:p>8.1073E-007</text:p>
          </table:table-cell>
          <table:table-cell office:value-type="float" office:value="126.788">
            <text:p>126.78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954">
            <text:p>0.159954</text:p>
          </table:table-cell>
          <table:table-cell office:value-type="float" office:value="0.00000119838">
            <text:p>1.19838E-006</text:p>
          </table:table-cell>
          <table:table-cell office:value-type="float" office:value="85.4512">
            <text:p>85.451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71139">
            <text:p>0.171139</text:p>
          </table:table-cell>
          <table:table-cell office:value-type="float" office:value="0.0000017621">
            <text:p>1.7621E-006</text:p>
          </table:table-cell>
          <table:table-cell office:value-type="float" office:value="57.7941">
            <text:p>57.7941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82325">
            <text:p>0.182325</text:p>
          </table:table-cell>
          <table:table-cell office:value-type="float" office:value="0.00000257142">
            <text:p>2.57142E-006</text:p>
          </table:table-cell>
          <table:table-cell office:value-type="float" office:value="39.2895">
            <text:p>39.289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9351">
            <text:p>0.19351</text:p>
          </table:table-cell>
          <table:table-cell office:value-type="float" office:value="0.00000371216">
            <text:p>3.71216E-006</text:p>
          </table:table-cell>
          <table:table-cell office:value-type="float" office:value="26.9086">
            <text:p>26.9086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04696">
            <text:p>0.204696</text:p>
          </table:table-cell>
          <table:table-cell office:value-type="float" office:value="0.00000527908">
            <text:p>5.27908E-006</text:p>
          </table:table-cell>
          <table:table-cell office:value-type="float" office:value="18.6249">
            <text:p>18.6249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15881">
            <text:p>0.215881</text:p>
          </table:table-cell>
          <table:table-cell office:value-type="float" office:value="0.00000735675">
            <text:p>7.35675E-006</text:p>
          </table:table-cell>
          <table:table-cell office:value-type="float" office:value="13.0825">
            <text:p>13.082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27066">
            <text:p>0.227066</text:p>
          </table:table-cell>
          <table:table-cell office:value-type="float" office:value="0.00000998642">
            <text:p>9.98642E-006</text:p>
          </table:table-cell>
          <table:table-cell office:value-type="float" office:value="9.37422">
            <text:p>9.3742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38252">
            <text:p>0.238252</text:p>
          </table:table-cell>
          <table:table-cell office:value-type="float" office:value="0.0000131255">
            <text:p>1.31255E-005</text:p>
          </table:table-cell>
          <table:table-cell office:value-type="float" office:value="6.89312">
            <text:p>6.8931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49437">
            <text:p>0.249437</text:p>
          </table:table-cell>
          <table:table-cell office:value-type="float" office:value="0.0000166212">
            <text:p>1.66212E-005</text:p>
          </table:table-cell>
          <table:table-cell office:value-type="float" office:value="5.23309">
            <text:p>5.23309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60623">
            <text:p>0.260623</text:p>
          </table:table-cell>
          <table:table-cell office:value-type="float" office:value="0.0000202251">
            <text:p>2.02251E-005</text:p>
          </table:table-cell>
          <table:table-cell office:value-type="float" office:value="4.12241">
            <text:p>4.12241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71808">
            <text:p>0.271808</text:p>
          </table:table-cell>
          <table:table-cell office:value-type="float" office:value="0.0000236571">
            <text:p>2.36571E-005</text:p>
          </table:table-cell>
          <table:table-cell office:value-type="float" office:value="3.37929">
            <text:p>3.37929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82993">
            <text:p>0.282993</text:p>
          </table:table-cell>
          <table:table-cell office:value-type="float" office:value="0.000026687">
            <text:p>0.000026687</text:p>
          </table:table-cell>
          <table:table-cell office:value-type="float" office:value="2.88208">
            <text:p>2.8820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94179">
            <text:p>0.294179</text:p>
          </table:table-cell>
          <table:table-cell office:value-type="float" office:value="0.0000291883">
            <text:p>2.91883E-005</text:p>
          </table:table-cell>
          <table:table-cell office:value-type="float" office:value="2.54942">
            <text:p>2.5494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05364">
            <text:p>0.305364</text:p>
          </table:table-cell>
          <table:table-cell office:value-type="float" office:value="0.0000311411">
            <text:p>3.11411E-005</text:p>
          </table:table-cell>
          <table:table-cell office:value-type="float" office:value="2.32684">
            <text:p>2.32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1655">
            <text:p>0.31655</text:p>
          </table:table-cell>
          <table:table-cell office:value-type="float" office:value="0.0000326003">
            <text:p>3.26003E-005</text:p>
          </table:table-cell>
          <table:table-cell office:value-type="float" office:value="2.17792">
            <text:p>2.1779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27735">
            <text:p>0.327735</text:p>
          </table:table-cell>
          <table:table-cell office:value-type="float" office:value="0.0000336556">
            <text:p>3.36556E-005</text:p>
          </table:table-cell>
          <table:table-cell office:value-type="float" office:value="2.07828">
            <text:p>2.0782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38921">
            <text:p>0.338921</text:p>
          </table:table-cell>
          <table:table-cell office:value-type="float" office:value="0.0000344006">
            <text:p>3.44006E-005</text:p>
          </table:table-cell>
          <table:table-cell office:value-type="float" office:value="2.01162">
            <text:p>2.0116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50106">
            <text:p>0.350106</text:p>
          </table:table-cell>
          <table:table-cell office:value-type="float" office:value="0.0000349177">
            <text:p>3.49177E-005</text:p>
          </table:table-cell>
          <table:table-cell office:value-type="float" office:value="1.96701">
            <text:p>1.96701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61291">
            <text:p>0.361291</text:p>
          </table:table-cell>
          <table:table-cell office:value-type="float" office:value="0.0000352725">
            <text:p>3.52725E-005</text:p>
          </table:table-cell>
          <table:table-cell office:value-type="float" office:value="1.93717">
            <text:p>1.93717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72477">
            <text:p>0.372477</text:p>
          </table:table-cell>
          <table:table-cell office:value-type="float" office:value="0.0000355139">
            <text:p>3.55139E-005</text:p>
          </table:table-cell>
          <table:table-cell office:value-type="float" office:value="1.9172">
            <text:p>1.917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83662">
            <text:p>0.383662</text:p>
          </table:table-cell>
          <table:table-cell office:value-type="float" office:value="0.0000356773">
            <text:p>3.56773E-005</text:p>
          </table:table-cell>
          <table:table-cell office:value-type="float" office:value="1.90384">
            <text:p>1.903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94848">
            <text:p>0.394848</text:p>
          </table:table-cell>
          <table:table-cell office:value-type="float" office:value="0.0000357875">
            <text:p>3.57875E-005</text:p>
          </table:table-cell>
          <table:table-cell office:value-type="float" office:value="1.8949">
            <text:p>1.8949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06033">
            <text:p>0.406033</text:p>
          </table:table-cell>
          <table:table-cell office:value-type="float" office:value="0.0000358616">
            <text:p>3.58616E-005</text:p>
          </table:table-cell>
          <table:table-cell office:value-type="float" office:value="1.88892">
            <text:p>1.8889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17219">
            <text:p>0.417219</text:p>
          </table:table-cell>
          <table:table-cell office:value-type="float" office:value="0.0000359113">
            <text:p>3.59113E-005</text:p>
          </table:table-cell>
          <table:table-cell office:value-type="float" office:value="1.88492">
            <text:p>1.8849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28404">
            <text:p>0.428404</text:p>
          </table:table-cell>
          <table:table-cell office:value-type="float" office:value="0.0000359446">
            <text:p>3.59446E-005</text:p>
          </table:table-cell>
          <table:table-cell office:value-type="float" office:value="1.88225">
            <text:p>1.8822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39589">
            <text:p>0.439589</text:p>
          </table:table-cell>
          <table:table-cell office:value-type="float" office:value="0.000035967">
            <text:p>0.000035967</text:p>
          </table:table-cell>
          <table:table-cell office:value-type="float" office:value="1.88045">
            <text:p>1.8804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50775">
            <text:p>0.450775</text:p>
          </table:table-cell>
          <table:table-cell office:value-type="float" office:value="0.000035982">
            <text:p>0.000035982</text:p>
          </table:table-cell>
          <table:table-cell office:value-type="float" office:value="1.87926">
            <text:p>1.87926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6196">
            <text:p>0.46196</text:p>
          </table:table-cell>
          <table:table-cell office:value-type="float" office:value="0.000035992">
            <text:p>0.000035992</text:p>
          </table:table-cell>
          <table:table-cell office:value-type="float" office:value="1.87845">
            <text:p>1.8784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73146">
            <text:p>0.473146</text:p>
          </table:table-cell>
          <table:table-cell office:value-type="float" office:value="0.0000359987">
            <text:p>3.59987E-005</text:p>
          </table:table-cell>
          <table:table-cell office:value-type="float" office:value="1.87792">
            <text:p>1.8779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84331">
            <text:p>0.484331</text:p>
          </table:table-cell>
          <table:table-cell office:value-type="float" office:value="0.0000360032">
            <text:p>3.60032E-005</text:p>
          </table:table-cell>
          <table:table-cell office:value-type="float" office:value="1.87756">
            <text:p>1.87756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95517">
            <text:p>0.495517</text:p>
          </table:table-cell>
          <table:table-cell office:value-type="float" office:value="0.0000360062">
            <text:p>3.60062E-005</text:p>
          </table:table-cell>
          <table:table-cell office:value-type="float" office:value="1.87732">
            <text:p>1.8773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06702">
            <text:p>0.506702</text:p>
          </table:table-cell>
          <table:table-cell office:value-type="float" office:value="0.0000360082">
            <text:p>3.60082E-005</text:p>
          </table:table-cell>
          <table:table-cell office:value-type="float" office:value="1.87716">
            <text:p>1.87716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17887">
            <text:p>0.517887</text:p>
          </table:table-cell>
          <table:table-cell office:value-type="float" office:value="0.0000360096">
            <text:p>3.60096E-005</text:p>
          </table:table-cell>
          <table:table-cell office:value-type="float" office:value="1.87705">
            <text:p>1.8770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29073">
            <text:p>0.529073</text:p>
          </table:table-cell>
          <table:table-cell office:value-type="float" office:value="0.0000360105">
            <text:p>3.60105E-005</text:p>
          </table:table-cell>
          <table:table-cell office:value-type="float" office:value="1.87698">
            <text:p>1.8769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40258">
            <text:p>0.540258</text:p>
          </table:table-cell>
          <table:table-cell office:value-type="float" office:value="0.0000360111">
            <text:p>3.60111E-005</text:p>
          </table:table-cell>
          <table:table-cell office:value-type="float" office:value="1.87693">
            <text:p>1.87693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51444">
            <text:p>0.551444</text:p>
          </table:table-cell>
          <table:table-cell office:value-type="float" office:value="0.0000360115">
            <text:p>3.60115E-005</text:p>
          </table:table-cell>
          <table:table-cell office:value-type="float" office:value="1.8769">
            <text:p>1.8769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62629">
            <text:p>0.562629</text:p>
          </table:table-cell>
          <table:table-cell office:value-type="float" office:value="0.0000360117">
            <text:p>3.60117E-005</text:p>
          </table:table-cell>
          <table:table-cell office:value-type="float" office:value="1.87688">
            <text:p>1.8768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73815">
            <text:p>0.573815</text:p>
          </table:table-cell>
          <table:table-cell office:value-type="float" office:value="0.0000360119">
            <text:p>3.60119E-005</text:p>
          </table:table-cell>
          <table:table-cell office:value-type="float" office:value="1.87686">
            <text:p>1.87686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85">
            <text:p>0.585</text:p>
          </table:table-cell>
          <table:table-cell office:value-type="float" office:value="0.000036012">
            <text:p>0.000036012</text:p>
          </table:table-cell>
          <table:table-cell office:value-type="float" office:value="1.87685">
            <text:p>1.8768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96185">
            <text:p>0.596185</text:p>
          </table:table-cell>
          <table:table-cell office:value-type="float" office:value="0.0000360121">
            <text:p>3.60121E-005</text:p>
          </table:table-cell>
          <table:table-cell office:value-type="float" office:value="1.87685">
            <text:p>1.8768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07371">
            <text:p>0.607371</text:p>
          </table:table-cell>
          <table:table-cell office:value-type="float" office:value="0.0000360122">
            <text:p>3.60122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18556">
            <text:p>0.618556</text:p>
          </table:table-cell>
          <table:table-cell office:value-type="float" office:value="0.0000360122">
            <text:p>3.60122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29742">
            <text:p>0.629742</text:p>
          </table:table-cell>
          <table:table-cell office:value-type="float" office:value="0.0000360122">
            <text:p>3.60122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40927">
            <text:p>0.640927</text:p>
          </table:table-cell>
          <table:table-cell office:value-type="float" office:value="0.0000360122">
            <text:p>3.60122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52113">
            <text:p>0.652113</text:p>
          </table:table-cell>
          <table:table-cell office:value-type="float" office:value="0.0000360123">
            <text:p>3.60123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63298">
            <text:p>0.663298</text:p>
          </table:table-cell>
          <table:table-cell office:value-type="float" office:value="0.0000360123">
            <text:p>3.60123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74483">
            <text:p>0.674483</text:p>
          </table:table-cell>
          <table:table-cell office:value-type="float" office:value="0.0000360123">
            <text:p>3.60123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85669">
            <text:p>0.685669</text:p>
          </table:table-cell>
          <table:table-cell office:value-type="float" office:value="0.0000360123">
            <text:p>3.60123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96854">
            <text:p>0.696854</text:p>
          </table:table-cell>
          <table:table-cell office:value-type="float" office:value="0.0000360122">
            <text:p>3.60122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0804">
            <text:p>0.70804</text:p>
          </table:table-cell>
          <table:table-cell office:value-type="float" office:value="0.0000360122">
            <text:p>3.60122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19225">
            <text:p>0.719225</text:p>
          </table:table-cell>
          <table:table-cell office:value-type="float" office:value="0.0000360122">
            <text:p>3.60122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30411">
            <text:p>0.730411</text:p>
          </table:table-cell>
          <table:table-cell office:value-type="float" office:value="0.0000360122">
            <text:p>3.60122E-005</text:p>
          </table:table-cell>
          <table:table-cell office:value-type="float" office:value="1.87684">
            <text:p>1.8768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41596">
            <text:p>0.741596</text:p>
          </table:table-cell>
          <table:table-cell office:value-type="float" office:value="0.0000360121">
            <text:p>3.60121E-005</text:p>
          </table:table-cell>
          <table:table-cell office:value-type="float" office:value="1.87685">
            <text:p>1.8768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52781">
            <text:p>0.752781</text:p>
          </table:table-cell>
          <table:table-cell office:value-type="float" office:value="0.000036012">
            <text:p>0.000036012</text:p>
          </table:table-cell>
          <table:table-cell office:value-type="float" office:value="1.87685">
            <text:p>1.8768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63967">
            <text:p>0.763967</text:p>
          </table:table-cell>
          <table:table-cell office:value-type="float" office:value="0.0000360119">
            <text:p>3.60119E-005</text:p>
          </table:table-cell>
          <table:table-cell office:value-type="float" office:value="1.87686">
            <text:p>1.87686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75152">
            <text:p>0.775152</text:p>
          </table:table-cell>
          <table:table-cell office:value-type="float" office:value="0.0000360117">
            <text:p>3.60117E-005</text:p>
          </table:table-cell>
          <table:table-cell office:value-type="float" office:value="1.87688">
            <text:p>1.8768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86338">
            <text:p>0.786338</text:p>
          </table:table-cell>
          <table:table-cell office:value-type="float" office:value="0.0000360115">
            <text:p>3.60115E-005</text:p>
          </table:table-cell>
          <table:table-cell office:value-type="float" office:value="1.8769">
            <text:p>1.8769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97523">
            <text:p>0.797523</text:p>
          </table:table-cell>
          <table:table-cell office:value-type="float" office:value="0.0000360111">
            <text:p>3.60111E-005</text:p>
          </table:table-cell>
          <table:table-cell office:value-type="float" office:value="1.87693">
            <text:p>1.87693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08709">
            <text:p>0.808709</text:p>
          </table:table-cell>
          <table:table-cell office:value-type="float" office:value="0.0000360105">
            <text:p>3.60105E-005</text:p>
          </table:table-cell>
          <table:table-cell office:value-type="float" office:value="1.87698">
            <text:p>1.8769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19894">
            <text:p>0.819894</text:p>
          </table:table-cell>
          <table:table-cell office:value-type="float" office:value="0.0000360096">
            <text:p>3.60096E-005</text:p>
          </table:table-cell>
          <table:table-cell office:value-type="float" office:value="1.87705">
            <text:p>1.8770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31079">
            <text:p>0.831079</text:p>
          </table:table-cell>
          <table:table-cell office:value-type="float" office:value="0.0000360083">
            <text:p>3.60083E-005</text:p>
          </table:table-cell>
          <table:table-cell office:value-type="float" office:value="1.87715">
            <text:p>1.8771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42265">
            <text:p>0.842265</text:p>
          </table:table-cell>
          <table:table-cell office:value-type="float" office:value="0.0000360063">
            <text:p>3.60063E-005</text:p>
          </table:table-cell>
          <table:table-cell office:value-type="float" office:value="1.87731">
            <text:p>1.87731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5345">
            <text:p>0.85345</text:p>
          </table:table-cell>
          <table:table-cell office:value-type="float" office:value="0.0000360034">
            <text:p>3.60034E-005</text:p>
          </table:table-cell>
          <table:table-cell office:value-type="float" office:value="1.87755">
            <text:p>1.8775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64636">
            <text:p>0.864636</text:p>
          </table:table-cell>
          <table:table-cell office:value-type="float" office:value="0.000035999">
            <text:p>0.000035999</text:p>
          </table:table-cell>
          <table:table-cell office:value-type="float" office:value="1.8779">
            <text:p>1.8779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75821">
            <text:p>0.875821</text:p>
          </table:table-cell>
          <table:table-cell office:value-type="float" office:value="0.0000359924">
            <text:p>3.59924E-005</text:p>
          </table:table-cell>
          <table:table-cell office:value-type="float" office:value="1.87843">
            <text:p>1.87843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87007">
            <text:p>0.887007</text:p>
          </table:table-cell>
          <table:table-cell office:value-type="float" office:value="0.0000359825">
            <text:p>3.59825E-005</text:p>
          </table:table-cell>
          <table:table-cell office:value-type="float" office:value="1.87921">
            <text:p>1.87921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98192">
            <text:p>0.898192</text:p>
          </table:table-cell>
          <table:table-cell office:value-type="float" office:value="0.0000359678">
            <text:p>3.59678E-005</text:p>
          </table:table-cell>
          <table:table-cell office:value-type="float" office:value="1.88039">
            <text:p>1.88039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09377">
            <text:p>0.909377</text:p>
          </table:table-cell>
          <table:table-cell office:value-type="float" office:value="0.0000359457">
            <text:p>3.59457E-005</text:p>
          </table:table-cell>
          <table:table-cell office:value-type="float" office:value="1.88216">
            <text:p>1.88216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20563">
            <text:p>0.920563</text:p>
          </table:table-cell>
          <table:table-cell office:value-type="float" office:value="0.0000359127">
            <text:p>3.59127E-005</text:p>
          </table:table-cell>
          <table:table-cell office:value-type="float" office:value="1.88481">
            <text:p>1.88481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31748">
            <text:p>0.931748</text:p>
          </table:table-cell>
          <table:table-cell office:value-type="float" office:value="0.0000358634">
            <text:p>3.58634E-005</text:p>
          </table:table-cell>
          <table:table-cell office:value-type="float" office:value="1.88877">
            <text:p>1.88877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42934">
            <text:p>0.942934</text:p>
          </table:table-cell>
          <table:table-cell office:value-type="float" office:value="0.0000357895">
            <text:p>3.57895E-005</text:p>
          </table:table-cell>
          <table:table-cell office:value-type="float" office:value="1.89474">
            <text:p>1.8947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54119">
            <text:p>0.954119</text:p>
          </table:table-cell>
          <table:table-cell office:value-type="float" office:value="0.0000356788">
            <text:p>3.56788E-005</text:p>
          </table:table-cell>
          <table:table-cell office:value-type="float" office:value="1.90372">
            <text:p>1.9037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65304">
            <text:p>0.965304</text:p>
          </table:table-cell>
          <table:table-cell office:value-type="float" office:value="0.0000355127">
            <text:p>3.55127E-005</text:p>
          </table:table-cell>
          <table:table-cell office:value-type="float" office:value="1.91731">
            <text:p>1.91731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7649">
            <text:p>0.97649</text:p>
          </table:table-cell>
          <table:table-cell office:value-type="float" office:value="0.0000352628">
            <text:p>3.52628E-005</text:p>
          </table:table-cell>
          <table:table-cell office:value-type="float" office:value="1.93798">
            <text:p>1.9379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87675">
            <text:p>0.987675</text:p>
          </table:table-cell>
          <table:table-cell office:value-type="float" office:value="0.0000348859">
            <text:p>3.48859E-005</text:p>
          </table:table-cell>
          <table:table-cell office:value-type="float" office:value="1.96972">
            <text:p>1.96972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98861">
            <text:p>0.998861</text:p>
          </table:table-cell>
          <table:table-cell office:value-type="float" office:value="0.0000343149">
            <text:p>3.43149E-005</text:p>
          </table:table-cell>
          <table:table-cell office:value-type="float" office:value="2.01914">
            <text:p>2.0191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1005">
            <text:p>1.01005</text:p>
          </table:table-cell>
          <table:table-cell office:value-type="float" office:value="0.0000334434">
            <text:p>3.34434E-005</text:p>
          </table:table-cell>
          <table:table-cell office:value-type="float" office:value="2.09781">
            <text:p>2.09781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2123">
            <text:p>1.02123</text:p>
          </table:table-cell>
          <table:table-cell office:value-type="float" office:value="0.0000320992">
            <text:p>3.20992E-005</text:p>
          </table:table-cell>
          <table:table-cell office:value-type="float" office:value="2.22753">
            <text:p>2.22753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3242">
            <text:p>1.03242</text:p>
          </table:table-cell>
          <table:table-cell office:value-type="float" office:value="0.0000299914">
            <text:p>2.99914E-005</text:p>
          </table:table-cell>
          <table:table-cell office:value-type="float" office:value="2.45437">
            <text:p>2.45437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436">
            <text:p>1.0436</text:p>
          </table:table-cell>
          <table:table-cell office:value-type="float" office:value="0.0000265987">
            <text:p>2.65987E-005</text:p>
          </table:table-cell>
          <table:table-cell office:value-type="float" office:value="2.89498">
            <text:p>2.8949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5479">
            <text:p>1.05479</text:p>
          </table:table-cell>
          <table:table-cell office:value-type="float" office:value="0.0000209017">
            <text:p>2.09017E-005</text:p>
          </table:table-cell>
          <table:table-cell office:value-type="float" office:value="3.9566">
            <text:p>3.9566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6597">
            <text:p>1.06597</text:p>
          </table:table-cell>
          <table:table-cell office:value-type="float" office:value="0.0000106201">
            <text:p>1.06201E-005</text:p>
          </table:table-cell>
          <table:table-cell office:value-type="float" office:value="8.75524">
            <text:p>8.7552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7716">
            <text:p>1.07716</text:p>
          </table:table-cell>
          <table:table-cell office:value-type="float" office:value="0.0000000127408">
            <text:p>1.27408E-008</text:p>
          </table:table-cell>
          <table:table-cell office:value-type="float" office:value="7558.99">
            <text:p>7558.99</text:p>
          </table:table-cell>
          <table:table-cell office:value-type="float" office:value="0.000148178">
            <text:p>0.00014817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8834">
            <text:p>1.08834</text:p>
          </table:table-cell>
          <table:table-cell office:value-type="float" office:value="-0.0000697225">
            <text:p>-6.97225E-005</text:p>
          </table:table-cell>
          <table:table-cell office:value-type="float" office:value="-2.48591">
            <text:p>-2.48591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9953">
            <text:p>1.09953</text:p>
          </table:table-cell>
          <table:table-cell office:value-type="float" office:value="-0.000662481">
            <text:p>-0.000662481</text:p>
          </table:table-cell>
          <table:table-cell office:value-type="float" office:value="-1.15638">
            <text:p>-1.15638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11072">
            <text:p>1.11072</text:p>
          </table:table-cell>
          <table:table-cell office:value-type="float" office:value="0.000289929">
            <text:p>0.000289929</text:p>
          </table:table-cell>
          <table:table-cell office:value-type="float" office:value="-0.642666">
            <text:p>-0.642666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1219">
            <text:p>1.1219</text:p>
          </table:table-cell>
          <table:table-cell office:value-type="float" office:value="0.000168793">
            <text:p>0.000168793</text:p>
          </table:table-cell>
          <table:table-cell office:value-type="float" office:value="-0.386224">
            <text:p>-0.386224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13309">
            <text:p>1.13309</text:p>
          </table:table-cell>
          <table:table-cell office:value-type="float" office:value="0.000136666">
            <text:p>0.000136666</text:p>
          </table:table-cell>
          <table:table-cell office:value-type="float" office:value="-0.241936">
            <text:p>-0.241936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14427">
            <text:p>1.14427</text:p>
          </table:table-cell>
          <table:table-cell office:value-type="float" office:value="0.000122641">
            <text:p>0.000122641</text:p>
          </table:table-cell>
          <table:table-cell office:value-type="float" office:value="-0.15525">
            <text:p>-0.15525</text:p>
          </table:table-cell>
          <table:table-cell office:value-type="float" office:value="0.000117446">
            <text:p>0.00011744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238955">
            <text:p>0.0238955</text:p>
          </table:table-cell>
          <table:table-cell office:value-type="float" office:value="0.00000000917058">
            <text:p>9.17058E-009</text:p>
          </table:table-cell>
          <table:table-cell office:value-type="float" office:value="10867.9">
            <text:p>10867.9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351176">
            <text:p>0.0351176</text:p>
          </table:table-cell>
          <table:table-cell office:value-type="float" office:value="0.0000000139753">
            <text:p>0.000000014</text:p>
          </table:table-cell>
          <table:table-cell office:value-type="float" office:value="7131.2">
            <text:p>7131.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463397">
            <text:p>0.0463397</text:p>
          </table:table-cell>
          <table:table-cell office:value-type="float" office:value="0.0000000212956">
            <text:p>2.12956E-008</text:p>
          </table:table-cell>
          <table:table-cell office:value-type="float" office:value="4679.53">
            <text:p>4679.5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575618">
            <text:p>0.0575618</text:p>
          </table:table-cell>
          <table:table-cell office:value-type="float" office:value="0.0000000324461">
            <text:p>3.24461E-008</text:p>
          </table:table-cell>
          <table:table-cell office:value-type="float" office:value="3071">
            <text:p>3071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687839">
            <text:p>0.0687839</text:p>
          </table:table-cell>
          <table:table-cell office:value-type="float" office:value="0.0000000494258">
            <text:p>4.94258E-008</text:p>
          </table:table-cell>
          <table:table-cell office:value-type="float" office:value="2015.65">
            <text:p>2015.65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80006">
            <text:p>0.080006</text:p>
          </table:table-cell>
          <table:table-cell office:value-type="float" office:value="0.0000000752692">
            <text:p>7.52692E-008</text:p>
          </table:table-cell>
          <table:table-cell office:value-type="float" office:value="1323.24">
            <text:p>1323.2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91228">
            <text:p>0.091228</text:p>
          </table:table-cell>
          <table:table-cell office:value-type="float" office:value="0.000000114575">
            <text:p>1.14575E-007</text:p>
          </table:table-cell>
          <table:table-cell office:value-type="float" office:value="868.952">
            <text:p>868.95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0245">
            <text:p>0.10245</text:p>
          </table:table-cell>
          <table:table-cell office:value-type="float" office:value="0.000000174288">
            <text:p>1.74288E-007</text:p>
          </table:table-cell>
          <table:table-cell office:value-type="float" office:value="570.896">
            <text:p>570.896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13672">
            <text:p>0.113672</text:p>
          </table:table-cell>
          <table:table-cell office:value-type="float" office:value="0.000000264851">
            <text:p>2.64851E-007</text:p>
          </table:table-cell>
          <table:table-cell office:value-type="float" office:value="375.342">
            <text:p>375.34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24894">
            <text:p>0.124894</text:p>
          </table:table-cell>
          <table:table-cell office:value-type="float" office:value="0.000000401849">
            <text:p>4.01849E-007</text:p>
          </table:table-cell>
          <table:table-cell office:value-type="float" office:value="247.04">
            <text:p>247.0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36116">
            <text:p>0.136116</text:p>
          </table:table-cell>
          <table:table-cell office:value-type="float" office:value="0.000000608285">
            <text:p>6.08285E-007</text:p>
          </table:table-cell>
          <table:table-cell office:value-type="float" office:value="162.862">
            <text:p>162.86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47338">
            <text:p>0.147338</text:p>
          </table:table-cell>
          <table:table-cell office:value-type="float" office:value="0.000000917539">
            <text:p>9.17539E-007</text:p>
          </table:table-cell>
          <table:table-cell office:value-type="float" office:value="107.632">
            <text:p>107.63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58561">
            <text:p>0.158561</text:p>
          </table:table-cell>
          <table:table-cell office:value-type="float" office:value="0.00000137678">
            <text:p>1.37678E-006</text:p>
          </table:table-cell>
          <table:table-cell office:value-type="float" office:value="71.3968">
            <text:p>71.3968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69783">
            <text:p>0.169783</text:p>
          </table:table-cell>
          <table:table-cell office:value-type="float" office:value="0.00000204996">
            <text:p>0.00000205</text:p>
          </table:table-cell>
          <table:table-cell office:value-type="float" office:value="47.6228">
            <text:p>47.6228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81005">
            <text:p>0.181005</text:p>
          </table:table-cell>
          <table:table-cell office:value-type="float" office:value="0.00000301818">
            <text:p>3.01818E-006</text:p>
          </table:table-cell>
          <table:table-cell office:value-type="float" office:value="32.0247">
            <text:p>32.0247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192227">
            <text:p>0.192227</text:p>
          </table:table-cell>
          <table:table-cell office:value-type="float" office:value="0.00000437344">
            <text:p>4.37344E-006</text:p>
          </table:table-cell>
          <table:table-cell office:value-type="float" office:value="21.7909">
            <text:p>21.7909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03449">
            <text:p>0.203449</text:p>
          </table:table-cell>
          <table:table-cell office:value-type="float" office:value="0.00000620001">
            <text:p>0.0000062</text:p>
          </table:table-cell>
          <table:table-cell office:value-type="float" office:value="15.0765">
            <text:p>15.0765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14671">
            <text:p>0.214671</text:p>
          </table:table-cell>
          <table:table-cell office:value-type="float" office:value="0.00000854018">
            <text:p>8.54018E-006</text:p>
          </table:table-cell>
          <table:table-cell office:value-type="float" office:value="10.6712">
            <text:p>10.671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25893">
            <text:p>0.225893</text:p>
          </table:table-cell>
          <table:table-cell office:value-type="float" office:value="0.0000113512">
            <text:p>1.13512E-005</text:p>
          </table:table-cell>
          <table:table-cell office:value-type="float" office:value="7.78097">
            <text:p>7.78097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37115">
            <text:p>0.237115</text:p>
          </table:table-cell>
          <table:table-cell office:value-type="float" office:value="0.0000144778">
            <text:p>1.44778E-005</text:p>
          </table:table-cell>
          <table:table-cell office:value-type="float" office:value="5.88466">
            <text:p>5.88466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48337">
            <text:p>0.248337</text:p>
          </table:table-cell>
          <table:table-cell office:value-type="float" office:value="0.0000176712">
            <text:p>1.76712E-005</text:p>
          </table:table-cell>
          <table:table-cell office:value-type="float" office:value="4.6405">
            <text:p>4.6405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59559">
            <text:p>0.259559</text:p>
          </table:table-cell>
          <table:table-cell office:value-type="float" office:value="0.0000206613">
            <text:p>2.06613E-005</text:p>
          </table:table-cell>
          <table:table-cell office:value-type="float" office:value="3.82422">
            <text:p>3.8242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70781">
            <text:p>0.270781</text:p>
          </table:table-cell>
          <table:table-cell office:value-type="float" office:value="0.0000232414">
            <text:p>2.32414E-005</text:p>
          </table:table-cell>
          <table:table-cell office:value-type="float" office:value="3.28866">
            <text:p>3.28866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82004">
            <text:p>0.282004</text:p>
          </table:table-cell>
          <table:table-cell office:value-type="float" office:value="0.0000253156">
            <text:p>2.53156E-005</text:p>
          </table:table-cell>
          <table:table-cell office:value-type="float" office:value="2.93728">
            <text:p>2.93728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293226">
            <text:p>0.293226</text:p>
          </table:table-cell>
          <table:table-cell office:value-type="float" office:value="0.0000268901">
            <text:p>2.68901E-005</text:p>
          </table:table-cell>
          <table:table-cell office:value-type="float" office:value="2.70674">
            <text:p>2.7067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04448">
            <text:p>0.304448</text:p>
          </table:table-cell>
          <table:table-cell office:value-type="float" office:value="0.0000280341">
            <text:p>2.80341E-005</text:p>
          </table:table-cell>
          <table:table-cell office:value-type="float" office:value="2.55548">
            <text:p>2.55548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1567">
            <text:p>0.31567</text:p>
          </table:table-cell>
          <table:table-cell office:value-type="float" office:value="0.000028839">
            <text:p>0.000028839</text:p>
          </table:table-cell>
          <table:table-cell office:value-type="float" office:value="2.45624">
            <text:p>2.4562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26892">
            <text:p>0.326892</text:p>
          </table:table-cell>
          <table:table-cell office:value-type="float" office:value="0.0000293927">
            <text:p>2.93927E-005</text:p>
          </table:table-cell>
          <table:table-cell office:value-type="float" office:value="2.39113">
            <text:p>2.3911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38114">
            <text:p>0.338114</text:p>
          </table:table-cell>
          <table:table-cell office:value-type="float" office:value="0.0000297677">
            <text:p>2.97677E-005</text:p>
          </table:table-cell>
          <table:table-cell office:value-type="float" office:value="2.34841">
            <text:p>2.34841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49336">
            <text:p>0.349336</text:p>
          </table:table-cell>
          <table:table-cell office:value-type="float" office:value="0.000030019">
            <text:p>0.000030019</text:p>
          </table:table-cell>
          <table:table-cell office:value-type="float" office:value="2.32039">
            <text:p>2.32039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60558">
            <text:p>0.360558</text:p>
          </table:table-cell>
          <table:table-cell office:value-type="float" office:value="0.0000301861">
            <text:p>3.01861E-005</text:p>
          </table:table-cell>
          <table:table-cell office:value-type="float" office:value="2.302">
            <text:p>2.30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7178">
            <text:p>0.37178</text:p>
          </table:table-cell>
          <table:table-cell office:value-type="float" office:value="0.0000302968">
            <text:p>3.02968E-005</text:p>
          </table:table-cell>
          <table:table-cell office:value-type="float" office:value="2.28993">
            <text:p>2.2899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83002">
            <text:p>0.383002</text:p>
          </table:table-cell>
          <table:table-cell office:value-type="float" office:value="0.0000303699">
            <text:p>3.03699E-005</text:p>
          </table:table-cell>
          <table:table-cell office:value-type="float" office:value="2.28202">
            <text:p>2.2820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94224">
            <text:p>0.394224</text:p>
          </table:table-cell>
          <table:table-cell office:value-type="float" office:value="0.000030418">
            <text:p>0.000030418</text:p>
          </table:table-cell>
          <table:table-cell office:value-type="float" office:value="2.27682">
            <text:p>2.2768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05447">
            <text:p>0.405447</text:p>
          </table:table-cell>
          <table:table-cell office:value-type="float" office:value="0.0000304497">
            <text:p>3.04497E-005</text:p>
          </table:table-cell>
          <table:table-cell office:value-type="float" office:value="2.27342">
            <text:p>2.2734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16669">
            <text:p>0.416669</text:p>
          </table:table-cell>
          <table:table-cell office:value-type="float" office:value="0.0000304705">
            <text:p>3.04705E-005</text:p>
          </table:table-cell>
          <table:table-cell office:value-type="float" office:value="2.27118">
            <text:p>2.27118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27891">
            <text:p>0.427891</text:p>
          </table:table-cell>
          <table:table-cell office:value-type="float" office:value="0.0000304842">
            <text:p>3.04842E-005</text:p>
          </table:table-cell>
          <table:table-cell office:value-type="float" office:value="2.26971">
            <text:p>2.26971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39113">
            <text:p>0.439113</text:p>
          </table:table-cell>
          <table:table-cell office:value-type="float" office:value="0.0000304932">
            <text:p>3.04932E-005</text:p>
          </table:table-cell>
          <table:table-cell office:value-type="float" office:value="2.26875">
            <text:p>2.26875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50335">
            <text:p>0.450335</text:p>
          </table:table-cell>
          <table:table-cell office:value-type="float" office:value="0.000030499">
            <text:p>0.000030499</text:p>
          </table:table-cell>
          <table:table-cell office:value-type="float" office:value="2.26812">
            <text:p>2.2681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61557">
            <text:p>0.461557</text:p>
          </table:table-cell>
          <table:table-cell office:value-type="float" office:value="0.0000305029">
            <text:p>3.05029E-005</text:p>
          </table:table-cell>
          <table:table-cell office:value-type="float" office:value="2.26771">
            <text:p>2.26771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72779">
            <text:p>0.472779</text:p>
          </table:table-cell>
          <table:table-cell office:value-type="float" office:value="0.0000305054">
            <text:p>3.05054E-005</text:p>
          </table:table-cell>
          <table:table-cell office:value-type="float" office:value="2.26743">
            <text:p>2.2674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84001">
            <text:p>0.484001</text:p>
          </table:table-cell>
          <table:table-cell office:value-type="float" office:value="0.0000305071">
            <text:p>3.05071E-005</text:p>
          </table:table-cell>
          <table:table-cell office:value-type="float" office:value="2.26726">
            <text:p>2.26726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495223">
            <text:p>0.495223</text:p>
          </table:table-cell>
          <table:table-cell office:value-type="float" office:value="0.0000305082">
            <text:p>3.05082E-005</text:p>
          </table:table-cell>
          <table:table-cell office:value-type="float" office:value="2.26714">
            <text:p>2.2671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06445">
            <text:p>0.506445</text:p>
          </table:table-cell>
          <table:table-cell office:value-type="float" office:value="0.0000305089">
            <text:p>3.05089E-005</text:p>
          </table:table-cell>
          <table:table-cell office:value-type="float" office:value="2.26706">
            <text:p>2.26706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17667">
            <text:p>0.517667</text:p>
          </table:table-cell>
          <table:table-cell office:value-type="float" office:value="0.0000305094">
            <text:p>3.05094E-005</text:p>
          </table:table-cell>
          <table:table-cell office:value-type="float" office:value="2.26701">
            <text:p>2.26701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2889">
            <text:p>0.52889</text:p>
          </table:table-cell>
          <table:table-cell office:value-type="float" office:value="0.0000305097">
            <text:p>3.05097E-005</text:p>
          </table:table-cell>
          <table:table-cell office:value-type="float" office:value="2.26698">
            <text:p>2.26698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40112">
            <text:p>0.540112</text:p>
          </table:table-cell>
          <table:table-cell office:value-type="float" office:value="0.0000305099">
            <text:p>3.05099E-005</text:p>
          </table:table-cell>
          <table:table-cell office:value-type="float" office:value="2.26696">
            <text:p>2.26696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51334">
            <text:p>0.551334</text:p>
          </table:table-cell>
          <table:table-cell office:value-type="float" office:value="0.00003051">
            <text:p>0.00003051</text:p>
          </table:table-cell>
          <table:table-cell office:value-type="float" office:value="2.26694">
            <text:p>2.2669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62556">
            <text:p>0.562556</text:p>
          </table:table-cell>
          <table:table-cell office:value-type="float" office:value="0.0000305101">
            <text:p>3.05101E-005</text:p>
          </table:table-cell>
          <table:table-cell office:value-type="float" office:value="2.26693">
            <text:p>2.2669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73778">
            <text:p>0.573778</text:p>
          </table:table-cell>
          <table:table-cell office:value-type="float" office:value="0.0000305102">
            <text:p>3.05102E-005</text:p>
          </table:table-cell>
          <table:table-cell office:value-type="float" office:value="2.26693">
            <text:p>2.2669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85">
            <text:p>0.585</text:p>
          </table:table-cell>
          <table:table-cell office:value-type="float" office:value="0.0000305102">
            <text:p>3.05102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596222">
            <text:p>0.596222</text:p>
          </table:table-cell>
          <table:table-cell office:value-type="float" office:value="0.0000305102">
            <text:p>3.05102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607444">
            <text:p>0.607444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618666">
            <text:p>0.618666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629888">
            <text:p>0.629888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64111">
            <text:p>0.64111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652333">
            <text:p>0.652333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663555">
            <text:p>0.663555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674777">
            <text:p>0.674777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685999">
            <text:p>0.685999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697221">
            <text:p>0.697221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08443">
            <text:p>0.708443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19665">
            <text:p>0.719665</text:p>
          </table:table-cell>
          <table:table-cell office:value-type="float" office:value="0.0000305103">
            <text:p>3.05103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30887">
            <text:p>0.730887</text:p>
          </table:table-cell>
          <table:table-cell office:value-type="float" office:value="0.0000305102">
            <text:p>3.05102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42109">
            <text:p>0.742109</text:p>
          </table:table-cell>
          <table:table-cell office:value-type="float" office:value="0.0000305102">
            <text:p>3.05102E-005</text:p>
          </table:table-cell>
          <table:table-cell office:value-type="float" office:value="2.26692">
            <text:p>2.2669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53331">
            <text:p>0.753331</text:p>
          </table:table-cell>
          <table:table-cell office:value-type="float" office:value="0.0000305102">
            <text:p>3.05102E-005</text:p>
          </table:table-cell>
          <table:table-cell office:value-type="float" office:value="2.26693">
            <text:p>2.2669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64553">
            <text:p>0.764553</text:p>
          </table:table-cell>
          <table:table-cell office:value-type="float" office:value="0.0000305101">
            <text:p>3.05101E-005</text:p>
          </table:table-cell>
          <table:table-cell office:value-type="float" office:value="2.26693">
            <text:p>2.2669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75776">
            <text:p>0.775776</text:p>
          </table:table-cell>
          <table:table-cell office:value-type="float" office:value="0.00003051">
            <text:p>0.00003051</text:p>
          </table:table-cell>
          <table:table-cell office:value-type="float" office:value="2.26694">
            <text:p>2.2669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86998">
            <text:p>0.786998</text:p>
          </table:table-cell>
          <table:table-cell office:value-type="float" office:value="0.0000305099">
            <text:p>3.05099E-005</text:p>
          </table:table-cell>
          <table:table-cell office:value-type="float" office:value="2.26696">
            <text:p>2.26696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9822">
            <text:p>0.79822</text:p>
          </table:table-cell>
          <table:table-cell office:value-type="float" office:value="0.0000305097">
            <text:p>3.05097E-005</text:p>
          </table:table-cell>
          <table:table-cell office:value-type="float" office:value="2.26698">
            <text:p>2.26698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809442">
            <text:p>0.809442</text:p>
          </table:table-cell>
          <table:table-cell office:value-type="float" office:value="0.0000305093">
            <text:p>3.05093E-005</text:p>
          </table:table-cell>
          <table:table-cell office:value-type="float" office:value="2.26702">
            <text:p>2.2670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820664">
            <text:p>0.820664</text:p>
          </table:table-cell>
          <table:table-cell office:value-type="float" office:value="0.0000305088">
            <text:p>3.05088E-005</text:p>
          </table:table-cell>
          <table:table-cell office:value-type="float" office:value="2.26707">
            <text:p>2.26707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831886">
            <text:p>0.831886</text:p>
          </table:table-cell>
          <table:table-cell office:value-type="float" office:value="0.0000305081">
            <text:p>3.05081E-005</text:p>
          </table:table-cell>
          <table:table-cell office:value-type="float" office:value="2.26715">
            <text:p>2.26715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843108">
            <text:p>0.843108</text:p>
          </table:table-cell>
          <table:table-cell office:value-type="float" office:value="0.0000305069">
            <text:p>3.05069E-005</text:p>
          </table:table-cell>
          <table:table-cell office:value-type="float" office:value="2.26727">
            <text:p>2.26727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85433">
            <text:p>0.85433</text:p>
          </table:table-cell>
          <table:table-cell office:value-type="float" office:value="0.0000305052">
            <text:p>3.05052E-005</text:p>
          </table:table-cell>
          <table:table-cell office:value-type="float" office:value="2.26746">
            <text:p>2.26746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865552">
            <text:p>0.865552</text:p>
          </table:table-cell>
          <table:table-cell office:value-type="float" office:value="0.0000305025">
            <text:p>3.05025E-005</text:p>
          </table:table-cell>
          <table:table-cell office:value-type="float" office:value="2.26775">
            <text:p>2.26775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876774">
            <text:p>0.876774</text:p>
          </table:table-cell>
          <table:table-cell office:value-type="float" office:value="0.0000304984">
            <text:p>3.04984E-005</text:p>
          </table:table-cell>
          <table:table-cell office:value-type="float" office:value="2.26819">
            <text:p>2.26819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887996">
            <text:p>0.887996</text:p>
          </table:table-cell>
          <table:table-cell office:value-type="float" office:value="0.0000304922">
            <text:p>3.04922E-005</text:p>
          </table:table-cell>
          <table:table-cell office:value-type="float" office:value="2.26886">
            <text:p>2.26886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899219">
            <text:p>0.899219</text:p>
          </table:table-cell>
          <table:table-cell office:value-type="float" office:value="0.0000304827">
            <text:p>3.04827E-005</text:p>
          </table:table-cell>
          <table:table-cell office:value-type="float" office:value="2.26987">
            <text:p>2.26987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10441">
            <text:p>0.910441</text:p>
          </table:table-cell>
          <table:table-cell office:value-type="float" office:value="0.0000304682">
            <text:p>3.04682E-005</text:p>
          </table:table-cell>
          <table:table-cell office:value-type="float" office:value="2.27143">
            <text:p>2.2714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21663">
            <text:p>0.921663</text:p>
          </table:table-cell>
          <table:table-cell office:value-type="float" office:value="0.0000304461">
            <text:p>3.04461E-005</text:p>
          </table:table-cell>
          <table:table-cell office:value-type="float" office:value="2.2738">
            <text:p>2.2738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32885">
            <text:p>0.932885</text:p>
          </table:table-cell>
          <table:table-cell office:value-type="float" office:value="0.0000304124">
            <text:p>3.04124E-005</text:p>
          </table:table-cell>
          <table:table-cell office:value-type="float" office:value="2.27743">
            <text:p>2.2774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44107">
            <text:p>0.944107</text:p>
          </table:table-cell>
          <table:table-cell office:value-type="float" office:value="0.000030361">
            <text:p>0.000030361</text:p>
          </table:table-cell>
          <table:table-cell office:value-type="float" office:value="2.28298">
            <text:p>2.28298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55329">
            <text:p>0.955329</text:p>
          </table:table-cell>
          <table:table-cell office:value-type="float" office:value="0.0000302825">
            <text:p>3.02825E-005</text:p>
          </table:table-cell>
          <table:table-cell office:value-type="float" office:value="2.29149">
            <text:p>2.29149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66551">
            <text:p>0.966551</text:p>
          </table:table-cell>
          <table:table-cell office:value-type="float" office:value="0.0000301625">
            <text:p>3.01625E-005</text:p>
          </table:table-cell>
          <table:table-cell office:value-type="float" office:value="2.30459">
            <text:p>2.30459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77773">
            <text:p>0.977773</text:p>
          </table:table-cell>
          <table:table-cell office:value-type="float" office:value="0.0000299788">
            <text:p>2.99788E-005</text:p>
          </table:table-cell>
          <table:table-cell office:value-type="float" office:value="2.32484">
            <text:p>2.3248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88995">
            <text:p>0.988995</text:p>
          </table:table-cell>
          <table:table-cell office:value-type="float" office:value="0.0000296969">
            <text:p>2.96969E-005</text:p>
          </table:table-cell>
          <table:table-cell office:value-type="float" office:value="2.3564">
            <text:p>2.356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00022">
            <text:p>1.00022</text:p>
          </table:table-cell>
          <table:table-cell office:value-type="float" office:value="0.0000292628">
            <text:p>2.92628E-005</text:p>
          </table:table-cell>
          <table:table-cell office:value-type="float" office:value="2.40618">
            <text:p>2.40618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01144">
            <text:p>1.01144</text:p>
          </table:table-cell>
          <table:table-cell office:value-type="float" office:value="0.0000285908">
            <text:p>2.85908E-005</text:p>
          </table:table-cell>
          <table:table-cell office:value-type="float" office:value="2.48624">
            <text:p>2.4862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02266">
            <text:p>1.02266</text:p>
          </table:table-cell>
          <table:table-cell office:value-type="float" office:value="0.0000275415">
            <text:p>2.75415E-005</text:p>
          </table:table-cell>
          <table:table-cell office:value-type="float" office:value="2.61907">
            <text:p>2.61907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03388">
            <text:p>1.03388</text:p>
          </table:table-cell>
          <table:table-cell office:value-type="float" office:value="0.0000258812">
            <text:p>2.58812E-005</text:p>
          </table:table-cell>
          <table:table-cell office:value-type="float" office:value="2.85123">
            <text:p>2.8512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04511">
            <text:p>1.04511</text:p>
          </table:table-cell>
          <table:table-cell office:value-type="float" office:value="0.0000231983">
            <text:p>2.31983E-005</text:p>
          </table:table-cell>
          <table:table-cell office:value-type="float" office:value="3.29664">
            <text:p>3.29664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05633">
            <text:p>1.05633</text:p>
          </table:table-cell>
          <table:table-cell office:value-type="float" office:value="0.0000187117">
            <text:p>1.87117E-005</text:p>
          </table:table-cell>
          <table:table-cell office:value-type="float" office:value="4.32685">
            <text:p>4.32685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06755">
            <text:p>1.06755</text:p>
          </table:table-cell>
          <table:table-cell office:value-type="float" office:value="0.0000107614">
            <text:p>1.07614E-005</text:p>
          </table:table-cell>
          <table:table-cell office:value-type="float" office:value="8.26221">
            <text:p>8.26221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07877">
            <text:p>1.07877</text:p>
          </table:table-cell>
          <table:table-cell office:value-type="float" office:value="0.0000000144622">
            <text:p>1.44622E-008</text:p>
          </table:table-cell>
          <table:table-cell office:value-type="float" office:value="6609.13">
            <text:p>6609.13</text:p>
          </table:table-cell>
          <table:table-cell office:value-type="float" office:value="0.000142274">
            <text:p>0.00014227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08999">
            <text:p>1.08999</text:p>
          </table:table-cell>
          <table:table-cell office:value-type="float" office:value="-0.0000432239">
            <text:p>-4.32239E-005</text:p>
          </table:table-cell>
          <table:table-cell office:value-type="float" office:value="-3.30601">
            <text:p>-3.30601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10122">
            <text:p>1.10122</text:p>
          </table:table-cell>
          <table:table-cell office:value-type="float" office:value="-0.000224212">
            <text:p>-0.000224212</text:p>
          </table:table-cell>
          <table:table-cell office:value-type="float" office:value="-1.44456">
            <text:p>-1.44456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11244">
            <text:p>1.11244</text:p>
          </table:table-cell>
          <table:table-cell office:value-type="float" office:value="0.000447777">
            <text:p>0.000447777</text:p>
          </table:table-cell>
          <table:table-cell office:value-type="float" office:value="-0.777402">
            <text:p>-0.77740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12366">
            <text:p>1.12366</text:p>
          </table:table-cell>
          <table:table-cell office:value-type="float" office:value="0.000183307">
            <text:p>0.000183307</text:p>
          </table:table-cell>
          <table:table-cell office:value-type="float" office:value="-0.456243">
            <text:p>-0.456243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13488">
            <text:p>1.13488</text:p>
          </table:table-cell>
          <table:table-cell office:value-type="float" office:value="0.000138429">
            <text:p>0.000138429</text:p>
          </table:table-cell>
          <table:table-cell office:value-type="float" office:value="-0.279962">
            <text:p>-0.279962</text:p>
          </table:table-cell>
          <table:table-cell office:value-type="float" office:value="0.000127708">
            <text:p>0.00012770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1461">
            <text:p>1.1461</text:p>
          </table:table-cell>
          <table:table-cell office:value-type="float" office:value="0.000120993">
            <text:p>0.000120993</text:p>
          </table:table-cell>
          <table:table-cell office:value-type="float" office:value="-0.176198">
            <text:p>-0.176198</text:p>
          </table:table-cell>
          <table:table-cell office:value-type="float" office:value="0.000127708">
            <text:p>0.000127708</text:p>
          </table:table-cell>
        </table:table-row>
        <table:table-row table:style-name="ro1" table:number-rows-repeated="10470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0000-00-00T19:16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0T19:17:27</dc:date>
    <meta:generator>LibreOffice/4.0.4.2$MacOSX_x86 LibreOffice_project/9e9821abd0ffdbc09cd8c52eaa574fa09eb08f2</meta:generator>
    <meta:editing-duration>PT8M10S</meta:editing-duration>
    <meta:editing-cycles>6</meta:editing-cycles>
    <meta:document-statistic meta:table-count="1" meta:cell-count="75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0002" chart:maximum="0.0001" chart:interval-major="0.0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029cm" svg:y="0.315cm" chart:style-name="ch2">
          <text:p>tn0 vs Et</text:p>
        </chart:title>
        <chart:legend chart:legend-position="end" svg:x="13.103cm" svg:y="0.855cm" style:legend-expansion="high" chart:style-name="ch3"/>
        <chart:plot-area chart:style-name="ch4" table:cell-range-address="Sheet1.B2:Sheet1.C102 Sheet1.C103:Sheet1.C1516" svg:x="1.318cm" svg:y="1.644cm" svg:width="11.145cm" svg:height="6.218cm">
          <chartooo:coordinate-region svg:x="2.973cm" svg:y="1.835cm" svg:width="9.243cm" svg:height="5.837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5.033cm" chart:style-name="ch8">
              <text:p>tn0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C709:Sheet1.C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C810:Sheet1.C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C911:Sheet1.C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C1012:Sheet1.C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C1113:Sheet1.C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C1214:Sheet1.C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C1315:Sheet1.C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C1416:Sheet1.C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0.0000000129877">
                <text:p>0.0000000129877</text:p>
                <draw:g>
                  <svg:desc>Sheet1.C2:Sheet1.C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0.0000000128853">
                <text:p>0.0000000128853</text:p>
                <draw:g>
                  <svg:desc>Sheet1.C103:Sheet1.C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0.0000000130301">
                <text:p>0.0000000130301</text:p>
                <draw:g>
                  <svg:desc>Sheet1.C204:Sheet1.C304</svg:desc>
                </draw:g>
              </table:table-cell>
              <table:table-cell office:value-type="float" office:value="0.0414791">
                <text:p>0.0414791</text:p>
                <draw:g>
                  <svg:desc>Sheet1.B305:Sheet1.B405</svg:desc>
                </draw:g>
              </table:table-cell>
              <table:table-cell office:value-type="float" office:value="0.0000000128547">
                <text:p>0.0000000128547</text:p>
                <draw:g>
                  <svg:desc>Sheet1.C305:Sheet1.C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0.0000000120682">
                <text:p>0.0000000120682</text:p>
                <draw:g>
                  <svg:desc>Sheet1.C406:Sheet1.C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0.0000000119516">
                <text:p>0.0000000119516</text:p>
                <draw:g>
                  <svg:desc>Sheet1.C507:Sheet1.C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0.000000011527">
                <text:p>0.000000011527</text:p>
                <draw:g>
                  <svg:desc>Sheet1.C608:Sheet1.C708</svg:desc>
                </draw:g>
              </table:table-cell>
              <table:table-cell office:value-type="float" office:value="0.0347692">
                <text:p>0.0347692</text:p>
                <draw:g>
                  <svg:desc>Sheet1.B709:Sheet1.B809</svg:desc>
                </draw:g>
              </table:table-cell>
              <table:table-cell office:value-type="float" office:value="0.0000000112373">
                <text:p>0.0000000112373</text:p>
                <draw:g>
                  <svg:desc>Sheet1.C709:Sheet1.C809</svg:desc>
                </draw:g>
              </table:table-cell>
              <table:table-cell office:value-type="float" office:value="0.0333255">
                <text:p>0.0333255</text:p>
                <draw:g>
                  <svg:desc>Sheet1.B810:Sheet1.B910</svg:desc>
                </draw:g>
              </table:table-cell>
              <table:table-cell office:value-type="float" office:value="0.0000000112251">
                <text:p>0.0000000112251</text:p>
                <draw:g>
                  <svg:desc>Sheet1.C810:Sheet1.C910</svg:desc>
                </draw:g>
              </table:table-cell>
              <table:table-cell office:value-type="float" office:value="0.0319002">
                <text:p>0.0319002</text:p>
                <draw:g>
                  <svg:desc>Sheet1.B911:Sheet1.B1011</svg:desc>
                </draw:g>
              </table:table-cell>
              <table:table-cell office:value-type="float" office:value="0.0000000110542">
                <text:p>0.0000000110542</text:p>
                <draw:g>
                  <svg:desc>Sheet1.C911:Sheet1.C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0.0000000106456">
                <text:p>0.0000000106456</text:p>
                <draw:g>
                  <svg:desc>Sheet1.C1012:Sheet1.C1112</svg:desc>
                </draw:g>
              </table:table-cell>
              <table:table-cell office:value-type="float" office:value="0.0284208">
                <text:p>0.0284208</text:p>
                <draw:g>
                  <svg:desc>Sheet1.B1113:Sheet1.B1213</svg:desc>
                </draw:g>
              </table:table-cell>
              <table:table-cell office:value-type="float" office:value="0.000000010453">
                <text:p>0.000000010453</text:p>
                <draw:g>
                  <svg:desc>Sheet1.C1113:Sheet1.C1213</svg:desc>
                </draw:g>
              </table:table-cell>
              <table:table-cell office:value-type="float" office:value="0.0270642">
                <text:p>0.0270642</text:p>
                <draw:g>
                  <svg:desc>Sheet1.B1214:Sheet1.B1314</svg:desc>
                </draw:g>
              </table:table-cell>
              <table:table-cell office:value-type="float" office:value="0.0000000102146">
                <text:p>0.0000000102146</text:p>
                <draw:g>
                  <svg:desc>Sheet1.C1214:Sheet1.C1314</svg:desc>
                </draw:g>
              </table:table-cell>
              <table:table-cell office:value-type="float" office:value="0.0257287">
                <text:p>0.0257287</text:p>
                <draw:g>
                  <svg:desc>Sheet1.B1315:Sheet1.B1415</svg:desc>
                </draw:g>
              </table:table-cell>
              <table:table-cell office:value-type="float" office:value="0.00000000997345">
                <text:p>0.00000000997345</text:p>
                <draw:g>
                  <svg:desc>Sheet1.C1315:Sheet1.C1415</svg:desc>
                </draw:g>
              </table:table-cell>
              <table:table-cell office:value-type="float" office:value="0.0238955">
                <text:p>0.0238955</text:p>
                <draw:g>
                  <svg:desc>Sheet1.B1416:Sheet1.B1516</svg:desc>
                </draw:g>
              </table:table-cell>
              <table:table-cell office:value-type="float" office:value="0.00000000917058">
                <text:p>0.00000000917058</text:p>
                <draw:g>
                  <svg:desc>Sheet1.C1416:Sheet1.C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0.0000000170148">
                <text:p>0.0000000170148</text:p>
              </table:table-cell>
              <table:table-cell office:value-type="float" office:value="0.0553743">
                <text:p>0.0553743</text:p>
              </table:table-cell>
              <table:table-cell office:value-type="float" office:value="0.0000000169952">
                <text:p>0.0000000169952</text:p>
              </table:table-cell>
              <table:table-cell office:value-type="float" office:value="0.0538544">
                <text:p>0.0538544</text:p>
              </table:table-cell>
              <table:table-cell office:value-type="float" office:value="0.0000000173078">
                <text:p>0.0000000173078</text:p>
              </table:table-cell>
              <table:table-cell office:value-type="float" office:value="0.0523495">
                <text:p>0.0523495</text:p>
              </table:table-cell>
              <table:table-cell office:value-type="float" office:value="0.0000000172013">
                <text:p>0.0000000172013</text:p>
              </table:table-cell>
              <table:table-cell office:value-type="float" office:value="0.050121">
                <text:p>0.050121</text:p>
              </table:table-cell>
              <table:table-cell office:value-type="float" office:value="0.0000000163391">
                <text:p>0.0000000163391</text:p>
              </table:table-cell>
              <table:table-cell office:value-type="float" office:value="0.0486553">
                <text:p>0.0486553</text:p>
              </table:table-cell>
              <table:table-cell office:value-type="float" office:value="0.0000000163157">
                <text:p>0.0000000163157</text:p>
              </table:table-cell>
              <table:table-cell office:value-type="float" office:value="0.0472061">
                <text:p>0.0472061</text:p>
              </table:table-cell>
              <table:table-cell office:value-type="float" office:value="0.0000000158732">
                <text:p>0.0000000158732</text:p>
              </table:table-cell>
              <table:table-cell office:value-type="float" office:value="0.0457738">
                <text:p>0.0457738</text:p>
              </table:table-cell>
              <table:table-cell office:value-type="float" office:value="0.0000000156159">
                <text:p>0.0000000156159</text:p>
              </table:table-cell>
              <table:table-cell office:value-type="float" office:value="0.044359">
                <text:p>0.044359</text:p>
              </table:table-cell>
              <table:table-cell office:value-type="float" office:value="0.0000000157493">
                <text:p>0.0000000157493</text:p>
              </table:table-cell>
              <table:table-cell office:value-type="float" office:value="0.0429622">
                <text:p>0.0429622</text:p>
              </table:table-cell>
              <table:table-cell office:value-type="float" office:value="0.000000015667">
                <text:p>0.000000015667</text:p>
              </table:table-cell>
              <table:table-cell office:value-type="float" office:value="0.0409018">
                <text:p>0.0409018</text:p>
              </table:table-cell>
              <table:table-cell office:value-type="float" office:value="0.0000000153341">
                <text:p>0.0000000153341</text:p>
              </table:table-cell>
              <table:table-cell office:value-type="float" office:value="0.0395524">
                <text:p>0.0395524</text:p>
              </table:table-cell>
              <table:table-cell office:value-type="float" office:value="0.0000000152318">
                <text:p>0.0000000152318</text:p>
              </table:table-cell>
              <table:table-cell office:value-type="float" office:value="0.038223">
                <text:p>0.038223</text:p>
              </table:table-cell>
              <table:table-cell office:value-type="float" office:value="0.0000000150678">
                <text:p>0.0000000150678</text:p>
              </table:table-cell>
              <table:table-cell office:value-type="float" office:value="0.0369141">
                <text:p>0.0369141</text:p>
              </table:table-cell>
              <table:table-cell office:value-type="float" office:value="0.0000000149044">
                <text:p>0.0000000149044</text:p>
              </table:table-cell>
              <table:table-cell office:value-type="float" office:value="0.0351176">
                <text:p>0.0351176</text:p>
              </table:table-cell>
              <table:table-cell office:value-type="float" office:value="0.0000000139753">
                <text:p>0.000000013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0.0000000222902">
                <text:p>0.0000000222902</text:p>
              </table:table-cell>
              <table:table-cell office:value-type="float" office:value="0.066183">
                <text:p>0.066183</text:p>
              </table:table-cell>
              <table:table-cell office:value-type="float" office:value="0.0000000224155">
                <text:p>0.0000000224155</text:p>
              </table:table-cell>
              <table:table-cell office:value-type="float" office:value="0.0646941">
                <text:p>0.0646941</text:p>
              </table:table-cell>
              <table:table-cell office:value-type="float" office:value="0.0000000229896">
                <text:p>0.0000000229896</text:p>
              </table:table-cell>
              <table:table-cell office:value-type="float" office:value="0.0632199">
                <text:p>0.0632199</text:p>
              </table:table-cell>
              <table:table-cell office:value-type="float" office:value="0.0000000230173">
                <text:p>0.0000000230173</text:p>
              </table:table-cell>
              <table:table-cell office:value-type="float" office:value="0.0610369">
                <text:p>0.0610369</text:p>
              </table:table-cell>
              <table:table-cell office:value-type="float" office:value="0.000000022121">
                <text:p>0.000000022121</text:p>
              </table:table-cell>
              <table:table-cell office:value-type="float" office:value="0.0596011">
                <text:p>0.0596011</text:p>
              </table:table-cell>
              <table:table-cell office:value-type="float" office:value="0.0000000222728">
                <text:p>0.0000000222728</text:p>
              </table:table-cell>
              <table:table-cell office:value-type="float" office:value="0.0581815">
                <text:p>0.0581815</text:p>
              </table:table-cell>
              <table:table-cell office:value-type="float" office:value="0.0000000218575">
                <text:p>0.0000000218575</text:p>
              </table:table-cell>
              <table:table-cell office:value-type="float" office:value="0.0567784">
                <text:p>0.0567784</text:p>
              </table:table-cell>
              <table:table-cell office:value-type="float" office:value="0.0000000217001">
                <text:p>0.0000000217001</text:p>
              </table:table-cell>
              <table:table-cell office:value-type="float" office:value="0.0553925">
                <text:p>0.0553925</text:p>
              </table:table-cell>
              <table:table-cell office:value-type="float" office:value="0.0000000220962">
                <text:p>0.0000000220962</text:p>
              </table:table-cell>
              <table:table-cell office:value-type="float" office:value="0.0540242">
                <text:p>0.0540242</text:p>
              </table:table-cell>
              <table:table-cell office:value-type="float" office:value="0.0000000222036">
                <text:p>0.0000000222036</text:p>
              </table:table-cell>
              <table:table-cell office:value-type="float" office:value="0.0520059">
                <text:p>0.0520059</text:p>
              </table:table-cell>
              <table:table-cell office:value-type="float" office:value="0.0000000220865">
                <text:p>0.0000000220865</text:p>
              </table:table-cell>
              <table:table-cell office:value-type="float" office:value="0.050684">
                <text:p>0.050684</text:p>
              </table:table-cell>
              <table:table-cell office:value-type="float" office:value="0.0000000221942">
                <text:p>0.0000000221942</text:p>
              </table:table-cell>
              <table:table-cell office:value-type="float" office:value="0.0493817">
                <text:p>0.0493817</text:p>
              </table:table-cell>
              <table:table-cell office:value-type="float" office:value="0.0000000222255">
                <text:p>0.0000000222255</text:p>
              </table:table-cell>
              <table:table-cell office:value-type="float" office:value="0.0480995">
                <text:p>0.0480995</text:p>
              </table:table-cell>
              <table:table-cell office:value-type="float" office:value="0.0000000222716">
                <text:p>0.0000000222716</text:p>
              </table:table-cell>
              <table:table-cell office:value-type="float" office:value="0.0463397">
                <text:p>0.0463397</text:p>
              </table:table-cell>
              <table:table-cell office:value-type="float" office:value="0.0000000212956">
                <text:p>0.0000000212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0.0000000292006">
                <text:p>0.0000000292006</text:p>
              </table:table-cell>
              <table:table-cell office:value-type="float" office:value="0.0769917">
                <text:p>0.0769917</text:p>
              </table:table-cell>
              <table:table-cell office:value-type="float" office:value="0.000000029564">
                <text:p>0.000000029564</text:p>
              </table:table-cell>
              <table:table-cell office:value-type="float" office:value="0.0755338">
                <text:p>0.0755338</text:p>
              </table:table-cell>
              <table:table-cell office:value-type="float" office:value="0.0000000305358">
                <text:p>0.0000000305358</text:p>
              </table:table-cell>
              <table:table-cell office:value-type="float" office:value="0.0740903">
                <text:p>0.0740903</text:p>
              </table:table-cell>
              <table:table-cell office:value-type="float" office:value="0.0000000307989">
                <text:p>0.0000000307989</text:p>
              </table:table-cell>
              <table:table-cell office:value-type="float" office:value="0.0719528">
                <text:p>0.0719528</text:p>
              </table:table-cell>
              <table:table-cell office:value-type="float" office:value="0.000000029948">
                <text:p>0.000000029948</text:p>
              </table:table-cell>
              <table:table-cell office:value-type="float" office:value="0.0705469">
                <text:p>0.0705469</text:p>
              </table:table-cell>
              <table:table-cell office:value-type="float" office:value="0.0000000304038">
                <text:p>0.0000000304038</text:p>
              </table:table-cell>
              <table:table-cell office:value-type="float" office:value="0.0691569">
                <text:p>0.0691569</text:p>
              </table:table-cell>
              <table:table-cell office:value-type="float" office:value="0.0000000300968">
                <text:p>0.0000000300968</text:p>
              </table:table-cell>
              <table:table-cell office:value-type="float" office:value="0.067783">
                <text:p>0.067783</text:p>
              </table:table-cell>
              <table:table-cell office:value-type="float" office:value="0.0000000301535">
                <text:p>0.0000000301535</text:p>
              </table:table-cell>
              <table:table-cell office:value-type="float" office:value="0.066426">
                <text:p>0.066426</text:p>
              </table:table-cell>
              <table:table-cell office:value-type="float" office:value="0.0000000309994">
                <text:p>0.0000000309994</text:p>
              </table:table-cell>
              <table:table-cell office:value-type="float" office:value="0.0650862">
                <text:p>0.0650862</text:p>
              </table:table-cell>
              <table:table-cell office:value-type="float" office:value="0.0000000314658">
                <text:p>0.0000000314658</text:p>
              </table:table-cell>
              <table:table-cell office:value-type="float" office:value="0.0631099">
                <text:p>0.0631099</text:p>
              </table:table-cell>
              <table:table-cell office:value-type="float" office:value="0.0000000318101">
                <text:p>0.0000000318101</text:p>
              </table:table-cell>
              <table:table-cell office:value-type="float" office:value="0.0618156">
                <text:p>0.0618156</text:p>
              </table:table-cell>
              <table:table-cell office:value-type="float" office:value="0.0000000323367">
                <text:p>0.0000000323367</text:p>
              </table:table-cell>
              <table:table-cell office:value-type="float" office:value="0.0605404">
                <text:p>0.0605404</text:p>
              </table:table-cell>
              <table:table-cell office:value-type="float" office:value="0.0000000327805">
                <text:p>0.0000000327805</text:p>
              </table:table-cell>
              <table:table-cell office:value-type="float" office:value="0.059285">
                <text:p>0.059285</text:p>
              </table:table-cell>
              <table:table-cell office:value-type="float" office:value="0.0000000332771">
                <text:p>0.0000000332771</text:p>
              </table:table-cell>
              <table:table-cell office:value-type="float" office:value="0.0575618">
                <text:p>0.0575618</text:p>
              </table:table-cell>
              <table:table-cell office:value-type="float" office:value="0.0000000324461">
                <text:p>0.0000000324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0.0000000382526">
                <text:p>0.0000000382526</text:p>
              </table:table-cell>
              <table:table-cell office:value-type="float" office:value="0.0878003">
                <text:p>0.0878003</text:p>
              </table:table-cell>
              <table:table-cell office:value-type="float" office:value="0.0000000389912">
                <text:p>0.0000000389912</text:p>
              </table:table-cell>
              <table:table-cell office:value-type="float" office:value="0.0863735">
                <text:p>0.0863735</text:p>
              </table:table-cell>
              <table:table-cell office:value-type="float" office:value="0.0000000405579">
                <text:p>0.0000000405579</text:p>
              </table:table-cell>
              <table:table-cell office:value-type="float" office:value="0.0849608">
                <text:p>0.0849608</text:p>
              </table:table-cell>
              <table:table-cell office:value-type="float" office:value="0.0000000412098">
                <text:p>0.0000000412098</text:p>
              </table:table-cell>
              <table:table-cell office:value-type="float" office:value="0.0828687">
                <text:p>0.0828687</text:p>
              </table:table-cell>
              <table:table-cell office:value-type="float" office:value="0.0000000405428">
                <text:p>0.0000000405428</text:p>
              </table:table-cell>
              <table:table-cell office:value-type="float" office:value="0.0814928">
                <text:p>0.0814928</text:p>
              </table:table-cell>
              <table:table-cell office:value-type="float" office:value="0.0000000415014">
                <text:p>0.0000000415014</text:p>
              </table:table-cell>
              <table:table-cell office:value-type="float" office:value="0.0801322">
                <text:p>0.0801322</text:p>
              </table:table-cell>
              <table:table-cell office:value-type="float" office:value="0.0000000414399">
                <text:p>0.0000000414399</text:p>
              </table:table-cell>
              <table:table-cell office:value-type="float" office:value="0.0787877">
                <text:p>0.0787877</text:p>
              </table:table-cell>
              <table:table-cell office:value-type="float" office:value="0.0000000418975">
                <text:p>0.0000000418975</text:p>
              </table:table-cell>
              <table:table-cell office:value-type="float" office:value="0.0774595">
                <text:p>0.0774595</text:p>
              </table:table-cell>
              <table:table-cell office:value-type="float" office:value="0.000000043487">
                <text:p>0.000000043487</text:p>
              </table:table-cell>
              <table:table-cell office:value-type="float" office:value="0.0761482">
                <text:p>0.0761482</text:p>
              </table:table-cell>
              <table:table-cell office:value-type="float" office:value="0.0000000445884">
                <text:p>0.0000000445884</text:p>
              </table:table-cell>
              <table:table-cell office:value-type="float" office:value="0.074214">
                <text:p>0.074214</text:p>
              </table:table-cell>
              <table:table-cell office:value-type="float" office:value="0.0000000458104">
                <text:p>0.0000000458104</text:p>
              </table:table-cell>
              <table:table-cell office:value-type="float" office:value="0.0729472">
                <text:p>0.0729472</text:p>
              </table:table-cell>
              <table:table-cell office:value-type="float" office:value="0.0000000471088">
                <text:p>0.0000000471088</text:p>
              </table:table-cell>
              <table:table-cell office:value-type="float" office:value="0.0716991">
                <text:p>0.0716991</text:p>
              </table:table-cell>
              <table:table-cell office:value-type="float" office:value="0.0000000483419">
                <text:p>0.0000000483419</text:p>
              </table:table-cell>
              <table:table-cell office:value-type="float" office:value="0.0704704">
                <text:p>0.0704704</text:p>
              </table:table-cell>
              <table:table-cell office:value-type="float" office:value="0.0000000497135">
                <text:p>0.0000000497135</text:p>
              </table:table-cell>
              <table:table-cell office:value-type="float" office:value="0.0687839">
                <text:p>0.0687839</text:p>
              </table:table-cell>
              <table:table-cell office:value-type="float" office:value="0.0000000494258">
                <text:p>0.0000000494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0.0000000501091">
                <text:p>0.0000000501091</text:p>
              </table:table-cell>
              <table:table-cell office:value-type="float" office:value="0.098609">
                <text:p>0.098609</text:p>
              </table:table-cell>
              <table:table-cell office:value-type="float" office:value="0.0000000514226">
                <text:p>0.0000000514226</text:p>
              </table:table-cell>
              <table:table-cell office:value-type="float" office:value="0.0972133">
                <text:p>0.0972133</text:p>
              </table:table-cell>
              <table:table-cell office:value-type="float" office:value="0.0000000538672">
                <text:p>0.0000000538672</text:p>
              </table:table-cell>
              <table:table-cell office:value-type="float" office:value="0.0958312">
                <text:p>0.0958312</text:p>
              </table:table-cell>
              <table:table-cell office:value-type="float" office:value="0.0000000551376">
                <text:p>0.0000000551376</text:p>
              </table:table-cell>
              <table:table-cell office:value-type="float" office:value="0.0937846">
                <text:p>0.0937846</text:p>
              </table:table-cell>
              <table:table-cell office:value-type="float" office:value="0.0000000548829">
                <text:p>0.0000000548829</text:p>
              </table:table-cell>
              <table:table-cell office:value-type="float" office:value="0.0924386">
                <text:p>0.0924386</text:p>
              </table:table-cell>
              <table:table-cell office:value-type="float" office:value="0.0000000566461">
                <text:p>0.0000000566461</text:p>
              </table:table-cell>
              <table:table-cell office:value-type="float" office:value="0.0911076">
                <text:p>0.0911076</text:p>
              </table:table-cell>
              <table:table-cell office:value-type="float" office:value="0.000000057054">
                <text:p>0.000000057054</text:p>
              </table:table-cell>
              <table:table-cell office:value-type="float" office:value="0.0897923">
                <text:p>0.0897923</text:p>
              </table:table-cell>
              <table:table-cell office:value-type="float" office:value="0.0000000582109">
                <text:p>0.0000000582109</text:p>
              </table:table-cell>
              <table:table-cell office:value-type="float" office:value="0.088493">
                <text:p>0.088493</text:p>
              </table:table-cell>
              <table:table-cell office:value-type="float" office:value="0.0000000609995">
                <text:p>0.0000000609995</text:p>
              </table:table-cell>
              <table:table-cell office:value-type="float" office:value="0.0872102">
                <text:p>0.0872102</text:p>
              </table:table-cell>
              <table:table-cell office:value-type="float" office:value="0.0000000631768">
                <text:p>0.0000000631768</text:p>
              </table:table-cell>
              <table:table-cell office:value-type="float" office:value="0.085318">
                <text:p>0.085318</text:p>
              </table:table-cell>
              <table:table-cell office:value-type="float" office:value="0.0000000659634">
                <text:p>0.0000000659634</text:p>
              </table:table-cell>
              <table:table-cell office:value-type="float" office:value="0.0840787">
                <text:p>0.0840787</text:p>
              </table:table-cell>
              <table:table-cell office:value-type="float" office:value="0.0000000686183">
                <text:p>0.0000000686183</text:p>
              </table:table-cell>
              <table:table-cell office:value-type="float" office:value="0.0828578">
                <text:p>0.0828578</text:p>
              </table:table-cell>
              <table:table-cell office:value-type="float" office:value="0.000000071277">
                <text:p>0.000000071277</text:p>
              </table:table-cell>
              <table:table-cell office:value-type="float" office:value="0.0816558">
                <text:p>0.0816558</text:p>
              </table:table-cell>
              <table:table-cell office:value-type="float" office:value="0.0000000742515">
                <text:p>0.0000000742515</text:p>
              </table:table-cell>
              <table:table-cell office:value-type="float" office:value="0.080006">
                <text:p>0.080006</text:p>
              </table:table-cell>
              <table:table-cell office:value-type="float" office:value="0.0000000752692">
                <text:p>0.0000000752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0.0000000656378">
                <text:p>0.0000000656378</text:p>
              </table:table-cell>
              <table:table-cell office:value-type="float" office:value="0.109418">
                <text:p>0.109418</text:p>
              </table:table-cell>
              <table:table-cell office:value-type="float" office:value="0.0000000678144">
                <text:p>0.0000000678144</text:p>
              </table:table-cell>
              <table:table-cell office:value-type="float" office:value="0.108053">
                <text:p>0.108053</text:p>
              </table:table-cell>
              <table:table-cell office:value-type="float" office:value="0.0000000715402">
                <text:p>0.0000000715402</text:p>
              </table:table-cell>
              <table:table-cell office:value-type="float" office:value="0.106702">
                <text:p>0.106702</text:p>
              </table:table-cell>
              <table:table-cell office:value-type="float" office:value="0.0000000737681">
                <text:p>0.0000000737681</text:p>
              </table:table-cell>
              <table:table-cell office:value-type="float" office:value="0.104701">
                <text:p>0.104701</text:p>
              </table:table-cell>
              <table:table-cell office:value-type="float" office:value="0.0000000742896">
                <text:p>0.0000000742896</text:p>
              </table:table-cell>
              <table:table-cell office:value-type="float" office:value="0.103384">
                <text:p>0.103384</text:p>
              </table:table-cell>
              <table:table-cell office:value-type="float" office:value="0.000000077311">
                <text:p>0.000000077311</text:p>
              </table:table-cell>
              <table:table-cell office:value-type="float" office:value="0.102083">
                <text:p>0.102083</text:p>
              </table:table-cell>
              <table:table-cell office:value-type="float" office:value="0.0000000785438">
                <text:p>0.0000000785438</text:p>
              </table:table-cell>
              <table:table-cell office:value-type="float" office:value="0.100797">
                <text:p>0.100797</text:p>
              </table:table-cell>
              <table:table-cell office:value-type="float" office:value="0.0000000808669">
                <text:p>0.0000000808669</text:p>
              </table:table-cell>
              <table:table-cell office:value-type="float" office:value="0.0995264">
                <text:p>0.0995264</text:p>
              </table:table-cell>
              <table:table-cell office:value-type="float" office:value="0.0000000855531">
                <text:p>0.0000000855531</text:p>
              </table:table-cell>
              <table:table-cell office:value-type="float" office:value="0.0982722">
                <text:p>0.0982722</text:p>
              </table:table-cell>
              <table:table-cell office:value-type="float" office:value="0.0000000895007">
                <text:p>0.0000000895007</text:p>
              </table:table-cell>
              <table:table-cell office:value-type="float" office:value="0.0964221">
                <text:p>0.0964221</text:p>
              </table:table-cell>
              <table:table-cell office:value-type="float" office:value="0.0000000949636">
                <text:p>0.0000000949636</text:p>
              </table:table-cell>
              <table:table-cell office:value-type="float" office:value="0.0952103">
                <text:p>0.0952103</text:p>
              </table:table-cell>
              <table:table-cell office:value-type="float" office:value="0.0000000999255">
                <text:p>0.0000000999255</text:p>
              </table:table-cell>
              <table:table-cell office:value-type="float" office:value="0.0940165">
                <text:p>0.0940165</text:p>
              </table:table-cell>
              <table:table-cell office:value-type="float" office:value="0.000000105064">
                <text:p>0.000000105064</text:p>
              </table:table-cell>
              <table:table-cell office:value-type="float" office:value="0.0928412">
                <text:p>0.0928412</text:p>
              </table:table-cell>
              <table:table-cell office:value-type="float" office:value="0.000000110864">
                <text:p>0.000000110864</text:p>
              </table:table-cell>
              <table:table-cell office:value-type="float" office:value="0.091228">
                <text:p>0.091228</text:p>
              </table:table-cell>
              <table:table-cell office:value-type="float" office:value="0.000000114575">
                <text:p>0.000000114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0.0000000859742">
                <text:p>0.0000000859742</text:p>
              </table:table-cell>
              <table:table-cell office:value-type="float" office:value="0.120226">
                <text:p>0.120226</text:p>
              </table:table-cell>
              <table:table-cell office:value-type="float" office:value="0.0000000894258">
                <text:p>0.0000000894258</text:p>
              </table:table-cell>
              <table:table-cell office:value-type="float" office:value="0.118893">
                <text:p>0.118893</text:p>
              </table:table-cell>
              <table:table-cell office:value-type="float" office:value="0.0000000950048">
                <text:p>0.0000000950048</text:p>
              </table:table-cell>
              <table:table-cell office:value-type="float" office:value="0.117572">
                <text:p>0.117572</text:p>
              </table:table-cell>
              <table:table-cell office:value-type="float" office:value="0.0000000986858">
                <text:p>0.0000000986858</text:p>
              </table:table-cell>
              <table:table-cell office:value-type="float" office:value="0.115616">
                <text:p>0.115616</text:p>
              </table:table-cell>
              <table:table-cell office:value-type="float" office:value="0.000000100549">
                <text:p>0.000000100549</text:p>
              </table:table-cell>
              <table:table-cell office:value-type="float" office:value="0.11433">
                <text:p>0.11433</text:p>
              </table:table-cell>
              <table:table-cell office:value-type="float" office:value="0.000000105503">
                <text:p>0.000000105503</text:p>
              </table:table-cell>
              <table:table-cell office:value-type="float" office:value="0.113058">
                <text:p>0.113058</text:p>
              </table:table-cell>
              <table:table-cell office:value-type="float" office:value="0.000000108113">
                <text:p>0.000000108113</text:p>
              </table:table-cell>
              <table:table-cell office:value-type="float" office:value="0.111802">
                <text:p>0.111802</text:p>
              </table:table-cell>
              <table:table-cell office:value-type="float" office:value="0.000000112323">
                <text:p>0.000000112323</text:p>
              </table:table-cell>
              <table:table-cell office:value-type="float" office:value="0.11056">
                <text:p>0.11056</text:p>
              </table:table-cell>
              <table:table-cell office:value-type="float" office:value="0.000000119968">
                <text:p>0.000000119968</text:p>
              </table:table-cell>
              <table:table-cell office:value-type="float" office:value="0.109334">
                <text:p>0.109334</text:p>
              </table:table-cell>
              <table:table-cell office:value-type="float" office:value="0.000000126766">
                <text:p>0.000000126766</text:p>
              </table:table-cell>
              <table:table-cell office:value-type="float" office:value="0.107526">
                <text:p>0.107526</text:p>
              </table:table-cell>
              <table:table-cell office:value-type="float" office:value="0.000000136675">
                <text:p>0.000000136675</text:p>
              </table:table-cell>
              <table:table-cell office:value-type="float" office:value="0.106342">
                <text:p>0.106342</text:p>
              </table:table-cell>
              <table:table-cell office:value-type="float" office:value="0.000000145467">
                <text:p>0.000000145467</text:p>
              </table:table-cell>
              <table:table-cell office:value-type="float" office:value="0.105175">
                <text:p>0.105175</text:p>
              </table:table-cell>
              <table:table-cell office:value-type="float" office:value="0.000000154804">
                <text:p>0.000000154804</text:p>
              </table:table-cell>
              <table:table-cell office:value-type="float" office:value="0.104027">
                <text:p>0.104027</text:p>
              </table:table-cell>
              <table:table-cell office:value-type="float" office:value="0.000000165446">
                <text:p>0.000000165446</text:p>
              </table:table-cell>
              <table:table-cell office:value-type="float" office:value="0.10245">
                <text:p>0.10245</text:p>
              </table:table-cell>
              <table:table-cell office:value-type="float" office:value="0.000000174288">
                <text:p>0.000000174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0.000000112603">
                <text:p>0.000000112603</text:p>
              </table:table-cell>
              <table:table-cell office:value-type="float" office:value="0.131035">
                <text:p>0.131035</text:p>
              </table:table-cell>
              <table:table-cell office:value-type="float" office:value="0.000000117915">
                <text:p>0.000000117915</text:p>
              </table:table-cell>
              <table:table-cell office:value-type="float" office:value="0.129732">
                <text:p>0.129732</text:p>
              </table:table-cell>
              <table:table-cell office:value-type="float" office:value="0.000000126154">
                <text:p>0.000000126154</text:p>
              </table:table-cell>
              <table:table-cell office:value-type="float" office:value="0.128442">
                <text:p>0.128442</text:p>
              </table:table-cell>
              <table:table-cell office:value-type="float" office:value="0.000000132006">
                <text:p>0.000000132006</text:p>
              </table:table-cell>
              <table:table-cell office:value-type="float" office:value="0.126532">
                <text:p>0.126532</text:p>
              </table:table-cell>
              <table:table-cell office:value-type="float" office:value="0.000000136071">
                <text:p>0.000000136071</text:p>
              </table:table-cell>
              <table:table-cell office:value-type="float" office:value="0.125276">
                <text:p>0.125276</text:p>
              </table:table-cell>
              <table:table-cell office:value-type="float" office:value="0.000000143952">
                <text:p>0.000000143952</text:p>
              </table:table-cell>
              <table:table-cell office:value-type="float" office:value="0.124034">
                <text:p>0.124034</text:p>
              </table:table-cell>
              <table:table-cell office:value-type="float" office:value="0.000000148788">
                <text:p>0.000000148788</text:p>
              </table:table-cell>
              <table:table-cell office:value-type="float" office:value="0.122806">
                <text:p>0.122806</text:p>
              </table:table-cell>
              <table:table-cell office:value-type="float" office:value="0.000000155982">
                <text:p>0.000000155982</text:p>
              </table:table-cell>
              <table:table-cell office:value-type="float" office:value="0.121593">
                <text:p>0.121593</text:p>
              </table:table-cell>
              <table:table-cell office:value-type="float" office:value="0.000000168184">
                <text:p>0.000000168184</text:p>
              </table:table-cell>
              <table:table-cell office:value-type="float" office:value="0.120396">
                <text:p>0.120396</text:p>
              </table:table-cell>
              <table:table-cell office:value-type="float" office:value="0.000000179491">
                <text:p>0.000000179491</text:p>
              </table:table-cell>
              <table:table-cell office:value-type="float" office:value="0.11863">
                <text:p>0.11863</text:p>
              </table:table-cell>
              <table:table-cell office:value-type="float" office:value="0.000000196627">
                <text:p>0.000000196627</text:p>
              </table:table-cell>
              <table:table-cell office:value-type="float" office:value="0.117473">
                <text:p>0.117473</text:p>
              </table:table-cell>
              <table:table-cell office:value-type="float" office:value="0.00000021166">
                <text:p>0.00000021166</text:p>
              </table:table-cell>
              <table:table-cell office:value-type="float" office:value="0.116334">
                <text:p>0.116334</text:p>
              </table:table-cell>
              <table:table-cell office:value-type="float" office:value="0.000000227953">
                <text:p>0.000000227953</text:p>
              </table:table-cell>
              <table:table-cell office:value-type="float" office:value="0.115212">
                <text:p>0.115212</text:p>
              </table:table-cell>
              <table:table-cell office:value-type="float" office:value="0.000000246716">
                <text:p>0.000000246716</text:p>
              </table:table-cell>
              <table:table-cell office:value-type="float" office:value="0.113672">
                <text:p>0.113672</text:p>
              </table:table-cell>
              <table:table-cell office:value-type="float" office:value="0.000000264851">
                <text:p>0.000000264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0.000000147467">
                <text:p>0.000000147467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000155464">
                <text:p>0.000000155464</text:p>
              </table:table-cell>
              <table:table-cell office:value-type="float" office:value="0.140572">
                <text:p>0.140572</text:p>
              </table:table-cell>
              <table:table-cell office:value-type="float" office:value="0.000000167496">
                <text:p>0.000000167496</text:p>
              </table:table-cell>
              <table:table-cell office:value-type="float" office:value="0.139313">
                <text:p>0.139313</text:p>
              </table:table-cell>
              <table:table-cell office:value-type="float" office:value="0.000000176552">
                <text:p>0.000000176552</text:p>
              </table:table-cell>
              <table:table-cell office:value-type="float" office:value="0.137448">
                <text:p>0.137448</text:p>
              </table:table-cell>
              <table:table-cell office:value-type="float" office:value="0.00000018411">
                <text:p>0.00000018411</text:p>
              </table:table-cell>
              <table:table-cell office:value-type="float" office:value="0.136222">
                <text:p>0.136222</text:p>
              </table:table-cell>
              <table:table-cell office:value-type="float" office:value="0.000000196371">
                <text:p>0.000000196371</text:p>
              </table:table-cell>
              <table:table-cell office:value-type="float" office:value="0.135009">
                <text:p>0.135009</text:p>
              </table:table-cell>
              <table:table-cell office:value-type="float" office:value="0.000000204714">
                <text:p>0.000000204714</text:p>
              </table:table-cell>
              <table:table-cell office:value-type="float" office:value="0.133811">
                <text:p>0.133811</text:p>
              </table:table-cell>
              <table:table-cell office:value-type="float" office:value="0.000000216546">
                <text:p>0.000000216546</text:p>
              </table:table-cell>
              <table:table-cell office:value-type="float" office:value="0.132627">
                <text:p>0.132627</text:p>
              </table:table-cell>
              <table:table-cell office:value-type="float" office:value="0.000000235693">
                <text:p>0.000000235693</text:p>
              </table:table-cell>
              <table:table-cell office:value-type="float" office:value="0.131458">
                <text:p>0.131458</text:p>
              </table:table-cell>
              <table:table-cell office:value-type="float" office:value="0.000000254036">
                <text:p>0.000000254036</text:p>
              </table:table-cell>
              <table:table-cell office:value-type="float" office:value="0.129734">
                <text:p>0.129734</text:p>
              </table:table-cell>
              <table:table-cell office:value-type="float" office:value="0.000000282712">
                <text:p>0.000000282712</text:p>
              </table:table-cell>
              <table:table-cell office:value-type="float" office:value="0.128605">
                <text:p>0.128605</text:p>
              </table:table-cell>
              <table:table-cell office:value-type="float" office:value="0.000000307754">
                <text:p>0.000000307754</text:p>
              </table:table-cell>
              <table:table-cell office:value-type="float" office:value="0.127493">
                <text:p>0.127493</text:p>
              </table:table-cell>
              <table:table-cell office:value-type="float" office:value="0.000000335368">
                <text:p>0.000000335368</text:p>
              </table:table-cell>
              <table:table-cell office:value-type="float" office:value="0.126398">
                <text:p>0.126398</text:p>
              </table:table-cell>
              <table:table-cell office:value-type="float" office:value="0.000000367499">
                <text:p>0.000000367499</text:p>
              </table:table-cell>
              <table:table-cell office:value-type="float" office:value="0.124894">
                <text:p>0.124894</text:p>
              </table:table-cell>
              <table:table-cell office:value-type="float" office:value="0.000000401849">
                <text:p>0.000000401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0.000000193102">
                <text:p>0.000000193102</text:p>
              </table:table-cell>
              <table:table-cell office:value-type="float" office:value="0.152652">
                <text:p>0.152652</text:p>
              </table:table-cell>
              <table:table-cell office:value-type="float" office:value="0.000000204941">
                <text:p>0.000000204941</text:p>
              </table:table-cell>
              <table:table-cell office:value-type="float" office:value="0.151412">
                <text:p>0.151412</text:p>
              </table:table-cell>
              <table:table-cell office:value-type="float" office:value="0.000000222349">
                <text:p>0.000000222349</text:p>
              </table:table-cell>
              <table:table-cell office:value-type="float" office:value="0.150183">
                <text:p>0.150183</text:p>
              </table:table-cell>
              <table:table-cell office:value-type="float" office:value="0.000000236084">
                <text:p>0.000000236084</text:p>
              </table:table-cell>
              <table:table-cell office:value-type="float" office:value="0.148364">
                <text:p>0.148364</text:p>
              </table:table-cell>
              <table:table-cell office:value-type="float" office:value="0.000000249048">
                <text:p>0.000000249048</text:p>
              </table:table-cell>
              <table:table-cell office:value-type="float" office:value="0.147168">
                <text:p>0.147168</text:p>
              </table:table-cell>
              <table:table-cell office:value-type="float" office:value="0.000000267802">
                <text:p>0.000000267802</text:p>
              </table:table-cell>
              <table:table-cell office:value-type="float" office:value="0.145985">
                <text:p>0.145985</text:p>
              </table:table-cell>
              <table:table-cell office:value-type="float" office:value="0.000000281563">
                <text:p>0.000000281563</text:p>
              </table:table-cell>
              <table:table-cell office:value-type="float" office:value="0.144815">
                <text:p>0.144815</text:p>
              </table:table-cell>
              <table:table-cell office:value-type="float" office:value="0.0000003005">
                <text:p>0.0000003005</text:p>
              </table:table-cell>
              <table:table-cell office:value-type="float" office:value="0.14366">
                <text:p>0.14366</text:p>
              </table:table-cell>
              <table:table-cell office:value-type="float" office:value="0.000000330133">
                <text:p>0.000000330133</text:p>
              </table:table-cell>
              <table:table-cell office:value-type="float" office:value="0.14252">
                <text:p>0.14252</text:p>
              </table:table-cell>
              <table:table-cell office:value-type="float" office:value="0.000000359321">
                <text:p>0.000000359321</text:p>
              </table:table-cell>
              <table:table-cell office:value-type="float" office:value="0.140838">
                <text:p>0.140838</text:p>
              </table:table-cell>
              <table:table-cell office:value-type="float" office:value="0.000000406146">
                <text:p>0.000000406146</text:p>
              </table:table-cell>
              <table:table-cell office:value-type="float" office:value="0.139737">
                <text:p>0.139737</text:p>
              </table:table-cell>
              <table:table-cell office:value-type="float" office:value="0.000000447007">
                <text:p>0.000000447007</text:p>
              </table:table-cell>
              <table:table-cell office:value-type="float" office:value="0.138651">
                <text:p>0.138651</text:p>
              </table:table-cell>
              <table:table-cell office:value-type="float" office:value="0.000000492757">
                <text:p>0.000000492757</text:p>
              </table:table-cell>
              <table:table-cell office:value-type="float" office:value="0.137583">
                <text:p>0.137583</text:p>
              </table:table-cell>
              <table:table-cell office:value-type="float" office:value="0.000000546508">
                <text:p>0.000000546508</text:p>
              </table:table-cell>
              <table:table-cell office:value-type="float" office:value="0.136116">
                <text:p>0.136116</text:p>
              </table:table-cell>
              <table:table-cell office:value-type="float" office:value="0.000000608285">
                <text:p>0.000000608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0.000000252819">
                <text:p>0.000000252819</text:p>
              </table:table-cell>
              <table:table-cell office:value-type="float" office:value="0.163461">
                <text:p>0.163461</text:p>
              </table:table-cell>
              <table:table-cell office:value-type="float" office:value="0.000000270115">
                <text:p>0.000000270115</text:p>
              </table:table-cell>
              <table:table-cell office:value-type="float" office:value="0.162251">
                <text:p>0.162251</text:p>
              </table:table-cell>
              <table:table-cell office:value-type="float" office:value="0.000000295102">
                <text:p>0.000000295102</text:p>
              </table:table-cell>
              <table:table-cell office:value-type="float" office:value="0.161054">
                <text:p>0.161054</text:p>
              </table:table-cell>
              <table:table-cell office:value-type="float" office:value="0.000000315611">
                <text:p>0.000000315611</text:p>
              </table:table-cell>
              <table:table-cell office:value-type="float" office:value="0.15928">
                <text:p>0.15928</text:p>
              </table:table-cell>
              <table:table-cell office:value-type="float" office:value="0.000000336779">
                <text:p>0.000000336779</text:p>
              </table:table-cell>
              <table:table-cell office:value-type="float" office:value="0.158113">
                <text:p>0.158113</text:p>
              </table:table-cell>
              <table:table-cell office:value-type="float" office:value="0.000000365071">
                <text:p>0.000000365071</text:p>
              </table:table-cell>
              <table:table-cell office:value-type="float" office:value="0.15696">
                <text:p>0.15696</text:p>
              </table:table-cell>
              <table:table-cell office:value-type="float" office:value="0.000000387077">
                <text:p>0.000000387077</text:p>
              </table:table-cell>
              <table:table-cell office:value-type="float" office:value="0.15582">
                <text:p>0.15582</text:p>
              </table:table-cell>
              <table:table-cell office:value-type="float" office:value="0.000000416763">
                <text:p>0.000000416763</text:p>
              </table:table-cell>
              <table:table-cell office:value-type="float" office:value="0.154694">
                <text:p>0.154694</text:p>
              </table:table-cell>
              <table:table-cell office:value-type="float" office:value="0.000000462091">
                <text:p>0.000000462091</text:p>
              </table:table-cell>
              <table:table-cell office:value-type="float" office:value="0.153582">
                <text:p>0.153582</text:p>
              </table:table-cell>
              <table:table-cell office:value-type="float" office:value="0.000000507801">
                <text:p>0.000000507801</text:p>
              </table:table-cell>
              <table:table-cell office:value-type="float" office:value="0.151942">
                <text:p>0.151942</text:p>
              </table:table-cell>
              <table:table-cell office:value-type="float" office:value="0.000000582773">
                <text:p>0.000000582773</text:p>
              </table:table-cell>
              <table:table-cell office:value-type="float" office:value="0.150868">
                <text:p>0.150868</text:p>
              </table:table-cell>
              <table:table-cell office:value-type="float" office:value="0.000000648295">
                <text:p>0.000000648295</text:p>
              </table:table-cell>
              <table:table-cell office:value-type="float" office:value="0.14981">
                <text:p>0.14981</text:p>
              </table:table-cell>
              <table:table-cell office:value-type="float" office:value="0.000000722628">
                <text:p>0.000000722628</text:p>
              </table:table-cell>
              <table:table-cell office:value-type="float" office:value="0.148768">
                <text:p>0.148768</text:p>
              </table:table-cell>
              <table:table-cell office:value-type="float" office:value="0.00000081073">
                <text:p>0.00000081073</text:p>
              </table:table-cell>
              <table:table-cell office:value-type="float" office:value="0.147338">
                <text:p>0.147338</text:p>
              </table:table-cell>
              <table:table-cell office:value-type="float" office:value="0.000000917539">
                <text:p>0.000000917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0.000000330936">
                <text:p>0.000000330936</text:p>
              </table:table-cell>
              <table:table-cell office:value-type="float" office:value="0.17427">
                <text:p>0.17427</text:p>
              </table:table-cell>
              <table:table-cell office:value-type="float" office:value="0.000000355928">
                <text:p>0.000000355928</text:p>
              </table:table-cell>
              <table:table-cell office:value-type="float" office:value="0.173091">
                <text:p>0.173091</text:p>
              </table:table-cell>
              <table:table-cell office:value-type="float" office:value="0.000000391548">
                <text:p>0.000000391548</text:p>
              </table:table-cell>
              <table:table-cell office:value-type="float" office:value="0.171924">
                <text:p>0.171924</text:p>
              </table:table-cell>
              <table:table-cell office:value-type="float" office:value="0.000000421782">
                <text:p>0.000000421782</text:p>
              </table:table-cell>
              <table:table-cell office:value-type="float" office:value="0.170196">
                <text:p>0.170196</text:p>
              </table:table-cell>
              <table:table-cell office:value-type="float" office:value="0.000000455212">
                <text:p>0.000000455212</text:p>
              </table:table-cell>
              <table:table-cell office:value-type="float" office:value="0.169059">
                <text:p>0.169059</text:p>
              </table:table-cell>
              <table:table-cell office:value-type="float" office:value="0.000000497403">
                <text:p>0.000000497403</text:p>
              </table:table-cell>
              <table:table-cell office:value-type="float" office:value="0.167935">
                <text:p>0.167935</text:p>
              </table:table-cell>
              <table:table-cell office:value-type="float" office:value="0.000000531784">
                <text:p>0.000000531784</text:p>
              </table:table-cell>
              <table:table-cell office:value-type="float" office:value="0.166825">
                <text:p>0.166825</text:p>
              </table:table-cell>
              <table:table-cell office:value-type="float" office:value="0.000000577545">
                <text:p>0.000000577545</text:p>
              </table:table-cell>
              <table:table-cell office:value-type="float" office:value="0.165727">
                <text:p>0.165727</text:p>
              </table:table-cell>
              <table:table-cell office:value-type="float" office:value="0.000000646157">
                <text:p>0.000000646157</text:p>
              </table:table-cell>
              <table:table-cell office:value-type="float" office:value="0.164644">
                <text:p>0.164644</text:p>
              </table:table-cell>
              <table:table-cell office:value-type="float" office:value="0.000000716761">
                <text:p>0.000000716761</text:p>
              </table:table-cell>
              <table:table-cell office:value-type="float" office:value="0.163046">
                <text:p>0.163046</text:p>
              </table:table-cell>
              <table:table-cell office:value-type="float" office:value="0.000000834781">
                <text:p>0.000000834781</text:p>
              </table:table-cell>
              <table:table-cell office:value-type="float" office:value="0.162">
                <text:p>0.162</text:p>
              </table:table-cell>
              <table:table-cell office:value-type="float" office:value="0.000000938184">
                <text:p>0.000000938184</text:p>
              </table:table-cell>
              <table:table-cell office:value-type="float" office:value="0.160969">
                <text:p>0.160969</text:p>
              </table:table-cell>
              <table:table-cell office:value-type="float" office:value="0.00000105679">
                <text:p>0.00000105679</text:p>
              </table:table-cell>
              <table:table-cell office:value-type="float" office:value="0.159954">
                <text:p>0.159954</text:p>
              </table:table-cell>
              <table:table-cell office:value-type="float" office:value="0.00000119838">
                <text:p>0.00000119838</text:p>
              </table:table-cell>
              <table:table-cell office:value-type="float" office:value="0.158561">
                <text:p>0.158561</text:p>
              </table:table-cell>
              <table:table-cell office:value-type="float" office:value="0.00000137678">
                <text:p>0.00000137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0.000000433072">
                <text:p>0.000000433072</text:p>
              </table:table-cell>
              <table:table-cell office:value-type="float" office:value="0.185079">
                <text:p>0.185079</text:p>
              </table:table-cell>
              <table:table-cell office:value-type="float" office:value="0.000000468854">
                <text:p>0.000000468854</text:p>
              </table:table-cell>
              <table:table-cell office:value-type="float" office:value="0.183931">
                <text:p>0.183931</text:p>
              </table:table-cell>
              <table:table-cell office:value-type="float" office:value="0.000000519318">
                <text:p>0.000000519318</text:p>
              </table:table-cell>
              <table:table-cell office:value-type="float" office:value="0.182795">
                <text:p>0.182795</text:p>
              </table:table-cell>
              <table:table-cell office:value-type="float" office:value="0.000000563413">
                <text:p>0.000000563413</text:p>
              </table:table-cell>
              <table:table-cell office:value-type="float" office:value="0.181112">
                <text:p>0.181112</text:p>
              </table:table-cell>
              <table:table-cell office:value-type="float" office:value="0.000000614923">
                <text:p>0.000000614923</text:p>
              </table:table-cell>
              <table:table-cell office:value-type="float" office:value="0.180005">
                <text:p>0.180005</text:p>
              </table:table-cell>
              <table:table-cell office:value-type="float" office:value="0.000000677206">
                <text:p>0.000000677206</text:p>
              </table:table-cell>
              <table:table-cell office:value-type="float" office:value="0.178911">
                <text:p>0.178911</text:p>
              </table:table-cell>
              <table:table-cell office:value-type="float" office:value="0.000000729936">
                <text:p>0.000000729936</text:p>
              </table:table-cell>
              <table:table-cell office:value-type="float" office:value="0.177829">
                <text:p>0.177829</text:p>
              </table:table-cell>
              <table:table-cell office:value-type="float" office:value="0.000000799474">
                <text:p>0.000000799474</text:p>
              </table:table-cell>
              <table:table-cell office:value-type="float" office:value="0.176761">
                <text:p>0.176761</text:p>
              </table:table-cell>
              <table:table-cell office:value-type="float" office:value="0.000000902308">
                <text:p>0.000000902308</text:p>
              </table:table-cell>
              <table:table-cell office:value-type="float" office:value="0.175706">
                <text:p>0.175706</text:p>
              </table:table-cell>
              <table:table-cell office:value-type="float" office:value="0.00000100998">
                <text:p>0.00000100998</text:p>
              </table:table-cell>
              <table:table-cell office:value-type="float" office:value="0.17415">
                <text:p>0.17415</text:p>
              </table:table-cell>
              <table:table-cell office:value-type="float" office:value="0.00000119285">
                <text:p>0.00000119285</text:p>
              </table:table-cell>
              <table:table-cell office:value-type="float" office:value="0.173131">
                <text:p>0.173131</text:p>
              </table:table-cell>
              <table:table-cell office:value-type="float" office:value="0.00000135347">
                <text:p>0.00000135347</text:p>
              </table:table-cell>
              <table:table-cell office:value-type="float" office:value="0.172128">
                <text:p>0.172128</text:p>
              </table:table-cell>
              <table:table-cell office:value-type="float" office:value="0.00000153927">
                <text:p>0.00000153927</text:p>
              </table:table-cell>
              <table:table-cell office:value-type="float" office:value="0.171139">
                <text:p>0.171139</text:p>
              </table:table-cell>
              <table:table-cell office:value-type="float" office:value="0.0000017621">
                <text:p>0.0000017621</text:p>
              </table:table-cell>
              <table:table-cell office:value-type="float" office:value="0.169783">
                <text:p>0.169783</text:p>
              </table:table-cell>
              <table:table-cell office:value-type="float" office:value="0.00000204996">
                <text:p>0.00000204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0.00000056653">
                <text:p>0.00000056653</text:p>
              </table:table-cell>
              <table:table-cell office:value-type="float" office:value="0.195887">
                <text:p>0.195887</text:p>
              </table:table-cell>
              <table:table-cell office:value-type="float" office:value="0.000000617349">
                <text:p>0.000000617349</text:p>
              </table:table-cell>
              <table:table-cell office:value-type="float" office:value="0.194771">
                <text:p>0.194771</text:p>
              </table:table-cell>
              <table:table-cell office:value-type="float" office:value="0.000000688435">
                <text:p>0.000000688435</text:p>
              </table:table-cell>
              <table:table-cell office:value-type="float" office:value="0.193665">
                <text:p>0.193665</text:p>
              </table:table-cell>
              <table:table-cell office:value-type="float" office:value="0.000000752147">
                <text:p>0.000000752147</text:p>
              </table:table-cell>
              <table:table-cell office:value-type="float" office:value="0.192028">
                <text:p>0.192028</text:p>
              </table:table-cell>
              <table:table-cell office:value-type="float" office:value="0.000000829995">
                <text:p>0.000000829995</text:p>
              </table:table-cell>
              <table:table-cell office:value-type="float" office:value="0.190951">
                <text:p>0.190951</text:p>
              </table:table-cell>
              <table:table-cell office:value-type="float" office:value="0.000000921092">
                <text:p>0.000000921092</text:p>
              </table:table-cell>
              <table:table-cell office:value-type="float" office:value="0.189886">
                <text:p>0.189886</text:p>
              </table:table-cell>
              <table:table-cell office:value-type="float" office:value="0.0000010007">
                <text:p>0.0000010007</text:p>
              </table:table-cell>
              <table:table-cell office:value-type="float" office:value="0.188834">
                <text:p>0.188834</text:p>
              </table:table-cell>
              <table:table-cell office:value-type="float" office:value="0.000001105">
                <text:p>0.000001105</text:p>
              </table:table-cell>
              <table:table-cell office:value-type="float" office:value="0.187794">
                <text:p>0.187794</text:p>
              </table:table-cell>
              <table:table-cell office:value-type="float" office:value="0.00000125761">
                <text:p>0.00000125761</text:p>
              </table:table-cell>
              <table:table-cell office:value-type="float" office:value="0.186768">
                <text:p>0.186768</text:p>
              </table:table-cell>
              <table:table-cell office:value-type="float" office:value="0.00000141973">
                <text:p>0.00000141973</text:p>
              </table:table-cell>
              <table:table-cell office:value-type="float" office:value="0.185254">
                <text:p>0.185254</text:p>
              </table:table-cell>
              <table:table-cell office:value-type="float" office:value="0.00000169863">
                <text:p>0.00000169863</text:p>
              </table:table-cell>
              <table:table-cell office:value-type="float" office:value="0.184263">
                <text:p>0.184263</text:p>
              </table:table-cell>
              <table:table-cell office:value-type="float" office:value="0.00000194391">
                <text:p>0.00000194391</text:p>
              </table:table-cell>
              <table:table-cell office:value-type="float" office:value="0.183286">
                <text:p>0.183286</text:p>
              </table:table-cell>
              <table:table-cell office:value-type="float" office:value="0.00000222909">
                <text:p>0.00000222909</text:p>
              </table:table-cell>
              <table:table-cell office:value-type="float" office:value="0.182325">
                <text:p>0.182325</text:p>
              </table:table-cell>
              <table:table-cell office:value-type="float" office:value="0.00000257142">
                <text:p>0.00000257142</text:p>
              </table:table-cell>
              <table:table-cell office:value-type="float" office:value="0.181005">
                <text:p>0.181005</text:p>
              </table:table-cell>
              <table:table-cell office:value-type="float" office:value="0.00000301818">
                <text:p>0.0000030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0.000000740775">
                <text:p>0.000000740775</text:p>
              </table:table-cell>
              <table:table-cell office:value-type="float" office:value="0.206696">
                <text:p>0.206696</text:p>
              </table:table-cell>
              <table:table-cell office:value-type="float" office:value="0.000000812426">
                <text:p>0.000000812426</text:p>
              </table:table-cell>
              <table:table-cell office:value-type="float" office:value="0.20561">
                <text:p>0.20561</text:p>
              </table:table-cell>
              <table:table-cell office:value-type="float" office:value="0.000000912018">
                <text:p>0.000000912018</text:p>
              </table:table-cell>
              <table:table-cell office:value-type="float" office:value="0.204535">
                <text:p>0.204535</text:p>
              </table:table-cell>
              <table:table-cell office:value-type="float" office:value="0.00000100329">
                <text:p>0.00000100329</text:p>
              </table:table-cell>
              <table:table-cell office:value-type="float" office:value="0.202944">
                <text:p>0.202944</text:p>
              </table:table-cell>
              <table:table-cell office:value-type="float" office:value="0.00000111907">
                <text:p>0.00000111907</text:p>
              </table:table-cell>
              <table:table-cell office:value-type="float" office:value="0.201897">
                <text:p>0.201897</text:p>
              </table:table-cell>
              <table:table-cell office:value-type="float" office:value="0.00000125113">
                <text:p>0.00000125113</text:p>
              </table:table-cell>
              <table:table-cell office:value-type="float" office:value="0.200861">
                <text:p>0.200861</text:p>
              </table:table-cell>
              <table:table-cell office:value-type="float" office:value="0.00000136961">
                <text:p>0.00000136961</text:p>
              </table:table-cell>
              <table:table-cell office:value-type="float" office:value="0.199838">
                <text:p>0.199838</text:p>
              </table:table-cell>
              <table:table-cell office:value-type="float" office:value="0.0000015241">
                <text:p>0.0000015241</text:p>
              </table:table-cell>
              <table:table-cell office:value-type="float" office:value="0.198828">
                <text:p>0.198828</text:p>
              </table:table-cell>
              <table:table-cell office:value-type="float" office:value="0.0000017482">
                <text:p>0.0000017482</text:p>
              </table:table-cell>
              <table:table-cell office:value-type="float" office:value="0.19783">
                <text:p>0.19783</text:p>
              </table:table-cell>
              <table:table-cell office:value-type="float" office:value="0.00000198906">
                <text:p>0.00000198906</text:p>
              </table:table-cell>
              <table:table-cell office:value-type="float" office:value="0.196358">
                <text:p>0.196358</text:p>
              </table:table-cell>
              <table:table-cell office:value-type="float" office:value="0.00000240714">
                <text:p>0.00000240714</text:p>
              </table:table-cell>
              <table:table-cell office:value-type="float" office:value="0.195395">
                <text:p>0.195395</text:p>
              </table:table-cell>
              <table:table-cell office:value-type="float" office:value="0.00000277441">
                <text:p>0.00000277441</text:p>
              </table:table-cell>
              <table:table-cell office:value-type="float" office:value="0.194445">
                <text:p>0.194445</text:p>
              </table:table-cell>
              <table:table-cell office:value-type="float" office:value="0.00000320164">
                <text:p>0.00000320164</text:p>
              </table:table-cell>
              <table:table-cell office:value-type="float" office:value="0.19351">
                <text:p>0.19351</text:p>
              </table:table-cell>
              <table:table-cell office:value-type="float" office:value="0.00000371216">
                <text:p>0.00000371216</text:p>
              </table:table-cell>
              <table:table-cell office:value-type="float" office:value="0.192227">
                <text:p>0.192227</text:p>
              </table:table-cell>
              <table:table-cell office:value-type="float" office:value="0.00000437344">
                <text:p>0.00000437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0.000000968029">
                <text:p>0.000000968029</text:p>
              </table:table-cell>
              <table:table-cell office:value-type="float" office:value="0.217505">
                <text:p>0.217505</text:p>
              </table:table-cell>
              <table:table-cell office:value-type="float" office:value="0.00000106837">
                <text:p>0.00000106837</text:p>
              </table:table-cell>
              <table:table-cell office:value-type="float" office:value="0.21645">
                <text:p>0.21645</text:p>
              </table:table-cell>
              <table:table-cell office:value-type="float" office:value="0.00000120715">
                <text:p>0.00000120715</text:p>
              </table:table-cell>
              <table:table-cell office:value-type="float" office:value="0.215406">
                <text:p>0.215406</text:p>
              </table:table-cell>
              <table:table-cell office:value-type="float" office:value="0.00000133686">
                <text:p>0.00000133686</text:p>
              </table:table-cell>
              <table:table-cell office:value-type="float" office:value="0.21386">
                <text:p>0.21386</text:p>
              </table:table-cell>
              <table:table-cell office:value-type="float" office:value="0.00000150662">
                <text:p>0.00000150662</text:p>
              </table:table-cell>
              <table:table-cell office:value-type="float" office:value="0.212842">
                <text:p>0.212842</text:p>
              </table:table-cell>
              <table:table-cell office:value-type="float" office:value="0.00000169633">
                <text:p>0.00000169633</text:p>
              </table:table-cell>
              <table:table-cell office:value-type="float" office:value="0.211837">
                <text:p>0.211837</text:p>
              </table:table-cell>
              <table:table-cell office:value-type="float" office:value="0.00000187027">
                <text:p>0.00000187027</text:p>
              </table:table-cell>
              <table:table-cell office:value-type="float" office:value="0.210843">
                <text:p>0.210843</text:p>
              </table:table-cell>
              <table:table-cell office:value-type="float" office:value="0.00000209616">
                <text:p>0.00000209616</text:p>
              </table:table-cell>
              <table:table-cell office:value-type="float" office:value="0.209861">
                <text:p>0.209861</text:p>
              </table:table-cell>
              <table:table-cell office:value-type="float" office:value="0.0000024214">
                <text:p>0.0000024214</text:p>
              </table:table-cell>
              <table:table-cell office:value-type="float" office:value="0.208892">
                <text:p>0.208892</text:p>
              </table:table-cell>
              <table:table-cell office:value-type="float" office:value="0.00000277383">
                <text:p>0.00000277383</text:p>
              </table:table-cell>
              <table:table-cell office:value-type="float" office:value="0.207463">
                <text:p>0.207463</text:p>
              </table:table-cell>
              <table:table-cell office:value-type="float" office:value="0.00000338815">
                <text:p>0.00000338815</text:p>
              </table:table-cell>
              <table:table-cell office:value-type="float" office:value="0.206526">
                <text:p>0.206526</text:p>
              </table:table-cell>
              <table:table-cell office:value-type="float" office:value="0.00000392508">
                <text:p>0.00000392508</text:p>
              </table:table-cell>
              <table:table-cell office:value-type="float" office:value="0.205604">
                <text:p>0.205604</text:p>
              </table:table-cell>
              <table:table-cell office:value-type="float" office:value="0.00000454606">
                <text:p>0.00000454606</text:p>
              </table:table-cell>
              <table:table-cell office:value-type="float" office:value="0.204696">
                <text:p>0.204696</text:p>
              </table:table-cell>
              <table:table-cell office:value-type="float" office:value="0.00000527908">
                <text:p>0.00000527908</text:p>
              </table:table-cell>
              <table:table-cell office:value-type="float" office:value="0.203449">
                <text:p>0.203449</text:p>
              </table:table-cell>
              <table:table-cell office:value-type="float" office:value="0.00000620001">
                <text:p>0.0000062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0.00000126401">
                <text:p>0.00000126401</text:p>
              </table:table-cell>
              <table:table-cell office:value-type="float" office:value="0.228313">
                <text:p>0.228313</text:p>
              </table:table-cell>
              <table:table-cell office:value-type="float" office:value="0.00000140362">
                <text:p>0.00000140362</text:p>
              </table:table-cell>
              <table:table-cell office:value-type="float" office:value="0.22729">
                <text:p>0.22729</text:p>
              </table:table-cell>
              <table:table-cell office:value-type="float" office:value="0.00000159594">
                <text:p>0.00000159594</text:p>
              </table:table-cell>
              <table:table-cell office:value-type="float" office:value="0.226276">
                <text:p>0.226276</text:p>
              </table:table-cell>
              <table:table-cell office:value-type="float" office:value="0.00000177881">
                <text:p>0.00000177881</text:p>
              </table:table-cell>
              <table:table-cell office:value-type="float" office:value="0.224775">
                <text:p>0.224775</text:p>
              </table:table-cell>
              <table:table-cell office:value-type="float" office:value="0.0000020244">
                <text:p>0.0000020244</text:p>
              </table:table-cell>
              <table:table-cell office:value-type="float" office:value="0.223788">
                <text:p>0.223788</text:p>
              </table:table-cell>
              <table:table-cell office:value-type="float" office:value="0.00000229433">
                <text:p>0.00000229433</text:p>
              </table:table-cell>
              <table:table-cell office:value-type="float" office:value="0.222812">
                <text:p>0.222812</text:p>
              </table:table-cell>
              <table:table-cell office:value-type="float" office:value="0.00000254611">
                <text:p>0.00000254611</text:p>
              </table:table-cell>
              <table:table-cell office:value-type="float" office:value="0.221848">
                <text:p>0.221848</text:p>
              </table:table-cell>
              <table:table-cell office:value-type="float" office:value="0.00000287176">
                <text:p>0.00000287176</text:p>
              </table:table-cell>
              <table:table-cell office:value-type="float" office:value="0.220895">
                <text:p>0.220895</text:p>
              </table:table-cell>
              <table:table-cell office:value-type="float" office:value="0.00000333725">
                <text:p>0.00000333725</text:p>
              </table:table-cell>
              <table:table-cell office:value-type="float" office:value="0.219954">
                <text:p>0.219954</text:p>
              </table:table-cell>
              <table:table-cell office:value-type="float" office:value="0.00000384375">
                <text:p>0.00000384375</text:p>
              </table:table-cell>
              <table:table-cell office:value-type="float" office:value="0.218567">
                <text:p>0.218567</text:p>
              </table:table-cell>
              <table:table-cell office:value-type="float" office:value="0.00000472483">
                <text:p>0.00000472483</text:p>
              </table:table-cell>
              <table:table-cell office:value-type="float" office:value="0.217658">
                <text:p>0.217658</text:p>
              </table:table-cell>
              <table:table-cell office:value-type="float" office:value="0.00000548649">
                <text:p>0.00000548649</text:p>
              </table:table-cell>
              <table:table-cell office:value-type="float" office:value="0.216762">
                <text:p>0.216762</text:p>
              </table:table-cell>
              <table:table-cell office:value-type="float" office:value="0.00000635484">
                <text:p>0.00000635484</text:p>
              </table:table-cell>
              <table:table-cell office:value-type="float" office:value="0.215881">
                <text:p>0.215881</text:p>
              </table:table-cell>
              <table:table-cell office:value-type="float" office:value="0.00000735675">
                <text:p>0.00000735675</text:p>
              </table:table-cell>
              <table:table-cell office:value-type="float" office:value="0.214671">
                <text:p>0.214671</text:p>
              </table:table-cell>
              <table:table-cell office:value-type="float" office:value="0.00000854018">
                <text:p>0.00000854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0.00000164881">
                <text:p>0.00000164881</text:p>
              </table:table-cell>
              <table:table-cell office:value-type="float" office:value="0.239122">
                <text:p>0.239122</text:p>
              </table:table-cell>
              <table:table-cell office:value-type="float" office:value="0.00000184177">
                <text:p>0.00000184177</text:p>
              </table:table-cell>
              <table:table-cell office:value-type="float" office:value="0.238129">
                <text:p>0.238129</text:p>
              </table:table-cell>
              <table:table-cell office:value-type="float" office:value="0.00000210674">
                <text:p>0.00000210674</text:p>
              </table:table-cell>
              <table:table-cell office:value-type="float" office:value="0.237147">
                <text:p>0.237147</text:p>
              </table:table-cell>
              <table:table-cell office:value-type="float" office:value="0.0000023624">
                <text:p>0.0000023624</text:p>
              </table:table-cell>
              <table:table-cell office:value-type="float" office:value="0.235691">
                <text:p>0.235691</text:p>
              </table:table-cell>
              <table:table-cell office:value-type="float" office:value="0.00000271304">
                <text:p>0.00000271304</text:p>
              </table:table-cell>
              <table:table-cell office:value-type="float" office:value="0.234734">
                <text:p>0.234734</text:p>
              </table:table-cell>
              <table:table-cell office:value-type="float" office:value="0.00000309301">
                <text:p>0.00000309301</text:p>
              </table:table-cell>
              <table:table-cell office:value-type="float" office:value="0.233788">
                <text:p>0.233788</text:p>
              </table:table-cell>
              <table:table-cell office:value-type="float" office:value="0.00000345187">
                <text:p>0.00000345187</text:p>
              </table:table-cell>
              <table:table-cell office:value-type="float" office:value="0.232852">
                <text:p>0.232852</text:p>
              </table:table-cell>
              <table:table-cell office:value-type="float" office:value="0.00000391373">
                <text:p>0.00000391373</text:p>
              </table:table-cell>
              <table:table-cell office:value-type="float" office:value="0.231928">
                <text:p>0.231928</text:p>
              </table:table-cell>
              <table:table-cell office:value-type="float" office:value="0.00000456883">
                <text:p>0.00000456883</text:p>
              </table:table-cell>
              <table:table-cell office:value-type="float" office:value="0.231016">
                <text:p>0.231016</text:p>
              </table:table-cell>
              <table:table-cell office:value-type="float" office:value="0.00000528085">
                <text:p>0.00000528085</text:p>
              </table:table-cell>
              <table:table-cell office:value-type="float" office:value="0.229671">
                <text:p>0.229671</text:p>
              </table:table-cell>
              <table:table-cell office:value-type="float" office:value="0.00000650679">
                <text:p>0.00000650679</text:p>
              </table:table-cell>
              <table:table-cell office:value-type="float" office:value="0.228789">
                <text:p>0.228789</text:p>
              </table:table-cell>
              <table:table-cell office:value-type="float" office:value="0.00000754639">
                <text:p>0.00000754639</text:p>
              </table:table-cell>
              <table:table-cell office:value-type="float" office:value="0.227921">
                <text:p>0.227921</text:p>
              </table:table-cell>
              <table:table-cell office:value-type="float" office:value="0.0000087016">
                <text:p>0.0000087016</text:p>
              </table:table-cell>
              <table:table-cell office:value-type="float" office:value="0.227066">
                <text:p>0.227066</text:p>
              </table:table-cell>
              <table:table-cell office:value-type="float" office:value="0.00000998642">
                <text:p>0.00000998642</text:p>
              </table:table-cell>
              <table:table-cell office:value-type="float" office:value="0.225893">
                <text:p>0.225893</text:p>
              </table:table-cell>
              <table:table-cell office:value-type="float" office:value="0.0000113512">
                <text:p>0.0000113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0.0000021479">
                <text:p>0.0000021479</text:p>
              </table:table-cell>
              <table:table-cell office:value-type="float" office:value="0.249931">
                <text:p>0.249931</text:p>
              </table:table-cell>
              <table:table-cell office:value-type="float" office:value="0.00000241278">
                <text:p>0.00000241278</text:p>
              </table:table-cell>
              <table:table-cell office:value-type="float" office:value="0.248969">
                <text:p>0.248969</text:p>
              </table:table-cell>
              <table:table-cell office:value-type="float" office:value="0.00000277547">
                <text:p>0.00000277547</text:p>
              </table:table-cell>
              <table:table-cell office:value-type="float" office:value="0.248017">
                <text:p>0.248017</text:p>
              </table:table-cell>
              <table:table-cell office:value-type="float" office:value="0.00000312968">
                <text:p>0.00000312968</text:p>
              </table:table-cell>
              <table:table-cell office:value-type="float" office:value="0.246607">
                <text:p>0.246607</text:p>
              </table:table-cell>
              <table:table-cell office:value-type="float" office:value="0.00000362337">
                <text:p>0.00000362337</text:p>
              </table:table-cell>
              <table:table-cell office:value-type="float" office:value="0.24568">
                <text:p>0.24568</text:p>
              </table:table-cell>
              <table:table-cell office:value-type="float" office:value="0.00000415157">
                <text:p>0.00000415157</text:p>
              </table:table-cell>
              <table:table-cell office:value-type="float" office:value="0.244763">
                <text:p>0.244763</text:p>
              </table:table-cell>
              <table:table-cell office:value-type="float" office:value="0.00000465413">
                <text:p>0.00000465413</text:p>
              </table:table-cell>
              <table:table-cell office:value-type="float" office:value="0.243857">
                <text:p>0.243857</text:p>
              </table:table-cell>
              <table:table-cell office:value-type="float" office:value="0.00000529654">
                <text:p>0.00000529654</text:p>
              </table:table-cell>
              <table:table-cell office:value-type="float" office:value="0.242962">
                <text:p>0.242962</text:p>
              </table:table-cell>
              <table:table-cell office:value-type="float" office:value="0.00000619926">
                <text:p>0.00000619926</text:p>
              </table:table-cell>
              <table:table-cell office:value-type="float" office:value="0.242078">
                <text:p>0.242078</text:p>
              </table:table-cell>
              <table:table-cell office:value-type="float" office:value="0.00000717287">
                <text:p>0.00000717287</text:p>
              </table:table-cell>
              <table:table-cell office:value-type="float" office:value="0.240775">
                <text:p>0.240775</text:p>
              </table:table-cell>
              <table:table-cell office:value-type="float" office:value="0.00000881446">
                <text:p>0.00000881446</text:p>
              </table:table-cell>
              <table:table-cell office:value-type="float" office:value="0.239921">
                <text:p>0.239921</text:p>
              </table:table-cell>
              <table:table-cell office:value-type="float" office:value="0.0000101652">
                <text:p>0.0000101652</text:p>
              </table:table-cell>
              <table:table-cell office:value-type="float" office:value="0.23908">
                <text:p>0.23908</text:p>
              </table:table-cell>
              <table:table-cell office:value-type="float" office:value="0.000011607">
                <text:p>0.000011607</text:p>
              </table:table-cell>
              <table:table-cell office:value-type="float" office:value="0.238252">
                <text:p>0.238252</text:p>
              </table:table-cell>
              <table:table-cell office:value-type="float" office:value="0.0000131255">
                <text:p>0.0000131255</text:p>
              </table:table-cell>
              <table:table-cell office:value-type="float" office:value="0.237115">
                <text:p>0.237115</text:p>
              </table:table-cell>
              <table:table-cell office:value-type="float" office:value="0.0000144778">
                <text:p>0.0000144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0.00000279329">
                <text:p>0.00000279329</text:p>
              </table:table-cell>
              <table:table-cell office:value-type="float" office:value="0.260739">
                <text:p>0.260739</text:p>
              </table:table-cell>
              <table:table-cell office:value-type="float" office:value="0.00000315416">
                <text:p>0.00000315416</text:p>
              </table:table-cell>
              <table:table-cell office:value-type="float" office:value="0.259809">
                <text:p>0.259809</text:p>
              </table:table-cell>
              <table:table-cell office:value-type="float" office:value="0.00000364692">
                <text:p>0.00000364692</text:p>
              </table:table-cell>
              <table:table-cell office:value-type="float" office:value="0.258887">
                <text:p>0.258887</text:p>
              </table:table-cell>
              <table:table-cell office:value-type="float" office:value="0.0000041327">
                <text:p>0.0000041327</text:p>
              </table:table-cell>
              <table:table-cell office:value-type="float" office:value="0.257523">
                <text:p>0.257523</text:p>
              </table:table-cell>
              <table:table-cell office:value-type="float" office:value="0.00000481713">
                <text:p>0.00000481713</text:p>
              </table:table-cell>
              <table:table-cell office:value-type="float" office:value="0.256626">
                <text:p>0.256626</text:p>
              </table:table-cell>
              <table:table-cell office:value-type="float" office:value="0.00000554049">
                <text:p>0.00000554049</text:p>
              </table:table-cell>
              <table:table-cell office:value-type="float" office:value="0.255738">
                <text:p>0.255738</text:p>
              </table:table-cell>
              <table:table-cell office:value-type="float" office:value="0.00000622967">
                <text:p>0.00000622967</text:p>
              </table:table-cell>
              <table:table-cell office:value-type="float" office:value="0.254862">
                <text:p>0.254862</text:p>
              </table:table-cell>
              <table:table-cell office:value-type="float" office:value="0.00000710213">
                <text:p>0.00000710213</text:p>
              </table:table-cell>
              <table:table-cell office:value-type="float" office:value="0.253995">
                <text:p>0.253995</text:p>
              </table:table-cell>
              <table:table-cell office:value-type="float" office:value="0.00000831363">
                <text:p>0.00000831363</text:p>
              </table:table-cell>
              <table:table-cell office:value-type="float" office:value="0.25314">
                <text:p>0.25314</text:p>
              </table:table-cell>
              <table:table-cell office:value-type="float" office:value="0.00000959929">
                <text:p>0.00000959929</text:p>
              </table:table-cell>
              <table:table-cell office:value-type="float" office:value="0.251879">
                <text:p>0.251879</text:p>
              </table:table-cell>
              <table:table-cell office:value-type="float" office:value="0.0000116932">
                <text:p>0.0000116932</text:p>
              </table:table-cell>
              <table:table-cell office:value-type="float" office:value="0.251052">
                <text:p>0.251052</text:p>
              </table:table-cell>
              <table:table-cell office:value-type="float" office:value="0.0000133425">
                <text:p>0.0000133425</text:p>
              </table:table-cell>
              <table:table-cell office:value-type="float" office:value="0.250239">
                <text:p>0.250239</text:p>
              </table:table-cell>
              <table:table-cell office:value-type="float" office:value="0.0000150022">
                <text:p>0.0000150022</text:p>
              </table:table-cell>
              <table:table-cell office:value-type="float" office:value="0.249437">
                <text:p>0.249437</text:p>
              </table:table-cell>
              <table:table-cell office:value-type="float" office:value="0.0000166212">
                <text:p>0.0000166212</text:p>
              </table:table-cell>
              <table:table-cell office:value-type="float" office:value="0.248337">
                <text:p>0.248337</text:p>
              </table:table-cell>
              <table:table-cell office:value-type="float" office:value="0.0000176712">
                <text:p>0.0000176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0.00000362456">
                <text:p>0.00000362456</text:p>
              </table:table-cell>
              <table:table-cell office:value-type="float" office:value="0.271548">
                <text:p>0.271548</text:p>
              </table:table-cell>
              <table:table-cell office:value-type="float" office:value="0.00000411208">
                <text:p>0.00000411208</text:p>
              </table:table-cell>
              <table:table-cell office:value-type="float" office:value="0.270649">
                <text:p>0.270649</text:p>
              </table:table-cell>
              <table:table-cell office:value-type="float" office:value="0.00000477576">
                <text:p>0.00000477576</text:p>
              </table:table-cell>
              <table:table-cell office:value-type="float" office:value="0.269758">
                <text:p>0.269758</text:p>
              </table:table-cell>
              <table:table-cell office:value-type="float" office:value="0.00000543413">
                <text:p>0.00000543413</text:p>
              </table:table-cell>
              <table:table-cell office:value-type="float" office:value="0.268439">
                <text:p>0.268439</text:p>
              </table:table-cell>
              <table:table-cell office:value-type="float" office:value="0.00000636621">
                <text:p>0.00000636621</text:p>
              </table:table-cell>
              <table:table-cell office:value-type="float" office:value="0.267572">
                <text:p>0.267572</text:p>
              </table:table-cell>
              <table:table-cell office:value-type="float" office:value="0.00000733889">
                <text:p>0.00000733889</text:p>
              </table:table-cell>
              <table:table-cell office:value-type="float" office:value="0.266714">
                <text:p>0.266714</text:p>
              </table:table-cell>
              <table:table-cell office:value-type="float" office:value="0.00000826015">
                <text:p>0.00000826015</text:p>
              </table:table-cell>
              <table:table-cell office:value-type="float" office:value="0.265866">
                <text:p>0.265866</text:p>
              </table:table-cell>
              <table:table-cell office:value-type="float" office:value="0.00000941045">
                <text:p>0.00000941045</text:p>
              </table:table-cell>
              <table:table-cell office:value-type="float" office:value="0.265029">
                <text:p>0.265029</text:p>
              </table:table-cell>
              <table:table-cell office:value-type="float" office:value="0.0000109834">
                <text:p>0.0000109834</text:p>
              </table:table-cell>
              <table:table-cell office:value-type="float" office:value="0.264202">
                <text:p>0.264202</text:p>
              </table:table-cell>
              <table:table-cell office:value-type="float" office:value="0.0000126084">
                <text:p>0.0000126084</text:p>
              </table:table-cell>
              <table:table-cell office:value-type="float" office:value="0.262983">
                <text:p>0.262983</text:p>
              </table:table-cell>
              <table:table-cell office:value-type="float" office:value="0.0000151215">
                <text:p>0.0000151215</text:p>
              </table:table-cell>
              <table:table-cell office:value-type="float" office:value="0.262184">
                <text:p>0.262184</text:p>
              </table:table-cell>
              <table:table-cell office:value-type="float" office:value="0.0000169854">
                <text:p>0.0000169854</text:p>
              </table:table-cell>
              <table:table-cell office:value-type="float" office:value="0.261397">
                <text:p>0.261397</text:p>
              </table:table-cell>
              <table:table-cell office:value-type="float" office:value="0.0000187125">
                <text:p>0.0000187125</text:p>
              </table:table-cell>
              <table:table-cell office:value-type="float" office:value="0.260623">
                <text:p>0.260623</text:p>
              </table:table-cell>
              <table:table-cell office:value-type="float" office:value="0.0000202251">
                <text:p>0.0000202251</text:p>
              </table:table-cell>
              <table:table-cell office:value-type="float" office:value="0.259559">
                <text:p>0.259559</text:p>
              </table:table-cell>
              <table:table-cell office:value-type="float" office:value="0.0000206613">
                <text:p>0.0000206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0.00000468988">
                <text:p>0.00000468988</text:p>
              </table:table-cell>
              <table:table-cell office:value-type="float" office:value="0.282357">
                <text:p>0.282357</text:p>
              </table:table-cell>
              <table:table-cell office:value-type="float" office:value="0.0000053421">
                <text:p>0.0000053421</text:p>
              </table:table-cell>
              <table:table-cell office:value-type="float" office:value="0.281488">
                <text:p>0.281488</text:p>
              </table:table-cell>
              <table:table-cell office:value-type="float" office:value="0.0000062267">
                <text:p>0.0000062267</text:p>
              </table:table-cell>
              <table:table-cell office:value-type="float" office:value="0.280628">
                <text:p>0.280628</text:p>
              </table:table-cell>
              <table:table-cell office:value-type="float" office:value="0.00000710642">
                <text:p>0.00000710642</text:p>
              </table:table-cell>
              <table:table-cell office:value-type="float" office:value="0.279355">
                <text:p>0.279355</text:p>
              </table:table-cell>
              <table:table-cell office:value-type="float" office:value="0.00000834917">
                <text:p>0.00000834917</text:p>
              </table:table-cell>
              <table:table-cell office:value-type="float" office:value="0.278517">
                <text:p>0.278517</text:p>
              </table:table-cell>
              <table:table-cell office:value-type="float" office:value="0.00000962802">
                <text:p>0.00000962802</text:p>
              </table:table-cell>
              <table:table-cell office:value-type="float" office:value="0.277689">
                <text:p>0.277689</text:p>
              </table:table-cell>
              <table:table-cell office:value-type="float" office:value="0.0000108213">
                <text:p>0.0000108213</text:p>
              </table:table-cell>
              <table:table-cell office:value-type="float" office:value="0.276871">
                <text:p>0.276871</text:p>
              </table:table-cell>
              <table:table-cell office:value-type="float" office:value="0.000012283">
                <text:p>0.000012283</text:p>
              </table:table-cell>
              <table:table-cell office:value-type="float" office:value="0.276062">
                <text:p>0.276062</text:p>
              </table:table-cell>
              <table:table-cell office:value-type="float" office:value="0.0000142431">
                <text:p>0.0000142431</text:p>
              </table:table-cell>
              <table:table-cell office:value-type="float" office:value="0.275264">
                <text:p>0.275264</text:p>
              </table:table-cell>
              <table:table-cell office:value-type="float" office:value="0.0000161887">
                <text:p>0.0000161887</text:p>
              </table:table-cell>
              <table:table-cell office:value-type="float" office:value="0.274087">
                <text:p>0.274087</text:p>
              </table:table-cell>
              <table:table-cell office:value-type="float" office:value="0.0000189854">
                <text:p>0.0000189854</text:p>
              </table:table-cell>
              <table:table-cell office:value-type="float" office:value="0.273316">
                <text:p>0.273316</text:p>
              </table:table-cell>
              <table:table-cell office:value-type="float" office:value="0.0000209012">
                <text:p>0.0000209012</text:p>
              </table:table-cell>
              <table:table-cell office:value-type="float" office:value="0.272556">
                <text:p>0.272556</text:p>
              </table:table-cell>
              <table:table-cell office:value-type="float" office:value="0.0000224812">
                <text:p>0.0000224812</text:p>
              </table:table-cell>
              <table:table-cell office:value-type="float" office:value="0.271808">
                <text:p>0.271808</text:p>
              </table:table-cell>
              <table:table-cell office:value-type="float" office:value="0.0000236571">
                <text:p>0.0000236571</text:p>
              </table:table-cell>
              <table:table-cell office:value-type="float" office:value="0.270781">
                <text:p>0.270781</text:p>
              </table:table-cell>
              <table:table-cell office:value-type="float" office:value="0.0000232414">
                <text:p>0.0000232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0.00000604633">
                <text:p>0.00000604633</text:p>
              </table:table-cell>
              <table:table-cell office:value-type="float" office:value="0.293165">
                <text:p>0.293165</text:p>
              </table:table-cell>
              <table:table-cell office:value-type="float" office:value="0.00000690888">
                <text:p>0.00000690888</text:p>
              </table:table-cell>
              <table:table-cell office:value-type="float" office:value="0.292328">
                <text:p>0.292328</text:p>
              </table:table-cell>
              <table:table-cell office:value-type="float" office:value="0.0000080731">
                <text:p>0.0000080731</text:p>
              </table:table-cell>
              <table:table-cell office:value-type="float" office:value="0.291499">
                <text:p>0.291499</text:p>
              </table:table-cell>
              <table:table-cell office:value-type="float" office:value="0.00000922868">
                <text:p>0.00000922868</text:p>
              </table:table-cell>
              <table:table-cell office:value-type="float" office:value="0.290271">
                <text:p>0.290271</text:p>
              </table:table-cell>
              <table:table-cell office:value-type="float" office:value="0.0000108438">
                <text:p>0.0000108438</text:p>
              </table:table-cell>
              <table:table-cell office:value-type="float" office:value="0.289463">
                <text:p>0.289463</text:p>
              </table:table-cell>
              <table:table-cell office:value-type="float" office:value="0.0000124791">
                <text:p>0.0000124791</text:p>
              </table:table-cell>
              <table:table-cell office:value-type="float" office:value="0.288665">
                <text:p>0.288665</text:p>
              </table:table-cell>
              <table:table-cell office:value-type="float" office:value="0.0000139656">
                <text:p>0.0000139656</text:p>
              </table:table-cell>
              <table:table-cell office:value-type="float" office:value="0.287875">
                <text:p>0.287875</text:p>
              </table:table-cell>
              <table:table-cell office:value-type="float" office:value="0.0000157403">
                <text:p>0.0000157403</text:p>
              </table:table-cell>
              <table:table-cell office:value-type="float" office:value="0.287096">
                <text:p>0.287096</text:p>
              </table:table-cell>
              <table:table-cell office:value-type="float" office:value="0.0000180638">
                <text:p>0.0000180638</text:p>
              </table:table-cell>
              <table:table-cell office:value-type="float" office:value="0.286326">
                <text:p>0.286326</text:p>
              </table:table-cell>
              <table:table-cell office:value-type="float" office:value="0.0000202443">
                <text:p>0.0000202443</text:p>
              </table:table-cell>
              <table:table-cell office:value-type="float" office:value="0.285191">
                <text:p>0.285191</text:p>
              </table:table-cell>
              <table:table-cell office:value-type="float" office:value="0.0000230792">
                <text:p>0.0000230792</text:p>
              </table:table-cell>
              <table:table-cell office:value-type="float" office:value="0.284447">
                <text:p>0.284447</text:p>
              </table:table-cell>
              <table:table-cell office:value-type="float" office:value="0.0000248289">
                <text:p>0.0000248289</text:p>
              </table:table-cell>
              <table:table-cell office:value-type="float" office:value="0.283715">
                <text:p>0.283715</text:p>
              </table:table-cell>
              <table:table-cell office:value-type="float" office:value="0.0000260354">
                <text:p>0.0000260354</text:p>
              </table:table-cell>
              <table:table-cell office:value-type="float" office:value="0.282993">
                <text:p>0.282993</text:p>
              </table:table-cell>
              <table:table-cell office:value-type="float" office:value="0.000026687">
                <text:p>0.000026687</text:p>
              </table:table-cell>
              <table:table-cell office:value-type="float" office:value="0.282004">
                <text:p>0.282004</text:p>
              </table:table-cell>
              <table:table-cell office:value-type="float" office:value="0.0000253156">
                <text:p>0.0000253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0.0000077593">
                <text:p>0.0000077593</text:p>
              </table:table-cell>
              <table:table-cell office:value-type="float" office:value="0.303974">
                <text:p>0.303974</text:p>
              </table:table-cell>
              <table:table-cell office:value-type="float" office:value="0.00000888433">
                <text:p>0.00000888433</text:p>
              </table:table-cell>
              <table:table-cell office:value-type="float" office:value="0.303168">
                <text:p>0.303168</text:p>
              </table:table-cell>
              <table:table-cell office:value-type="float" office:value="0.0000103932">
                <text:p>0.0000103932</text:p>
              </table:table-cell>
              <table:table-cell office:value-type="float" office:value="0.302369">
                <text:p>0.302369</text:p>
              </table:table-cell>
              <table:table-cell office:value-type="float" office:value="0.0000118798">
                <text:p>0.0000118798</text:p>
              </table:table-cell>
              <table:table-cell office:value-type="float" office:value="0.301187">
                <text:p>0.301187</text:p>
              </table:table-cell>
              <table:table-cell office:value-type="float" office:value="0.0000139143">
                <text:p>0.0000139143</text:p>
              </table:table-cell>
              <table:table-cell office:value-type="float" office:value="0.300409">
                <text:p>0.300409</text:p>
              </table:table-cell>
              <table:table-cell office:value-type="float" office:value="0.0000159357">
                <text:p>0.0000159357</text:p>
              </table:table-cell>
              <table:table-cell office:value-type="float" office:value="0.29964">
                <text:p>0.29964</text:p>
              </table:table-cell>
              <table:table-cell office:value-type="float" office:value="0.0000177002">
                <text:p>0.0000177002</text:p>
              </table:table-cell>
              <table:table-cell office:value-type="float" office:value="0.29888">
                <text:p>0.29888</text:p>
              </table:table-cell>
              <table:table-cell office:value-type="float" office:value="0.0000197378">
                <text:p>0.0000197378</text:p>
              </table:table-cell>
              <table:table-cell office:value-type="float" office:value="0.298129">
                <text:p>0.298129</text:p>
              </table:table-cell>
              <table:table-cell office:value-type="float" office:value="0.0000223333">
                <text:p>0.0000223333</text:p>
              </table:table-cell>
              <table:table-cell office:value-type="float" office:value="0.297388">
                <text:p>0.297388</text:p>
              </table:table-cell>
              <table:table-cell office:value-type="float" office:value="0.0000245907">
                <text:p>0.0000245907</text:p>
              </table:table-cell>
              <table:table-cell office:value-type="float" office:value="0.296295">
                <text:p>0.296295</text:p>
              </table:table-cell>
              <table:table-cell office:value-type="float" office:value="0.0000271418">
                <text:p>0.0000271418</text:p>
              </table:table-cell>
              <table:table-cell office:value-type="float" office:value="0.295579">
                <text:p>0.295579</text:p>
              </table:table-cell>
              <table:table-cell office:value-type="float" office:value="0.0000285045">
                <text:p>0.0000285045</text:p>
              </table:table-cell>
              <table:table-cell office:value-type="float" office:value="0.294873">
                <text:p>0.294873</text:p>
              </table:table-cell>
              <table:table-cell office:value-type="float" office:value="0.0000291602">
                <text:p>0.0000291602</text:p>
              </table:table-cell>
              <table:table-cell office:value-type="float" office:value="0.294179">
                <text:p>0.294179</text:p>
              </table:table-cell>
              <table:table-cell office:value-type="float" office:value="0.0000291883">
                <text:p>0.0000291883</text:p>
              </table:table-cell>
              <table:table-cell office:value-type="float" office:value="0.293226">
                <text:p>0.293226</text:p>
              </table:table-cell>
              <table:table-cell office:value-type="float" office:value="0.0000268901">
                <text:p>0.00002689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0.00000990016">
                <text:p>0.00000990016</text:p>
              </table:table-cell>
              <table:table-cell office:value-type="float" office:value="0.314783">
                <text:p>0.314783</text:p>
              </table:table-cell>
              <table:table-cell office:value-type="float" office:value="0.0000113433">
                <text:p>0.0000113433</text:p>
              </table:table-cell>
              <table:table-cell office:value-type="float" office:value="0.314007">
                <text:p>0.314007</text:p>
              </table:table-cell>
              <table:table-cell office:value-type="float" office:value="0.0000132623">
                <text:p>0.0000132623</text:p>
              </table:table-cell>
              <table:table-cell office:value-type="float" office:value="0.31324">
                <text:p>0.31324</text:p>
              </table:table-cell>
              <table:table-cell office:value-type="float" office:value="0.0000151272">
                <text:p>0.0000151272</text:p>
              </table:table-cell>
              <table:table-cell office:value-type="float" office:value="0.312103">
                <text:p>0.312103</text:p>
              </table:table-cell>
              <table:table-cell office:value-type="float" office:value="0.0000175936">
                <text:p>0.0000175936</text:p>
              </table:table-cell>
              <table:table-cell office:value-type="float" office:value="0.311355">
                <text:p>0.311355</text:p>
              </table:table-cell>
              <table:table-cell office:value-type="float" office:value="0.0000199917">
                <text:p>0.0000199917</text:p>
              </table:table-cell>
              <table:table-cell office:value-type="float" office:value="0.310615">
                <text:p>0.310615</text:p>
              </table:table-cell>
              <table:table-cell office:value-type="float" office:value="0.0000219655">
                <text:p>0.0000219655</text:p>
              </table:table-cell>
              <table:table-cell office:value-type="float" office:value="0.309885">
                <text:p>0.309885</text:p>
              </table:table-cell>
              <table:table-cell office:value-type="float" office:value="0.0000241512">
                <text:p>0.0000241512</text:p>
              </table:table-cell>
              <table:table-cell office:value-type="float" office:value="0.309163">
                <text:p>0.309163</text:p>
              </table:table-cell>
              <table:table-cell office:value-type="float" office:value="0.0000268574">
                <text:p>0.0000268574</text:p>
              </table:table-cell>
              <table:table-cell office:value-type="float" office:value="0.30845">
                <text:p>0.30845</text:p>
              </table:table-cell>
              <table:table-cell office:value-type="float" office:value="0.0000289804">
                <text:p>0.0000289804</text:p>
              </table:table-cell>
              <table:table-cell office:value-type="float" office:value="0.307399">
                <text:p>0.307399</text:p>
              </table:table-cell>
              <table:table-cell office:value-type="float" office:value="0.0000309201">
                <text:p>0.0000309201</text:p>
              </table:table-cell>
              <table:table-cell office:value-type="float" office:value="0.30671">
                <text:p>0.30671</text:p>
              </table:table-cell>
              <table:table-cell office:value-type="float" office:value="0.0000317274">
                <text:p>0.0000317274</text:p>
              </table:table-cell>
              <table:table-cell office:value-type="float" office:value="0.306032">
                <text:p>0.306032</text:p>
              </table:table-cell>
              <table:table-cell office:value-type="float" office:value="0.0000317426">
                <text:p>0.0000317426</text:p>
              </table:table-cell>
              <table:table-cell office:value-type="float" office:value="0.305364">
                <text:p>0.305364</text:p>
              </table:table-cell>
              <table:table-cell office:value-type="float" office:value="0.0000311411">
                <text:p>0.0000311411</text:p>
              </table:table-cell>
              <table:table-cell office:value-type="float" office:value="0.304448">
                <text:p>0.304448</text:p>
              </table:table-cell>
              <table:table-cell office:value-type="float" office:value="0.0000280341">
                <text:p>0.00002803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0.0000125413">
                <text:p>0.0000125413</text:p>
              </table:table-cell>
              <table:table-cell office:value-type="float" office:value="0.325591">
                <text:p>0.325591</text:p>
              </table:table-cell>
              <table:table-cell office:value-type="float" office:value="0.0000143555">
                <text:p>0.0000143555</text:p>
              </table:table-cell>
              <table:table-cell office:value-type="float" office:value="0.324847">
                <text:p>0.324847</text:p>
              </table:table-cell>
              <table:table-cell office:value-type="float" office:value="0.0000167416">
                <text:p>0.0000167416</text:p>
              </table:table-cell>
              <table:table-cell office:value-type="float" office:value="0.32411">
                <text:p>0.32411</text:p>
              </table:table-cell>
              <table:table-cell office:value-type="float" office:value="0.0000190103">
                <text:p>0.0000190103</text:p>
              </table:table-cell>
              <table:table-cell office:value-type="float" office:value="0.323018">
                <text:p>0.323018</text:p>
              </table:table-cell>
              <table:table-cell office:value-type="float" office:value="0.0000218635">
                <text:p>0.0000218635</text:p>
              </table:table-cell>
              <table:table-cell office:value-type="float" office:value="0.322301">
                <text:p>0.322301</text:p>
              </table:table-cell>
              <table:table-cell office:value-type="float" office:value="0.0000245729">
                <text:p>0.0000245729</text:p>
              </table:table-cell>
              <table:table-cell office:value-type="float" office:value="0.321591">
                <text:p>0.321591</text:p>
              </table:table-cell>
              <table:table-cell office:value-type="float" office:value="0.0000266243">
                <text:p>0.0000266243</text:p>
              </table:table-cell>
              <table:table-cell office:value-type="float" office:value="0.320889">
                <text:p>0.320889</text:p>
              </table:table-cell>
              <table:table-cell office:value-type="float" office:value="0.0000287819">
                <text:p>0.0000287819</text:p>
              </table:table-cell>
              <table:table-cell office:value-type="float" office:value="0.320196">
                <text:p>0.320196</text:p>
              </table:table-cell>
              <table:table-cell office:value-type="float" office:value="0.000031389">
                <text:p>0.000031389</text:p>
              </table:table-cell>
              <table:table-cell office:value-type="float" office:value="0.319512">
                <text:p>0.319512</text:p>
              </table:table-cell>
              <table:table-cell office:value-type="float" office:value="0.0000331562">
                <text:p>0.0000331562</text:p>
              </table:table-cell>
              <table:table-cell office:value-type="float" office:value="0.318503">
                <text:p>0.318503</text:p>
              </table:table-cell>
              <table:table-cell office:value-type="float" office:value="0.0000342275">
                <text:p>0.0000342275</text:p>
              </table:table-cell>
              <table:table-cell office:value-type="float" office:value="0.317842">
                <text:p>0.317842</text:p>
              </table:table-cell>
              <table:table-cell office:value-type="float" office:value="0.0000343959">
                <text:p>0.0000343959</text:p>
              </table:table-cell>
              <table:table-cell office:value-type="float" office:value="0.317191">
                <text:p>0.317191</text:p>
              </table:table-cell>
              <table:table-cell office:value-type="float" office:value="0.0000337697">
                <text:p>0.0000337697</text:p>
              </table:table-cell>
              <table:table-cell office:value-type="float" office:value="0.31655">
                <text:p>0.31655</text:p>
              </table:table-cell>
              <table:table-cell office:value-type="float" office:value="0.0000326003">
                <text:p>0.0000326003</text:p>
              </table:table-cell>
              <table:table-cell office:value-type="float" office:value="0.31567">
                <text:p>0.31567</text:p>
              </table:table-cell>
              <table:table-cell office:value-type="float" office:value="0.000028839">
                <text:p>0.000028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0.0000157481">
                <text:p>0.0000157481</text:p>
              </table:table-cell>
              <table:table-cell office:value-type="float" office:value="0.3364">
                <text:p>0.3364</text:p>
              </table:table-cell>
              <table:table-cell office:value-type="float" office:value="0.0000179742">
                <text:p>0.0000179742</text:p>
              </table:table-cell>
              <table:table-cell office:value-type="float" office:value="0.335687">
                <text:p>0.335687</text:p>
              </table:table-cell>
              <table:table-cell office:value-type="float" office:value="0.0000208617">
                <text:p>0.0000208617</text:p>
              </table:table-cell>
              <table:table-cell office:value-type="float" office:value="0.33498">
                <text:p>0.33498</text:p>
              </table:table-cell>
              <table:table-cell office:value-type="float" office:value="0.0000235225">
                <text:p>0.0000235225</text:p>
              </table:table-cell>
              <table:table-cell office:value-type="float" office:value="0.333934">
                <text:p>0.333934</text:p>
              </table:table-cell>
              <table:table-cell office:value-type="float" office:value="0.0000266383">
                <text:p>0.0000266383</text:p>
              </table:table-cell>
              <table:table-cell office:value-type="float" office:value="0.333246">
                <text:p>0.333246</text:p>
              </table:table-cell>
              <table:table-cell office:value-type="float" office:value="0.0000295293">
                <text:p>0.0000295293</text:p>
              </table:table-cell>
              <table:table-cell office:value-type="float" office:value="0.332566">
                <text:p>0.332566</text:p>
              </table:table-cell>
              <table:table-cell office:value-type="float" office:value="0.0000314711">
                <text:p>0.0000314711</text:p>
              </table:table-cell>
              <table:table-cell office:value-type="float" office:value="0.331894">
                <text:p>0.331894</text:p>
              </table:table-cell>
              <table:table-cell office:value-type="float" office:value="0.0000333884">
                <text:p>0.0000333884</text:p>
              </table:table-cell>
              <table:table-cell office:value-type="float" office:value="0.33123">
                <text:p>0.33123</text:p>
              </table:table-cell>
              <table:table-cell office:value-type="float" office:value="0.0000356794">
                <text:p>0.0000356794</text:p>
              </table:table-cell>
              <table:table-cell office:value-type="float" office:value="0.330574">
                <text:p>0.330574</text:p>
              </table:table-cell>
              <table:table-cell office:value-type="float" office:value="0.0000369081">
                <text:p>0.0000369081</text:p>
              </table:table-cell>
              <table:table-cell office:value-type="float" office:value="0.329607">
                <text:p>0.329607</text:p>
              </table:table-cell>
              <table:table-cell office:value-type="float" office:value="0.000036973">
                <text:p>0.000036973</text:p>
              </table:table-cell>
              <table:table-cell office:value-type="float" office:value="0.328974">
                <text:p>0.328974</text:p>
              </table:table-cell>
              <table:table-cell office:value-type="float" office:value="0.0000365027">
                <text:p>0.0000365027</text:p>
              </table:table-cell>
              <table:table-cell office:value-type="float" office:value="0.32835">
                <text:p>0.32835</text:p>
              </table:table-cell>
              <table:table-cell office:value-type="float" office:value="0.0000352976">
                <text:p>0.0000352976</text:p>
              </table:table-cell>
              <table:table-cell office:value-type="float" office:value="0.327735">
                <text:p>0.327735</text:p>
              </table:table-cell>
              <table:table-cell office:value-type="float" office:value="0.0000336556">
                <text:p>0.0000336556</text:p>
              </table:table-cell>
              <table:table-cell office:value-type="float" office:value="0.326892">
                <text:p>0.326892</text:p>
              </table:table-cell>
              <table:table-cell office:value-type="float" office:value="0.0000293927">
                <text:p>0.0000293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0.000019567">
                <text:p>0.000019567</text:p>
              </table:table-cell>
              <table:table-cell office:value-type="float" office:value="0.347209">
                <text:p>0.347209</text:p>
              </table:table-cell>
              <table:table-cell office:value-type="float" office:value="0.0000222209">
                <text:p>0.0000222209</text:p>
              </table:table-cell>
              <table:table-cell office:value-type="float" office:value="0.346526">
                <text:p>0.346526</text:p>
              </table:table-cell>
              <table:table-cell office:value-type="float" office:value="0.0000256054">
                <text:p>0.0000256054</text:p>
              </table:table-cell>
              <table:table-cell office:value-type="float" office:value="0.345851">
                <text:p>0.345851</text:p>
              </table:table-cell>
              <table:table-cell office:value-type="float" office:value="0.0000285942">
                <text:p>0.0000285942</text:p>
              </table:table-cell>
              <table:table-cell office:value-type="float" office:value="0.34485">
                <text:p>0.34485</text:p>
              </table:table-cell>
              <table:table-cell office:value-type="float" office:value="0.0000317613">
                <text:p>0.0000317613</text:p>
              </table:table-cell>
              <table:table-cell office:value-type="float" office:value="0.344192">
                <text:p>0.344192</text:p>
              </table:table-cell>
              <table:table-cell office:value-type="float" office:value="0.0000346485">
                <text:p>0.0000346485</text:p>
              </table:table-cell>
              <table:table-cell office:value-type="float" office:value="0.343542">
                <text:p>0.343542</text:p>
              </table:table-cell>
              <table:table-cell office:value-type="float" office:value="0.000036265">
                <text:p>0.000036265</text:p>
              </table:table-cell>
              <table:table-cell office:value-type="float" office:value="0.342898">
                <text:p>0.342898</text:p>
              </table:table-cell>
              <table:table-cell office:value-type="float" office:value="0.0000377339">
                <text:p>0.0000377339</text:p>
              </table:table-cell>
              <table:table-cell office:value-type="float" office:value="0.342263">
                <text:p>0.342263</text:p>
              </table:table-cell>
              <table:table-cell office:value-type="float" office:value="0.0000395301">
                <text:p>0.0000395301</text:p>
              </table:table-cell>
              <table:table-cell office:value-type="float" office:value="0.341636">
                <text:p>0.341636</text:p>
              </table:table-cell>
              <table:table-cell office:value-type="float" office:value="0.0000401103">
                <text:p>0.0000401103</text:p>
              </table:table-cell>
              <table:table-cell office:value-type="float" office:value="0.340711">
                <text:p>0.340711</text:p>
              </table:table-cell>
              <table:table-cell office:value-type="float" office:value="0.000039153">
                <text:p>0.000039153</text:p>
              </table:table-cell>
              <table:table-cell office:value-type="float" office:value="0.340105">
                <text:p>0.340105</text:p>
              </table:table-cell>
              <table:table-cell office:value-type="float" office:value="0.0000381041">
                <text:p>0.0000381041</text:p>
              </table:table-cell>
              <table:table-cell office:value-type="float" office:value="0.339508">
                <text:p>0.339508</text:p>
              </table:table-cell>
              <table:table-cell office:value-type="float" office:value="0.0000364144">
                <text:p>0.0000364144</text:p>
              </table:table-cell>
              <table:table-cell office:value-type="float" office:value="0.338921">
                <text:p>0.338921</text:p>
              </table:table-cell>
              <table:table-cell office:value-type="float" office:value="0.0000344006">
                <text:p>0.0000344006</text:p>
              </table:table-cell>
              <table:table-cell office:value-type="float" office:value="0.338114">
                <text:p>0.338114</text:p>
              </table:table-cell>
              <table:table-cell office:value-type="float" office:value="0.0000297677">
                <text:p>0.0000297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0.0000240114">
                <text:p>0.0000240114</text:p>
              </table:table-cell>
              <table:table-cell office:value-type="float" office:value="0.358018">
                <text:p>0.358018</text:p>
              </table:table-cell>
              <table:table-cell office:value-type="float" office:value="0.0000270696">
                <text:p>0.0000270696</text:p>
              </table:table-cell>
              <table:table-cell office:value-type="float" office:value="0.357366">
                <text:p>0.357366</text:p>
              </table:table-cell>
              <table:table-cell office:value-type="float" office:value="0.0000308938">
                <text:p>0.0000308938</text:p>
              </table:table-cell>
              <table:table-cell office:value-type="float" office:value="0.356721">
                <text:p>0.356721</text:p>
              </table:table-cell>
              <table:table-cell office:value-type="float" office:value="0.0000340861">
                <text:p>0.0000340861</text:p>
              </table:table-cell>
              <table:table-cell office:value-type="float" office:value="0.355766">
                <text:p>0.355766</text:p>
              </table:table-cell>
              <table:table-cell office:value-type="float" office:value="0.0000370195">
                <text:p>0.0000370195</text:p>
              </table:table-cell>
              <table:table-cell office:value-type="float" office:value="0.355138">
                <text:p>0.355138</text:p>
              </table:table-cell>
              <table:table-cell office:value-type="float" office:value="0.000039688">
                <text:p>0.000039688</text:p>
              </table:table-cell>
              <table:table-cell office:value-type="float" office:value="0.354517">
                <text:p>0.354517</text:p>
              </table:table-cell>
              <table:table-cell office:value-type="float" office:value="0.0000407753">
                <text:p>0.0000407753</text:p>
              </table:table-cell>
              <table:table-cell office:value-type="float" office:value="0.353903">
                <text:p>0.353903</text:p>
              </table:table-cell>
              <table:table-cell office:value-type="float" office:value="0.0000416327">
                <text:p>0.0000416327</text:p>
              </table:table-cell>
              <table:table-cell office:value-type="float" office:value="0.353297">
                <text:p>0.353297</text:p>
              </table:table-cell>
              <table:table-cell office:value-type="float" office:value="0.0000428239">
                <text:p>0.0000428239</text:p>
              </table:table-cell>
              <table:table-cell office:value-type="float" office:value="0.352698">
                <text:p>0.352698</text:p>
              </table:table-cell>
              <table:table-cell office:value-type="float" office:value="0.0000427256">
                <text:p>0.0000427256</text:p>
              </table:table-cell>
              <table:table-cell office:value-type="float" office:value="0.351815">
                <text:p>0.351815</text:p>
              </table:table-cell>
              <table:table-cell office:value-type="float" office:value="0.0000408239">
                <text:p>0.0000408239</text:p>
              </table:table-cell>
              <table:table-cell office:value-type="float" office:value="0.351237">
                <text:p>0.351237</text:p>
              </table:table-cell>
              <table:table-cell office:value-type="float" office:value="0.0000392868">
                <text:p>0.0000392868</text:p>
              </table:table-cell>
              <table:table-cell office:value-type="float" office:value="0.350667">
                <text:p>0.350667</text:p>
              </table:table-cell>
              <table:table-cell office:value-type="float" office:value="0.0000372124">
                <text:p>0.0000372124</text:p>
              </table:table-cell>
              <table:table-cell office:value-type="float" office:value="0.350106">
                <text:p>0.350106</text:p>
              </table:table-cell>
              <table:table-cell office:value-type="float" office:value="0.0000349177">
                <text:p>0.0000349177</text:p>
              </table:table-cell>
              <table:table-cell office:value-type="float" office:value="0.349336">
                <text:p>0.349336</text:p>
              </table:table-cell>
              <table:table-cell office:value-type="float" office:value="0.000030019">
                <text:p>0.000030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0.0000290474">
                <text:p>0.0000290474</text:p>
              </table:table-cell>
              <table:table-cell office:value-type="float" office:value="0.368826">
                <text:p>0.368826</text:p>
              </table:table-cell>
              <table:table-cell office:value-type="float" office:value="0.0000324353">
                <text:p>0.0000324353</text:p>
              </table:table-cell>
              <table:table-cell office:value-type="float" office:value="0.368206">
                <text:p>0.368206</text:p>
              </table:table-cell>
              <table:table-cell office:value-type="float" office:value="0.0000365815">
                <text:p>0.0000365815</text:p>
              </table:table-cell>
              <table:table-cell office:value-type="float" office:value="0.367592">
                <text:p>0.367592</text:p>
              </table:table-cell>
              <table:table-cell office:value-type="float" office:value="0.000039798">
                <text:p>0.000039798</text:p>
              </table:table-cell>
              <table:table-cell office:value-type="float" office:value="0.366682">
                <text:p>0.366682</text:p>
              </table:table-cell>
              <table:table-cell office:value-type="float" office:value="0.0000421765">
                <text:p>0.0000421765</text:p>
              </table:table-cell>
              <table:table-cell office:value-type="float" office:value="0.366084">
                <text:p>0.366084</text:p>
              </table:table-cell>
              <table:table-cell office:value-type="float" office:value="0.0000444204">
                <text:p>0.0000444204</text:p>
              </table:table-cell>
              <table:table-cell office:value-type="float" office:value="0.365492">
                <text:p>0.365492</text:p>
              </table:table-cell>
              <table:table-cell office:value-type="float" office:value="0.0000448232">
                <text:p>0.0000448232</text:p>
              </table:table-cell>
              <table:table-cell office:value-type="float" office:value="0.364908">
                <text:p>0.364908</text:p>
              </table:table-cell>
              <table:table-cell office:value-type="float" office:value="0.0000449766">
                <text:p>0.0000449766</text:p>
              </table:table-cell>
              <table:table-cell office:value-type="float" office:value="0.36433">
                <text:p>0.36433</text:p>
              </table:table-cell>
              <table:table-cell office:value-type="float" office:value="0.0000455274">
                <text:p>0.0000455274</text:p>
              </table:table-cell>
              <table:table-cell office:value-type="float" office:value="0.36376">
                <text:p>0.36376</text:p>
              </table:table-cell>
              <table:table-cell office:value-type="float" office:value="0.0000447858">
                <text:p>0.0000447858</text:p>
              </table:table-cell>
              <table:table-cell office:value-type="float" office:value="0.362919">
                <text:p>0.362919</text:p>
              </table:table-cell>
              <table:table-cell office:value-type="float" office:value="0.0000420703">
                <text:p>0.0000420703</text:p>
              </table:table-cell>
              <table:table-cell office:value-type="float" office:value="0.362368">
                <text:p>0.362368</text:p>
              </table:table-cell>
              <table:table-cell office:value-type="float" office:value="0.0000401418">
                <text:p>0.0000401418</text:p>
              </table:table-cell>
              <table:table-cell office:value-type="float" office:value="0.361826">
                <text:p>0.361826</text:p>
              </table:table-cell>
              <table:table-cell office:value-type="float" office:value="0.0000377735">
                <text:p>0.0000377735</text:p>
              </table:table-cell>
              <table:table-cell office:value-type="float" office:value="0.361291">
                <text:p>0.361291</text:p>
              </table:table-cell>
              <table:table-cell office:value-type="float" office:value="0.0000352725">
                <text:p>0.0000352725</text:p>
              </table:table-cell>
              <table:table-cell office:value-type="float" office:value="0.360558">
                <text:p>0.360558</text:p>
              </table:table-cell>
              <table:table-cell office:value-type="float" office:value="0.0000301861">
                <text:p>0.00003018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0.0000345839">
                <text:p>0.0000345839</text:p>
              </table:table-cell>
              <table:table-cell office:value-type="float" office:value="0.379635">
                <text:p>0.379635</text:p>
              </table:table-cell>
              <table:table-cell office:value-type="float" office:value="0.0000381717">
                <text:p>0.0000381717</text:p>
              </table:table-cell>
              <table:table-cell office:value-type="float" office:value="0.379046">
                <text:p>0.379046</text:p>
              </table:table-cell>
              <table:table-cell office:value-type="float" office:value="0.0000424672">
                <text:p>0.0000424672</text:p>
              </table:table-cell>
              <table:table-cell office:value-type="float" office:value="0.378462">
                <text:p>0.378462</text:p>
              </table:table-cell>
              <table:table-cell office:value-type="float" office:value="0.0000454949">
                <text:p>0.0000454949</text:p>
              </table:table-cell>
              <table:table-cell office:value-type="float" office:value="0.377598">
                <text:p>0.377598</text:p>
              </table:table-cell>
              <table:table-cell office:value-type="float" office:value="0.0000470134">
                <text:p>0.0000470134</text:p>
              </table:table-cell>
              <table:table-cell office:value-type="float" office:value="0.37703">
                <text:p>0.37703</text:p>
              </table:table-cell>
              <table:table-cell office:value-type="float" office:value="0.0000486714">
                <text:p>0.0000486714</text:p>
              </table:table-cell>
              <table:table-cell office:value-type="float" office:value="0.376468">
                <text:p>0.376468</text:p>
              </table:table-cell>
              <table:table-cell office:value-type="float" office:value="0.0000483054">
                <text:p>0.0000483054</text:p>
              </table:table-cell>
              <table:table-cell office:value-type="float" office:value="0.375912">
                <text:p>0.375912</text:p>
              </table:table-cell>
              <table:table-cell office:value-type="float" office:value="0.0000477354">
                <text:p>0.0000477354</text:p>
              </table:table-cell>
              <table:table-cell office:value-type="float" office:value="0.375364">
                <text:p>0.375364</text:p>
              </table:table-cell>
              <table:table-cell office:value-type="float" office:value="0.0000476724">
                <text:p>0.0000476724</text:p>
              </table:table-cell>
              <table:table-cell office:value-type="float" office:value="0.374822">
                <text:p>0.374822</text:p>
              </table:table-cell>
              <table:table-cell office:value-type="float" office:value="0.0000463631">
                <text:p>0.0000463631</text:p>
              </table:table-cell>
              <table:table-cell office:value-type="float" office:value="0.374023">
                <text:p>0.374023</text:p>
              </table:table-cell>
              <table:table-cell office:value-type="float" office:value="0.0000429812">
                <text:p>0.0000429812</text:p>
              </table:table-cell>
              <table:table-cell office:value-type="float" office:value="0.3735">
                <text:p>0.3735</text:p>
              </table:table-cell>
              <table:table-cell office:value-type="float" office:value="0.0000407503">
                <text:p>0.0000407503</text:p>
              </table:table-cell>
              <table:table-cell office:value-type="float" office:value="0.372984">
                <text:p>0.372984</text:p>
              </table:table-cell>
              <table:table-cell office:value-type="float" office:value="0.0000381636">
                <text:p>0.0000381636</text:p>
              </table:table-cell>
              <table:table-cell office:value-type="float" office:value="0.372477">
                <text:p>0.372477</text:p>
              </table:table-cell>
              <table:table-cell office:value-type="float" office:value="0.0000355139">
                <text:p>0.0000355139</text:p>
              </table:table-cell>
              <table:table-cell office:value-type="float" office:value="0.37178">
                <text:p>0.37178</text:p>
              </table:table-cell>
              <table:table-cell office:value-type="float" office:value="0.0000302968">
                <text:p>0.0000302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0000404717">
                <text:p>0.0000404717</text:p>
              </table:table-cell>
              <table:table-cell office:value-type="float" office:value="0.390444">
                <text:p>0.390444</text:p>
              </table:table-cell>
              <table:table-cell office:value-type="float" office:value="0.0000440824">
                <text:p>0.0000440824</text:p>
              </table:table-cell>
              <table:table-cell office:value-type="float" office:value="0.389885">
                <text:p>0.389885</text:p>
              </table:table-cell>
              <table:table-cell office:value-type="float" office:value="0.0000483198">
                <text:p>0.0000483198</text:p>
              </table:table-cell>
              <table:table-cell office:value-type="float" office:value="0.389332">
                <text:p>0.389332</text:p>
              </table:table-cell>
              <table:table-cell office:value-type="float" office:value="0.0000509444">
                <text:p>0.0000509444</text:p>
              </table:table-cell>
              <table:table-cell office:value-type="float" office:value="0.388514">
                <text:p>0.388514</text:p>
              </table:table-cell>
              <table:table-cell office:value-type="float" office:value="0.000051364">
                <text:p>0.000051364</text:p>
              </table:table-cell>
              <table:table-cell office:value-type="float" office:value="0.387975">
                <text:p>0.387975</text:p>
              </table:table-cell>
              <table:table-cell office:value-type="float" office:value="0.0000523403">
                <text:p>0.0000523403</text:p>
              </table:table-cell>
              <table:table-cell office:value-type="float" office:value="0.387443">
                <text:p>0.387443</text:p>
              </table:table-cell>
              <table:table-cell office:value-type="float" office:value="0.0000511933">
                <text:p>0.0000511933</text:p>
              </table:table-cell>
              <table:table-cell office:value-type="float" office:value="0.386917">
                <text:p>0.386917</text:p>
              </table:table-cell>
              <table:table-cell office:value-type="float" office:value="0.0000499395">
                <text:p>0.0000499395</text:p>
              </table:table-cell>
              <table:table-cell office:value-type="float" office:value="0.386397">
                <text:p>0.386397</text:p>
              </table:table-cell>
              <table:table-cell office:value-type="float" office:value="0.0000493286">
                <text:p>0.0000493286</text:p>
              </table:table-cell>
              <table:table-cell office:value-type="float" office:value="0.385884">
                <text:p>0.385884</text:p>
              </table:table-cell>
              <table:table-cell office:value-type="float" office:value="0.0000475444">
                <text:p>0.0000475444</text:p>
              </table:table-cell>
              <table:table-cell office:value-type="float" office:value="0.385127">
                <text:p>0.385127</text:p>
              </table:table-cell>
              <table:table-cell office:value-type="float" office:value="0.000043637">
                <text:p>0.000043637</text:p>
              </table:table-cell>
              <table:table-cell office:value-type="float" office:value="0.384631">
                <text:p>0.384631</text:p>
              </table:table-cell>
              <table:table-cell office:value-type="float" office:value="0.0000411786">
                <text:p>0.0000411786</text:p>
              </table:table-cell>
              <table:table-cell office:value-type="float" office:value="0.384143">
                <text:p>0.384143</text:p>
              </table:table-cell>
              <table:table-cell office:value-type="float" office:value="0.0000384326">
                <text:p>0.0000384326</text:p>
              </table:table-cell>
              <table:table-cell office:value-type="float" office:value="0.383662">
                <text:p>0.383662</text:p>
              </table:table-cell>
              <table:table-cell office:value-type="float" office:value="0.0000356773">
                <text:p>0.0000356773</text:p>
              </table:table-cell>
              <table:table-cell office:value-type="float" office:value="0.383002">
                <text:p>0.383002</text:p>
              </table:table-cell>
              <table:table-cell office:value-type="float" office:value="0.0000303699">
                <text:p>0.00003036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0000465165">
                <text:p>0.0000465165</text:p>
              </table:table-cell>
              <table:table-cell office:value-type="float" office:value="0.401252">
                <text:p>0.401252</text:p>
              </table:table-cell>
              <table:table-cell office:value-type="float" office:value="0.0000499456">
                <text:p>0.0000499456</text:p>
              </table:table-cell>
              <table:table-cell office:value-type="float" office:value="0.400725">
                <text:p>0.400725</text:p>
              </table:table-cell>
              <table:table-cell office:value-type="float" office:value="0.0000539131">
                <text:p>0.0000539131</text:p>
              </table:table-cell>
              <table:table-cell office:value-type="float" office:value="0.400203">
                <text:p>0.400203</text:p>
              </table:table-cell>
              <table:table-cell office:value-type="float" office:value="0.0000559527">
                <text:p>0.0000559527</text:p>
              </table:table-cell>
              <table:table-cell office:value-type="float" office:value="0.39943">
                <text:p>0.39943</text:p>
              </table:table-cell>
              <table:table-cell office:value-type="float" office:value="0.0000551321">
                <text:p>0.0000551321</text:p>
              </table:table-cell>
              <table:table-cell office:value-type="float" office:value="0.398921">
                <text:p>0.398921</text:p>
              </table:table-cell>
              <table:table-cell office:value-type="float" office:value="0.0000553992">
                <text:p>0.0000553992</text:p>
              </table:table-cell>
              <table:table-cell office:value-type="float" office:value="0.398418">
                <text:p>0.398418</text:p>
              </table:table-cell>
              <table:table-cell office:value-type="float" office:value="0.0000535165">
                <text:p>0.0000535165</text:p>
              </table:table-cell>
              <table:table-cell office:value-type="float" office:value="0.397922">
                <text:p>0.397922</text:p>
              </table:table-cell>
              <table:table-cell office:value-type="float" office:value="0.0000516557">
                <text:p>0.0000516557</text:p>
              </table:table-cell>
              <table:table-cell office:value-type="float" office:value="0.397431">
                <text:p>0.397431</text:p>
              </table:table-cell>
              <table:table-cell office:value-type="float" office:value="0.000050581">
                <text:p>0.000050581</text:p>
              </table:table-cell>
              <table:table-cell office:value-type="float" office:value="0.396946">
                <text:p>0.396946</text:p>
              </table:table-cell>
              <table:table-cell office:value-type="float" office:value="0.0000484147">
                <text:p>0.0000484147</text:p>
              </table:table-cell>
              <table:table-cell office:value-type="float" office:value="0.396231">
                <text:p>0.396231</text:p>
              </table:table-cell>
              <table:table-cell office:value-type="float" office:value="0.0000441042">
                <text:p>0.0000441042</text:p>
              </table:table-cell>
              <table:table-cell office:value-type="float" office:value="0.395763">
                <text:p>0.395763</text:p>
              </table:table-cell>
              <table:table-cell office:value-type="float" office:value="0.0000414778">
                <text:p>0.0000414778</text:p>
              </table:table-cell>
              <table:table-cell office:value-type="float" office:value="0.395302">
                <text:p>0.395302</text:p>
              </table:table-cell>
              <table:table-cell office:value-type="float" office:value="0.0000386171">
                <text:p>0.0000386171</text:p>
              </table:table-cell>
              <table:table-cell office:value-type="float" office:value="0.394848">
                <text:p>0.394848</text:p>
              </table:table-cell>
              <table:table-cell office:value-type="float" office:value="0.0000357875">
                <text:p>0.0000357875</text:p>
              </table:table-cell>
              <table:table-cell office:value-type="float" office:value="0.394224">
                <text:p>0.394224</text:p>
              </table:table-cell>
              <table:table-cell office:value-type="float" office:value="0.000030418">
                <text:p>0.000030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0000525019">
                <text:p>0.0000525019</text:p>
              </table:table-cell>
              <table:table-cell office:value-type="float" office:value="0.412061">
                <text:p>0.412061</text:p>
              </table:table-cell>
              <table:table-cell office:value-type="float" office:value="0.0000555469">
                <text:p>0.0000555469</text:p>
              </table:table-cell>
              <table:table-cell office:value-type="float" office:value="0.411565">
                <text:p>0.411565</text:p>
              </table:table-cell>
              <table:table-cell office:value-type="float" office:value="0.0000590596">
                <text:p>0.0000590596</text:p>
              </table:table-cell>
              <table:table-cell office:value-type="float" office:value="0.411073">
                <text:p>0.411073</text:p>
              </table:table-cell>
              <table:table-cell office:value-type="float" office:value="0.0000603891">
                <text:p>0.0000603891</text:p>
              </table:table-cell>
              <table:table-cell office:value-type="float" office:value="0.410346">
                <text:p>0.410346</text:p>
              </table:table-cell>
              <table:table-cell office:value-type="float" office:value="0.0000582904">
                <text:p>0.0000582904</text:p>
              </table:table-cell>
              <table:table-cell office:value-type="float" office:value="0.409867">
                <text:p>0.409867</text:p>
              </table:table-cell>
              <table:table-cell office:value-type="float" office:value="0.0000578767">
                <text:p>0.0000578767</text:p>
              </table:table-cell>
              <table:table-cell office:value-type="float" office:value="0.409394">
                <text:p>0.409394</text:p>
              </table:table-cell>
              <table:table-cell office:value-type="float" office:value="0.0000553402">
                <text:p>0.0000553402</text:p>
              </table:table-cell>
              <table:table-cell office:value-type="float" office:value="0.408926">
                <text:p>0.408926</text:p>
              </table:table-cell>
              <table:table-cell office:value-type="float" office:value="0.0000529654">
                <text:p>0.0000529654</text:p>
              </table:table-cell>
              <table:table-cell office:value-type="float" office:value="0.408464">
                <text:p>0.408464</text:p>
              </table:table-cell>
              <table:table-cell office:value-type="float" office:value="0.0000515131">
                <text:p>0.0000515131</text:p>
              </table:table-cell>
              <table:table-cell office:value-type="float" office:value="0.408008">
                <text:p>0.408008</text:p>
              </table:table-cell>
              <table:table-cell office:value-type="float" office:value="0.0000490481">
                <text:p>0.0000490481</text:p>
              </table:table-cell>
              <table:table-cell office:value-type="float" office:value="0.407335">
                <text:p>0.407335</text:p>
              </table:table-cell>
              <table:table-cell office:value-type="float" office:value="0.0000444345">
                <text:p>0.0000444345</text:p>
              </table:table-cell>
              <table:table-cell office:value-type="float" office:value="0.406895">
                <text:p>0.406895</text:p>
              </table:table-cell>
              <table:table-cell office:value-type="float" office:value="0.0000416856">
                <text:p>0.0000416856</text:p>
              </table:table-cell>
              <table:table-cell office:value-type="float" office:value="0.406461">
                <text:p>0.406461</text:p>
              </table:table-cell>
              <table:table-cell office:value-type="float" office:value="0.0000387432">
                <text:p>0.0000387432</text:p>
              </table:table-cell>
              <table:table-cell office:value-type="float" office:value="0.406033">
                <text:p>0.406033</text:p>
              </table:table-cell>
              <table:table-cell office:value-type="float" office:value="0.0000358616">
                <text:p>0.0000358616</text:p>
              </table:table-cell>
              <table:table-cell office:value-type="float" office:value="0.405447">
                <text:p>0.405447</text:p>
              </table:table-cell>
              <table:table-cell office:value-type="float" office:value="0.0000304497">
                <text:p>0.0000304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0000582199">
                <text:p>0.0000582199</text:p>
              </table:table-cell>
              <table:table-cell office:value-type="float" office:value="0.42287">
                <text:p>0.42287</text:p>
              </table:table-cell>
              <table:table-cell office:value-type="float" office:value="0.0000607085">
                <text:p>0.0000607085</text:p>
              </table:table-cell>
              <table:table-cell office:value-type="float" office:value="0.422404">
                <text:p>0.422404</text:p>
              </table:table-cell>
              <table:table-cell office:value-type="float" office:value="0.0000636323">
                <text:p>0.0000636323</text:p>
              </table:table-cell>
              <table:table-cell office:value-type="float" office:value="0.421944">
                <text:p>0.421944</text:p>
              </table:table-cell>
              <table:table-cell office:value-type="float" office:value="0.0000641925">
                <text:p>0.0000641925</text:p>
              </table:table-cell>
              <table:table-cell office:value-type="float" office:value="0.421262">
                <text:p>0.421262</text:p>
              </table:table-cell>
              <table:table-cell office:value-type="float" office:value="0.0000608655">
                <text:p>0.0000608655</text:p>
              </table:table-cell>
              <table:table-cell office:value-type="float" office:value="0.420813">
                <text:p>0.420813</text:p>
              </table:table-cell>
              <table:table-cell office:value-type="float" office:value="0.0000598368">
                <text:p>0.0000598368</text:p>
              </table:table-cell>
              <table:table-cell office:value-type="float" office:value="0.420369">
                <text:p>0.420369</text:p>
              </table:table-cell>
              <table:table-cell office:value-type="float" office:value="0.0000567443">
                <text:p>0.0000567443</text:p>
              </table:table-cell>
              <table:table-cell office:value-type="float" office:value="0.419931">
                <text:p>0.419931</text:p>
              </table:table-cell>
              <table:table-cell office:value-type="float" office:value="0.0000539496">
                <text:p>0.0000539496</text:p>
              </table:table-cell>
              <table:table-cell office:value-type="float" office:value="0.419498">
                <text:p>0.419498</text:p>
              </table:table-cell>
              <table:table-cell office:value-type="float" office:value="0.0000521986">
                <text:p>0.0000521986</text:p>
              </table:table-cell>
              <table:table-cell office:value-type="float" office:value="0.41907">
                <text:p>0.41907</text:p>
              </table:table-cell>
              <table:table-cell office:value-type="float" office:value="0.0000495051">
                <text:p>0.0000495051</text:p>
              </table:table-cell>
              <table:table-cell office:value-type="float" office:value="0.418439">
                <text:p>0.418439</text:p>
              </table:table-cell>
              <table:table-cell office:value-type="float" office:value="0.0000446666">
                <text:p>0.0000446666</text:p>
              </table:table-cell>
              <table:table-cell office:value-type="float" office:value="0.418026">
                <text:p>0.418026</text:p>
              </table:table-cell>
              <table:table-cell office:value-type="float" office:value="0.0000418294">
                <text:p>0.0000418294</text:p>
              </table:table-cell>
              <table:table-cell office:value-type="float" office:value="0.417619">
                <text:p>0.417619</text:p>
              </table:table-cell>
              <table:table-cell office:value-type="float" office:value="0.0000388291">
                <text:p>0.0000388291</text:p>
              </table:table-cell>
              <table:table-cell office:value-type="float" office:value="0.417219">
                <text:p>0.417219</text:p>
              </table:table-cell>
              <table:table-cell office:value-type="float" office:value="0.0000359113">
                <text:p>0.0000359113</text:p>
              </table:table-cell>
              <table:table-cell office:value-type="float" office:value="0.416669">
                <text:p>0.416669</text:p>
              </table:table-cell>
              <table:table-cell office:value-type="float" office:value="0.0000304705">
                <text:p>0.0000304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0000634985">
                <text:p>0.0000634985</text:p>
              </table:table-cell>
              <table:table-cell office:value-type="float" office:value="0.433678">
                <text:p>0.433678</text:p>
              </table:table-cell>
              <table:table-cell office:value-type="float" office:value="0.0000653095">
                <text:p>0.0000653095</text:p>
              </table:table-cell>
              <table:table-cell office:value-type="float" office:value="0.433244">
                <text:p>0.433244</text:p>
              </table:table-cell>
              <table:table-cell office:value-type="float" office:value="0.0000675708">
                <text:p>0.0000675708</text:p>
              </table:table-cell>
              <table:table-cell office:value-type="float" office:value="0.432814">
                <text:p>0.432814</text:p>
              </table:table-cell>
              <table:table-cell office:value-type="float" office:value="0.0000673628">
                <text:p>0.0000673628</text:p>
              </table:table-cell>
              <table:table-cell office:value-type="float" office:value="0.432177">
                <text:p>0.432177</text:p>
              </table:table-cell>
              <table:table-cell office:value-type="float" office:value="0.0000629184">
                <text:p>0.0000629184</text:p>
              </table:table-cell>
              <table:table-cell office:value-type="float" office:value="0.431759">
                <text:p>0.431759</text:p>
              </table:table-cell>
              <table:table-cell office:value-type="float" office:value="0.0000613589">
                <text:p>0.0000613589</text:p>
              </table:table-cell>
              <table:table-cell office:value-type="float" office:value="0.431345">
                <text:p>0.431345</text:p>
              </table:table-cell>
              <table:table-cell office:value-type="float" office:value="0.0000578093">
                <text:p>0.0000578093</text:p>
              </table:table-cell>
              <table:table-cell office:value-type="float" office:value="0.430935">
                <text:p>0.430935</text:p>
              </table:table-cell>
              <table:table-cell office:value-type="float" office:value="0.0000546808">
                <text:p>0.0000546808</text:p>
              </table:table-cell>
              <table:table-cell office:value-type="float" office:value="0.430531">
                <text:p>0.430531</text:p>
              </table:table-cell>
              <table:table-cell office:value-type="float" office:value="0.0000526984">
                <text:p>0.0000526984</text:p>
              </table:table-cell>
              <table:table-cell office:value-type="float" office:value="0.430132">
                <text:p>0.430132</text:p>
              </table:table-cell>
              <table:table-cell office:value-type="float" office:value="0.0000498326">
                <text:p>0.0000498326</text:p>
              </table:table-cell>
              <table:table-cell office:value-type="float" office:value="0.429543">
                <text:p>0.429543</text:p>
              </table:table-cell>
              <table:table-cell office:value-type="float" office:value="0.0000448292">
                <text:p>0.0000448292</text:p>
              </table:table-cell>
              <table:table-cell office:value-type="float" office:value="0.429158">
                <text:p>0.429158</text:p>
              </table:table-cell>
              <table:table-cell office:value-type="float" office:value="0.0000419286">
                <text:p>0.0000419286</text:p>
              </table:table-cell>
              <table:table-cell office:value-type="float" office:value="0.428778">
                <text:p>0.428778</text:p>
              </table:table-cell>
              <table:table-cell office:value-type="float" office:value="0.0000388876">
                <text:p>0.0000388876</text:p>
              </table:table-cell>
              <table:table-cell office:value-type="float" office:value="0.428404">
                <text:p>0.428404</text:p>
              </table:table-cell>
              <table:table-cell office:value-type="float" office:value="0.0000359446">
                <text:p>0.0000359446</text:p>
              </table:table-cell>
              <table:table-cell office:value-type="float" office:value="0.427891">
                <text:p>0.427891</text:p>
              </table:table-cell>
              <table:table-cell office:value-type="float" office:value="0.0000304842">
                <text:p>0.0000304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0000682196">
                <text:p>0.0000682196</text:p>
              </table:table-cell>
              <table:table-cell office:value-type="float" office:value="0.444487">
                <text:p>0.444487</text:p>
              </table:table-cell>
              <table:table-cell office:value-type="float" office:value="0.0000692909">
                <text:p>0.0000692909</text:p>
              </table:table-cell>
              <table:table-cell office:value-type="float" office:value="0.444084">
                <text:p>0.444084</text:p>
              </table:table-cell>
              <table:table-cell office:value-type="float" office:value="0.0000708731">
                <text:p>0.0000708731</text:p>
              </table:table-cell>
              <table:table-cell office:value-type="float" office:value="0.443685">
                <text:p>0.443685</text:p>
              </table:table-cell>
              <table:table-cell office:value-type="float" office:value="0.0000699442">
                <text:p>0.0000699442</text:p>
              </table:table-cell>
              <table:table-cell office:value-type="float" office:value="0.443093">
                <text:p>0.443093</text:p>
              </table:table-cell>
              <table:table-cell office:value-type="float" office:value="0.0000645258">
                <text:p>0.0000645258</text:p>
              </table:table-cell>
              <table:table-cell office:value-type="float" office:value="0.442704">
                <text:p>0.442704</text:p>
              </table:table-cell>
              <table:table-cell office:value-type="float" office:value="0.0000625239">
                <text:p>0.0000625239</text:p>
              </table:table-cell>
              <table:table-cell office:value-type="float" office:value="0.44232">
                <text:p>0.44232</text:p>
              </table:table-cell>
              <table:table-cell office:value-type="float" office:value="0.0000586081">
                <text:p>0.0000586081</text:p>
              </table:table-cell>
              <table:table-cell office:value-type="float" office:value="0.44194">
                <text:p>0.44194</text:p>
              </table:table-cell>
              <table:table-cell office:value-type="float" office:value="0.0000552193">
                <text:p>0.0000552193</text:p>
              </table:table-cell>
              <table:table-cell office:value-type="float" office:value="0.441565">
                <text:p>0.441565</text:p>
              </table:table-cell>
              <table:table-cell office:value-type="float" office:value="0.0000530605">
                <text:p>0.0000530605</text:p>
              </table:table-cell>
              <table:table-cell office:value-type="float" office:value="0.441194">
                <text:p>0.441194</text:p>
              </table:table-cell>
              <table:table-cell office:value-type="float" office:value="0.0000500663">
                <text:p>0.0000500663</text:p>
              </table:table-cell>
              <table:table-cell office:value-type="float" office:value="0.440647">
                <text:p>0.440647</text:p>
              </table:table-cell>
              <table:table-cell office:value-type="float" office:value="0.0000449428">
                <text:p>0.0000449428</text:p>
              </table:table-cell>
              <table:table-cell office:value-type="float" office:value="0.440289">
                <text:p>0.440289</text:p>
              </table:table-cell>
              <table:table-cell office:value-type="float" office:value="0.000041997">
                <text:p>0.000041997</text:p>
              </table:table-cell>
              <table:table-cell office:value-type="float" office:value="0.439937">
                <text:p>0.439937</text:p>
              </table:table-cell>
              <table:table-cell office:value-type="float" office:value="0.0000389273">
                <text:p>0.0000389273</text:p>
              </table:table-cell>
              <table:table-cell office:value-type="float" office:value="0.439589">
                <text:p>0.439589</text:p>
              </table:table-cell>
              <table:table-cell office:value-type="float" office:value="0.000035967">
                <text:p>0.000035967</text:p>
              </table:table-cell>
              <table:table-cell office:value-type="float" office:value="0.439113">
                <text:p>0.439113</text:p>
              </table:table-cell>
              <table:table-cell office:value-type="float" office:value="0.0000304932">
                <text:p>0.0000304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00072324">
                <text:p>0.000072324</text:p>
              </table:table-cell>
              <table:table-cell office:value-type="float" office:value="0.455296">
                <text:p>0.455296</text:p>
              </table:table-cell>
              <table:table-cell office:value-type="float" office:value="0.0000726484">
                <text:p>0.0000726484</text:p>
              </table:table-cell>
              <table:table-cell office:value-type="float" office:value="0.454924">
                <text:p>0.454924</text:p>
              </table:table-cell>
              <table:table-cell office:value-type="float" office:value="0.0000735802">
                <text:p>0.0000735802</text:p>
              </table:table-cell>
              <table:table-cell office:value-type="float" office:value="0.454555">
                <text:p>0.454555</text:p>
              </table:table-cell>
              <table:table-cell office:value-type="float" office:value="0.0000720061">
                <text:p>0.0000720061</text:p>
              </table:table-cell>
              <table:table-cell office:value-type="float" office:value="0.454009">
                <text:p>0.454009</text:p>
              </table:table-cell>
              <table:table-cell office:value-type="float" office:value="0.0000657667">
                <text:p>0.0000657667</text:p>
              </table:table-cell>
              <table:table-cell office:value-type="float" office:value="0.45365">
                <text:p>0.45365</text:p>
              </table:table-cell>
              <table:table-cell office:value-type="float" office:value="0.0000634057">
                <text:p>0.0000634057</text:p>
              </table:table-cell>
              <table:table-cell office:value-type="float" office:value="0.453295">
                <text:p>0.453295</text:p>
              </table:table-cell>
              <table:table-cell office:value-type="float" office:value="0.0000592021">
                <text:p>0.0000592021</text:p>
              </table:table-cell>
              <table:table-cell office:value-type="float" office:value="0.452945">
                <text:p>0.452945</text:p>
              </table:table-cell>
              <table:table-cell office:value-type="float" office:value="0.0000556134">
                <text:p>0.0000556134</text:p>
              </table:table-cell>
              <table:table-cell office:value-type="float" office:value="0.452598">
                <text:p>0.452598</text:p>
              </table:table-cell>
              <table:table-cell office:value-type="float" office:value="0.0000533216">
                <text:p>0.0000533216</text:p>
              </table:table-cell>
              <table:table-cell office:value-type="float" office:value="0.452256">
                <text:p>0.452256</text:p>
              </table:table-cell>
              <table:table-cell office:value-type="float" office:value="0.0000502326">
                <text:p>0.0000502326</text:p>
              </table:table-cell>
              <table:table-cell office:value-type="float" office:value="0.451751">
                <text:p>0.451751</text:p>
              </table:table-cell>
              <table:table-cell office:value-type="float" office:value="0.0000450219">
                <text:p>0.0000450219</text:p>
              </table:table-cell>
              <table:table-cell office:value-type="float" office:value="0.451421">
                <text:p>0.451421</text:p>
              </table:table-cell>
              <table:table-cell office:value-type="float" office:value="0.0000420441">
                <text:p>0.0000420441</text:p>
              </table:table-cell>
              <table:table-cell office:value-type="float" office:value="0.451095">
                <text:p>0.451095</text:p>
              </table:table-cell>
              <table:table-cell office:value-type="float" office:value="0.0000389543">
                <text:p>0.0000389543</text:p>
              </table:table-cell>
              <table:table-cell office:value-type="float" office:value="0.450775">
                <text:p>0.450775</text:p>
              </table:table-cell>
              <table:table-cell office:value-type="float" office:value="0.000035982">
                <text:p>0.000035982</text:p>
              </table:table-cell>
              <table:table-cell office:value-type="float" office:value="0.450335">
                <text:p>0.450335</text:p>
              </table:table-cell>
              <table:table-cell office:value-type="float" office:value="0.000030499">
                <text:p>0.0000304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000758051">
                <text:p>0.0000758051</text:p>
              </table:table-cell>
              <table:table-cell office:value-type="float" office:value="0.466104">
                <text:p>0.466104</text:p>
              </table:table-cell>
              <table:table-cell office:value-type="float" office:value="0.0000754191">
                <text:p>0.0000754191</text:p>
              </table:table-cell>
              <table:table-cell office:value-type="float" office:value="0.465763">
                <text:p>0.465763</text:p>
              </table:table-cell>
              <table:table-cell office:value-type="float" office:value="0.0000757586">
                <text:p>0.0000757586</text:p>
              </table:table-cell>
              <table:table-cell office:value-type="float" office:value="0.465425">
                <text:p>0.465425</text:p>
              </table:table-cell>
              <table:table-cell office:value-type="float" office:value="0.0000736281">
                <text:p>0.0000736281</text:p>
              </table:table-cell>
              <table:table-cell office:value-type="float" office:value="0.464925">
                <text:p>0.464925</text:p>
              </table:table-cell>
              <table:table-cell office:value-type="float" office:value="0.0000667142">
                <text:p>0.0000667142</text:p>
              </table:table-cell>
              <table:table-cell office:value-type="float" office:value="0.464596">
                <text:p>0.464596</text:p>
              </table:table-cell>
              <table:table-cell office:value-type="float" office:value="0.0000640675">
                <text:p>0.0000640675</text:p>
              </table:table-cell>
              <table:table-cell office:value-type="float" office:value="0.464271">
                <text:p>0.464271</text:p>
              </table:table-cell>
              <table:table-cell office:value-type="float" office:value="0.0000596411">
                <text:p>0.0000596411</text:p>
              </table:table-cell>
              <table:table-cell office:value-type="float" office:value="0.463949">
                <text:p>0.463949</text:p>
              </table:table-cell>
              <table:table-cell office:value-type="float" office:value="0.0000559004">
                <text:p>0.0000559004</text:p>
              </table:table-cell>
              <table:table-cell office:value-type="float" office:value="0.463632">
                <text:p>0.463632</text:p>
              </table:table-cell>
              <table:table-cell office:value-type="float" office:value="0.0000535092">
                <text:p>0.0000535092</text:p>
              </table:table-cell>
              <table:table-cell office:value-type="float" office:value="0.463318">
                <text:p>0.463318</text:p>
              </table:table-cell>
              <table:table-cell office:value-type="float" office:value="0.0000503505">
                <text:p>0.0000503505</text:p>
              </table:table-cell>
              <table:table-cell office:value-type="float" office:value="0.462856">
                <text:p>0.462856</text:p>
              </table:table-cell>
              <table:table-cell office:value-type="float" office:value="0.0000450771">
                <text:p>0.0000450771</text:p>
              </table:table-cell>
              <table:table-cell office:value-type="float" office:value="0.462553">
                <text:p>0.462553</text:p>
              </table:table-cell>
              <table:table-cell office:value-type="float" office:value="0.0000420764">
                <text:p>0.0000420764</text:p>
              </table:table-cell>
              <table:table-cell office:value-type="float" office:value="0.462254">
                <text:p>0.462254</text:p>
              </table:table-cell>
              <table:table-cell office:value-type="float" office:value="0.0000389726">
                <text:p>0.0000389726</text:p>
              </table:table-cell>
              <table:table-cell office:value-type="float" office:value="0.46196">
                <text:p>0.46196</text:p>
              </table:table-cell>
              <table:table-cell office:value-type="float" office:value="0.000035992">
                <text:p>0.000035992</text:p>
              </table:table-cell>
              <table:table-cell office:value-type="float" office:value="0.461557">
                <text:p>0.461557</text:p>
              </table:table-cell>
              <table:table-cell office:value-type="float" office:value="0.0000305029">
                <text:p>0.0000305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0000786964">
                <text:p>0.0000786964</text:p>
              </table:table-cell>
              <table:table-cell office:value-type="float" office:value="0.476913">
                <text:p>0.476913</text:p>
              </table:table-cell>
              <table:table-cell office:value-type="float" office:value="0.0000776647">
                <text:p>0.0000776647</text:p>
              </table:table-cell>
              <table:table-cell office:value-type="float" office:value="0.476603">
                <text:p>0.476603</text:p>
              </table:table-cell>
              <table:table-cell office:value-type="float" office:value="0.0000774855">
                <text:p>0.0000774855</text:p>
              </table:table-cell>
              <table:table-cell office:value-type="float" office:value="0.476296">
                <text:p>0.476296</text:p>
              </table:table-cell>
              <table:table-cell office:value-type="float" office:value="0.0000748886">
                <text:p>0.0000748886</text:p>
              </table:table-cell>
              <table:table-cell office:value-type="float" office:value="0.475841">
                <text:p>0.475841</text:p>
              </table:table-cell>
              <table:table-cell office:value-type="float" office:value="0.0000674318">
                <text:p>0.0000674318</text:p>
              </table:table-cell>
              <table:table-cell office:value-type="float" office:value="0.475542">
                <text:p>0.475542</text:p>
              </table:table-cell>
              <table:table-cell office:value-type="float" office:value="0.0000645611">
                <text:p>0.0000645611</text:p>
              </table:table-cell>
              <table:table-cell office:value-type="float" office:value="0.475246">
                <text:p>0.475246</text:p>
              </table:table-cell>
              <table:table-cell office:value-type="float" office:value="0.0000599639">
                <text:p>0.0000599639</text:p>
              </table:table-cell>
              <table:table-cell office:value-type="float" office:value="0.474954">
                <text:p>0.474954</text:p>
              </table:table-cell>
              <table:table-cell office:value-type="float" office:value="0.0000561088">
                <text:p>0.0000561088</text:p>
              </table:table-cell>
              <table:table-cell office:value-type="float" office:value="0.474665">
                <text:p>0.474665</text:p>
              </table:table-cell>
              <table:table-cell office:value-type="float" office:value="0.0000536438">
                <text:p>0.0000536438</text:p>
              </table:table-cell>
              <table:table-cell office:value-type="float" office:value="0.47438">
                <text:p>0.47438</text:p>
              </table:table-cell>
              <table:table-cell office:value-type="float" office:value="0.000050434">
                <text:p>0.000050434</text:p>
              </table:table-cell>
              <table:table-cell office:value-type="float" office:value="0.47396">
                <text:p>0.47396</text:p>
              </table:table-cell>
              <table:table-cell office:value-type="float" office:value="0.0000451154">
                <text:p>0.0000451154</text:p>
              </table:table-cell>
              <table:table-cell office:value-type="float" office:value="0.473684">
                <text:p>0.473684</text:p>
              </table:table-cell>
              <table:table-cell office:value-type="float" office:value="0.0000420986">
                <text:p>0.0000420986</text:p>
              </table:table-cell>
              <table:table-cell office:value-type="float" office:value="0.473413">
                <text:p>0.473413</text:p>
              </table:table-cell>
              <table:table-cell office:value-type="float" office:value="0.000038985">
                <text:p>0.000038985</text:p>
              </table:table-cell>
              <table:table-cell office:value-type="float" office:value="0.473146">
                <text:p>0.473146</text:p>
              </table:table-cell>
              <table:table-cell office:value-type="float" office:value="0.0000359987">
                <text:p>0.0000359987</text:p>
              </table:table-cell>
              <table:table-cell office:value-type="float" office:value="0.472779">
                <text:p>0.472779</text:p>
              </table:table-cell>
              <table:table-cell office:value-type="float" office:value="0.0000305054">
                <text:p>0.00003050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0000810561">
                <text:p>0.0000810561</text:p>
              </table:table-cell>
              <table:table-cell office:value-type="float" office:value="0.487722">
                <text:p>0.487722</text:p>
              </table:table-cell>
              <table:table-cell office:value-type="float" office:value="0.0000794583">
                <text:p>0.0000794583</text:p>
              </table:table-cell>
              <table:table-cell office:value-type="float" office:value="0.487443">
                <text:p>0.487443</text:p>
              </table:table-cell>
              <table:table-cell office:value-type="float" office:value="0.0000788384">
                <text:p>0.0000788384</text:p>
              </table:table-cell>
              <table:table-cell office:value-type="float" office:value="0.487166">
                <text:p>0.487166</text:p>
              </table:table-cell>
              <table:table-cell office:value-type="float" office:value="0.0000758592">
                <text:p>0.0000758592</text:p>
              </table:table-cell>
              <table:table-cell office:value-type="float" office:value="0.486757">
                <text:p>0.486757</text:p>
              </table:table-cell>
              <table:table-cell office:value-type="float" office:value="0.0000679717">
                <text:p>0.0000679717</text:p>
              </table:table-cell>
              <table:table-cell office:value-type="float" office:value="0.486488">
                <text:p>0.486488</text:p>
              </table:table-cell>
              <table:table-cell office:value-type="float" office:value="0.0000649275">
                <text:p>0.0000649275</text:p>
              </table:table-cell>
              <table:table-cell office:value-type="float" office:value="0.486222">
                <text:p>0.486222</text:p>
              </table:table-cell>
              <table:table-cell office:value-type="float" office:value="0.0000602005">
                <text:p>0.0000602005</text:p>
              </table:table-cell>
              <table:table-cell office:value-type="float" office:value="0.485958">
                <text:p>0.485958</text:p>
              </table:table-cell>
              <table:table-cell office:value-type="float" office:value="0.0000562597">
                <text:p>0.0000562597</text:p>
              </table:table-cell>
              <table:table-cell office:value-type="float" office:value="0.485699">
                <text:p>0.485699</text:p>
              </table:table-cell>
              <table:table-cell office:value-type="float" office:value="0.0000537401">
                <text:p>0.0000537401</text:p>
              </table:table-cell>
              <table:table-cell office:value-type="float" office:value="0.485442">
                <text:p>0.485442</text:p>
              </table:table-cell>
              <table:table-cell office:value-type="float" office:value="0.0000504931">
                <text:p>0.0000504931</text:p>
              </table:table-cell>
              <table:table-cell office:value-type="float" office:value="0.485064">
                <text:p>0.485064</text:p>
              </table:table-cell>
              <table:table-cell office:value-type="float" office:value="0.0000451421">
                <text:p>0.0000451421</text:p>
              </table:table-cell>
              <table:table-cell office:value-type="float" office:value="0.484816">
                <text:p>0.484816</text:p>
              </table:table-cell>
              <table:table-cell office:value-type="float" office:value="0.0000421139">
                <text:p>0.0000421139</text:p>
              </table:table-cell>
              <table:table-cell office:value-type="float" office:value="0.484572">
                <text:p>0.484572</text:p>
              </table:table-cell>
              <table:table-cell office:value-type="float" office:value="0.0000389934">
                <text:p>0.0000389934</text:p>
              </table:table-cell>
              <table:table-cell office:value-type="float" office:value="0.484331">
                <text:p>0.484331</text:p>
              </table:table-cell>
              <table:table-cell office:value-type="float" office:value="0.0000360032">
                <text:p>0.0000360032</text:p>
              </table:table-cell>
              <table:table-cell office:value-type="float" office:value="0.484001">
                <text:p>0.484001</text:p>
              </table:table-cell>
              <table:table-cell office:value-type="float" office:value="0.0000305071">
                <text:p>0.0000305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0000829547">
                <text:p>0.0000829547</text:p>
              </table:table-cell>
              <table:table-cell office:value-type="float" office:value="0.49853">
                <text:p>0.49853</text:p>
              </table:table-cell>
              <table:table-cell office:value-type="float" office:value="0.0000808743">
                <text:p>0.0000808743</text:p>
              </table:table-cell>
              <table:table-cell office:value-type="float" office:value="0.498282">
                <text:p>0.498282</text:p>
              </table:table-cell>
              <table:table-cell office:value-type="float" office:value="0.0000798884">
                <text:p>0.0000798884</text:p>
              </table:table-cell>
              <table:table-cell office:value-type="float" office:value="0.498037">
                <text:p>0.498037</text:p>
              </table:table-cell>
              <table:table-cell office:value-type="float" office:value="0.000076601">
                <text:p>0.000076601</text:p>
              </table:table-cell>
              <table:table-cell office:value-type="float" office:value="0.497673">
                <text:p>0.497673</text:p>
              </table:table-cell>
              <table:table-cell office:value-type="float" office:value="0.0000683761">
                <text:p>0.0000683761</text:p>
              </table:table-cell>
              <table:table-cell office:value-type="float" office:value="0.497434">
                <text:p>0.497434</text:p>
              </table:table-cell>
              <table:table-cell office:value-type="float" office:value="0.0000651985">
                <text:p>0.0000651985</text:p>
              </table:table-cell>
              <table:table-cell office:value-type="float" office:value="0.497197">
                <text:p>0.497197</text:p>
              </table:table-cell>
              <table:table-cell office:value-type="float" office:value="0.0000603735">
                <text:p>0.0000603735</text:p>
              </table:table-cell>
              <table:table-cell office:value-type="float" office:value="0.496963">
                <text:p>0.496963</text:p>
              </table:table-cell>
              <table:table-cell office:value-type="float" office:value="0.0000563688">
                <text:p>0.0000563688</text:p>
              </table:table-cell>
              <table:table-cell office:value-type="float" office:value="0.496732">
                <text:p>0.496732</text:p>
              </table:table-cell>
              <table:table-cell office:value-type="float" office:value="0.0000538089">
                <text:p>0.0000538089</text:p>
              </table:table-cell>
              <table:table-cell office:value-type="float" office:value="0.496504">
                <text:p>0.496504</text:p>
              </table:table-cell>
              <table:table-cell office:value-type="float" office:value="0.0000505349">
                <text:p>0.0000505349</text:p>
              </table:table-cell>
              <table:table-cell office:value-type="float" office:value="0.496168">
                <text:p>0.496168</text:p>
              </table:table-cell>
              <table:table-cell office:value-type="float" office:value="0.0000451606">
                <text:p>0.0000451606</text:p>
              </table:table-cell>
              <table:table-cell office:value-type="float" office:value="0.495947">
                <text:p>0.495947</text:p>
              </table:table-cell>
              <table:table-cell office:value-type="float" office:value="0.0000421244">
                <text:p>0.0000421244</text:p>
              </table:table-cell>
              <table:table-cell office:value-type="float" office:value="0.49573">
                <text:p>0.49573</text:p>
              </table:table-cell>
              <table:table-cell office:value-type="float" office:value="0.0000389991">
                <text:p>0.0000389991</text:p>
              </table:table-cell>
              <table:table-cell office:value-type="float" office:value="0.495517">
                <text:p>0.495517</text:p>
              </table:table-cell>
              <table:table-cell office:value-type="float" office:value="0.0000360062">
                <text:p>0.0000360062</text:p>
              </table:table-cell>
              <table:table-cell office:value-type="float" office:value="0.495223">
                <text:p>0.495223</text:p>
              </table:table-cell>
              <table:table-cell office:value-type="float" office:value="0.0000305082">
                <text:p>0.00003050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0000844648">
                <text:p>0.0000844648</text:p>
              </table:table-cell>
              <table:table-cell office:value-type="float" office:value="0.509339">
                <text:p>0.509339</text:p>
              </table:table-cell>
              <table:table-cell office:value-type="float" office:value="0.0000819819">
                <text:p>0.0000819819</text:p>
              </table:table-cell>
              <table:table-cell office:value-type="float" office:value="0.509122">
                <text:p>0.509122</text:p>
              </table:table-cell>
              <table:table-cell office:value-type="float" office:value="0.0000806975">
                <text:p>0.0000806975</text:p>
              </table:table-cell>
              <table:table-cell office:value-type="float" office:value="0.508907">
                <text:p>0.508907</text:p>
              </table:table-cell>
              <table:table-cell office:value-type="float" office:value="0.0000771649">
                <text:p>0.0000771649</text:p>
              </table:table-cell>
              <table:table-cell office:value-type="float" office:value="0.508589">
                <text:p>0.508589</text:p>
              </table:table-cell>
              <table:table-cell office:value-type="float" office:value="0.0000686779">
                <text:p>0.0000686779</text:p>
              </table:table-cell>
              <table:table-cell office:value-type="float" office:value="0.508379">
                <text:p>0.508379</text:p>
              </table:table-cell>
              <table:table-cell office:value-type="float" office:value="0.0000653985">
                <text:p>0.0000653985</text:p>
              </table:table-cell>
              <table:table-cell office:value-type="float" office:value="0.508172">
                <text:p>0.508172</text:p>
              </table:table-cell>
              <table:table-cell office:value-type="float" office:value="0.0000604998">
                <text:p>0.0000604998</text:p>
              </table:table-cell>
              <table:table-cell office:value-type="float" office:value="0.507968">
                <text:p>0.507968</text:p>
              </table:table-cell>
              <table:table-cell office:value-type="float" office:value="0.0000564475">
                <text:p>0.0000564475</text:p>
              </table:table-cell>
              <table:table-cell office:value-type="float" office:value="0.507766">
                <text:p>0.507766</text:p>
              </table:table-cell>
              <table:table-cell office:value-type="float" office:value="0.0000538581">
                <text:p>0.0000538581</text:p>
              </table:table-cell>
              <table:table-cell office:value-type="float" office:value="0.507566">
                <text:p>0.507566</text:p>
              </table:table-cell>
              <table:table-cell office:value-type="float" office:value="0.0000505644">
                <text:p>0.0000505644</text:p>
              </table:table-cell>
              <table:table-cell office:value-type="float" office:value="0.507272">
                <text:p>0.507272</text:p>
              </table:table-cell>
              <table:table-cell office:value-type="float" office:value="0.0000451735">
                <text:p>0.0000451735</text:p>
              </table:table-cell>
              <table:table-cell office:value-type="float" office:value="0.507079">
                <text:p>0.507079</text:p>
              </table:table-cell>
              <table:table-cell office:value-type="float" office:value="0.0000421316">
                <text:p>0.0000421316</text:p>
              </table:table-cell>
              <table:table-cell office:value-type="float" office:value="0.506889">
                <text:p>0.506889</text:p>
              </table:table-cell>
              <table:table-cell office:value-type="float" office:value="0.000039003">
                <text:p>0.000039003</text:p>
              </table:table-cell>
              <table:table-cell office:value-type="float" office:value="0.506702">
                <text:p>0.506702</text:p>
              </table:table-cell>
              <table:table-cell office:value-type="float" office:value="0.0000360082">
                <text:p>0.0000360082</text:p>
              </table:table-cell>
              <table:table-cell office:value-type="float" office:value="0.506445">
                <text:p>0.506445</text:p>
              </table:table-cell>
              <table:table-cell office:value-type="float" office:value="0.0000305089">
                <text:p>0.0000305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0000856549">
                <text:p>0.0000856549</text:p>
              </table:table-cell>
              <table:table-cell office:value-type="float" office:value="0.520148">
                <text:p>0.520148</text:p>
              </table:table-cell>
              <table:table-cell office:value-type="float" office:value="0.0000828421">
                <text:p>0.0000828421</text:p>
              </table:table-cell>
              <table:table-cell office:value-type="float" office:value="0.519962">
                <text:p>0.519962</text:p>
              </table:table-cell>
              <table:table-cell office:value-type="float" office:value="0.0000813175">
                <text:p>0.0000813175</text:p>
              </table:table-cell>
              <table:table-cell office:value-type="float" office:value="0.519777">
                <text:p>0.519777</text:p>
              </table:table-cell>
              <table:table-cell office:value-type="float" office:value="0.0000775917">
                <text:p>0.0000775917</text:p>
              </table:table-cell>
              <table:table-cell office:value-type="float" office:value="0.519505">
                <text:p>0.519505</text:p>
              </table:table-cell>
              <table:table-cell office:value-type="float" office:value="0.0000689024">
                <text:p>0.0000689024</text:p>
              </table:table-cell>
              <table:table-cell office:value-type="float" office:value="0.519325">
                <text:p>0.519325</text:p>
              </table:table-cell>
              <table:table-cell office:value-type="float" office:value="0.0000655457">
                <text:p>0.0000655457</text:p>
              </table:table-cell>
              <table:table-cell office:value-type="float" office:value="0.519148">
                <text:p>0.519148</text:p>
              </table:table-cell>
              <table:table-cell office:value-type="float" office:value="0.0000605918">
                <text:p>0.0000605918</text:p>
              </table:table-cell>
              <table:table-cell office:value-type="float" office:value="0.518972">
                <text:p>0.518972</text:p>
              </table:table-cell>
              <table:table-cell office:value-type="float" office:value="0.0000565043">
                <text:p>0.0000565043</text:p>
              </table:table-cell>
              <table:table-cell office:value-type="float" office:value="0.518799">
                <text:p>0.518799</text:p>
              </table:table-cell>
              <table:table-cell office:value-type="float" office:value="0.0000538932">
                <text:p>0.0000538932</text:p>
              </table:table-cell>
              <table:table-cell office:value-type="float" office:value="0.518628">
                <text:p>0.518628</text:p>
              </table:table-cell>
              <table:table-cell office:value-type="float" office:value="0.0000505853">
                <text:p>0.0000505853</text:p>
              </table:table-cell>
              <table:table-cell office:value-type="float" office:value="0.518376">
                <text:p>0.518376</text:p>
              </table:table-cell>
              <table:table-cell office:value-type="float" office:value="0.0000451824">
                <text:p>0.0000451824</text:p>
              </table:table-cell>
              <table:table-cell office:value-type="float" office:value="0.51821">
                <text:p>0.51821</text:p>
              </table:table-cell>
              <table:table-cell office:value-type="float" office:value="0.0000421365">
                <text:p>0.0000421365</text:p>
              </table:table-cell>
              <table:table-cell office:value-type="float" office:value="0.518048">
                <text:p>0.518048</text:p>
              </table:table-cell>
              <table:table-cell office:value-type="float" office:value="0.0000390056">
                <text:p>0.0000390056</text:p>
              </table:table-cell>
              <table:table-cell office:value-type="float" office:value="0.517887">
                <text:p>0.517887</text:p>
              </table:table-cell>
              <table:table-cell office:value-type="float" office:value="0.0000360096">
                <text:p>0.0000360096</text:p>
              </table:table-cell>
              <table:table-cell office:value-type="float" office:value="0.517667">
                <text:p>0.517667</text:p>
              </table:table-cell>
              <table:table-cell office:value-type="float" office:value="0.0000305094">
                <text:p>0.0000305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0000865862">
                <text:p>0.0000865862</text:p>
              </table:table-cell>
              <table:table-cell office:value-type="float" office:value="0.530957">
                <text:p>0.530957</text:p>
              </table:table-cell>
              <table:table-cell office:value-type="float" office:value="0.0000835064">
                <text:p>0.0000835064</text:p>
              </table:table-cell>
              <table:table-cell office:value-type="float" office:value="0.530801">
                <text:p>0.530801</text:p>
              </table:table-cell>
              <table:table-cell office:value-type="float" office:value="0.0000817905">
                <text:p>0.0000817905</text:p>
              </table:table-cell>
              <table:table-cell office:value-type="float" office:value="0.530648">
                <text:p>0.530648</text:p>
              </table:table-cell>
              <table:table-cell office:value-type="float" office:value="0.0000779137">
                <text:p>0.0000779137</text:p>
              </table:table-cell>
              <table:table-cell office:value-type="float" office:value="0.530421">
                <text:p>0.530421</text:p>
              </table:table-cell>
              <table:table-cell office:value-type="float" office:value="0.0000690692">
                <text:p>0.0000690692</text:p>
              </table:table-cell>
              <table:table-cell office:value-type="float" office:value="0.530271">
                <text:p>0.530271</text:p>
              </table:table-cell>
              <table:table-cell office:value-type="float" office:value="0.000065654">
                <text:p>0.000065654</text:p>
              </table:table-cell>
              <table:table-cell office:value-type="float" office:value="0.530123">
                <text:p>0.530123</text:p>
              </table:table-cell>
              <table:table-cell office:value-type="float" office:value="0.0000606587">
                <text:p>0.0000606587</text:p>
              </table:table-cell>
              <table:table-cell office:value-type="float" office:value="0.529977">
                <text:p>0.529977</text:p>
              </table:table-cell>
              <table:table-cell office:value-type="float" office:value="0.0000565453">
                <text:p>0.0000565453</text:p>
              </table:table-cell>
              <table:table-cell office:value-type="float" office:value="0.529833">
                <text:p>0.529833</text:p>
              </table:table-cell>
              <table:table-cell office:value-type="float" office:value="0.0000539182">
                <text:p>0.0000539182</text:p>
              </table:table-cell>
              <table:table-cell office:value-type="float" office:value="0.52969">
                <text:p>0.52969</text:p>
              </table:table-cell>
              <table:table-cell office:value-type="float" office:value="0.0000506">
                <text:p>0.0000506</text:p>
              </table:table-cell>
              <table:table-cell office:value-type="float" office:value="0.52948">
                <text:p>0.52948</text:p>
              </table:table-cell>
              <table:table-cell office:value-type="float" office:value="0.0000451886">
                <text:p>0.0000451886</text:p>
              </table:table-cell>
              <table:table-cell office:value-type="float" office:value="0.529342">
                <text:p>0.529342</text:p>
              </table:table-cell>
              <table:table-cell office:value-type="float" office:value="0.0000421399">
                <text:p>0.0000421399</text:p>
              </table:table-cell>
              <table:table-cell office:value-type="float" office:value="0.529206">
                <text:p>0.529206</text:p>
              </table:table-cell>
              <table:table-cell office:value-type="float" office:value="0.0000390074">
                <text:p>0.0000390074</text:p>
              </table:table-cell>
              <table:table-cell office:value-type="float" office:value="0.529073">
                <text:p>0.529073</text:p>
              </table:table-cell>
              <table:table-cell office:value-type="float" office:value="0.0000360105">
                <text:p>0.0000360105</text:p>
              </table:table-cell>
              <table:table-cell office:value-type="float" office:value="0.52889">
                <text:p>0.52889</text:p>
              </table:table-cell>
              <table:table-cell office:value-type="float" office:value="0.0000305097">
                <text:p>0.0000305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0000873107">
                <text:p>0.0000873107</text:p>
              </table:table-cell>
              <table:table-cell office:value-type="float" office:value="0.541765">
                <text:p>0.541765</text:p>
              </table:table-cell>
              <table:table-cell office:value-type="float" office:value="0.0000840171">
                <text:p>0.0000840171</text:p>
              </table:table-cell>
              <table:table-cell office:value-type="float" office:value="0.541641">
                <text:p>0.541641</text:p>
              </table:table-cell>
              <table:table-cell office:value-type="float" office:value="0.0000821503">
                <text:p>0.0000821503</text:p>
              </table:table-cell>
              <table:table-cell office:value-type="float" office:value="0.541518">
                <text:p>0.541518</text:p>
              </table:table-cell>
              <table:table-cell office:value-type="float" office:value="0.0000781561">
                <text:p>0.0000781561</text:p>
              </table:table-cell>
              <table:table-cell office:value-type="float" office:value="0.541336">
                <text:p>0.541336</text:p>
              </table:table-cell>
              <table:table-cell office:value-type="float" office:value="0.000069193">
                <text:p>0.000069193</text:p>
              </table:table-cell>
              <table:table-cell office:value-type="float" office:value="0.541217">
                <text:p>0.541217</text:p>
              </table:table-cell>
              <table:table-cell office:value-type="float" office:value="0.0000657335">
                <text:p>0.0000657335</text:p>
              </table:table-cell>
              <table:table-cell office:value-type="float" office:value="0.541098">
                <text:p>0.541098</text:p>
              </table:table-cell>
              <table:table-cell office:value-type="float" office:value="0.0000607075">
                <text:p>0.0000607075</text:p>
              </table:table-cell>
              <table:table-cell office:value-type="float" office:value="0.540982">
                <text:p>0.540982</text:p>
              </table:table-cell>
              <table:table-cell office:value-type="float" office:value="0.0000565748">
                <text:p>0.0000565748</text:p>
              </table:table-cell>
              <table:table-cell office:value-type="float" office:value="0.540866">
                <text:p>0.540866</text:p>
              </table:table-cell>
              <table:table-cell office:value-type="float" office:value="0.0000539361">
                <text:p>0.0000539361</text:p>
              </table:table-cell>
              <table:table-cell office:value-type="float" office:value="0.540752">
                <text:p>0.540752</text:p>
              </table:table-cell>
              <table:table-cell office:value-type="float" office:value="0.0000506104">
                <text:p>0.0000506104</text:p>
              </table:table-cell>
              <table:table-cell office:value-type="float" office:value="0.540584">
                <text:p>0.540584</text:p>
              </table:table-cell>
              <table:table-cell office:value-type="float" office:value="0.0000451929">
                <text:p>0.0000451929</text:p>
              </table:table-cell>
              <table:table-cell office:value-type="float" office:value="0.540474">
                <text:p>0.540474</text:p>
              </table:table-cell>
              <table:table-cell office:value-type="float" office:value="0.0000421422">
                <text:p>0.0000421422</text:p>
              </table:table-cell>
              <table:table-cell office:value-type="float" office:value="0.540365">
                <text:p>0.540365</text:p>
              </table:table-cell>
              <table:table-cell office:value-type="float" office:value="0.0000390086">
                <text:p>0.0000390086</text:p>
              </table:table-cell>
              <table:table-cell office:value-type="float" office:value="0.540258">
                <text:p>0.540258</text:p>
              </table:table-cell>
              <table:table-cell office:value-type="float" office:value="0.0000360111">
                <text:p>0.0000360111</text:p>
              </table:table-cell>
              <table:table-cell office:value-type="float" office:value="0.540112">
                <text:p>0.540112</text:p>
              </table:table-cell>
              <table:table-cell office:value-type="float" office:value="0.0000305099">
                <text:p>0.0000305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0000878719">
                <text:p>0.0000878719</text:p>
              </table:table-cell>
              <table:table-cell office:value-type="float" office:value="0.552574">
                <text:p>0.552574</text:p>
              </table:table-cell>
              <table:table-cell office:value-type="float" office:value="0.0000844084">
                <text:p>0.0000844084</text:p>
              </table:table-cell>
              <table:table-cell office:value-type="float" office:value="0.552481">
                <text:p>0.552481</text:p>
              </table:table-cell>
              <table:table-cell office:value-type="float" office:value="0.0000824232">
                <text:p>0.0000824232</text:p>
              </table:table-cell>
              <table:table-cell office:value-type="float" office:value="0.552389">
                <text:p>0.552389</text:p>
              </table:table-cell>
              <table:table-cell office:value-type="float" office:value="0.0000783382">
                <text:p>0.0000783382</text:p>
              </table:table-cell>
              <table:table-cell office:value-type="float" office:value="0.552252">
                <text:p>0.552252</text:p>
              </table:table-cell>
              <table:table-cell office:value-type="float" office:value="0.0000692846">
                <text:p>0.0000692846</text:p>
              </table:table-cell>
              <table:table-cell office:value-type="float" office:value="0.552163">
                <text:p>0.552163</text:p>
              </table:table-cell>
              <table:table-cell office:value-type="float" office:value="0.0000657919">
                <text:p>0.0000657919</text:p>
              </table:table-cell>
              <table:table-cell office:value-type="float" office:value="0.552074">
                <text:p>0.552074</text:p>
              </table:table-cell>
              <table:table-cell office:value-type="float" office:value="0.0000607429">
                <text:p>0.0000607429</text:p>
              </table:table-cell>
              <table:table-cell office:value-type="float" office:value="0.551986">
                <text:p>0.551986</text:p>
              </table:table-cell>
              <table:table-cell office:value-type="float" office:value="0.000056596">
                <text:p>0.000056596</text:p>
              </table:table-cell>
              <table:table-cell office:value-type="float" office:value="0.5519">
                <text:p>0.5519</text:p>
              </table:table-cell>
              <table:table-cell office:value-type="float" office:value="0.0000539488">
                <text:p>0.0000539488</text:p>
              </table:table-cell>
              <table:table-cell office:value-type="float" office:value="0.551814">
                <text:p>0.551814</text:p>
              </table:table-cell>
              <table:table-cell office:value-type="float" office:value="0.0000506177">
                <text:p>0.0000506177</text:p>
              </table:table-cell>
              <table:table-cell office:value-type="float" office:value="0.551688">
                <text:p>0.551688</text:p>
              </table:table-cell>
              <table:table-cell office:value-type="float" office:value="0.0000451959">
                <text:p>0.0000451959</text:p>
              </table:table-cell>
              <table:table-cell office:value-type="float" office:value="0.551605">
                <text:p>0.551605</text:p>
              </table:table-cell>
              <table:table-cell office:value-type="float" office:value="0.0000421438">
                <text:p>0.0000421438</text:p>
              </table:table-cell>
              <table:table-cell office:value-type="float" office:value="0.551524">
                <text:p>0.551524</text:p>
              </table:table-cell>
              <table:table-cell office:value-type="float" office:value="0.0000390094">
                <text:p>0.0000390094</text:p>
              </table:table-cell>
              <table:table-cell office:value-type="float" office:value="0.551444">
                <text:p>0.551444</text:p>
              </table:table-cell>
              <table:table-cell office:value-type="float" office:value="0.0000360115">
                <text:p>0.0000360115</text:p>
              </table:table-cell>
              <table:table-cell office:value-type="float" office:value="0.551334">
                <text:p>0.551334</text:p>
              </table:table-cell>
              <table:table-cell office:value-type="float" office:value="0.00003051">
                <text:p>0.00003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0000883051">
                <text:p>0.0000883051</text:p>
              </table:table-cell>
              <table:table-cell office:value-type="float" office:value="0.563383">
                <text:p>0.563383</text:p>
              </table:table-cell>
              <table:table-cell office:value-type="float" office:value="0.0000847075">
                <text:p>0.0000847075</text:p>
              </table:table-cell>
              <table:table-cell office:value-type="float" office:value="0.563321">
                <text:p>0.563321</text:p>
              </table:table-cell>
              <table:table-cell office:value-type="float" office:value="0.0000826298">
                <text:p>0.0000826298</text:p>
              </table:table-cell>
              <table:table-cell office:value-type="float" office:value="0.563259">
                <text:p>0.563259</text:p>
              </table:table-cell>
              <table:table-cell office:value-type="float" office:value="0.0000784748">
                <text:p>0.0000784748</text:p>
              </table:table-cell>
              <table:table-cell office:value-type="float" office:value="0.563168">
                <text:p>0.563168</text:p>
              </table:table-cell>
              <table:table-cell office:value-type="float" office:value="0.0000693524">
                <text:p>0.0000693524</text:p>
              </table:table-cell>
              <table:table-cell office:value-type="float" office:value="0.563108">
                <text:p>0.563108</text:p>
              </table:table-cell>
              <table:table-cell office:value-type="float" office:value="0.0000658347">
                <text:p>0.0000658347</text:p>
              </table:table-cell>
              <table:table-cell office:value-type="float" office:value="0.563049">
                <text:p>0.563049</text:p>
              </table:table-cell>
              <table:table-cell office:value-type="float" office:value="0.0000607687">
                <text:p>0.0000607687</text:p>
              </table:table-cell>
              <table:table-cell office:value-type="float" office:value="0.562991">
                <text:p>0.562991</text:p>
              </table:table-cell>
              <table:table-cell office:value-type="float" office:value="0.0000566113">
                <text:p>0.0000566113</text:p>
              </table:table-cell>
              <table:table-cell office:value-type="float" office:value="0.562933">
                <text:p>0.562933</text:p>
              </table:table-cell>
              <table:table-cell office:value-type="float" office:value="0.0000539579">
                <text:p>0.0000539579</text:p>
              </table:table-cell>
              <table:table-cell office:value-type="float" office:value="0.562876">
                <text:p>0.562876</text:p>
              </table:table-cell>
              <table:table-cell office:value-type="float" office:value="0.0000506229">
                <text:p>0.0000506229</text:p>
              </table:table-cell>
              <table:table-cell office:value-type="float" office:value="0.562792">
                <text:p>0.562792</text:p>
              </table:table-cell>
              <table:table-cell office:value-type="float" office:value="0.000045198">
                <text:p>0.000045198</text:p>
              </table:table-cell>
              <table:table-cell office:value-type="float" office:value="0.562737">
                <text:p>0.562737</text:p>
              </table:table-cell>
              <table:table-cell office:value-type="float" office:value="0.0000421449">
                <text:p>0.0000421449</text:p>
              </table:table-cell>
              <table:table-cell office:value-type="float" office:value="0.562683">
                <text:p>0.562683</text:p>
              </table:table-cell>
              <table:table-cell office:value-type="float" office:value="0.00003901">
                <text:p>0.00003901</text:p>
              </table:table-cell>
              <table:table-cell office:value-type="float" office:value="0.562629">
                <text:p>0.562629</text:p>
              </table:table-cell>
              <table:table-cell office:value-type="float" office:value="0.0000360117">
                <text:p>0.0000360117</text:p>
              </table:table-cell>
              <table:table-cell office:value-type="float" office:value="0.562556">
                <text:p>0.562556</text:p>
              </table:table-cell>
              <table:table-cell office:value-type="float" office:value="0.0000305101">
                <text:p>0.00003051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0000886386">
                <text:p>0.0000886386</text:p>
              </table:table-cell>
              <table:table-cell office:value-type="float" office:value="0.574191">
                <text:p>0.574191</text:p>
              </table:table-cell>
              <table:table-cell office:value-type="float" office:value="0.0000849357">
                <text:p>0.0000849357</text:p>
              </table:table-cell>
              <table:table-cell office:value-type="float" office:value="0.57416">
                <text:p>0.57416</text:p>
              </table:table-cell>
              <table:table-cell office:value-type="float" office:value="0.000082786">
                <text:p>0.000082786</text:p>
              </table:table-cell>
              <table:table-cell office:value-type="float" office:value="0.57413">
                <text:p>0.57413</text:p>
              </table:table-cell>
              <table:table-cell office:value-type="float" office:value="0.0000785772">
                <text:p>0.0000785772</text:p>
              </table:table-cell>
              <table:table-cell office:value-type="float" office:value="0.574084">
                <text:p>0.574084</text:p>
              </table:table-cell>
              <table:table-cell office:value-type="float" office:value="0.0000694026">
                <text:p>0.0000694026</text:p>
              </table:table-cell>
              <table:table-cell office:value-type="float" office:value="0.574054">
                <text:p>0.574054</text:p>
              </table:table-cell>
              <table:table-cell office:value-type="float" office:value="0.0000658661">
                <text:p>0.0000658661</text:p>
              </table:table-cell>
              <table:table-cell office:value-type="float" office:value="0.574025">
                <text:p>0.574025</text:p>
              </table:table-cell>
              <table:table-cell office:value-type="float" office:value="0.0000607874">
                <text:p>0.0000607874</text:p>
              </table:table-cell>
              <table:table-cell office:value-type="float" office:value="0.573995">
                <text:p>0.573995</text:p>
              </table:table-cell>
              <table:table-cell office:value-type="float" office:value="0.0000566223">
                <text:p>0.0000566223</text:p>
              </table:table-cell>
              <table:table-cell office:value-type="float" office:value="0.573967">
                <text:p>0.573967</text:p>
              </table:table-cell>
              <table:table-cell office:value-type="float" office:value="0.0000539643">
                <text:p>0.0000539643</text:p>
              </table:table-cell>
              <table:table-cell office:value-type="float" office:value="0.573938">
                <text:p>0.573938</text:p>
              </table:table-cell>
              <table:table-cell office:value-type="float" office:value="0.0000506265">
                <text:p>0.0000506265</text:p>
              </table:table-cell>
              <table:table-cell office:value-type="float" office:value="0.573896">
                <text:p>0.573896</text:p>
              </table:table-cell>
              <table:table-cell office:value-type="float" office:value="0.0000451994">
                <text:p>0.0000451994</text:p>
              </table:table-cell>
              <table:table-cell office:value-type="float" office:value="0.573868">
                <text:p>0.573868</text:p>
              </table:table-cell>
              <table:table-cell office:value-type="float" office:value="0.0000421457">
                <text:p>0.0000421457</text:p>
              </table:table-cell>
              <table:table-cell office:value-type="float" office:value="0.573841">
                <text:p>0.573841</text:p>
              </table:table-cell>
              <table:table-cell office:value-type="float" office:value="0.0000390104">
                <text:p>0.0000390104</text:p>
              </table:table-cell>
              <table:table-cell office:value-type="float" office:value="0.573815">
                <text:p>0.573815</text:p>
              </table:table-cell>
              <table:table-cell office:value-type="float" office:value="0.0000360119">
                <text:p>0.0000360119</text:p>
              </table:table-cell>
              <table:table-cell office:value-type="float" office:value="0.573778">
                <text:p>0.573778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0888948">
                <text:p>0.0000888948</text:p>
              </table:table-cell>
              <table:table-cell office:value-type="float" office:value="0.585">
                <text:p>0.585</text:p>
              </table:table-cell>
              <table:table-cell office:value-type="float" office:value="0.0000851094">
                <text:p>0.0000851094</text:p>
              </table:table-cell>
              <table:table-cell office:value-type="float" office:value="0.585">
                <text:p>0.585</text:p>
              </table:table-cell>
              <table:table-cell office:value-type="float" office:value="0.0000829039">
                <text:p>0.0000829039</text:p>
              </table:table-cell>
              <table:table-cell office:value-type="float" office:value="0.585">
                <text:p>0.585</text:p>
              </table:table-cell>
              <table:table-cell office:value-type="float" office:value="0.0000786539">
                <text:p>0.0000786539</text:p>
              </table:table-cell>
              <table:table-cell office:value-type="float" office:value="0.585">
                <text:p>0.585</text:p>
              </table:table-cell>
              <table:table-cell office:value-type="float" office:value="0.0000694397">
                <text:p>0.0000694397</text:p>
              </table:table-cell>
              <table:table-cell office:value-type="float" office:value="0.585">
                <text:p>0.585</text:p>
              </table:table-cell>
              <table:table-cell office:value-type="float" office:value="0.0000658891">
                <text:p>0.0000658891</text:p>
              </table:table-cell>
              <table:table-cell office:value-type="float" office:value="0.585">
                <text:p>0.585</text:p>
              </table:table-cell>
              <table:table-cell office:value-type="float" office:value="0.0000608009">
                <text:p>0.0000608009</text:p>
              </table:table-cell>
              <table:table-cell office:value-type="float" office:value="0.585">
                <text:p>0.585</text:p>
              </table:table-cell>
              <table:table-cell office:value-type="float" office:value="0.0000566302">
                <text:p>0.0000566302</text:p>
              </table:table-cell>
              <table:table-cell office:value-type="float" office:value="0.585">
                <text:p>0.585</text:p>
              </table:table-cell>
              <table:table-cell office:value-type="float" office:value="0.0000539689">
                <text:p>0.0000539689</text:p>
              </table:table-cell>
              <table:table-cell office:value-type="float" office:value="0.585">
                <text:p>0.585</text:p>
              </table:table-cell>
              <table:table-cell office:value-type="float" office:value="0.0000506291">
                <text:p>0.0000506291</text:p>
              </table:table-cell>
              <table:table-cell office:value-type="float" office:value="0.585">
                <text:p>0.585</text:p>
              </table:table-cell>
              <table:table-cell office:value-type="float" office:value="0.0000452004">
                <text:p>0.0000452004</text:p>
              </table:table-cell>
              <table:table-cell office:value-type="float" office:value="0.585">
                <text:p>0.585</text:p>
              </table:table-cell>
              <table:table-cell office:value-type="float" office:value="0.0000421462">
                <text:p>0.0000421462</text:p>
              </table:table-cell>
              <table:table-cell office:value-type="float" office:value="0.585">
                <text:p>0.585</text:p>
              </table:table-cell>
              <table:table-cell office:value-type="float" office:value="0.0000390106">
                <text:p>0.0000390106</text:p>
              </table:table-cell>
              <table:table-cell office:value-type="float" office:value="0.585">
                <text:p>0.585</text:p>
              </table:table-cell>
              <table:table-cell office:value-type="float" office:value="0.000036012">
                <text:p>0.000036012</text:p>
              </table:table-cell>
              <table:table-cell office:value-type="float" office:value="0.585">
                <text:p>0.585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0000890912">
                <text:p>0.0000890912</text:p>
              </table:table-cell>
              <table:table-cell office:value-type="float" office:value="0.595809">
                <text:p>0.595809</text:p>
              </table:table-cell>
              <table:table-cell office:value-type="float" office:value="0.0000852416">
                <text:p>0.0000852416</text:p>
              </table:table-cell>
              <table:table-cell office:value-type="float" office:value="0.59584">
                <text:p>0.59584</text:p>
              </table:table-cell>
              <table:table-cell office:value-type="float" office:value="0.0000829929">
                <text:p>0.0000829929</text:p>
              </table:table-cell>
              <table:table-cell office:value-type="float" office:value="0.59587">
                <text:p>0.59587</text:p>
              </table:table-cell>
              <table:table-cell office:value-type="float" office:value="0.0000787113">
                <text:p>0.0000787113</text:p>
              </table:table-cell>
              <table:table-cell office:value-type="float" office:value="0.595916">
                <text:p>0.595916</text:p>
              </table:table-cell>
              <table:table-cell office:value-type="float" office:value="0.0000694671">
                <text:p>0.0000694671</text:p>
              </table:table-cell>
              <table:table-cell office:value-type="float" office:value="0.595946">
                <text:p>0.595946</text:p>
              </table:table-cell>
              <table:table-cell office:value-type="float" office:value="0.0000659059">
                <text:p>0.0000659059</text:p>
              </table:table-cell>
              <table:table-cell office:value-type="float" office:value="0.595975">
                <text:p>0.595975</text:p>
              </table:table-cell>
              <table:table-cell office:value-type="float" office:value="0.0000608108">
                <text:p>0.0000608108</text:p>
              </table:table-cell>
              <table:table-cell office:value-type="float" office:value="0.596005">
                <text:p>0.596005</text:p>
              </table:table-cell>
              <table:table-cell office:value-type="float" office:value="0.0000566359">
                <text:p>0.0000566359</text:p>
              </table:table-cell>
              <table:table-cell office:value-type="float" office:value="0.596033">
                <text:p>0.596033</text:p>
              </table:table-cell>
              <table:table-cell office:value-type="float" office:value="0.0000539722">
                <text:p>0.0000539722</text:p>
              </table:table-cell>
              <table:table-cell office:value-type="float" office:value="0.596062">
                <text:p>0.596062</text:p>
              </table:table-cell>
              <table:table-cell office:value-type="float" office:value="0.0000506309">
                <text:p>0.0000506309</text:p>
              </table:table-cell>
              <table:table-cell office:value-type="float" office:value="0.596104">
                <text:p>0.596104</text:p>
              </table:table-cell>
              <table:table-cell office:value-type="float" office:value="0.0000452011">
                <text:p>0.0000452011</text:p>
              </table:table-cell>
              <table:table-cell office:value-type="float" office:value="0.596132">
                <text:p>0.596132</text:p>
              </table:table-cell>
              <table:table-cell office:value-type="float" office:value="0.0000421465">
                <text:p>0.0000421465</text:p>
              </table:table-cell>
              <table:table-cell office:value-type="float" office:value="0.596159">
                <text:p>0.596159</text:p>
              </table:table-cell>
              <table:table-cell office:value-type="float" office:value="0.0000390108">
                <text:p>0.0000390108</text:p>
              </table:table-cell>
              <table:table-cell office:value-type="float" office:value="0.596185">
                <text:p>0.596185</text:p>
              </table:table-cell>
              <table:table-cell office:value-type="float" office:value="0.0000360121">
                <text:p>0.0000360121</text:p>
              </table:table-cell>
              <table:table-cell office:value-type="float" office:value="0.596222">
                <text:p>0.596222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0000892417">
                <text:p>0.0000892417</text:p>
              </table:table-cell>
              <table:table-cell office:value-type="float" office:value="0.606617">
                <text:p>0.606617</text:p>
              </table:table-cell>
              <table:table-cell office:value-type="float" office:value="0.000085342">
                <text:p>0.000085342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08306">
                <text:p>0.00008306</text:p>
              </table:table-cell>
              <table:table-cell office:value-type="float" office:value="0.606741">
                <text:p>0.606741</text:p>
              </table:table-cell>
              <table:table-cell office:value-type="float" office:value="0.0000787541">
                <text:p>0.0000787541</text:p>
              </table:table-cell>
              <table:table-cell office:value-type="float" office:value="0.606832">
                <text:p>0.606832</text:p>
              </table:table-cell>
              <table:table-cell office:value-type="float" office:value="0.0000694873">
                <text:p>0.0000694873</text:p>
              </table:table-cell>
              <table:table-cell office:value-type="float" office:value="0.606892">
                <text:p>0.606892</text:p>
              </table:table-cell>
              <table:table-cell office:value-type="float" office:value="0.0000659183">
                <text:p>0.0000659183</text:p>
              </table:table-cell>
              <table:table-cell office:value-type="float" office:value="0.606951">
                <text:p>0.606951</text:p>
              </table:table-cell>
              <table:table-cell office:value-type="float" office:value="0.000060818">
                <text:p>0.000060818</text:p>
              </table:table-cell>
              <table:table-cell office:value-type="float" office:value="0.607009">
                <text:p>0.607009</text:p>
              </table:table-cell>
              <table:table-cell office:value-type="float" office:value="0.00005664">
                <text:p>0.00005664</text:p>
              </table:table-cell>
              <table:table-cell office:value-type="float" office:value="0.607067">
                <text:p>0.607067</text:p>
              </table:table-cell>
              <table:table-cell office:value-type="float" office:value="0.0000539746">
                <text:p>0.0000539746</text:p>
              </table:table-cell>
              <table:table-cell office:value-type="float" office:value="0.607124">
                <text:p>0.607124</text:p>
              </table:table-cell>
              <table:table-cell office:value-type="float" office:value="0.0000506322">
                <text:p>0.0000506322</text:p>
              </table:table-cell>
              <table:table-cell office:value-type="float" office:value="0.607208">
                <text:p>0.607208</text:p>
              </table:table-cell>
              <table:table-cell office:value-type="float" office:value="0.0000452016">
                <text:p>0.0000452016</text:p>
              </table:table-cell>
              <table:table-cell office:value-type="float" office:value="0.607263">
                <text:p>0.607263</text:p>
              </table:table-cell>
              <table:table-cell office:value-type="float" office:value="0.0000421468">
                <text:p>0.0000421468</text:p>
              </table:table-cell>
              <table:table-cell office:value-type="float" office:value="0.607317">
                <text:p>0.607317</text:p>
              </table:table-cell>
              <table:table-cell office:value-type="float" office:value="0.0000390109">
                <text:p>0.0000390109</text:p>
              </table:table-cell>
              <table:table-cell office:value-type="float" office:value="0.607371">
                <text:p>0.607371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607444">
                <text:p>0.607444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0000893568">
                <text:p>0.0000893568</text:p>
              </table:table-cell>
              <table:table-cell office:value-type="float" office:value="0.617426">
                <text:p>0.617426</text:p>
              </table:table-cell>
              <table:table-cell office:value-type="float" office:value="0.0000854181">
                <text:p>0.0000854181</text:p>
              </table:table-cell>
              <table:table-cell office:value-type="float" office:value="0.617519">
                <text:p>0.617519</text:p>
              </table:table-cell>
              <table:table-cell office:value-type="float" office:value="0.0000831104">
                <text:p>0.0000831104</text:p>
              </table:table-cell>
              <table:table-cell office:value-type="float" office:value="0.617611">
                <text:p>0.617611</text:p>
              </table:table-cell>
              <table:table-cell office:value-type="float" office:value="0.0000787861">
                <text:p>0.0000787861</text:p>
              </table:table-cell>
              <table:table-cell office:value-type="float" office:value="0.617748">
                <text:p>0.617748</text:p>
              </table:table-cell>
              <table:table-cell office:value-type="float" office:value="0.0000695023">
                <text:p>0.0000695023</text:p>
              </table:table-cell>
              <table:table-cell office:value-type="float" office:value="0.617837">
                <text:p>0.617837</text:p>
              </table:table-cell>
              <table:table-cell office:value-type="float" office:value="0.0000659273">
                <text:p>0.0000659273</text:p>
              </table:table-cell>
              <table:table-cell office:value-type="float" office:value="0.617926">
                <text:p>0.617926</text:p>
              </table:table-cell>
              <table:table-cell office:value-type="float" office:value="0.0000608231">
                <text:p>0.0000608231</text:p>
              </table:table-cell>
              <table:table-cell office:value-type="float" office:value="0.618014">
                <text:p>0.618014</text:p>
              </table:table-cell>
              <table:table-cell office:value-type="float" office:value="0.0000566429">
                <text:p>0.0000566429</text:p>
              </table:table-cell>
              <table:table-cell office:value-type="float" office:value="0.6181">
                <text:p>0.6181</text:p>
              </table:table-cell>
              <table:table-cell office:value-type="float" office:value="0.0000539762">
                <text:p>0.0000539762</text:p>
              </table:table-cell>
              <table:table-cell office:value-type="float" office:value="0.618186">
                <text:p>0.618186</text:p>
              </table:table-cell>
              <table:table-cell office:value-type="float" office:value="0.0000506331">
                <text:p>0.0000506331</text:p>
              </table:table-cell>
              <table:table-cell office:value-type="float" office:value="0.618312">
                <text:p>0.618312</text:p>
              </table:table-cell>
              <table:table-cell office:value-type="float" office:value="0.0000452019">
                <text:p>0.0000452019</text:p>
              </table:table-cell>
              <table:table-cell office:value-type="float" office:value="0.618395">
                <text:p>0.618395</text:p>
              </table:table-cell>
              <table:table-cell office:value-type="float" office:value="0.0000421469">
                <text:p>0.0000421469</text:p>
              </table:table-cell>
              <table:table-cell office:value-type="float" office:value="0.618476">
                <text:p>0.618476</text:p>
              </table:table-cell>
              <table:table-cell office:value-type="float" office:value="0.000039011">
                <text:p>0.000039011</text:p>
              </table:table-cell>
              <table:table-cell office:value-type="float" office:value="0.618556">
                <text:p>0.618556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618666">
                <text:p>0.618666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0000894446">
                <text:p>0.0000894446</text:p>
              </table:table-cell>
              <table:table-cell office:value-type="float" office:value="0.628235">
                <text:p>0.628235</text:p>
              </table:table-cell>
              <table:table-cell office:value-type="float" office:value="0.0000854758">
                <text:p>0.0000854758</text:p>
              </table:table-cell>
              <table:table-cell office:value-type="float" office:value="0.628359">
                <text:p>0.628359</text:p>
              </table:table-cell>
              <table:table-cell office:value-type="float" office:value="0.0000831484">
                <text:p>0.0000831484</text:p>
              </table:table-cell>
              <table:table-cell office:value-type="float" office:value="0.628482">
                <text:p>0.628482</text:p>
              </table:table-cell>
              <table:table-cell office:value-type="float" office:value="0.00007881">
                <text:p>0.00007881</text:p>
              </table:table-cell>
              <table:table-cell office:value-type="float" office:value="0.628664">
                <text:p>0.628664</text:p>
              </table:table-cell>
              <table:table-cell office:value-type="float" office:value="0.0000695132">
                <text:p>0.0000695132</text:p>
              </table:table-cell>
              <table:table-cell office:value-type="float" office:value="0.628783">
                <text:p>0.628783</text:p>
              </table:table-cell>
              <table:table-cell office:value-type="float" office:value="0.0000659339">
                <text:p>0.0000659339</text:p>
              </table:table-cell>
              <table:table-cell office:value-type="float" office:value="0.628902">
                <text:p>0.628902</text:p>
              </table:table-cell>
              <table:table-cell office:value-type="float" office:value="0.0000608269">
                <text:p>0.0000608269</text:p>
              </table:table-cell>
              <table:table-cell office:value-type="float" office:value="0.629018">
                <text:p>0.629018</text:p>
              </table:table-cell>
              <table:table-cell office:value-type="float" office:value="0.000056645">
                <text:p>0.000056645</text:p>
              </table:table-cell>
              <table:table-cell office:value-type="float" office:value="0.629134">
                <text:p>0.629134</text:p>
              </table:table-cell>
              <table:table-cell office:value-type="float" office:value="0.0000539774">
                <text:p>0.0000539774</text:p>
              </table:table-cell>
              <table:table-cell office:value-type="float" office:value="0.629248">
                <text:p>0.629248</text:p>
              </table:table-cell>
              <table:table-cell office:value-type="float" office:value="0.0000506337">
                <text:p>0.0000506337</text:p>
              </table:table-cell>
              <table:table-cell office:value-type="float" office:value="0.629416">
                <text:p>0.629416</text:p>
              </table:table-cell>
              <table:table-cell office:value-type="float" office:value="0.0000452021">
                <text:p>0.0000452021</text:p>
              </table:table-cell>
              <table:table-cell office:value-type="float" office:value="0.629526">
                <text:p>0.629526</text:p>
              </table:table-cell>
              <table:table-cell office:value-type="float" office:value="0.000042147">
                <text:p>0.000042147</text:p>
              </table:table-cell>
              <table:table-cell office:value-type="float" office:value="0.629635">
                <text:p>0.629635</text:p>
              </table:table-cell>
              <table:table-cell office:value-type="float" office:value="0.000039011">
                <text:p>0.000039011</text:p>
              </table:table-cell>
              <table:table-cell office:value-type="float" office:value="0.629742">
                <text:p>0.629742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629888">
                <text:p>0.629888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0000895116">
                <text:p>0.0000895116</text:p>
              </table:table-cell>
              <table:table-cell office:value-type="float" office:value="0.639043">
                <text:p>0.639043</text:p>
              </table:table-cell>
              <table:table-cell office:value-type="float" office:value="0.0000855195">
                <text:p>0.0000855195</text:p>
              </table:table-cell>
              <table:table-cell office:value-type="float" office:value="0.639199">
                <text:p>0.639199</text:p>
              </table:table-cell>
              <table:table-cell office:value-type="float" office:value="0.0000831768">
                <text:p>0.0000831768</text:p>
              </table:table-cell>
              <table:table-cell office:value-type="float" office:value="0.639352">
                <text:p>0.639352</text:p>
              </table:table-cell>
              <table:table-cell office:value-type="float" office:value="0.0000788278">
                <text:p>0.0000788278</text:p>
              </table:table-cell>
              <table:table-cell office:value-type="float" office:value="0.639579">
                <text:p>0.639579</text:p>
              </table:table-cell>
              <table:table-cell office:value-type="float" office:value="0.0000695213">
                <text:p>0.0000695213</text:p>
              </table:table-cell>
              <table:table-cell office:value-type="float" office:value="0.639729">
                <text:p>0.639729</text:p>
              </table:table-cell>
              <table:table-cell office:value-type="float" office:value="0.0000659386">
                <text:p>0.0000659386</text:p>
              </table:table-cell>
              <table:table-cell office:value-type="float" office:value="0.639877">
                <text:p>0.639877</text:p>
              </table:table-cell>
              <table:table-cell office:value-type="float" office:value="0.0000608296">
                <text:p>0.0000608296</text:p>
              </table:table-cell>
              <table:table-cell office:value-type="float" office:value="0.640023">
                <text:p>0.640023</text:p>
              </table:table-cell>
              <table:table-cell office:value-type="float" office:value="0.0000566465">
                <text:p>0.0000566465</text:p>
              </table:table-cell>
              <table:table-cell office:value-type="float" office:value="0.640167">
                <text:p>0.640167</text:p>
              </table:table-cell>
              <table:table-cell office:value-type="float" office:value="0.0000539782">
                <text:p>0.0000539782</text:p>
              </table:table-cell>
              <table:table-cell office:value-type="float" office:value="0.64031">
                <text:p>0.64031</text:p>
              </table:table-cell>
              <table:table-cell office:value-type="float" office:value="0.0000506341">
                <text:p>0.0000506341</text:p>
              </table:table-cell>
              <table:table-cell office:value-type="float" office:value="0.64052">
                <text:p>0.64052</text:p>
              </table:table-cell>
              <table:table-cell office:value-type="float" office:value="0.0000452023">
                <text:p>0.0000452023</text:p>
              </table:table-cell>
              <table:table-cell office:value-type="float" office:value="0.640658">
                <text:p>0.640658</text:p>
              </table:table-cell>
              <table:table-cell office:value-type="float" office:value="0.0000421471">
                <text:p>0.0000421471</text:p>
              </table:table-cell>
              <table:table-cell office:value-type="float" office:value="0.640794">
                <text:p>0.640794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40927">
                <text:p>0.640927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64111">
                <text:p>0.64111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0000895625">
                <text:p>0.0000895625</text:p>
              </table:table-cell>
              <table:table-cell office:value-type="float" office:value="0.649852">
                <text:p>0.649852</text:p>
              </table:table-cell>
              <table:table-cell office:value-type="float" office:value="0.0000855523">
                <text:p>0.0000855523</text:p>
              </table:table-cell>
              <table:table-cell office:value-type="float" office:value="0.650038">
                <text:p>0.650038</text:p>
              </table:table-cell>
              <table:table-cell office:value-type="float" office:value="0.0000831981">
                <text:p>0.0000831981</text:p>
              </table:table-cell>
              <table:table-cell office:value-type="float" office:value="0.650223">
                <text:p>0.650223</text:p>
              </table:table-cell>
              <table:table-cell office:value-type="float" office:value="0.0000788409">
                <text:p>0.0000788409</text:p>
              </table:table-cell>
              <table:table-cell office:value-type="float" office:value="0.650495">
                <text:p>0.650495</text:p>
              </table:table-cell>
              <table:table-cell office:value-type="float" office:value="0.0000695271">
                <text:p>0.0000695271</text:p>
              </table:table-cell>
              <table:table-cell office:value-type="float" office:value="0.650675">
                <text:p>0.650675</text:p>
              </table:table-cell>
              <table:table-cell office:value-type="float" office:value="0.0000659421">
                <text:p>0.0000659421</text:p>
              </table:table-cell>
              <table:table-cell office:value-type="float" office:value="0.650852">
                <text:p>0.650852</text:p>
              </table:table-cell>
              <table:table-cell office:value-type="float" office:value="0.0000608315">
                <text:p>0.0000608315</text:p>
              </table:table-cell>
              <table:table-cell office:value-type="float" office:value="0.651028">
                <text:p>0.651028</text:p>
              </table:table-cell>
              <table:table-cell office:value-type="float" office:value="0.0000566476">
                <text:p>0.0000566476</text:p>
              </table:table-cell>
              <table:table-cell office:value-type="float" office:value="0.651201">
                <text:p>0.651201</text:p>
              </table:table-cell>
              <table:table-cell office:value-type="float" office:value="0.0000539788">
                <text:p>0.0000539788</text:p>
              </table:table-cell>
              <table:table-cell office:value-type="float" office:value="0.651372">
                <text:p>0.651372</text:p>
              </table:table-cell>
              <table:table-cell office:value-type="float" office:value="0.0000506344">
                <text:p>0.0000506344</text:p>
              </table:table-cell>
              <table:table-cell office:value-type="float" office:value="0.651624">
                <text:p>0.651624</text:p>
              </table:table-cell>
              <table:table-cell office:value-type="float" office:value="0.0000452024">
                <text:p>0.0000452024</text:p>
              </table:table-cell>
              <table:table-cell office:value-type="float" office:value="0.65179">
                <text:p>0.65179</text:p>
              </table:table-cell>
              <table:table-cell office:value-type="float" office:value="0.0000421472">
                <text:p>0.0000421472</text:p>
              </table:table-cell>
              <table:table-cell office:value-type="float" office:value="0.651952">
                <text:p>0.651952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52113">
                <text:p>0.652113</text:p>
              </table:table-cell>
              <table:table-cell office:value-type="float" office:value="0.0000360123">
                <text:p>0.0000360123</text:p>
              </table:table-cell>
              <table:table-cell office:value-type="float" office:value="0.652333">
                <text:p>0.652333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000089601">
                <text:p>0.000089601</text:p>
              </table:table-cell>
              <table:table-cell office:value-type="float" office:value="0.660661">
                <text:p>0.660661</text:p>
              </table:table-cell>
              <table:table-cell office:value-type="float" office:value="0.0000855769">
                <text:p>0.0000855769</text:p>
              </table:table-cell>
              <table:table-cell office:value-type="float" office:value="0.660878">
                <text:p>0.660878</text:p>
              </table:table-cell>
              <table:table-cell office:value-type="float" office:value="0.0000832138">
                <text:p>0.0000832138</text:p>
              </table:table-cell>
              <table:table-cell office:value-type="float" office:value="0.661093">
                <text:p>0.661093</text:p>
              </table:table-cell>
              <table:table-cell office:value-type="float" office:value="0.0000788505">
                <text:p>0.0000788505</text:p>
              </table:table-cell>
              <table:table-cell office:value-type="float" office:value="0.661411">
                <text:p>0.661411</text:p>
              </table:table-cell>
              <table:table-cell office:value-type="float" office:value="0.0000695313">
                <text:p>0.0000695313</text:p>
              </table:table-cell>
              <table:table-cell office:value-type="float" office:value="0.661621">
                <text:p>0.661621</text:p>
              </table:table-cell>
              <table:table-cell office:value-type="float" office:value="0.0000659445">
                <text:p>0.0000659445</text:p>
              </table:table-cell>
              <table:table-cell office:value-type="float" office:value="0.661828">
                <text:p>0.661828</text:p>
              </table:table-cell>
              <table:table-cell office:value-type="float" office:value="0.0000608328">
                <text:p>0.0000608328</text:p>
              </table:table-cell>
              <table:table-cell office:value-type="float" office:value="0.662032">
                <text:p>0.662032</text:p>
              </table:table-cell>
              <table:table-cell office:value-type="float" office:value="0.0000566483">
                <text:p>0.0000566483</text:p>
              </table:table-cell>
              <table:table-cell office:value-type="float" office:value="0.662234">
                <text:p>0.662234</text:p>
              </table:table-cell>
              <table:table-cell office:value-type="float" office:value="0.0000539792">
                <text:p>0.0000539792</text:p>
              </table:table-cell>
              <table:table-cell office:value-type="float" office:value="0.662434">
                <text:p>0.662434</text:p>
              </table:table-cell>
              <table:table-cell office:value-type="float" office:value="0.0000506346">
                <text:p>0.0000506346</text:p>
              </table:table-cell>
              <table:table-cell office:value-type="float" office:value="0.662728">
                <text:p>0.662728</text:p>
              </table:table-cell>
              <table:table-cell office:value-type="float" office:value="0.0000452025">
                <text:p>0.0000452025</text:p>
              </table:table-cell>
              <table:table-cell office:value-type="float" office:value="0.662921">
                <text:p>0.662921</text:p>
              </table:table-cell>
              <table:table-cell office:value-type="float" office:value="0.0000421472">
                <text:p>0.0000421472</text:p>
              </table:table-cell>
              <table:table-cell office:value-type="float" office:value="0.663111">
                <text:p>0.663111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63298">
                <text:p>0.663298</text:p>
              </table:table-cell>
              <table:table-cell office:value-type="float" office:value="0.0000360123">
                <text:p>0.0000360123</text:p>
              </table:table-cell>
              <table:table-cell office:value-type="float" office:value="0.663555">
                <text:p>0.663555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0000896299">
                <text:p>0.0000896299</text:p>
              </table:table-cell>
              <table:table-cell office:value-type="float" office:value="0.67147">
                <text:p>0.67147</text:p>
              </table:table-cell>
              <table:table-cell office:value-type="float" office:value="0.0000855952">
                <text:p>0.0000855952</text:p>
              </table:table-cell>
              <table:table-cell office:value-type="float" office:value="0.671718">
                <text:p>0.671718</text:p>
              </table:table-cell>
              <table:table-cell office:value-type="float" office:value="0.0000832254">
                <text:p>0.0000832254</text:p>
              </table:table-cell>
              <table:table-cell office:value-type="float" office:value="0.671963">
                <text:p>0.671963</text:p>
              </table:table-cell>
              <table:table-cell office:value-type="float" office:value="0.0000788575">
                <text:p>0.0000788575</text:p>
              </table:table-cell>
              <table:table-cell office:value-type="float" office:value="0.672327">
                <text:p>0.672327</text:p>
              </table:table-cell>
              <table:table-cell office:value-type="float" office:value="0.0000695343">
                <text:p>0.0000695343</text:p>
              </table:table-cell>
              <table:table-cell office:value-type="float" office:value="0.672566">
                <text:p>0.672566</text:p>
              </table:table-cell>
              <table:table-cell office:value-type="float" office:value="0.0000659462">
                <text:p>0.0000659462</text:p>
              </table:table-cell>
              <table:table-cell office:value-type="float" office:value="0.672803">
                <text:p>0.672803</text:p>
              </table:table-cell>
              <table:table-cell office:value-type="float" office:value="0.0000608337">
                <text:p>0.0000608337</text:p>
              </table:table-cell>
              <table:table-cell office:value-type="float" office:value="0.673037">
                <text:p>0.673037</text:p>
              </table:table-cell>
              <table:table-cell office:value-type="float" office:value="0.0000566487">
                <text:p>0.0000566487</text:p>
              </table:table-cell>
              <table:table-cell office:value-type="float" office:value="0.673268">
                <text:p>0.673268</text:p>
              </table:table-cell>
              <table:table-cell office:value-type="float" office:value="0.0000539794">
                <text:p>0.0000539794</text:p>
              </table:table-cell>
              <table:table-cell office:value-type="float" office:value="0.673496">
                <text:p>0.673496</text:p>
              </table:table-cell>
              <table:table-cell office:value-type="float" office:value="0.0000506347">
                <text:p>0.0000506347</text:p>
              </table:table-cell>
              <table:table-cell office:value-type="float" office:value="0.673832">
                <text:p>0.673832</text:p>
              </table:table-cell>
              <table:table-cell office:value-type="float" office:value="0.0000452025">
                <text:p>0.0000452025</text:p>
              </table:table-cell>
              <table:table-cell office:value-type="float" office:value="0.674053">
                <text:p>0.674053</text:p>
              </table:table-cell>
              <table:table-cell office:value-type="float" office:value="0.0000421472">
                <text:p>0.0000421472</text:p>
              </table:table-cell>
              <table:table-cell office:value-type="float" office:value="0.67427">
                <text:p>0.67427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74483">
                <text:p>0.674483</text:p>
              </table:table-cell>
              <table:table-cell office:value-type="float" office:value="0.0000360123">
                <text:p>0.0000360123</text:p>
              </table:table-cell>
              <table:table-cell office:value-type="float" office:value="0.674777">
                <text:p>0.674777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0000896513">
                <text:p>0.0000896513</text:p>
              </table:table-cell>
              <table:table-cell office:value-type="float" office:value="0.682278">
                <text:p>0.682278</text:p>
              </table:table-cell>
              <table:table-cell office:value-type="float" office:value="0.0000856086">
                <text:p>0.0000856086</text:p>
              </table:table-cell>
              <table:table-cell office:value-type="float" office:value="0.682557">
                <text:p>0.682557</text:p>
              </table:table-cell>
              <table:table-cell office:value-type="float" office:value="0.0000832337">
                <text:p>0.0000832337</text:p>
              </table:table-cell>
              <table:table-cell office:value-type="float" office:value="0.682834">
                <text:p>0.682834</text:p>
              </table:table-cell>
              <table:table-cell office:value-type="float" office:value="0.0000788624">
                <text:p>0.0000788624</text:p>
              </table:table-cell>
              <table:table-cell office:value-type="float" office:value="0.683243">
                <text:p>0.683243</text:p>
              </table:table-cell>
              <table:table-cell office:value-type="float" office:value="0.0000695362">
                <text:p>0.0000695362</text:p>
              </table:table-cell>
              <table:table-cell office:value-type="float" office:value="0.683512">
                <text:p>0.683512</text:p>
              </table:table-cell>
              <table:table-cell office:value-type="float" office:value="0.0000659473">
                <text:p>0.0000659473</text:p>
              </table:table-cell>
              <table:table-cell office:value-type="float" office:value="0.683778">
                <text:p>0.683778</text:p>
              </table:table-cell>
              <table:table-cell office:value-type="float" office:value="0.0000608342">
                <text:p>0.0000608342</text:p>
              </table:table-cell>
              <table:table-cell office:value-type="float" office:value="0.684042">
                <text:p>0.684042</text:p>
              </table:table-cell>
              <table:table-cell office:value-type="float" office:value="0.000056649">
                <text:p>0.000056649</text:p>
              </table:table-cell>
              <table:table-cell office:value-type="float" office:value="0.684301">
                <text:p>0.684301</text:p>
              </table:table-cell>
              <table:table-cell office:value-type="float" office:value="0.0000539795">
                <text:p>0.0000539795</text:p>
              </table:table-cell>
              <table:table-cell office:value-type="float" office:value="0.684558">
                <text:p>0.684558</text:p>
              </table:table-cell>
              <table:table-cell office:value-type="float" office:value="0.0000506348">
                <text:p>0.0000506348</text:p>
              </table:table-cell>
              <table:table-cell office:value-type="float" office:value="0.684936">
                <text:p>0.684936</text:p>
              </table:table-cell>
              <table:table-cell office:value-type="float" office:value="0.0000452025">
                <text:p>0.0000452025</text:p>
              </table:table-cell>
              <table:table-cell office:value-type="float" office:value="0.685184">
                <text:p>0.685184</text:p>
              </table:table-cell>
              <table:table-cell office:value-type="float" office:value="0.0000421472">
                <text:p>0.0000421472</text:p>
              </table:table-cell>
              <table:table-cell office:value-type="float" office:value="0.685428">
                <text:p>0.685428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85669">
                <text:p>0.685669</text:p>
              </table:table-cell>
              <table:table-cell office:value-type="float" office:value="0.0000360123">
                <text:p>0.0000360123</text:p>
              </table:table-cell>
              <table:table-cell office:value-type="float" office:value="0.685999">
                <text:p>0.685999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0000896668">
                <text:p>0.0000896668</text:p>
              </table:table-cell>
              <table:table-cell office:value-type="float" office:value="0.693087">
                <text:p>0.693087</text:p>
              </table:table-cell>
              <table:table-cell office:value-type="float" office:value="0.000085618">
                <text:p>0.000085618</text:p>
              </table:table-cell>
              <table:table-cell office:value-type="float" office:value="0.693397">
                <text:p>0.693397</text:p>
              </table:table-cell>
              <table:table-cell office:value-type="float" office:value="0.0000832394">
                <text:p>0.0000832394</text:p>
              </table:table-cell>
              <table:table-cell office:value-type="float" office:value="0.693704">
                <text:p>0.693704</text:p>
              </table:table-cell>
              <table:table-cell office:value-type="float" office:value="0.0000788657">
                <text:p>0.0000788657</text:p>
              </table:table-cell>
              <table:table-cell office:value-type="float" office:value="0.694159">
                <text:p>0.694159</text:p>
              </table:table-cell>
              <table:table-cell office:value-type="float" office:value="0.0000695374">
                <text:p>0.0000695374</text:p>
              </table:table-cell>
              <table:table-cell office:value-type="float" office:value="0.694458">
                <text:p>0.694458</text:p>
              </table:table-cell>
              <table:table-cell office:value-type="float" office:value="0.0000659478">
                <text:p>0.0000659478</text:p>
              </table:table-cell>
              <table:table-cell office:value-type="float" office:value="0.694754">
                <text:p>0.694754</text:p>
              </table:table-cell>
              <table:table-cell office:value-type="float" office:value="0.0000608344">
                <text:p>0.0000608344</text:p>
              </table:table-cell>
              <table:table-cell office:value-type="float" office:value="0.695046">
                <text:p>0.695046</text:p>
              </table:table-cell>
              <table:table-cell office:value-type="float" office:value="0.0000566491">
                <text:p>0.0000566491</text:p>
              </table:table-cell>
              <table:table-cell office:value-type="float" office:value="0.695335">
                <text:p>0.695335</text:p>
              </table:table-cell>
              <table:table-cell office:value-type="float" office:value="0.0000539795">
                <text:p>0.0000539795</text:p>
              </table:table-cell>
              <table:table-cell office:value-type="float" office:value="0.69562">
                <text:p>0.69562</text:p>
              </table:table-cell>
              <table:table-cell office:value-type="float" office:value="0.0000506348">
                <text:p>0.0000506348</text:p>
              </table:table-cell>
              <table:table-cell office:value-type="float" office:value="0.69604">
                <text:p>0.69604</text:p>
              </table:table-cell>
              <table:table-cell office:value-type="float" office:value="0.0000452025">
                <text:p>0.0000452025</text:p>
              </table:table-cell>
              <table:table-cell office:value-type="float" office:value="0.696316">
                <text:p>0.696316</text:p>
              </table:table-cell>
              <table:table-cell office:value-type="float" office:value="0.0000421472">
                <text:p>0.0000421472</text:p>
              </table:table-cell>
              <table:table-cell office:value-type="float" office:value="0.696587">
                <text:p>0.696587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696854">
                <text:p>0.696854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697221">
                <text:p>0.697221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0000896776">
                <text:p>0.0000896776</text:p>
              </table:table-cell>
              <table:table-cell office:value-type="float" office:value="0.703896">
                <text:p>0.703896</text:p>
              </table:table-cell>
              <table:table-cell office:value-type="float" office:value="0.0000856242">
                <text:p>0.0000856242</text:p>
              </table:table-cell>
              <table:table-cell office:value-type="float" office:value="0.704237">
                <text:p>0.704237</text:p>
              </table:table-cell>
              <table:table-cell office:value-type="float" office:value="0.0000832429">
                <text:p>0.0000832429</text:p>
              </table:table-cell>
              <table:table-cell office:value-type="float" office:value="0.704575">
                <text:p>0.704575</text:p>
              </table:table-cell>
              <table:table-cell office:value-type="float" office:value="0.0000788675">
                <text:p>0.0000788675</text:p>
              </table:table-cell>
              <table:table-cell office:value-type="float" office:value="0.705075">
                <text:p>0.705075</text:p>
              </table:table-cell>
              <table:table-cell office:value-type="float" office:value="0.0000695379">
                <text:p>0.0000695379</text:p>
              </table:table-cell>
              <table:table-cell office:value-type="float" office:value="0.705404">
                <text:p>0.705404</text:p>
              </table:table-cell>
              <table:table-cell office:value-type="float" office:value="0.000065948">
                <text:p>0.000065948</text:p>
              </table:table-cell>
              <table:table-cell office:value-type="float" office:value="0.705729">
                <text:p>0.705729</text:p>
              </table:table-cell>
              <table:table-cell office:value-type="float" office:value="0.0000608344">
                <text:p>0.0000608344</text:p>
              </table:table-cell>
              <table:table-cell office:value-type="float" office:value="0.706051">
                <text:p>0.706051</text:p>
              </table:table-cell>
              <table:table-cell office:value-type="float" office:value="0.000056649">
                <text:p>0.000056649</text:p>
              </table:table-cell>
              <table:table-cell office:value-type="float" office:value="0.706368">
                <text:p>0.706368</text:p>
              </table:table-cell>
              <table:table-cell office:value-type="float" office:value="0.0000539794">
                <text:p>0.0000539794</text:p>
              </table:table-cell>
              <table:table-cell office:value-type="float" office:value="0.706682">
                <text:p>0.706682</text:p>
              </table:table-cell>
              <table:table-cell office:value-type="float" office:value="0.0000506347">
                <text:p>0.0000506347</text:p>
              </table:table-cell>
              <table:table-cell office:value-type="float" office:value="0.707144">
                <text:p>0.707144</text:p>
              </table:table-cell>
              <table:table-cell office:value-type="float" office:value="0.0000452024">
                <text:p>0.0000452024</text:p>
              </table:table-cell>
              <table:table-cell office:value-type="float" office:value="0.707447">
                <text:p>0.707447</text:p>
              </table:table-cell>
              <table:table-cell office:value-type="float" office:value="0.0000421471">
                <text:p>0.0000421471</text:p>
              </table:table-cell>
              <table:table-cell office:value-type="float" office:value="0.707746">
                <text:p>0.707746</text:p>
              </table:table-cell>
              <table:table-cell office:value-type="float" office:value="0.0000390111">
                <text:p>0.0000390111</text:p>
              </table:table-cell>
              <table:table-cell office:value-type="float" office:value="0.70804">
                <text:p>0.70804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708443">
                <text:p>0.708443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0000896843">
                <text:p>0.0000896843</text:p>
              </table:table-cell>
              <table:table-cell office:value-type="float" office:value="0.714704">
                <text:p>0.714704</text:p>
              </table:table-cell>
              <table:table-cell office:value-type="float" office:value="0.0000856277">
                <text:p>0.0000856277</text:p>
              </table:table-cell>
              <table:table-cell office:value-type="float" office:value="0.715076">
                <text:p>0.715076</text:p>
              </table:table-cell>
              <table:table-cell office:value-type="float" office:value="0.0000832446">
                <text:p>0.0000832446</text:p>
              </table:table-cell>
              <table:table-cell office:value-type="float" office:value="0.715445">
                <text:p>0.715445</text:p>
              </table:table-cell>
              <table:table-cell office:value-type="float" office:value="0.0000788682">
                <text:p>0.0000788682</text:p>
              </table:table-cell>
              <table:table-cell office:value-type="float" office:value="0.715991">
                <text:p>0.715991</text:p>
              </table:table-cell>
              <table:table-cell office:value-type="float" office:value="0.0000695377">
                <text:p>0.0000695377</text:p>
              </table:table-cell>
              <table:table-cell office:value-type="float" office:value="0.71635">
                <text:p>0.71635</text:p>
              </table:table-cell>
              <table:table-cell office:value-type="float" office:value="0.0000659477">
                <text:p>0.0000659477</text:p>
              </table:table-cell>
              <table:table-cell office:value-type="float" office:value="0.716705">
                <text:p>0.716705</text:p>
              </table:table-cell>
              <table:table-cell office:value-type="float" office:value="0.0000608341">
                <text:p>0.0000608341</text:p>
              </table:table-cell>
              <table:table-cell office:value-type="float" office:value="0.717055">
                <text:p>0.717055</text:p>
              </table:table-cell>
              <table:table-cell office:value-type="float" office:value="0.0000566487">
                <text:p>0.0000566487</text:p>
              </table:table-cell>
              <table:table-cell office:value-type="float" office:value="0.717402">
                <text:p>0.717402</text:p>
              </table:table-cell>
              <table:table-cell office:value-type="float" office:value="0.0000539792">
                <text:p>0.0000539792</text:p>
              </table:table-cell>
              <table:table-cell office:value-type="float" office:value="0.717744">
                <text:p>0.717744</text:p>
              </table:table-cell>
              <table:table-cell office:value-type="float" office:value="0.0000506345">
                <text:p>0.0000506345</text:p>
              </table:table-cell>
              <table:table-cell office:value-type="float" office:value="0.718249">
                <text:p>0.718249</text:p>
              </table:table-cell>
              <table:table-cell office:value-type="float" office:value="0.0000452023">
                <text:p>0.0000452023</text:p>
              </table:table-cell>
              <table:table-cell office:value-type="float" office:value="0.718579">
                <text:p>0.718579</text:p>
              </table:table-cell>
              <table:table-cell office:value-type="float" office:value="0.0000421471">
                <text:p>0.0000421471</text:p>
              </table:table-cell>
              <table:table-cell office:value-type="float" office:value="0.718905">
                <text:p>0.718905</text:p>
              </table:table-cell>
              <table:table-cell office:value-type="float" office:value="0.000039011">
                <text:p>0.000039011</text:p>
              </table:table-cell>
              <table:table-cell office:value-type="float" office:value="0.719225">
                <text:p>0.719225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719665">
                <text:p>0.719665</text:p>
              </table:table-cell>
              <table:table-cell office:value-type="float" office:value="0.0000305103">
                <text:p>0.00003051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0000896876">
                <text:p>0.0000896876</text:p>
              </table:table-cell>
              <table:table-cell office:value-type="float" office:value="0.725513">
                <text:p>0.725513</text:p>
              </table:table-cell>
              <table:table-cell office:value-type="float" office:value="0.0000856287">
                <text:p>0.0000856287</text:p>
              </table:table-cell>
              <table:table-cell office:value-type="float" office:value="0.725916">
                <text:p>0.725916</text:p>
              </table:table-cell>
              <table:table-cell office:value-type="float" office:value="0.0000832446">
                <text:p>0.0000832446</text:p>
              </table:table-cell>
              <table:table-cell office:value-type="float" office:value="0.726315">
                <text:p>0.726315</text:p>
              </table:table-cell>
              <table:table-cell office:value-type="float" office:value="0.0000788677">
                <text:p>0.0000788677</text:p>
              </table:table-cell>
              <table:table-cell office:value-type="float" office:value="0.726907">
                <text:p>0.726907</text:p>
              </table:table-cell>
              <table:table-cell office:value-type="float" office:value="0.0000695369">
                <text:p>0.0000695369</text:p>
              </table:table-cell>
              <table:table-cell office:value-type="float" office:value="0.727296">
                <text:p>0.727296</text:p>
              </table:table-cell>
              <table:table-cell office:value-type="float" office:value="0.000065947">
                <text:p>0.000065947</text:p>
              </table:table-cell>
              <table:table-cell office:value-type="float" office:value="0.72768">
                <text:p>0.72768</text:p>
              </table:table-cell>
              <table:table-cell office:value-type="float" office:value="0.0000608335">
                <text:p>0.0000608335</text:p>
              </table:table-cell>
              <table:table-cell office:value-type="float" office:value="0.72806">
                <text:p>0.72806</text:p>
              </table:table-cell>
              <table:table-cell office:value-type="float" office:value="0.0000566482">
                <text:p>0.0000566482</text:p>
              </table:table-cell>
              <table:table-cell office:value-type="float" office:value="0.728435">
                <text:p>0.728435</text:p>
              </table:table-cell>
              <table:table-cell office:value-type="float" office:value="0.0000539789">
                <text:p>0.0000539789</text:p>
              </table:table-cell>
              <table:table-cell office:value-type="float" office:value="0.728806">
                <text:p>0.728806</text:p>
              </table:table-cell>
              <table:table-cell office:value-type="float" office:value="0.0000506343">
                <text:p>0.0000506343</text:p>
              </table:table-cell>
              <table:table-cell office:value-type="float" office:value="0.729353">
                <text:p>0.729353</text:p>
              </table:table-cell>
              <table:table-cell office:value-type="float" office:value="0.0000452022">
                <text:p>0.0000452022</text:p>
              </table:table-cell>
              <table:table-cell office:value-type="float" office:value="0.729711">
                <text:p>0.729711</text:p>
              </table:table-cell>
              <table:table-cell office:value-type="float" office:value="0.000042147">
                <text:p>0.000042147</text:p>
              </table:table-cell>
              <table:table-cell office:value-type="float" office:value="0.730063">
                <text:p>0.730063</text:p>
              </table:table-cell>
              <table:table-cell office:value-type="float" office:value="0.000039011">
                <text:p>0.000039011</text:p>
              </table:table-cell>
              <table:table-cell office:value-type="float" office:value="0.730411">
                <text:p>0.730411</text:p>
              </table:table-cell>
              <table:table-cell office:value-type="float" office:value="0.0000360122">
                <text:p>0.0000360122</text:p>
              </table:table-cell>
              <table:table-cell office:value-type="float" office:value="0.730887">
                <text:p>0.730887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0000896875">
                <text:p>0.0000896875</text:p>
              </table:table-cell>
              <table:table-cell office:value-type="float" office:value="0.736322">
                <text:p>0.736322</text:p>
              </table:table-cell>
              <table:table-cell office:value-type="float" office:value="0.0000856273">
                <text:p>0.0000856273</text:p>
              </table:table-cell>
              <table:table-cell office:value-type="float" office:value="0.736756">
                <text:p>0.736756</text:p>
              </table:table-cell>
              <table:table-cell office:value-type="float" office:value="0.0000832428">
                <text:p>0.0000832428</text:p>
              </table:table-cell>
              <table:table-cell office:value-type="float" office:value="0.737186">
                <text:p>0.737186</text:p>
              </table:table-cell>
              <table:table-cell office:value-type="float" office:value="0.0000788659">
                <text:p>0.0000788659</text:p>
              </table:table-cell>
              <table:table-cell office:value-type="float" office:value="0.737823">
                <text:p>0.737823</text:p>
              </table:table-cell>
              <table:table-cell office:value-type="float" office:value="0.0000695353">
                <text:p>0.0000695353</text:p>
              </table:table-cell>
              <table:table-cell office:value-type="float" office:value="0.738241">
                <text:p>0.738241</text:p>
              </table:table-cell>
              <table:table-cell office:value-type="float" office:value="0.0000659458">
                <text:p>0.0000659458</text:p>
              </table:table-cell>
              <table:table-cell office:value-type="float" office:value="0.738655">
                <text:p>0.738655</text:p>
              </table:table-cell>
              <table:table-cell office:value-type="float" office:value="0.0000608325">
                <text:p>0.0000608325</text:p>
              </table:table-cell>
              <table:table-cell office:value-type="float" office:value="0.739065">
                <text:p>0.739065</text:p>
              </table:table-cell>
              <table:table-cell office:value-type="float" office:value="0.0000566475">
                <text:p>0.0000566475</text:p>
              </table:table-cell>
              <table:table-cell office:value-type="float" office:value="0.739469">
                <text:p>0.739469</text:p>
              </table:table-cell>
              <table:table-cell office:value-type="float" office:value="0.0000539784">
                <text:p>0.0000539784</text:p>
              </table:table-cell>
              <table:table-cell office:value-type="float" office:value="0.739868">
                <text:p>0.739868</text:p>
              </table:table-cell>
              <table:table-cell office:value-type="float" office:value="0.0000506339">
                <text:p>0.0000506339</text:p>
              </table:table-cell>
              <table:table-cell office:value-type="float" office:value="0.740457">
                <text:p>0.740457</text:p>
              </table:table-cell>
              <table:table-cell office:value-type="float" office:value="0.000045202">
                <text:p>0.000045202</text:p>
              </table:table-cell>
              <table:table-cell office:value-type="float" office:value="0.740842">
                <text:p>0.740842</text:p>
              </table:table-cell>
              <table:table-cell office:value-type="float" office:value="0.0000421469">
                <text:p>0.0000421469</text:p>
              </table:table-cell>
              <table:table-cell office:value-type="float" office:value="0.741222">
                <text:p>0.741222</text:p>
              </table:table-cell>
              <table:table-cell office:value-type="float" office:value="0.0000390109">
                <text:p>0.0000390109</text:p>
              </table:table-cell>
              <table:table-cell office:value-type="float" office:value="0.741596">
                <text:p>0.741596</text:p>
              </table:table-cell>
              <table:table-cell office:value-type="float" office:value="0.0000360121">
                <text:p>0.0000360121</text:p>
              </table:table-cell>
              <table:table-cell office:value-type="float" office:value="0.742109">
                <text:p>0.742109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0000896842">
                <text:p>0.0000896842</text:p>
              </table:table-cell>
              <table:table-cell office:value-type="float" office:value="0.74713">
                <text:p>0.74713</text:p>
              </table:table-cell>
              <table:table-cell office:value-type="float" office:value="0.0000856235">
                <text:p>0.0000856235</text:p>
              </table:table-cell>
              <table:table-cell office:value-type="float" office:value="0.747596">
                <text:p>0.747596</text:p>
              </table:table-cell>
              <table:table-cell office:value-type="float" office:value="0.0000832392">
                <text:p>0.0000832392</text:p>
              </table:table-cell>
              <table:table-cell office:value-type="float" office:value="0.748056">
                <text:p>0.748056</text:p>
              </table:table-cell>
              <table:table-cell office:value-type="float" office:value="0.0000788628">
                <text:p>0.0000788628</text:p>
              </table:table-cell>
              <table:table-cell office:value-type="float" office:value="0.748738">
                <text:p>0.748738</text:p>
              </table:table-cell>
              <table:table-cell office:value-type="float" office:value="0.0000695328">
                <text:p>0.0000695328</text:p>
              </table:table-cell>
              <table:table-cell office:value-type="float" office:value="0.749187">
                <text:p>0.749187</text:p>
              </table:table-cell>
              <table:table-cell office:value-type="float" office:value="0.0000659439">
                <text:p>0.0000659439</text:p>
              </table:table-cell>
              <table:table-cell office:value-type="float" office:value="0.749631">
                <text:p>0.749631</text:p>
              </table:table-cell>
              <table:table-cell office:value-type="float" office:value="0.000060831">
                <text:p>0.000060831</text:p>
              </table:table-cell>
              <table:table-cell office:value-type="float" office:value="0.750069">
                <text:p>0.750069</text:p>
              </table:table-cell>
              <table:table-cell office:value-type="float" office:value="0.0000566464">
                <text:p>0.0000566464</text:p>
              </table:table-cell>
              <table:table-cell office:value-type="float" office:value="0.750502">
                <text:p>0.750502</text:p>
              </table:table-cell>
              <table:table-cell office:value-type="float" office:value="0.0000539776">
                <text:p>0.0000539776</text:p>
              </table:table-cell>
              <table:table-cell office:value-type="float" office:value="0.75093">
                <text:p>0.75093</text:p>
              </table:table-cell>
              <table:table-cell office:value-type="float" office:value="0.0000506334">
                <text:p>0.0000506334</text:p>
              </table:table-cell>
              <table:table-cell office:value-type="float" office:value="0.751561">
                <text:p>0.751561</text:p>
              </table:table-cell>
              <table:table-cell office:value-type="float" office:value="0.0000452017">
                <text:p>0.0000452017</text:p>
              </table:table-cell>
              <table:table-cell office:value-type="float" office:value="0.751974">
                <text:p>0.751974</text:p>
              </table:table-cell>
              <table:table-cell office:value-type="float" office:value="0.0000421467">
                <text:p>0.0000421467</text:p>
              </table:table-cell>
              <table:table-cell office:value-type="float" office:value="0.752381">
                <text:p>0.752381</text:p>
              </table:table-cell>
              <table:table-cell office:value-type="float" office:value="0.0000390108">
                <text:p>0.0000390108</text:p>
              </table:table-cell>
              <table:table-cell office:value-type="float" office:value="0.752781">
                <text:p>0.752781</text:p>
              </table:table-cell>
              <table:table-cell office:value-type="float" office:value="0.000036012">
                <text:p>0.000036012</text:p>
              </table:table-cell>
              <table:table-cell office:value-type="float" office:value="0.753331">
                <text:p>0.753331</text:p>
              </table:table-cell>
              <table:table-cell office:value-type="float" office:value="0.0000305102">
                <text:p>0.0000305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0000896774">
                <text:p>0.0000896774</text:p>
              </table:table-cell>
              <table:table-cell office:value-type="float" office:value="0.757939">
                <text:p>0.757939</text:p>
              </table:table-cell>
              <table:table-cell office:value-type="float" office:value="0.0000856169">
                <text:p>0.0000856169</text:p>
              </table:table-cell>
              <table:table-cell office:value-type="float" office:value="0.758435">
                <text:p>0.758435</text:p>
              </table:table-cell>
              <table:table-cell office:value-type="float" office:value="0.0000832335">
                <text:p>0.0000832335</text:p>
              </table:table-cell>
              <table:table-cell office:value-type="float" office:value="0.758927">
                <text:p>0.758927</text:p>
              </table:table-cell>
              <table:table-cell office:value-type="float" office:value="0.0000788581">
                <text:p>0.0000788581</text:p>
              </table:table-cell>
              <table:table-cell office:value-type="float" office:value="0.759654">
                <text:p>0.759654</text:p>
              </table:table-cell>
              <table:table-cell office:value-type="float" office:value="0.0000695292">
                <text:p>0.0000695292</text:p>
              </table:table-cell>
              <table:table-cell office:value-type="float" office:value="0.760133">
                <text:p>0.760133</text:p>
              </table:table-cell>
              <table:table-cell office:value-type="float" office:value="0.0000659412">
                <text:p>0.0000659412</text:p>
              </table:table-cell>
              <table:table-cell office:value-type="float" office:value="0.760606">
                <text:p>0.760606</text:p>
              </table:table-cell>
              <table:table-cell office:value-type="float" office:value="0.0000608289">
                <text:p>0.0000608289</text:p>
              </table:table-cell>
              <table:table-cell office:value-type="float" office:value="0.761074">
                <text:p>0.761074</text:p>
              </table:table-cell>
              <table:table-cell office:value-type="float" office:value="0.0000566449">
                <text:p>0.0000566449</text:p>
              </table:table-cell>
              <table:table-cell office:value-type="float" office:value="0.761536">
                <text:p>0.761536</text:p>
              </table:table-cell>
              <table:table-cell office:value-type="float" office:value="0.0000539765">
                <text:p>0.0000539765</text:p>
              </table:table-cell>
              <table:table-cell office:value-type="float" office:value="0.761992">
                <text:p>0.761992</text:p>
              </table:table-cell>
              <table:table-cell office:value-type="float" office:value="0.0000506327">
                <text:p>0.0000506327</text:p>
              </table:table-cell>
              <table:table-cell office:value-type="float" office:value="0.762665">
                <text:p>0.762665</text:p>
              </table:table-cell>
              <table:table-cell office:value-type="float" office:value="0.0000452013">
                <text:p>0.0000452013</text:p>
              </table:table-cell>
              <table:table-cell office:value-type="float" office:value="0.763105">
                <text:p>0.763105</text:p>
              </table:table-cell>
              <table:table-cell office:value-type="float" office:value="0.0000421464">
                <text:p>0.0000421464</text:p>
              </table:table-cell>
              <table:table-cell office:value-type="float" office:value="0.763539">
                <text:p>0.763539</text:p>
              </table:table-cell>
              <table:table-cell office:value-type="float" office:value="0.0000390106">
                <text:p>0.0000390106</text:p>
              </table:table-cell>
              <table:table-cell office:value-type="float" office:value="0.763967">
                <text:p>0.763967</text:p>
              </table:table-cell>
              <table:table-cell office:value-type="float" office:value="0.0000360119">
                <text:p>0.0000360119</text:p>
              </table:table-cell>
              <table:table-cell office:value-type="float" office:value="0.764553">
                <text:p>0.764553</text:p>
              </table:table-cell>
              <table:table-cell office:value-type="float" office:value="0.0000305101">
                <text:p>0.00003051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0000896666">
                <text:p>0.0000896666</text:p>
              </table:table-cell>
              <table:table-cell office:value-type="float" office:value="0.768748">
                <text:p>0.768748</text:p>
              </table:table-cell>
              <table:table-cell office:value-type="float" office:value="0.000085607">
                <text:p>0.000085607</text:p>
              </table:table-cell>
              <table:table-cell office:value-type="float" office:value="0.769275">
                <text:p>0.769275</text:p>
              </table:table-cell>
              <table:table-cell office:value-type="float" office:value="0.0000832251">
                <text:p>0.0000832251</text:p>
              </table:table-cell>
              <table:table-cell office:value-type="float" office:value="0.769797">
                <text:p>0.769797</text:p>
              </table:table-cell>
              <table:table-cell office:value-type="float" office:value="0.0000788514">
                <text:p>0.0000788514</text:p>
              </table:table-cell>
              <table:table-cell office:value-type="float" office:value="0.77057">
                <text:p>0.77057</text:p>
              </table:table-cell>
              <table:table-cell office:value-type="float" office:value="0.0000695241">
                <text:p>0.0000695241</text:p>
              </table:table-cell>
              <table:table-cell office:value-type="float" office:value="0.771079">
                <text:p>0.771079</text:p>
              </table:table-cell>
              <table:table-cell office:value-type="float" office:value="0.0000659374">
                <text:p>0.0000659374</text:p>
              </table:table-cell>
              <table:table-cell office:value-type="float" office:value="0.771582">
                <text:p>0.771582</text:p>
              </table:table-cell>
              <table:table-cell office:value-type="float" office:value="0.000060826">
                <text:p>0.000060826</text:p>
              </table:table-cell>
              <table:table-cell office:value-type="float" office:value="0.772078">
                <text:p>0.772078</text:p>
              </table:table-cell>
              <table:table-cell office:value-type="float" office:value="0.0000566427">
                <text:p>0.0000566427</text:p>
              </table:table-cell>
              <table:table-cell office:value-type="float" office:value="0.772569">
                <text:p>0.772569</text:p>
              </table:table-cell>
              <table:table-cell office:value-type="float" office:value="0.000053975">
                <text:p>0.000053975</text:p>
              </table:table-cell>
              <table:table-cell office:value-type="float" office:value="0.773054">
                <text:p>0.773054</text:p>
              </table:table-cell>
              <table:table-cell office:value-type="float" office:value="0.0000506316">
                <text:p>0.0000506316</text:p>
              </table:table-cell>
              <table:table-cell office:value-type="float" office:value="0.773769">
                <text:p>0.773769</text:p>
              </table:table-cell>
              <table:table-cell office:value-type="float" office:value="0.0000452006">
                <text:p>0.0000452006</text:p>
              </table:table-cell>
              <table:table-cell office:value-type="float" office:value="0.774237">
                <text:p>0.774237</text:p>
              </table:table-cell>
              <table:table-cell office:value-type="float" office:value="0.000042146">
                <text:p>0.000042146</text:p>
              </table:table-cell>
              <table:table-cell office:value-type="float" office:value="0.774698">
                <text:p>0.774698</text:p>
              </table:table-cell>
              <table:table-cell office:value-type="float" office:value="0.0000390103">
                <text:p>0.0000390103</text:p>
              </table:table-cell>
              <table:table-cell office:value-type="float" office:value="0.775152">
                <text:p>0.775152</text:p>
              </table:table-cell>
              <table:table-cell office:value-type="float" office:value="0.0000360117">
                <text:p>0.0000360117</text:p>
              </table:table-cell>
              <table:table-cell office:value-type="float" office:value="0.775776">
                <text:p>0.775776</text:p>
              </table:table-cell>
              <table:table-cell office:value-type="float" office:value="0.00003051">
                <text:p>0.00003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0000896509">
                <text:p>0.0000896509</text:p>
              </table:table-cell>
              <table:table-cell office:value-type="float" office:value="0.779556">
                <text:p>0.779556</text:p>
              </table:table-cell>
              <table:table-cell office:value-type="float" office:value="0.000085593">
                <text:p>0.000085593</text:p>
              </table:table-cell>
              <table:table-cell office:value-type="float" office:value="0.780115">
                <text:p>0.780115</text:p>
              </table:table-cell>
              <table:table-cell office:value-type="float" office:value="0.0000832134">
                <text:p>0.0000832134</text:p>
              </table:table-cell>
              <table:table-cell office:value-type="float" office:value="0.780668">
                <text:p>0.780668</text:p>
              </table:table-cell>
              <table:table-cell office:value-type="float" office:value="0.000078842">
                <text:p>0.000078842</text:p>
              </table:table-cell>
              <table:table-cell office:value-type="float" office:value="0.781486">
                <text:p>0.781486</text:p>
              </table:table-cell>
              <table:table-cell office:value-type="float" office:value="0.0000695172">
                <text:p>0.0000695172</text:p>
              </table:table-cell>
              <table:table-cell office:value-type="float" office:value="0.782025">
                <text:p>0.782025</text:p>
              </table:table-cell>
              <table:table-cell office:value-type="float" office:value="0.0000659322">
                <text:p>0.0000659322</text:p>
              </table:table-cell>
              <table:table-cell office:value-type="float" office:value="0.782557">
                <text:p>0.782557</text:p>
              </table:table-cell>
              <table:table-cell office:value-type="float" office:value="0.0000608219">
                <text:p>0.0000608219</text:p>
              </table:table-cell>
              <table:table-cell office:value-type="float" office:value="0.783083">
                <text:p>0.783083</text:p>
              </table:table-cell>
              <table:table-cell office:value-type="float" office:value="0.0000566397">
                <text:p>0.0000566397</text:p>
              </table:table-cell>
              <table:table-cell office:value-type="float" office:value="0.783603">
                <text:p>0.783603</text:p>
              </table:table-cell>
              <table:table-cell office:value-type="float" office:value="0.0000539729">
                <text:p>0.0000539729</text:p>
              </table:table-cell>
              <table:table-cell office:value-type="float" office:value="0.784116">
                <text:p>0.784116</text:p>
              </table:table-cell>
              <table:table-cell office:value-type="float" office:value="0.0000506301">
                <text:p>0.0000506301</text:p>
              </table:table-cell>
              <table:table-cell office:value-type="float" office:value="0.784873">
                <text:p>0.784873</text:p>
              </table:table-cell>
              <table:table-cell office:value-type="float" office:value="0.0000451997">
                <text:p>0.0000451997</text:p>
              </table:table-cell>
              <table:table-cell office:value-type="float" office:value="0.785369">
                <text:p>0.785369</text:p>
              </table:table-cell>
              <table:table-cell office:value-type="float" office:value="0.0000421453">
                <text:p>0.0000421453</text:p>
              </table:table-cell>
              <table:table-cell office:value-type="float" office:value="0.785857">
                <text:p>0.785857</text:p>
              </table:table-cell>
              <table:table-cell office:value-type="float" office:value="0.0000390099">
                <text:p>0.0000390099</text:p>
              </table:table-cell>
              <table:table-cell office:value-type="float" office:value="0.786338">
                <text:p>0.786338</text:p>
              </table:table-cell>
              <table:table-cell office:value-type="float" office:value="0.0000360115">
                <text:p>0.0000360115</text:p>
              </table:table-cell>
              <table:table-cell office:value-type="float" office:value="0.786998">
                <text:p>0.786998</text:p>
              </table:table-cell>
              <table:table-cell office:value-type="float" office:value="0.0000305099">
                <text:p>0.0000305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0000896293">
                <text:p>0.0000896293</text:p>
              </table:table-cell>
              <table:table-cell office:value-type="float" office:value="0.790365">
                <text:p>0.790365</text:p>
              </table:table-cell>
              <table:table-cell office:value-type="float" office:value="0.0000855739">
                <text:p>0.0000855739</text:p>
              </table:table-cell>
              <table:table-cell office:value-type="float" office:value="0.790954">
                <text:p>0.790954</text:p>
              </table:table-cell>
              <table:table-cell office:value-type="float" office:value="0.0000831974">
                <text:p>0.0000831974</text:p>
              </table:table-cell>
              <table:table-cell office:value-type="float" office:value="0.791538">
                <text:p>0.791538</text:p>
              </table:table-cell>
              <table:table-cell office:value-type="float" office:value="0.0000788293">
                <text:p>0.0000788293</text:p>
              </table:table-cell>
              <table:table-cell office:value-type="float" office:value="0.792402">
                <text:p>0.792402</text:p>
              </table:table-cell>
              <table:table-cell office:value-type="float" office:value="0.0000695076">
                <text:p>0.0000695076</text:p>
              </table:table-cell>
              <table:table-cell office:value-type="float" office:value="0.79297">
                <text:p>0.79297</text:p>
              </table:table-cell>
              <table:table-cell office:value-type="float" office:value="0.000065925">
                <text:p>0.000065925</text:p>
              </table:table-cell>
              <table:table-cell office:value-type="float" office:value="0.793532">
                <text:p>0.793532</text:p>
              </table:table-cell>
              <table:table-cell office:value-type="float" office:value="0.0000608163">
                <text:p>0.0000608163</text:p>
              </table:table-cell>
              <table:table-cell office:value-type="float" office:value="0.794088">
                <text:p>0.794088</text:p>
              </table:table-cell>
              <table:table-cell office:value-type="float" office:value="0.0000566355">
                <text:p>0.0000566355</text:p>
              </table:table-cell>
              <table:table-cell office:value-type="float" office:value="0.794636">
                <text:p>0.794636</text:p>
              </table:table-cell>
              <table:table-cell office:value-type="float" office:value="0.0000539699">
                <text:p>0.0000539699</text:p>
              </table:table-cell>
              <table:table-cell office:value-type="float" office:value="0.795178">
                <text:p>0.795178</text:p>
              </table:table-cell>
              <table:table-cell office:value-type="float" office:value="0.0000506279">
                <text:p>0.0000506279</text:p>
              </table:table-cell>
              <table:table-cell office:value-type="float" office:value="0.795977">
                <text:p>0.795977</text:p>
              </table:table-cell>
              <table:table-cell office:value-type="float" office:value="0.0000451984">
                <text:p>0.0000451984</text:p>
              </table:table-cell>
              <table:table-cell office:value-type="float" office:value="0.7965">
                <text:p>0.7965</text:p>
              </table:table-cell>
              <table:table-cell office:value-type="float" office:value="0.0000421444">
                <text:p>0.0000421444</text:p>
              </table:table-cell>
              <table:table-cell office:value-type="float" office:value="0.797016">
                <text:p>0.797016</text:p>
              </table:table-cell>
              <table:table-cell office:value-type="float" office:value="0.0000390093">
                <text:p>0.0000390093</text:p>
              </table:table-cell>
              <table:table-cell office:value-type="float" office:value="0.797523">
                <text:p>0.797523</text:p>
              </table:table-cell>
              <table:table-cell office:value-type="float" office:value="0.0000360111">
                <text:p>0.0000360111</text:p>
              </table:table-cell>
              <table:table-cell office:value-type="float" office:value="0.79822">
                <text:p>0.79822</text:p>
              </table:table-cell>
              <table:table-cell office:value-type="float" office:value="0.0000305097">
                <text:p>0.00003050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0000896001">
                <text:p>0.0000896001</text:p>
              </table:table-cell>
              <table:table-cell office:value-type="float" office:value="0.801174">
                <text:p>0.801174</text:p>
              </table:table-cell>
              <table:table-cell office:value-type="float" office:value="0.0000855482">
                <text:p>0.0000855482</text:p>
              </table:table-cell>
              <table:table-cell office:value-type="float" office:value="0.801794">
                <text:p>0.801794</text:p>
              </table:table-cell>
              <table:table-cell office:value-type="float" office:value="0.0000831759">
                <text:p>0.0000831759</text:p>
              </table:table-cell>
              <table:table-cell office:value-type="float" office:value="0.802408">
                <text:p>0.802408</text:p>
              </table:table-cell>
              <table:table-cell office:value-type="float" office:value="0.000078812">
                <text:p>0.000078812</text:p>
              </table:table-cell>
              <table:table-cell office:value-type="float" office:value="0.803318">
                <text:p>0.803318</text:p>
              </table:table-cell>
              <table:table-cell office:value-type="float" office:value="0.0000694946">
                <text:p>0.0000694946</text:p>
              </table:table-cell>
              <table:table-cell office:value-type="float" office:value="0.803916">
                <text:p>0.803916</text:p>
              </table:table-cell>
              <table:table-cell office:value-type="float" office:value="0.0000659152">
                <text:p>0.0000659152</text:p>
              </table:table-cell>
              <table:table-cell office:value-type="float" office:value="0.804508">
                <text:p>0.804508</text:p>
              </table:table-cell>
              <table:table-cell office:value-type="float" office:value="0.0000608085">
                <text:p>0.0000608085</text:p>
              </table:table-cell>
              <table:table-cell office:value-type="float" office:value="0.805092">
                <text:p>0.805092</text:p>
              </table:table-cell>
              <table:table-cell office:value-type="float" office:value="0.0000566296">
                <text:p>0.0000566296</text:p>
              </table:table-cell>
              <table:table-cell office:value-type="float" office:value="0.80567">
                <text:p>0.80567</text:p>
              </table:table-cell>
              <table:table-cell office:value-type="float" office:value="0.0000539656">
                <text:p>0.0000539656</text:p>
              </table:table-cell>
              <table:table-cell office:value-type="float" office:value="0.80624">
                <text:p>0.80624</text:p>
              </table:table-cell>
              <table:table-cell office:value-type="float" office:value="0.0000506249">
                <text:p>0.0000506249</text:p>
              </table:table-cell>
              <table:table-cell office:value-type="float" office:value="0.807081">
                <text:p>0.807081</text:p>
              </table:table-cell>
              <table:table-cell office:value-type="float" office:value="0.0000451966">
                <text:p>0.0000451966</text:p>
              </table:table-cell>
              <table:table-cell office:value-type="float" office:value="0.807632">
                <text:p>0.807632</text:p>
              </table:table-cell>
              <table:table-cell office:value-type="float" office:value="0.0000421431">
                <text:p>0.0000421431</text:p>
              </table:table-cell>
              <table:table-cell office:value-type="float" office:value="0.808174">
                <text:p>0.808174</text:p>
              </table:table-cell>
              <table:table-cell office:value-type="float" office:value="0.0000390084">
                <text:p>0.0000390084</text:p>
              </table:table-cell>
              <table:table-cell office:value-type="float" office:value="0.808709">
                <text:p>0.808709</text:p>
              </table:table-cell>
              <table:table-cell office:value-type="float" office:value="0.0000360105">
                <text:p>0.0000360105</text:p>
              </table:table-cell>
              <table:table-cell office:value-type="float" office:value="0.809442">
                <text:p>0.809442</text:p>
              </table:table-cell>
              <table:table-cell office:value-type="float" office:value="0.0000305093">
                <text:p>0.00003050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0000895611">
                <text:p>0.0000895611</text:p>
              </table:table-cell>
              <table:table-cell office:value-type="float" office:value="0.811982">
                <text:p>0.811982</text:p>
              </table:table-cell>
              <table:table-cell office:value-type="float" office:value="0.0000855138">
                <text:p>0.0000855138</text:p>
              </table:table-cell>
              <table:table-cell office:value-type="float" office:value="0.812634">
                <text:p>0.812634</text:p>
              </table:table-cell>
              <table:table-cell office:value-type="float" office:value="0.000083147">
                <text:p>0.000083147</text:p>
              </table:table-cell>
              <table:table-cell office:value-type="float" office:value="0.813279">
                <text:p>0.813279</text:p>
              </table:table-cell>
              <table:table-cell office:value-type="float" office:value="0.0000787888">
                <text:p>0.0000787888</text:p>
              </table:table-cell>
              <table:table-cell office:value-type="float" office:value="0.814234">
                <text:p>0.814234</text:p>
              </table:table-cell>
              <table:table-cell office:value-type="float" office:value="0.0000694769">
                <text:p>0.0000694769</text:p>
              </table:table-cell>
              <table:table-cell office:value-type="float" office:value="0.814862">
                <text:p>0.814862</text:p>
              </table:table-cell>
              <table:table-cell office:value-type="float" office:value="0.0000659017">
                <text:p>0.0000659017</text:p>
              </table:table-cell>
              <table:table-cell office:value-type="float" office:value="0.815483">
                <text:p>0.815483</text:p>
              </table:table-cell>
              <table:table-cell office:value-type="float" office:value="0.0000607978">
                <text:p>0.0000607978</text:p>
              </table:table-cell>
              <table:table-cell office:value-type="float" office:value="0.816097">
                <text:p>0.816097</text:p>
              </table:table-cell>
              <table:table-cell office:value-type="float" office:value="0.0000566214">
                <text:p>0.0000566214</text:p>
              </table:table-cell>
              <table:table-cell office:value-type="float" office:value="0.816703">
                <text:p>0.816703</text:p>
              </table:table-cell>
              <table:table-cell office:value-type="float" office:value="0.0000539597">
                <text:p>0.0000539597</text:p>
              </table:table-cell>
              <table:table-cell office:value-type="float" office:value="0.817302">
                <text:p>0.817302</text:p>
              </table:table-cell>
              <table:table-cell office:value-type="float" office:value="0.0000506205">
                <text:p>0.0000506205</text:p>
              </table:table-cell>
              <table:table-cell office:value-type="float" office:value="0.818185">
                <text:p>0.818185</text:p>
              </table:table-cell>
              <table:table-cell office:value-type="float" office:value="0.0000451939">
                <text:p>0.0000451939</text:p>
              </table:table-cell>
              <table:table-cell office:value-type="float" office:value="0.818763">
                <text:p>0.818763</text:p>
              </table:table-cell>
              <table:table-cell office:value-type="float" office:value="0.0000421412">
                <text:p>0.0000421412</text:p>
              </table:table-cell>
              <table:table-cell office:value-type="float" office:value="0.819333">
                <text:p>0.819333</text:p>
              </table:table-cell>
              <table:table-cell office:value-type="float" office:value="0.0000390071">
                <text:p>0.0000390071</text:p>
              </table:table-cell>
              <table:table-cell office:value-type="float" office:value="0.819894">
                <text:p>0.819894</text:p>
              </table:table-cell>
              <table:table-cell office:value-type="float" office:value="0.0000360096">
                <text:p>0.0000360096</text:p>
              </table:table-cell>
              <table:table-cell office:value-type="float" office:value="0.820664">
                <text:p>0.820664</text:p>
              </table:table-cell>
              <table:table-cell office:value-type="float" office:value="0.0000305088">
                <text:p>0.00003050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0000895094">
                <text:p>0.0000895094</text:p>
              </table:table-cell>
              <table:table-cell office:value-type="float" office:value="0.822791">
                <text:p>0.822791</text:p>
              </table:table-cell>
              <table:table-cell office:value-type="float" office:value="0.0000854681">
                <text:p>0.0000854681</text:p>
              </table:table-cell>
              <table:table-cell office:value-type="float" office:value="0.823474">
                <text:p>0.823474</text:p>
              </table:table-cell>
              <table:table-cell office:value-type="float" office:value="0.0000831084">
                <text:p>0.0000831084</text:p>
              </table:table-cell>
              <table:table-cell office:value-type="float" office:value="0.824149">
                <text:p>0.824149</text:p>
              </table:table-cell>
              <table:table-cell office:value-type="float" office:value="0.0000787576">
                <text:p>0.0000787576</text:p>
              </table:table-cell>
              <table:table-cell office:value-type="float" office:value="0.82515">
                <text:p>0.82515</text:p>
              </table:table-cell>
              <table:table-cell office:value-type="float" office:value="0.0000694529">
                <text:p>0.0000694529</text:p>
              </table:table-cell>
              <table:table-cell office:value-type="float" office:value="0.825808">
                <text:p>0.825808</text:p>
              </table:table-cell>
              <table:table-cell office:value-type="float" office:value="0.0000658832">
                <text:p>0.0000658832</text:p>
              </table:table-cell>
              <table:table-cell office:value-type="float" office:value="0.826458">
                <text:p>0.826458</text:p>
              </table:table-cell>
              <table:table-cell office:value-type="float" office:value="0.0000607829">
                <text:p>0.0000607829</text:p>
              </table:table-cell>
              <table:table-cell office:value-type="float" office:value="0.827102">
                <text:p>0.827102</text:p>
              </table:table-cell>
              <table:table-cell office:value-type="float" office:value="0.00005661">
                <text:p>0.00005661</text:p>
              </table:table-cell>
              <table:table-cell office:value-type="float" office:value="0.827737">
                <text:p>0.827737</text:p>
              </table:table-cell>
              <table:table-cell office:value-type="float" office:value="0.0000539513">
                <text:p>0.0000539513</text:p>
              </table:table-cell>
              <table:table-cell office:value-type="float" office:value="0.828364">
                <text:p>0.828364</text:p>
              </table:table-cell>
              <table:table-cell office:value-type="float" office:value="0.0000506143">
                <text:p>0.0000506143</text:p>
              </table:table-cell>
              <table:table-cell office:value-type="float" office:value="0.829289">
                <text:p>0.829289</text:p>
              </table:table-cell>
              <table:table-cell office:value-type="float" office:value="0.00004519">
                <text:p>0.00004519</text:p>
              </table:table-cell>
              <table:table-cell office:value-type="float" office:value="0.829895">
                <text:p>0.829895</text:p>
              </table:table-cell>
              <table:table-cell office:value-type="float" office:value="0.0000421385">
                <text:p>0.0000421385</text:p>
              </table:table-cell>
              <table:table-cell office:value-type="float" office:value="0.830492">
                <text:p>0.830492</text:p>
              </table:table-cell>
              <table:table-cell office:value-type="float" office:value="0.0000390051">
                <text:p>0.0000390051</text:p>
              </table:table-cell>
              <table:table-cell office:value-type="float" office:value="0.831079">
                <text:p>0.831079</text:p>
              </table:table-cell>
              <table:table-cell office:value-type="float" office:value="0.0000360083">
                <text:p>0.0000360083</text:p>
              </table:table-cell>
              <table:table-cell office:value-type="float" office:value="0.831886">
                <text:p>0.831886</text:p>
              </table:table-cell>
              <table:table-cell office:value-type="float" office:value="0.0000305081">
                <text:p>0.0000305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0000894412">
                <text:p>0.0000894412</text:p>
              </table:table-cell>
              <table:table-cell office:value-type="float" office:value="0.8336">
                <text:p>0.8336</text:p>
              </table:table-cell>
              <table:table-cell office:value-type="float" office:value="0.0000854075">
                <text:p>0.0000854075</text:p>
              </table:table-cell>
              <table:table-cell office:value-type="float" office:value="0.834313">
                <text:p>0.834313</text:p>
              </table:table-cell>
              <table:table-cell office:value-type="float" office:value="0.000083057">
                <text:p>0.000083057</text:p>
              </table:table-cell>
              <table:table-cell office:value-type="float" office:value="0.83502">
                <text:p>0.83502</text:p>
              </table:table-cell>
              <table:table-cell office:value-type="float" office:value="0.0000787157">
                <text:p>0.0000787157</text:p>
              </table:table-cell>
              <table:table-cell office:value-type="float" office:value="0.836066">
                <text:p>0.836066</text:p>
              </table:table-cell>
              <table:table-cell office:value-type="float" office:value="0.0000694203">
                <text:p>0.0000694203</text:p>
              </table:table-cell>
              <table:table-cell office:value-type="float" office:value="0.836754">
                <text:p>0.836754</text:p>
              </table:table-cell>
              <table:table-cell office:value-type="float" office:value="0.000065858">
                <text:p>0.000065858</text:p>
              </table:table-cell>
              <table:table-cell office:value-type="float" office:value="0.837434">
                <text:p>0.837434</text:p>
              </table:table-cell>
              <table:table-cell office:value-type="float" office:value="0.0000607625">
                <text:p>0.0000607625</text:p>
              </table:table-cell>
              <table:table-cell office:value-type="float" office:value="0.838106">
                <text:p>0.838106</text:p>
              </table:table-cell>
              <table:table-cell office:value-type="float" office:value="0.0000565942">
                <text:p>0.0000565942</text:p>
              </table:table-cell>
              <table:table-cell office:value-type="float" office:value="0.83877">
                <text:p>0.83877</text:p>
              </table:table-cell>
              <table:table-cell office:value-type="float" office:value="0.0000539396">
                <text:p>0.0000539396</text:p>
              </table:table-cell>
              <table:table-cell office:value-type="float" office:value="0.839426">
                <text:p>0.839426</text:p>
              </table:table-cell>
              <table:table-cell office:value-type="float" office:value="0.0000506056">
                <text:p>0.0000506056</text:p>
              </table:table-cell>
              <table:table-cell office:value-type="float" office:value="0.840393">
                <text:p>0.840393</text:p>
              </table:table-cell>
              <table:table-cell office:value-type="float" office:value="0.0000451844">
                <text:p>0.0000451844</text:p>
              </table:table-cell>
              <table:table-cell office:value-type="float" office:value="0.841026">
                <text:p>0.841026</text:p>
              </table:table-cell>
              <table:table-cell office:value-type="float" office:value="0.0000421344">
                <text:p>0.0000421344</text:p>
              </table:table-cell>
              <table:table-cell office:value-type="float" office:value="0.84165">
                <text:p>0.84165</text:p>
              </table:table-cell>
              <table:table-cell office:value-type="float" office:value="0.0000390023">
                <text:p>0.0000390023</text:p>
              </table:table-cell>
              <table:table-cell office:value-type="float" office:value="0.842265">
                <text:p>0.842265</text:p>
              </table:table-cell>
              <table:table-cell office:value-type="float" office:value="0.0000360063">
                <text:p>0.0000360063</text:p>
              </table:table-cell>
              <table:table-cell office:value-type="float" office:value="0.843108">
                <text:p>0.843108</text:p>
              </table:table-cell>
              <table:table-cell office:value-type="float" office:value="0.0000305069">
                <text:p>0.00003050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0000893512">
                <text:p>0.0000893512</text:p>
              </table:table-cell>
              <table:table-cell office:value-type="float" office:value="0.844409">
                <text:p>0.844409</text:p>
              </table:table-cell>
              <table:table-cell office:value-type="float" office:value="0.0000853272">
                <text:p>0.0000853272</text:p>
              </table:table-cell>
              <table:table-cell office:value-type="float" office:value="0.845153">
                <text:p>0.845153</text:p>
              </table:table-cell>
              <table:table-cell office:value-type="float" office:value="0.0000829884">
                <text:p>0.0000829884</text:p>
              </table:table-cell>
              <table:table-cell office:value-type="float" office:value="0.84589">
                <text:p>0.84589</text:p>
              </table:table-cell>
              <table:table-cell office:value-type="float" office:value="0.0000786594">
                <text:p>0.0000786594</text:p>
              </table:table-cell>
              <table:table-cell office:value-type="float" office:value="0.846982">
                <text:p>0.846982</text:p>
              </table:table-cell>
              <table:table-cell office:value-type="float" office:value="0.0000693762">
                <text:p>0.0000693762</text:p>
              </table:table-cell>
              <table:table-cell office:value-type="float" office:value="0.847699">
                <text:p>0.847699</text:p>
              </table:table-cell>
              <table:table-cell office:value-type="float" office:value="0.0000658236">
                <text:p>0.0000658236</text:p>
              </table:table-cell>
              <table:table-cell office:value-type="float" office:value="0.848409">
                <text:p>0.848409</text:p>
              </table:table-cell>
              <table:table-cell office:value-type="float" office:value="0.0000607344">
                <text:p>0.0000607344</text:p>
              </table:table-cell>
              <table:table-cell office:value-type="float" office:value="0.849111">
                <text:p>0.849111</text:p>
              </table:table-cell>
              <table:table-cell office:value-type="float" office:value="0.0000565722">
                <text:p>0.0000565722</text:p>
              </table:table-cell>
              <table:table-cell office:value-type="float" office:value="0.849804">
                <text:p>0.849804</text:p>
              </table:table-cell>
              <table:table-cell office:value-type="float" office:value="0.0000539231">
                <text:p>0.0000539231</text:p>
              </table:table-cell>
              <table:table-cell office:value-type="float" office:value="0.850488">
                <text:p>0.850488</text:p>
              </table:table-cell>
              <table:table-cell office:value-type="float" office:value="0.0000505932">
                <text:p>0.0000505932</text:p>
              </table:table-cell>
              <table:table-cell office:value-type="float" office:value="0.851497">
                <text:p>0.851497</text:p>
              </table:table-cell>
              <table:table-cell office:value-type="float" office:value="0.0000451763">
                <text:p>0.0000451763</text:p>
              </table:table-cell>
              <table:table-cell office:value-type="float" office:value="0.852158">
                <text:p>0.852158</text:p>
              </table:table-cell>
              <table:table-cell office:value-type="float" office:value="0.0000421285">
                <text:p>0.0000421285</text:p>
              </table:table-cell>
              <table:table-cell office:value-type="float" office:value="0.852809">
                <text:p>0.852809</text:p>
              </table:table-cell>
              <table:table-cell office:value-type="float" office:value="0.0000389981">
                <text:p>0.0000389981</text:p>
              </table:table-cell>
              <table:table-cell office:value-type="float" office:value="0.85345">
                <text:p>0.85345</text:p>
              </table:table-cell>
              <table:table-cell office:value-type="float" office:value="0.0000360034">
                <text:p>0.0000360034</text:p>
              </table:table-cell>
              <table:table-cell office:value-type="float" office:value="0.85433">
                <text:p>0.85433</text:p>
              </table:table-cell>
              <table:table-cell office:value-type="float" office:value="0.0000305052">
                <text:p>0.00003050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0000892327">
                <text:p>0.0000892327</text:p>
              </table:table-cell>
              <table:table-cell office:value-type="float" office:value="0.855217">
                <text:p>0.855217</text:p>
              </table:table-cell>
              <table:table-cell office:value-type="float" office:value="0.0000852208">
                <text:p>0.0000852208</text:p>
              </table:table-cell>
              <table:table-cell office:value-type="float" office:value="0.855993">
                <text:p>0.855993</text:p>
              </table:table-cell>
              <table:table-cell office:value-type="float" office:value="0.000082897">
                <text:p>0.000082897</text:p>
              </table:table-cell>
              <table:table-cell office:value-type="float" office:value="0.85676">
                <text:p>0.85676</text:p>
              </table:table-cell>
              <table:table-cell office:value-type="float" office:value="0.000078584">
                <text:p>0.000078584</text:p>
              </table:table-cell>
              <table:table-cell office:value-type="float" office:value="0.857897">
                <text:p>0.857897</text:p>
              </table:table-cell>
              <table:table-cell office:value-type="float" office:value="0.0000693163">
                <text:p>0.0000693163</text:p>
              </table:table-cell>
              <table:table-cell office:value-type="float" office:value="0.858645">
                <text:p>0.858645</text:p>
              </table:table-cell>
              <table:table-cell office:value-type="float" office:value="0.0000657765">
                <text:p>0.0000657765</text:p>
              </table:table-cell>
              <table:table-cell office:value-type="float" office:value="0.859385">
                <text:p>0.859385</text:p>
              </table:table-cell>
              <table:table-cell office:value-type="float" office:value="0.0000606956">
                <text:p>0.0000606956</text:p>
              </table:table-cell>
              <table:table-cell office:value-type="float" office:value="0.860115">
                <text:p>0.860115</text:p>
              </table:table-cell>
              <table:table-cell office:value-type="float" office:value="0.0000565416">
                <text:p>0.0000565416</text:p>
              </table:table-cell>
              <table:table-cell office:value-type="float" office:value="0.860837">
                <text:p>0.860837</text:p>
              </table:table-cell>
              <table:table-cell office:value-type="float" office:value="0.0000538999">
                <text:p>0.0000538999</text:p>
              </table:table-cell>
              <table:table-cell office:value-type="float" office:value="0.86155">
                <text:p>0.86155</text:p>
              </table:table-cell>
              <table:table-cell office:value-type="float" office:value="0.0000505756">
                <text:p>0.0000505756</text:p>
              </table:table-cell>
              <table:table-cell office:value-type="float" office:value="0.862601">
                <text:p>0.862601</text:p>
              </table:table-cell>
              <table:table-cell office:value-type="float" office:value="0.0000451647">
                <text:p>0.0000451647</text:p>
              </table:table-cell>
              <table:table-cell office:value-type="float" office:value="0.86329">
                <text:p>0.86329</text:p>
              </table:table-cell>
              <table:table-cell office:value-type="float" office:value="0.00004212">
                <text:p>0.00004212</text:p>
              </table:table-cell>
              <table:table-cell office:value-type="float" office:value="0.863968">
                <text:p>0.863968</text:p>
              </table:table-cell>
              <table:table-cell office:value-type="float" office:value="0.0000389918">
                <text:p>0.0000389918</text:p>
              </table:table-cell>
              <table:table-cell office:value-type="float" office:value="0.864636">
                <text:p>0.864636</text:p>
              </table:table-cell>
              <table:table-cell office:value-type="float" office:value="0.000035999">
                <text:p>0.000035999</text:p>
              </table:table-cell>
              <table:table-cell office:value-type="float" office:value="0.865552">
                <text:p>0.865552</text:p>
              </table:table-cell>
              <table:table-cell office:value-type="float" office:value="0.0000305025">
                <text:p>0.00003050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0000890765">
                <text:p>0.0000890765</text:p>
              </table:table-cell>
              <table:table-cell office:value-type="float" office:value="0.866026">
                <text:p>0.866026</text:p>
              </table:table-cell>
              <table:table-cell office:value-type="float" office:value="0.0000850797">
                <text:p>0.0000850797</text:p>
              </table:table-cell>
              <table:table-cell office:value-type="float" office:value="0.866832">
                <text:p>0.866832</text:p>
              </table:table-cell>
              <table:table-cell office:value-type="float" office:value="0.0000827751">
                <text:p>0.0000827751</text:p>
              </table:table-cell>
              <table:table-cell office:value-type="float" office:value="0.867631">
                <text:p>0.867631</text:p>
              </table:table-cell>
              <table:table-cell office:value-type="float" office:value="0.0000784827">
                <text:p>0.0000784827</text:p>
              </table:table-cell>
              <table:table-cell office:value-type="float" office:value="0.868813">
                <text:p>0.868813</text:p>
              </table:table-cell>
              <table:table-cell office:value-type="float" office:value="0.000069235">
                <text:p>0.000069235</text:p>
              </table:table-cell>
              <table:table-cell office:value-type="float" office:value="0.869591">
                <text:p>0.869591</text:p>
              </table:table-cell>
              <table:table-cell office:value-type="float" office:value="0.000065712">
                <text:p>0.000065712</text:p>
              </table:table-cell>
              <table:table-cell office:value-type="float" office:value="0.87036">
                <text:p>0.87036</text:p>
              </table:table-cell>
              <table:table-cell office:value-type="float" office:value="0.000060642">
                <text:p>0.000060642</text:p>
              </table:table-cell>
              <table:table-cell office:value-type="float" office:value="0.87112">
                <text:p>0.87112</text:p>
              </table:table-cell>
              <table:table-cell office:value-type="float" office:value="0.000056499">
                <text:p>0.000056499</text:p>
              </table:table-cell>
              <table:table-cell office:value-type="float" office:value="0.871871">
                <text:p>0.871871</text:p>
              </table:table-cell>
              <table:table-cell office:value-type="float" office:value="0.0000538674">
                <text:p>0.0000538674</text:p>
              </table:table-cell>
              <table:table-cell office:value-type="float" office:value="0.872612">
                <text:p>0.872612</text:p>
              </table:table-cell>
              <table:table-cell office:value-type="float" office:value="0.0000505507">
                <text:p>0.0000505507</text:p>
              </table:table-cell>
              <table:table-cell office:value-type="float" office:value="0.873705">
                <text:p>0.873705</text:p>
              </table:table-cell>
              <table:table-cell office:value-type="float" office:value="0.000045148">
                <text:p>0.000045148</text:p>
              </table:table-cell>
              <table:table-cell office:value-type="float" office:value="0.874421">
                <text:p>0.874421</text:p>
              </table:table-cell>
              <table:table-cell office:value-type="float" office:value="0.0000421075">
                <text:p>0.0000421075</text:p>
              </table:table-cell>
              <table:table-cell office:value-type="float" office:value="0.875127">
                <text:p>0.875127</text:p>
              </table:table-cell>
              <table:table-cell office:value-type="float" office:value="0.0000389826">
                <text:p>0.0000389826</text:p>
              </table:table-cell>
              <table:table-cell office:value-type="float" office:value="0.875821">
                <text:p>0.875821</text:p>
              </table:table-cell>
              <table:table-cell office:value-type="float" office:value="0.0000359924">
                <text:p>0.0000359924</text:p>
              </table:table-cell>
              <table:table-cell office:value-type="float" office:value="0.876774">
                <text:p>0.876774</text:p>
              </table:table-cell>
              <table:table-cell office:value-type="float" office:value="0.0000304984">
                <text:p>0.00003049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0000888702">
                <text:p>0.0000888702</text:p>
              </table:table-cell>
              <table:table-cell office:value-type="float" office:value="0.876835">
                <text:p>0.876835</text:p>
              </table:table-cell>
              <table:table-cell office:value-type="float" office:value="0.0000848925">
                <text:p>0.0000848925</text:p>
              </table:table-cell>
              <table:table-cell office:value-type="float" office:value="0.877672">
                <text:p>0.877672</text:p>
              </table:table-cell>
              <table:table-cell office:value-type="float" office:value="0.0000826124">
                <text:p>0.0000826124</text:p>
              </table:table-cell>
              <table:table-cell office:value-type="float" office:value="0.878501">
                <text:p>0.878501</text:p>
              </table:table-cell>
              <table:table-cell office:value-type="float" office:value="0.0000783465">
                <text:p>0.0000783465</text:p>
              </table:table-cell>
              <table:table-cell office:value-type="float" office:value="0.879729">
                <text:p>0.879729</text:p>
              </table:table-cell>
              <table:table-cell office:value-type="float" office:value="0.0000691247">
                <text:p>0.0000691247</text:p>
              </table:table-cell>
              <table:table-cell office:value-type="float" office:value="0.880537">
                <text:p>0.880537</text:p>
              </table:table-cell>
              <table:table-cell office:value-type="float" office:value="0.0000656238">
                <text:p>0.0000656238</text:p>
              </table:table-cell>
              <table:table-cell office:value-type="float" office:value="0.881335">
                <text:p>0.881335</text:p>
              </table:table-cell>
              <table:table-cell office:value-type="float" office:value="0.0000605682">
                <text:p>0.0000605682</text:p>
              </table:table-cell>
              <table:table-cell office:value-type="float" office:value="0.882125">
                <text:p>0.882125</text:p>
              </table:table-cell>
              <table:table-cell office:value-type="float" office:value="0.0000564397">
                <text:p>0.0000564397</text:p>
              </table:table-cell>
              <table:table-cell office:value-type="float" office:value="0.882904">
                <text:p>0.882904</text:p>
              </table:table-cell>
              <table:table-cell office:value-type="float" office:value="0.0000538218">
                <text:p>0.0000538218</text:p>
              </table:table-cell>
              <table:table-cell office:value-type="float" office:value="0.883674">
                <text:p>0.883674</text:p>
              </table:table-cell>
              <table:table-cell office:value-type="float" office:value="0.0000505154">
                <text:p>0.0000505154</text:p>
              </table:table-cell>
              <table:table-cell office:value-type="float" office:value="0.884809">
                <text:p>0.884809</text:p>
              </table:table-cell>
              <table:table-cell office:value-type="float" office:value="0.0000451239">
                <text:p>0.0000451239</text:p>
              </table:table-cell>
              <table:table-cell office:value-type="float" office:value="0.885553">
                <text:p>0.885553</text:p>
              </table:table-cell>
              <table:table-cell office:value-type="float" office:value="0.0000420892">
                <text:p>0.0000420892</text:p>
              </table:table-cell>
              <table:table-cell office:value-type="float" office:value="0.886285">
                <text:p>0.886285</text:p>
              </table:table-cell>
              <table:table-cell office:value-type="float" office:value="0.0000389691">
                <text:p>0.0000389691</text:p>
              </table:table-cell>
              <table:table-cell office:value-type="float" office:value="0.887007">
                <text:p>0.887007</text:p>
              </table:table-cell>
              <table:table-cell office:value-type="float" office:value="0.0000359825">
                <text:p>0.0000359825</text:p>
              </table:table-cell>
              <table:table-cell office:value-type="float" office:value="0.887996">
                <text:p>0.887996</text:p>
              </table:table-cell>
              <table:table-cell office:value-type="float" office:value="0.0000304922">
                <text:p>0.0000304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0000885974">
                <text:p>0.0000885974</text:p>
              </table:table-cell>
              <table:table-cell office:value-type="float" office:value="0.887643">
                <text:p>0.887643</text:p>
              </table:table-cell>
              <table:table-cell office:value-type="float" office:value="0.0000846436">
                <text:p>0.0000846436</text:p>
              </table:table-cell>
              <table:table-cell office:value-type="float" office:value="0.888512">
                <text:p>0.888512</text:p>
              </table:table-cell>
              <table:table-cell office:value-type="float" office:value="0.0000823947">
                <text:p>0.0000823947</text:p>
              </table:table-cell>
              <table:table-cell office:value-type="float" office:value="0.889372">
                <text:p>0.889372</text:p>
              </table:table-cell>
              <table:table-cell office:value-type="float" office:value="0.0000781633">
                <text:p>0.0000781633</text:p>
              </table:table-cell>
              <table:table-cell office:value-type="float" office:value="0.890645">
                <text:p>0.890645</text:p>
              </table:table-cell>
              <table:table-cell office:value-type="float" office:value="0.0000689746">
                <text:p>0.0000689746</text:p>
              </table:table-cell>
              <table:table-cell office:value-type="float" office:value="0.891483">
                <text:p>0.891483</text:p>
              </table:table-cell>
              <table:table-cell office:value-type="float" office:value="0.000065503">
                <text:p>0.000065503</text:p>
              </table:table-cell>
              <table:table-cell office:value-type="float" office:value="0.892311">
                <text:p>0.892311</text:p>
              </table:table-cell>
              <table:table-cell office:value-type="float" office:value="0.0000604662">
                <text:p>0.0000604662</text:p>
              </table:table-cell>
              <table:table-cell office:value-type="float" office:value="0.893129">
                <text:p>0.893129</text:p>
              </table:table-cell>
              <table:table-cell office:value-type="float" office:value="0.0000563572">
                <text:p>0.0000563572</text:p>
              </table:table-cell>
              <table:table-cell office:value-type="float" office:value="0.893938">
                <text:p>0.893938</text:p>
              </table:table-cell>
              <table:table-cell office:value-type="float" office:value="0.0000537576">
                <text:p>0.0000537576</text:p>
              </table:table-cell>
              <table:table-cell office:value-type="float" office:value="0.894736">
                <text:p>0.894736</text:p>
              </table:table-cell>
              <table:table-cell office:value-type="float" office:value="0.0000504652">
                <text:p>0.0000504652</text:p>
              </table:table-cell>
              <table:table-cell office:value-type="float" office:value="0.895913">
                <text:p>0.895913</text:p>
              </table:table-cell>
              <table:table-cell office:value-type="float" office:value="0.0000450891">
                <text:p>0.0000450891</text:p>
              </table:table-cell>
              <table:table-cell office:value-type="float" office:value="0.896684">
                <text:p>0.896684</text:p>
              </table:table-cell>
              <table:table-cell office:value-type="float" office:value="0.0000420626">
                <text:p>0.0000420626</text:p>
              </table:table-cell>
              <table:table-cell office:value-type="float" office:value="0.897444">
                <text:p>0.897444</text:p>
              </table:table-cell>
              <table:table-cell office:value-type="float" office:value="0.0000389491">
                <text:p>0.0000389491</text:p>
              </table:table-cell>
              <table:table-cell office:value-type="float" office:value="0.898192">
                <text:p>0.898192</text:p>
              </table:table-cell>
              <table:table-cell office:value-type="float" office:value="0.0000359678">
                <text:p>0.0000359678</text:p>
              </table:table-cell>
              <table:table-cell office:value-type="float" office:value="0.899219">
                <text:p>0.899219</text:p>
              </table:table-cell>
              <table:table-cell office:value-type="float" office:value="0.0000304827">
                <text:p>0.0000304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0000882357">
                <text:p>0.0000882357</text:p>
              </table:table-cell>
              <table:table-cell office:value-type="float" office:value="0.898452">
                <text:p>0.898452</text:p>
              </table:table-cell>
              <table:table-cell office:value-type="float" office:value="0.0000843119">
                <text:p>0.0000843119</text:p>
              </table:table-cell>
              <table:table-cell office:value-type="float" office:value="0.899351">
                <text:p>0.899351</text:p>
              </table:table-cell>
              <table:table-cell office:value-type="float" office:value="0.0000821032">
                <text:p>0.0000821032</text:p>
              </table:table-cell>
              <table:table-cell office:value-type="float" office:value="0.900242">
                <text:p>0.900242</text:p>
              </table:table-cell>
              <table:table-cell office:value-type="float" office:value="0.0000779164">
                <text:p>0.0000779164</text:p>
              </table:table-cell>
              <table:table-cell office:value-type="float" office:value="0.901561">
                <text:p>0.901561</text:p>
              </table:table-cell>
              <table:table-cell office:value-type="float" office:value="0.0000687703">
                <text:p>0.0000687703</text:p>
              </table:table-cell>
              <table:table-cell office:value-type="float" office:value="0.902428">
                <text:p>0.902428</text:p>
              </table:table-cell>
              <table:table-cell office:value-type="float" office:value="0.0000653373">
                <text:p>0.0000653373</text:p>
              </table:table-cell>
              <table:table-cell office:value-type="float" office:value="0.903286">
                <text:p>0.903286</text:p>
              </table:table-cell>
              <table:table-cell office:value-type="float" office:value="0.0000603253">
                <text:p>0.0000603253</text:p>
              </table:table-cell>
              <table:table-cell office:value-type="float" office:value="0.904134">
                <text:p>0.904134</text:p>
              </table:table-cell>
              <table:table-cell office:value-type="float" office:value="0.0000562421">
                <text:p>0.0000562421</text:p>
              </table:table-cell>
              <table:table-cell office:value-type="float" office:value="0.904971">
                <text:p>0.904971</text:p>
              </table:table-cell>
              <table:table-cell office:value-type="float" office:value="0.0000536673">
                <text:p>0.0000536673</text:p>
              </table:table-cell>
              <table:table-cell office:value-type="float" office:value="0.905798">
                <text:p>0.905798</text:p>
              </table:table-cell>
              <table:table-cell office:value-type="float" office:value="0.0000503939">
                <text:p>0.0000503939</text:p>
              </table:table-cell>
              <table:table-cell office:value-type="float" office:value="0.907017">
                <text:p>0.907017</text:p>
              </table:table-cell>
              <table:table-cell office:value-type="float" office:value="0.0000450389">
                <text:p>0.0000450389</text:p>
              </table:table-cell>
              <table:table-cell office:value-type="float" office:value="0.907816">
                <text:p>0.907816</text:p>
              </table:table-cell>
              <table:table-cell office:value-type="float" office:value="0.0000420238">
                <text:p>0.0000420238</text:p>
              </table:table-cell>
              <table:table-cell office:value-type="float" office:value="0.908603">
                <text:p>0.908603</text:p>
              </table:table-cell>
              <table:table-cell office:value-type="float" office:value="0.0000389195">
                <text:p>0.0000389195</text:p>
              </table:table-cell>
              <table:table-cell office:value-type="float" office:value="0.909377">
                <text:p>0.909377</text:p>
              </table:table-cell>
              <table:table-cell office:value-type="float" office:value="0.0000359457">
                <text:p>0.0000359457</text:p>
              </table:table-cell>
              <table:table-cell office:value-type="float" office:value="0.910441">
                <text:p>0.910441</text:p>
              </table:table-cell>
              <table:table-cell office:value-type="float" office:value="0.0000304682">
                <text:p>0.0000304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0000877542">
                <text:p>0.0000877542</text:p>
              </table:table-cell>
              <table:table-cell office:value-type="float" office:value="0.909261">
                <text:p>0.909261</text:p>
              </table:table-cell>
              <table:table-cell office:value-type="float" office:value="0.0000838684">
                <text:p>0.0000838684</text:p>
              </table:table-cell>
              <table:table-cell office:value-type="float" office:value="0.910191">
                <text:p>0.910191</text:p>
              </table:table-cell>
              <table:table-cell office:value-type="float" office:value="0.0000817114">
                <text:p>0.0000817114</text:p>
              </table:table-cell>
              <table:table-cell office:value-type="float" office:value="0.911113">
                <text:p>0.911113</text:p>
              </table:table-cell>
              <table:table-cell office:value-type="float" office:value="0.0000775828">
                <text:p>0.0000775828</text:p>
              </table:table-cell>
              <table:table-cell office:value-type="float" office:value="0.912477">
                <text:p>0.912477</text:p>
              </table:table-cell>
              <table:table-cell office:value-type="float" office:value="0.0000684917">
                <text:p>0.0000684917</text:p>
              </table:table-cell>
              <table:table-cell office:value-type="float" office:value="0.913374">
                <text:p>0.913374</text:p>
              </table:table-cell>
              <table:table-cell office:value-type="float" office:value="0.0000651098">
                <text:p>0.0000651098</text:p>
              </table:table-cell>
              <table:table-cell office:value-type="float" office:value="0.914262">
                <text:p>0.914262</text:p>
              </table:table-cell>
              <table:table-cell office:value-type="float" office:value="0.0000601302">
                <text:p>0.0000601302</text:p>
              </table:table-cell>
              <table:table-cell office:value-type="float" office:value="0.915138">
                <text:p>0.915138</text:p>
              </table:table-cell>
              <table:table-cell office:value-type="float" office:value="0.0000560815">
                <text:p>0.0000560815</text:p>
              </table:table-cell>
              <table:table-cell office:value-type="float" office:value="0.916005">
                <text:p>0.916005</text:p>
              </table:table-cell>
              <table:table-cell office:value-type="float" office:value="0.0000535402">
                <text:p>0.0000535402</text:p>
              </table:table-cell>
              <table:table-cell office:value-type="float" office:value="0.91686">
                <text:p>0.91686</text:p>
              </table:table-cell>
              <table:table-cell office:value-type="float" office:value="0.0000502927">
                <text:p>0.0000502927</text:p>
              </table:table-cell>
              <table:table-cell office:value-type="float" office:value="0.918121">
                <text:p>0.918121</text:p>
              </table:table-cell>
              <table:table-cell office:value-type="float" office:value="0.0000449665">
                <text:p>0.0000449665</text:p>
              </table:table-cell>
              <table:table-cell office:value-type="float" office:value="0.918948">
                <text:p>0.918948</text:p>
              </table:table-cell>
              <table:table-cell office:value-type="float" office:value="0.0000419672">
                <text:p>0.0000419672</text:p>
              </table:table-cell>
              <table:table-cell office:value-type="float" office:value="0.919761">
                <text:p>0.919761</text:p>
              </table:table-cell>
              <table:table-cell office:value-type="float" office:value="0.0000388758">
                <text:p>0.0000388758</text:p>
              </table:table-cell>
              <table:table-cell office:value-type="float" office:value="0.920563">
                <text:p>0.920563</text:p>
              </table:table-cell>
              <table:table-cell office:value-type="float" office:value="0.0000359127">
                <text:p>0.0000359127</text:p>
              </table:table-cell>
              <table:table-cell office:value-type="float" office:value="0.921663">
                <text:p>0.921663</text:p>
              </table:table-cell>
              <table:table-cell office:value-type="float" office:value="0.0000304461">
                <text:p>0.0000304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0000871102">
                <text:p>0.0000871102</text:p>
              </table:table-cell>
              <table:table-cell office:value-type="float" office:value="0.920069">
                <text:p>0.920069</text:p>
              </table:table-cell>
              <table:table-cell office:value-type="float" office:value="0.000083273">
                <text:p>0.000083273</text:p>
              </table:table-cell>
              <table:table-cell office:value-type="float" office:value="0.921031">
                <text:p>0.921031</text:p>
              </table:table-cell>
              <table:table-cell office:value-type="float" office:value="0.0000811829">
                <text:p>0.0000811829</text:p>
              </table:table-cell>
              <table:table-cell office:value-type="float" office:value="0.921983">
                <text:p>0.921983</text:p>
              </table:table-cell>
              <table:table-cell office:value-type="float" office:value="0.0000771305">
                <text:p>0.0000771305</text:p>
              </table:table-cell>
              <table:table-cell office:value-type="float" office:value="0.923393">
                <text:p>0.923393</text:p>
              </table:table-cell>
              <table:table-cell office:value-type="float" office:value="0.0000681106">
                <text:p>0.0000681106</text:p>
              </table:table-cell>
              <table:table-cell office:value-type="float" office:value="0.92432">
                <text:p>0.92432</text:p>
              </table:table-cell>
              <table:table-cell office:value-type="float" office:value="0.0000647965">
                <text:p>0.0000647965</text:p>
              </table:table-cell>
              <table:table-cell office:value-type="float" office:value="0.925237">
                <text:p>0.925237</text:p>
              </table:table-cell>
              <table:table-cell office:value-type="float" office:value="0.0000598597">
                <text:p>0.0000598597</text:p>
              </table:table-cell>
              <table:table-cell office:value-type="float" office:value="0.926143">
                <text:p>0.926143</text:p>
              </table:table-cell>
              <table:table-cell office:value-type="float" office:value="0.0000558571">
                <text:p>0.0000558571</text:p>
              </table:table-cell>
              <table:table-cell office:value-type="float" office:value="0.927038">
                <text:p>0.927038</text:p>
              </table:table-cell>
              <table:table-cell office:value-type="float" office:value="0.0000533611">
                <text:p>0.0000533611</text:p>
              </table:table-cell>
              <table:table-cell office:value-type="float" office:value="0.927922">
                <text:p>0.927922</text:p>
              </table:table-cell>
              <table:table-cell office:value-type="float" office:value="0.0000501486">
                <text:p>0.0000501486</text:p>
              </table:table-cell>
              <table:table-cell office:value-type="float" office:value="0.929225">
                <text:p>0.929225</text:p>
              </table:table-cell>
              <table:table-cell office:value-type="float" office:value="0.0000448619">
                <text:p>0.0000448619</text:p>
              </table:table-cell>
              <table:table-cell office:value-type="float" office:value="0.930079">
                <text:p>0.930079</text:p>
              </table:table-cell>
              <table:table-cell office:value-type="float" office:value="0.0000418845">
                <text:p>0.0000418845</text:p>
              </table:table-cell>
              <table:table-cell office:value-type="float" office:value="0.93092">
                <text:p>0.93092</text:p>
              </table:table-cell>
              <table:table-cell office:value-type="float" office:value="0.0000388113">
                <text:p>0.0000388113</text:p>
              </table:table-cell>
              <table:table-cell office:value-type="float" office:value="0.931748">
                <text:p>0.931748</text:p>
              </table:table-cell>
              <table:table-cell office:value-type="float" office:value="0.0000358634">
                <text:p>0.0000358634</text:p>
              </table:table-cell>
              <table:table-cell office:value-type="float" office:value="0.932885">
                <text:p>0.932885</text:p>
              </table:table-cell>
              <table:table-cell office:value-type="float" office:value="0.0000304124">
                <text:p>0.0000304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0000862429">
                <text:p>0.0000862429</text:p>
              </table:table-cell>
              <table:table-cell office:value-type="float" office:value="0.930878">
                <text:p>0.930878</text:p>
              </table:table-cell>
              <table:table-cell office:value-type="float" office:value="0.0000824687">
                <text:p>0.0000824687</text:p>
              </table:table-cell>
              <table:table-cell office:value-type="float" office:value="0.931871">
                <text:p>0.931871</text:p>
              </table:table-cell>
              <table:table-cell office:value-type="float" office:value="0.0000804665">
                <text:p>0.0000804665</text:p>
              </table:table-cell>
              <table:table-cell office:value-type="float" office:value="0.932853">
                <text:p>0.932853</text:p>
              </table:table-cell>
              <table:table-cell office:value-type="float" office:value="0.0000765147">
                <text:p>0.0000765147</text:p>
              </table:table-cell>
              <table:table-cell office:value-type="float" office:value="0.934309">
                <text:p>0.934309</text:p>
              </table:table-cell>
              <table:table-cell office:value-type="float" office:value="0.0000675876">
                <text:p>0.0000675876</text:p>
              </table:table-cell>
              <table:table-cell office:value-type="float" office:value="0.935266">
                <text:p>0.935266</text:p>
              </table:table-cell>
              <table:table-cell office:value-type="float" office:value="0.0000643638">
                <text:p>0.0000643638</text:p>
              </table:table-cell>
              <table:table-cell office:value-type="float" office:value="0.936212">
                <text:p>0.936212</text:p>
              </table:table-cell>
              <table:table-cell office:value-type="float" office:value="0.0000594836">
                <text:p>0.0000594836</text:p>
              </table:table-cell>
              <table:table-cell office:value-type="float" office:value="0.937148">
                <text:p>0.937148</text:p>
              </table:table-cell>
              <table:table-cell office:value-type="float" office:value="0.0000555427">
                <text:p>0.0000555427</text:p>
              </table:table-cell>
              <table:table-cell office:value-type="float" office:value="0.938072">
                <text:p>0.938072</text:p>
              </table:table-cell>
              <table:table-cell office:value-type="float" office:value="0.0000531081">
                <text:p>0.0000531081</text:p>
              </table:table-cell>
              <table:table-cell office:value-type="float" office:value="0.938984">
                <text:p>0.938984</text:p>
              </table:table-cell>
              <table:table-cell office:value-type="float" office:value="0.0000499433">
                <text:p>0.0000499433</text:p>
              </table:table-cell>
              <table:table-cell office:value-type="float" office:value="0.940329">
                <text:p>0.940329</text:p>
              </table:table-cell>
              <table:table-cell office:value-type="float" office:value="0.0000447107">
                <text:p>0.0000447107</text:p>
              </table:table-cell>
              <table:table-cell office:value-type="float" office:value="0.941211">
                <text:p>0.941211</text:p>
              </table:table-cell>
              <table:table-cell office:value-type="float" office:value="0.0000417636">
                <text:p>0.0000417636</text:p>
              </table:table-cell>
              <table:table-cell office:value-type="float" office:value="0.942079">
                <text:p>0.942079</text:p>
              </table:table-cell>
              <table:table-cell office:value-type="float" office:value="0.0000387159">
                <text:p>0.0000387159</text:p>
              </table:table-cell>
              <table:table-cell office:value-type="float" office:value="0.942934">
                <text:p>0.942934</text:p>
              </table:table-cell>
              <table:table-cell office:value-type="float" office:value="0.0000357895">
                <text:p>0.0000357895</text:p>
              </table:table-cell>
              <table:table-cell office:value-type="float" office:value="0.944107">
                <text:p>0.944107</text:p>
              </table:table-cell>
              <table:table-cell office:value-type="float" office:value="0.000030361">
                <text:p>0.0000303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0000850642">
                <text:p>0.0000850642</text:p>
              </table:table-cell>
              <table:table-cell office:value-type="float" office:value="0.941687">
                <text:p>0.941687</text:p>
              </table:table-cell>
              <table:table-cell office:value-type="float" office:value="0.0000813735">
                <text:p>0.0000813735</text:p>
              </table:table-cell>
              <table:table-cell office:value-type="float" office:value="0.94271">
                <text:p>0.94271</text:p>
              </table:table-cell>
              <table:table-cell office:value-type="float" office:value="0.0000794883">
                <text:p>0.0000794883</text:p>
              </table:table-cell>
              <table:table-cell office:value-type="float" office:value="0.943724">
                <text:p>0.943724</text:p>
              </table:table-cell>
              <table:table-cell office:value-type="float" office:value="0.0000756708">
                <text:p>0.0000756708</text:p>
              </table:table-cell>
              <table:table-cell office:value-type="float" office:value="0.945225">
                <text:p>0.945225</text:p>
              </table:table-cell>
              <table:table-cell office:value-type="float" office:value="0.0000668661">
                <text:p>0.0000668661</text:p>
              </table:table-cell>
              <table:table-cell office:value-type="float" office:value="0.946212">
                <text:p>0.946212</text:p>
              </table:table-cell>
              <table:table-cell office:value-type="float" office:value="0.0000637638">
                <text:p>0.0000637638</text:p>
              </table:table-cell>
              <table:table-cell office:value-type="float" office:value="0.947188">
                <text:p>0.947188</text:p>
              </table:table-cell>
              <table:table-cell office:value-type="float" office:value="0.0000589587">
                <text:p>0.0000589587</text:p>
              </table:table-cell>
              <table:table-cell office:value-type="float" office:value="0.948152">
                <text:p>0.948152</text:p>
              </table:table-cell>
              <table:table-cell office:value-type="float" office:value="0.0000551008">
                <text:p>0.0000551008</text:p>
              </table:table-cell>
              <table:table-cell office:value-type="float" office:value="0.949105">
                <text:p>0.949105</text:p>
              </table:table-cell>
              <table:table-cell office:value-type="float" office:value="0.0000527498">
                <text:p>0.0000527498</text:p>
              </table:table-cell>
              <table:table-cell office:value-type="float" office:value="0.950046">
                <text:p>0.950046</text:p>
              </table:table-cell>
              <table:table-cell office:value-type="float" office:value="0.0000496501">
                <text:p>0.0000496501</text:p>
              </table:table-cell>
              <table:table-cell office:value-type="float" office:value="0.951433">
                <text:p>0.951433</text:p>
              </table:table-cell>
              <table:table-cell office:value-type="float" office:value="0.0000444916">
                <text:p>0.0000444916</text:p>
              </table:table-cell>
              <table:table-cell office:value-type="float" office:value="0.952342">
                <text:p>0.952342</text:p>
              </table:table-cell>
              <table:table-cell office:value-type="float" office:value="0.0000415867">
                <text:p>0.0000415867</text:p>
              </table:table-cell>
              <table:table-cell office:value-type="float" office:value="0.953238">
                <text:p>0.953238</text:p>
              </table:table-cell>
              <table:table-cell office:value-type="float" office:value="0.0000385747">
                <text:p>0.0000385747</text:p>
              </table:table-cell>
              <table:table-cell office:value-type="float" office:value="0.954119">
                <text:p>0.954119</text:p>
              </table:table-cell>
              <table:table-cell office:value-type="float" office:value="0.0000356788">
                <text:p>0.0000356788</text:p>
              </table:table-cell>
              <table:table-cell office:value-type="float" office:value="0.955329">
                <text:p>0.955329</text:p>
              </table:table-cell>
              <table:table-cell office:value-type="float" office:value="0.0000302825">
                <text:p>0.0000302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0000834424">
                <text:p>0.0000834424</text:p>
              </table:table-cell>
              <table:table-cell office:value-type="float" office:value="0.952495">
                <text:p>0.952495</text:p>
              </table:table-cell>
              <table:table-cell office:value-type="float" office:value="0.000079866">
                <text:p>0.000079866</text:p>
              </table:table-cell>
              <table:table-cell office:value-type="float" office:value="0.95355">
                <text:p>0.95355</text:p>
              </table:table-cell>
              <table:table-cell office:value-type="float" office:value="0.0000781399">
                <text:p>0.0000781399</text:p>
              </table:table-cell>
              <table:table-cell office:value-type="float" office:value="0.954594">
                <text:p>0.954594</text:p>
              </table:table-cell>
              <table:table-cell office:value-type="float" office:value="0.0000745048">
                <text:p>0.0000745048</text:p>
              </table:table-cell>
              <table:table-cell office:value-type="float" office:value="0.95614">
                <text:p>0.95614</text:p>
              </table:table-cell>
              <table:table-cell office:value-type="float" office:value="0.000065864">
                <text:p>0.000065864</text:p>
              </table:table-cell>
              <table:table-cell office:value-type="float" office:value="0.957158">
                <text:p>0.957158</text:p>
              </table:table-cell>
              <table:table-cell office:value-type="float" office:value="0.0000629266">
                <text:p>0.0000629266</text:p>
              </table:table-cell>
              <table:table-cell office:value-type="float" office:value="0.958163">
                <text:p>0.958163</text:p>
              </table:table-cell>
              <table:table-cell office:value-type="float" office:value="0.0000582225">
                <text:p>0.0000582225</text:p>
              </table:table-cell>
              <table:table-cell office:value-type="float" office:value="0.959157">
                <text:p>0.959157</text:p>
              </table:table-cell>
              <table:table-cell office:value-type="float" office:value="0.0000544772">
                <text:p>0.0000544772</text:p>
              </table:table-cell>
              <table:table-cell office:value-type="float" office:value="0.960139">
                <text:p>0.960139</text:p>
              </table:table-cell>
              <table:table-cell office:value-type="float" office:value="0.0000522405">
                <text:p>0.0000522405</text:p>
              </table:table-cell>
              <table:table-cell office:value-type="float" office:value="0.961108">
                <text:p>0.961108</text:p>
              </table:table-cell>
              <table:table-cell office:value-type="float" office:value="0.0000492301">
                <text:p>0.0000492301</text:p>
              </table:table-cell>
              <table:table-cell office:value-type="float" office:value="0.962537">
                <text:p>0.962537</text:p>
              </table:table-cell>
              <table:table-cell office:value-type="float" office:value="0.0000441735">
                <text:p>0.0000441735</text:p>
              </table:table-cell>
              <table:table-cell office:value-type="float" office:value="0.963474">
                <text:p>0.963474</text:p>
              </table:table-cell>
              <table:table-cell office:value-type="float" office:value="0.0000413271">
                <text:p>0.0000413271</text:p>
              </table:table-cell>
              <table:table-cell office:value-type="float" office:value="0.964396">
                <text:p>0.964396</text:p>
              </table:table-cell>
              <table:table-cell office:value-type="float" office:value="0.0000383652">
                <text:p>0.0000383652</text:p>
              </table:table-cell>
              <table:table-cell office:value-type="float" office:value="0.965304">
                <text:p>0.965304</text:p>
              </table:table-cell>
              <table:table-cell office:value-type="float" office:value="0.0000355127">
                <text:p>0.0000355127</text:p>
              </table:table-cell>
              <table:table-cell office:value-type="float" office:value="0.966551">
                <text:p>0.966551</text:p>
              </table:table-cell>
              <table:table-cell office:value-type="float" office:value="0.0000301625">
                <text:p>0.0000301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0000811723">
                <text:p>0.0000811723</text:p>
              </table:table-cell>
              <table:table-cell office:value-type="float" office:value="0.963304">
                <text:p>0.963304</text:p>
              </table:table-cell>
              <table:table-cell office:value-type="float" office:value="0.0000777592">
                <text:p>0.0000777592</text:p>
              </table:table-cell>
              <table:table-cell office:value-type="float" office:value="0.96439">
                <text:p>0.96439</text:p>
              </table:table-cell>
              <table:table-cell office:value-type="float" office:value="0.0000762562">
                <text:p>0.0000762562</text:p>
              </table:table-cell>
              <table:table-cell office:value-type="float" office:value="0.965465">
                <text:p>0.965465</text:p>
              </table:table-cell>
              <table:table-cell office:value-type="float" office:value="0.0000728748">
                <text:p>0.0000728748</text:p>
              </table:table-cell>
              <table:table-cell office:value-type="float" office:value="0.967056">
                <text:p>0.967056</text:p>
              </table:table-cell>
              <table:table-cell office:value-type="float" office:value="0.0000644588">
                <text:p>0.0000644588</text:p>
              </table:table-cell>
              <table:table-cell office:value-type="float" office:value="0.968103">
                <text:p>0.968103</text:p>
              </table:table-cell>
              <table:table-cell office:value-type="float" office:value="0.0000617487">
                <text:p>0.0000617487</text:p>
              </table:table-cell>
              <table:table-cell office:value-type="float" office:value="0.969139">
                <text:p>0.969139</text:p>
              </table:table-cell>
              <table:table-cell office:value-type="float" office:value="0.0000571822">
                <text:p>0.0000571822</text:p>
              </table:table-cell>
              <table:table-cell office:value-type="float" office:value="0.970162">
                <text:p>0.970162</text:p>
              </table:table-cell>
              <table:table-cell office:value-type="float" office:value="0.0000535915">
                <text:p>0.0000535915</text:p>
              </table:table-cell>
              <table:table-cell office:value-type="float" office:value="0.971172">
                <text:p>0.971172</text:p>
              </table:table-cell>
              <table:table-cell office:value-type="float" office:value="0.0000515127">
                <text:p>0.0000515127</text:p>
              </table:table-cell>
              <table:table-cell office:value-type="float" office:value="0.97217">
                <text:p>0.97217</text:p>
              </table:table-cell>
              <table:table-cell office:value-type="float" office:value="0.0000486255">
                <text:p>0.0000486255</text:p>
              </table:table-cell>
              <table:table-cell office:value-type="float" office:value="0.973642">
                <text:p>0.973642</text:p>
              </table:table-cell>
              <table:table-cell office:value-type="float" office:value="0.0000437099">
                <text:p>0.0000437099</text:p>
              </table:table-cell>
              <table:table-cell office:value-type="float" office:value="0.974605">
                <text:p>0.974605</text:p>
              </table:table-cell>
              <table:table-cell office:value-type="float" office:value="0.0000409453">
                <text:p>0.0000409453</text:p>
              </table:table-cell>
              <table:table-cell office:value-type="float" office:value="0.975555">
                <text:p>0.975555</text:p>
              </table:table-cell>
              <table:table-cell office:value-type="float" office:value="0.0000380538">
                <text:p>0.0000380538</text:p>
              </table:table-cell>
              <table:table-cell office:value-type="float" office:value="0.97649">
                <text:p>0.97649</text:p>
              </table:table-cell>
              <table:table-cell office:value-type="float" office:value="0.0000352628">
                <text:p>0.0000352628</text:p>
              </table:table-cell>
              <table:table-cell office:value-type="float" office:value="0.977773">
                <text:p>0.977773</text:p>
              </table:table-cell>
              <table:table-cell office:value-type="float" office:value="0.0000299788">
                <text:p>0.00002997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0000779174">
                <text:p>0.0000779174</text:p>
              </table:table-cell>
              <table:table-cell office:value-type="float" office:value="0.974113">
                <text:p>0.974113</text:p>
              </table:table-cell>
              <table:table-cell office:value-type="float" office:value="0.000074752">
                <text:p>0.000074752</text:p>
              </table:table-cell>
              <table:table-cell office:value-type="float" office:value="0.975229">
                <text:p>0.975229</text:p>
              </table:table-cell>
              <table:table-cell office:value-type="float" office:value="0.0000735753">
                <text:p>0.0000735753</text:p>
              </table:table-cell>
              <table:table-cell office:value-type="float" office:value="0.976335">
                <text:p>0.976335</text:p>
              </table:table-cell>
              <table:table-cell office:value-type="float" office:value="0.0000705586">
                <text:p>0.0000705586</text:p>
              </table:table-cell>
              <table:table-cell office:value-type="float" office:value="0.977972">
                <text:p>0.977972</text:p>
              </table:table-cell>
              <table:table-cell office:value-type="float" office:value="0.0000624616">
                <text:p>0.0000624616</text:p>
              </table:table-cell>
              <table:table-cell office:value-type="float" office:value="0.979049">
                <text:p>0.979049</text:p>
              </table:table-cell>
              <table:table-cell office:value-type="float" office:value="0.0000600719">
                <text:p>0.0000600719</text:p>
              </table:table-cell>
              <table:table-cell office:value-type="float" office:value="0.980114">
                <text:p>0.980114</text:p>
              </table:table-cell>
              <table:table-cell office:value-type="float" office:value="0.0000556971">
                <text:p>0.0000556971</text:p>
              </table:table-cell>
              <table:table-cell office:value-type="float" office:value="0.981166">
                <text:p>0.981166</text:p>
              </table:table-cell>
              <table:table-cell office:value-type="float" office:value="0.0000523221">
                <text:p>0.0000523221</text:p>
              </table:table-cell>
              <table:table-cell office:value-type="float" office:value="0.982206">
                <text:p>0.982206</text:p>
              </table:table-cell>
              <table:table-cell office:value-type="float" office:value="0.0000504645">
                <text:p>0.0000504645</text:p>
              </table:table-cell>
              <table:table-cell office:value-type="float" office:value="0.983232">
                <text:p>0.983232</text:p>
              </table:table-cell>
              <table:table-cell office:value-type="float" office:value="0.0000477495">
                <text:p>0.0000477495</text:p>
              </table:table-cell>
              <table:table-cell office:value-type="float" office:value="0.984746">
                <text:p>0.984746</text:p>
              </table:table-cell>
              <table:table-cell office:value-type="float" office:value="0.0000430308">
                <text:p>0.0000430308</text:p>
              </table:table-cell>
              <table:table-cell office:value-type="float" office:value="0.985737">
                <text:p>0.985737</text:p>
              </table:table-cell>
              <table:table-cell office:value-type="float" office:value="0.0000403811">
                <text:p>0.0000403811</text:p>
              </table:table-cell>
              <table:table-cell office:value-type="float" office:value="0.986714">
                <text:p>0.986714</text:p>
              </table:table-cell>
              <table:table-cell office:value-type="float" office:value="0.0000375892">
                <text:p>0.0000375892</text:p>
              </table:table-cell>
              <table:table-cell office:value-type="float" office:value="0.987675">
                <text:p>0.987675</text:p>
              </table:table-cell>
              <table:table-cell office:value-type="float" office:value="0.0000348859">
                <text:p>0.0000348859</text:p>
              </table:table-cell>
              <table:table-cell office:value-type="float" office:value="0.988995">
                <text:p>0.988995</text:p>
              </table:table-cell>
              <table:table-cell office:value-type="float" office:value="0.0000296969">
                <text:p>0.0000296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0000730859">
                <text:p>0.0000730859</text:p>
              </table:table-cell>
              <table:table-cell office:value-type="float" office:value="0.984921">
                <text:p>0.984921</text:p>
              </table:table-cell>
              <table:table-cell office:value-type="float" office:value="0.0000703276">
                <text:p>0.0000703276</text:p>
              </table:table-cell>
              <table:table-cell office:value-type="float" office:value="0.986069">
                <text:p>0.986069</text:p>
              </table:table-cell>
              <table:table-cell office:value-type="float" office:value="0.0000696573">
                <text:p>0.0000696573</text:p>
              </table:table-cell>
              <table:table-cell office:value-type="float" office:value="0.987205">
                <text:p>0.987205</text:p>
              </table:table-cell>
              <table:table-cell office:value-type="float" office:value="0.0000671895">
                <text:p>0.0000671895</text:p>
              </table:table-cell>
              <table:table-cell office:value-type="float" office:value="0.988888">
                <text:p>0.988888</text:p>
              </table:table-cell>
              <table:table-cell office:value-type="float" office:value="0.0000595684">
                <text:p>0.0000595684</text:p>
              </table:table-cell>
              <table:table-cell office:value-type="float" office:value="0.989995">
                <text:p>0.989995</text:p>
              </table:table-cell>
              <table:table-cell office:value-type="float" office:value="0.0000576446">
                <text:p>0.0000576446</text:p>
              </table:table-cell>
              <table:table-cell office:value-type="float" office:value="0.991089">
                <text:p>0.991089</text:p>
              </table:table-cell>
              <table:table-cell office:value-type="float" office:value="0.000053546">
                <text:p>0.000053546</text:p>
              </table:table-cell>
              <table:table-cell office:value-type="float" office:value="0.992171">
                <text:p>0.992171</text:p>
              </table:table-cell>
              <table:table-cell office:value-type="float" office:value="0.0000504797">
                <text:p>0.0000504797</text:p>
              </table:table-cell>
              <table:table-cell office:value-type="float" office:value="0.993239">
                <text:p>0.993239</text:p>
              </table:table-cell>
              <table:table-cell office:value-type="float" office:value="0.000048938">
                <text:p>0.000048938</text:p>
              </table:table-cell>
              <table:table-cell office:value-type="float" office:value="0.994294">
                <text:p>0.994294</text:p>
              </table:table-cell>
              <table:table-cell office:value-type="float" office:value="0.0000464682">
                <text:p>0.0000464682</text:p>
              </table:table-cell>
              <table:table-cell office:value-type="float" office:value="0.99585">
                <text:p>0.99585</text:p>
              </table:table-cell>
              <table:table-cell office:value-type="float" office:value="0.0000420284">
                <text:p>0.0000420284</text:p>
              </table:table-cell>
              <table:table-cell office:value-type="float" office:value="0.996869">
                <text:p>0.996869</text:p>
              </table:table-cell>
              <table:table-cell office:value-type="float" office:value="0.000039542">
                <text:p>0.000039542</text:p>
              </table:table-cell>
              <table:table-cell office:value-type="float" office:value="0.997872">
                <text:p>0.997872</text:p>
              </table:table-cell>
              <table:table-cell office:value-type="float" office:value="0.0000368922">
                <text:p>0.0000368922</text:p>
              </table:table-cell>
              <table:table-cell office:value-type="float" office:value="0.998861">
                <text:p>0.998861</text:p>
              </table:table-cell>
              <table:table-cell office:value-type="float" office:value="0.0000343149">
                <text:p>0.0000343149</text:p>
              </table:table-cell>
              <table:table-cell office:value-type="float" office:value="1.00022">
                <text:p>1.00022</text:p>
              </table:table-cell>
              <table:table-cell office:value-type="float" office:value="0.0000292628">
                <text:p>0.00002926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0.0000655323">
                <text:p>0.0000655323</text:p>
              </table:table-cell>
              <table:table-cell office:value-type="float" office:value="0.99573">
                <text:p>0.99573</text:p>
              </table:table-cell>
              <table:table-cell office:value-type="float" office:value="0.0000635186">
                <text:p>0.0000635186</text:p>
              </table:table-cell>
              <table:table-cell office:value-type="float" office:value="0.996909">
                <text:p>0.996909</text:p>
              </table:table-cell>
              <table:table-cell office:value-type="float" office:value="0.0000637029">
                <text:p>0.0000637029</text:p>
              </table:table-cell>
              <table:table-cell office:value-type="float" office:value="0.998076">
                <text:p>0.998076</text:p>
              </table:table-cell>
              <table:table-cell office:value-type="float" office:value="0.0000621193">
                <text:p>0.0000621193</text:p>
              </table:table-cell>
              <table:table-cell office:value-type="float" office:value="0.999804">
                <text:p>0.999804</text:p>
              </table:table-cell>
              <table:table-cell office:value-type="float" office:value="0.0000552585">
                <text:p>0.0000552585</text:p>
              </table:table-cell>
              <table:table-cell office:value-type="float" office:value="1.00094">
                <text:p>1.00094</text:p>
              </table:table-cell>
              <table:table-cell office:value-type="float" office:value="0.0000540441">
                <text:p>0.0000540441</text:p>
              </table:table-cell>
              <table:table-cell office:value-type="float" office:value="1.00206">
                <text:p>1.00206</text:p>
              </table:table-cell>
              <table:table-cell office:value-type="float" office:value="0.0000503628">
                <text:p>0.0000503628</text:p>
              </table:table-cell>
              <table:table-cell office:value-type="float" office:value="1.00318">
                <text:p>1.00318</text:p>
              </table:table-cell>
              <table:table-cell office:value-type="float" office:value="0.0000477554">
                <text:p>0.0000477554</text:p>
              </table:table-cell>
              <table:table-cell office:value-type="float" office:value="1.00427">
                <text:p>1.00427</text:p>
              </table:table-cell>
              <table:table-cell office:value-type="float" office:value="0.0000466789">
                <text:p>0.0000466789</text:p>
              </table:table-cell>
              <table:table-cell office:value-type="float" office:value="1.00536">
                <text:p>1.00536</text:p>
              </table:table-cell>
              <table:table-cell office:value-type="float" office:value="0.0000445672">
                <text:p>0.0000445672</text:p>
              </table:table-cell>
              <table:table-cell office:value-type="float" office:value="1.00695">
                <text:p>1.00695</text:p>
              </table:table-cell>
              <table:table-cell office:value-type="float" office:value="0.0000405319">
                <text:p>0.0000405319</text:p>
              </table:table-cell>
              <table:table-cell office:value-type="float" office:value="1.008">
                <text:p>1.008</text:p>
              </table:table-cell>
              <table:table-cell office:value-type="float" office:value="0.0000382819">
                <text:p>0.0000382819</text:p>
              </table:table-cell>
              <table:table-cell office:value-type="float" office:value="1.00903">
                <text:p>1.00903</text:p>
              </table:table-cell>
              <table:table-cell office:value-type="float" office:value="0.0000358377">
                <text:p>0.0000358377</text:p>
              </table:table-cell>
              <table:table-cell office:value-type="float" office:value="1.01005">
                <text:p>1.01005</text:p>
              </table:table-cell>
              <table:table-cell office:value-type="float" office:value="0.0000334434">
                <text:p>0.0000334434</text:p>
              </table:table-cell>
              <table:table-cell office:value-type="float" office:value="1.01144">
                <text:p>1.01144</text:p>
              </table:table-cell>
              <table:table-cell office:value-type="float" office:value="0.0000285908">
                <text:p>0.0000285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0.0000527089">
                <text:p>0.0000527089</text:p>
              </table:table-cell>
              <table:table-cell office:value-type="float" office:value="1.00654">
                <text:p>1.00654</text:p>
              </table:table-cell>
              <table:table-cell office:value-type="float" office:value="0.0000522798">
                <text:p>0.0000522798</text:p>
              </table:table-cell>
              <table:table-cell office:value-type="float" office:value="1.00775">
                <text:p>1.00775</text:p>
              </table:table-cell>
              <table:table-cell office:value-type="float" office:value="0.000054094">
                <text:p>0.000054094</text:p>
              </table:table-cell>
              <table:table-cell office:value-type="float" office:value="1.00895">
                <text:p>1.00895</text:p>
              </table:table-cell>
              <table:table-cell office:value-type="float" office:value="0.0000540835">
                <text:p>0.0000540835</text:p>
              </table:table-cell>
              <table:table-cell office:value-type="float" office:value="1.01072">
                <text:p>1.01072</text:p>
              </table:table-cell>
              <table:table-cell office:value-type="float" office:value="0.0000485645">
                <text:p>0.0000485645</text:p>
              </table:table-cell>
              <table:table-cell office:value-type="float" office:value="1.01189">
                <text:p>1.01189</text:p>
              </table:table-cell>
              <table:table-cell office:value-type="float" office:value="0.0000485057">
                <text:p>0.0000485057</text:p>
              </table:table-cell>
              <table:table-cell office:value-type="float" office:value="1.01304">
                <text:p>1.01304</text:p>
              </table:table-cell>
              <table:table-cell office:value-type="float" office:value="0.0000455009">
                <text:p>0.0000455009</text:p>
              </table:table-cell>
              <table:table-cell office:value-type="float" office:value="1.01418">
                <text:p>1.01418</text:p>
              </table:table-cell>
              <table:table-cell office:value-type="float" office:value="0.0000436141">
                <text:p>0.0000436141</text:p>
              </table:table-cell>
              <table:table-cell office:value-type="float" office:value="1.01531">
                <text:p>1.01531</text:p>
              </table:table-cell>
              <table:table-cell office:value-type="float" office:value="0.000043254">
                <text:p>0.000043254</text:p>
              </table:table-cell>
              <table:table-cell office:value-type="float" office:value="1.01642">
                <text:p>1.01642</text:p>
              </table:table-cell>
              <table:table-cell office:value-type="float" office:value="0.0000416875">
                <text:p>0.0000416875</text:p>
              </table:table-cell>
              <table:table-cell office:value-type="float" office:value="1.01806">
                <text:p>1.01806</text:p>
              </table:table-cell>
              <table:table-cell office:value-type="float" office:value="0.0000382598">
                <text:p>0.0000382598</text:p>
              </table:table-cell>
              <table:table-cell office:value-type="float" office:value="1.01913">
                <text:p>1.01913</text:p>
              </table:table-cell>
              <table:table-cell office:value-type="float" office:value="0.0000363615">
                <text:p>0.0000363615</text:p>
              </table:table-cell>
              <table:table-cell office:value-type="float" office:value="1.02019">
                <text:p>1.02019</text:p>
              </table:table-cell>
              <table:table-cell office:value-type="float" office:value="0.0000342223">
                <text:p>0.0000342223</text:p>
              </table:table-cell>
              <table:table-cell office:value-type="float" office:value="1.02123">
                <text:p>1.02123</text:p>
              </table:table-cell>
              <table:table-cell office:value-type="float" office:value="0.0000320992">
                <text:p>0.0000320992</text:p>
              </table:table-cell>
              <table:table-cell office:value-type="float" office:value="1.02266">
                <text:p>1.02266</text:p>
              </table:table-cell>
              <table:table-cell office:value-type="float" office:value="0.0000275415">
                <text:p>0.00002754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0.0000275643">
                <text:p>0.0000275643</text:p>
              </table:table-cell>
              <table:table-cell office:value-type="float" office:value="1.01735">
                <text:p>1.01735</text:p>
              </table:table-cell>
              <table:table-cell office:value-type="float" office:value="0.0000313984">
                <text:p>0.0000313984</text:p>
              </table:table-cell>
              <table:table-cell office:value-type="float" office:value="1.01859">
                <text:p>1.01859</text:p>
              </table:table-cell>
              <table:table-cell office:value-type="float" office:value="0.0000369787">
                <text:p>0.0000369787</text:p>
              </table:table-cell>
              <table:table-cell office:value-type="float" office:value="1.01982">
                <text:p>1.01982</text:p>
              </table:table-cell>
              <table:table-cell office:value-type="float" office:value="0.0000402412">
                <text:p>0.0000402412</text:p>
              </table:table-cell>
              <table:table-cell office:value-type="float" office:value="1.02164">
                <text:p>1.02164</text:p>
              </table:table-cell>
              <table:table-cell office:value-type="float" office:value="0.0000374619">
                <text:p>0.0000374619</text:p>
              </table:table-cell>
              <table:table-cell office:value-type="float" office:value="1.02283">
                <text:p>1.02283</text:p>
              </table:table-cell>
              <table:table-cell office:value-type="float" office:value="0.0000394915">
                <text:p>0.0000394915</text:p>
              </table:table-cell>
              <table:table-cell office:value-type="float" office:value="1.02402">
                <text:p>1.02402</text:p>
              </table:table-cell>
              <table:table-cell office:value-type="float" office:value="0.0000377036">
                <text:p>0.0000377036</text:p>
              </table:table-cell>
              <table:table-cell office:value-type="float" office:value="1.02518">
                <text:p>1.02518</text:p>
              </table:table-cell>
              <table:table-cell office:value-type="float" office:value="0.000037047">
                <text:p>0.000037047</text:p>
              </table:table-cell>
              <table:table-cell office:value-type="float" office:value="1.02634">
                <text:p>1.02634</text:p>
              </table:table-cell>
              <table:table-cell office:value-type="float" office:value="0.0000378675">
                <text:p>0.0000378675</text:p>
              </table:table-cell>
              <table:table-cell office:value-type="float" office:value="1.02748">
                <text:p>1.02748</text:p>
              </table:table-cell>
              <table:table-cell office:value-type="float" office:value="0.0000371835">
                <text:p>0.0000371835</text:p>
              </table:table-cell>
              <table:table-cell office:value-type="float" office:value="1.02916">
                <text:p>1.02916</text:p>
              </table:table-cell>
              <table:table-cell office:value-type="float" office:value="0.00003472">
                <text:p>0.00003472</text:p>
              </table:table-cell>
              <table:table-cell office:value-type="float" office:value="1.03026">
                <text:p>1.03026</text:p>
              </table:table-cell>
              <table:table-cell office:value-type="float" office:value="0.0000333691">
                <text:p>0.0000333691</text:p>
              </table:table-cell>
              <table:table-cell office:value-type="float" office:value="1.03135">
                <text:p>1.03135</text:p>
              </table:table-cell>
              <table:table-cell office:value-type="float" office:value="0.0000316996">
                <text:p>0.0000316996</text:p>
              </table:table-cell>
              <table:table-cell office:value-type="float" office:value="1.03242">
                <text:p>1.03242</text:p>
              </table:table-cell>
              <table:table-cell office:value-type="float" office:value="0.0000299914">
                <text:p>0.0000299914</text:p>
              </table:table-cell>
              <table:table-cell office:value-type="float" office:value="1.03388">
                <text:p>1.03388</text:p>
              </table:table-cell>
              <table:table-cell office:value-type="float" office:value="0.0000258812">
                <text:p>0.000025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0.0000393519">
                <text:p>-0.0000393519</text:p>
              </table:table-cell>
              <table:table-cell office:value-type="float" office:value="1.02816">
                <text:p>1.02816</text:p>
              </table:table-cell>
              <table:table-cell office:value-type="float" office:value="0.000000105275">
                <text:p>0.000000105275</text:p>
              </table:table-cell>
              <table:table-cell office:value-type="float" office:value="1.02943">
                <text:p>1.02943</text:p>
              </table:table-cell>
              <table:table-cell office:value-type="float" office:value="0.000000493056">
                <text:p>0.000000493056</text:p>
              </table:table-cell>
              <table:table-cell office:value-type="float" office:value="1.03069">
                <text:p>1.03069</text:p>
              </table:table-cell>
              <table:table-cell office:value-type="float" office:value="0.0000125889">
                <text:p>0.0000125889</text:p>
              </table:table-cell>
              <table:table-cell office:value-type="float" office:value="1.03255">
                <text:p>1.03255</text:p>
              </table:table-cell>
              <table:table-cell office:value-type="float" office:value="0.0000168772">
                <text:p>0.0000168772</text:p>
              </table:table-cell>
              <table:table-cell office:value-type="float" office:value="1.03378">
                <text:p>1.03378</text:p>
              </table:table-cell>
              <table:table-cell office:value-type="float" office:value="0.0000233797">
                <text:p>0.0000233797</text:p>
              </table:table-cell>
              <table:table-cell office:value-type="float" office:value="1.03499">
                <text:p>1.03499</text:p>
              </table:table-cell>
              <table:table-cell office:value-type="float" office:value="0.0000241645">
                <text:p>0.0000241645</text:p>
              </table:table-cell>
              <table:table-cell office:value-type="float" office:value="1.03619">
                <text:p>1.03619</text:p>
              </table:table-cell>
              <table:table-cell office:value-type="float" office:value="0.0000259013">
                <text:p>0.0000259013</text:p>
              </table:table-cell>
              <table:table-cell office:value-type="float" office:value="1.03737">
                <text:p>1.03737</text:p>
              </table:table-cell>
              <table:table-cell office:value-type="float" office:value="0.000028887">
                <text:p>0.000028887</text:p>
              </table:table-cell>
              <table:table-cell office:value-type="float" office:value="1.03854">
                <text:p>1.03854</text:p>
              </table:table-cell>
              <table:table-cell office:value-type="float" office:value="0.0000297759">
                <text:p>0.0000297759</text:p>
              </table:table-cell>
              <table:table-cell office:value-type="float" office:value="1.04027">
                <text:p>1.04027</text:p>
              </table:table-cell>
              <table:table-cell office:value-type="float" office:value="0.0000289774">
                <text:p>0.0000289774</text:p>
              </table:table-cell>
              <table:table-cell office:value-type="float" office:value="1.04139">
                <text:p>1.04139</text:p>
              </table:table-cell>
              <table:table-cell office:value-type="float" office:value="0.0000285399">
                <text:p>0.0000285399</text:p>
              </table:table-cell>
              <table:table-cell office:value-type="float" office:value="1.04251">
                <text:p>1.04251</text:p>
              </table:table-cell>
              <table:table-cell office:value-type="float" office:value="0.0000276389">
                <text:p>0.0000276389</text:p>
              </table:table-cell>
              <table:table-cell office:value-type="float" office:value="1.0436">
                <text:p>1.0436</text:p>
              </table:table-cell>
              <table:table-cell office:value-type="float" office:value="0.0000265987">
                <text:p>0.0000265987</text:p>
              </table:table-cell>
              <table:table-cell office:value-type="float" office:value="1.04511">
                <text:p>1.04511</text:p>
              </table:table-cell>
              <table:table-cell office:value-type="float" office:value="0.0000231983">
                <text:p>0.00002319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0.000633775">
                <text:p>-0.000633775</text:p>
              </table:table-cell>
              <table:table-cell office:value-type="float" office:value="1.03896">
                <text:p>1.03896</text:p>
              </table:table-cell>
              <table:table-cell office:value-type="float" office:value="-0.000240892">
                <text:p>-0.000240892</text:p>
              </table:table-cell>
              <table:table-cell office:value-type="float" office:value="1.04027">
                <text:p>1.04027</text:p>
              </table:table-cell>
              <table:table-cell office:value-type="float" office:value="-0.000121699">
                <text:p>-0.000121699</text:p>
              </table:table-cell>
              <table:table-cell office:value-type="float" office:value="1.04156">
                <text:p>1.04156</text:p>
              </table:table-cell>
              <table:table-cell office:value-type="float" office:value="-0.0000636116">
                <text:p>-0.0000636116</text:p>
              </table:table-cell>
              <table:table-cell office:value-type="float" office:value="1.04347">
                <text:p>1.04347</text:p>
              </table:table-cell>
              <table:table-cell office:value-type="float" office:value="-0.0000305582">
                <text:p>-0.0000305582</text:p>
              </table:table-cell>
              <table:table-cell office:value-type="float" office:value="1.04472">
                <text:p>1.04472</text:p>
              </table:table-cell>
              <table:table-cell office:value-type="float" office:value="0.0000000559964">
                <text:p>0.0000000559964</text:p>
              </table:table-cell>
              <table:table-cell office:value-type="float" office:value="1.04597">
                <text:p>1.04597</text:p>
              </table:table-cell>
              <table:table-cell office:value-type="float" office:value="0.000000099676">
                <text:p>0.000000099676</text:p>
              </table:table-cell>
              <table:table-cell office:value-type="float" office:value="1.04719">
                <text:p>1.04719</text:p>
              </table:table-cell>
              <table:table-cell office:value-type="float" office:value="0.0000046126">
                <text:p>0.0000046126</text:p>
              </table:table-cell>
              <table:table-cell office:value-type="float" office:value="1.04841">
                <text:p>1.04841</text:p>
              </table:table-cell>
              <table:table-cell office:value-type="float" office:value="0.0000123518">
                <text:p>0.0000123518</text:p>
              </table:table-cell>
              <table:table-cell office:value-type="float" office:value="1.0496">
                <text:p>1.0496</text:p>
              </table:table-cell>
              <table:table-cell office:value-type="float" office:value="0.0000165226">
                <text:p>0.0000165226</text:p>
              </table:table-cell>
              <table:table-cell office:value-type="float" office:value="1.05137">
                <text:p>1.05137</text:p>
              </table:table-cell>
              <table:table-cell office:value-type="float" office:value="0.0000190213">
                <text:p>0.0000190213</text:p>
              </table:table-cell>
              <table:table-cell office:value-type="float" office:value="1.05253">
                <text:p>1.05253</text:p>
              </table:table-cell>
              <table:table-cell office:value-type="float" office:value="0.0000202882">
                <text:p>0.0000202882</text:p>
              </table:table-cell>
              <table:table-cell office:value-type="float" office:value="1.05367">
                <text:p>1.05367</text:p>
              </table:table-cell>
              <table:table-cell office:value-type="float" office:value="0.0000207732">
                <text:p>0.0000207732</text:p>
              </table:table-cell>
              <table:table-cell office:value-type="float" office:value="1.05479">
                <text:p>1.05479</text:p>
              </table:table-cell>
              <table:table-cell office:value-type="float" office:value="0.0000209017">
                <text:p>0.0000209017</text:p>
              </table:table-cell>
              <table:table-cell office:value-type="float" office:value="1.05633">
                <text:p>1.05633</text:p>
              </table:table-cell>
              <table:table-cell office:value-type="float" office:value="0.0000187117">
                <text:p>0.0000187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0.000377422">
                <text:p>0.000377422</text:p>
              </table:table-cell>
              <table:table-cell office:value-type="float" office:value="1.04977">
                <text:p>1.04977</text:p>
              </table:table-cell>
              <table:table-cell office:value-type="float" office:value="0.000595459">
                <text:p>0.000595459</text:p>
              </table:table-cell>
              <table:table-cell office:value-type="float" office:value="1.05111">
                <text:p>1.05111</text:p>
              </table:table-cell>
              <table:table-cell office:value-type="float" office:value="0.00197448">
                <text:p>0.00197448</text:p>
              </table:table-cell>
              <table:table-cell office:value-type="float" office:value="1.05243">
                <text:p>1.05243</text:p>
              </table:table-cell>
              <table:table-cell office:value-type="float" office:value="-0.000931342">
                <text:p>-0.000931342</text:p>
              </table:table-cell>
              <table:table-cell office:value-type="float" office:value="1.05438">
                <text:p>1.05438</text:p>
              </table:table-cell>
              <table:table-cell office:value-type="float" office:value="-0.000229441">
                <text:p>-0.000229441</text:p>
              </table:table-cell>
              <table:table-cell office:value-type="float" office:value="1.05567">
                <text:p>1.05567</text:p>
              </table:table-cell>
              <table:table-cell office:value-type="float" office:value="-0.000121329">
                <text:p>-0.000121329</text:p>
              </table:table-cell>
              <table:table-cell office:value-type="float" office:value="1.05694">
                <text:p>1.05694</text:p>
              </table:table-cell>
              <table:table-cell office:value-type="float" office:value="-0.0000768102">
                <text:p>-0.0000768102</text:p>
              </table:table-cell>
              <table:table-cell office:value-type="float" office:value="1.0582">
                <text:p>1.0582</text:p>
              </table:table-cell>
              <table:table-cell office:value-type="float" office:value="-0.000047045">
                <text:p>-0.000047045</text:p>
              </table:table-cell>
              <table:table-cell office:value-type="float" office:value="1.05944">
                <text:p>1.05944</text:p>
              </table:table-cell>
              <table:table-cell office:value-type="float" office:value="-0.0000245076">
                <text:p>-0.0000245076</text:p>
              </table:table-cell>
              <table:table-cell office:value-type="float" office:value="1.06067">
                <text:p>1.06067</text:p>
              </table:table-cell>
              <table:table-cell office:value-type="float" office:value="0.0000000281442">
                <text:p>0.0000000281442</text:p>
              </table:table-cell>
              <table:table-cell office:value-type="float" office:value="1.06247">
                <text:p>1.06247</text:p>
              </table:table-cell>
              <table:table-cell office:value-type="float" office:value="0.000000120527">
                <text:p>0.000000120527</text:p>
              </table:table-cell>
              <table:table-cell office:value-type="float" office:value="1.06366">
                <text:p>1.06366</text:p>
              </table:table-cell>
              <table:table-cell office:value-type="float" office:value="0.00000471013">
                <text:p>0.00000471013</text:p>
              </table:table-cell>
              <table:table-cell office:value-type="float" office:value="1.06482">
                <text:p>1.06482</text:p>
              </table:table-cell>
              <table:table-cell office:value-type="float" office:value="0.0000081402">
                <text:p>0.0000081402</text:p>
              </table:table-cell>
              <table:table-cell office:value-type="float" office:value="1.06597">
                <text:p>1.06597</text:p>
              </table:table-cell>
              <table:table-cell office:value-type="float" office:value="0.0000106201">
                <text:p>0.0000106201</text:p>
              </table:table-cell>
              <table:table-cell office:value-type="float" office:value="1.06755">
                <text:p>1.06755</text:p>
              </table:table-cell>
              <table:table-cell office:value-type="float" office:value="0.0000107614">
                <text:p>0.0000107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000228928">
                <text:p>0.000228928</text:p>
              </table:table-cell>
              <table:table-cell office:value-type="float" office:value="1.06058">
                <text:p>1.06058</text:p>
              </table:table-cell>
              <table:table-cell office:value-type="float" office:value="0.000258959">
                <text:p>0.000258959</text:p>
              </table:table-cell>
              <table:table-cell office:value-type="float" office:value="1.06195">
                <text:p>1.06195</text:p>
              </table:table-cell>
              <table:table-cell office:value-type="float" office:value="0.000300673">
                <text:p>0.000300673</text:p>
              </table:table-cell>
              <table:table-cell office:value-type="float" office:value="1.0633">
                <text:p>1.0633</text:p>
              </table:table-cell>
              <table:table-cell office:value-type="float" office:value="0.000363406">
                <text:p>0.000363406</text:p>
              </table:table-cell>
              <table:table-cell office:value-type="float" office:value="1.0653">
                <text:p>1.0653</text:p>
              </table:table-cell>
              <table:table-cell office:value-type="float" office:value="0.000709276">
                <text:p>0.000709276</text:p>
              </table:table-cell>
              <table:table-cell office:value-type="float" office:value="1.06662">
                <text:p>1.06662</text:p>
              </table:table-cell>
              <table:table-cell office:value-type="float" office:value="0.00362354">
                <text:p>0.00362354</text:p>
              </table:table-cell>
              <table:table-cell office:value-type="float" office:value="1.06792">
                <text:p>1.06792</text:p>
              </table:table-cell>
              <table:table-cell office:value-type="float" office:value="-0.00080529">
                <text:p>-0.00080529</text:p>
              </table:table-cell>
              <table:table-cell office:value-type="float" office:value="1.0692">
                <text:p>1.0692</text:p>
              </table:table-cell>
              <table:table-cell office:value-type="float" office:value="-0.000306285">
                <text:p>-0.000306285</text:p>
              </table:table-cell>
              <table:table-cell office:value-type="float" office:value="1.07047">
                <text:p>1.07047</text:p>
              </table:table-cell>
              <table:table-cell office:value-type="float" office:value="-0.000158741">
                <text:p>-0.000158741</text:p>
              </table:table-cell>
              <table:table-cell office:value-type="float" office:value="1.07173">
                <text:p>1.07173</text:p>
              </table:table-cell>
              <table:table-cell office:value-type="float" office:value="-0.0000942198">
                <text:p>-0.0000942198</text:p>
              </table:table-cell>
              <table:table-cell office:value-type="float" office:value="1.07358">
                <text:p>1.07358</text:p>
              </table:table-cell>
              <table:table-cell office:value-type="float" office:value="-0.0000488546">
                <text:p>-0.0000488546</text:p>
              </table:table-cell>
              <table:table-cell office:value-type="float" office:value="1.07479">
                <text:p>1.07479</text:p>
              </table:table-cell>
              <table:table-cell office:value-type="float" office:value="-0.0000311174">
                <text:p>-0.0000311174</text:p>
              </table:table-cell>
              <table:table-cell office:value-type="float" office:value="1.07598">
                <text:p>1.07598</text:p>
              </table:table-cell>
              <table:table-cell office:value-type="float" office:value="-0.0000191824">
                <text:p>-0.0000191824</text:p>
              </table:table-cell>
              <table:table-cell office:value-type="float" office:value="1.07716">
                <text:p>1.07716</text:p>
              </table:table-cell>
              <table:table-cell office:value-type="float" office:value="0.0000000127408">
                <text:p>0.0000000127408</text:p>
              </table:table-cell>
              <table:table-cell office:value-type="float" office:value="1.07877">
                <text:p>1.07877</text:p>
              </table:table-cell>
              <table:table-cell office:value-type="float" office:value="0.0000000144622">
                <text:p>0.00000001446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000189588">
                <text:p>0.000189588</text:p>
              </table:table-cell>
              <table:table-cell office:value-type="float" office:value="1.07139">
                <text:p>1.07139</text:p>
              </table:table-cell>
              <table:table-cell office:value-type="float" office:value="0.00020116">
                <text:p>0.00020116</text:p>
              </table:table-cell>
              <table:table-cell office:value-type="float" office:value="1.07279">
                <text:p>1.07279</text:p>
              </table:table-cell>
              <table:table-cell office:value-type="float" office:value="0.000213742">
                <text:p>0.000213742</text:p>
              </table:table-cell>
              <table:table-cell office:value-type="float" office:value="1.07417">
                <text:p>1.07417</text:p>
              </table:table-cell>
              <table:table-cell office:value-type="float" office:value="0.000224215">
                <text:p>0.000224215</text:p>
              </table:table-cell>
              <table:table-cell office:value-type="float" office:value="1.07622">
                <text:p>1.07622</text:p>
              </table:table-cell>
              <table:table-cell office:value-type="float" office:value="0.000262302">
                <text:p>0.000262302</text:p>
              </table:table-cell>
              <table:table-cell office:value-type="float" office:value="1.07756">
                <text:p>1.07756</text:p>
              </table:table-cell>
              <table:table-cell office:value-type="float" office:value="0.000293324">
                <text:p>0.000293324</text:p>
              </table:table-cell>
              <table:table-cell office:value-type="float" office:value="1.07889">
                <text:p>1.07889</text:p>
              </table:table-cell>
              <table:table-cell office:value-type="float" office:value="0.000365489">
                <text:p>0.000365489</text:p>
              </table:table-cell>
              <table:table-cell office:value-type="float" office:value="1.08021">
                <text:p>1.08021</text:p>
              </table:table-cell>
              <table:table-cell office:value-type="float" office:value="0.000510959">
                <text:p>0.000510959</text:p>
              </table:table-cell>
              <table:table-cell office:value-type="float" office:value="1.08151">
                <text:p>1.08151</text:p>
              </table:table-cell>
              <table:table-cell office:value-type="float" office:value="0.00102599">
                <text:p>0.00102599</text:p>
              </table:table-cell>
              <table:table-cell office:value-type="float" office:value="1.08279">
                <text:p>1.08279</text:p>
              </table:table-cell>
              <table:table-cell office:value-type="float" office:value="-0.00270559">
                <text:p>-0.00270559</text:p>
              </table:table-cell>
              <table:table-cell office:value-type="float" office:value="1.08468">
                <text:p>1.08468</text:p>
              </table:table-cell>
              <table:table-cell office:value-type="float" office:value="-0.000312964">
                <text:p>-0.000312964</text:p>
              </table:table-cell>
              <table:table-cell office:value-type="float" office:value="1.08592">
                <text:p>1.08592</text:p>
              </table:table-cell>
              <table:table-cell office:value-type="float" office:value="-0.000171253">
                <text:p>-0.000171253</text:p>
              </table:table-cell>
              <table:table-cell office:value-type="float" office:value="1.08714">
                <text:p>1.08714</text:p>
              </table:table-cell>
              <table:table-cell office:value-type="float" office:value="-0.000106441">
                <text:p>-0.000106441</text:p>
              </table:table-cell>
              <table:table-cell office:value-type="float" office:value="1.08834">
                <text:p>1.08834</text:p>
              </table:table-cell>
              <table:table-cell office:value-type="float" office:value="-0.0000697225">
                <text:p>-0.0000697225</text:p>
              </table:table-cell>
              <table:table-cell office:value-type="float" office:value="1.08999">
                <text:p>1.08999</text:p>
              </table:table-cell>
              <table:table-cell office:value-type="float" office:value="-0.0000432239">
                <text:p>-0.0000432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00171869">
                <text:p>0.000171869</text:p>
              </table:table-cell>
              <table:table-cell office:value-type="float" office:value="1.0822">
                <text:p>1.0822</text:p>
              </table:table-cell>
              <table:table-cell office:value-type="float" office:value="0.00017785">
                <text:p>0.00017785</text:p>
              </table:table-cell>
              <table:table-cell office:value-type="float" office:value="1.08363">
                <text:p>1.08363</text:p>
              </table:table-cell>
              <table:table-cell office:value-type="float" office:value="0.000183554">
                <text:p>0.000183554</text:p>
              </table:table-cell>
              <table:table-cell office:value-type="float" office:value="1.08504">
                <text:p>1.08504</text:p>
              </table:table-cell>
              <table:table-cell office:value-type="float" office:value="0.000185309">
                <text:p>0.000185309</text:p>
              </table:table-cell>
              <table:table-cell office:value-type="float" office:value="1.08713">
                <text:p>1.08713</text:p>
              </table:table-cell>
              <table:table-cell office:value-type="float" office:value="0.000196691">
                <text:p>0.000196691</text:p>
              </table:table-cell>
              <table:table-cell office:value-type="float" office:value="1.08851">
                <text:p>1.08851</text:p>
              </table:table-cell>
              <table:table-cell office:value-type="float" office:value="0.000200838">
                <text:p>0.000200838</text:p>
              </table:table-cell>
              <table:table-cell office:value-type="float" office:value="1.08987">
                <text:p>1.08987</text:p>
              </table:table-cell>
              <table:table-cell office:value-type="float" office:value="0.000214581">
                <text:p>0.000214581</text:p>
              </table:table-cell>
              <table:table-cell office:value-type="float" office:value="1.09121">
                <text:p>1.09121</text:p>
              </table:table-cell>
              <table:table-cell office:value-type="float" office:value="0.000230034">
                <text:p>0.000230034</text:p>
              </table:table-cell>
              <table:table-cell office:value-type="float" office:value="1.09254">
                <text:p>1.09254</text:p>
              </table:table-cell>
              <table:table-cell office:value-type="float" office:value="0.000249588">
                <text:p>0.000249588</text:p>
              </table:table-cell>
              <table:table-cell office:value-type="float" office:value="1.09385">
                <text:p>1.09385</text:p>
              </table:table-cell>
              <table:table-cell office:value-type="float" office:value="0.000285836">
                <text:p>0.000285836</text:p>
              </table:table-cell>
              <table:table-cell office:value-type="float" office:value="1.09579">
                <text:p>1.09579</text:p>
              </table:table-cell>
              <table:table-cell office:value-type="float" office:value="0.000422535">
                <text:p>0.000422535</text:p>
              </table:table-cell>
              <table:table-cell office:value-type="float" office:value="1.09705">
                <text:p>1.09705</text:p>
              </table:table-cell>
              <table:table-cell office:value-type="float" office:value="0.000725053">
                <text:p>0.000725053</text:p>
              </table:table-cell>
              <table:table-cell office:value-type="float" office:value="1.0983">
                <text:p>1.0983</text:p>
              </table:table-cell>
              <table:table-cell office:value-type="float" office:value="0.00892125">
                <text:p>0.00892125</text:p>
              </table:table-cell>
              <table:table-cell office:value-type="float" office:value="1.09953">
                <text:p>1.09953</text:p>
              </table:table-cell>
              <table:table-cell office:value-type="float" office:value="-0.000662481">
                <text:p>-0.000662481</text:p>
              </table:table-cell>
              <table:table-cell office:value-type="float" office:value="1.10122">
                <text:p>1.10122</text:p>
              </table:table-cell>
              <table:table-cell office:value-type="float" office:value="-0.000224212">
                <text:p>-0.000224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00162071">
                <text:p>0.000162071</text:p>
              </table:table-cell>
              <table:table-cell office:value-type="float" office:value="1.09301">
                <text:p>1.09301</text:p>
              </table:table-cell>
              <table:table-cell office:value-type="float" office:value="0.000165616">
                <text:p>0.000165616</text:p>
              </table:table-cell>
              <table:table-cell office:value-type="float" office:value="1.09447">
                <text:p>1.09447</text:p>
              </table:table-cell>
              <table:table-cell office:value-type="float" office:value="0.000168677">
                <text:p>0.000168677</text:p>
              </table:table-cell>
              <table:table-cell office:value-type="float" office:value="1.09591">
                <text:p>1.09591</text:p>
              </table:table-cell>
              <table:table-cell office:value-type="float" office:value="0.000167568">
                <text:p>0.000167568</text:p>
              </table:table-cell>
              <table:table-cell office:value-type="float" office:value="1.09805">
                <text:p>1.09805</text:p>
              </table:table-cell>
              <table:table-cell office:value-type="float" office:value="0.000171149">
                <text:p>0.000171149</text:p>
              </table:table-cell>
              <table:table-cell office:value-type="float" office:value="1.09945">
                <text:p>1.09945</text:p>
              </table:table-cell>
              <table:table-cell office:value-type="float" office:value="0.000169875">
                <text:p>0.000169875</text:p>
              </table:table-cell>
              <table:table-cell office:value-type="float" office:value="1.10084">
                <text:p>1.10084</text:p>
              </table:table-cell>
              <table:table-cell office:value-type="float" office:value="0.00017391">
                <text:p>0.00017391</text:p>
              </table:table-cell>
              <table:table-cell office:value-type="float" office:value="1.10222">
                <text:p>1.10222</text:p>
              </table:table-cell>
              <table:table-cell office:value-type="float" office:value="0.000176645">
                <text:p>0.000176645</text:p>
              </table:table-cell>
              <table:table-cell office:value-type="float" office:value="1.10357">
                <text:p>1.10357</text:p>
              </table:table-cell>
              <table:table-cell office:value-type="float" office:value="0.00017863">
                <text:p>0.00017863</text:p>
              </table:table-cell>
              <table:table-cell office:value-type="float" office:value="1.10491">
                <text:p>1.10491</text:p>
              </table:table-cell>
              <table:table-cell office:value-type="float" office:value="0.000183839">
                <text:p>0.000183839</text:p>
              </table:table-cell>
              <table:table-cell office:value-type="float" office:value="1.10689">
                <text:p>1.10689</text:p>
              </table:table-cell>
              <table:table-cell office:value-type="float" office:value="0.000200772">
                <text:p>0.000200772</text:p>
              </table:table-cell>
              <table:table-cell office:value-type="float" office:value="1.10818">
                <text:p>1.10818</text:p>
              </table:table-cell>
              <table:table-cell office:value-type="float" office:value="0.000218061">
                <text:p>0.000218061</text:p>
              </table:table-cell>
              <table:table-cell office:value-type="float" office:value="1.10946">
                <text:p>1.10946</text:p>
              </table:table-cell>
              <table:table-cell office:value-type="float" office:value="0.000245239">
                <text:p>0.000245239</text:p>
              </table:table-cell>
              <table:table-cell office:value-type="float" office:value="1.11072">
                <text:p>1.11072</text:p>
              </table:table-cell>
              <table:table-cell office:value-type="float" office:value="0.000289929">
                <text:p>0.000289929</text:p>
              </table:table-cell>
              <table:table-cell office:value-type="float" office:value="1.11244">
                <text:p>1.11244</text:p>
              </table:table-cell>
              <table:table-cell office:value-type="float" office:value="0.000447777">
                <text:p>0.0004477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00156034">
                <text:p>0.000156034</text:p>
              </table:table-cell>
              <table:table-cell office:value-type="float" office:value="1.10382">
                <text:p>1.10382</text:p>
              </table:table-cell>
              <table:table-cell office:value-type="float" office:value="0.000158307">
                <text:p>0.000158307</text:p>
              </table:table-cell>
              <table:table-cell office:value-type="float" office:value="1.10531">
                <text:p>1.10531</text:p>
              </table:table-cell>
              <table:table-cell office:value-type="float" office:value="0.000160098">
                <text:p>0.000160098</text:p>
              </table:table-cell>
              <table:table-cell office:value-type="float" office:value="1.10678">
                <text:p>1.10678</text:p>
              </table:table-cell>
              <table:table-cell office:value-type="float" office:value="0.000157744">
                <text:p>0.000157744</text:p>
              </table:table-cell>
              <table:table-cell office:value-type="float" office:value="1.10896">
                <text:p>1.10896</text:p>
              </table:table-cell>
              <table:table-cell office:value-type="float" office:value="0.000158021">
                <text:p>0.000158021</text:p>
              </table:table-cell>
              <table:table-cell office:value-type="float" office:value="1.1104">
                <text:p>1.1104</text:p>
              </table:table-cell>
              <table:table-cell office:value-type="float" office:value="0.000154917">
                <text:p>0.000154917</text:p>
              </table:table-cell>
              <table:table-cell office:value-type="float" office:value="1.11182">
                <text:p>1.11182</text:p>
              </table:table-cell>
              <table:table-cell office:value-type="float" office:value="0.00015569">
                <text:p>0.00015569</text:p>
              </table:table-cell>
              <table:table-cell office:value-type="float" office:value="1.11322">
                <text:p>1.11322</text:p>
              </table:table-cell>
              <table:table-cell office:value-type="float" office:value="0.00015488">
                <text:p>0.00015488</text:p>
              </table:table-cell>
              <table:table-cell office:value-type="float" office:value="1.11461">
                <text:p>1.11461</text:p>
              </table:table-cell>
              <table:table-cell office:value-type="float" office:value="0.000153024">
                <text:p>0.000153024</text:p>
              </table:table-cell>
              <table:table-cell office:value-type="float" office:value="1.11598">
                <text:p>1.11598</text:p>
              </table:table-cell>
              <table:table-cell office:value-type="float" office:value="0.000152633">
                <text:p>0.000152633</text:p>
              </table:table-cell>
              <table:table-cell office:value-type="float" office:value="1.11799">
                <text:p>1.11799</text:p>
              </table:table-cell>
              <table:table-cell office:value-type="float" office:value="0.000155694">
                <text:p>0.000155694</text:p>
              </table:table-cell>
              <table:table-cell office:value-type="float" office:value="1.11932">
                <text:p>1.11932</text:p>
              </table:table-cell>
              <table:table-cell office:value-type="float" office:value="0.000158691">
                <text:p>0.000158691</text:p>
              </table:table-cell>
              <table:table-cell office:value-type="float" office:value="1.12062">
                <text:p>1.12062</text:p>
              </table:table-cell>
              <table:table-cell office:value-type="float" office:value="0.000163089">
                <text:p>0.000163089</text:p>
              </table:table-cell>
              <table:table-cell office:value-type="float" office:value="1.1219">
                <text:p>1.1219</text:p>
              </table:table-cell>
              <table:table-cell office:value-type="float" office:value="0.000168793">
                <text:p>0.000168793</text:p>
              </table:table-cell>
              <table:table-cell office:value-type="float" office:value="1.12366">
                <text:p>1.12366</text:p>
              </table:table-cell>
              <table:table-cell office:value-type="float" office:value="0.000183307">
                <text:p>0.0001833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00152064">
                <text:p>0.000152064</text:p>
              </table:table-cell>
              <table:table-cell office:value-type="float" office:value="1.11463">
                <text:p>1.11463</text:p>
              </table:table-cell>
              <table:table-cell office:value-type="float" office:value="0.000153598">
                <text:p>0.000153598</text:p>
              </table:table-cell>
              <table:table-cell office:value-type="float" office:value="1.11615">
                <text:p>1.11615</text:p>
              </table:table-cell>
              <table:table-cell office:value-type="float" office:value="0.000154696">
                <text:p>0.000154696</text:p>
              </table:table-cell>
              <table:table-cell office:value-type="float" office:value="1.11765">
                <text:p>1.11765</text:p>
              </table:table-cell>
              <table:table-cell office:value-type="float" office:value="0.000151715">
                <text:p>0.000151715</text:p>
              </table:table-cell>
              <table:table-cell office:value-type="float" office:value="1.11988">
                <text:p>1.11988</text:p>
              </table:table-cell>
              <table:table-cell office:value-type="float" office:value="0.000150314">
                <text:p>0.000150314</text:p>
              </table:table-cell>
              <table:table-cell office:value-type="float" office:value="1.12134">
                <text:p>1.12134</text:p>
              </table:table-cell>
              <table:table-cell office:value-type="float" office:value="0.000146432">
                <text:p>0.000146432</text:p>
              </table:table-cell>
              <table:table-cell office:value-type="float" office:value="1.12279">
                <text:p>1.12279</text:p>
              </table:table-cell>
              <table:table-cell office:value-type="float" office:value="0.000145753">
                <text:p>0.000145753</text:p>
              </table:table-cell>
              <table:table-cell office:value-type="float" office:value="1.12423">
                <text:p>1.12423</text:p>
              </table:table-cell>
              <table:table-cell office:value-type="float" office:value="0.00014354">
                <text:p>0.00014354</text:p>
              </table:table-cell>
              <table:table-cell office:value-type="float" office:value="1.12564">
                <text:p>1.12564</text:p>
              </table:table-cell>
              <table:table-cell office:value-type="float" office:value="0.000140376">
                <text:p>0.000140376</text:p>
              </table:table-cell>
              <table:table-cell office:value-type="float" office:value="1.12704">
                <text:p>1.12704</text:p>
              </table:table-cell>
              <table:table-cell office:value-type="float" office:value="0.000138166">
                <text:p>0.000138166</text:p>
              </table:table-cell>
              <table:table-cell office:value-type="float" office:value="1.1291">
                <text:p>1.1291</text:p>
              </table:table-cell>
              <table:table-cell office:value-type="float" office:value="0.000137192">
                <text:p>0.000137192</text:p>
              </table:table-cell>
              <table:table-cell office:value-type="float" office:value="1.13045">
                <text:p>1.13045</text:p>
              </table:table-cell>
              <table:table-cell office:value-type="float" office:value="0.000136776">
                <text:p>0.000136776</text:p>
              </table:table-cell>
              <table:table-cell office:value-type="float" office:value="1.13178">
                <text:p>1.13178</text:p>
              </table:table-cell>
              <table:table-cell office:value-type="float" office:value="0.000136709">
                <text:p>0.000136709</text:p>
              </table:table-cell>
              <table:table-cell office:value-type="float" office:value="1.13309">
                <text:p>1.13309</text:p>
              </table:table-cell>
              <table:table-cell office:value-type="float" office:value="0.000136666">
                <text:p>0.000136666</text:p>
              </table:table-cell>
              <table:table-cell office:value-type="float" office:value="1.13488">
                <text:p>1.13488</text:p>
              </table:table-cell>
              <table:table-cell office:value-type="float" office:value="0.000138429">
                <text:p>0.000138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00149339">
                <text:p>0.000149339</text:p>
              </table:table-cell>
              <table:table-cell office:value-type="float" office:value="1.12543">
                <text:p>1.12543</text:p>
              </table:table-cell>
              <table:table-cell office:value-type="float" office:value="0.000150416">
                <text:p>0.000150416</text:p>
              </table:table-cell>
              <table:table-cell office:value-type="float" office:value="1.12699">
                <text:p>1.12699</text:p>
              </table:table-cell>
              <table:table-cell office:value-type="float" office:value="0.000151105">
                <text:p>0.000151105</text:p>
              </table:table-cell>
              <table:table-cell office:value-type="float" office:value="1.12852">
                <text:p>1.12852</text:p>
              </table:table-cell>
              <table:table-cell office:value-type="float" office:value="0.000147779">
                <text:p>0.000147779</text:p>
              </table:table-cell>
              <table:table-cell office:value-type="float" office:value="1.13079">
                <text:p>1.13079</text:p>
              </table:table-cell>
              <table:table-cell office:value-type="float" office:value="0.000145432">
                <text:p>0.000145432</text:p>
              </table:table-cell>
              <table:table-cell office:value-type="float" office:value="1.13229">
                <text:p>1.13229</text:p>
              </table:table-cell>
              <table:table-cell office:value-type="float" office:value="0.000141177">
                <text:p>0.000141177</text:p>
              </table:table-cell>
              <table:table-cell office:value-type="float" office:value="1.13377">
                <text:p>1.13377</text:p>
              </table:table-cell>
              <table:table-cell office:value-type="float" office:value="0.000139751">
                <text:p>0.000139751</text:p>
              </table:table-cell>
              <table:table-cell office:value-type="float" office:value="1.13523">
                <text:p>1.13523</text:p>
              </table:table-cell>
              <table:table-cell office:value-type="float" office:value="0.000136876">
                <text:p>0.000136876</text:p>
              </table:table-cell>
              <table:table-cell office:value-type="float" office:value="1.13667">
                <text:p>1.13667</text:p>
              </table:table-cell>
              <table:table-cell office:value-type="float" office:value="0.000133169">
                <text:p>0.000133169</text:p>
              </table:table-cell>
              <table:table-cell office:value-type="float" office:value="1.1381">
                <text:p>1.1381</text:p>
              </table:table-cell>
              <table:table-cell office:value-type="float" office:value="0.000130203">
                <text:p>0.000130203</text:p>
              </table:table-cell>
              <table:table-cell office:value-type="float" office:value="1.1402">
                <text:p>1.1402</text:p>
              </table:table-cell>
              <table:table-cell office:value-type="float" office:value="0.000127612">
                <text:p>0.000127612</text:p>
              </table:table-cell>
              <table:table-cell office:value-type="float" office:value="1.14158">
                <text:p>1.14158</text:p>
              </table:table-cell>
              <table:table-cell office:value-type="float" office:value="0.000125962">
                <text:p>0.000125962</text:p>
              </table:table-cell>
              <table:table-cell office:value-type="float" office:value="1.14294">
                <text:p>1.14294</text:p>
              </table:table-cell>
              <table:table-cell office:value-type="float" office:value="0.000124403">
                <text:p>0.000124403</text:p>
              </table:table-cell>
              <table:table-cell office:value-type="float" office:value="1.14427">
                <text:p>1.14427</text:p>
              </table:table-cell>
              <table:table-cell office:value-type="float" office:value="0.000122641">
                <text:p>0.000122641</text:p>
              </table:table-cell>
              <table:table-cell office:value-type="float" office:value="1.1461">
                <text:p>1.1461</text:p>
              </table:table-cell>
              <table:table-cell office:value-type="float" office:value="0.000120993">
                <text:p>0.000120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229cm" svg:y="0.315cm" chart:style-name="ch2">
          <text:p>k vs Et</text:p>
        </chart:title>
        <chart:legend chart:legend-position="end" svg:x="13.103cm" svg:y="0.855cm" style:legend-expansion="high" chart:style-name="ch3"/>
        <chart:plot-area chart:style-name="ch4" table:cell-range-address="Sheet1.B2:Sheet1.B102 Sheet1.D2:Sheet1.D1516" svg:x="1.318cm" svg:y="1.644cm" svg:width="11.145cm" svg:height="6.218cm">
          <chartooo:coordinate-region svg:x="2.081cm" svg:y="1.834cm" svg:width="10.135cm" svg:height="5.838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4.888cm" chart:style-name="ch8">
              <text:p>k</text:p>
            </chart:title>
            <chart:grid chart:style-name="ch9" chart:class="major"/>
          </chart:axis>
          <chart:series chart:style-name="ch10" chart:values-cell-range-address="Sheet1.D2:Sheet1.D102" chart:class="chart:scatter">
            <chart:domain table:cell-range-address="Sheet1.B2:Sheet1.B102"/>
            <chart:data-point chart:repeated="101"/>
          </chart:series>
          <chart:series chart:style-name="ch11" chart:values-cell-range-address="Sheet1.D103:Sheet1.D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D204:Sheet1.D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D305:Sheet1.D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D406:Sheet1.D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D507:Sheet1.D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D608:Sheet1.D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D709:Sheet1.D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D810:Sheet1.D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D911:Sheet1.D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D1012:Sheet1.D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D1113:Sheet1.D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D1214:Sheet1.D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D1315:Sheet1.D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D1416:Sheet1.D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10930.6">
                <text:p>10930.6</text:p>
                <draw:g>
                  <svg:desc>Sheet1.D2:Sheet1.D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11029.1">
                <text:p>11029.1</text:p>
                <draw:g>
                  <svg:desc>Sheet1.D103:Sheet1.D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10904.5">
                <text:p>10904.5</text:p>
                <draw:g>
                  <svg:desc>Sheet1.D204:Sheet1.D304</svg:desc>
                </draw:g>
              </table:table-cell>
              <table:table-cell office:value-type="float" office:value="0.0414791">
                <text:p>0.0414791</text:p>
                <draw:g>
                  <svg:desc>Sheet1.B305:Sheet1.B405</svg:desc>
                </draw:g>
              </table:table-cell>
              <table:table-cell office:value-type="float" office:value="10756.7">
                <text:p>10756.7</text:p>
                <draw:g>
                  <svg:desc>Sheet1.D305:Sheet1.D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11132.6">
                <text:p>11132.6</text:p>
                <draw:g>
                  <svg:desc>Sheet1.D406:Sheet1.D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10856.7">
                <text:p>10856.7</text:p>
                <draw:g>
                  <svg:desc>Sheet1.D507:Sheet1.D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11042.2">
                <text:p>11042.2</text:p>
                <draw:g>
                  <svg:desc>Sheet1.D608:Sheet1.D708</svg:desc>
                </draw:g>
              </table:table-cell>
              <table:table-cell office:value-type="float" office:value="0.0347692">
                <text:p>0.0347692</text:p>
                <draw:g>
                  <svg:desc>Sheet1.B709:Sheet1.B809</svg:desc>
                </draw:g>
              </table:table-cell>
              <table:table-cell office:value-type="float" office:value="11005.7">
                <text:p>11005.7</text:p>
                <draw:g>
                  <svg:desc>Sheet1.D709:Sheet1.D809</svg:desc>
                </draw:g>
              </table:table-cell>
              <table:table-cell office:value-type="float" office:value="0.0333255">
                <text:p>0.0333255</text:p>
                <draw:g>
                  <svg:desc>Sheet1.B810:Sheet1.B910</svg:desc>
                </draw:g>
              </table:table-cell>
              <table:table-cell office:value-type="float" office:value="10653.1">
                <text:p>10653.1</text:p>
                <draw:g>
                  <svg:desc>Sheet1.D810:Sheet1.D910</svg:desc>
                </draw:g>
              </table:table-cell>
              <table:table-cell office:value-type="float" office:value="0.0319002">
                <text:p>0.0319002</text:p>
                <draw:g>
                  <svg:desc>Sheet1.B911:Sheet1.B1011</svg:desc>
                </draw:g>
              </table:table-cell>
              <table:table-cell office:value-type="float" office:value="10489.6">
                <text:p>10489.6</text:p>
                <draw:g>
                  <svg:desc>Sheet1.D911:Sheet1.D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10506.3">
                <text:p>10506.3</text:p>
                <draw:g>
                  <svg:desc>Sheet1.D1012:Sheet1.D1112</svg:desc>
                </draw:g>
              </table:table-cell>
              <table:table-cell office:value-type="float" office:value="0.0284208">
                <text:p>0.0284208</text:p>
                <draw:g>
                  <svg:desc>Sheet1.B1113:Sheet1.B1213</svg:desc>
                </draw:g>
              </table:table-cell>
              <table:table-cell office:value-type="float" office:value="10446.2">
                <text:p>10446.2</text:p>
                <draw:g>
                  <svg:desc>Sheet1.D1113:Sheet1.D1213</svg:desc>
                </draw:g>
              </table:table-cell>
              <table:table-cell office:value-type="float" office:value="0.0270642">
                <text:p>0.0270642</text:p>
                <draw:g>
                  <svg:desc>Sheet1.B1214:Sheet1.B1314</svg:desc>
                </draw:g>
              </table:table-cell>
              <table:table-cell office:value-type="float" office:value="10426.7">
                <text:p>10426.7</text:p>
                <draw:g>
                  <svg:desc>Sheet1.D1214:Sheet1.D1314</svg:desc>
                </draw:g>
              </table:table-cell>
              <table:table-cell office:value-type="float" office:value="0.0257287">
                <text:p>0.0257287</text:p>
                <draw:g>
                  <svg:desc>Sheet1.B1315:Sheet1.B1415</svg:desc>
                </draw:g>
              </table:table-cell>
              <table:table-cell office:value-type="float" office:value="10386.7">
                <text:p>10386.7</text:p>
                <draw:g>
                  <svg:desc>Sheet1.D1315:Sheet1.D1415</svg:desc>
                </draw:g>
              </table:table-cell>
              <table:table-cell office:value-type="float" office:value="0.0238955">
                <text:p>0.0238955</text:p>
                <draw:g>
                  <svg:desc>Sheet1.B1416:Sheet1.B1516</svg:desc>
                </draw:g>
              </table:table-cell>
              <table:table-cell office:value-type="float" office:value="10867.9">
                <text:p>10867.9</text:p>
                <draw:g>
                  <svg:desc>Sheet1.D1416:Sheet1.D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8343.28">
                <text:p>8343.28</text:p>
              </table:table-cell>
              <table:table-cell office:value-type="float" office:value="0.0553743">
                <text:p>0.0553743</text:p>
              </table:table-cell>
              <table:table-cell office:value-type="float" office:value="8361.76">
                <text:p>8361.76</text:p>
              </table:table-cell>
              <table:table-cell office:value-type="float" office:value="0.0538544">
                <text:p>0.0538544</text:p>
              </table:table-cell>
              <table:table-cell office:value-type="float" office:value="8209.13">
                <text:p>8209.13</text:p>
              </table:table-cell>
              <table:table-cell office:value-type="float" office:value="0.0523495">
                <text:p>0.0523495</text:p>
              </table:table-cell>
              <table:table-cell office:value-type="float" office:value="8038.34">
                <text:p>8038.34</text:p>
              </table:table-cell>
              <table:table-cell office:value-type="float" office:value="0.050121">
                <text:p>0.050121</text:p>
              </table:table-cell>
              <table:table-cell office:value-type="float" office:value="8222.39">
                <text:p>8222.39</text:p>
              </table:table-cell>
              <table:table-cell office:value-type="float" office:value="0.0486553">
                <text:p>0.0486553</text:p>
              </table:table-cell>
              <table:table-cell office:value-type="float" office:value="7952.53">
                <text:p>7952.53</text:p>
              </table:table-cell>
              <table:table-cell office:value-type="float" office:value="0.0472061">
                <text:p>0.0472061</text:p>
              </table:table-cell>
              <table:table-cell office:value-type="float" office:value="8018.49">
                <text:p>8018.49</text:p>
              </table:table-cell>
              <table:table-cell office:value-type="float" office:value="0.0457738">
                <text:p>0.0457738</text:p>
              </table:table-cell>
              <table:table-cell office:value-type="float" office:value="7919.44">
                <text:p>7919.44</text:p>
              </table:table-cell>
              <table:table-cell office:value-type="float" office:value="0.044359">
                <text:p>0.044359</text:p>
              </table:table-cell>
              <table:table-cell office:value-type="float" office:value="7592.55">
                <text:p>7592.55</text:p>
              </table:table-cell>
              <table:table-cell office:value-type="float" office:value="0.0429622">
                <text:p>0.0429622</text:p>
              </table:table-cell>
              <table:table-cell office:value-type="float" office:value="7400.93">
                <text:p>7400.93</text:p>
              </table:table-cell>
              <table:table-cell office:value-type="float" office:value="0.0409018">
                <text:p>0.0409018</text:p>
              </table:table-cell>
              <table:table-cell office:value-type="float" office:value="7293.62">
                <text:p>7293.62</text:p>
              </table:table-cell>
              <table:table-cell office:value-type="float" office:value="0.0395524">
                <text:p>0.0395524</text:p>
              </table:table-cell>
              <table:table-cell office:value-type="float" office:value="7168.51">
                <text:p>7168.51</text:p>
              </table:table-cell>
              <table:table-cell office:value-type="float" office:value="0.038223">
                <text:p>0.038223</text:p>
              </table:table-cell>
              <table:table-cell office:value-type="float" office:value="7068.05">
                <text:p>7068.05</text:p>
              </table:table-cell>
              <table:table-cell office:value-type="float" office:value="0.0369141">
                <text:p>0.0369141</text:p>
              </table:table-cell>
              <table:table-cell office:value-type="float" office:value="6950.08">
                <text:p>6950.08</text:p>
              </table:table-cell>
              <table:table-cell office:value-type="float" office:value="0.0351176">
                <text:p>0.0351176</text:p>
              </table:table-cell>
              <table:table-cell office:value-type="float" office:value="7131.2">
                <text:p>713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6368.45">
                <text:p>6368.45</text:p>
              </table:table-cell>
              <table:table-cell office:value-type="float" office:value="0.066183">
                <text:p>0.066183</text:p>
              </table:table-cell>
              <table:table-cell office:value-type="float" office:value="6339.54">
                <text:p>6339.54</text:p>
              </table:table-cell>
              <table:table-cell office:value-type="float" office:value="0.0646941">
                <text:p>0.0646941</text:p>
              </table:table-cell>
              <table:table-cell office:value-type="float" office:value="6180.04">
                <text:p>6180.04</text:p>
              </table:table-cell>
              <table:table-cell office:value-type="float" office:value="0.0632199">
                <text:p>0.0632199</text:p>
              </table:table-cell>
              <table:table-cell office:value-type="float" office:value="6006.98">
                <text:p>6006.98</text:p>
              </table:table-cell>
              <table:table-cell office:value-type="float" office:value="0.0610369">
                <text:p>0.0610369</text:p>
              </table:table-cell>
              <table:table-cell office:value-type="float" office:value="6073">
                <text:p>6073</text:p>
              </table:table-cell>
              <table:table-cell office:value-type="float" office:value="0.0596011">
                <text:p>0.0596011</text:p>
              </table:table-cell>
              <table:table-cell office:value-type="float" office:value="5825.29">
                <text:p>5825.29</text:p>
              </table:table-cell>
              <table:table-cell office:value-type="float" office:value="0.0581815">
                <text:p>0.0581815</text:p>
              </table:table-cell>
              <table:table-cell office:value-type="float" office:value="5822.85">
                <text:p>5822.85</text:p>
              </table:table-cell>
              <table:table-cell office:value-type="float" office:value="0.0567784">
                <text:p>0.0567784</text:p>
              </table:table-cell>
              <table:table-cell office:value-type="float" office:value="5698.74">
                <text:p>5698.74</text:p>
              </table:table-cell>
              <table:table-cell office:value-type="float" office:value="0.0553925">
                <text:p>0.0553925</text:p>
              </table:table-cell>
              <table:table-cell office:value-type="float" office:value="5411.38">
                <text:p>5411.38</text:p>
              </table:table-cell>
              <table:table-cell office:value-type="float" office:value="0.0540242">
                <text:p>0.0540242</text:p>
              </table:table-cell>
              <table:table-cell office:value-type="float" office:value="5221.83">
                <text:p>5221.83</text:p>
              </table:table-cell>
              <table:table-cell office:value-type="float" office:value="0.0520059">
                <text:p>0.0520059</text:p>
              </table:table-cell>
              <table:table-cell office:value-type="float" office:value="5063.48">
                <text:p>5063.48</text:p>
              </table:table-cell>
              <table:table-cell office:value-type="float" office:value="0.050684">
                <text:p>0.050684</text:p>
              </table:table-cell>
              <table:table-cell office:value-type="float" office:value="4919.42">
                <text:p>4919.42</text:p>
              </table:table-cell>
              <table:table-cell office:value-type="float" office:value="0.0493817">
                <text:p>0.0493817</text:p>
              </table:table-cell>
              <table:table-cell office:value-type="float" office:value="4791.46">
                <text:p>4791.46</text:p>
              </table:table-cell>
              <table:table-cell office:value-type="float" office:value="0.0480995">
                <text:p>0.0480995</text:p>
              </table:table-cell>
              <table:table-cell office:value-type="float" office:value="4650.72">
                <text:p>4650.72</text:p>
              </table:table-cell>
              <table:table-cell office:value-type="float" office:value="0.0463397">
                <text:p>0.0463397</text:p>
              </table:table-cell>
              <table:table-cell office:value-type="float" office:value="4679.53">
                <text:p>4679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4861.09">
                <text:p>4861.09</text:p>
              </table:table-cell>
              <table:table-cell office:value-type="float" office:value="0.0769917">
                <text:p>0.0769917</text:p>
              </table:table-cell>
              <table:table-cell office:value-type="float" office:value="4806.42">
                <text:p>4806.42</text:p>
              </table:table-cell>
              <table:table-cell office:value-type="float" office:value="0.0755338">
                <text:p>0.0755338</text:p>
              </table:table-cell>
              <table:table-cell office:value-type="float" office:value="4652.53">
                <text:p>4652.53</text:p>
              </table:table-cell>
              <table:table-cell office:value-type="float" office:value="0.0740903">
                <text:p>0.0740903</text:p>
              </table:table-cell>
              <table:table-cell office:value-type="float" office:value="4489.02">
                <text:p>4489.02</text:p>
              </table:table-cell>
              <table:table-cell office:value-type="float" office:value="0.0719528">
                <text:p>0.0719528</text:p>
              </table:table-cell>
              <table:table-cell office:value-type="float" office:value="4485.54">
                <text:p>4485.54</text:p>
              </table:table-cell>
              <table:table-cell office:value-type="float" office:value="0.0705469">
                <text:p>0.0705469</text:p>
              </table:table-cell>
              <table:table-cell office:value-type="float" office:value="4267.13">
                <text:p>4267.13</text:p>
              </table:table-cell>
              <table:table-cell office:value-type="float" office:value="0.0691569">
                <text:p>0.0691569</text:p>
              </table:table-cell>
              <table:table-cell office:value-type="float" office:value="4228.51">
                <text:p>4228.51</text:p>
              </table:table-cell>
              <table:table-cell office:value-type="float" office:value="0.067783">
                <text:p>0.067783</text:p>
              </table:table-cell>
              <table:table-cell office:value-type="float" office:value="4100.84">
                <text:p>4100.84</text:p>
              </table:table-cell>
              <table:table-cell office:value-type="float" office:value="0.066426">
                <text:p>0.066426</text:p>
              </table:table-cell>
              <table:table-cell office:value-type="float" office:value="3856.92">
                <text:p>3856.92</text:p>
              </table:table-cell>
              <table:table-cell office:value-type="float" office:value="0.0650862">
                <text:p>0.0650862</text:p>
              </table:table-cell>
              <table:table-cell office:value-type="float" office:value="3684.45">
                <text:p>3684.45</text:p>
              </table:table-cell>
              <table:table-cell office:value-type="float" office:value="0.0631099">
                <text:p>0.0631099</text:p>
              </table:table-cell>
              <table:table-cell office:value-type="float" office:value="3515.38">
                <text:p>3515.38</text:p>
              </table:table-cell>
              <table:table-cell office:value-type="float" office:value="0.0618156">
                <text:p>0.0618156</text:p>
              </table:table-cell>
              <table:table-cell office:value-type="float" office:value="3376.12">
                <text:p>3376.12</text:p>
              </table:table-cell>
              <table:table-cell office:value-type="float" office:value="0.0605404">
                <text:p>0.0605404</text:p>
              </table:table-cell>
              <table:table-cell office:value-type="float" office:value="3248.34">
                <text:p>3248.34</text:p>
              </table:table-cell>
              <table:table-cell office:value-type="float" office:value="0.059285">
                <text:p>0.059285</text:p>
              </table:table-cell>
              <table:table-cell office:value-type="float" office:value="3112.29">
                <text:p>3112.29</text:p>
              </table:table-cell>
              <table:table-cell office:value-type="float" office:value="0.0575618">
                <text:p>0.0575618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3710.54">
                <text:p>3710.54</text:p>
              </table:table-cell>
              <table:table-cell office:value-type="float" office:value="0.0878003">
                <text:p>0.0878003</text:p>
              </table:table-cell>
              <table:table-cell office:value-type="float" office:value="3644.09">
                <text:p>3644.09</text:p>
              </table:table-cell>
              <table:table-cell office:value-type="float" office:value="0.0863735">
                <text:p>0.0863735</text:p>
              </table:table-cell>
              <table:table-cell office:value-type="float" office:value="3502.62">
                <text:p>3502.62</text:p>
              </table:table-cell>
              <table:table-cell office:value-type="float" office:value="0.0849608">
                <text:p>0.0849608</text:p>
              </table:table-cell>
              <table:table-cell office:value-type="float" office:value="3354.69">
                <text:p>3354.69</text:p>
              </table:table-cell>
              <table:table-cell office:value-type="float" office:value="0.0828687">
                <text:p>0.0828687</text:p>
              </table:table-cell>
              <table:table-cell office:value-type="float" office:value="3313.1">
                <text:p>3313.1</text:p>
              </table:table-cell>
              <table:table-cell office:value-type="float" office:value="0.0814928">
                <text:p>0.0814928</text:p>
              </table:table-cell>
              <table:table-cell office:value-type="float" office:value="3125.82">
                <text:p>3125.82</text:p>
              </table:table-cell>
              <table:table-cell office:value-type="float" office:value="0.0801322">
                <text:p>0.0801322</text:p>
              </table:table-cell>
              <table:table-cell office:value-type="float" office:value="3070.79">
                <text:p>3070.79</text:p>
              </table:table-cell>
              <table:table-cell office:value-type="float" office:value="0.0787877">
                <text:p>0.0787877</text:p>
              </table:table-cell>
              <table:table-cell office:value-type="float" office:value="2951.08">
                <text:p>2951.08</text:p>
              </table:table-cell>
              <table:table-cell office:value-type="float" office:value="0.0774595">
                <text:p>0.0774595</text:p>
              </table:table-cell>
              <table:table-cell office:value-type="float" office:value="2749.08">
                <text:p>2749.08</text:p>
              </table:table-cell>
              <table:table-cell office:value-type="float" office:value="0.0761482">
                <text:p>0.0761482</text:p>
              </table:table-cell>
              <table:table-cell office:value-type="float" office:value="2599.81">
                <text:p>2599.81</text:p>
              </table:table-cell>
              <table:table-cell office:value-type="float" office:value="0.074214">
                <text:p>0.074214</text:p>
              </table:table-cell>
              <table:table-cell office:value-type="float" office:value="2440.73">
                <text:p>2440.73</text:p>
              </table:table-cell>
              <table:table-cell office:value-type="float" office:value="0.0729472">
                <text:p>0.0729472</text:p>
              </table:table-cell>
              <table:table-cell office:value-type="float" office:value="2317.14">
                <text:p>2317.14</text:p>
              </table:table-cell>
              <table:table-cell office:value-type="float" office:value="0.0716991">
                <text:p>0.0716991</text:p>
              </table:table-cell>
              <table:table-cell office:value-type="float" office:value="2202.36">
                <text:p>2202.36</text:p>
              </table:table-cell>
              <table:table-cell office:value-type="float" office:value="0.0704704">
                <text:p>0.0704704</text:p>
              </table:table-cell>
              <table:table-cell office:value-type="float" office:value="2082.97">
                <text:p>2082.97</text:p>
              </table:table-cell>
              <table:table-cell office:value-type="float" office:value="0.0687839">
                <text:p>0.0687839</text:p>
              </table:table-cell>
              <table:table-cell office:value-type="float" office:value="2015.65">
                <text:p>2015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2832.34">
                <text:p>2832.34</text:p>
              </table:table-cell>
              <table:table-cell office:value-type="float" office:value="0.098609">
                <text:p>0.098609</text:p>
              </table:table-cell>
              <table:table-cell office:value-type="float" office:value="2762.89">
                <text:p>2762.89</text:p>
              </table:table-cell>
              <table:table-cell office:value-type="float" office:value="0.0972133">
                <text:p>0.0972133</text:p>
              </table:table-cell>
              <table:table-cell office:value-type="float" office:value="2636.96">
                <text:p>2636.96</text:p>
              </table:table-cell>
              <table:table-cell office:value-type="float" office:value="0.0958312">
                <text:p>0.0958312</text:p>
              </table:table-cell>
              <table:table-cell office:value-type="float" office:value="2507.04">
                <text:p>2507.04</text:p>
              </table:table-cell>
              <table:table-cell office:value-type="float" office:value="0.0937846">
                <text:p>0.0937846</text:p>
              </table:table-cell>
              <table:table-cell office:value-type="float" office:value="2447.18">
                <text:p>2447.18</text:p>
              </table:table-cell>
              <table:table-cell office:value-type="float" office:value="0.0924386">
                <text:p>0.0924386</text:p>
              </table:table-cell>
              <table:table-cell office:value-type="float" office:value="2289.85">
                <text:p>2289.85</text:p>
              </table:table-cell>
              <table:table-cell office:value-type="float" office:value="0.0911076">
                <text:p>0.0911076</text:p>
              </table:table-cell>
              <table:table-cell office:value-type="float" office:value="2230.13">
                <text:p>2230.13</text:p>
              </table:table-cell>
              <table:table-cell office:value-type="float" office:value="0.0897923">
                <text:p>0.0897923</text:p>
              </table:table-cell>
              <table:table-cell office:value-type="float" office:value="2123.77">
                <text:p>2123.77</text:p>
              </table:table-cell>
              <table:table-cell office:value-type="float" office:value="0.088493">
                <text:p>0.088493</text:p>
              </table:table-cell>
              <table:table-cell office:value-type="float" office:value="1959.56">
                <text:p>1959.56</text:p>
              </table:table-cell>
              <table:table-cell office:value-type="float" office:value="0.0872102">
                <text:p>0.0872102</text:p>
              </table:table-cell>
              <table:table-cell office:value-type="float" office:value="1834.58">
                <text:p>1834.58</text:p>
              </table:table-cell>
              <table:table-cell office:value-type="float" office:value="0.085318">
                <text:p>0.085318</text:p>
              </table:table-cell>
              <table:table-cell office:value-type="float" office:value="1694.73">
                <text:p>1694.73</text:p>
              </table:table-cell>
              <table:table-cell office:value-type="float" office:value="0.0840787">
                <text:p>0.0840787</text:p>
              </table:table-cell>
              <table:table-cell office:value-type="float" office:value="1590.48">
                <text:p>1590.48</text:p>
              </table:table-cell>
              <table:table-cell office:value-type="float" office:value="0.0828578">
                <text:p>0.0828578</text:p>
              </table:table-cell>
              <table:table-cell office:value-type="float" office:value="1493.38">
                <text:p>1493.38</text:p>
              </table:table-cell>
              <table:table-cell office:value-type="float" office:value="0.0816558">
                <text:p>0.0816558</text:p>
              </table:table-cell>
              <table:table-cell office:value-type="float" office:value="1394.28">
                <text:p>1394.28</text:p>
              </table:table-cell>
              <table:table-cell office:value-type="float" office:value="0.080006">
                <text:p>0.080006</text:p>
              </table:table-cell>
              <table:table-cell office:value-type="float" office:value="1323.24">
                <text:p>1323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2162.02">
                <text:p>2162.02</text:p>
              </table:table-cell>
              <table:table-cell office:value-type="float" office:value="0.109418">
                <text:p>0.109418</text:p>
              </table:table-cell>
              <table:table-cell office:value-type="float" office:value="2094.82">
                <text:p>2094.82</text:p>
              </table:table-cell>
              <table:table-cell office:value-type="float" office:value="0.108053">
                <text:p>0.108053</text:p>
              </table:table-cell>
              <table:table-cell office:value-type="float" office:value="1985.29">
                <text:p>1985.29</text:p>
              </table:table-cell>
              <table:table-cell office:value-type="float" office:value="0.106702">
                <text:p>0.106702</text:p>
              </table:table-cell>
              <table:table-cell office:value-type="float" office:value="1873.62">
                <text:p>1873.62</text:p>
              </table:table-cell>
              <table:table-cell office:value-type="float" office:value="0.104701">
                <text:p>0.104701</text:p>
              </table:table-cell>
              <table:table-cell office:value-type="float" office:value="1807.64">
                <text:p>1807.64</text:p>
              </table:table-cell>
              <table:table-cell office:value-type="float" office:value="0.103384">
                <text:p>0.103384</text:p>
              </table:table-cell>
              <table:table-cell office:value-type="float" office:value="1677.51">
                <text:p>1677.51</text:p>
              </table:table-cell>
              <table:table-cell office:value-type="float" office:value="0.102083">
                <text:p>0.102083</text:p>
              </table:table-cell>
              <table:table-cell office:value-type="float" office:value="1619.69">
                <text:p>1619.69</text:p>
              </table:table-cell>
              <table:table-cell office:value-type="float" office:value="0.100797">
                <text:p>0.100797</text:p>
              </table:table-cell>
              <table:table-cell office:value-type="float" office:value="1528.49">
                <text:p>1528.49</text:p>
              </table:table-cell>
              <table:table-cell office:value-type="float" office:value="0.0995264">
                <text:p>0.0995264</text:p>
              </table:table-cell>
              <table:table-cell office:value-type="float" office:value="1396.88">
                <text:p>1396.88</text:p>
              </table:table-cell>
              <table:table-cell office:value-type="float" office:value="0.0982722">
                <text:p>0.0982722</text:p>
              </table:table-cell>
              <table:table-cell office:value-type="float" office:value="1294.7">
                <text:p>1294.7</text:p>
              </table:table-cell>
              <table:table-cell office:value-type="float" office:value="0.0964221">
                <text:p>0.0964221</text:p>
              </table:table-cell>
              <table:table-cell office:value-type="float" office:value="1176.89">
                <text:p>1176.89</text:p>
              </table:table-cell>
              <table:table-cell office:value-type="float" office:value="0.0952103">
                <text:p>0.0952103</text:p>
              </table:table-cell>
              <table:table-cell office:value-type="float" office:value="1091.86">
                <text:p>1091.86</text:p>
              </table:table-cell>
              <table:table-cell office:value-type="float" office:value="0.0940165">
                <text:p>0.0940165</text:p>
              </table:table-cell>
              <table:table-cell office:value-type="float" office:value="1012.81">
                <text:p>1012.81</text:p>
              </table:table-cell>
              <table:table-cell office:value-type="float" office:value="0.0928412">
                <text:p>0.0928412</text:p>
              </table:table-cell>
              <table:table-cell office:value-type="float" office:value="933.492">
                <text:p>933.492</text:p>
              </table:table-cell>
              <table:table-cell office:value-type="float" office:value="0.091228">
                <text:p>0.091228</text:p>
              </table:table-cell>
              <table:table-cell office:value-type="float" office:value="868.952">
                <text:p>868.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1650.38">
                <text:p>1650.38</text:p>
              </table:table-cell>
              <table:table-cell office:value-type="float" office:value="0.120226">
                <text:p>0.120226</text:p>
              </table:table-cell>
              <table:table-cell office:value-type="float" office:value="1588.32">
                <text:p>1588.32</text:p>
              </table:table-cell>
              <table:table-cell office:value-type="float" office:value="0.118893">
                <text:p>0.118893</text:p>
              </table:table-cell>
              <table:table-cell office:value-type="float" office:value="1494.71">
                <text:p>1494.71</text:p>
              </table:table-cell>
              <table:table-cell office:value-type="float" office:value="0.117572">
                <text:p>0.117572</text:p>
              </table:table-cell>
              <table:table-cell office:value-type="float" office:value="1400.29">
                <text:p>1400.29</text:p>
              </table:table-cell>
              <table:table-cell office:value-type="float" office:value="0.115616">
                <text:p>0.115616</text:p>
              </table:table-cell>
              <table:table-cell office:value-type="float" office:value="1335.3">
                <text:p>1335.3</text:p>
              </table:table-cell>
              <table:table-cell office:value-type="float" office:value="0.11433">
                <text:p>0.11433</text:p>
              </table:table-cell>
              <table:table-cell office:value-type="float" office:value="1228.99">
                <text:p>1228.99</text:p>
              </table:table-cell>
              <table:table-cell office:value-type="float" office:value="0.113058">
                <text:p>0.113058</text:p>
              </table:table-cell>
              <table:table-cell office:value-type="float" office:value="1176.42">
                <text:p>1176.42</text:p>
              </table:table-cell>
              <table:table-cell office:value-type="float" office:value="0.111802">
                <text:p>0.111802</text:p>
              </table:table-cell>
              <table:table-cell office:value-type="float" office:value="1100.15">
                <text:p>1100.15</text:p>
              </table:table-cell>
              <table:table-cell office:value-type="float" office:value="0.11056">
                <text:p>0.11056</text:p>
              </table:table-cell>
              <table:table-cell office:value-type="float" office:value="995.874">
                <text:p>995.874</text:p>
              </table:table-cell>
              <table:table-cell office:value-type="float" office:value="0.109334">
                <text:p>0.109334</text:p>
              </table:table-cell>
              <table:table-cell office:value-type="float" office:value="913.805">
                <text:p>913.805</text:p>
              </table:table-cell>
              <table:table-cell office:value-type="float" office:value="0.107526">
                <text:p>0.107526</text:p>
              </table:table-cell>
              <table:table-cell office:value-type="float" office:value="817.413">
                <text:p>817.413</text:p>
              </table:table-cell>
              <table:table-cell office:value-type="float" office:value="0.106342">
                <text:p>0.106342</text:p>
              </table:table-cell>
              <table:table-cell office:value-type="float" office:value="749.718">
                <text:p>749.718</text:p>
              </table:table-cell>
              <table:table-cell office:value-type="float" office:value="0.105175">
                <text:p>0.105175</text:p>
              </table:table-cell>
              <table:table-cell office:value-type="float" office:value="687.064">
                <text:p>687.064</text:p>
              </table:table-cell>
              <table:table-cell office:value-type="float" office:value="0.104027">
                <text:p>0.104027</text:p>
              </table:table-cell>
              <table:table-cell office:value-type="float" office:value="625.194">
                <text:p>625.194</text:p>
              </table:table-cell>
              <table:table-cell office:value-type="float" office:value="0.10245">
                <text:p>0.10245</text:p>
              </table:table-cell>
              <table:table-cell office:value-type="float" office:value="570.896">
                <text:p>570.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1259.85">
                <text:p>1259.85</text:p>
              </table:table-cell>
              <table:table-cell office:value-type="float" office:value="0.131035">
                <text:p>0.131035</text:p>
              </table:table-cell>
              <table:table-cell office:value-type="float" office:value="1204.33">
                <text:p>1204.33</text:p>
              </table:table-cell>
              <table:table-cell office:value-type="float" office:value="0.129732">
                <text:p>0.129732</text:p>
              </table:table-cell>
              <table:table-cell office:value-type="float" office:value="1125.4">
                <text:p>1125.4</text:p>
              </table:table-cell>
              <table:table-cell office:value-type="float" office:value="0.128442">
                <text:p>0.128442</text:p>
              </table:table-cell>
              <table:table-cell office:value-type="float" office:value="1046.58">
                <text:p>1046.58</text:p>
              </table:table-cell>
              <table:table-cell office:value-type="float" office:value="0.126532">
                <text:p>0.126532</text:p>
              </table:table-cell>
              <table:table-cell office:value-type="float" office:value="986.448">
                <text:p>986.448</text:p>
              </table:table-cell>
              <table:table-cell office:value-type="float" office:value="0.125276">
                <text:p>0.125276</text:p>
              </table:table-cell>
              <table:table-cell office:value-type="float" office:value="900.465">
                <text:p>900.465</text:p>
              </table:table-cell>
              <table:table-cell office:value-type="float" office:value="0.124034">
                <text:p>0.124034</text:p>
              </table:table-cell>
              <table:table-cell office:value-type="float" office:value="854.544">
                <text:p>854.544</text:p>
              </table:table-cell>
              <table:table-cell office:value-type="float" office:value="0.122806">
                <text:p>0.122806</text:p>
              </table:table-cell>
              <table:table-cell office:value-type="float" office:value="791.941">
                <text:p>791.941</text:p>
              </table:table-cell>
              <table:table-cell office:value-type="float" office:value="0.121593">
                <text:p>0.121593</text:p>
              </table:table-cell>
              <table:table-cell office:value-type="float" office:value="710.086">
                <text:p>710.086</text:p>
              </table:table-cell>
              <table:table-cell office:value-type="float" office:value="0.120396">
                <text:p>0.120396</text:p>
              </table:table-cell>
              <table:table-cell office:value-type="float" office:value="645.081">
                <text:p>645.081</text:p>
              </table:table-cell>
              <table:table-cell office:value-type="float" office:value="0.11863">
                <text:p>0.11863</text:p>
              </table:table-cell>
              <table:table-cell office:value-type="float" office:value="567.876">
                <text:p>567.876</text:p>
              </table:table-cell>
              <table:table-cell office:value-type="float" office:value="0.117473">
                <text:p>0.117473</text:p>
              </table:table-cell>
              <table:table-cell office:value-type="float" office:value="514.944">
                <text:p>514.944</text:p>
              </table:table-cell>
              <table:table-cell office:value-type="float" office:value="0.116334">
                <text:p>0.116334</text:p>
              </table:table-cell>
              <table:table-cell office:value-type="float" office:value="466.267">
                <text:p>466.267</text:p>
              </table:table-cell>
              <table:table-cell office:value-type="float" office:value="0.115212">
                <text:p>0.115212</text:p>
              </table:table-cell>
              <table:table-cell office:value-type="float" office:value="418.921">
                <text:p>418.921</text:p>
              </table:table-cell>
              <table:table-cell office:value-type="float" office:value="0.113672">
                <text:p>0.113672</text:p>
              </table:table-cell>
              <table:table-cell office:value-type="float" office:value="375.342">
                <text:p>375.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961.763">
                <text:p>961.763</text:p>
              </table:table-cell>
              <table:table-cell office:value-type="float" office:value="0.141844">
                <text:p>0.141844</text:p>
              </table:table-cell>
              <table:table-cell office:value-type="float" office:value="913.21">
                <text:p>913.21</text:p>
              </table:table-cell>
              <table:table-cell office:value-type="float" office:value="0.140572">
                <text:p>0.140572</text:p>
              </table:table-cell>
              <table:table-cell office:value-type="float" office:value="847.378">
                <text:p>847.378</text:p>
              </table:table-cell>
              <table:table-cell office:value-type="float" office:value="0.139313">
                <text:p>0.139313</text:p>
              </table:table-cell>
              <table:table-cell office:value-type="float" office:value="782.267">
                <text:p>782.267</text:p>
              </table:table-cell>
              <table:table-cell office:value-type="float" office:value="0.137448">
                <text:p>0.137448</text:p>
              </table:table-cell>
              <table:table-cell office:value-type="float" office:value="728.798">
                <text:p>728.798</text:p>
              </table:table-cell>
              <table:table-cell office:value-type="float" office:value="0.136222">
                <text:p>0.136222</text:p>
              </table:table-cell>
              <table:table-cell office:value-type="float" office:value="659.827">
                <text:p>659.827</text:p>
              </table:table-cell>
              <table:table-cell office:value-type="float" office:value="0.135009">
                <text:p>0.135009</text:p>
              </table:table-cell>
              <table:table-cell office:value-type="float" office:value="620.819">
                <text:p>620.819</text:p>
              </table:table-cell>
              <table:table-cell office:value-type="float" office:value="0.133811">
                <text:p>0.133811</text:p>
              </table:table-cell>
              <table:table-cell office:value-type="float" office:value="570.171">
                <text:p>570.171</text:p>
              </table:table-cell>
              <table:table-cell office:value-type="float" office:value="0.132627">
                <text:p>0.132627</text:p>
              </table:table-cell>
              <table:table-cell office:value-type="float" office:value="506.411">
                <text:p>506.411</text:p>
              </table:table-cell>
              <table:table-cell office:value-type="float" office:value="0.131458">
                <text:p>0.131458</text:p>
              </table:table-cell>
              <table:table-cell office:value-type="float" office:value="455.493">
                <text:p>455.493</text:p>
              </table:table-cell>
              <table:table-cell office:value-type="float" office:value="0.129734">
                <text:p>0.129734</text:p>
              </table:table-cell>
              <table:table-cell office:value-type="float" office:value="394.655">
                <text:p>394.655</text:p>
              </table:table-cell>
              <table:table-cell office:value-type="float" office:value="0.128605">
                <text:p>0.128605</text:p>
              </table:table-cell>
              <table:table-cell office:value-type="float" office:value="353.845">
                <text:p>353.845</text:p>
              </table:table-cell>
              <table:table-cell office:value-type="float" office:value="0.127493">
                <text:p>0.127493</text:p>
              </table:table-cell>
              <table:table-cell office:value-type="float" office:value="316.605">
                <text:p>316.605</text:p>
              </table:table-cell>
              <table:table-cell office:value-type="float" office:value="0.126398">
                <text:p>0.126398</text:p>
              </table:table-cell>
              <table:table-cell office:value-type="float" office:value="280.909">
                <text:p>280.909</text:p>
              </table:table-cell>
              <table:table-cell office:value-type="float" office:value="0.124894">
                <text:p>0.124894</text:p>
              </table:table-cell>
              <table:table-cell office:value-type="float" office:value="247.04">
                <text:p>247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734.238">
                <text:p>734.238</text:p>
              </table:table-cell>
              <table:table-cell office:value-type="float" office:value="0.152652">
                <text:p>0.152652</text:p>
              </table:table-cell>
              <table:table-cell office:value-type="float" office:value="692.5">
                <text:p>692.5</text:p>
              </table:table-cell>
              <table:table-cell office:value-type="float" office:value="0.151412">
                <text:p>0.151412</text:p>
              </table:table-cell>
              <table:table-cell office:value-type="float" office:value="638.084">
                <text:p>638.084</text:p>
              </table:table-cell>
              <table:table-cell office:value-type="float" office:value="0.150183">
                <text:p>0.150183</text:p>
              </table:table-cell>
              <table:table-cell office:value-type="float" office:value="584.754">
                <text:p>584.754</text:p>
              </table:table-cell>
              <table:table-cell office:value-type="float" office:value="0.148364">
                <text:p>0.148364</text:p>
              </table:table-cell>
              <table:table-cell office:value-type="float" office:value="538.507">
                <text:p>538.507</text:p>
              </table:table-cell>
              <table:table-cell office:value-type="float" office:value="0.147168">
                <text:p>0.147168</text:p>
              </table:table-cell>
              <table:table-cell office:value-type="float" office:value="483.565">
                <text:p>483.565</text:p>
              </table:table-cell>
              <table:table-cell office:value-type="float" office:value="0.145985">
                <text:p>0.145985</text:p>
              </table:table-cell>
              <table:table-cell office:value-type="float" office:value="451.101">
                <text:p>451.101</text:p>
              </table:table-cell>
              <table:table-cell office:value-type="float" office:value="0.144815">
                <text:p>0.144815</text:p>
              </table:table-cell>
              <table:table-cell office:value-type="float" office:value="410.597">
                <text:p>410.597</text:p>
              </table:table-cell>
              <table:table-cell office:value-type="float" office:value="0.14366">
                <text:p>0.14366</text:p>
              </table:table-cell>
              <table:table-cell office:value-type="float" office:value="361.257">
                <text:p>361.257</text:p>
              </table:table-cell>
              <table:table-cell office:value-type="float" office:value="0.14252">
                <text:p>0.14252</text:p>
              </table:table-cell>
              <table:table-cell office:value-type="float" office:value="321.736">
                <text:p>321.736</text:p>
              </table:table-cell>
              <table:table-cell office:value-type="float" office:value="0.140838">
                <text:p>0.140838</text:p>
              </table:table-cell>
              <table:table-cell office:value-type="float" office:value="274.409">
                <text:p>274.409</text:p>
              </table:table-cell>
              <table:table-cell office:value-type="float" office:value="0.139737">
                <text:p>0.139737</text:p>
              </table:table-cell>
              <table:table-cell office:value-type="float" office:value="243.302">
                <text:p>243.302</text:p>
              </table:table-cell>
              <table:table-cell office:value-type="float" office:value="0.138651">
                <text:p>0.138651</text:p>
              </table:table-cell>
              <table:table-cell office:value-type="float" office:value="215.161">
                <text:p>215.161</text:p>
              </table:table-cell>
              <table:table-cell office:value-type="float" office:value="0.137583">
                <text:p>0.137583</text:p>
              </table:table-cell>
              <table:table-cell office:value-type="float" office:value="188.57">
                <text:p>188.57</text:p>
              </table:table-cell>
              <table:table-cell office:value-type="float" office:value="0.136116">
                <text:p>0.136116</text:p>
              </table:table-cell>
              <table:table-cell office:value-type="float" office:value="162.862">
                <text:p>162.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560.571">
                <text:p>560.571</text:p>
              </table:table-cell>
              <table:table-cell office:value-type="float" office:value="0.163461">
                <text:p>0.163461</text:p>
              </table:table-cell>
              <table:table-cell office:value-type="float" office:value="525.171">
                <text:p>525.171</text:p>
              </table:table-cell>
              <table:table-cell office:value-type="float" office:value="0.162251">
                <text:p>0.162251</text:p>
              </table:table-cell>
              <table:table-cell office:value-type="float" office:value="480.527">
                <text:p>480.527</text:p>
              </table:table-cell>
              <table:table-cell office:value-type="float" office:value="0.161054">
                <text:p>0.161054</text:p>
              </table:table-cell>
              <table:table-cell office:value-type="float" office:value="437.158">
                <text:p>437.158</text:p>
              </table:table-cell>
              <table:table-cell office:value-type="float" office:value="0.15928">
                <text:p>0.15928</text:p>
              </table:table-cell>
              <table:table-cell office:value-type="float" office:value="397.965">
                <text:p>397.965</text:p>
              </table:table-cell>
              <table:table-cell office:value-type="float" office:value="0.158113">
                <text:p>0.158113</text:p>
              </table:table-cell>
              <table:table-cell office:value-type="float" office:value="354.458">
                <text:p>354.458</text:p>
              </table:table-cell>
              <table:table-cell office:value-type="float" office:value="0.15696">
                <text:p>0.15696</text:p>
              </table:table-cell>
              <table:table-cell office:value-type="float" office:value="327.862">
                <text:p>327.862</text:p>
              </table:table-cell>
              <table:table-cell office:value-type="float" office:value="0.15582">
                <text:p>0.15582</text:p>
              </table:table-cell>
              <table:table-cell office:value-type="float" office:value="295.775">
                <text:p>295.775</text:p>
              </table:table-cell>
              <table:table-cell office:value-type="float" office:value="0.154694">
                <text:p>0.154694</text:p>
              </table:table-cell>
              <table:table-cell office:value-type="float" office:value="257.809">
                <text:p>257.809</text:p>
              </table:table-cell>
              <table:table-cell office:value-type="float" office:value="0.153582">
                <text:p>0.153582</text:p>
              </table:table-cell>
              <table:table-cell office:value-type="float" office:value="227.369">
                <text:p>227.369</text:p>
              </table:table-cell>
              <table:table-cell office:value-type="float" office:value="0.151942">
                <text:p>0.151942</text:p>
              </table:table-cell>
              <table:table-cell office:value-type="float" office:value="190.938">
                <text:p>190.938</text:p>
              </table:table-cell>
              <table:table-cell office:value-type="float" office:value="0.150868">
                <text:p>0.150868</text:p>
              </table:table-cell>
              <table:table-cell office:value-type="float" office:value="167.449">
                <text:p>167.449</text:p>
              </table:table-cell>
              <table:table-cell office:value-type="float" office:value="0.14981">
                <text:p>0.14981</text:p>
              </table:table-cell>
              <table:table-cell office:value-type="float" office:value="146.399">
                <text:p>146.399</text:p>
              </table:table-cell>
              <table:table-cell office:value-type="float" office:value="0.148768">
                <text:p>0.148768</text:p>
              </table:table-cell>
              <table:table-cell office:value-type="float" office:value="126.788">
                <text:p>126.788</text:p>
              </table:table-cell>
              <table:table-cell office:value-type="float" office:value="0.147338">
                <text:p>0.147338</text:p>
              </table:table-cell>
              <table:table-cell office:value-type="float" office:value="107.632">
                <text:p>107.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428.014">
                <text:p>428.014</text:p>
              </table:table-cell>
              <table:table-cell office:value-type="float" office:value="0.17427">
                <text:p>0.17427</text:p>
              </table:table-cell>
              <table:table-cell office:value-type="float" office:value="398.313">
                <text:p>398.313</text:p>
              </table:table-cell>
              <table:table-cell office:value-type="float" office:value="0.173091">
                <text:p>0.173091</text:p>
              </table:table-cell>
              <table:table-cell office:value-type="float" office:value="361.917">
                <text:p>361.917</text:p>
              </table:table-cell>
              <table:table-cell office:value-type="float" office:value="0.171924">
                <text:p>0.171924</text:p>
              </table:table-cell>
              <table:table-cell office:value-type="float" office:value="326.865">
                <text:p>326.865</text:p>
              </table:table-cell>
              <table:table-cell office:value-type="float" office:value="0.170196">
                <text:p>0.170196</text:p>
              </table:table-cell>
              <table:table-cell office:value-type="float" office:value="294.166">
                <text:p>294.166</text:p>
              </table:table-cell>
              <table:table-cell office:value-type="float" office:value="0.169059">
                <text:p>0.169059</text:p>
              </table:table-cell>
              <table:table-cell office:value-type="float" office:value="259.89">
                <text:p>259.89</text:p>
              </table:table-cell>
              <table:table-cell office:value-type="float" office:value="0.167935">
                <text:p>0.167935</text:p>
              </table:table-cell>
              <table:table-cell office:value-type="float" office:value="238.373">
                <text:p>238.373</text:p>
              </table:table-cell>
              <table:table-cell office:value-type="float" office:value="0.166825">
                <text:p>0.166825</text:p>
              </table:table-cell>
              <table:table-cell office:value-type="float" office:value="213.156">
                <text:p>213.156</text:p>
              </table:table-cell>
              <table:table-cell office:value-type="float" office:value="0.165727">
                <text:p>0.165727</text:p>
              </table:table-cell>
              <table:table-cell office:value-type="float" office:value="184.083">
                <text:p>184.083</text:p>
              </table:table-cell>
              <table:table-cell office:value-type="float" office:value="0.164644">
                <text:p>0.164644</text:p>
              </table:table-cell>
              <table:table-cell office:value-type="float" office:value="160.791">
                <text:p>160.791</text:p>
              </table:table-cell>
              <table:table-cell office:value-type="float" office:value="0.163046">
                <text:p>0.163046</text:p>
              </table:table-cell>
              <table:table-cell office:value-type="float" office:value="132.995">
                <text:p>132.995</text:p>
              </table:table-cell>
              <table:table-cell office:value-type="float" office:value="0.162">
                <text:p>0.162</text:p>
              </table:table-cell>
              <table:table-cell office:value-type="float" office:value="115.4">
                <text:p>115.4</text:p>
              </table:table-cell>
              <table:table-cell office:value-type="float" office:value="0.160969">
                <text:p>0.160969</text:p>
              </table:table-cell>
              <table:table-cell office:value-type="float" office:value="99.7905">
                <text:p>99.7905</text:p>
              </table:table-cell>
              <table:table-cell office:value-type="float" office:value="0.159954">
                <text:p>0.159954</text:p>
              </table:table-cell>
              <table:table-cell office:value-type="float" office:value="85.4512">
                <text:p>85.4512</text:p>
              </table:table-cell>
              <table:table-cell office:value-type="float" office:value="0.158561">
                <text:p>0.158561</text:p>
              </table:table-cell>
              <table:table-cell office:value-type="float" office:value="71.3968">
                <text:p>71.39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326.835">
                <text:p>326.835</text:p>
              </table:table-cell>
              <table:table-cell office:value-type="float" office:value="0.185079">
                <text:p>0.185079</text:p>
              </table:table-cell>
              <table:table-cell office:value-type="float" office:value="302.136">
                <text:p>302.136</text:p>
              </table:table-cell>
              <table:table-cell office:value-type="float" office:value="0.183931">
                <text:p>0.183931</text:p>
              </table:table-cell>
              <table:table-cell office:value-type="float" office:value="272.627">
                <text:p>272.627</text:p>
              </table:table-cell>
              <table:table-cell office:value-type="float" office:value="0.182795">
                <text:p>0.182795</text:p>
              </table:table-cell>
              <table:table-cell office:value-type="float" office:value="244.446">
                <text:p>244.446</text:p>
              </table:table-cell>
              <table:table-cell office:value-type="float" office:value="0.181112">
                <text:p>0.181112</text:p>
              </table:table-cell>
              <table:table-cell office:value-type="float" office:value="217.504">
                <text:p>217.504</text:p>
              </table:table-cell>
              <table:table-cell office:value-type="float" office:value="0.180005">
                <text:p>0.180005</text:p>
              </table:table-cell>
              <table:table-cell office:value-type="float" office:value="190.622">
                <text:p>190.622</text:p>
              </table:table-cell>
              <table:table-cell office:value-type="float" office:value="0.178911">
                <text:p>0.178911</text:p>
              </table:table-cell>
              <table:table-cell office:value-type="float" office:value="173.392">
                <text:p>173.392</text:p>
              </table:table-cell>
              <table:table-cell office:value-type="float" office:value="0.177829">
                <text:p>0.177829</text:p>
              </table:table-cell>
              <table:table-cell office:value-type="float" office:value="153.708">
                <text:p>153.708</text:p>
              </table:table-cell>
              <table:table-cell office:value-type="float" office:value="0.176761">
                <text:p>0.176761</text:p>
              </table:table-cell>
              <table:table-cell office:value-type="float" office:value="131.541">
                <text:p>131.541</text:p>
              </table:table-cell>
              <table:table-cell office:value-type="float" office:value="0.175706">
                <text:p>0.175706</text:p>
              </table:table-cell>
              <table:table-cell office:value-type="float" office:value="113.82">
                <text:p>113.82</text:p>
              </table:table-cell>
              <table:table-cell office:value-type="float" office:value="0.17415">
                <text:p>0.17415</text:p>
              </table:table-cell>
              <table:table-cell office:value-type="float" office:value="92.7723">
                <text:p>92.7723</text:p>
              </table:table-cell>
              <table:table-cell office:value-type="float" office:value="0.173131">
                <text:p>0.173131</text:p>
              </table:table-cell>
              <table:table-cell office:value-type="float" office:value="79.6851">
                <text:p>79.6851</text:p>
              </table:table-cell>
              <table:table-cell office:value-type="float" office:value="0.172128">
                <text:p>0.172128</text:p>
              </table:table-cell>
              <table:table-cell office:value-type="float" office:value="68.1981">
                <text:p>68.1981</text:p>
              </table:table-cell>
              <table:table-cell office:value-type="float" office:value="0.171139">
                <text:p>0.171139</text:p>
              </table:table-cell>
              <table:table-cell office:value-type="float" office:value="57.7941">
                <text:p>57.7941</text:p>
              </table:table-cell>
              <table:table-cell office:value-type="float" office:value="0.169783">
                <text:p>0.169783</text:p>
              </table:table-cell>
              <table:table-cell office:value-type="float" office:value="47.6228">
                <text:p>47.6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249.606">
                <text:p>249.606</text:p>
              </table:table-cell>
              <table:table-cell office:value-type="float" office:value="0.195887">
                <text:p>0.195887</text:p>
              </table:table-cell>
              <table:table-cell office:value-type="float" office:value="229.221">
                <text:p>229.221</text:p>
              </table:table-cell>
              <table:table-cell office:value-type="float" office:value="0.194771">
                <text:p>0.194771</text:p>
              </table:table-cell>
              <table:table-cell office:value-type="float" office:value="205.41">
                <text:p>205.41</text:p>
              </table:table-cell>
              <table:table-cell office:value-type="float" office:value="0.193665">
                <text:p>0.193665</text:p>
              </table:table-cell>
              <table:table-cell office:value-type="float" office:value="182.857">
                <text:p>182.857</text:p>
              </table:table-cell>
              <table:table-cell office:value-type="float" office:value="0.192028">
                <text:p>0.192028</text:p>
              </table:table-cell>
              <table:table-cell office:value-type="float" office:value="160.884">
                <text:p>160.884</text:p>
              </table:table-cell>
              <table:table-cell office:value-type="float" office:value="0.190951">
                <text:p>0.190951</text:p>
              </table:table-cell>
              <table:table-cell office:value-type="float" office:value="139.884">
                <text:p>139.884</text:p>
              </table:table-cell>
              <table:table-cell office:value-type="float" office:value="0.189886">
                <text:p>0.189886</text:p>
              </table:table-cell>
              <table:table-cell office:value-type="float" office:value="126.206">
                <text:p>126.206</text:p>
              </table:table-cell>
              <table:table-cell office:value-type="float" office:value="0.188834">
                <text:p>0.188834</text:p>
              </table:table-cell>
              <table:table-cell office:value-type="float" office:value="110.932">
                <text:p>110.932</text:p>
              </table:table-cell>
              <table:table-cell office:value-type="float" office:value="0.187794">
                <text:p>0.187794</text:p>
              </table:table-cell>
              <table:table-cell office:value-type="float" office:value="94.0957">
                <text:p>94.0957</text:p>
              </table:table-cell>
              <table:table-cell office:value-type="float" office:value="0.186768">
                <text:p>0.186768</text:p>
              </table:table-cell>
              <table:table-cell office:value-type="float" office:value="80.6816">
                <text:p>80.6816</text:p>
              </table:table-cell>
              <table:table-cell office:value-type="float" office:value="0.185254">
                <text:p>0.185254</text:p>
              </table:table-cell>
              <table:table-cell office:value-type="float" office:value="64.8509">
                <text:p>64.8509</text:p>
              </table:table-cell>
              <table:table-cell office:value-type="float" office:value="0.184263">
                <text:p>0.184263</text:p>
              </table:table-cell>
              <table:table-cell office:value-type="float" office:value="55.1779">
                <text:p>55.1779</text:p>
              </table:table-cell>
              <table:table-cell office:value-type="float" office:value="0.183286">
                <text:p>0.183286</text:p>
              </table:table-cell>
              <table:table-cell office:value-type="float" office:value="46.7839">
                <text:p>46.7839</text:p>
              </table:table-cell>
              <table:table-cell office:value-type="float" office:value="0.182325">
                <text:p>0.182325</text:p>
              </table:table-cell>
              <table:table-cell office:value-type="float" office:value="39.2895">
                <text:p>39.2895</text:p>
              </table:table-cell>
              <table:table-cell office:value-type="float" office:value="0.181005">
                <text:p>0.181005</text:p>
              </table:table-cell>
              <table:table-cell office:value-type="float" office:value="32.0247">
                <text:p>32.0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190.659">
                <text:p>190.659</text:p>
              </table:table-cell>
              <table:table-cell office:value-type="float" office:value="0.206696">
                <text:p>0.206696</text:p>
              </table:table-cell>
              <table:table-cell office:value-type="float" office:value="173.941">
                <text:p>173.941</text:p>
              </table:table-cell>
              <table:table-cell office:value-type="float" office:value="0.20561">
                <text:p>0.20561</text:p>
              </table:table-cell>
              <table:table-cell office:value-type="float" office:value="154.808">
                <text:p>154.808</text:p>
              </table:table-cell>
              <table:table-cell office:value-type="float" office:value="0.204535">
                <text:p>0.204535</text:p>
              </table:table-cell>
              <table:table-cell office:value-type="float" office:value="136.833">
                <text:p>136.833</text:p>
              </table:table-cell>
              <table:table-cell office:value-type="float" office:value="0.202944">
                <text:p>0.202944</text:p>
              </table:table-cell>
              <table:table-cell office:value-type="float" office:value="119.067">
                <text:p>119.067</text:p>
              </table:table-cell>
              <table:table-cell office:value-type="float" office:value="0.201897">
                <text:p>0.201897</text:p>
              </table:table-cell>
              <table:table-cell office:value-type="float" office:value="102.721">
                <text:p>102.721</text:p>
              </table:table-cell>
              <table:table-cell office:value-type="float" office:value="0.200861">
                <text:p>0.200861</text:p>
              </table:table-cell>
              <table:table-cell office:value-type="float" office:value="91.9423">
                <text:p>91.9423</text:p>
              </table:table-cell>
              <table:table-cell office:value-type="float" office:value="0.199838">
                <text:p>0.199838</text:p>
              </table:table-cell>
              <table:table-cell office:value-type="float" office:value="80.1525">
                <text:p>80.1525</text:p>
              </table:table-cell>
              <table:table-cell office:value-type="float" office:value="0.198828">
                <text:p>0.198828</text:p>
              </table:table-cell>
              <table:table-cell office:value-type="float" office:value="67.4091">
                <text:p>67.4091</text:p>
              </table:table-cell>
              <table:table-cell office:value-type="float" office:value="0.19783">
                <text:p>0.19783</text:p>
              </table:table-cell>
              <table:table-cell office:value-type="float" office:value="57.3019">
                <text:p>57.3019</text:p>
              </table:table-cell>
              <table:table-cell office:value-type="float" office:value="0.196358">
                <text:p>0.196358</text:p>
              </table:table-cell>
              <table:table-cell office:value-type="float" office:value="45.4686">
                <text:p>45.4686</text:p>
              </table:table-cell>
              <table:table-cell office:value-type="float" office:value="0.195395">
                <text:p>0.195395</text:p>
              </table:table-cell>
              <table:table-cell office:value-type="float" office:value="38.3615">
                <text:p>38.3615</text:p>
              </table:table-cell>
              <table:table-cell office:value-type="float" office:value="0.194445">
                <text:p>0.194445</text:p>
              </table:table-cell>
              <table:table-cell office:value-type="float" office:value="32.2688">
                <text:p>32.2688</text:p>
              </table:table-cell>
              <table:table-cell office:value-type="float" office:value="0.19351">
                <text:p>0.19351</text:p>
              </table:table-cell>
              <table:table-cell office:value-type="float" office:value="26.9086">
                <text:p>26.9086</text:p>
              </table:table-cell>
              <table:table-cell office:value-type="float" office:value="0.192227">
                <text:p>0.192227</text:p>
              </table:table-cell>
              <table:table-cell office:value-type="float" office:value="21.7909">
                <text:p>21.7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145.665">
                <text:p>145.665</text:p>
              </table:table-cell>
              <table:table-cell office:value-type="float" office:value="0.217505">
                <text:p>0.217505</text:p>
              </table:table-cell>
              <table:table-cell office:value-type="float" office:value="132.031">
                <text:p>132.031</text:p>
              </table:table-cell>
              <table:table-cell office:value-type="float" office:value="0.21645">
                <text:p>0.21645</text:p>
              </table:table-cell>
              <table:table-cell office:value-type="float" office:value="116.715">
                <text:p>116.715</text:p>
              </table:table-cell>
              <table:table-cell office:value-type="float" office:value="0.215406">
                <text:p>0.215406</text:p>
              </table:table-cell>
              <table:table-cell office:value-type="float" office:value="102.442">
                <text:p>102.442</text:p>
              </table:table-cell>
              <table:table-cell office:value-type="float" office:value="0.21386">
                <text:p>0.21386</text:p>
              </table:table-cell>
              <table:table-cell office:value-type="float" office:value="88.1821">
                <text:p>88.1821</text:p>
              </table:table-cell>
              <table:table-cell office:value-type="float" office:value="0.212842">
                <text:p>0.212842</text:p>
              </table:table-cell>
              <table:table-cell office:value-type="float" office:value="75.4991">
                <text:p>75.4991</text:p>
              </table:table-cell>
              <table:table-cell office:value-type="float" office:value="0.211837">
                <text:p>0.211837</text:p>
              </table:table-cell>
              <table:table-cell office:value-type="float" office:value="67.0622">
                <text:p>67.0622</text:p>
              </table:table-cell>
              <table:table-cell office:value-type="float" office:value="0.210843">
                <text:p>0.210843</text:p>
              </table:table-cell>
              <table:table-cell office:value-type="float" office:value="58.0054">
                <text:p>58.0054</text:p>
              </table:table-cell>
              <table:table-cell office:value-type="float" office:value="0.209861">
                <text:p>0.209861</text:p>
              </table:table-cell>
              <table:table-cell office:value-type="float" office:value="48.3901">
                <text:p>48.3901</text:p>
              </table:table-cell>
              <table:table-cell office:value-type="float" office:value="0.208892">
                <text:p>0.208892</text:p>
              </table:table-cell>
              <table:table-cell office:value-type="float" office:value="40.8071">
                <text:p>40.8071</text:p>
              </table:table-cell>
              <table:table-cell office:value-type="float" office:value="0.207463">
                <text:p>0.207463</text:p>
              </table:table-cell>
              <table:table-cell office:value-type="float" office:value="32.014">
                <text:p>32.014</text:p>
              </table:table-cell>
              <table:table-cell office:value-type="float" office:value="0.206526">
                <text:p>0.206526</text:p>
              </table:table-cell>
              <table:table-cell office:value-type="float" office:value="26.8223">
                <text:p>26.8223</text:p>
              </table:table-cell>
              <table:table-cell office:value-type="float" office:value="0.205604">
                <text:p>0.205604</text:p>
              </table:table-cell>
              <table:table-cell office:value-type="float" office:value="22.4301">
                <text:p>22.4301</text:p>
              </table:table-cell>
              <table:table-cell office:value-type="float" office:value="0.204696">
                <text:p>0.204696</text:p>
              </table:table-cell>
              <table:table-cell office:value-type="float" office:value="18.6249">
                <text:p>18.6249</text:p>
              </table:table-cell>
              <table:table-cell office:value-type="float" office:value="0.203449">
                <text:p>0.203449</text:p>
              </table:table-cell>
              <table:table-cell office:value-type="float" office:value="15.0765">
                <text:p>15.0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111.322">
                <text:p>111.322</text:p>
              </table:table-cell>
              <table:table-cell office:value-type="float" office:value="0.228313">
                <text:p>0.228313</text:p>
              </table:table-cell>
              <table:table-cell office:value-type="float" office:value="100.257">
                <text:p>100.257</text:p>
              </table:table-cell>
              <table:table-cell office:value-type="float" office:value="0.22729">
                <text:p>0.22729</text:p>
              </table:table-cell>
              <table:table-cell office:value-type="float" office:value="88.0379">
                <text:p>88.0379</text:p>
              </table:table-cell>
              <table:table-cell office:value-type="float" office:value="0.226276">
                <text:p>0.226276</text:p>
              </table:table-cell>
              <table:table-cell office:value-type="float" office:value="76.7417">
                <text:p>76.7417</text:p>
              </table:table-cell>
              <table:table-cell office:value-type="float" office:value="0.224775">
                <text:p>0.224775</text:p>
              </table:table-cell>
              <table:table-cell office:value-type="float" office:value="65.3717">
                <text:p>65.3717</text:p>
              </table:table-cell>
              <table:table-cell office:value-type="float" office:value="0.223788">
                <text:p>0.223788</text:p>
              </table:table-cell>
              <table:table-cell office:value-type="float" office:value="55.56">
                <text:p>55.56</text:p>
              </table:table-cell>
              <table:table-cell office:value-type="float" office:value="0.222812">
                <text:p>0.222812</text:p>
              </table:table-cell>
              <table:table-cell office:value-type="float" office:value="48.9958">
                <text:p>48.9958</text:p>
              </table:table-cell>
              <table:table-cell office:value-type="float" office:value="0.221848">
                <text:p>0.221848</text:p>
              </table:table-cell>
              <table:table-cell office:value-type="float" office:value="42.0694">
                <text:p>42.0694</text:p>
              </table:table-cell>
              <table:table-cell office:value-type="float" office:value="0.220895">
                <text:p>0.220895</text:p>
              </table:table-cell>
              <table:table-cell office:value-type="float" office:value="34.8358">
                <text:p>34.8358</text:p>
              </table:table-cell>
              <table:table-cell office:value-type="float" office:value="0.219954">
                <text:p>0.219954</text:p>
              </table:table-cell>
              <table:table-cell office:value-type="float" office:value="29.1699">
                <text:p>29.1699</text:p>
              </table:table-cell>
              <table:table-cell office:value-type="float" office:value="0.218567">
                <text:p>0.218567</text:p>
              </table:table-cell>
              <table:table-cell office:value-type="float" office:value="22.6742">
                <text:p>22.6742</text:p>
              </table:table-cell>
              <table:table-cell office:value-type="float" office:value="0.217658">
                <text:p>0.217658</text:p>
              </table:table-cell>
              <table:table-cell office:value-type="float" office:value="18.9043">
                <text:p>18.9043</text:p>
              </table:table-cell>
              <table:table-cell office:value-type="float" office:value="0.216762">
                <text:p>0.216762</text:p>
              </table:table-cell>
              <table:table-cell office:value-type="float" office:value="15.7612">
                <text:p>15.7612</text:p>
              </table:table-cell>
              <table:table-cell office:value-type="float" office:value="0.215881">
                <text:p>0.215881</text:p>
              </table:table-cell>
              <table:table-cell office:value-type="float" office:value="13.0825">
                <text:p>13.0825</text:p>
              </table:table-cell>
              <table:table-cell office:value-type="float" office:value="0.214671">
                <text:p>0.214671</text:p>
              </table:table-cell>
              <table:table-cell office:value-type="float" office:value="10.6712">
                <text:p>10.6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85.1083">
                <text:p>85.1083</text:p>
              </table:table-cell>
              <table:table-cell office:value-type="float" office:value="0.239122">
                <text:p>0.239122</text:p>
              </table:table-cell>
              <table:table-cell office:value-type="float" office:value="76.1685">
                <text:p>76.1685</text:p>
              </table:table-cell>
              <table:table-cell office:value-type="float" office:value="0.238129">
                <text:p>0.238129</text:p>
              </table:table-cell>
              <table:table-cell office:value-type="float" office:value="66.4499">
                <text:p>66.4499</text:p>
              </table:table-cell>
              <table:table-cell office:value-type="float" office:value="0.237147">
                <text:p>0.237147</text:p>
              </table:table-cell>
              <table:table-cell office:value-type="float" office:value="57.5369">
                <text:p>57.5369</text:p>
              </table:table-cell>
              <table:table-cell office:value-type="float" office:value="0.235691">
                <text:p>0.235691</text:p>
              </table:table-cell>
              <table:table-cell office:value-type="float" office:value="48.5248">
                <text:p>48.5248</text:p>
              </table:table-cell>
              <table:table-cell office:value-type="float" office:value="0.234734">
                <text:p>0.234734</text:p>
              </table:table-cell>
              <table:table-cell office:value-type="float" office:value="40.9552">
                <text:p>40.9552</text:p>
              </table:table-cell>
              <table:table-cell office:value-type="float" office:value="0.233788">
                <text:p>0.233788</text:p>
              </table:table-cell>
              <table:table-cell office:value-type="float" office:value="35.877">
                <text:p>35.877</text:p>
              </table:table-cell>
              <table:table-cell office:value-type="float" office:value="0.232852">
                <text:p>0.232852</text:p>
              </table:table-cell>
              <table:table-cell office:value-type="float" office:value="30.6028">
                <text:p>30.6028</text:p>
              </table:table-cell>
              <table:table-cell office:value-type="float" office:value="0.231928">
                <text:p>0.231928</text:p>
              </table:table-cell>
              <table:table-cell office:value-type="float" office:value="25.1759">
                <text:p>25.1759</text:p>
              </table:table-cell>
              <table:table-cell office:value-type="float" office:value="0.231016">
                <text:p>0.231016</text:p>
              </table:table-cell>
              <table:table-cell office:value-type="float" office:value="20.9597">
                <text:p>20.9597</text:p>
              </table:table-cell>
              <table:table-cell office:value-type="float" office:value="0.229671">
                <text:p>0.229671</text:p>
              </table:table-cell>
              <table:table-cell office:value-type="float" office:value="16.1907">
                <text:p>16.1907</text:p>
              </table:table-cell>
              <table:table-cell office:value-type="float" office:value="0.228789">
                <text:p>0.228789</text:p>
              </table:table-cell>
              <table:table-cell office:value-type="float" office:value="13.4711">
                <text:p>13.4711</text:p>
              </table:table-cell>
              <table:table-cell office:value-type="float" office:value="0.227921">
                <text:p>0.227921</text:p>
              </table:table-cell>
              <table:table-cell office:value-type="float" office:value="11.2408">
                <text:p>11.2408</text:p>
              </table:table-cell>
              <table:table-cell office:value-type="float" office:value="0.227066">
                <text:p>0.227066</text:p>
              </table:table-cell>
              <table:table-cell office:value-type="float" office:value="9.37422">
                <text:p>9.37422</text:p>
              </table:table-cell>
              <table:table-cell office:value-type="float" office:value="0.225893">
                <text:p>0.225893</text:p>
              </table:table-cell>
              <table:table-cell office:value-type="float" office:value="7.78097">
                <text:p>7.780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65.0998">
                <text:p>65.0998</text:p>
              </table:table-cell>
              <table:table-cell office:value-type="float" office:value="0.249931">
                <text:p>0.249931</text:p>
              </table:table-cell>
              <table:table-cell office:value-type="float" office:value="57.9058">
                <text:p>57.9058</text:p>
              </table:table-cell>
              <table:table-cell office:value-type="float" office:value="0.248969">
                <text:p>0.248969</text:p>
              </table:table-cell>
              <table:table-cell office:value-type="float" office:value="50.1984">
                <text:p>50.1984</text:p>
              </table:table-cell>
              <table:table-cell office:value-type="float" office:value="0.248017">
                <text:p>0.248017</text:p>
              </table:table-cell>
              <table:table-cell office:value-type="float" office:value="43.1858">
                <text:p>43.1858</text:p>
              </table:table-cell>
              <table:table-cell office:value-type="float" office:value="0.246607">
                <text:p>0.246607</text:p>
              </table:table-cell>
              <table:table-cell office:value-type="float" office:value="36.0823">
                <text:p>36.0823</text:p>
              </table:table-cell>
              <table:table-cell office:value-type="float" office:value="0.24568">
                <text:p>0.24568</text:p>
              </table:table-cell>
              <table:table-cell office:value-type="float" office:value="30.2575">
                <text:p>30.2575</text:p>
              </table:table-cell>
              <table:table-cell office:value-type="float" office:value="0.244763">
                <text:p>0.244763</text:p>
              </table:table-cell>
              <table:table-cell office:value-type="float" office:value="26.3509">
                <text:p>26.3509</text:p>
              </table:table-cell>
              <table:table-cell office:value-type="float" office:value="0.243857">
                <text:p>0.243857</text:p>
              </table:table-cell>
              <table:table-cell office:value-type="float" office:value="22.352">
                <text:p>22.352</text:p>
              </table:table-cell>
              <table:table-cell office:value-type="float" office:value="0.242962">
                <text:p>0.242962</text:p>
              </table:table-cell>
              <table:table-cell office:value-type="float" office:value="18.2915">
                <text:p>18.2915</text:p>
              </table:table-cell>
              <table:table-cell office:value-type="float" office:value="0.242078">
                <text:p>0.242078</text:p>
              </table:table-cell>
              <table:table-cell office:value-type="float" office:value="15.1673">
                <text:p>15.1673</text:p>
              </table:table-cell>
              <table:table-cell office:value-type="float" office:value="0.240775">
                <text:p>0.240775</text:p>
              </table:table-cell>
              <table:table-cell office:value-type="float" office:value="11.6901">
                <text:p>11.6901</text:p>
              </table:table-cell>
              <table:table-cell office:value-type="float" office:value="0.239921">
                <text:p>0.239921</text:p>
              </table:table-cell>
              <table:table-cell office:value-type="float" office:value="9.74297">
                <text:p>9.74297</text:p>
              </table:table-cell>
              <table:table-cell office:value-type="float" office:value="0.23908">
                <text:p>0.23908</text:p>
              </table:table-cell>
              <table:table-cell office:value-type="float" office:value="8.1768">
                <text:p>8.1768</text:p>
              </table:table-cell>
              <table:table-cell office:value-type="float" office:value="0.238252">
                <text:p>0.238252</text:p>
              </table:table-cell>
              <table:table-cell office:value-type="float" office:value="6.89312">
                <text:p>6.89312</text:p>
              </table:table-cell>
              <table:table-cell office:value-type="float" office:value="0.237115">
                <text:p>0.237115</text:p>
              </table:table-cell>
              <table:table-cell office:value-type="float" office:value="5.88466">
                <text:p>5.884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49.8276">
                <text:p>49.8276</text:p>
              </table:table-cell>
              <table:table-cell office:value-type="float" office:value="0.260739">
                <text:p>0.260739</text:p>
              </table:table-cell>
              <table:table-cell office:value-type="float" office:value="44.0601">
                <text:p>44.0601</text:p>
              </table:table-cell>
              <table:table-cell office:value-type="float" office:value="0.259809">
                <text:p>0.259809</text:p>
              </table:table-cell>
              <table:table-cell office:value-type="float" office:value="37.9642">
                <text:p>37.9642</text:p>
              </table:table-cell>
              <table:table-cell office:value-type="float" office:value="0.258887">
                <text:p>0.258887</text:p>
              </table:table-cell>
              <table:table-cell office:value-type="float" office:value="32.4617">
                <text:p>32.4617</text:p>
              </table:table-cell>
              <table:table-cell office:value-type="float" office:value="0.257523">
                <text:p>0.257523</text:p>
              </table:table-cell>
              <table:table-cell office:value-type="float" office:value="26.8928">
                <text:p>26.8928</text:p>
              </table:table-cell>
              <table:table-cell office:value-type="float" office:value="0.256626">
                <text:p>0.256626</text:p>
              </table:table-cell>
              <table:table-cell office:value-type="float" office:value="22.4217">
                <text:p>22.4217</text:p>
              </table:table-cell>
              <table:table-cell office:value-type="float" office:value="0.255738">
                <text:p>0.255738</text:p>
              </table:table-cell>
              <table:table-cell office:value-type="float" office:value="19.4336">
                <text:p>19.4336</text:p>
              </table:table-cell>
              <table:table-cell office:value-type="float" office:value="0.254862">
                <text:p>0.254862</text:p>
              </table:table-cell>
              <table:table-cell office:value-type="float" office:value="16.4152">
                <text:p>16.4152</text:p>
              </table:table-cell>
              <table:table-cell office:value-type="float" office:value="0.253995">
                <text:p>0.253995</text:p>
              </table:table-cell>
              <table:table-cell office:value-type="float" office:value="13.3852">
                <text:p>13.3852</text:p>
              </table:table-cell>
              <table:table-cell office:value-type="float" office:value="0.25314">
                <text:p>0.25314</text:p>
              </table:table-cell>
              <table:table-cell office:value-type="float" office:value="11.0807">
                <text:p>11.0807</text:p>
              </table:table-cell>
              <table:table-cell office:value-type="float" office:value="0.251879">
                <text:p>0.251879</text:p>
              </table:table-cell>
              <table:table-cell office:value-type="float" office:value="8.56591">
                <text:p>8.56591</text:p>
              </table:table-cell>
              <table:table-cell office:value-type="float" office:value="0.251052">
                <text:p>0.251052</text:p>
              </table:table-cell>
              <table:table-cell office:value-type="float" office:value="7.18476">
                <text:p>7.18476</text:p>
              </table:table-cell>
              <table:table-cell office:value-type="float" office:value="0.250239">
                <text:p>0.250239</text:p>
              </table:table-cell>
              <table:table-cell office:value-type="float" office:value="6.09992">
                <text:p>6.09992</text:p>
              </table:table-cell>
              <table:table-cell office:value-type="float" office:value="0.249437">
                <text:p>0.249437</text:p>
              </table:table-cell>
              <table:table-cell office:value-type="float" office:value="5.23309">
                <text:p>5.23309</text:p>
              </table:table-cell>
              <table:table-cell office:value-type="float" office:value="0.248337">
                <text:p>0.248337</text:p>
              </table:table-cell>
              <table:table-cell office:value-type="float" office:value="4.6405">
                <text:p>4.64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38.1705">
                <text:p>38.1705</text:p>
              </table:table-cell>
              <table:table-cell office:value-type="float" office:value="0.271548">
                <text:p>0.271548</text:p>
              </table:table-cell>
              <table:table-cell office:value-type="float" office:value="33.5631">
                <text:p>33.5631</text:p>
              </table:table-cell>
              <table:table-cell office:value-type="float" office:value="0.270649">
                <text:p>0.270649</text:p>
              </table:table-cell>
              <table:table-cell office:value-type="float" office:value="28.7543">
                <text:p>28.7543</text:p>
              </table:table-cell>
              <table:table-cell office:value-type="float" office:value="0.269758">
                <text:p>0.269758</text:p>
              </table:table-cell>
              <table:table-cell office:value-type="float" office:value="24.4479">
                <text:p>24.4479</text:p>
              </table:table-cell>
              <table:table-cell office:value-type="float" office:value="0.268439">
                <text:p>0.268439</text:p>
              </table:table-cell>
              <table:table-cell office:value-type="float" office:value="20.1057">
                <text:p>20.1057</text:p>
              </table:table-cell>
              <table:table-cell office:value-type="float" office:value="0.267572">
                <text:p>0.267572</text:p>
              </table:table-cell>
              <table:table-cell office:value-type="float" office:value="16.6822">
                <text:p>16.6822</text:p>
              </table:table-cell>
              <table:table-cell office:value-type="float" office:value="0.266714">
                <text:p>0.266714</text:p>
              </table:table-cell>
              <table:table-cell office:value-type="float" office:value="14.4107">
                <text:p>14.4107</text:p>
              </table:table-cell>
              <table:table-cell office:value-type="float" office:value="0.265866">
                <text:p>0.265866</text:p>
              </table:table-cell>
              <table:table-cell office:value-type="float" office:value="12.1434">
                <text:p>12.1434</text:p>
              </table:table-cell>
              <table:table-cell office:value-type="float" office:value="0.265029">
                <text:p>0.265029</text:p>
              </table:table-cell>
              <table:table-cell office:value-type="float" office:value="9.88854">
                <text:p>9.88854</text:p>
              </table:table-cell>
              <table:table-cell office:value-type="float" office:value="0.264202">
                <text:p>0.264202</text:p>
              </table:table-cell>
              <table:table-cell office:value-type="float" office:value="8.1975">
                <text:p>8.1975</text:p>
              </table:table-cell>
              <table:table-cell office:value-type="float" office:value="0.262983">
                <text:p>0.262983</text:p>
              </table:table-cell>
              <table:table-cell office:value-type="float" office:value="6.39717">
                <text:p>6.39717</text:p>
              </table:table-cell>
              <table:table-cell office:value-type="float" office:value="0.262184">
                <text:p>0.262184</text:p>
              </table:table-cell>
              <table:table-cell office:value-type="float" office:value="5.42935">
                <text:p>5.42935</text:p>
              </table:table-cell>
              <table:table-cell office:value-type="float" office:value="0.261397">
                <text:p>0.261397</text:p>
              </table:table-cell>
              <table:table-cell office:value-type="float" office:value="4.69216">
                <text:p>4.69216</text:p>
              </table:table-cell>
              <table:table-cell office:value-type="float" office:value="0.260623">
                <text:p>0.260623</text:p>
              </table:table-cell>
              <table:table-cell office:value-type="float" office:value="4.12241">
                <text:p>4.12241</text:p>
              </table:table-cell>
              <table:table-cell office:value-type="float" office:value="0.259559">
                <text:p>0.259559</text:p>
              </table:table-cell>
              <table:table-cell office:value-type="float" office:value="3.82422">
                <text:p>3.82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29.2728">
                <text:p>29.2728</text:p>
              </table:table-cell>
              <table:table-cell office:value-type="float" office:value="0.282357">
                <text:p>0.282357</text:p>
              </table:table-cell>
              <table:table-cell office:value-type="float" office:value="25.605">
                <text:p>25.605</text:p>
              </table:table-cell>
              <table:table-cell office:value-type="float" office:value="0.281488">
                <text:p>0.281488</text:p>
              </table:table-cell>
              <table:table-cell office:value-type="float" office:value="21.821">
                <text:p>21.821</text:p>
              </table:table-cell>
              <table:table-cell office:value-type="float" office:value="0.280628">
                <text:p>0.280628</text:p>
              </table:table-cell>
              <table:table-cell office:value-type="float" office:value="18.4595">
                <text:p>18.4595</text:p>
              </table:table-cell>
              <table:table-cell office:value-type="float" office:value="0.279355">
                <text:p>0.279355</text:p>
              </table:table-cell>
              <table:table-cell office:value-type="float" office:value="15.093">
                <text:p>15.093</text:p>
              </table:table-cell>
              <table:table-cell office:value-type="float" office:value="0.278517">
                <text:p>0.278517</text:p>
              </table:table-cell>
              <table:table-cell office:value-type="float" office:value="12.4781">
                <text:p>12.4781</text:p>
              </table:table-cell>
              <table:table-cell office:value-type="float" office:value="0.277689">
                <text:p>0.277689</text:p>
              </table:table-cell>
              <table:table-cell office:value-type="float" office:value="10.7634">
                <text:p>10.7634</text:p>
              </table:table-cell>
              <table:table-cell office:value-type="float" office:value="0.276871">
                <text:p>0.276871</text:p>
              </table:table-cell>
              <table:table-cell office:value-type="float" office:value="9.06957">
                <text:p>9.06957</text:p>
              </table:table-cell>
              <table:table-cell office:value-type="float" office:value="0.276062">
                <text:p>0.276062</text:p>
              </table:table-cell>
              <table:table-cell office:value-type="float" office:value="7.39658">
                <text:p>7.39658</text:p>
              </table:table-cell>
              <table:table-cell office:value-type="float" office:value="0.275264">
                <text:p>0.275264</text:p>
              </table:table-cell>
              <table:table-cell office:value-type="float" office:value="6.16339">
                <text:p>6.16339</text:p>
              </table:table-cell>
              <table:table-cell office:value-type="float" office:value="0.274087">
                <text:p>0.274087</text:p>
              </table:table-cell>
              <table:table-cell office:value-type="float" office:value="4.8917">
                <text:p>4.8917</text:p>
              </table:table-cell>
              <table:table-cell office:value-type="float" office:value="0.273316">
                <text:p>0.273316</text:p>
              </table:table-cell>
              <table:table-cell office:value-type="float" office:value="4.22483">
                <text:p>4.22483</text:p>
              </table:table-cell>
              <table:table-cell office:value-type="float" office:value="0.272556">
                <text:p>0.272556</text:p>
              </table:table-cell>
              <table:table-cell office:value-type="float" office:value="3.73795">
                <text:p>3.73795</text:p>
              </table:table-cell>
              <table:table-cell office:value-type="float" office:value="0.271808">
                <text:p>0.271808</text:p>
              </table:table-cell>
              <table:table-cell office:value-type="float" office:value="3.37929">
                <text:p>3.37929</text:p>
              </table:table-cell>
              <table:table-cell office:value-type="float" office:value="0.270781">
                <text:p>0.270781</text:p>
              </table:table-cell>
              <table:table-cell office:value-type="float" office:value="3.28866">
                <text:p>3.28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22.4814">
                <text:p>22.4814</text:p>
              </table:table-cell>
              <table:table-cell office:value-type="float" office:value="0.293165">
                <text:p>0.293165</text:p>
              </table:table-cell>
              <table:table-cell office:value-type="float" office:value="19.5716">
                <text:p>19.5716</text:p>
              </table:table-cell>
              <table:table-cell office:value-type="float" office:value="0.292328">
                <text:p>0.292328</text:p>
              </table:table-cell>
              <table:table-cell office:value-type="float" office:value="16.6016">
                <text:p>16.6016</text:p>
              </table:table-cell>
              <table:table-cell office:value-type="float" office:value="0.291499">
                <text:p>0.291499</text:p>
              </table:table-cell>
              <table:table-cell office:value-type="float" office:value="13.9845">
                <text:p>13.9845</text:p>
              </table:table-cell>
              <table:table-cell office:value-type="float" office:value="0.290271">
                <text:p>0.290271</text:p>
              </table:table-cell>
              <table:table-cell office:value-type="float" office:value="11.3908">
                <text:p>11.3908</text:p>
              </table:table-cell>
              <table:table-cell office:value-type="float" office:value="0.289463">
                <text:p>0.289463</text:p>
              </table:table-cell>
              <table:table-cell office:value-type="float" office:value="9.39876">
                <text:p>9.39876</text:p>
              </table:table-cell>
              <table:table-cell office:value-type="float" office:value="0.288665">
                <text:p>0.288665</text:p>
              </table:table-cell>
              <table:table-cell office:value-type="float" office:value="8.11488">
                <text:p>8.11488</text:p>
              </table:table-cell>
              <table:table-cell office:value-type="float" office:value="0.287875">
                <text:p>0.287875</text:p>
              </table:table-cell>
              <table:table-cell office:value-type="float" office:value="6.85784">
                <text:p>6.85784</text:p>
              </table:table-cell>
              <table:table-cell office:value-type="float" office:value="0.287096">
                <text:p>0.287096</text:p>
              </table:table-cell>
              <table:table-cell office:value-type="float" office:value="5.62061">
                <text:p>5.62061</text:p>
              </table:table-cell>
              <table:table-cell office:value-type="float" office:value="0.286326">
                <text:p>0.286326</text:p>
              </table:table-cell>
              <table:table-cell office:value-type="float" office:value="4.7283">
                <text:p>4.7283</text:p>
              </table:table-cell>
              <table:table-cell office:value-type="float" office:value="0.285191">
                <text:p>0.285191</text:p>
              </table:table-cell>
              <table:table-cell office:value-type="float" office:value="3.84664">
                <text:p>3.84664</text:p>
              </table:table-cell>
              <table:table-cell office:value-type="float" office:value="0.284447">
                <text:p>0.284447</text:p>
              </table:table-cell>
              <table:table-cell office:value-type="float" office:value="3.3983">
                <text:p>3.3983</text:p>
              </table:table-cell>
              <table:table-cell office:value-type="float" office:value="0.283715">
                <text:p>0.283715</text:p>
              </table:table-cell>
              <table:table-cell office:value-type="float" office:value="3.09116">
                <text:p>3.09116</text:p>
              </table:table-cell>
              <table:table-cell office:value-type="float" office:value="0.282993">
                <text:p>0.282993</text:p>
              </table:table-cell>
              <table:table-cell office:value-type="float" office:value="2.88208">
                <text:p>2.88208</text:p>
              </table:table-cell>
              <table:table-cell office:value-type="float" office:value="0.282004">
                <text:p>0.282004</text:p>
              </table:table-cell>
              <table:table-cell office:value-type="float" office:value="2.93728">
                <text:p>2.93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17.2975">
                <text:p>17.2975</text:p>
              </table:table-cell>
              <table:table-cell office:value-type="float" office:value="0.303974">
                <text:p>0.303974</text:p>
              </table:table-cell>
              <table:table-cell office:value-type="float" office:value="14.9974">
                <text:p>14.9974</text:p>
              </table:table-cell>
              <table:table-cell office:value-type="float" office:value="0.303168">
                <text:p>0.303168</text:p>
              </table:table-cell>
              <table:table-cell office:value-type="float" office:value="12.6724">
                <text:p>12.6724</text:p>
              </table:table-cell>
              <table:table-cell office:value-type="float" office:value="0.302369">
                <text:p>0.302369</text:p>
              </table:table-cell>
              <table:table-cell office:value-type="float" office:value="10.6405">
                <text:p>10.6405</text:p>
              </table:table-cell>
              <table:table-cell office:value-type="float" office:value="0.301187">
                <text:p>0.301187</text:p>
              </table:table-cell>
              <table:table-cell office:value-type="float" office:value="8.65649">
                <text:p>8.65649</text:p>
              </table:table-cell>
              <table:table-cell office:value-type="float" office:value="0.300409">
                <text:p>0.300409</text:p>
              </table:table-cell>
              <table:table-cell office:value-type="float" office:value="7.14321">
                <text:p>7.14321</text:p>
              </table:table-cell>
              <table:table-cell office:value-type="float" office:value="0.29964">
                <text:p>0.29964</text:p>
              </table:table-cell>
              <table:table-cell office:value-type="float" office:value="6.1917">
                <text:p>6.1917</text:p>
              </table:table-cell>
              <table:table-cell office:value-type="float" office:value="0.29888">
                <text:p>0.29888</text:p>
              </table:table-cell>
              <table:table-cell office:value-type="float" office:value="5.2664">
                <text:p>5.2664</text:p>
              </table:table-cell>
              <table:table-cell office:value-type="float" office:value="0.298129">
                <text:p>0.298129</text:p>
              </table:table-cell>
              <table:table-cell office:value-type="float" office:value="4.35492">
                <text:p>4.35492</text:p>
              </table:table-cell>
              <table:table-cell office:value-type="float" office:value="0.297388">
                <text:p>0.297388</text:p>
              </table:table-cell>
              <table:table-cell office:value-type="float" office:value="3.71583">
                <text:p>3.71583</text:p>
              </table:table-cell>
              <table:table-cell office:value-type="float" office:value="0.296295">
                <text:p>0.296295</text:p>
              </table:table-cell>
              <table:table-cell office:value-type="float" office:value="3.12119">
                <text:p>3.12119</text:p>
              </table:table-cell>
              <table:table-cell office:value-type="float" office:value="0.295579">
                <text:p>0.295579</text:p>
              </table:table-cell>
              <table:table-cell office:value-type="float" office:value="2.83115">
                <text:p>2.83115</text:p>
              </table:table-cell>
              <table:table-cell office:value-type="float" office:value="0.294873">
                <text:p>0.294873</text:p>
              </table:table-cell>
              <table:table-cell office:value-type="float" office:value="2.65275">
                <text:p>2.65275</text:p>
              </table:table-cell>
              <table:table-cell office:value-type="float" office:value="0.294179">
                <text:p>0.294179</text:p>
              </table:table-cell>
              <table:table-cell office:value-type="float" office:value="2.54942">
                <text:p>2.54942</text:p>
              </table:table-cell>
              <table:table-cell office:value-type="float" office:value="0.293226">
                <text:p>0.293226</text:p>
              </table:table-cell>
              <table:table-cell office:value-type="float" office:value="2.70674">
                <text:p>2.706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13.3408">
                <text:p>13.3408</text:p>
              </table:table-cell>
              <table:table-cell office:value-type="float" office:value="0.314783">
                <text:p>0.314783</text:p>
              </table:table-cell>
              <table:table-cell office:value-type="float" office:value="11.5296">
                <text:p>11.5296</text:p>
              </table:table-cell>
              <table:table-cell office:value-type="float" office:value="0.314007">
                <text:p>0.314007</text:p>
              </table:table-cell>
              <table:table-cell office:value-type="float" office:value="9.71451">
                <text:p>9.71451</text:p>
              </table:table-cell>
              <table:table-cell office:value-type="float" office:value="0.31324">
                <text:p>0.31324</text:p>
              </table:table-cell>
              <table:table-cell office:value-type="float" office:value="8.14165">
                <text:p>8.14165</text:p>
              </table:table-cell>
              <table:table-cell office:value-type="float" office:value="0.312103">
                <text:p>0.312103</text:p>
              </table:table-cell>
              <table:table-cell office:value-type="float" office:value="6.63703">
                <text:p>6.63703</text:p>
              </table:table-cell>
              <table:table-cell office:value-type="float" office:value="0.311355">
                <text:p>0.311355</text:p>
              </table:table-cell>
              <table:table-cell office:value-type="float" office:value="5.49107">
                <text:p>5.49107</text:p>
              </table:table-cell>
              <table:table-cell office:value-type="float" office:value="0.310615">
                <text:p>0.310615</text:p>
              </table:table-cell>
              <table:table-cell office:value-type="float" office:value="4.79521">
                <text:p>4.79521</text:p>
              </table:table-cell>
              <table:table-cell office:value-type="float" office:value="0.309885">
                <text:p>0.309885</text:p>
              </table:table-cell>
              <table:table-cell office:value-type="float" office:value="4.12128">
                <text:p>4.12128</text:p>
              </table:table-cell>
              <table:table-cell office:value-type="float" office:value="0.309163">
                <text:p>0.309163</text:p>
              </table:table-cell>
              <table:table-cell office:value-type="float" office:value="3.45289">
                <text:p>3.45289</text:p>
              </table:table-cell>
              <table:table-cell office:value-type="float" office:value="0.30845">
                <text:p>0.30845</text:p>
              </table:table-cell>
              <table:table-cell office:value-type="float" office:value="3.00152">
                <text:p>3.00152</text:p>
              </table:table-cell>
              <table:table-cell office:value-type="float" office:value="0.307399">
                <text:p>0.307399</text:p>
              </table:table-cell>
              <table:table-cell office:value-type="float" office:value="2.6176">
                <text:p>2.6176</text:p>
              </table:table-cell>
              <table:table-cell office:value-type="float" office:value="0.30671">
                <text:p>0.30671</text:p>
              </table:table-cell>
              <table:table-cell office:value-type="float" office:value="2.44198">
                <text:p>2.44198</text:p>
              </table:table-cell>
              <table:table-cell office:value-type="float" office:value="0.306032">
                <text:p>0.306032</text:p>
              </table:table-cell>
              <table:table-cell office:value-type="float" office:value="2.35558">
                <text:p>2.35558</text:p>
              </table:table-cell>
              <table:table-cell office:value-type="float" office:value="0.305364">
                <text:p>0.305364</text:p>
              </table:table-cell>
              <table:table-cell office:value-type="float" office:value="2.32684">
                <text:p>2.32684</text:p>
              </table:table-cell>
              <table:table-cell office:value-type="float" office:value="0.304448">
                <text:p>0.304448</text:p>
              </table:table-cell>
              <table:table-cell office:value-type="float" office:value="2.55548">
                <text:p>2.55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10.3206">
                <text:p>10.3206</text:p>
              </table:table-cell>
              <table:table-cell office:value-type="float" office:value="0.325591">
                <text:p>0.325591</text:p>
              </table:table-cell>
              <table:table-cell office:value-type="float" office:value="8.90047">
                <text:p>8.90047</text:p>
              </table:table-cell>
              <table:table-cell office:value-type="float" office:value="0.324847">
                <text:p>0.324847</text:p>
              </table:table-cell>
              <table:table-cell office:value-type="float" office:value="7.48778">
                <text:p>7.48778</text:p>
              </table:table-cell>
              <table:table-cell office:value-type="float" office:value="0.32411">
                <text:p>0.32411</text:p>
              </table:table-cell>
              <table:table-cell office:value-type="float" office:value="6.27433">
                <text:p>6.27433</text:p>
              </table:table-cell>
              <table:table-cell office:value-type="float" office:value="0.323018">
                <text:p>0.323018</text:p>
              </table:table-cell>
              <table:table-cell office:value-type="float" office:value="5.14554">
                <text:p>5.14554</text:p>
              </table:table-cell>
              <table:table-cell office:value-type="float" office:value="0.322301">
                <text:p>0.322301</text:p>
              </table:table-cell>
              <table:table-cell office:value-type="float" office:value="4.28093">
                <text:p>4.28093</text:p>
              </table:table-cell>
              <table:table-cell office:value-type="float" office:value="0.321591">
                <text:p>0.321591</text:p>
              </table:table-cell>
              <table:table-cell office:value-type="float" office:value="3.78116">
                <text:p>3.78116</text:p>
              </table:table-cell>
              <table:table-cell office:value-type="float" office:value="0.320889">
                <text:p>0.320889</text:p>
              </table:table-cell>
              <table:table-cell office:value-type="float" office:value="3.29731">
                <text:p>3.29731</text:p>
              </table:table-cell>
              <table:table-cell office:value-type="float" office:value="0.320196">
                <text:p>0.320196</text:p>
              </table:table-cell>
              <table:table-cell office:value-type="float" office:value="2.81003">
                <text:p>2.81003</text:p>
              </table:table-cell>
              <table:table-cell office:value-type="float" office:value="0.319512">
                <text:p>0.319512</text:p>
              </table:table-cell>
              <table:table-cell office:value-type="float" office:value="2.49756">
                <text:p>2.49756</text:p>
              </table:table-cell>
              <table:table-cell office:value-type="float" office:value="0.318503">
                <text:p>0.318503</text:p>
              </table:table-cell>
              <table:table-cell office:value-type="float" office:value="2.26802">
                <text:p>2.26802</text:p>
              </table:table-cell>
              <table:table-cell office:value-type="float" office:value="0.317842">
                <text:p>0.317842</text:p>
              </table:table-cell>
              <table:table-cell office:value-type="float" office:value="2.17494">
                <text:p>2.17494</text:p>
              </table:table-cell>
              <table:table-cell office:value-type="float" office:value="0.317191">
                <text:p>0.317191</text:p>
              </table:table-cell>
              <table:table-cell office:value-type="float" office:value="2.15415">
                <text:p>2.15415</text:p>
              </table:table-cell>
              <table:table-cell office:value-type="float" office:value="0.31655">
                <text:p>0.31655</text:p>
              </table:table-cell>
              <table:table-cell office:value-type="float" office:value="2.17792">
                <text:p>2.17792</text:p>
              </table:table-cell>
              <table:table-cell office:value-type="float" office:value="0.31567">
                <text:p>0.31567</text:p>
              </table:table-cell>
              <table:table-cell office:value-type="float" office:value="2.45624">
                <text:p>2.456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8.01543">
                <text:p>8.01543</text:p>
              </table:table-cell>
              <table:table-cell office:value-type="float" office:value="0.3364">
                <text:p>0.3364</text:p>
              </table:table-cell>
              <table:table-cell office:value-type="float" office:value="6.90724">
                <text:p>6.90724</text:p>
              </table:table-cell>
              <table:table-cell office:value-type="float" office:value="0.335687">
                <text:p>0.335687</text:p>
              </table:table-cell>
              <table:table-cell office:value-type="float" office:value="5.8115">
                <text:p>5.8115</text:p>
              </table:table-cell>
              <table:table-cell office:value-type="float" office:value="0.33498">
                <text:p>0.33498</text:p>
              </table:table-cell>
              <table:table-cell office:value-type="float" office:value="4.87894">
                <text:p>4.87894</text:p>
              </table:table-cell>
              <table:table-cell office:value-type="float" office:value="0.333934">
                <text:p>0.333934</text:p>
              </table:table-cell>
              <table:table-cell office:value-type="float" office:value="4.04397">
                <text:p>4.04397</text:p>
              </table:table-cell>
              <table:table-cell office:value-type="float" office:value="0.333246">
                <text:p>0.333246</text:p>
              </table:table-cell>
              <table:table-cell office:value-type="float" office:value="3.39453">
                <text:p>3.39453</text:p>
              </table:table-cell>
              <table:table-cell office:value-type="float" office:value="0.332566">
                <text:p>0.332566</text:p>
              </table:table-cell>
              <table:table-cell office:value-type="float" office:value="3.04481">
                <text:p>3.04481</text:p>
              </table:table-cell>
              <table:table-cell office:value-type="float" office:value="0.331894">
                <text:p>0.331894</text:p>
              </table:table-cell>
              <table:table-cell office:value-type="float" office:value="2.70443">
                <text:p>2.70443</text:p>
              </table:table-cell>
              <table:table-cell office:value-type="float" office:value="0.33123">
                <text:p>0.33123</text:p>
              </table:table-cell>
              <table:table-cell office:value-type="float" office:value="2.35188">
                <text:p>2.35188</text:p>
              </table:table-cell>
              <table:table-cell office:value-type="float" office:value="0.330574">
                <text:p>0.330574</text:p>
              </table:table-cell>
              <table:table-cell office:value-type="float" office:value="2.14201">
                <text:p>2.14201</text:p>
              </table:table-cell>
              <table:table-cell office:value-type="float" office:value="0.329607">
                <text:p>0.329607</text:p>
              </table:table-cell>
              <table:table-cell office:value-type="float" office:value="2.02536">
                <text:p>2.02536</text:p>
              </table:table-cell>
              <table:table-cell office:value-type="float" office:value="0.328974">
                <text:p>0.328974</text:p>
              </table:table-cell>
              <table:table-cell office:value-type="float" office:value="1.9917">
                <text:p>1.9917</text:p>
              </table:table-cell>
              <table:table-cell office:value-type="float" office:value="0.32835">
                <text:p>0.32835</text:p>
              </table:table-cell>
              <table:table-cell office:value-type="float" office:value="2.01762">
                <text:p>2.01762</text:p>
              </table:table-cell>
              <table:table-cell office:value-type="float" office:value="0.327735">
                <text:p>0.327735</text:p>
              </table:table-cell>
              <table:table-cell office:value-type="float" office:value="2.07828">
                <text:p>2.07828</text:p>
              </table:table-cell>
              <table:table-cell office:value-type="float" office:value="0.326892">
                <text:p>0.326892</text:p>
              </table:table-cell>
              <table:table-cell office:value-type="float" office:value="2.39113">
                <text:p>2.39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6.25588">
                <text:p>6.25588</text:p>
              </table:table-cell>
              <table:table-cell office:value-type="float" office:value="0.347209">
                <text:p>0.347209</text:p>
              </table:table-cell>
              <table:table-cell office:value-type="float" office:value="5.39609">
                <text:p>5.39609</text:p>
              </table:table-cell>
              <table:table-cell office:value-type="float" office:value="0.346526">
                <text:p>0.346526</text:p>
              </table:table-cell>
              <table:table-cell office:value-type="float" office:value="4.54958">
                <text:p>4.54958</text:p>
              </table:table-cell>
              <table:table-cell office:value-type="float" office:value="0.345851">
                <text:p>0.345851</text:p>
              </table:table-cell>
              <table:table-cell office:value-type="float" office:value="3.8362">
                <text:p>3.8362</text:p>
              </table:table-cell>
              <table:table-cell office:value-type="float" office:value="0.34485">
                <text:p>0.34485</text:p>
              </table:table-cell>
              <table:table-cell office:value-type="float" office:value="3.2304">
                <text:p>3.2304</text:p>
              </table:table-cell>
              <table:table-cell office:value-type="float" office:value="0.344192">
                <text:p>0.344192</text:p>
              </table:table-cell>
              <table:table-cell office:value-type="float" office:value="2.74526">
                <text:p>2.74526</text:p>
              </table:table-cell>
              <table:table-cell office:value-type="float" office:value="0.343542">
                <text:p>0.343542</text:p>
              </table:table-cell>
              <table:table-cell office:value-type="float" office:value="2.51012">
                <text:p>2.51012</text:p>
              </table:table-cell>
              <table:table-cell office:value-type="float" office:value="0.342898">
                <text:p>0.342898</text:p>
              </table:table-cell>
              <table:table-cell office:value-type="float" office:value="2.27782">
                <text:p>2.27782</text:p>
              </table:table-cell>
              <table:table-cell office:value-type="float" office:value="0.342263">
                <text:p>0.342263</text:p>
              </table:table-cell>
              <table:table-cell office:value-type="float" office:value="2.02537">
                <text:p>2.02537</text:p>
              </table:table-cell>
              <table:table-cell office:value-type="float" office:value="0.341636">
                <text:p>0.341636</text:p>
              </table:table-cell>
              <table:table-cell office:value-type="float" office:value="1.89117">
                <text:p>1.89117</text:p>
              </table:table-cell>
              <table:table-cell office:value-type="float" office:value="0.340711">
                <text:p>0.340711</text:p>
              </table:table-cell>
              <table:table-cell office:value-type="float" office:value="1.85691">
                <text:p>1.85691</text:p>
              </table:table-cell>
              <table:table-cell office:value-type="float" office:value="0.340105">
                <text:p>0.340105</text:p>
              </table:table-cell>
              <table:table-cell office:value-type="float" office:value="1.86596">
                <text:p>1.86596</text:p>
              </table:table-cell>
              <table:table-cell office:value-type="float" office:value="0.339508">
                <text:p>0.339508</text:p>
              </table:table-cell>
              <table:table-cell office:value-type="float" office:value="1.92507">
                <text:p>1.92507</text:p>
              </table:table-cell>
              <table:table-cell office:value-type="float" office:value="0.338921">
                <text:p>0.338921</text:p>
              </table:table-cell>
              <table:table-cell office:value-type="float" office:value="2.01162">
                <text:p>2.01162</text:p>
              </table:table-cell>
              <table:table-cell office:value-type="float" office:value="0.338114">
                <text:p>0.338114</text:p>
              </table:table-cell>
              <table:table-cell office:value-type="float" office:value="2.34841">
                <text:p>2.34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4.91285">
                <text:p>4.91285</text:p>
              </table:table-cell>
              <table:table-cell office:value-type="float" office:value="0.358018">
                <text:p>0.358018</text:p>
              </table:table-cell>
              <table:table-cell office:value-type="float" office:value="4.25042">
                <text:p>4.25042</text:p>
              </table:table-cell>
              <table:table-cell office:value-type="float" office:value="0.357366">
                <text:p>0.357366</text:p>
              </table:table-cell>
              <table:table-cell office:value-type="float" office:value="3.59961">
                <text:p>3.59961</text:p>
              </table:table-cell>
              <table:table-cell office:value-type="float" office:value="0.356721">
                <text:p>0.356721</text:p>
              </table:table-cell>
              <table:table-cell office:value-type="float" office:value="3.057">
                <text:p>3.057</text:p>
              </table:table-cell>
              <table:table-cell office:value-type="float" office:value="0.355766">
                <text:p>0.355766</text:p>
              </table:table-cell>
              <table:table-cell office:value-type="float" office:value="2.62952">
                <text:p>2.62952</text:p>
              </table:table-cell>
              <table:table-cell office:value-type="float" office:value="0.355138">
                <text:p>0.355138</text:p>
              </table:table-cell>
              <table:table-cell office:value-type="float" office:value="2.26969">
                <text:p>2.26969</text:p>
              </table:table-cell>
              <table:table-cell office:value-type="float" office:value="0.354517">
                <text:p>0.354517</text:p>
              </table:table-cell>
              <table:table-cell office:value-type="float" office:value="2.12186">
                <text:p>2.12186</text:p>
              </table:table-cell>
              <table:table-cell office:value-type="float" office:value="0.353903">
                <text:p>0.353903</text:p>
              </table:table-cell>
              <table:table-cell office:value-type="float" office:value="1.97086">
                <text:p>1.97086</text:p>
              </table:table-cell>
              <table:table-cell office:value-type="float" office:value="0.353297">
                <text:p>0.353297</text:p>
              </table:table-cell>
              <table:table-cell office:value-type="float" office:value="1.79267">
                <text:p>1.79267</text:p>
              </table:table-cell>
              <table:table-cell office:value-type="float" office:value="0.352698">
                <text:p>0.352698</text:p>
              </table:table-cell>
              <table:table-cell office:value-type="float" office:value="1.7142">
                <text:p>1.7142</text:p>
              </table:table-cell>
              <table:table-cell office:value-type="float" office:value="0.351815">
                <text:p>0.351815</text:p>
              </table:table-cell>
              <table:table-cell office:value-type="float" office:value="1.73997">
                <text:p>1.73997</text:p>
              </table:table-cell>
              <table:table-cell office:value-type="float" office:value="0.351237">
                <text:p>0.351237</text:p>
              </table:table-cell>
              <table:table-cell office:value-type="float" office:value="1.77968">
                <text:p>1.77968</text:p>
              </table:table-cell>
              <table:table-cell office:value-type="float" office:value="0.350667">
                <text:p>0.350667</text:p>
              </table:table-cell>
              <table:table-cell office:value-type="float" office:value="1.86234">
                <text:p>1.86234</text:p>
              </table:table-cell>
              <table:table-cell office:value-type="float" office:value="0.350106">
                <text:p>0.350106</text:p>
              </table:table-cell>
              <table:table-cell office:value-type="float" office:value="1.96701">
                <text:p>1.96701</text:p>
              </table:table-cell>
              <table:table-cell office:value-type="float" office:value="0.349336">
                <text:p>0.349336</text:p>
              </table:table-cell>
              <table:table-cell office:value-type="float" office:value="2.32039">
                <text:p>2.32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3.88773">
                <text:p>3.88773</text:p>
              </table:table-cell>
              <table:table-cell office:value-type="float" office:value="0.368826">
                <text:p>0.368826</text:p>
              </table:table-cell>
              <table:table-cell office:value-type="float" office:value="3.38185">
                <text:p>3.38185</text:p>
              </table:table-cell>
              <table:table-cell office:value-type="float" office:value="0.368206">
                <text:p>0.368206</text:p>
              </table:table-cell>
              <table:table-cell office:value-type="float" office:value="2.88446">
                <text:p>2.88446</text:p>
              </table:table-cell>
              <table:table-cell office:value-type="float" office:value="0.367592">
                <text:p>0.367592</text:p>
              </table:table-cell>
              <table:table-cell office:value-type="float" office:value="2.47473">
                <text:p>2.47473</text:p>
              </table:table-cell>
              <table:table-cell office:value-type="float" office:value="0.366682">
                <text:p>0.366682</text:p>
              </table:table-cell>
              <table:table-cell office:value-type="float" office:value="2.18574">
                <text:p>2.18574</text:p>
              </table:table-cell>
              <table:table-cell office:value-type="float" office:value="0.366084">
                <text:p>0.366084</text:p>
              </table:table-cell>
              <table:table-cell office:value-type="float" office:value="1.92135">
                <text:p>1.92135</text:p>
              </table:table-cell>
              <table:table-cell office:value-type="float" office:value="0.365492">
                <text:p>0.365492</text:p>
              </table:table-cell>
              <table:table-cell office:value-type="float" office:value="1.83993">
                <text:p>1.83993</text:p>
              </table:table-cell>
              <table:table-cell office:value-type="float" office:value="0.364908">
                <text:p>0.364908</text:p>
              </table:table-cell>
              <table:table-cell office:value-type="float" office:value="1.74998">
                <text:p>1.74998</text:p>
              </table:table-cell>
              <table:table-cell office:value-type="float" office:value="0.36433">
                <text:p>0.36433</text:p>
              </table:table-cell>
              <table:table-cell office:value-type="float" office:value="1.62683">
                <text:p>1.62683</text:p>
              </table:table-cell>
              <table:table-cell office:value-type="float" office:value="0.36376">
                <text:p>0.36376</text:p>
              </table:table-cell>
              <table:table-cell office:value-type="float" office:value="1.58934">
                <text:p>1.58934</text:p>
              </table:table-cell>
              <table:table-cell office:value-type="float" office:value="0.362919">
                <text:p>0.362919</text:p>
              </table:table-cell>
              <table:table-cell office:value-type="float" office:value="1.6588">
                <text:p>1.6588</text:p>
              </table:table-cell>
              <table:table-cell office:value-type="float" office:value="0.362368">
                <text:p>0.362368</text:p>
              </table:table-cell>
              <table:table-cell office:value-type="float" office:value="1.72048">
                <text:p>1.72048</text:p>
              </table:table-cell>
              <table:table-cell office:value-type="float" office:value="0.361826">
                <text:p>0.361826</text:p>
              </table:table-cell>
              <table:table-cell office:value-type="float" office:value="1.81982">
                <text:p>1.81982</text:p>
              </table:table-cell>
              <table:table-cell office:value-type="float" office:value="0.361291">
                <text:p>0.361291</text:p>
              </table:table-cell>
              <table:table-cell office:value-type="float" office:value="1.93717">
                <text:p>1.93717</text:p>
              </table:table-cell>
              <table:table-cell office:value-type="float" office:value="0.360558">
                <text:p>0.360558</text:p>
              </table:table-cell>
              <table:table-cell office:value-type="float" office:value="2.302">
                <text:p>2.3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3.10527">
                <text:p>3.10527</text:p>
              </table:table-cell>
              <table:table-cell office:value-type="float" office:value="0.379635">
                <text:p>0.379635</text:p>
              </table:table-cell>
              <table:table-cell office:value-type="float" office:value="2.72335">
                <text:p>2.72335</text:p>
              </table:table-cell>
              <table:table-cell office:value-type="float" office:value="0.379046">
                <text:p>0.379046</text:p>
              </table:table-cell>
              <table:table-cell office:value-type="float" office:value="2.3461">
                <text:p>2.3461</text:p>
              </table:table-cell>
              <table:table-cell office:value-type="float" office:value="0.378462">
                <text:p>0.378462</text:p>
              </table:table-cell>
              <table:table-cell office:value-type="float" office:value="2.03962">
                <text:p>2.03962</text:p>
              </table:table-cell>
              <table:table-cell office:value-type="float" office:value="0.377598">
                <text:p>0.377598</text:p>
              </table:table-cell>
              <table:table-cell office:value-type="float" office:value="1.85797">
                <text:p>1.85797</text:p>
              </table:table-cell>
              <table:table-cell office:value-type="float" office:value="0.37703">
                <text:p>0.37703</text:p>
              </table:table-cell>
              <table:table-cell office:value-type="float" office:value="1.66619">
                <text:p>1.66619</text:p>
              </table:table-cell>
              <table:table-cell office:value-type="float" office:value="0.376468">
                <text:p>0.376468</text:p>
              </table:table-cell>
              <table:table-cell office:value-type="float" office:value="1.63521">
                <text:p>1.63521</text:p>
              </table:table-cell>
              <table:table-cell office:value-type="float" office:value="0.375912">
                <text:p>0.375912</text:p>
              </table:table-cell>
              <table:table-cell office:value-type="float" office:value="1.59105">
                <text:p>1.59105</text:p>
              </table:table-cell>
              <table:table-cell office:value-type="float" office:value="0.375364">
                <text:p>0.375364</text:p>
              </table:table-cell>
              <table:table-cell office:value-type="float" office:value="1.50865">
                <text:p>1.50865</text:p>
              </table:table-cell>
              <table:table-cell office:value-type="float" office:value="0.374822">
                <text:p>0.374822</text:p>
              </table:table-cell>
              <table:table-cell office:value-type="float" office:value="1.50125">
                <text:p>1.50125</text:p>
              </table:table-cell>
              <table:table-cell office:value-type="float" office:value="0.374023">
                <text:p>0.374023</text:p>
              </table:table-cell>
              <table:table-cell office:value-type="float" office:value="1.60245">
                <text:p>1.60245</text:p>
              </table:table-cell>
              <table:table-cell office:value-type="float" office:value="0.3735">
                <text:p>0.3735</text:p>
              </table:table-cell>
              <table:table-cell office:value-type="float" office:value="1.67986">
                <text:p>1.67986</text:p>
              </table:table-cell>
              <table:table-cell office:value-type="float" office:value="0.372984">
                <text:p>0.372984</text:p>
              </table:table-cell>
              <table:table-cell office:value-type="float" office:value="1.791">
                <text:p>1.791</text:p>
              </table:table-cell>
              <table:table-cell office:value-type="float" office:value="0.372477">
                <text:p>0.372477</text:p>
              </table:table-cell>
              <table:table-cell office:value-type="float" office:value="1.9172">
                <text:p>1.9172</text:p>
              </table:table-cell>
              <table:table-cell office:value-type="float" office:value="0.37178">
                <text:p>0.37178</text:p>
              </table:table-cell>
              <table:table-cell office:value-type="float" office:value="2.28993">
                <text:p>2.28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2.50803">
                <text:p>2.50803</text:p>
              </table:table-cell>
              <table:table-cell office:value-type="float" office:value="0.390444">
                <text:p>0.390444</text:p>
              </table:table-cell>
              <table:table-cell office:value-type="float" office:value="2.22411">
                <text:p>2.22411</text:p>
              </table:table-cell>
              <table:table-cell office:value-type="float" office:value="0.389885">
                <text:p>0.389885</text:p>
              </table:table-cell>
              <table:table-cell office:value-type="float" office:value="1.94081">
                <text:p>1.94081</text:p>
              </table:table-cell>
              <table:table-cell office:value-type="float" office:value="0.389332">
                <text:p>0.389332</text:p>
              </table:table-cell>
              <table:table-cell office:value-type="float" office:value="1.71447">
                <text:p>1.71447</text:p>
              </table:table-cell>
              <table:table-cell office:value-type="float" office:value="0.388514">
                <text:p>0.388514</text:p>
              </table:table-cell>
              <table:table-cell office:value-type="float" office:value="1.6159">
                <text:p>1.6159</text:p>
              </table:table-cell>
              <table:table-cell office:value-type="float" office:value="0.387975">
                <text:p>0.387975</text:p>
              </table:table-cell>
              <table:table-cell office:value-type="float" office:value="1.4793">
                <text:p>1.4793</text:p>
              </table:table-cell>
              <table:table-cell office:value-type="float" office:value="0.387443">
                <text:p>0.387443</text:p>
              </table:table-cell>
              <table:table-cell office:value-type="float" office:value="1.48655">
                <text:p>1.48655</text:p>
              </table:table-cell>
              <table:table-cell office:value-type="float" office:value="0.386917">
                <text:p>0.386917</text:p>
              </table:table-cell>
              <table:table-cell office:value-type="float" office:value="1.4767">
                <text:p>1.4767</text:p>
              </table:table-cell>
              <table:table-cell office:value-type="float" office:value="0.386397">
                <text:p>0.386397</text:p>
              </table:table-cell>
              <table:table-cell office:value-type="float" office:value="1.42442">
                <text:p>1.42442</text:p>
              </table:table-cell>
              <table:table-cell office:value-type="float" office:value="0.385884">
                <text:p>0.385884</text:p>
              </table:table-cell>
              <table:table-cell office:value-type="float" office:value="1.4391">
                <text:p>1.4391</text:p>
              </table:table-cell>
              <table:table-cell office:value-type="float" office:value="0.385127">
                <text:p>0.385127</text:p>
              </table:table-cell>
              <table:table-cell office:value-type="float" office:value="1.56334">
                <text:p>1.56334</text:p>
              </table:table-cell>
              <table:table-cell office:value-type="float" office:value="0.384631">
                <text:p>0.384631</text:p>
              </table:table-cell>
              <table:table-cell office:value-type="float" office:value="1.65198">
                <text:p>1.65198</text:p>
              </table:table-cell>
              <table:table-cell office:value-type="float" office:value="0.384143">
                <text:p>0.384143</text:p>
              </table:table-cell>
              <table:table-cell office:value-type="float" office:value="1.77147">
                <text:p>1.77147</text:p>
              </table:table-cell>
              <table:table-cell office:value-type="float" office:value="0.383662">
                <text:p>0.383662</text:p>
              </table:table-cell>
              <table:table-cell office:value-type="float" office:value="1.90384">
                <text:p>1.90384</text:p>
              </table:table-cell>
              <table:table-cell office:value-type="float" office:value="0.383002">
                <text:p>0.383002</text:p>
              </table:table-cell>
              <table:table-cell office:value-type="float" office:value="2.28202">
                <text:p>2.28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2.05216">
                <text:p>2.05216</text:p>
              </table:table-cell>
              <table:table-cell office:value-type="float" office:value="0.401252">
                <text:p>0.401252</text:p>
              </table:table-cell>
              <table:table-cell office:value-type="float" office:value="1.84562">
                <text:p>1.84562</text:p>
              </table:table-cell>
              <table:table-cell office:value-type="float" office:value="0.400725">
                <text:p>0.400725</text:p>
              </table:table-cell>
              <table:table-cell office:value-type="float" office:value="1.63572">
                <text:p>1.63572</text:p>
              </table:table-cell>
              <table:table-cell office:value-type="float" office:value="0.400203">
                <text:p>0.400203</text:p>
              </table:table-cell>
              <table:table-cell office:value-type="float" office:value="1.4715">
                <text:p>1.4715</text:p>
              </table:table-cell>
              <table:table-cell office:value-type="float" office:value="0.39943">
                <text:p>0.39943</text:p>
              </table:table-cell>
              <table:table-cell office:value-type="float" office:value="1.43711">
                <text:p>1.43711</text:p>
              </table:table-cell>
              <table:table-cell office:value-type="float" office:value="0.398921">
                <text:p>0.398921</text:p>
              </table:table-cell>
              <table:table-cell office:value-type="float" office:value="1.34241">
                <text:p>1.34241</text:p>
              </table:table-cell>
              <table:table-cell office:value-type="float" office:value="0.398418">
                <text:p>0.398418</text:p>
              </table:table-cell>
              <table:table-cell office:value-type="float" office:value="1.37861">
                <text:p>1.37861</text:p>
              </table:table-cell>
              <table:table-cell office:value-type="float" office:value="0.397922">
                <text:p>0.397922</text:p>
              </table:table-cell>
              <table:table-cell office:value-type="float" office:value="1.39441">
                <text:p>1.39441</text:p>
              </table:table-cell>
              <table:table-cell office:value-type="float" office:value="0.397431">
                <text:p>0.397431</text:p>
              </table:table-cell>
              <table:table-cell office:value-type="float" office:value="1.36439">
                <text:p>1.36439</text:p>
              </table:table-cell>
              <table:table-cell office:value-type="float" office:value="0.396946">
                <text:p>0.396946</text:p>
              </table:table-cell>
              <table:table-cell office:value-type="float" office:value="1.39526">
                <text:p>1.39526</text:p>
              </table:table-cell>
              <table:table-cell office:value-type="float" office:value="0.396231">
                <text:p>0.396231</text:p>
              </table:table-cell>
              <table:table-cell office:value-type="float" office:value="1.53618">
                <text:p>1.53618</text:p>
              </table:table-cell>
              <table:table-cell office:value-type="float" office:value="0.395763">
                <text:p>0.395763</text:p>
              </table:table-cell>
              <table:table-cell office:value-type="float" office:value="1.63285">
                <text:p>1.63285</text:p>
              </table:table-cell>
              <table:table-cell office:value-type="float" office:value="0.395302">
                <text:p>0.395302</text:p>
              </table:table-cell>
              <table:table-cell office:value-type="float" office:value="1.75822">
                <text:p>1.75822</text:p>
              </table:table-cell>
              <table:table-cell office:value-type="float" office:value="0.394848">
                <text:p>0.394848</text:p>
              </table:table-cell>
              <table:table-cell office:value-type="float" office:value="1.8949">
                <text:p>1.8949</text:p>
              </table:table-cell>
              <table:table-cell office:value-type="float" office:value="0.394224">
                <text:p>0.394224</text:p>
              </table:table-cell>
              <table:table-cell office:value-type="float" office:value="2.27682">
                <text:p>2.27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1.70421">
                <text:p>1.70421</text:p>
              </table:table-cell>
              <table:table-cell office:value-type="float" office:value="0.412061">
                <text:p>0.412061</text:p>
              </table:table-cell>
              <table:table-cell office:value-type="float" office:value="1.55868">
                <text:p>1.55868</text:p>
              </table:table-cell>
              <table:table-cell office:value-type="float" office:value="0.411565">
                <text:p>0.411565</text:p>
              </table:table-cell>
              <table:table-cell office:value-type="float" office:value="1.40604">
                <text:p>1.40604</text:p>
              </table:table-cell>
              <table:table-cell office:value-type="float" office:value="0.411073">
                <text:p>0.411073</text:p>
              </table:table-cell>
              <table:table-cell office:value-type="float" office:value="1.28994">
                <text:p>1.28994</text:p>
              </table:table-cell>
              <table:table-cell office:value-type="float" office:value="0.410346">
                <text:p>0.410346</text:p>
              </table:table-cell>
              <table:table-cell office:value-type="float" office:value="1.30506">
                <text:p>1.30506</text:p>
              </table:table-cell>
              <table:table-cell office:value-type="float" office:value="0.409867">
                <text:p>0.409867</text:p>
              </table:table-cell>
              <table:table-cell office:value-type="float" office:value="1.24214">
                <text:p>1.24214</text:p>
              </table:table-cell>
              <table:table-cell office:value-type="float" office:value="0.409394">
                <text:p>0.409394</text:p>
              </table:table-cell>
              <table:table-cell office:value-type="float" office:value="1.30022">
                <text:p>1.30022</text:p>
              </table:table-cell>
              <table:table-cell office:value-type="float" office:value="0.408926">
                <text:p>0.408926</text:p>
              </table:table-cell>
              <table:table-cell office:value-type="float" office:value="1.3352">
                <text:p>1.3352</text:p>
              </table:table-cell>
              <table:table-cell office:value-type="float" office:value="0.408464">
                <text:p>0.408464</text:p>
              </table:table-cell>
              <table:table-cell office:value-type="float" office:value="1.3216">
                <text:p>1.3216</text:p>
              </table:table-cell>
              <table:table-cell office:value-type="float" office:value="0.408008">
                <text:p>0.408008</text:p>
              </table:table-cell>
              <table:table-cell office:value-type="float" office:value="1.36433">
                <text:p>1.36433</text:p>
              </table:table-cell>
              <table:table-cell office:value-type="float" office:value="0.407335">
                <text:p>0.407335</text:p>
              </table:table-cell>
              <table:table-cell office:value-type="float" office:value="1.51733">
                <text:p>1.51733</text:p>
              </table:table-cell>
              <table:table-cell office:value-type="float" office:value="0.406895">
                <text:p>0.406895</text:p>
              </table:table-cell>
              <table:table-cell office:value-type="float" office:value="1.61973">
                <text:p>1.61973</text:p>
              </table:table-cell>
              <table:table-cell office:value-type="float" office:value="0.406461">
                <text:p>0.406461</text:p>
              </table:table-cell>
              <table:table-cell office:value-type="float" office:value="1.74925">
                <text:p>1.74925</text:p>
              </table:table-cell>
              <table:table-cell office:value-type="float" office:value="0.406033">
                <text:p>0.406033</text:p>
              </table:table-cell>
              <table:table-cell office:value-type="float" office:value="1.88892">
                <text:p>1.88892</text:p>
              </table:table-cell>
              <table:table-cell office:value-type="float" office:value="0.405447">
                <text:p>0.405447</text:p>
              </table:table-cell>
              <table:table-cell office:value-type="float" office:value="2.27342">
                <text:p>2.27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1.43862">
                <text:p>1.43862</text:p>
              </table:table-cell>
              <table:table-cell office:value-type="float" office:value="0.42287">
                <text:p>0.42287</text:p>
              </table:table-cell>
              <table:table-cell office:value-type="float" office:value="1.34113">
                <text:p>1.34113</text:p>
              </table:table-cell>
              <table:table-cell office:value-type="float" office:value="0.422404">
                <text:p>0.422404</text:p>
              </table:table-cell>
              <table:table-cell office:value-type="float" office:value="1.23313">
                <text:p>1.23313</text:p>
              </table:table-cell>
              <table:table-cell office:value-type="float" office:value="0.421944">
                <text:p>0.421944</text:p>
              </table:table-cell>
              <table:table-cell office:value-type="float" office:value="1.15426">
                <text:p>1.15426</text:p>
              </table:table-cell>
              <table:table-cell office:value-type="float" office:value="0.421262">
                <text:p>0.421262</text:p>
              </table:table-cell>
              <table:table-cell office:value-type="float" office:value="1.20754">
                <text:p>1.20754</text:p>
              </table:table-cell>
              <table:table-cell office:value-type="float" office:value="0.420813">
                <text:p>0.420813</text:p>
              </table:table-cell>
              <table:table-cell office:value-type="float" office:value="1.16869">
                <text:p>1.16869</text:p>
              </table:table-cell>
              <table:table-cell office:value-type="float" office:value="0.420369">
                <text:p>0.420369</text:p>
              </table:table-cell>
              <table:table-cell office:value-type="float" office:value="1.24331">
                <text:p>1.24331</text:p>
              </table:table-cell>
              <table:table-cell office:value-type="float" office:value="0.419931">
                <text:p>0.419931</text:p>
              </table:table-cell>
              <table:table-cell office:value-type="float" office:value="1.2926">
                <text:p>1.2926</text:p>
              </table:table-cell>
              <table:table-cell office:value-type="float" office:value="0.419498">
                <text:p>0.419498</text:p>
              </table:table-cell>
              <table:table-cell office:value-type="float" office:value="1.29112">
                <text:p>1.29112</text:p>
              </table:table-cell>
              <table:table-cell office:value-type="float" office:value="0.41907">
                <text:p>0.41907</text:p>
              </table:table-cell>
              <table:table-cell office:value-type="float" office:value="1.3425">
                <text:p>1.3425</text:p>
              </table:table-cell>
              <table:table-cell office:value-type="float" office:value="0.418439">
                <text:p>0.418439</text:p>
              </table:table-cell>
              <table:table-cell office:value-type="float" office:value="1.50425">
                <text:p>1.50425</text:p>
              </table:table-cell>
              <table:table-cell office:value-type="float" office:value="0.418026">
                <text:p>0.418026</text:p>
              </table:table-cell>
              <table:table-cell office:value-type="float" office:value="1.61072">
                <text:p>1.61072</text:p>
              </table:table-cell>
              <table:table-cell office:value-type="float" office:value="0.417619">
                <text:p>0.417619</text:p>
              </table:table-cell>
              <table:table-cell office:value-type="float" office:value="1.74317">
                <text:p>1.74317</text:p>
              </table:table-cell>
              <table:table-cell office:value-type="float" office:value="0.417219">
                <text:p>0.417219</text:p>
              </table:table-cell>
              <table:table-cell office:value-type="float" office:value="1.88492">
                <text:p>1.88492</text:p>
              </table:table-cell>
              <table:table-cell office:value-type="float" office:value="0.416669">
                <text:p>0.416669</text:p>
              </table:table-cell>
              <table:table-cell office:value-type="float" office:value="2.27118">
                <text:p>2.271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1.2359">
                <text:p>1.2359</text:p>
              </table:table-cell>
              <table:table-cell office:value-type="float" office:value="0.433678">
                <text:p>0.433678</text:p>
              </table:table-cell>
              <table:table-cell office:value-type="float" office:value="1.1762">
                <text:p>1.1762</text:p>
              </table:table-cell>
              <table:table-cell office:value-type="float" office:value="0.433244">
                <text:p>0.433244</text:p>
              </table:table-cell>
              <table:table-cell office:value-type="float" office:value="1.10297">
                <text:p>1.10297</text:p>
              </table:table-cell>
              <table:table-cell office:value-type="float" office:value="0.432814">
                <text:p>0.432814</text:p>
              </table:table-cell>
              <table:table-cell office:value-type="float" office:value="1.05287">
                <text:p>1.05287</text:p>
              </table:table-cell>
              <table:table-cell office:value-type="float" office:value="0.432177">
                <text:p>0.432177</text:p>
              </table:table-cell>
              <table:table-cell office:value-type="float" office:value="1.13551">
                <text:p>1.13551</text:p>
              </table:table-cell>
              <table:table-cell office:value-type="float" office:value="0.431759">
                <text:p>0.431759</text:p>
              </table:table-cell>
              <table:table-cell office:value-type="float" office:value="1.11489">
                <text:p>1.11489</text:p>
              </table:table-cell>
              <table:table-cell office:value-type="float" office:value="0.431345">
                <text:p>0.431345</text:p>
              </table:table-cell>
              <table:table-cell office:value-type="float" office:value="1.20198">
                <text:p>1.20198</text:p>
              </table:table-cell>
              <table:table-cell office:value-type="float" office:value="0.430935">
                <text:p>0.430935</text:p>
              </table:table-cell>
              <table:table-cell office:value-type="float" office:value="1.26194">
                <text:p>1.26194</text:p>
              </table:table-cell>
              <table:table-cell office:value-type="float" office:value="0.430531">
                <text:p>0.430531</text:p>
              </table:table-cell>
              <table:table-cell office:value-type="float" office:value="1.26939">
                <text:p>1.26939</text:p>
              </table:table-cell>
              <table:table-cell office:value-type="float" office:value="0.430132">
                <text:p>0.430132</text:p>
              </table:table-cell>
              <table:table-cell office:value-type="float" office:value="1.3271">
                <text:p>1.3271</text:p>
              </table:table-cell>
              <table:table-cell office:value-type="float" office:value="0.429543">
                <text:p>0.429543</text:p>
              </table:table-cell>
              <table:table-cell office:value-type="float" office:value="1.49517">
                <text:p>1.49517</text:p>
              </table:table-cell>
              <table:table-cell office:value-type="float" office:value="0.429158">
                <text:p>0.429158</text:p>
              </table:table-cell>
              <table:table-cell office:value-type="float" office:value="1.60454">
                <text:p>1.60454</text:p>
              </table:table-cell>
              <table:table-cell office:value-type="float" office:value="0.428778">
                <text:p>0.428778</text:p>
              </table:table-cell>
              <table:table-cell office:value-type="float" office:value="1.73904">
                <text:p>1.73904</text:p>
              </table:table-cell>
              <table:table-cell office:value-type="float" office:value="0.428404">
                <text:p>0.428404</text:p>
              </table:table-cell>
              <table:table-cell office:value-type="float" office:value="1.88225">
                <text:p>1.88225</text:p>
              </table:table-cell>
              <table:table-cell office:value-type="float" office:value="0.427891">
                <text:p>0.427891</text:p>
              </table:table-cell>
              <table:table-cell office:value-type="float" office:value="2.26971">
                <text:p>2.26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1.08116">
                <text:p>1.08116</text:p>
              </table:table-cell>
              <table:table-cell office:value-type="float" office:value="0.444487">
                <text:p>0.444487</text:p>
              </table:table-cell>
              <table:table-cell office:value-type="float" office:value="1.05116">
                <text:p>1.05116</text:p>
              </table:table-cell>
              <table:table-cell office:value-type="float" office:value="0.444084">
                <text:p>0.444084</text:p>
              </table:table-cell>
              <table:table-cell office:value-type="float" office:value="1.00498">
                <text:p>1.00498</text:p>
              </table:table-cell>
              <table:table-cell office:value-type="float" office:value="0.443685">
                <text:p>0.443685</text:p>
              </table:table-cell>
              <table:table-cell office:value-type="float" office:value="0.97711">
                <text:p>0.97711</text:p>
              </table:table-cell>
              <table:table-cell office:value-type="float" office:value="0.443093">
                <text:p>0.443093</text:p>
              </table:table-cell>
              <table:table-cell office:value-type="float" office:value="1.08232">
                <text:p>1.08232</text:p>
              </table:table-cell>
              <table:table-cell office:value-type="float" office:value="0.442704">
                <text:p>0.442704</text:p>
              </table:table-cell>
              <table:table-cell office:value-type="float" office:value="1.07549">
                <text:p>1.07549</text:p>
              </table:table-cell>
              <table:table-cell office:value-type="float" office:value="0.44232">
                <text:p>0.44232</text:p>
              </table:table-cell>
              <table:table-cell office:value-type="float" office:value="1.17196">
                <text:p>1.17196</text:p>
              </table:table-cell>
              <table:table-cell office:value-type="float" office:value="0.44194">
                <text:p>0.44194</text:p>
              </table:table-cell>
              <table:table-cell office:value-type="float" office:value="1.23989">
                <text:p>1.23989</text:p>
              </table:table-cell>
              <table:table-cell office:value-type="float" office:value="0.441565">
                <text:p>0.441565</text:p>
              </table:table-cell>
              <table:table-cell office:value-type="float" office:value="1.2539">
                <text:p>1.2539</text:p>
              </table:table-cell>
              <table:table-cell office:value-type="float" office:value="0.441194">
                <text:p>0.441194</text:p>
              </table:table-cell>
              <table:table-cell office:value-type="float" office:value="1.31624">
                <text:p>1.31624</text:p>
              </table:table-cell>
              <table:table-cell office:value-type="float" office:value="0.440647">
                <text:p>0.440647</text:p>
              </table:table-cell>
              <table:table-cell office:value-type="float" office:value="1.48886">
                <text:p>1.48886</text:p>
              </table:table-cell>
              <table:table-cell office:value-type="float" office:value="0.440289">
                <text:p>0.440289</text:p>
              </table:table-cell>
              <table:table-cell office:value-type="float" office:value="1.6003">
                <text:p>1.6003</text:p>
              </table:table-cell>
              <table:table-cell office:value-type="float" office:value="0.439937">
                <text:p>0.439937</text:p>
              </table:table-cell>
              <table:table-cell office:value-type="float" office:value="1.73625">
                <text:p>1.73625</text:p>
              </table:table-cell>
              <table:table-cell office:value-type="float" office:value="0.439589">
                <text:p>0.439589</text:p>
              </table:table-cell>
              <table:table-cell office:value-type="float" office:value="1.88045">
                <text:p>1.88045</text:p>
              </table:table-cell>
              <table:table-cell office:value-type="float" office:value="0.439113">
                <text:p>0.439113</text:p>
              </table:table-cell>
              <table:table-cell office:value-type="float" office:value="2.26875">
                <text:p>2.2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963056">
                <text:p>0.963056</text:p>
              </table:table-cell>
              <table:table-cell office:value-type="float" office:value="0.455296">
                <text:p>0.455296</text:p>
              </table:table-cell>
              <table:table-cell office:value-type="float" office:value="0.956361">
                <text:p>0.956361</text:p>
              </table:table-cell>
              <table:table-cell office:value-type="float" office:value="0.454924">
                <text:p>0.454924</text:p>
              </table:table-cell>
              <table:table-cell office:value-type="float" office:value="0.931219">
                <text:p>0.931219</text:p>
              </table:table-cell>
              <table:table-cell office:value-type="float" office:value="0.454555">
                <text:p>0.454555</text:p>
              </table:table-cell>
              <table:table-cell office:value-type="float" office:value="0.920495">
                <text:p>0.920495</text:p>
              </table:table-cell>
              <table:table-cell office:value-type="float" office:value="0.454009">
                <text:p>0.454009</text:p>
              </table:table-cell>
              <table:table-cell office:value-type="float" office:value="1.04303">
                <text:p>1.04303</text:p>
              </table:table-cell>
              <table:table-cell office:value-type="float" office:value="0.45365">
                <text:p>0.45365</text:p>
              </table:table-cell>
              <table:table-cell office:value-type="float" office:value="1.04662">
                <text:p>1.04662</text:p>
              </table:table-cell>
              <table:table-cell office:value-type="float" office:value="0.453295">
                <text:p>0.453295</text:p>
              </table:table-cell>
              <table:table-cell office:value-type="float" office:value="1.15017">
                <text:p>1.15017</text:p>
              </table:table-cell>
              <table:table-cell office:value-type="float" office:value="0.452945">
                <text:p>0.452945</text:p>
              </table:table-cell>
              <table:table-cell office:value-type="float" office:value="1.22401">
                <text:p>1.22401</text:p>
              </table:table-cell>
              <table:table-cell office:value-type="float" office:value="0.452598">
                <text:p>0.452598</text:p>
              </table:table-cell>
              <table:table-cell office:value-type="float" office:value="1.24286">
                <text:p>1.24286</text:p>
              </table:table-cell>
              <table:table-cell office:value-type="float" office:value="0.452256">
                <text:p>0.452256</text:p>
              </table:table-cell>
              <table:table-cell office:value-type="float" office:value="1.30858">
                <text:p>1.30858</text:p>
              </table:table-cell>
              <table:table-cell office:value-type="float" office:value="0.451751">
                <text:p>0.451751</text:p>
              </table:table-cell>
              <table:table-cell office:value-type="float" office:value="1.48449">
                <text:p>1.48449</text:p>
              </table:table-cell>
              <table:table-cell office:value-type="float" office:value="0.451421">
                <text:p>0.451421</text:p>
              </table:table-cell>
              <table:table-cell office:value-type="float" office:value="1.59739">
                <text:p>1.59739</text:p>
              </table:table-cell>
              <table:table-cell office:value-type="float" office:value="0.451095">
                <text:p>0.451095</text:p>
              </table:table-cell>
              <table:table-cell office:value-type="float" office:value="1.73435">
                <text:p>1.73435</text:p>
              </table:table-cell>
              <table:table-cell office:value-type="float" office:value="0.450775">
                <text:p>0.450775</text:p>
              </table:table-cell>
              <table:table-cell office:value-type="float" office:value="1.87926">
                <text:p>1.87926</text:p>
              </table:table-cell>
              <table:table-cell office:value-type="float" office:value="0.450335">
                <text:p>0.450335</text:p>
              </table:table-cell>
              <table:table-cell office:value-type="float" office:value="2.26812">
                <text:p>2.26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872907">
                <text:p>0.872907</text:p>
              </table:table-cell>
              <table:table-cell office:value-type="float" office:value="0.466104">
                <text:p>0.466104</text:p>
              </table:table-cell>
              <table:table-cell office:value-type="float" office:value="0.88449">
                <text:p>0.88449</text:p>
              </table:table-cell>
              <table:table-cell office:value-type="float" office:value="0.465763">
                <text:p>0.465763</text:p>
              </table:table-cell>
              <table:table-cell office:value-type="float" office:value="0.875689">
                <text:p>0.875689</text:p>
              </table:table-cell>
              <table:table-cell office:value-type="float" office:value="0.465425">
                <text:p>0.465425</text:p>
              </table:table-cell>
              <table:table-cell office:value-type="float" office:value="0.878188">
                <text:p>0.878188</text:p>
              </table:table-cell>
              <table:table-cell office:value-type="float" office:value="0.464925">
                <text:p>0.464925</text:p>
              </table:table-cell>
              <table:table-cell office:value-type="float" office:value="1.01401">
                <text:p>1.01401</text:p>
              </table:table-cell>
              <table:table-cell office:value-type="float" office:value="0.464596">
                <text:p>0.464596</text:p>
              </table:table-cell>
              <table:table-cell office:value-type="float" office:value="1.02548">
                <text:p>1.02548</text:p>
              </table:table-cell>
              <table:table-cell office:value-type="float" office:value="0.464271">
                <text:p>0.464271</text:p>
              </table:table-cell>
              <table:table-cell office:value-type="float" office:value="1.13435">
                <text:p>1.13435</text:p>
              </table:table-cell>
              <table:table-cell office:value-type="float" office:value="0.463949">
                <text:p>0.463949</text:p>
              </table:table-cell>
              <table:table-cell office:value-type="float" office:value="1.21259">
                <text:p>1.21259</text:p>
              </table:table-cell>
              <table:table-cell office:value-type="float" office:value="0.463632">
                <text:p>0.463632</text:p>
              </table:table-cell>
              <table:table-cell office:value-type="float" office:value="1.235">
                <text:p>1.235</text:p>
              </table:table-cell>
              <table:table-cell office:value-type="float" office:value="0.463318">
                <text:p>0.463318</text:p>
              </table:table-cell>
              <table:table-cell office:value-type="float" office:value="1.30317">
                <text:p>1.30317</text:p>
              </table:table-cell>
              <table:table-cell office:value-type="float" office:value="0.462856">
                <text:p>0.462856</text:p>
              </table:table-cell>
              <table:table-cell office:value-type="float" office:value="1.48145">
                <text:p>1.48145</text:p>
              </table:table-cell>
              <table:table-cell office:value-type="float" office:value="0.462553">
                <text:p>0.462553</text:p>
              </table:table-cell>
              <table:table-cell office:value-type="float" office:value="1.5954">
                <text:p>1.5954</text:p>
              </table:table-cell>
              <table:table-cell office:value-type="float" office:value="0.462254">
                <text:p>0.462254</text:p>
              </table:table-cell>
              <table:table-cell office:value-type="float" office:value="1.73307">
                <text:p>1.73307</text:p>
              </table:table-cell>
              <table:table-cell office:value-type="float" office:value="0.46196">
                <text:p>0.46196</text:p>
              </table:table-cell>
              <table:table-cell office:value-type="float" office:value="1.87845">
                <text:p>1.87845</text:p>
              </table:table-cell>
              <table:table-cell office:value-type="float" office:value="0.461557">
                <text:p>0.461557</text:p>
              </table:table-cell>
              <table:table-cell office:value-type="float" office:value="2.26771">
                <text:p>2.267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804098">
                <text:p>0.804098</text:p>
              </table:table-cell>
              <table:table-cell office:value-type="float" office:value="0.476913">
                <text:p>0.476913</text:p>
              </table:table-cell>
              <table:table-cell office:value-type="float" office:value="0.830003">
                <text:p>0.830003</text:p>
              </table:table-cell>
              <table:table-cell office:value-type="float" office:value="0.476603">
                <text:p>0.476603</text:p>
              </table:table-cell>
              <table:table-cell office:value-type="float" office:value="0.833885">
                <text:p>0.833885</text:p>
              </table:table-cell>
              <table:table-cell office:value-type="float" office:value="0.476296">
                <text:p>0.476296</text:p>
              </table:table-cell>
              <table:table-cell office:value-type="float" office:value="0.846573">
                <text:p>0.846573</text:p>
              </table:table-cell>
              <table:table-cell office:value-type="float" office:value="0.475841">
                <text:p>0.475841</text:p>
              </table:table-cell>
              <table:table-cell office:value-type="float" office:value="0.992577">
                <text:p>0.992577</text:p>
              </table:table-cell>
              <table:table-cell office:value-type="float" office:value="0.475542">
                <text:p>0.475542</text:p>
              </table:table-cell>
              <table:table-cell office:value-type="float" office:value="1.01">
                <text:p>1.01</text:p>
              </table:table-cell>
              <table:table-cell office:value-type="float" office:value="0.475246">
                <text:p>0.475246</text:p>
              </table:table-cell>
              <table:table-cell office:value-type="float" office:value="1.12286">
                <text:p>1.12286</text:p>
              </table:table-cell>
              <table:table-cell office:value-type="float" office:value="0.474954">
                <text:p>0.474954</text:p>
              </table:table-cell>
              <table:table-cell office:value-type="float" office:value="1.20438">
                <text:p>1.20438</text:p>
              </table:table-cell>
              <table:table-cell office:value-type="float" office:value="0.474665">
                <text:p>0.474665</text:p>
              </table:table-cell>
              <table:table-cell office:value-type="float" office:value="1.22939">
                <text:p>1.22939</text:p>
              </table:table-cell>
              <table:table-cell office:value-type="float" office:value="0.47438">
                <text:p>0.47438</text:p>
              </table:table-cell>
              <table:table-cell office:value-type="float" office:value="1.29936">
                <text:p>1.29936</text:p>
              </table:table-cell>
              <table:table-cell office:value-type="float" office:value="0.47396">
                <text:p>0.47396</text:p>
              </table:table-cell>
              <table:table-cell office:value-type="float" office:value="1.47934">
                <text:p>1.47934</text:p>
              </table:table-cell>
              <table:table-cell office:value-type="float" office:value="0.473684">
                <text:p>0.473684</text:p>
              </table:table-cell>
              <table:table-cell office:value-type="float" office:value="1.59403">
                <text:p>1.59403</text:p>
              </table:table-cell>
              <table:table-cell office:value-type="float" office:value="0.473413">
                <text:p>0.473413</text:p>
              </table:table-cell>
              <table:table-cell office:value-type="float" office:value="1.7322">
                <text:p>1.7322</text:p>
              </table:table-cell>
              <table:table-cell office:value-type="float" office:value="0.473146">
                <text:p>0.473146</text:p>
              </table:table-cell>
              <table:table-cell office:value-type="float" office:value="1.87792">
                <text:p>1.87792</text:p>
              </table:table-cell>
              <table:table-cell office:value-type="float" office:value="0.472779">
                <text:p>0.472779</text:p>
              </table:table-cell>
              <table:table-cell office:value-type="float" office:value="2.26743">
                <text:p>2.26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751577">
                <text:p>0.751577</text:p>
              </table:table-cell>
              <table:table-cell office:value-type="float" office:value="0.487722">
                <text:p>0.487722</text:p>
              </table:table-cell>
              <table:table-cell office:value-type="float" office:value="0.788694">
                <text:p>0.788694</text:p>
              </table:table-cell>
              <table:table-cell office:value-type="float" office:value="0.487443">
                <text:p>0.487443</text:p>
              </table:table-cell>
              <table:table-cell office:value-type="float" office:value="0.802416">
                <text:p>0.802416</text:p>
              </table:table-cell>
              <table:table-cell office:value-type="float" office:value="0.487166">
                <text:p>0.487166</text:p>
              </table:table-cell>
              <table:table-cell office:value-type="float" office:value="0.822948">
                <text:p>0.822948</text:p>
              </table:table-cell>
              <table:table-cell office:value-type="float" office:value="0.486757">
                <text:p>0.486757</text:p>
              </table:table-cell>
              <table:table-cell office:value-type="float" office:value="0.976749">
                <text:p>0.976749</text:p>
              </table:table-cell>
              <table:table-cell office:value-type="float" office:value="0.486488">
                <text:p>0.486488</text:p>
              </table:table-cell>
              <table:table-cell office:value-type="float" office:value="0.998653">
                <text:p>0.998653</text:p>
              </table:table-cell>
              <table:table-cell office:value-type="float" office:value="0.486222">
                <text:p>0.486222</text:p>
              </table:table-cell>
              <table:table-cell office:value-type="float" office:value="1.11451">
                <text:p>1.11451</text:p>
              </table:table-cell>
              <table:table-cell office:value-type="float" office:value="0.485958">
                <text:p>0.485958</text:p>
              </table:table-cell>
              <table:table-cell office:value-type="float" office:value="1.19846">
                <text:p>1.19846</text:p>
              </table:table-cell>
              <table:table-cell office:value-type="float" office:value="0.485699">
                <text:p>0.485699</text:p>
              </table:table-cell>
              <table:table-cell office:value-type="float" office:value="1.2254">
                <text:p>1.2254</text:p>
              </table:table-cell>
              <table:table-cell office:value-type="float" office:value="0.485442">
                <text:p>0.485442</text:p>
              </table:table-cell>
              <table:table-cell office:value-type="float" office:value="1.29666">
                <text:p>1.29666</text:p>
              </table:table-cell>
              <table:table-cell office:value-type="float" office:value="0.485064">
                <text:p>0.485064</text:p>
              </table:table-cell>
              <table:table-cell office:value-type="float" office:value="1.47788">
                <text:p>1.47788</text:p>
              </table:table-cell>
              <table:table-cell office:value-type="float" office:value="0.484816">
                <text:p>0.484816</text:p>
              </table:table-cell>
              <table:table-cell office:value-type="float" office:value="1.59309">
                <text:p>1.59309</text:p>
              </table:table-cell>
              <table:table-cell office:value-type="float" office:value="0.484572">
                <text:p>0.484572</text:p>
              </table:table-cell>
              <table:table-cell office:value-type="float" office:value="1.73161">
                <text:p>1.73161</text:p>
              </table:table-cell>
              <table:table-cell office:value-type="float" office:value="0.484331">
                <text:p>0.484331</text:p>
              </table:table-cell>
              <table:table-cell office:value-type="float" office:value="1.87756">
                <text:p>1.87756</text:p>
              </table:table-cell>
              <table:table-cell office:value-type="float" office:value="0.484001">
                <text:p>0.484001</text:p>
              </table:table-cell>
              <table:table-cell office:value-type="float" office:value="2.26726">
                <text:p>2.26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711488">
                <text:p>0.711488</text:p>
              </table:table-cell>
              <table:table-cell office:value-type="float" office:value="0.49853">
                <text:p>0.49853</text:p>
              </table:table-cell>
              <table:table-cell office:value-type="float" office:value="0.757376">
                <text:p>0.757376</text:p>
              </table:table-cell>
              <table:table-cell office:value-type="float" office:value="0.498282">
                <text:p>0.498282</text:p>
              </table:table-cell>
              <table:table-cell office:value-type="float" office:value="0.778725">
                <text:p>0.778725</text:p>
              </table:table-cell>
              <table:table-cell office:value-type="float" office:value="0.498037">
                <text:p>0.498037</text:p>
              </table:table-cell>
              <table:table-cell office:value-type="float" office:value="0.805294">
                <text:p>0.805294</text:p>
              </table:table-cell>
              <table:table-cell office:value-type="float" office:value="0.497673">
                <text:p>0.497673</text:p>
              </table:table-cell>
              <table:table-cell office:value-type="float" office:value="0.965059">
                <text:p>0.965059</text:p>
              </table:table-cell>
              <table:table-cell office:value-type="float" office:value="0.497434">
                <text:p>0.497434</text:p>
              </table:table-cell>
              <table:table-cell office:value-type="float" office:value="0.990345">
                <text:p>0.990345</text:p>
              </table:table-cell>
              <table:table-cell office:value-type="float" office:value="0.497197">
                <text:p>0.497197</text:p>
              </table:table-cell>
              <table:table-cell office:value-type="float" office:value="1.10845">
                <text:p>1.10845</text:p>
              </table:table-cell>
              <table:table-cell office:value-type="float" office:value="0.496963">
                <text:p>0.496963</text:p>
              </table:table-cell>
              <table:table-cell office:value-type="float" office:value="1.19421">
                <text:p>1.19421</text:p>
              </table:table-cell>
              <table:table-cell office:value-type="float" office:value="0.496732">
                <text:p>0.496732</text:p>
              </table:table-cell>
              <table:table-cell office:value-type="float" office:value="1.22255">
                <text:p>1.22255</text:p>
              </table:table-cell>
              <table:table-cell office:value-type="float" office:value="0.496504">
                <text:p>0.496504</text:p>
              </table:table-cell>
              <table:table-cell office:value-type="float" office:value="1.29477">
                <text:p>1.29477</text:p>
              </table:table-cell>
              <table:table-cell office:value-type="float" office:value="0.496168">
                <text:p>0.496168</text:p>
              </table:table-cell>
              <table:table-cell office:value-type="float" office:value="1.47686">
                <text:p>1.47686</text:p>
              </table:table-cell>
              <table:table-cell office:value-type="float" office:value="0.495947">
                <text:p>0.495947</text:p>
              </table:table-cell>
              <table:table-cell office:value-type="float" office:value="1.59244">
                <text:p>1.59244</text:p>
              </table:table-cell>
              <table:table-cell office:value-type="float" office:value="0.49573">
                <text:p>0.49573</text:p>
              </table:table-cell>
              <table:table-cell office:value-type="float" office:value="1.73121">
                <text:p>1.73121</text:p>
              </table:table-cell>
              <table:table-cell office:value-type="float" office:value="0.495517">
                <text:p>0.495517</text:p>
              </table:table-cell>
              <table:table-cell office:value-type="float" office:value="1.87732">
                <text:p>1.87732</text:p>
              </table:table-cell>
              <table:table-cell office:value-type="float" office:value="0.495223">
                <text:p>0.495223</text:p>
              </table:table-cell>
              <table:table-cell office:value-type="float" office:value="2.26714">
                <text:p>2.26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68089">
                <text:p>0.68089</text:p>
              </table:table-cell>
              <table:table-cell office:value-type="float" office:value="0.509339">
                <text:p>0.509339</text:p>
              </table:table-cell>
              <table:table-cell office:value-type="float" office:value="0.733632">
                <text:p>0.733632</text:p>
              </table:table-cell>
              <table:table-cell office:value-type="float" office:value="0.509122">
                <text:p>0.509122</text:p>
              </table:table-cell>
              <table:table-cell office:value-type="float" office:value="0.760891">
                <text:p>0.760891</text:p>
              </table:table-cell>
              <table:table-cell office:value-type="float" office:value="0.508907">
                <text:p>0.508907</text:p>
              </table:table-cell>
              <table:table-cell office:value-type="float" office:value="0.792102">
                <text:p>0.792102</text:p>
              </table:table-cell>
              <table:table-cell office:value-type="float" office:value="0.508589">
                <text:p>0.508589</text:p>
              </table:table-cell>
              <table:table-cell office:value-type="float" office:value="0.956425">
                <text:p>0.956425</text:p>
              </table:table-cell>
              <table:table-cell office:value-type="float" office:value="0.508379">
                <text:p>0.508379</text:p>
              </table:table-cell>
              <table:table-cell office:value-type="float" office:value="0.984259">
                <text:p>0.984259</text:p>
              </table:table-cell>
              <table:table-cell office:value-type="float" office:value="0.508172">
                <text:p>0.508172</text:p>
              </table:table-cell>
              <table:table-cell office:value-type="float" office:value="1.10405">
                <text:p>1.10405</text:p>
              </table:table-cell>
              <table:table-cell office:value-type="float" office:value="0.507968">
                <text:p>0.507968</text:p>
              </table:table-cell>
              <table:table-cell office:value-type="float" office:value="1.19115">
                <text:p>1.19115</text:p>
              </table:table-cell>
              <table:table-cell office:value-type="float" office:value="0.507766">
                <text:p>0.507766</text:p>
              </table:table-cell>
              <table:table-cell office:value-type="float" office:value="1.22052">
                <text:p>1.22052</text:p>
              </table:table-cell>
              <table:table-cell office:value-type="float" office:value="0.507566">
                <text:p>0.507566</text:p>
              </table:table-cell>
              <table:table-cell office:value-type="float" office:value="1.29343">
                <text:p>1.29343</text:p>
              </table:table-cell>
              <table:table-cell office:value-type="float" office:value="0.507272">
                <text:p>0.507272</text:p>
              </table:table-cell>
              <table:table-cell office:value-type="float" office:value="1.47615">
                <text:p>1.47615</text:p>
              </table:table-cell>
              <table:table-cell office:value-type="float" office:value="0.507079">
                <text:p>0.507079</text:p>
              </table:table-cell>
              <table:table-cell office:value-type="float" office:value="1.592">
                <text:p>1.592</text:p>
              </table:table-cell>
              <table:table-cell office:value-type="float" office:value="0.506889">
                <text:p>0.506889</text:p>
              </table:table-cell>
              <table:table-cell office:value-type="float" office:value="1.73094">
                <text:p>1.73094</text:p>
              </table:table-cell>
              <table:table-cell office:value-type="float" office:value="0.506702">
                <text:p>0.506702</text:p>
              </table:table-cell>
              <table:table-cell office:value-type="float" office:value="1.87716">
                <text:p>1.87716</text:p>
              </table:table-cell>
              <table:table-cell office:value-type="float" office:value="0.506445">
                <text:p>0.506445</text:p>
              </table:table-cell>
              <table:table-cell office:value-type="float" office:value="2.26706">
                <text:p>2.26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657534">
                <text:p>0.657534</text:p>
              </table:table-cell>
              <table:table-cell office:value-type="float" office:value="0.520148">
                <text:p>0.520148</text:p>
              </table:table-cell>
              <table:table-cell office:value-type="float" office:value="0.715632">
                <text:p>0.715632</text:p>
              </table:table-cell>
              <table:table-cell office:value-type="float" office:value="0.519962">
                <text:p>0.519962</text:p>
              </table:table-cell>
              <table:table-cell office:value-type="float" office:value="0.747465">
                <text:p>0.747465</text:p>
              </table:table-cell>
              <table:table-cell office:value-type="float" office:value="0.519777">
                <text:p>0.519777</text:p>
              </table:table-cell>
              <table:table-cell office:value-type="float" office:value="0.782244">
                <text:p>0.782244</text:p>
              </table:table-cell>
              <table:table-cell office:value-type="float" office:value="0.519505">
                <text:p>0.519505</text:p>
              </table:table-cell>
              <table:table-cell office:value-type="float" office:value="0.950048">
                <text:p>0.950048</text:p>
              </table:table-cell>
              <table:table-cell office:value-type="float" office:value="0.519325">
                <text:p>0.519325</text:p>
              </table:table-cell>
              <table:table-cell office:value-type="float" office:value="0.979802">
                <text:p>0.979802</text:p>
              </table:table-cell>
              <table:table-cell office:value-type="float" office:value="0.519148">
                <text:p>0.519148</text:p>
              </table:table-cell>
              <table:table-cell office:value-type="float" office:value="1.10086">
                <text:p>1.10086</text:p>
              </table:table-cell>
              <table:table-cell office:value-type="float" office:value="0.518972">
                <text:p>0.518972</text:p>
              </table:table-cell>
              <table:table-cell office:value-type="float" office:value="1.18895">
                <text:p>1.18895</text:p>
              </table:table-cell>
              <table:table-cell office:value-type="float" office:value="0.518799">
                <text:p>0.518799</text:p>
              </table:table-cell>
              <table:table-cell office:value-type="float" office:value="1.21908">
                <text:p>1.21908</text:p>
              </table:table-cell>
              <table:table-cell office:value-type="float" office:value="0.518628">
                <text:p>0.518628</text:p>
              </table:table-cell>
              <table:table-cell office:value-type="float" office:value="1.29248">
                <text:p>1.29248</text:p>
              </table:table-cell>
              <table:table-cell office:value-type="float" office:value="0.518376">
                <text:p>0.518376</text:p>
              </table:table-cell>
              <table:table-cell office:value-type="float" office:value="1.47566">
                <text:p>1.47566</text:p>
              </table:table-cell>
              <table:table-cell office:value-type="float" office:value="0.51821">
                <text:p>0.51821</text:p>
              </table:table-cell>
              <table:table-cell office:value-type="float" office:value="1.59169">
                <text:p>1.59169</text:p>
              </table:table-cell>
              <table:table-cell office:value-type="float" office:value="0.518048">
                <text:p>0.518048</text:p>
              </table:table-cell>
              <table:table-cell office:value-type="float" office:value="1.73075">
                <text:p>1.73075</text:p>
              </table:table-cell>
              <table:table-cell office:value-type="float" office:value="0.517887">
                <text:p>0.517887</text:p>
              </table:table-cell>
              <table:table-cell office:value-type="float" office:value="1.87705">
                <text:p>1.87705</text:p>
              </table:table-cell>
              <table:table-cell office:value-type="float" office:value="0.517667">
                <text:p>0.517667</text:p>
              </table:table-cell>
              <table:table-cell office:value-type="float" office:value="2.26701">
                <text:p>2.26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639708">
                <text:p>0.639708</text:p>
              </table:table-cell>
              <table:table-cell office:value-type="float" office:value="0.530957">
                <text:p>0.530957</text:p>
              </table:table-cell>
              <table:table-cell office:value-type="float" office:value="0.701985">
                <text:p>0.701985</text:p>
              </table:table-cell>
              <table:table-cell office:value-type="float" office:value="0.530801">
                <text:p>0.530801</text:p>
              </table:table-cell>
              <table:table-cell office:value-type="float" office:value="0.737359">
                <text:p>0.737359</text:p>
              </table:table-cell>
              <table:table-cell office:value-type="float" office:value="0.530648">
                <text:p>0.530648</text:p>
              </table:table-cell>
              <table:table-cell office:value-type="float" office:value="0.774878">
                <text:p>0.774878</text:p>
              </table:table-cell>
              <table:table-cell office:value-type="float" office:value="0.530421">
                <text:p>0.530421</text:p>
              </table:table-cell>
              <table:table-cell office:value-type="float" office:value="0.945339">
                <text:p>0.945339</text:p>
              </table:table-cell>
              <table:table-cell office:value-type="float" office:value="0.530271">
                <text:p>0.530271</text:p>
              </table:table-cell>
              <table:table-cell office:value-type="float" office:value="0.976537">
                <text:p>0.976537</text:p>
              </table:table-cell>
              <table:table-cell office:value-type="float" office:value="0.530123">
                <text:p>0.530123</text:p>
              </table:table-cell>
              <table:table-cell office:value-type="float" office:value="1.09854">
                <text:p>1.09854</text:p>
              </table:table-cell>
              <table:table-cell office:value-type="float" office:value="0.529977">
                <text:p>0.529977</text:p>
              </table:table-cell>
              <table:table-cell office:value-type="float" office:value="1.18736">
                <text:p>1.18736</text:p>
              </table:table-cell>
              <table:table-cell office:value-type="float" office:value="0.529833">
                <text:p>0.529833</text:p>
              </table:table-cell>
              <table:table-cell office:value-type="float" office:value="1.21805">
                <text:p>1.21805</text:p>
              </table:table-cell>
              <table:table-cell office:value-type="float" office:value="0.52969">
                <text:p>0.52969</text:p>
              </table:table-cell>
              <table:table-cell office:value-type="float" office:value="1.29181">
                <text:p>1.29181</text:p>
              </table:table-cell>
              <table:table-cell office:value-type="float" office:value="0.52948">
                <text:p>0.52948</text:p>
              </table:table-cell>
              <table:table-cell office:value-type="float" office:value="1.47532">
                <text:p>1.47532</text:p>
              </table:table-cell>
              <table:table-cell office:value-type="float" office:value="0.529342">
                <text:p>0.529342</text:p>
              </table:table-cell>
              <table:table-cell office:value-type="float" office:value="1.59149">
                <text:p>1.59149</text:p>
              </table:table-cell>
              <table:table-cell office:value-type="float" office:value="0.529206">
                <text:p>0.529206</text:p>
              </table:table-cell>
              <table:table-cell office:value-type="float" office:value="1.73063">
                <text:p>1.73063</text:p>
              </table:table-cell>
              <table:table-cell office:value-type="float" office:value="0.529073">
                <text:p>0.529073</text:p>
              </table:table-cell>
              <table:table-cell office:value-type="float" office:value="1.87698">
                <text:p>1.87698</text:p>
              </table:table-cell>
              <table:table-cell office:value-type="float" office:value="0.52889">
                <text:p>0.52889</text:p>
              </table:table-cell>
              <table:table-cell office:value-type="float" office:value="2.26698">
                <text:p>2.266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626101">
                <text:p>0.626101</text:p>
              </table:table-cell>
              <table:table-cell office:value-type="float" office:value="0.541765">
                <text:p>0.541765</text:p>
              </table:table-cell>
              <table:table-cell office:value-type="float" office:value="0.691639">
                <text:p>0.691639</text:p>
              </table:table-cell>
              <table:table-cell office:value-type="float" office:value="0.541641">
                <text:p>0.541641</text:p>
              </table:table-cell>
              <table:table-cell office:value-type="float" office:value="0.729751">
                <text:p>0.729751</text:p>
              </table:table-cell>
              <table:table-cell office:value-type="float" office:value="0.541518">
                <text:p>0.541518</text:p>
              </table:table-cell>
              <table:table-cell office:value-type="float" office:value="0.769373">
                <text:p>0.769373</text:p>
              </table:table-cell>
              <table:table-cell office:value-type="float" office:value="0.541336">
                <text:p>0.541336</text:p>
              </table:table-cell>
              <table:table-cell office:value-type="float" office:value="0.94186">
                <text:p>0.94186</text:p>
              </table:table-cell>
              <table:table-cell office:value-type="float" office:value="0.541217">
                <text:p>0.541217</text:p>
              </table:table-cell>
              <table:table-cell office:value-type="float" office:value="0.974146">
                <text:p>0.974146</text:p>
              </table:table-cell>
              <table:table-cell office:value-type="float" office:value="0.541098">
                <text:p>0.541098</text:p>
              </table:table-cell>
              <table:table-cell office:value-type="float" office:value="1.09685">
                <text:p>1.09685</text:p>
              </table:table-cell>
              <table:table-cell office:value-type="float" office:value="0.540982">
                <text:p>0.540982</text:p>
              </table:table-cell>
              <table:table-cell office:value-type="float" office:value="1.18622">
                <text:p>1.18622</text:p>
              </table:table-cell>
              <table:table-cell office:value-type="float" office:value="0.540866">
                <text:p>0.540866</text:p>
              </table:table-cell>
              <table:table-cell office:value-type="float" office:value="1.21731">
                <text:p>1.21731</text:p>
              </table:table-cell>
              <table:table-cell office:value-type="float" office:value="0.540752">
                <text:p>0.540752</text:p>
              </table:table-cell>
              <table:table-cell office:value-type="float" office:value="1.29134">
                <text:p>1.29134</text:p>
              </table:table-cell>
              <table:table-cell office:value-type="float" office:value="0.540584">
                <text:p>0.540584</text:p>
              </table:table-cell>
              <table:table-cell office:value-type="float" office:value="1.47509">
                <text:p>1.47509</text:p>
              </table:table-cell>
              <table:table-cell office:value-type="float" office:value="0.540474">
                <text:p>0.540474</text:p>
              </table:table-cell>
              <table:table-cell office:value-type="float" office:value="1.59134">
                <text:p>1.59134</text:p>
              </table:table-cell>
              <table:table-cell office:value-type="float" office:value="0.540365">
                <text:p>0.540365</text:p>
              </table:table-cell>
              <table:table-cell office:value-type="float" office:value="1.73054">
                <text:p>1.73054</text:p>
              </table:table-cell>
              <table:table-cell office:value-type="float" office:value="0.540258">
                <text:p>0.540258</text:p>
              </table:table-cell>
              <table:table-cell office:value-type="float" office:value="1.87693">
                <text:p>1.87693</text:p>
              </table:table-cell>
              <table:table-cell office:value-type="float" office:value="0.540112">
                <text:p>0.540112</text:p>
              </table:table-cell>
              <table:table-cell office:value-type="float" office:value="2.26696">
                <text:p>2.26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615716">
                <text:p>0.615716</text:p>
              </table:table-cell>
              <table:table-cell office:value-type="float" office:value="0.552574">
                <text:p>0.552574</text:p>
              </table:table-cell>
              <table:table-cell office:value-type="float" office:value="0.683796">
                <text:p>0.683796</text:p>
              </table:table-cell>
              <table:table-cell office:value-type="float" office:value="0.552481">
                <text:p>0.552481</text:p>
              </table:table-cell>
              <table:table-cell office:value-type="float" office:value="0.724024">
                <text:p>0.724024</text:p>
              </table:table-cell>
              <table:table-cell office:value-type="float" office:value="0.552389">
                <text:p>0.552389</text:p>
              </table:table-cell>
              <table:table-cell office:value-type="float" office:value="0.76526">
                <text:p>0.76526</text:p>
              </table:table-cell>
              <table:table-cell office:value-type="float" office:value="0.552252">
                <text:p>0.552252</text:p>
              </table:table-cell>
              <table:table-cell office:value-type="float" office:value="0.939292">
                <text:p>0.939292</text:p>
              </table:table-cell>
              <table:table-cell office:value-type="float" office:value="0.552163">
                <text:p>0.552163</text:p>
              </table:table-cell>
              <table:table-cell office:value-type="float" office:value="0.972394">
                <text:p>0.972394</text:p>
              </table:table-cell>
              <table:table-cell office:value-type="float" office:value="0.552074">
                <text:p>0.552074</text:p>
              </table:table-cell>
              <table:table-cell office:value-type="float" office:value="1.09563">
                <text:p>1.09563</text:p>
              </table:table-cell>
              <table:table-cell office:value-type="float" office:value="0.551986">
                <text:p>0.551986</text:p>
              </table:table-cell>
              <table:table-cell office:value-type="float" office:value="1.1854">
                <text:p>1.1854</text:p>
              </table:table-cell>
              <table:table-cell office:value-type="float" office:value="0.5519">
                <text:p>0.5519</text:p>
              </table:table-cell>
              <table:table-cell office:value-type="float" office:value="1.21679">
                <text:p>1.21679</text:p>
              </table:table-cell>
              <table:table-cell office:value-type="float" office:value="0.551814">
                <text:p>0.551814</text:p>
              </table:table-cell>
              <table:table-cell office:value-type="float" office:value="1.29101">
                <text:p>1.29101</text:p>
              </table:table-cell>
              <table:table-cell office:value-type="float" office:value="0.551688">
                <text:p>0.551688</text:p>
              </table:table-cell>
              <table:table-cell office:value-type="float" office:value="1.47492">
                <text:p>1.47492</text:p>
              </table:table-cell>
              <table:table-cell office:value-type="float" office:value="0.551605">
                <text:p>0.551605</text:p>
              </table:table-cell>
              <table:table-cell office:value-type="float" office:value="1.59124">
                <text:p>1.59124</text:p>
              </table:table-cell>
              <table:table-cell office:value-type="float" office:value="0.551524">
                <text:p>0.551524</text:p>
              </table:table-cell>
              <table:table-cell office:value-type="float" office:value="1.73049">
                <text:p>1.73049</text:p>
              </table:table-cell>
              <table:table-cell office:value-type="float" office:value="0.551444">
                <text:p>0.551444</text:p>
              </table:table-cell>
              <table:table-cell office:value-type="float" office:value="1.8769">
                <text:p>1.8769</text:p>
              </table:table-cell>
              <table:table-cell office:value-type="float" office:value="0.551334">
                <text:p>0.551334</text:p>
              </table:table-cell>
              <table:table-cell office:value-type="float" office:value="2.26694">
                <text:p>2.266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60779">
                <text:p>0.60779</text:p>
              </table:table-cell>
              <table:table-cell office:value-type="float" office:value="0.563383">
                <text:p>0.563383</text:p>
              </table:table-cell>
              <table:table-cell office:value-type="float" office:value="0.67785">
                <text:p>0.67785</text:p>
              </table:table-cell>
              <table:table-cell office:value-type="float" office:value="0.563321">
                <text:p>0.563321</text:p>
              </table:table-cell>
              <table:table-cell office:value-type="float" office:value="0.719713">
                <text:p>0.719713</text:p>
              </table:table-cell>
              <table:table-cell office:value-type="float" office:value="0.563259">
                <text:p>0.563259</text:p>
              </table:table-cell>
              <table:table-cell office:value-type="float" office:value="0.762187">
                <text:p>0.762187</text:p>
              </table:table-cell>
              <table:table-cell office:value-type="float" office:value="0.563168">
                <text:p>0.563168</text:p>
              </table:table-cell>
              <table:table-cell office:value-type="float" office:value="0.937395">
                <text:p>0.937395</text:p>
              </table:table-cell>
              <table:table-cell office:value-type="float" office:value="0.563108">
                <text:p>0.563108</text:p>
              </table:table-cell>
              <table:table-cell office:value-type="float" office:value="0.971111">
                <text:p>0.971111</text:p>
              </table:table-cell>
              <table:table-cell office:value-type="float" office:value="0.563049">
                <text:p>0.563049</text:p>
              </table:table-cell>
              <table:table-cell office:value-type="float" office:value="1.09474">
                <text:p>1.09474</text:p>
              </table:table-cell>
              <table:table-cell office:value-type="float" office:value="0.562991">
                <text:p>0.562991</text:p>
              </table:table-cell>
              <table:table-cell office:value-type="float" office:value="1.18481">
                <text:p>1.18481</text:p>
              </table:table-cell>
              <table:table-cell office:value-type="float" office:value="0.562933">
                <text:p>0.562933</text:p>
              </table:table-cell>
              <table:table-cell office:value-type="float" office:value="1.21642">
                <text:p>1.21642</text:p>
              </table:table-cell>
              <table:table-cell office:value-type="float" office:value="0.562876">
                <text:p>0.562876</text:p>
              </table:table-cell>
              <table:table-cell office:value-type="float" office:value="1.29078">
                <text:p>1.29078</text:p>
              </table:table-cell>
              <table:table-cell office:value-type="float" office:value="0.562792">
                <text:p>0.562792</text:p>
              </table:table-cell>
              <table:table-cell office:value-type="float" office:value="1.47481">
                <text:p>1.47481</text:p>
              </table:table-cell>
              <table:table-cell office:value-type="float" office:value="0.562737">
                <text:p>0.562737</text:p>
              </table:table-cell>
              <table:table-cell office:value-type="float" office:value="1.59118">
                <text:p>1.59118</text:p>
              </table:table-cell>
              <table:table-cell office:value-type="float" office:value="0.562683">
                <text:p>0.562683</text:p>
              </table:table-cell>
              <table:table-cell office:value-type="float" office:value="1.73045">
                <text:p>1.73045</text:p>
              </table:table-cell>
              <table:table-cell office:value-type="float" office:value="0.562629">
                <text:p>0.562629</text:p>
              </table:table-cell>
              <table:table-cell office:value-type="float" office:value="1.87688">
                <text:p>1.87688</text:p>
              </table:table-cell>
              <table:table-cell office:value-type="float" office:value="0.562556">
                <text:p>0.562556</text:p>
              </table:table-cell>
              <table:table-cell office:value-type="float" office:value="2.26693">
                <text:p>2.26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60174">
                <text:p>0.60174</text:p>
              </table:table-cell>
              <table:table-cell office:value-type="float" office:value="0.574191">
                <text:p>0.574191</text:p>
              </table:table-cell>
              <table:table-cell office:value-type="float" office:value="0.673343">
                <text:p>0.673343</text:p>
              </table:table-cell>
              <table:table-cell office:value-type="float" office:value="0.57416">
                <text:p>0.57416</text:p>
              </table:table-cell>
              <table:table-cell office:value-type="float" office:value="0.716468">
                <text:p>0.716468</text:p>
              </table:table-cell>
              <table:table-cell office:value-type="float" office:value="0.57413">
                <text:p>0.57413</text:p>
              </table:table-cell>
              <table:table-cell office:value-type="float" office:value="0.759891">
                <text:p>0.759891</text:p>
              </table:table-cell>
              <table:table-cell office:value-type="float" office:value="0.574084">
                <text:p>0.574084</text:p>
              </table:table-cell>
              <table:table-cell office:value-type="float" office:value="0.935994">
                <text:p>0.935994</text:p>
              </table:table-cell>
              <table:table-cell office:value-type="float" office:value="0.574054">
                <text:p>0.574054</text:p>
              </table:table-cell>
              <table:table-cell office:value-type="float" office:value="0.970172">
                <text:p>0.970172</text:p>
              </table:table-cell>
              <table:table-cell office:value-type="float" office:value="0.574025">
                <text:p>0.574025</text:p>
              </table:table-cell>
              <table:table-cell office:value-type="float" office:value="1.0941">
                <text:p>1.0941</text:p>
              </table:table-cell>
              <table:table-cell office:value-type="float" office:value="0.573995">
                <text:p>0.573995</text:p>
              </table:table-cell>
              <table:table-cell office:value-type="float" office:value="1.18438">
                <text:p>1.18438</text:p>
              </table:table-cell>
              <table:table-cell office:value-type="float" office:value="0.573967">
                <text:p>0.573967</text:p>
              </table:table-cell>
              <table:table-cell office:value-type="float" office:value="1.21615">
                <text:p>1.21615</text:p>
              </table:table-cell>
              <table:table-cell office:value-type="float" office:value="0.573938">
                <text:p>0.573938</text:p>
              </table:table-cell>
              <table:table-cell office:value-type="float" office:value="1.29061">
                <text:p>1.29061</text:p>
              </table:table-cell>
              <table:table-cell office:value-type="float" office:value="0.573896">
                <text:p>0.573896</text:p>
              </table:table-cell>
              <table:table-cell office:value-type="float" office:value="1.47473">
                <text:p>1.47473</text:p>
              </table:table-cell>
              <table:table-cell office:value-type="float" office:value="0.573868">
                <text:p>0.573868</text:p>
              </table:table-cell>
              <table:table-cell office:value-type="float" office:value="1.59113">
                <text:p>1.59113</text:p>
              </table:table-cell>
              <table:table-cell office:value-type="float" office:value="0.573841">
                <text:p>0.573841</text:p>
              </table:table-cell>
              <table:table-cell office:value-type="float" office:value="1.73042">
                <text:p>1.73042</text:p>
              </table:table-cell>
              <table:table-cell office:value-type="float" office:value="0.573815">
                <text:p>0.573815</text:p>
              </table:table-cell>
              <table:table-cell office:value-type="float" office:value="1.87686">
                <text:p>1.87686</text:p>
              </table:table-cell>
              <table:table-cell office:value-type="float" office:value="0.573778">
                <text:p>0.573778</text:p>
              </table:table-cell>
              <table:table-cell office:value-type="float" office:value="2.26693">
                <text:p>2.26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597124">
                <text:p>0.597124</text:p>
              </table:table-cell>
              <table:table-cell office:value-type="float" office:value="0.585">
                <text:p>0.585</text:p>
              </table:table-cell>
              <table:table-cell office:value-type="float" office:value="0.669927">
                <text:p>0.669927</text:p>
              </table:table-cell>
              <table:table-cell office:value-type="float" office:value="0.585">
                <text:p>0.585</text:p>
              </table:table-cell>
              <table:table-cell office:value-type="float" office:value="0.714026">
                <text:p>0.714026</text:p>
              </table:table-cell>
              <table:table-cell office:value-type="float" office:value="0.585">
                <text:p>0.585</text:p>
              </table:table-cell>
              <table:table-cell office:value-type="float" office:value="0.758175">
                <text:p>0.758175</text:p>
              </table:table-cell>
              <table:table-cell office:value-type="float" office:value="0.585">
                <text:p>0.585</text:p>
              </table:table-cell>
              <table:table-cell office:value-type="float" office:value="0.93496">
                <text:p>0.93496</text:p>
              </table:table-cell>
              <table:table-cell office:value-type="float" office:value="0.585">
                <text:p>0.585</text:p>
              </table:table-cell>
              <table:table-cell office:value-type="float" office:value="0.969484">
                <text:p>0.969484</text:p>
              </table:table-cell>
              <table:table-cell office:value-type="float" office:value="0.585">
                <text:p>0.585</text:p>
              </table:table-cell>
              <table:table-cell office:value-type="float" office:value="1.09363">
                <text:p>1.09363</text:p>
              </table:table-cell>
              <table:table-cell office:value-type="float" office:value="0.585">
                <text:p>0.585</text:p>
              </table:table-cell>
              <table:table-cell office:value-type="float" office:value="1.18408">
                <text:p>1.18408</text:p>
              </table:table-cell>
              <table:table-cell office:value-type="float" office:value="0.585">
                <text:p>0.585</text:p>
              </table:table-cell>
              <table:table-cell office:value-type="float" office:value="1.21596">
                <text:p>1.21596</text:p>
              </table:table-cell>
              <table:table-cell office:value-type="float" office:value="0.585">
                <text:p>0.585</text:p>
              </table:table-cell>
              <table:table-cell office:value-type="float" office:value="1.2905">
                <text:p>1.2905</text:p>
              </table:table-cell>
              <table:table-cell office:value-type="float" office:value="0.585">
                <text:p>0.585</text:p>
              </table:table-cell>
              <table:table-cell office:value-type="float" office:value="1.47468">
                <text:p>1.47468</text:p>
              </table:table-cell>
              <table:table-cell office:value-type="float" office:value="0.585">
                <text:p>0.585</text:p>
              </table:table-cell>
              <table:table-cell office:value-type="float" office:value="1.5911">
                <text:p>1.5911</text:p>
              </table:table-cell>
              <table:table-cell office:value-type="float" office:value="0.585">
                <text:p>0.585</text:p>
              </table:table-cell>
              <table:table-cell office:value-type="float" office:value="1.7304">
                <text:p>1.7304</text:p>
              </table:table-cell>
              <table:table-cell office:value-type="float" office:value="0.585">
                <text:p>0.585</text:p>
              </table:table-cell>
              <table:table-cell office:value-type="float" office:value="1.87685">
                <text:p>1.87685</text:p>
              </table:table-cell>
              <table:table-cell office:value-type="float" office:value="0.585">
                <text:p>0.585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593602">
                <text:p>0.593602</text:p>
              </table:table-cell>
              <table:table-cell office:value-type="float" office:value="0.595809">
                <text:p>0.595809</text:p>
              </table:table-cell>
              <table:table-cell office:value-type="float" office:value="0.667338">
                <text:p>0.667338</text:p>
              </table:table-cell>
              <table:table-cell office:value-type="float" office:value="0.59584">
                <text:p>0.59584</text:p>
              </table:table-cell>
              <table:table-cell office:value-type="float" office:value="0.712188">
                <text:p>0.712188</text:p>
              </table:table-cell>
              <table:table-cell office:value-type="float" office:value="0.59587">
                <text:p>0.59587</text:p>
              </table:table-cell>
              <table:table-cell office:value-type="float" office:value="0.756894">
                <text:p>0.756894</text:p>
              </table:table-cell>
              <table:table-cell office:value-type="float" office:value="0.595916">
                <text:p>0.595916</text:p>
              </table:table-cell>
              <table:table-cell office:value-type="float" office:value="0.934197">
                <text:p>0.934197</text:p>
              </table:table-cell>
              <table:table-cell office:value-type="float" office:value="0.595946">
                <text:p>0.595946</text:p>
              </table:table-cell>
              <table:table-cell office:value-type="float" office:value="0.96898">
                <text:p>0.96898</text:p>
              </table:table-cell>
              <table:table-cell office:value-type="float" office:value="0.595975">
                <text:p>0.595975</text:p>
              </table:table-cell>
              <table:table-cell office:value-type="float" office:value="1.09329">
                <text:p>1.09329</text:p>
              </table:table-cell>
              <table:table-cell office:value-type="float" office:value="0.596005">
                <text:p>0.596005</text:p>
              </table:table-cell>
              <table:table-cell office:value-type="float" office:value="1.18386">
                <text:p>1.18386</text:p>
              </table:table-cell>
              <table:table-cell office:value-type="float" office:value="0.596033">
                <text:p>0.596033</text:p>
              </table:table-cell>
              <table:table-cell office:value-type="float" office:value="1.21583">
                <text:p>1.21583</text:p>
              </table:table-cell>
              <table:table-cell office:value-type="float" office:value="0.596062">
                <text:p>0.596062</text:p>
              </table:table-cell>
              <table:table-cell office:value-type="float" office:value="1.29041">
                <text:p>1.29041</text:p>
              </table:table-cell>
              <table:table-cell office:value-type="float" office:value="0.596104">
                <text:p>0.596104</text:p>
              </table:table-cell>
              <table:table-cell office:value-type="float" office:value="1.47464">
                <text:p>1.47464</text:p>
              </table:table-cell>
              <table:table-cell office:value-type="float" office:value="0.596132">
                <text:p>0.596132</text:p>
              </table:table-cell>
              <table:table-cell office:value-type="float" office:value="1.59108">
                <text:p>1.59108</text:p>
              </table:table-cell>
              <table:table-cell office:value-type="float" office:value="0.596159">
                <text:p>0.596159</text:p>
              </table:table-cell>
              <table:table-cell office:value-type="float" office:value="1.73039">
                <text:p>1.73039</text:p>
              </table:table-cell>
              <table:table-cell office:value-type="float" office:value="0.596185">
                <text:p>0.596185</text:p>
              </table:table-cell>
              <table:table-cell office:value-type="float" office:value="1.87685">
                <text:p>1.87685</text:p>
              </table:table-cell>
              <table:table-cell office:value-type="float" office:value="0.596222">
                <text:p>0.596222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590915">
                <text:p>0.590915</text:p>
              </table:table-cell>
              <table:table-cell office:value-type="float" office:value="0.606617">
                <text:p>0.606617</text:p>
              </table:table-cell>
              <table:table-cell office:value-type="float" office:value="0.665377">
                <text:p>0.665377</text:p>
              </table:table-cell>
              <table:table-cell office:value-type="float" office:value="0.606679">
                <text:p>0.606679</text:p>
              </table:table-cell>
              <table:table-cell office:value-type="float" office:value="0.710806">
                <text:p>0.710806</text:p>
              </table:table-cell>
              <table:table-cell office:value-type="float" office:value="0.606741">
                <text:p>0.606741</text:p>
              </table:table-cell>
              <table:table-cell office:value-type="float" office:value="0.755938">
                <text:p>0.755938</text:p>
              </table:table-cell>
              <table:table-cell office:value-type="float" office:value="0.606832">
                <text:p>0.606832</text:p>
              </table:table-cell>
              <table:table-cell office:value-type="float" office:value="0.933634">
                <text:p>0.933634</text:p>
              </table:table-cell>
              <table:table-cell office:value-type="float" office:value="0.606892">
                <text:p>0.606892</text:p>
              </table:table-cell>
              <table:table-cell office:value-type="float" office:value="0.968612">
                <text:p>0.968612</text:p>
              </table:table-cell>
              <table:table-cell office:value-type="float" office:value="0.606951">
                <text:p>0.606951</text:p>
              </table:table-cell>
              <table:table-cell office:value-type="float" office:value="1.09305">
                <text:p>1.09305</text:p>
              </table:table-cell>
              <table:table-cell office:value-type="float" office:value="0.607009">
                <text:p>0.607009</text:p>
              </table:table-cell>
              <table:table-cell office:value-type="float" office:value="1.1837">
                <text:p>1.1837</text:p>
              </table:table-cell>
              <table:table-cell office:value-type="float" office:value="0.607067">
                <text:p>0.607067</text:p>
              </table:table-cell>
              <table:table-cell office:value-type="float" office:value="1.21573">
                <text:p>1.21573</text:p>
              </table:table-cell>
              <table:table-cell office:value-type="float" office:value="0.607124">
                <text:p>0.607124</text:p>
              </table:table-cell>
              <table:table-cell office:value-type="float" office:value="1.29036">
                <text:p>1.29036</text:p>
              </table:table-cell>
              <table:table-cell office:value-type="float" office:value="0.607208">
                <text:p>0.607208</text:p>
              </table:table-cell>
              <table:table-cell office:value-type="float" office:value="1.47461">
                <text:p>1.47461</text:p>
              </table:table-cell>
              <table:table-cell office:value-type="float" office:value="0.607263">
                <text:p>0.607263</text:p>
              </table:table-cell>
              <table:table-cell office:value-type="float" office:value="1.59106">
                <text:p>1.59106</text:p>
              </table:table-cell>
              <table:table-cell office:value-type="float" office:value="0.607317">
                <text:p>0.607317</text:p>
              </table:table-cell>
              <table:table-cell office:value-type="float" office:value="1.73038">
                <text:p>1.73038</text:p>
              </table:table-cell>
              <table:table-cell office:value-type="float" office:value="0.607371">
                <text:p>0.607371</text:p>
              </table:table-cell>
              <table:table-cell office:value-type="float" office:value="1.87684">
                <text:p>1.87684</text:p>
              </table:table-cell>
              <table:table-cell office:value-type="float" office:value="0.607444">
                <text:p>0.607444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588867">
                <text:p>0.588867</text:p>
              </table:table-cell>
              <table:table-cell office:value-type="float" office:value="0.617426">
                <text:p>0.617426</text:p>
              </table:table-cell>
              <table:table-cell office:value-type="float" office:value="0.663892">
                <text:p>0.663892</text:p>
              </table:table-cell>
              <table:table-cell office:value-type="float" office:value="0.617519">
                <text:p>0.617519</text:p>
              </table:table-cell>
              <table:table-cell office:value-type="float" office:value="0.709767">
                <text:p>0.709767</text:p>
              </table:table-cell>
              <table:table-cell office:value-type="float" office:value="0.617611">
                <text:p>0.617611</text:p>
              </table:table-cell>
              <table:table-cell office:value-type="float" office:value="0.755224">
                <text:p>0.755224</text:p>
              </table:table-cell>
              <table:table-cell office:value-type="float" office:value="0.617748">
                <text:p>0.617748</text:p>
              </table:table-cell>
              <table:table-cell office:value-type="float" office:value="0.933219">
                <text:p>0.933219</text:p>
              </table:table-cell>
              <table:table-cell office:value-type="float" office:value="0.617837">
                <text:p>0.617837</text:p>
              </table:table-cell>
              <table:table-cell office:value-type="float" office:value="0.968343">
                <text:p>0.968343</text:p>
              </table:table-cell>
              <table:table-cell office:value-type="float" office:value="0.617926">
                <text:p>0.617926</text:p>
              </table:table-cell>
              <table:table-cell office:value-type="float" office:value="1.09287">
                <text:p>1.09287</text:p>
              </table:table-cell>
              <table:table-cell office:value-type="float" office:value="0.618014">
                <text:p>0.618014</text:p>
              </table:table-cell>
              <table:table-cell office:value-type="float" office:value="1.18359">
                <text:p>1.18359</text:p>
              </table:table-cell>
              <table:table-cell office:value-type="float" office:value="0.6181">
                <text:p>0.6181</text:p>
              </table:table-cell>
              <table:table-cell office:value-type="float" office:value="1.21566">
                <text:p>1.21566</text:p>
              </table:table-cell>
              <table:table-cell office:value-type="float" office:value="0.618186">
                <text:p>0.618186</text:p>
              </table:table-cell>
              <table:table-cell office:value-type="float" office:value="1.29032">
                <text:p>1.29032</text:p>
              </table:table-cell>
              <table:table-cell office:value-type="float" office:value="0.618312">
                <text:p>0.618312</text:p>
              </table:table-cell>
              <table:table-cell office:value-type="float" office:value="1.47459">
                <text:p>1.47459</text:p>
              </table:table-cell>
              <table:table-cell office:value-type="float" office:value="0.618395">
                <text:p>0.618395</text:p>
              </table:table-cell>
              <table:table-cell office:value-type="float" office:value="1.59105">
                <text:p>1.59105</text:p>
              </table:table-cell>
              <table:table-cell office:value-type="float" office:value="0.618476">
                <text:p>0.618476</text:p>
              </table:table-cell>
              <table:table-cell office:value-type="float" office:value="1.73038">
                <text:p>1.73038</text:p>
              </table:table-cell>
              <table:table-cell office:value-type="float" office:value="0.618556">
                <text:p>0.618556</text:p>
              </table:table-cell>
              <table:table-cell office:value-type="float" office:value="1.87684">
                <text:p>1.87684</text:p>
              </table:table-cell>
              <table:table-cell office:value-type="float" office:value="0.618666">
                <text:p>0.618666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587306">
                <text:p>0.587306</text:p>
              </table:table-cell>
              <table:table-cell office:value-type="float" office:value="0.628235">
                <text:p>0.628235</text:p>
              </table:table-cell>
              <table:table-cell office:value-type="float" office:value="0.662769">
                <text:p>0.662769</text:p>
              </table:table-cell>
              <table:table-cell office:value-type="float" office:value="0.628359">
                <text:p>0.628359</text:p>
              </table:table-cell>
              <table:table-cell office:value-type="float" office:value="0.708987">
                <text:p>0.708987</text:p>
              </table:table-cell>
              <table:table-cell office:value-type="float" office:value="0.628482">
                <text:p>0.628482</text:p>
              </table:table-cell>
              <table:table-cell office:value-type="float" office:value="0.754693">
                <text:p>0.754693</text:p>
              </table:table-cell>
              <table:table-cell office:value-type="float" office:value="0.628664">
                <text:p>0.628664</text:p>
              </table:table-cell>
              <table:table-cell office:value-type="float" office:value="0.932914">
                <text:p>0.932914</text:p>
              </table:table-cell>
              <table:table-cell office:value-type="float" office:value="0.628783">
                <text:p>0.628783</text:p>
              </table:table-cell>
              <table:table-cell office:value-type="float" office:value="0.968147">
                <text:p>0.968147</text:p>
              </table:table-cell>
              <table:table-cell office:value-type="float" office:value="0.628902">
                <text:p>0.628902</text:p>
              </table:table-cell>
              <table:table-cell office:value-type="float" office:value="1.09274">
                <text:p>1.09274</text:p>
              </table:table-cell>
              <table:table-cell office:value-type="float" office:value="0.629018">
                <text:p>0.629018</text:p>
              </table:table-cell>
              <table:table-cell office:value-type="float" office:value="1.18351">
                <text:p>1.18351</text:p>
              </table:table-cell>
              <table:table-cell office:value-type="float" office:value="0.629134">
                <text:p>0.629134</text:p>
              </table:table-cell>
              <table:table-cell office:value-type="float" office:value="1.21561">
                <text:p>1.21561</text:p>
              </table:table-cell>
              <table:table-cell office:value-type="float" office:value="0.629248">
                <text:p>0.629248</text:p>
              </table:table-cell>
              <table:table-cell office:value-type="float" office:value="1.29029">
                <text:p>1.29029</text:p>
              </table:table-cell>
              <table:table-cell office:value-type="float" office:value="0.629416">
                <text:p>0.629416</text:p>
              </table:table-cell>
              <table:table-cell office:value-type="float" office:value="1.47458">
                <text:p>1.47458</text:p>
              </table:table-cell>
              <table:table-cell office:value-type="float" office:value="0.629526">
                <text:p>0.629526</text:p>
              </table:table-cell>
              <table:table-cell office:value-type="float" office:value="1.59105">
                <text:p>1.59105</text:p>
              </table:table-cell>
              <table:table-cell office:value-type="float" office:value="0.629635">
                <text:p>0.629635</text:p>
              </table:table-cell>
              <table:table-cell office:value-type="float" office:value="1.73037">
                <text:p>1.73037</text:p>
              </table:table-cell>
              <table:table-cell office:value-type="float" office:value="0.629742">
                <text:p>0.629742</text:p>
              </table:table-cell>
              <table:table-cell office:value-type="float" office:value="1.87684">
                <text:p>1.87684</text:p>
              </table:table-cell>
              <table:table-cell office:value-type="float" office:value="0.629888">
                <text:p>0.629888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586119">
                <text:p>0.586119</text:p>
              </table:table-cell>
              <table:table-cell office:value-type="float" office:value="0.639043">
                <text:p>0.639043</text:p>
              </table:table-cell>
              <table:table-cell office:value-type="float" office:value="0.661921">
                <text:p>0.661921</text:p>
              </table:table-cell>
              <table:table-cell office:value-type="float" office:value="0.639199">
                <text:p>0.639199</text:p>
              </table:table-cell>
              <table:table-cell office:value-type="float" office:value="0.708403">
                <text:p>0.708403</text:p>
              </table:table-cell>
              <table:table-cell office:value-type="float" office:value="0.639352">
                <text:p>0.639352</text:p>
              </table:table-cell>
              <table:table-cell office:value-type="float" office:value="0.754297">
                <text:p>0.754297</text:p>
              </table:table-cell>
              <table:table-cell office:value-type="float" office:value="0.639579">
                <text:p>0.639579</text:p>
              </table:table-cell>
              <table:table-cell office:value-type="float" office:value="0.93269">
                <text:p>0.93269</text:p>
              </table:table-cell>
              <table:table-cell office:value-type="float" office:value="0.639729">
                <text:p>0.639729</text:p>
              </table:table-cell>
              <table:table-cell office:value-type="float" office:value="0.968005">
                <text:p>0.968005</text:p>
              </table:table-cell>
              <table:table-cell office:value-type="float" office:value="0.639877">
                <text:p>0.639877</text:p>
              </table:table-cell>
              <table:table-cell office:value-type="float" office:value="1.09265">
                <text:p>1.09265</text:p>
              </table:table-cell>
              <table:table-cell office:value-type="float" office:value="0.640023">
                <text:p>0.640023</text:p>
              </table:table-cell>
              <table:table-cell office:value-type="float" office:value="1.18345">
                <text:p>1.18345</text:p>
              </table:table-cell>
              <table:table-cell office:value-type="float" office:value="0.640167">
                <text:p>0.640167</text:p>
              </table:table-cell>
              <table:table-cell office:value-type="float" office:value="1.21558">
                <text:p>1.21558</text:p>
              </table:table-cell>
              <table:table-cell office:value-type="float" office:value="0.64031">
                <text:p>0.64031</text:p>
              </table:table-cell>
              <table:table-cell office:value-type="float" office:value="1.29027">
                <text:p>1.29027</text:p>
              </table:table-cell>
              <table:table-cell office:value-type="float" office:value="0.64052">
                <text:p>0.64052</text:p>
              </table:table-cell>
              <table:table-cell office:value-type="float" office:value="1.47457">
                <text:p>1.47457</text:p>
              </table:table-cell>
              <table:table-cell office:value-type="float" office:value="0.640658">
                <text:p>0.640658</text:p>
              </table:table-cell>
              <table:table-cell office:value-type="float" office:value="1.59104">
                <text:p>1.59104</text:p>
              </table:table-cell>
              <table:table-cell office:value-type="float" office:value="0.640794">
                <text:p>0.640794</text:p>
              </table:table-cell>
              <table:table-cell office:value-type="float" office:value="1.73037">
                <text:p>1.73037</text:p>
              </table:table-cell>
              <table:table-cell office:value-type="float" office:value="0.640927">
                <text:p>0.640927</text:p>
              </table:table-cell>
              <table:table-cell office:value-type="float" office:value="1.87684">
                <text:p>1.87684</text:p>
              </table:table-cell>
              <table:table-cell office:value-type="float" office:value="0.64111">
                <text:p>0.64111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585217">
                <text:p>0.585217</text:p>
              </table:table-cell>
              <table:table-cell office:value-type="float" office:value="0.649852">
                <text:p>0.649852</text:p>
              </table:table-cell>
              <table:table-cell office:value-type="float" office:value="0.661282">
                <text:p>0.661282</text:p>
              </table:table-cell>
              <table:table-cell office:value-type="float" office:value="0.650038">
                <text:p>0.650038</text:p>
              </table:table-cell>
              <table:table-cell office:value-type="float" office:value="0.707966">
                <text:p>0.707966</text:p>
              </table:table-cell>
              <table:table-cell office:value-type="float" office:value="0.650223">
                <text:p>0.650223</text:p>
              </table:table-cell>
              <table:table-cell office:value-type="float" office:value="0.754005">
                <text:p>0.754005</text:p>
              </table:table-cell>
              <table:table-cell office:value-type="float" office:value="0.650495">
                <text:p>0.650495</text:p>
              </table:table-cell>
              <table:table-cell office:value-type="float" office:value="0.932528">
                <text:p>0.932528</text:p>
              </table:table-cell>
              <table:table-cell office:value-type="float" office:value="0.650675">
                <text:p>0.650675</text:p>
              </table:table-cell>
              <table:table-cell office:value-type="float" office:value="0.967902">
                <text:p>0.967902</text:p>
              </table:table-cell>
              <table:table-cell office:value-type="float" office:value="0.650852">
                <text:p>0.650852</text:p>
              </table:table-cell>
              <table:table-cell office:value-type="float" office:value="1.09258">
                <text:p>1.09258</text:p>
              </table:table-cell>
              <table:table-cell office:value-type="float" office:value="0.651028">
                <text:p>0.651028</text:p>
              </table:table-cell>
              <table:table-cell office:value-type="float" office:value="1.18341">
                <text:p>1.18341</text:p>
              </table:table-cell>
              <table:table-cell office:value-type="float" office:value="0.651201">
                <text:p>0.651201</text:p>
              </table:table-cell>
              <table:table-cell office:value-type="float" office:value="1.21556">
                <text:p>1.21556</text:p>
              </table:table-cell>
              <table:table-cell office:value-type="float" office:value="0.651372">
                <text:p>0.651372</text:p>
              </table:table-cell>
              <table:table-cell office:value-type="float" office:value="1.29025">
                <text:p>1.29025</text:p>
              </table:table-cell>
              <table:table-cell office:value-type="float" office:value="0.651624">
                <text:p>0.651624</text:p>
              </table:table-cell>
              <table:table-cell office:value-type="float" office:value="1.47457">
                <text:p>1.47457</text:p>
              </table:table-cell>
              <table:table-cell office:value-type="float" office:value="0.65179">
                <text:p>0.65179</text:p>
              </table:table-cell>
              <table:table-cell office:value-type="float" office:value="1.59104">
                <text:p>1.59104</text:p>
              </table:table-cell>
              <table:table-cell office:value-type="float" office:value="0.651952">
                <text:p>0.651952</text:p>
              </table:table-cell>
              <table:table-cell office:value-type="float" office:value="1.73037">
                <text:p>1.73037</text:p>
              </table:table-cell>
              <table:table-cell office:value-type="float" office:value="0.652113">
                <text:p>0.652113</text:p>
              </table:table-cell>
              <table:table-cell office:value-type="float" office:value="1.87684">
                <text:p>1.87684</text:p>
              </table:table-cell>
              <table:table-cell office:value-type="float" office:value="0.652333">
                <text:p>0.652333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584536">
                <text:p>0.584536</text:p>
              </table:table-cell>
              <table:table-cell office:value-type="float" office:value="0.660661">
                <text:p>0.660661</text:p>
              </table:table-cell>
              <table:table-cell office:value-type="float" office:value="0.660804">
                <text:p>0.660804</text:p>
              </table:table-cell>
              <table:table-cell office:value-type="float" office:value="0.660878">
                <text:p>0.660878</text:p>
              </table:table-cell>
              <table:table-cell office:value-type="float" office:value="0.707643">
                <text:p>0.707643</text:p>
              </table:table-cell>
              <table:table-cell office:value-type="float" office:value="0.661093">
                <text:p>0.661093</text:p>
              </table:table-cell>
              <table:table-cell office:value-type="float" office:value="0.753791">
                <text:p>0.753791</text:p>
              </table:table-cell>
              <table:table-cell office:value-type="float" office:value="0.661411">
                <text:p>0.661411</text:p>
              </table:table-cell>
              <table:table-cell office:value-type="float" office:value="0.932411">
                <text:p>0.932411</text:p>
              </table:table-cell>
              <table:table-cell office:value-type="float" office:value="0.661621">
                <text:p>0.661621</text:p>
              </table:table-cell>
              <table:table-cell office:value-type="float" office:value="0.967829">
                <text:p>0.967829</text:p>
              </table:table-cell>
              <table:table-cell office:value-type="float" office:value="0.661828">
                <text:p>0.661828</text:p>
              </table:table-cell>
              <table:table-cell office:value-type="float" office:value="1.09254">
                <text:p>1.09254</text:p>
              </table:table-cell>
              <table:table-cell office:value-type="float" office:value="0.662032">
                <text:p>0.662032</text:p>
              </table:table-cell>
              <table:table-cell office:value-type="float" office:value="1.18338">
                <text:p>1.18338</text:p>
              </table:table-cell>
              <table:table-cell office:value-type="float" office:value="0.662234">
                <text:p>0.662234</text:p>
              </table:table-cell>
              <table:table-cell office:value-type="float" office:value="1.21554">
                <text:p>1.21554</text:p>
              </table:table-cell>
              <table:table-cell office:value-type="float" office:value="0.662434">
                <text:p>0.662434</text:p>
              </table:table-cell>
              <table:table-cell office:value-type="float" office:value="1.29025">
                <text:p>1.29025</text:p>
              </table:table-cell>
              <table:table-cell office:value-type="float" office:value="0.662728">
                <text:p>0.662728</text:p>
              </table:table-cell>
              <table:table-cell office:value-type="float" office:value="1.47456">
                <text:p>1.47456</text:p>
              </table:table-cell>
              <table:table-cell office:value-type="float" office:value="0.662921">
                <text:p>0.662921</text:p>
              </table:table-cell>
              <table:table-cell office:value-type="float" office:value="1.59104">
                <text:p>1.59104</text:p>
              </table:table-cell>
              <table:table-cell office:value-type="float" office:value="0.663111">
                <text:p>0.663111</text:p>
              </table:table-cell>
              <table:table-cell office:value-type="float" office:value="1.73037">
                <text:p>1.73037</text:p>
              </table:table-cell>
              <table:table-cell office:value-type="float" office:value="0.663298">
                <text:p>0.663298</text:p>
              </table:table-cell>
              <table:table-cell office:value-type="float" office:value="1.87684">
                <text:p>1.87684</text:p>
              </table:table-cell>
              <table:table-cell office:value-type="float" office:value="0.663555">
                <text:p>0.663555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584025">
                <text:p>0.584025</text:p>
              </table:table-cell>
              <table:table-cell office:value-type="float" office:value="0.67147">
                <text:p>0.67147</text:p>
              </table:table-cell>
              <table:table-cell office:value-type="float" office:value="0.66045">
                <text:p>0.66045</text:p>
              </table:table-cell>
              <table:table-cell office:value-type="float" office:value="0.671718">
                <text:p>0.671718</text:p>
              </table:table-cell>
              <table:table-cell office:value-type="float" office:value="0.707405">
                <text:p>0.707405</text:p>
              </table:table-cell>
              <table:table-cell office:value-type="float" office:value="0.671963">
                <text:p>0.671963</text:p>
              </table:table-cell>
              <table:table-cell office:value-type="float" office:value="0.753635">
                <text:p>0.753635</text:p>
              </table:table-cell>
              <table:table-cell office:value-type="float" office:value="0.672327">
                <text:p>0.672327</text:p>
              </table:table-cell>
              <table:table-cell office:value-type="float" office:value="0.932328">
                <text:p>0.932328</text:p>
              </table:table-cell>
              <table:table-cell office:value-type="float" office:value="0.672566">
                <text:p>0.672566</text:p>
              </table:table-cell>
              <table:table-cell office:value-type="float" office:value="0.967779">
                <text:p>0.967779</text:p>
              </table:table-cell>
              <table:table-cell office:value-type="float" office:value="0.672803">
                <text:p>0.672803</text:p>
              </table:table-cell>
              <table:table-cell office:value-type="float" office:value="1.0925">
                <text:p>1.0925</text:p>
              </table:table-cell>
              <table:table-cell office:value-type="float" office:value="0.673037">
                <text:p>0.673037</text:p>
              </table:table-cell>
              <table:table-cell office:value-type="float" office:value="1.18337">
                <text:p>1.18337</text:p>
              </table:table-cell>
              <table:table-cell office:value-type="float" office:value="0.673268">
                <text:p>0.673268</text:p>
              </table:table-cell>
              <table:table-cell office:value-type="float" office:value="1.21553">
                <text:p>1.21553</text:p>
              </table:table-cell>
              <table:table-cell office:value-type="float" office:value="0.673496">
                <text:p>0.673496</text:p>
              </table:table-cell>
              <table:table-cell office:value-type="float" office:value="1.29024">
                <text:p>1.29024</text:p>
              </table:table-cell>
              <table:table-cell office:value-type="float" office:value="0.673832">
                <text:p>0.673832</text:p>
              </table:table-cell>
              <table:table-cell office:value-type="float" office:value="1.47456">
                <text:p>1.47456</text:p>
              </table:table-cell>
              <table:table-cell office:value-type="float" office:value="0.674053">
                <text:p>0.674053</text:p>
              </table:table-cell>
              <table:table-cell office:value-type="float" office:value="1.59104">
                <text:p>1.59104</text:p>
              </table:table-cell>
              <table:table-cell office:value-type="float" office:value="0.67427">
                <text:p>0.67427</text:p>
              </table:table-cell>
              <table:table-cell office:value-type="float" office:value="1.73037">
                <text:p>1.73037</text:p>
              </table:table-cell>
              <table:table-cell office:value-type="float" office:value="0.674483">
                <text:p>0.674483</text:p>
              </table:table-cell>
              <table:table-cell office:value-type="float" office:value="1.87684">
                <text:p>1.87684</text:p>
              </table:table-cell>
              <table:table-cell office:value-type="float" office:value="0.674777">
                <text:p>0.674777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583646">
                <text:p>0.583646</text:p>
              </table:table-cell>
              <table:table-cell office:value-type="float" office:value="0.682278">
                <text:p>0.682278</text:p>
              </table:table-cell>
              <table:table-cell office:value-type="float" office:value="0.660191">
                <text:p>0.660191</text:p>
              </table:table-cell>
              <table:table-cell office:value-type="float" office:value="0.682557">
                <text:p>0.682557</text:p>
              </table:table-cell>
              <table:table-cell office:value-type="float" office:value="0.707235">
                <text:p>0.707235</text:p>
              </table:table-cell>
              <table:table-cell office:value-type="float" office:value="0.682834">
                <text:p>0.682834</text:p>
              </table:table-cell>
              <table:table-cell office:value-type="float" office:value="0.753526">
                <text:p>0.753526</text:p>
              </table:table-cell>
              <table:table-cell office:value-type="float" office:value="0.683243">
                <text:p>0.683243</text:p>
              </table:table-cell>
              <table:table-cell office:value-type="float" office:value="0.932274">
                <text:p>0.932274</text:p>
              </table:table-cell>
              <table:table-cell office:value-type="float" office:value="0.683512">
                <text:p>0.683512</text:p>
              </table:table-cell>
              <table:table-cell office:value-type="float" office:value="0.967747">
                <text:p>0.967747</text:p>
              </table:table-cell>
              <table:table-cell office:value-type="float" office:value="0.683778">
                <text:p>0.683778</text:p>
              </table:table-cell>
              <table:table-cell office:value-type="float" office:value="1.09249">
                <text:p>1.09249</text:p>
              </table:table-cell>
              <table:table-cell office:value-type="float" office:value="0.684042">
                <text:p>0.684042</text:p>
              </table:table-cell>
              <table:table-cell office:value-type="float" office:value="1.18336">
                <text:p>1.18336</text:p>
              </table:table-cell>
              <table:table-cell office:value-type="float" office:value="0.684301">
                <text:p>0.684301</text:p>
              </table:table-cell>
              <table:table-cell office:value-type="float" office:value="1.21553">
                <text:p>1.21553</text:p>
              </table:table-cell>
              <table:table-cell office:value-type="float" office:value="0.684558">
                <text:p>0.684558</text:p>
              </table:table-cell>
              <table:table-cell office:value-type="float" office:value="1.29024">
                <text:p>1.29024</text:p>
              </table:table-cell>
              <table:table-cell office:value-type="float" office:value="0.684936">
                <text:p>0.684936</text:p>
              </table:table-cell>
              <table:table-cell office:value-type="float" office:value="1.47456">
                <text:p>1.47456</text:p>
              </table:table-cell>
              <table:table-cell office:value-type="float" office:value="0.685184">
                <text:p>0.685184</text:p>
              </table:table-cell>
              <table:table-cell office:value-type="float" office:value="1.59104">
                <text:p>1.59104</text:p>
              </table:table-cell>
              <table:table-cell office:value-type="float" office:value="0.685428">
                <text:p>0.685428</text:p>
              </table:table-cell>
              <table:table-cell office:value-type="float" office:value="1.73037">
                <text:p>1.73037</text:p>
              </table:table-cell>
              <table:table-cell office:value-type="float" office:value="0.685669">
                <text:p>0.685669</text:p>
              </table:table-cell>
              <table:table-cell office:value-type="float" office:value="1.87684">
                <text:p>1.87684</text:p>
              </table:table-cell>
              <table:table-cell office:value-type="float" office:value="0.685999">
                <text:p>0.685999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583372">
                <text:p>0.583372</text:p>
              </table:table-cell>
              <table:table-cell office:value-type="float" office:value="0.693087">
                <text:p>0.693087</text:p>
              </table:table-cell>
              <table:table-cell office:value-type="float" office:value="0.660009">
                <text:p>0.660009</text:p>
              </table:table-cell>
              <table:table-cell office:value-type="float" office:value="0.693397">
                <text:p>0.693397</text:p>
              </table:table-cell>
              <table:table-cell office:value-type="float" office:value="0.707119">
                <text:p>0.707119</text:p>
              </table:table-cell>
              <table:table-cell office:value-type="float" office:value="0.693704">
                <text:p>0.693704</text:p>
              </table:table-cell>
              <table:table-cell office:value-type="float" office:value="0.753454">
                <text:p>0.753454</text:p>
              </table:table-cell>
              <table:table-cell office:value-type="float" office:value="0.694159">
                <text:p>0.694159</text:p>
              </table:table-cell>
              <table:table-cell office:value-type="float" office:value="0.932241">
                <text:p>0.932241</text:p>
              </table:table-cell>
              <table:table-cell office:value-type="float" office:value="0.694458">
                <text:p>0.694458</text:p>
              </table:table-cell>
              <table:table-cell office:value-type="float" office:value="0.96773">
                <text:p>0.96773</text:p>
              </table:table-cell>
              <table:table-cell office:value-type="float" office:value="0.694754">
                <text:p>0.694754</text:p>
              </table:table-cell>
              <table:table-cell office:value-type="float" office:value="1.09248">
                <text:p>1.09248</text:p>
              </table:table-cell>
              <table:table-cell office:value-type="float" office:value="0.695046">
                <text:p>0.695046</text:p>
              </table:table-cell>
              <table:table-cell office:value-type="float" office:value="1.18335">
                <text:p>1.18335</text:p>
              </table:table-cell>
              <table:table-cell office:value-type="float" office:value="0.695335">
                <text:p>0.695335</text:p>
              </table:table-cell>
              <table:table-cell office:value-type="float" office:value="1.21553">
                <text:p>1.21553</text:p>
              </table:table-cell>
              <table:table-cell office:value-type="float" office:value="0.69562">
                <text:p>0.69562</text:p>
              </table:table-cell>
              <table:table-cell office:value-type="float" office:value="1.29024">
                <text:p>1.29024</text:p>
              </table:table-cell>
              <table:table-cell office:value-type="float" office:value="0.69604">
                <text:p>0.69604</text:p>
              </table:table-cell>
              <table:table-cell office:value-type="float" office:value="1.47456">
                <text:p>1.47456</text:p>
              </table:table-cell>
              <table:table-cell office:value-type="float" office:value="0.696316">
                <text:p>0.696316</text:p>
              </table:table-cell>
              <table:table-cell office:value-type="float" office:value="1.59104">
                <text:p>1.59104</text:p>
              </table:table-cell>
              <table:table-cell office:value-type="float" office:value="0.696587">
                <text:p>0.696587</text:p>
              </table:table-cell>
              <table:table-cell office:value-type="float" office:value="1.73037">
                <text:p>1.73037</text:p>
              </table:table-cell>
              <table:table-cell office:value-type="float" office:value="0.696854">
                <text:p>0.696854</text:p>
              </table:table-cell>
              <table:table-cell office:value-type="float" office:value="1.87684">
                <text:p>1.87684</text:p>
              </table:table-cell>
              <table:table-cell office:value-type="float" office:value="0.697221">
                <text:p>0.697221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583182">
                <text:p>0.583182</text:p>
              </table:table-cell>
              <table:table-cell office:value-type="float" office:value="0.703896">
                <text:p>0.703896</text:p>
              </table:table-cell>
              <table:table-cell office:value-type="float" office:value="0.659888">
                <text:p>0.659888</text:p>
              </table:table-cell>
              <table:table-cell office:value-type="float" office:value="0.704237">
                <text:p>0.704237</text:p>
              </table:table-cell>
              <table:table-cell office:value-type="float" office:value="0.707046">
                <text:p>0.707046</text:p>
              </table:table-cell>
              <table:table-cell office:value-type="float" office:value="0.704575">
                <text:p>0.704575</text:p>
              </table:table-cell>
              <table:table-cell office:value-type="float" office:value="0.753413">
                <text:p>0.753413</text:p>
              </table:table-cell>
              <table:table-cell office:value-type="float" office:value="0.705075">
                <text:p>0.705075</text:p>
              </table:table-cell>
              <table:table-cell office:value-type="float" office:value="0.932228">
                <text:p>0.932228</text:p>
              </table:table-cell>
              <table:table-cell office:value-type="float" office:value="0.705404">
                <text:p>0.705404</text:p>
              </table:table-cell>
              <table:table-cell office:value-type="float" office:value="0.967725">
                <text:p>0.967725</text:p>
              </table:table-cell>
              <table:table-cell office:value-type="float" office:value="0.705729">
                <text:p>0.705729</text:p>
              </table:table-cell>
              <table:table-cell office:value-type="float" office:value="1.09248">
                <text:p>1.09248</text:p>
              </table:table-cell>
              <table:table-cell office:value-type="float" office:value="0.706051">
                <text:p>0.706051</text:p>
              </table:table-cell>
              <table:table-cell office:value-type="float" office:value="1.18336">
                <text:p>1.18336</text:p>
              </table:table-cell>
              <table:table-cell office:value-type="float" office:value="0.706368">
                <text:p>0.706368</text:p>
              </table:table-cell>
              <table:table-cell office:value-type="float" office:value="1.21553">
                <text:p>1.21553</text:p>
              </table:table-cell>
              <table:table-cell office:value-type="float" office:value="0.706682">
                <text:p>0.706682</text:p>
              </table:table-cell>
              <table:table-cell office:value-type="float" office:value="1.29024">
                <text:p>1.29024</text:p>
              </table:table-cell>
              <table:table-cell office:value-type="float" office:value="0.707144">
                <text:p>0.707144</text:p>
              </table:table-cell>
              <table:table-cell office:value-type="float" office:value="1.47457">
                <text:p>1.47457</text:p>
              </table:table-cell>
              <table:table-cell office:value-type="float" office:value="0.707447">
                <text:p>0.707447</text:p>
              </table:table-cell>
              <table:table-cell office:value-type="float" office:value="1.59104">
                <text:p>1.59104</text:p>
              </table:table-cell>
              <table:table-cell office:value-type="float" office:value="0.707746">
                <text:p>0.707746</text:p>
              </table:table-cell>
              <table:table-cell office:value-type="float" office:value="1.73037">
                <text:p>1.73037</text:p>
              </table:table-cell>
              <table:table-cell office:value-type="float" office:value="0.70804">
                <text:p>0.70804</text:p>
              </table:table-cell>
              <table:table-cell office:value-type="float" office:value="1.87684">
                <text:p>1.87684</text:p>
              </table:table-cell>
              <table:table-cell office:value-type="float" office:value="0.708443">
                <text:p>0.708443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583063">
                <text:p>0.583063</text:p>
              </table:table-cell>
              <table:table-cell office:value-type="float" office:value="0.714704">
                <text:p>0.714704</text:p>
              </table:table-cell>
              <table:table-cell office:value-type="float" office:value="0.659821">
                <text:p>0.659821</text:p>
              </table:table-cell>
              <table:table-cell office:value-type="float" office:value="0.715076">
                <text:p>0.715076</text:p>
              </table:table-cell>
              <table:table-cell office:value-type="float" office:value="0.707011">
                <text:p>0.707011</text:p>
              </table:table-cell>
              <table:table-cell office:value-type="float" office:value="0.715445">
                <text:p>0.715445</text:p>
              </table:table-cell>
              <table:table-cell office:value-type="float" office:value="0.753398">
                <text:p>0.753398</text:p>
              </table:table-cell>
              <table:table-cell office:value-type="float" office:value="0.715991">
                <text:p>0.715991</text:p>
              </table:table-cell>
              <table:table-cell office:value-type="float" office:value="0.932233">
                <text:p>0.932233</text:p>
              </table:table-cell>
              <table:table-cell office:value-type="float" office:value="0.71635">
                <text:p>0.71635</text:p>
              </table:table-cell>
              <table:table-cell office:value-type="float" office:value="0.967733">
                <text:p>0.967733</text:p>
              </table:table-cell>
              <table:table-cell office:value-type="float" office:value="0.716705">
                <text:p>0.716705</text:p>
              </table:table-cell>
              <table:table-cell office:value-type="float" office:value="1.09249">
                <text:p>1.09249</text:p>
              </table:table-cell>
              <table:table-cell office:value-type="float" office:value="0.717055">
                <text:p>0.717055</text:p>
              </table:table-cell>
              <table:table-cell office:value-type="float" office:value="1.18337">
                <text:p>1.18337</text:p>
              </table:table-cell>
              <table:table-cell office:value-type="float" office:value="0.717402">
                <text:p>0.717402</text:p>
              </table:table-cell>
              <table:table-cell office:value-type="float" office:value="1.21554">
                <text:p>1.21554</text:p>
              </table:table-cell>
              <table:table-cell office:value-type="float" office:value="0.717744">
                <text:p>0.717744</text:p>
              </table:table-cell>
              <table:table-cell office:value-type="float" office:value="1.29025">
                <text:p>1.29025</text:p>
              </table:table-cell>
              <table:table-cell office:value-type="float" office:value="0.718249">
                <text:p>0.718249</text:p>
              </table:table-cell>
              <table:table-cell office:value-type="float" office:value="1.47457">
                <text:p>1.47457</text:p>
              </table:table-cell>
              <table:table-cell office:value-type="float" office:value="0.718579">
                <text:p>0.718579</text:p>
              </table:table-cell>
              <table:table-cell office:value-type="float" office:value="1.59104">
                <text:p>1.59104</text:p>
              </table:table-cell>
              <table:table-cell office:value-type="float" office:value="0.718905">
                <text:p>0.718905</text:p>
              </table:table-cell>
              <table:table-cell office:value-type="float" office:value="1.73037">
                <text:p>1.73037</text:p>
              </table:table-cell>
              <table:table-cell office:value-type="float" office:value="0.719225">
                <text:p>0.719225</text:p>
              </table:table-cell>
              <table:table-cell office:value-type="float" office:value="1.87684">
                <text:p>1.87684</text:p>
              </table:table-cell>
              <table:table-cell office:value-type="float" office:value="0.719665">
                <text:p>0.719665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583006">
                <text:p>0.583006</text:p>
              </table:table-cell>
              <table:table-cell office:value-type="float" office:value="0.725513">
                <text:p>0.725513</text:p>
              </table:table-cell>
              <table:table-cell office:value-type="float" office:value="0.659801">
                <text:p>0.659801</text:p>
              </table:table-cell>
              <table:table-cell office:value-type="float" office:value="0.725916">
                <text:p>0.725916</text:p>
              </table:table-cell>
              <table:table-cell office:value-type="float" office:value="0.707012">
                <text:p>0.707012</text:p>
              </table:table-cell>
              <table:table-cell office:value-type="float" office:value="0.726315">
                <text:p>0.726315</text:p>
              </table:table-cell>
              <table:table-cell office:value-type="float" office:value="0.75341">
                <text:p>0.75341</text:p>
              </table:table-cell>
              <table:table-cell office:value-type="float" office:value="0.726907">
                <text:p>0.726907</text:p>
              </table:table-cell>
              <table:table-cell office:value-type="float" office:value="0.932257">
                <text:p>0.932257</text:p>
              </table:table-cell>
              <table:table-cell office:value-type="float" office:value="0.727296">
                <text:p>0.727296</text:p>
              </table:table-cell>
              <table:table-cell office:value-type="float" office:value="0.967754">
                <text:p>0.967754</text:p>
              </table:table-cell>
              <table:table-cell office:value-type="float" office:value="0.72768">
                <text:p>0.72768</text:p>
              </table:table-cell>
              <table:table-cell office:value-type="float" office:value="1.09251">
                <text:p>1.09251</text:p>
              </table:table-cell>
              <table:table-cell office:value-type="float" office:value="0.72806">
                <text:p>0.72806</text:p>
              </table:table-cell>
              <table:table-cell office:value-type="float" office:value="1.18339">
                <text:p>1.18339</text:p>
              </table:table-cell>
              <table:table-cell office:value-type="float" office:value="0.728435">
                <text:p>0.728435</text:p>
              </table:table-cell>
              <table:table-cell office:value-type="float" office:value="1.21555">
                <text:p>1.21555</text:p>
              </table:table-cell>
              <table:table-cell office:value-type="float" office:value="0.728806">
                <text:p>0.728806</text:p>
              </table:table-cell>
              <table:table-cell office:value-type="float" office:value="1.29026">
                <text:p>1.29026</text:p>
              </table:table-cell>
              <table:table-cell office:value-type="float" office:value="0.729353">
                <text:p>0.729353</text:p>
              </table:table-cell>
              <table:table-cell office:value-type="float" office:value="1.47458">
                <text:p>1.47458</text:p>
              </table:table-cell>
              <table:table-cell office:value-type="float" office:value="0.729711">
                <text:p>0.729711</text:p>
              </table:table-cell>
              <table:table-cell office:value-type="float" office:value="1.59105">
                <text:p>1.59105</text:p>
              </table:table-cell>
              <table:table-cell office:value-type="float" office:value="0.730063">
                <text:p>0.730063</text:p>
              </table:table-cell>
              <table:table-cell office:value-type="float" office:value="1.73038">
                <text:p>1.73038</text:p>
              </table:table-cell>
              <table:table-cell office:value-type="float" office:value="0.730411">
                <text:p>0.730411</text:p>
              </table:table-cell>
              <table:table-cell office:value-type="float" office:value="1.87684">
                <text:p>1.87684</text:p>
              </table:table-cell>
              <table:table-cell office:value-type="float" office:value="0.730887">
                <text:p>0.730887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583007">
                <text:p>0.583007</text:p>
              </table:table-cell>
              <table:table-cell office:value-type="float" office:value="0.736322">
                <text:p>0.736322</text:p>
              </table:table-cell>
              <table:table-cell office:value-type="float" office:value="0.659827">
                <text:p>0.659827</text:p>
              </table:table-cell>
              <table:table-cell office:value-type="float" office:value="0.736756">
                <text:p>0.736756</text:p>
              </table:table-cell>
              <table:table-cell office:value-type="float" office:value="0.707048">
                <text:p>0.707048</text:p>
              </table:table-cell>
              <table:table-cell office:value-type="float" office:value="0.737186">
                <text:p>0.737186</text:p>
              </table:table-cell>
              <table:table-cell office:value-type="float" office:value="0.753449">
                <text:p>0.753449</text:p>
              </table:table-cell>
              <table:table-cell office:value-type="float" office:value="0.737823">
                <text:p>0.737823</text:p>
              </table:table-cell>
              <table:table-cell office:value-type="float" office:value="0.932301">
                <text:p>0.932301</text:p>
              </table:table-cell>
              <table:table-cell office:value-type="float" office:value="0.738241">
                <text:p>0.738241</text:p>
              </table:table-cell>
              <table:table-cell office:value-type="float" office:value="0.967791">
                <text:p>0.967791</text:p>
              </table:table-cell>
              <table:table-cell office:value-type="float" office:value="0.738655">
                <text:p>0.738655</text:p>
              </table:table-cell>
              <table:table-cell office:value-type="float" office:value="1.09255">
                <text:p>1.09255</text:p>
              </table:table-cell>
              <table:table-cell office:value-type="float" office:value="0.739065">
                <text:p>0.739065</text:p>
              </table:table-cell>
              <table:table-cell office:value-type="float" office:value="1.18341">
                <text:p>1.18341</text:p>
              </table:table-cell>
              <table:table-cell office:value-type="float" office:value="0.739469">
                <text:p>0.739469</text:p>
              </table:table-cell>
              <table:table-cell office:value-type="float" office:value="1.21557">
                <text:p>1.21557</text:p>
              </table:table-cell>
              <table:table-cell office:value-type="float" office:value="0.739868">
                <text:p>0.739868</text:p>
              </table:table-cell>
              <table:table-cell office:value-type="float" office:value="1.29028">
                <text:p>1.29028</text:p>
              </table:table-cell>
              <table:table-cell office:value-type="float" office:value="0.740457">
                <text:p>0.740457</text:p>
              </table:table-cell>
              <table:table-cell office:value-type="float" office:value="1.47459">
                <text:p>1.47459</text:p>
              </table:table-cell>
              <table:table-cell office:value-type="float" office:value="0.740842">
                <text:p>0.740842</text:p>
              </table:table-cell>
              <table:table-cell office:value-type="float" office:value="1.59106">
                <text:p>1.59106</text:p>
              </table:table-cell>
              <table:table-cell office:value-type="float" office:value="0.741222">
                <text:p>0.741222</text:p>
              </table:table-cell>
              <table:table-cell office:value-type="float" office:value="1.73038">
                <text:p>1.73038</text:p>
              </table:table-cell>
              <table:table-cell office:value-type="float" office:value="0.741596">
                <text:p>0.741596</text:p>
              </table:table-cell>
              <table:table-cell office:value-type="float" office:value="1.87685">
                <text:p>1.87685</text:p>
              </table:table-cell>
              <table:table-cell office:value-type="float" office:value="0.742109">
                <text:p>0.742109</text:p>
              </table:table-cell>
              <table:table-cell office:value-type="float" office:value="2.26692">
                <text:p>2.26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583065">
                <text:p>0.583065</text:p>
              </table:table-cell>
              <table:table-cell office:value-type="float" office:value="0.74713">
                <text:p>0.74713</text:p>
              </table:table-cell>
              <table:table-cell office:value-type="float" office:value="0.659901">
                <text:p>0.659901</text:p>
              </table:table-cell>
              <table:table-cell office:value-type="float" office:value="0.747596">
                <text:p>0.747596</text:p>
              </table:table-cell>
              <table:table-cell office:value-type="float" office:value="0.707122">
                <text:p>0.707122</text:p>
              </table:table-cell>
              <table:table-cell office:value-type="float" office:value="0.748056">
                <text:p>0.748056</text:p>
              </table:table-cell>
              <table:table-cell office:value-type="float" office:value="0.753517">
                <text:p>0.753517</text:p>
              </table:table-cell>
              <table:table-cell office:value-type="float" office:value="0.748738">
                <text:p>0.748738</text:p>
              </table:table-cell>
              <table:table-cell office:value-type="float" office:value="0.93237">
                <text:p>0.93237</text:p>
              </table:table-cell>
              <table:table-cell office:value-type="float" office:value="0.749187">
                <text:p>0.749187</text:p>
              </table:table-cell>
              <table:table-cell office:value-type="float" office:value="0.967847">
                <text:p>0.967847</text:p>
              </table:table-cell>
              <table:table-cell office:value-type="float" office:value="0.749631">
                <text:p>0.749631</text:p>
              </table:table-cell>
              <table:table-cell office:value-type="float" office:value="1.0926">
                <text:p>1.0926</text:p>
              </table:table-cell>
              <table:table-cell office:value-type="float" office:value="0.750069">
                <text:p>0.750069</text:p>
              </table:table-cell>
              <table:table-cell office:value-type="float" office:value="1.18346">
                <text:p>1.18346</text:p>
              </table:table-cell>
              <table:table-cell office:value-type="float" office:value="0.750502">
                <text:p>0.750502</text:p>
              </table:table-cell>
              <table:table-cell office:value-type="float" office:value="1.2156">
                <text:p>1.2156</text:p>
              </table:table-cell>
              <table:table-cell office:value-type="float" office:value="0.75093">
                <text:p>0.75093</text:p>
              </table:table-cell>
              <table:table-cell office:value-type="float" office:value="1.2903">
                <text:p>1.2903</text:p>
              </table:table-cell>
              <table:table-cell office:value-type="float" office:value="0.751561">
                <text:p>0.751561</text:p>
              </table:table-cell>
              <table:table-cell office:value-type="float" office:value="1.47461">
                <text:p>1.47461</text:p>
              </table:table-cell>
              <table:table-cell office:value-type="float" office:value="0.751974">
                <text:p>0.751974</text:p>
              </table:table-cell>
              <table:table-cell office:value-type="float" office:value="1.59107">
                <text:p>1.59107</text:p>
              </table:table-cell>
              <table:table-cell office:value-type="float" office:value="0.752381">
                <text:p>0.752381</text:p>
              </table:table-cell>
              <table:table-cell office:value-type="float" office:value="1.73039">
                <text:p>1.73039</text:p>
              </table:table-cell>
              <table:table-cell office:value-type="float" office:value="0.752781">
                <text:p>0.752781</text:p>
              </table:table-cell>
              <table:table-cell office:value-type="float" office:value="1.87685">
                <text:p>1.87685</text:p>
              </table:table-cell>
              <table:table-cell office:value-type="float" office:value="0.753331">
                <text:p>0.753331</text:p>
              </table:table-cell>
              <table:table-cell office:value-type="float" office:value="2.26693">
                <text:p>2.266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583185">
                <text:p>0.583185</text:p>
              </table:table-cell>
              <table:table-cell office:value-type="float" office:value="0.757939">
                <text:p>0.757939</text:p>
              </table:table-cell>
              <table:table-cell office:value-type="float" office:value="0.660029">
                <text:p>0.660029</text:p>
              </table:table-cell>
              <table:table-cell office:value-type="float" office:value="0.758435">
                <text:p>0.758435</text:p>
              </table:table-cell>
              <table:table-cell office:value-type="float" office:value="0.70724">
                <text:p>0.70724</text:p>
              </table:table-cell>
              <table:table-cell office:value-type="float" office:value="0.758927">
                <text:p>0.758927</text:p>
              </table:table-cell>
              <table:table-cell office:value-type="float" office:value="0.753622">
                <text:p>0.753622</text:p>
              </table:table-cell>
              <table:table-cell office:value-type="float" office:value="0.759654">
                <text:p>0.759654</text:p>
              </table:table-cell>
              <table:table-cell office:value-type="float" office:value="0.93247">
                <text:p>0.93247</text:p>
              </table:table-cell>
              <table:table-cell office:value-type="float" office:value="0.760133">
                <text:p>0.760133</text:p>
              </table:table-cell>
              <table:table-cell office:value-type="float" office:value="0.967927">
                <text:p>0.967927</text:p>
              </table:table-cell>
              <table:table-cell office:value-type="float" office:value="0.760606">
                <text:p>0.760606</text:p>
              </table:table-cell>
              <table:table-cell office:value-type="float" office:value="1.09267">
                <text:p>1.09267</text:p>
              </table:table-cell>
              <table:table-cell office:value-type="float" office:value="0.761074">
                <text:p>0.761074</text:p>
              </table:table-cell>
              <table:table-cell office:value-type="float" office:value="1.18351">
                <text:p>1.18351</text:p>
              </table:table-cell>
              <table:table-cell office:value-type="float" office:value="0.761536">
                <text:p>0.761536</text:p>
              </table:table-cell>
              <table:table-cell office:value-type="float" office:value="1.21565">
                <text:p>1.21565</text:p>
              </table:table-cell>
              <table:table-cell office:value-type="float" office:value="0.761992">
                <text:p>0.761992</text:p>
              </table:table-cell>
              <table:table-cell office:value-type="float" office:value="1.29033">
                <text:p>1.29033</text:p>
              </table:table-cell>
              <table:table-cell office:value-type="float" office:value="0.762665">
                <text:p>0.762665</text:p>
              </table:table-cell>
              <table:table-cell office:value-type="float" office:value="1.47463">
                <text:p>1.47463</text:p>
              </table:table-cell>
              <table:table-cell office:value-type="float" office:value="0.763105">
                <text:p>0.763105</text:p>
              </table:table-cell>
              <table:table-cell office:value-type="float" office:value="1.59109">
                <text:p>1.59109</text:p>
              </table:table-cell>
              <table:table-cell office:value-type="float" office:value="0.763539">
                <text:p>0.763539</text:p>
              </table:table-cell>
              <table:table-cell office:value-type="float" office:value="1.73041">
                <text:p>1.73041</text:p>
              </table:table-cell>
              <table:table-cell office:value-type="float" office:value="0.763967">
                <text:p>0.763967</text:p>
              </table:table-cell>
              <table:table-cell office:value-type="float" office:value="1.87686">
                <text:p>1.87686</text:p>
              </table:table-cell>
              <table:table-cell office:value-type="float" office:value="0.764553">
                <text:p>0.764553</text:p>
              </table:table-cell>
              <table:table-cell office:value-type="float" office:value="2.26693">
                <text:p>2.266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583376">
                <text:p>0.583376</text:p>
              </table:table-cell>
              <table:table-cell office:value-type="float" office:value="0.768748">
                <text:p>0.768748</text:p>
              </table:table-cell>
              <table:table-cell office:value-type="float" office:value="0.660221">
                <text:p>0.660221</text:p>
              </table:table-cell>
              <table:table-cell office:value-type="float" office:value="0.769275">
                <text:p>0.769275</text:p>
              </table:table-cell>
              <table:table-cell office:value-type="float" office:value="0.707412">
                <text:p>0.707412</text:p>
              </table:table-cell>
              <table:table-cell office:value-type="float" office:value="0.769797">
                <text:p>0.769797</text:p>
              </table:table-cell>
              <table:table-cell office:value-type="float" office:value="0.753772">
                <text:p>0.753772</text:p>
              </table:table-cell>
              <table:table-cell office:value-type="float" office:value="0.77057">
                <text:p>0.77057</text:p>
              </table:table-cell>
              <table:table-cell office:value-type="float" office:value="0.93261">
                <text:p>0.93261</text:p>
              </table:table-cell>
              <table:table-cell office:value-type="float" office:value="0.771079">
                <text:p>0.771079</text:p>
              </table:table-cell>
              <table:table-cell office:value-type="float" office:value="0.96804">
                <text:p>0.96804</text:p>
              </table:table-cell>
              <table:table-cell office:value-type="float" office:value="0.771582">
                <text:p>0.771582</text:p>
              </table:table-cell>
              <table:table-cell office:value-type="float" office:value="1.09277">
                <text:p>1.09277</text:p>
              </table:table-cell>
              <table:table-cell office:value-type="float" office:value="0.772078">
                <text:p>0.772078</text:p>
              </table:table-cell>
              <table:table-cell office:value-type="float" office:value="1.1836">
                <text:p>1.1836</text:p>
              </table:table-cell>
              <table:table-cell office:value-type="float" office:value="0.772569">
                <text:p>0.772569</text:p>
              </table:table-cell>
              <table:table-cell office:value-type="float" office:value="1.21571">
                <text:p>1.21571</text:p>
              </table:table-cell>
              <table:table-cell office:value-type="float" office:value="0.773054">
                <text:p>0.773054</text:p>
              </table:table-cell>
              <table:table-cell office:value-type="float" office:value="1.29038">
                <text:p>1.29038</text:p>
              </table:table-cell>
              <table:table-cell office:value-type="float" office:value="0.773769">
                <text:p>0.773769</text:p>
              </table:table-cell>
              <table:table-cell office:value-type="float" office:value="1.47466">
                <text:p>1.47466</text:p>
              </table:table-cell>
              <table:table-cell office:value-type="float" office:value="0.774237">
                <text:p>0.774237</text:p>
              </table:table-cell>
              <table:table-cell office:value-type="float" office:value="1.59111">
                <text:p>1.59111</text:p>
              </table:table-cell>
              <table:table-cell office:value-type="float" office:value="0.774698">
                <text:p>0.774698</text:p>
              </table:table-cell>
              <table:table-cell office:value-type="float" office:value="1.73043">
                <text:p>1.73043</text:p>
              </table:table-cell>
              <table:table-cell office:value-type="float" office:value="0.775152">
                <text:p>0.775152</text:p>
              </table:table-cell>
              <table:table-cell office:value-type="float" office:value="1.87688">
                <text:p>1.87688</text:p>
              </table:table-cell>
              <table:table-cell office:value-type="float" office:value="0.775776">
                <text:p>0.775776</text:p>
              </table:table-cell>
              <table:table-cell office:value-type="float" office:value="2.26694">
                <text:p>2.26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583653">
                <text:p>0.583653</text:p>
              </table:table-cell>
              <table:table-cell office:value-type="float" office:value="0.779556">
                <text:p>0.779556</text:p>
              </table:table-cell>
              <table:table-cell office:value-type="float" office:value="0.660492">
                <text:p>0.660492</text:p>
              </table:table-cell>
              <table:table-cell office:value-type="float" office:value="0.780115">
                <text:p>0.780115</text:p>
              </table:table-cell>
              <table:table-cell office:value-type="float" office:value="0.707652">
                <text:p>0.707652</text:p>
              </table:table-cell>
              <table:table-cell office:value-type="float" office:value="0.780668">
                <text:p>0.780668</text:p>
              </table:table-cell>
              <table:table-cell office:value-type="float" office:value="0.75398">
                <text:p>0.75398</text:p>
              </table:table-cell>
              <table:table-cell office:value-type="float" office:value="0.781486">
                <text:p>0.781486</text:p>
              </table:table-cell>
              <table:table-cell office:value-type="float" office:value="0.932805">
                <text:p>0.932805</text:p>
              </table:table-cell>
              <table:table-cell office:value-type="float" office:value="0.782025">
                <text:p>0.782025</text:p>
              </table:table-cell>
              <table:table-cell office:value-type="float" office:value="0.968196">
                <text:p>0.968196</text:p>
              </table:table-cell>
              <table:table-cell office:value-type="float" office:value="0.782557">
                <text:p>0.782557</text:p>
              </table:table-cell>
              <table:table-cell office:value-type="float" office:value="1.09291">
                <text:p>1.09291</text:p>
              </table:table-cell>
              <table:table-cell office:value-type="float" office:value="0.783083">
                <text:p>0.783083</text:p>
              </table:table-cell>
              <table:table-cell office:value-type="float" office:value="1.18371">
                <text:p>1.18371</text:p>
              </table:table-cell>
              <table:table-cell office:value-type="float" office:value="0.783603">
                <text:p>0.783603</text:p>
              </table:table-cell>
              <table:table-cell office:value-type="float" office:value="1.2158">
                <text:p>1.2158</text:p>
              </table:table-cell>
              <table:table-cell office:value-type="float" office:value="0.784116">
                <text:p>0.784116</text:p>
              </table:table-cell>
              <table:table-cell office:value-type="float" office:value="1.29045">
                <text:p>1.29045</text:p>
              </table:table-cell>
              <table:table-cell office:value-type="float" office:value="0.784873">
                <text:p>0.784873</text:p>
              </table:table-cell>
              <table:table-cell office:value-type="float" office:value="1.47471">
                <text:p>1.47471</text:p>
              </table:table-cell>
              <table:table-cell office:value-type="float" office:value="0.785369">
                <text:p>0.785369</text:p>
              </table:table-cell>
              <table:table-cell office:value-type="float" office:value="1.59115">
                <text:p>1.59115</text:p>
              </table:table-cell>
              <table:table-cell office:value-type="float" office:value="0.785857">
                <text:p>0.785857</text:p>
              </table:table-cell>
              <table:table-cell office:value-type="float" office:value="1.73045">
                <text:p>1.73045</text:p>
              </table:table-cell>
              <table:table-cell office:value-type="float" office:value="0.786338">
                <text:p>0.786338</text:p>
              </table:table-cell>
              <table:table-cell office:value-type="float" office:value="1.8769">
                <text:p>1.8769</text:p>
              </table:table-cell>
              <table:table-cell office:value-type="float" office:value="0.786998">
                <text:p>0.786998</text:p>
              </table:table-cell>
              <table:table-cell office:value-type="float" office:value="2.26696">
                <text:p>2.266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584035">
                <text:p>0.584035</text:p>
              </table:table-cell>
              <table:table-cell office:value-type="float" office:value="0.790365">
                <text:p>0.790365</text:p>
              </table:table-cell>
              <table:table-cell office:value-type="float" office:value="0.660863">
                <text:p>0.660863</text:p>
              </table:table-cell>
              <table:table-cell office:value-type="float" office:value="0.790954">
                <text:p>0.790954</text:p>
              </table:table-cell>
              <table:table-cell office:value-type="float" office:value="0.70798">
                <text:p>0.70798</text:p>
              </table:table-cell>
              <table:table-cell office:value-type="float" office:value="0.791538">
                <text:p>0.791538</text:p>
              </table:table-cell>
              <table:table-cell office:value-type="float" office:value="0.754263">
                <text:p>0.754263</text:p>
              </table:table-cell>
              <table:table-cell office:value-type="float" office:value="0.792402">
                <text:p>0.792402</text:p>
              </table:table-cell>
              <table:table-cell office:value-type="float" office:value="0.93307">
                <text:p>0.93307</text:p>
              </table:table-cell>
              <table:table-cell office:value-type="float" office:value="0.79297">
                <text:p>0.79297</text:p>
              </table:table-cell>
              <table:table-cell office:value-type="float" office:value="0.96841">
                <text:p>0.96841</text:p>
              </table:table-cell>
              <table:table-cell office:value-type="float" office:value="0.793532">
                <text:p>0.793532</text:p>
              </table:table-cell>
              <table:table-cell office:value-type="float" office:value="1.0931">
                <text:p>1.0931</text:p>
              </table:table-cell>
              <table:table-cell office:value-type="float" office:value="0.794088">
                <text:p>0.794088</text:p>
              </table:table-cell>
              <table:table-cell office:value-type="float" office:value="1.18388">
                <text:p>1.18388</text:p>
              </table:table-cell>
              <table:table-cell office:value-type="float" office:value="0.794636">
                <text:p>0.794636</text:p>
              </table:table-cell>
              <table:table-cell office:value-type="float" office:value="1.21592">
                <text:p>1.21592</text:p>
              </table:table-cell>
              <table:table-cell office:value-type="float" office:value="0.795178">
                <text:p>0.795178</text:p>
              </table:table-cell>
              <table:table-cell office:value-type="float" office:value="1.29055">
                <text:p>1.29055</text:p>
              </table:table-cell>
              <table:table-cell office:value-type="float" office:value="0.795977">
                <text:p>0.795977</text:p>
              </table:table-cell>
              <table:table-cell office:value-type="float" office:value="1.47478">
                <text:p>1.47478</text:p>
              </table:table-cell>
              <table:table-cell office:value-type="float" office:value="0.7965">
                <text:p>0.7965</text:p>
              </table:table-cell>
              <table:table-cell office:value-type="float" office:value="1.59121">
                <text:p>1.59121</text:p>
              </table:table-cell>
              <table:table-cell office:value-type="float" office:value="0.797016">
                <text:p>0.797016</text:p>
              </table:table-cell>
              <table:table-cell office:value-type="float" office:value="1.7305">
                <text:p>1.7305</text:p>
              </table:table-cell>
              <table:table-cell office:value-type="float" office:value="0.797523">
                <text:p>0.797523</text:p>
              </table:table-cell>
              <table:table-cell office:value-type="float" office:value="1.87693">
                <text:p>1.87693</text:p>
              </table:table-cell>
              <table:table-cell office:value-type="float" office:value="0.79822">
                <text:p>0.79822</text:p>
              </table:table-cell>
              <table:table-cell office:value-type="float" office:value="2.26698">
                <text:p>2.266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584552">
                <text:p>0.584552</text:p>
              </table:table-cell>
              <table:table-cell office:value-type="float" office:value="0.801174">
                <text:p>0.801174</text:p>
              </table:table-cell>
              <table:table-cell office:value-type="float" office:value="0.661362">
                <text:p>0.661362</text:p>
              </table:table-cell>
              <table:table-cell office:value-type="float" office:value="0.801794">
                <text:p>0.801794</text:p>
              </table:table-cell>
              <table:table-cell office:value-type="float" office:value="0.708422">
                <text:p>0.708422</text:p>
              </table:table-cell>
              <table:table-cell office:value-type="float" office:value="0.802408">
                <text:p>0.802408</text:p>
              </table:table-cell>
              <table:table-cell office:value-type="float" office:value="0.754647">
                <text:p>0.754647</text:p>
              </table:table-cell>
              <table:table-cell office:value-type="float" office:value="0.803318">
                <text:p>0.803318</text:p>
              </table:table-cell>
              <table:table-cell office:value-type="float" office:value="0.933432">
                <text:p>0.933432</text:p>
              </table:table-cell>
              <table:table-cell office:value-type="float" office:value="0.803916">
                <text:p>0.803916</text:p>
              </table:table-cell>
              <table:table-cell office:value-type="float" office:value="0.968705">
                <text:p>0.968705</text:p>
              </table:table-cell>
              <table:table-cell office:value-type="float" office:value="0.804508">
                <text:p>0.804508</text:p>
              </table:table-cell>
              <table:table-cell office:value-type="float" office:value="1.09337">
                <text:p>1.09337</text:p>
              </table:table-cell>
              <table:table-cell office:value-type="float" office:value="0.805092">
                <text:p>0.805092</text:p>
              </table:table-cell>
              <table:table-cell office:value-type="float" office:value="1.1841">
                <text:p>1.1841</text:p>
              </table:table-cell>
              <table:table-cell office:value-type="float" office:value="0.80567">
                <text:p>0.80567</text:p>
              </table:table-cell>
              <table:table-cell office:value-type="float" office:value="1.2161">
                <text:p>1.2161</text:p>
              </table:table-cell>
              <table:table-cell office:value-type="float" office:value="0.80624">
                <text:p>0.80624</text:p>
              </table:table-cell>
              <table:table-cell office:value-type="float" office:value="1.29069">
                <text:p>1.29069</text:p>
              </table:table-cell>
              <table:table-cell office:value-type="float" office:value="0.807081">
                <text:p>0.807081</text:p>
              </table:table-cell>
              <table:table-cell office:value-type="float" office:value="1.47489">
                <text:p>1.47489</text:p>
              </table:table-cell>
              <table:table-cell office:value-type="float" office:value="0.807632">
                <text:p>0.807632</text:p>
              </table:table-cell>
              <table:table-cell office:value-type="float" office:value="1.59129">
                <text:p>1.59129</text:p>
              </table:table-cell>
              <table:table-cell office:value-type="float" office:value="0.808174">
                <text:p>0.808174</text:p>
              </table:table-cell>
              <table:table-cell office:value-type="float" office:value="1.73056">
                <text:p>1.73056</text:p>
              </table:table-cell>
              <table:table-cell office:value-type="float" office:value="0.808709">
                <text:p>0.808709</text:p>
              </table:table-cell>
              <table:table-cell office:value-type="float" office:value="1.87698">
                <text:p>1.87698</text:p>
              </table:table-cell>
              <table:table-cell office:value-type="float" office:value="0.809442">
                <text:p>0.809442</text:p>
              </table:table-cell>
              <table:table-cell office:value-type="float" office:value="2.26702">
                <text:p>2.267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585242">
                <text:p>0.585242</text:p>
              </table:table-cell>
              <table:table-cell office:value-type="float" office:value="0.811982">
                <text:p>0.811982</text:p>
              </table:table-cell>
              <table:table-cell office:value-type="float" office:value="0.66203">
                <text:p>0.66203</text:p>
              </table:table-cell>
              <table:table-cell office:value-type="float" office:value="0.812634">
                <text:p>0.812634</text:p>
              </table:table-cell>
              <table:table-cell office:value-type="float" office:value="0.709015">
                <text:p>0.709015</text:p>
              </table:table-cell>
              <table:table-cell office:value-type="float" office:value="0.813279">
                <text:p>0.813279</text:p>
              </table:table-cell>
              <table:table-cell office:value-type="float" office:value="0.755165">
                <text:p>0.755165</text:p>
              </table:table-cell>
              <table:table-cell office:value-type="float" office:value="0.814234">
                <text:p>0.814234</text:p>
              </table:table-cell>
              <table:table-cell office:value-type="float" office:value="0.933924">
                <text:p>0.933924</text:p>
              </table:table-cell>
              <table:table-cell office:value-type="float" office:value="0.814862">
                <text:p>0.814862</text:p>
              </table:table-cell>
              <table:table-cell office:value-type="float" office:value="0.969107">
                <text:p>0.969107</text:p>
              </table:table-cell>
              <table:table-cell office:value-type="float" office:value="0.815483">
                <text:p>0.815483</text:p>
              </table:table-cell>
              <table:table-cell office:value-type="float" office:value="1.09374">
                <text:p>1.09374</text:p>
              </table:table-cell>
              <table:table-cell office:value-type="float" office:value="0.816097">
                <text:p>0.816097</text:p>
              </table:table-cell>
              <table:table-cell office:value-type="float" office:value="1.18442">
                <text:p>1.18442</text:p>
              </table:table-cell>
              <table:table-cell office:value-type="float" office:value="0.816703">
                <text:p>0.816703</text:p>
              </table:table-cell>
              <table:table-cell office:value-type="float" office:value="1.21634">
                <text:p>1.21634</text:p>
              </table:table-cell>
              <table:table-cell office:value-type="float" office:value="0.817302">
                <text:p>0.817302</text:p>
              </table:table-cell>
              <table:table-cell office:value-type="float" office:value="1.29088">
                <text:p>1.29088</text:p>
              </table:table-cell>
              <table:table-cell office:value-type="float" office:value="0.818185">
                <text:p>0.818185</text:p>
              </table:table-cell>
              <table:table-cell office:value-type="float" office:value="1.47503">
                <text:p>1.47503</text:p>
              </table:table-cell>
              <table:table-cell office:value-type="float" office:value="0.818763">
                <text:p>0.818763</text:p>
              </table:table-cell>
              <table:table-cell office:value-type="float" office:value="1.5914">
                <text:p>1.5914</text:p>
              </table:table-cell>
              <table:table-cell office:value-type="float" office:value="0.819333">
                <text:p>0.819333</text:p>
              </table:table-cell>
              <table:table-cell office:value-type="float" office:value="1.73065">
                <text:p>1.73065</text:p>
              </table:table-cell>
              <table:table-cell office:value-type="float" office:value="0.819894">
                <text:p>0.819894</text:p>
              </table:table-cell>
              <table:table-cell office:value-type="float" office:value="1.87705">
                <text:p>1.87705</text:p>
              </table:table-cell>
              <table:table-cell office:value-type="float" office:value="0.820664">
                <text:p>0.820664</text:p>
              </table:table-cell>
              <table:table-cell office:value-type="float" office:value="2.26707">
                <text:p>2.267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586157">
                <text:p>0.586157</text:p>
              </table:table-cell>
              <table:table-cell office:value-type="float" office:value="0.822791">
                <text:p>0.822791</text:p>
              </table:table-cell>
              <table:table-cell office:value-type="float" office:value="0.662919">
                <text:p>0.662919</text:p>
              </table:table-cell>
              <table:table-cell office:value-type="float" office:value="0.823474">
                <text:p>0.823474</text:p>
              </table:table-cell>
              <table:table-cell office:value-type="float" office:value="0.709808">
                <text:p>0.709808</text:p>
              </table:table-cell>
              <table:table-cell office:value-type="float" office:value="0.824149">
                <text:p>0.824149</text:p>
              </table:table-cell>
              <table:table-cell office:value-type="float" office:value="0.755861">
                <text:p>0.755861</text:p>
              </table:table-cell>
              <table:table-cell office:value-type="float" office:value="0.82515">
                <text:p>0.82515</text:p>
              </table:table-cell>
              <table:table-cell office:value-type="float" office:value="0.934593">
                <text:p>0.934593</text:p>
              </table:table-cell>
              <table:table-cell office:value-type="float" office:value="0.825808">
                <text:p>0.825808</text:p>
              </table:table-cell>
              <table:table-cell office:value-type="float" office:value="0.969659">
                <text:p>0.969659</text:p>
              </table:table-cell>
              <table:table-cell office:value-type="float" office:value="0.826458">
                <text:p>0.826458</text:p>
              </table:table-cell>
              <table:table-cell office:value-type="float" office:value="1.09425">
                <text:p>1.09425</text:p>
              </table:table-cell>
              <table:table-cell office:value-type="float" office:value="0.827102">
                <text:p>0.827102</text:p>
              </table:table-cell>
              <table:table-cell office:value-type="float" office:value="1.18486">
                <text:p>1.18486</text:p>
              </table:table-cell>
              <table:table-cell office:value-type="float" office:value="0.827737">
                <text:p>0.827737</text:p>
              </table:table-cell>
              <table:table-cell office:value-type="float" office:value="1.21669">
                <text:p>1.21669</text:p>
              </table:table-cell>
              <table:table-cell office:value-type="float" office:value="0.828364">
                <text:p>0.828364</text:p>
              </table:table-cell>
              <table:table-cell office:value-type="float" office:value="1.29116">
                <text:p>1.29116</text:p>
              </table:table-cell>
              <table:table-cell office:value-type="float" office:value="0.829289">
                <text:p>0.829289</text:p>
              </table:table-cell>
              <table:table-cell office:value-type="float" office:value="1.47525">
                <text:p>1.47525</text:p>
              </table:table-cell>
              <table:table-cell office:value-type="float" office:value="0.829895">
                <text:p>0.829895</text:p>
              </table:table-cell>
              <table:table-cell office:value-type="float" office:value="1.59157">
                <text:p>1.59157</text:p>
              </table:table-cell>
              <table:table-cell office:value-type="float" office:value="0.830492">
                <text:p>0.830492</text:p>
              </table:table-cell>
              <table:table-cell office:value-type="float" office:value="1.73079">
                <text:p>1.73079</text:p>
              </table:table-cell>
              <table:table-cell office:value-type="float" office:value="0.831079">
                <text:p>0.831079</text:p>
              </table:table-cell>
              <table:table-cell office:value-type="float" office:value="1.87715">
                <text:p>1.87715</text:p>
              </table:table-cell>
              <table:table-cell office:value-type="float" office:value="0.831886">
                <text:p>0.831886</text:p>
              </table:table-cell>
              <table:table-cell office:value-type="float" office:value="2.26715">
                <text:p>2.267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587367">
                <text:p>0.587367</text:p>
              </table:table-cell>
              <table:table-cell office:value-type="float" office:value="0.8336">
                <text:p>0.8336</text:p>
              </table:table-cell>
              <table:table-cell office:value-type="float" office:value="0.664099">
                <text:p>0.664099</text:p>
              </table:table-cell>
              <table:table-cell office:value-type="float" office:value="0.834313">
                <text:p>0.834313</text:p>
              </table:table-cell>
              <table:table-cell office:value-type="float" office:value="0.710867">
                <text:p>0.710867</text:p>
              </table:table-cell>
              <table:table-cell office:value-type="float" office:value="0.83502">
                <text:p>0.83502</text:p>
              </table:table-cell>
              <table:table-cell office:value-type="float" office:value="0.756796">
                <text:p>0.756796</text:p>
              </table:table-cell>
              <table:table-cell office:value-type="float" office:value="0.836066">
                <text:p>0.836066</text:p>
              </table:table-cell>
              <table:table-cell office:value-type="float" office:value="0.9355">
                <text:p>0.9355</text:p>
              </table:table-cell>
              <table:table-cell office:value-type="float" office:value="0.836754">
                <text:p>0.836754</text:p>
              </table:table-cell>
              <table:table-cell office:value-type="float" office:value="0.970413">
                <text:p>0.970413</text:p>
              </table:table-cell>
              <table:table-cell office:value-type="float" office:value="0.837434">
                <text:p>0.837434</text:p>
              </table:table-cell>
              <table:table-cell office:value-type="float" office:value="1.09496">
                <text:p>1.09496</text:p>
              </table:table-cell>
              <table:table-cell office:value-type="float" office:value="0.838106">
                <text:p>0.838106</text:p>
              </table:table-cell>
              <table:table-cell office:value-type="float" office:value="1.18547">
                <text:p>1.18547</text:p>
              </table:table-cell>
              <table:table-cell office:value-type="float" office:value="0.83877">
                <text:p>0.83877</text:p>
              </table:table-cell>
              <table:table-cell office:value-type="float" office:value="1.21717">
                <text:p>1.21717</text:p>
              </table:table-cell>
              <table:table-cell office:value-type="float" office:value="0.839426">
                <text:p>0.839426</text:p>
              </table:table-cell>
              <table:table-cell office:value-type="float" office:value="1.29156">
                <text:p>1.29156</text:p>
              </table:table-cell>
              <table:table-cell office:value-type="float" office:value="0.840393">
                <text:p>0.840393</text:p>
              </table:table-cell>
              <table:table-cell office:value-type="float" office:value="1.47555">
                <text:p>1.47555</text:p>
              </table:table-cell>
              <table:table-cell office:value-type="float" office:value="0.841026">
                <text:p>0.841026</text:p>
              </table:table-cell>
              <table:table-cell office:value-type="float" office:value="1.59182">
                <text:p>1.59182</text:p>
              </table:table-cell>
              <table:table-cell office:value-type="float" office:value="0.84165">
                <text:p>0.84165</text:p>
              </table:table-cell>
              <table:table-cell office:value-type="float" office:value="1.73099">
                <text:p>1.73099</text:p>
              </table:table-cell>
              <table:table-cell office:value-type="float" office:value="0.842265">
                <text:p>0.842265</text:p>
              </table:table-cell>
              <table:table-cell office:value-type="float" office:value="1.87731">
                <text:p>1.87731</text:p>
              </table:table-cell>
              <table:table-cell office:value-type="float" office:value="0.843108">
                <text:p>0.843108</text:p>
              </table:table-cell>
              <table:table-cell office:value-type="float" office:value="2.26727">
                <text:p>2.267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588965">
                <text:p>0.588965</text:p>
              </table:table-cell>
              <table:table-cell office:value-type="float" office:value="0.844409">
                <text:p>0.844409</text:p>
              </table:table-cell>
              <table:table-cell office:value-type="float" office:value="0.665665">
                <text:p>0.665665</text:p>
              </table:table-cell>
              <table:table-cell office:value-type="float" office:value="0.845153">
                <text:p>0.845153</text:p>
              </table:table-cell>
              <table:table-cell office:value-type="float" office:value="0.71228">
                <text:p>0.71228</text:p>
              </table:table-cell>
              <table:table-cell office:value-type="float" office:value="0.84589">
                <text:p>0.84589</text:p>
              </table:table-cell>
              <table:table-cell office:value-type="float" office:value="0.758052">
                <text:p>0.758052</text:p>
              </table:table-cell>
              <table:table-cell office:value-type="float" office:value="0.846982">
                <text:p>0.846982</text:p>
              </table:table-cell>
              <table:table-cell office:value-type="float" office:value="0.936732">
                <text:p>0.936732</text:p>
              </table:table-cell>
              <table:table-cell office:value-type="float" office:value="0.847699">
                <text:p>0.847699</text:p>
              </table:table-cell>
              <table:table-cell office:value-type="float" office:value="0.971444">
                <text:p>0.971444</text:p>
              </table:table-cell>
              <table:table-cell office:value-type="float" office:value="0.848409">
                <text:p>0.848409</text:p>
              </table:table-cell>
              <table:table-cell office:value-type="float" office:value="1.09593">
                <text:p>1.09593</text:p>
              </table:table-cell>
              <table:table-cell office:value-type="float" office:value="0.849111">
                <text:p>0.849111</text:p>
              </table:table-cell>
              <table:table-cell office:value-type="float" office:value="1.18632">
                <text:p>1.18632</text:p>
              </table:table-cell>
              <table:table-cell office:value-type="float" office:value="0.849804">
                <text:p>0.849804</text:p>
              </table:table-cell>
              <table:table-cell office:value-type="float" office:value="1.21785">
                <text:p>1.21785</text:p>
              </table:table-cell>
              <table:table-cell office:value-type="float" office:value="0.850488">
                <text:p>0.850488</text:p>
              </table:table-cell>
              <table:table-cell office:value-type="float" office:value="1.29212">
                <text:p>1.29212</text:p>
              </table:table-cell>
              <table:table-cell office:value-type="float" office:value="0.851497">
                <text:p>0.851497</text:p>
              </table:table-cell>
              <table:table-cell office:value-type="float" office:value="1.476">
                <text:p>1.476</text:p>
              </table:table-cell>
              <table:table-cell office:value-type="float" office:value="0.852158">
                <text:p>0.852158</text:p>
              </table:table-cell>
              <table:table-cell office:value-type="float" office:value="1.59218">
                <text:p>1.59218</text:p>
              </table:table-cell>
              <table:table-cell office:value-type="float" office:value="0.852809">
                <text:p>0.852809</text:p>
              </table:table-cell>
              <table:table-cell office:value-type="float" office:value="1.73128">
                <text:p>1.73128</text:p>
              </table:table-cell>
              <table:table-cell office:value-type="float" office:value="0.85345">
                <text:p>0.85345</text:p>
              </table:table-cell>
              <table:table-cell office:value-type="float" office:value="1.87755">
                <text:p>1.87755</text:p>
              </table:table-cell>
              <table:table-cell office:value-type="float" office:value="0.85433">
                <text:p>0.85433</text:p>
              </table:table-cell>
              <table:table-cell office:value-type="float" office:value="2.26746">
                <text:p>2.26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591075">
                <text:p>0.591075</text:p>
              </table:table-cell>
              <table:table-cell office:value-type="float" office:value="0.855217">
                <text:p>0.855217</text:p>
              </table:table-cell>
              <table:table-cell office:value-type="float" office:value="0.667745">
                <text:p>0.667745</text:p>
              </table:table-cell>
              <table:table-cell office:value-type="float" office:value="0.855993">
                <text:p>0.855993</text:p>
              </table:table-cell>
              <table:table-cell office:value-type="float" office:value="0.714168">
                <text:p>0.714168</text:p>
              </table:table-cell>
              <table:table-cell office:value-type="float" office:value="0.85676">
                <text:p>0.85676</text:p>
              </table:table-cell>
              <table:table-cell office:value-type="float" office:value="0.75974">
                <text:p>0.75974</text:p>
              </table:table-cell>
              <table:table-cell office:value-type="float" office:value="0.857897">
                <text:p>0.857897</text:p>
              </table:table-cell>
              <table:table-cell office:value-type="float" office:value="0.938405">
                <text:p>0.938405</text:p>
              </table:table-cell>
              <table:table-cell office:value-type="float" office:value="0.858645">
                <text:p>0.858645</text:p>
              </table:table-cell>
              <table:table-cell office:value-type="float" office:value="0.972857">
                <text:p>0.972857</text:p>
              </table:table-cell>
              <table:table-cell office:value-type="float" office:value="0.859385">
                <text:p>0.859385</text:p>
              </table:table-cell>
              <table:table-cell office:value-type="float" office:value="1.09727">
                <text:p>1.09727</text:p>
              </table:table-cell>
              <table:table-cell office:value-type="float" office:value="0.860115">
                <text:p>0.860115</text:p>
              </table:table-cell>
              <table:table-cell office:value-type="float" office:value="1.1875">
                <text:p>1.1875</text:p>
              </table:table-cell>
              <table:table-cell office:value-type="float" office:value="0.860837">
                <text:p>0.860837</text:p>
              </table:table-cell>
              <table:table-cell office:value-type="float" office:value="1.2188">
                <text:p>1.2188</text:p>
              </table:table-cell>
              <table:table-cell office:value-type="float" office:value="0.86155">
                <text:p>0.86155</text:p>
              </table:table-cell>
              <table:table-cell office:value-type="float" office:value="1.29292">
                <text:p>1.29292</text:p>
              </table:table-cell>
              <table:table-cell office:value-type="float" office:value="0.862601">
                <text:p>0.862601</text:p>
              </table:table-cell>
              <table:table-cell office:value-type="float" office:value="1.47663">
                <text:p>1.47663</text:p>
              </table:table-cell>
              <table:table-cell office:value-type="float" office:value="0.86329">
                <text:p>0.86329</text:p>
              </table:table-cell>
              <table:table-cell office:value-type="float" office:value="1.59271">
                <text:p>1.59271</text:p>
              </table:table-cell>
              <table:table-cell office:value-type="float" office:value="0.863968">
                <text:p>0.863968</text:p>
              </table:table-cell>
              <table:table-cell office:value-type="float" office:value="1.73172">
                <text:p>1.73172</text:p>
              </table:table-cell>
              <table:table-cell office:value-type="float" office:value="0.864636">
                <text:p>0.864636</text:p>
              </table:table-cell>
              <table:table-cell office:value-type="float" office:value="1.8779">
                <text:p>1.8779</text:p>
              </table:table-cell>
              <table:table-cell office:value-type="float" office:value="0.865552">
                <text:p>0.865552</text:p>
              </table:table-cell>
              <table:table-cell office:value-type="float" office:value="2.26775">
                <text:p>2.26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593866">
                <text:p>0.593866</text:p>
              </table:table-cell>
              <table:table-cell office:value-type="float" office:value="0.866026">
                <text:p>0.866026</text:p>
              </table:table-cell>
              <table:table-cell office:value-type="float" office:value="0.670511">
                <text:p>0.670511</text:p>
              </table:table-cell>
              <table:table-cell office:value-type="float" office:value="0.866832">
                <text:p>0.866832</text:p>
              </table:table-cell>
              <table:table-cell office:value-type="float" office:value="0.716693">
                <text:p>0.716693</text:p>
              </table:table-cell>
              <table:table-cell office:value-type="float" office:value="0.867631">
                <text:p>0.867631</text:p>
              </table:table-cell>
              <table:table-cell office:value-type="float" office:value="0.762012">
                <text:p>0.762012</text:p>
              </table:table-cell>
              <table:table-cell office:value-type="float" office:value="0.868813">
                <text:p>0.868813</text:p>
              </table:table-cell>
              <table:table-cell office:value-type="float" office:value="0.94068">
                <text:p>0.94068</text:p>
              </table:table-cell>
              <table:table-cell office:value-type="float" office:value="0.869591">
                <text:p>0.869591</text:p>
              </table:table-cell>
              <table:table-cell office:value-type="float" office:value="0.974791">
                <text:p>0.974791</text:p>
              </table:table-cell>
              <table:table-cell office:value-type="float" office:value="0.87036">
                <text:p>0.87036</text:p>
              </table:table-cell>
              <table:table-cell office:value-type="float" office:value="1.09912">
                <text:p>1.09912</text:p>
              </table:table-cell>
              <table:table-cell office:value-type="float" office:value="0.87112">
                <text:p>0.87112</text:p>
              </table:table-cell>
              <table:table-cell office:value-type="float" office:value="1.18915">
                <text:p>1.18915</text:p>
              </table:table-cell>
              <table:table-cell office:value-type="float" office:value="0.871871">
                <text:p>0.871871</text:p>
              </table:table-cell>
              <table:table-cell office:value-type="float" office:value="1.22014">
                <text:p>1.22014</text:p>
              </table:table-cell>
              <table:table-cell office:value-type="float" office:value="0.872612">
                <text:p>0.872612</text:p>
              </table:table-cell>
              <table:table-cell office:value-type="float" office:value="1.29405">
                <text:p>1.29405</text:p>
              </table:table-cell>
              <table:table-cell office:value-type="float" office:value="0.873705">
                <text:p>0.873705</text:p>
              </table:table-cell>
              <table:table-cell office:value-type="float" office:value="1.47755">
                <text:p>1.47755</text:p>
              </table:table-cell>
              <table:table-cell office:value-type="float" office:value="0.874421">
                <text:p>0.874421</text:p>
              </table:table-cell>
              <table:table-cell office:value-type="float" office:value="1.59348">
                <text:p>1.59348</text:p>
              </table:table-cell>
              <table:table-cell office:value-type="float" office:value="0.875127">
                <text:p>0.875127</text:p>
              </table:table-cell>
              <table:table-cell office:value-type="float" office:value="1.73236">
                <text:p>1.73236</text:p>
              </table:table-cell>
              <table:table-cell office:value-type="float" office:value="0.875821">
                <text:p>0.875821</text:p>
              </table:table-cell>
              <table:table-cell office:value-type="float" office:value="1.87843">
                <text:p>1.87843</text:p>
              </table:table-cell>
              <table:table-cell office:value-type="float" office:value="0.876774">
                <text:p>0.876774</text:p>
              </table:table-cell>
              <table:table-cell office:value-type="float" office:value="2.26819">
                <text:p>2.268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597566">
                <text:p>0.597566</text:p>
              </table:table-cell>
              <table:table-cell office:value-type="float" office:value="0.876835">
                <text:p>0.876835</text:p>
              </table:table-cell>
              <table:table-cell office:value-type="float" office:value="0.674195">
                <text:p>0.674195</text:p>
              </table:table-cell>
              <table:table-cell office:value-type="float" office:value="0.877672">
                <text:p>0.877672</text:p>
              </table:table-cell>
              <table:table-cell office:value-type="float" office:value="0.720075">
                <text:p>0.720075</text:p>
              </table:table-cell>
              <table:table-cell office:value-type="float" office:value="0.878501">
                <text:p>0.878501</text:p>
              </table:table-cell>
              <table:table-cell office:value-type="float" office:value="0.765073">
                <text:p>0.765073</text:p>
              </table:table-cell>
              <table:table-cell office:value-type="float" office:value="0.879729">
                <text:p>0.879729</text:p>
              </table:table-cell>
              <table:table-cell office:value-type="float" office:value="0.943779">
                <text:p>0.943779</text:p>
              </table:table-cell>
              <table:table-cell office:value-type="float" office:value="0.880537">
                <text:p>0.880537</text:p>
              </table:table-cell>
              <table:table-cell office:value-type="float" office:value="0.977446">
                <text:p>0.977446</text:p>
              </table:table-cell>
              <table:table-cell office:value-type="float" office:value="0.881335">
                <text:p>0.881335</text:p>
              </table:table-cell>
              <table:table-cell office:value-type="float" office:value="1.10168">
                <text:p>1.10168</text:p>
              </table:table-cell>
              <table:table-cell office:value-type="float" office:value="0.882125">
                <text:p>0.882125</text:p>
              </table:table-cell>
              <table:table-cell office:value-type="float" office:value="1.19145">
                <text:p>1.19145</text:p>
              </table:table-cell>
              <table:table-cell office:value-type="float" office:value="0.882904">
                <text:p>0.882904</text:p>
              </table:table-cell>
              <table:table-cell office:value-type="float" office:value="1.22202">
                <text:p>1.22202</text:p>
              </table:table-cell>
              <table:table-cell office:value-type="float" office:value="0.883674">
                <text:p>0.883674</text:p>
              </table:table-cell>
              <table:table-cell office:value-type="float" office:value="1.29565">
                <text:p>1.29565</text:p>
              </table:table-cell>
              <table:table-cell office:value-type="float" office:value="0.884809">
                <text:p>0.884809</text:p>
              </table:table-cell>
              <table:table-cell office:value-type="float" office:value="1.47887">
                <text:p>1.47887</text:p>
              </table:table-cell>
              <table:table-cell office:value-type="float" office:value="0.885553">
                <text:p>0.885553</text:p>
              </table:table-cell>
              <table:table-cell office:value-type="float" office:value="1.59461">
                <text:p>1.59461</text:p>
              </table:table-cell>
              <table:table-cell office:value-type="float" office:value="0.886285">
                <text:p>0.886285</text:p>
              </table:table-cell>
              <table:table-cell office:value-type="float" office:value="1.73331">
                <text:p>1.73331</text:p>
              </table:table-cell>
              <table:table-cell office:value-type="float" office:value="0.887007">
                <text:p>0.887007</text:p>
              </table:table-cell>
              <table:table-cell office:value-type="float" office:value="1.87921">
                <text:p>1.87921</text:p>
              </table:table-cell>
              <table:table-cell office:value-type="float" office:value="0.887996">
                <text:p>0.887996</text:p>
              </table:table-cell>
              <table:table-cell office:value-type="float" office:value="2.26886">
                <text:p>2.26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602484">
                <text:p>0.602484</text:p>
              </table:table-cell>
              <table:table-cell office:value-type="float" office:value="0.887643">
                <text:p>0.887643</text:p>
              </table:table-cell>
              <table:table-cell office:value-type="float" office:value="0.679118">
                <text:p>0.679118</text:p>
              </table:table-cell>
              <table:table-cell office:value-type="float" office:value="0.888512">
                <text:p>0.888512</text:p>
              </table:table-cell>
              <table:table-cell office:value-type="float" office:value="0.724618">
                <text:p>0.724618</text:p>
              </table:table-cell>
              <table:table-cell office:value-type="float" office:value="0.889372">
                <text:p>0.889372</text:p>
              </table:table-cell>
              <table:table-cell office:value-type="float" office:value="0.76921">
                <text:p>0.76921</text:p>
              </table:table-cell>
              <table:table-cell office:value-type="float" office:value="0.890645">
                <text:p>0.890645</text:p>
              </table:table-cell>
              <table:table-cell office:value-type="float" office:value="0.948008">
                <text:p>0.948008</text:p>
              </table:table-cell>
              <table:table-cell office:value-type="float" office:value="0.891483">
                <text:p>0.891483</text:p>
              </table:table-cell>
              <table:table-cell office:value-type="float" office:value="0.981093">
                <text:p>0.981093</text:p>
              </table:table-cell>
              <table:table-cell office:value-type="float" office:value="0.892311">
                <text:p>0.892311</text:p>
              </table:table-cell>
              <table:table-cell office:value-type="float" office:value="1.10522">
                <text:p>1.10522</text:p>
              </table:table-cell>
              <table:table-cell office:value-type="float" office:value="0.893129">
                <text:p>0.893129</text:p>
              </table:table-cell>
              <table:table-cell office:value-type="float" office:value="1.19466">
                <text:p>1.19466</text:p>
              </table:table-cell>
              <table:table-cell office:value-type="float" office:value="0.893938">
                <text:p>0.893938</text:p>
              </table:table-cell>
              <table:table-cell office:value-type="float" office:value="1.22467">
                <text:p>1.22467</text:p>
              </table:table-cell>
              <table:table-cell office:value-type="float" office:value="0.894736">
                <text:p>0.894736</text:p>
              </table:table-cell>
              <table:table-cell office:value-type="float" office:value="1.29794">
                <text:p>1.29794</text:p>
              </table:table-cell>
              <table:table-cell office:value-type="float" office:value="0.895913">
                <text:p>0.895913</text:p>
              </table:table-cell>
              <table:table-cell office:value-type="float" office:value="1.48079">
                <text:p>1.48079</text:p>
              </table:table-cell>
              <table:table-cell office:value-type="float" office:value="0.896684">
                <text:p>0.896684</text:p>
              </table:table-cell>
              <table:table-cell office:value-type="float" office:value="1.59625">
                <text:p>1.59625</text:p>
              </table:table-cell>
              <table:table-cell office:value-type="float" office:value="0.897444">
                <text:p>0.897444</text:p>
              </table:table-cell>
              <table:table-cell office:value-type="float" office:value="1.73472">
                <text:p>1.73472</text:p>
              </table:table-cell>
              <table:table-cell office:value-type="float" office:value="0.898192">
                <text:p>0.898192</text:p>
              </table:table-cell>
              <table:table-cell office:value-type="float" office:value="1.88039">
                <text:p>1.88039</text:p>
              </table:table-cell>
              <table:table-cell office:value-type="float" office:value="0.899219">
                <text:p>0.899219</text:p>
              </table:table-cell>
              <table:table-cell office:value-type="float" office:value="2.26987">
                <text:p>2.269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609054">
                <text:p>0.609054</text:p>
              </table:table-cell>
              <table:table-cell office:value-type="float" office:value="0.898452">
                <text:p>0.898452</text:p>
              </table:table-cell>
              <table:table-cell office:value-type="float" office:value="0.685724">
                <text:p>0.685724</text:p>
              </table:table-cell>
              <table:table-cell office:value-type="float" office:value="0.899351">
                <text:p>0.899351</text:p>
              </table:table-cell>
              <table:table-cell office:value-type="float" office:value="0.730743">
                <text:p>0.730743</text:p>
              </table:table-cell>
              <table:table-cell office:value-type="float" office:value="0.900242">
                <text:p>0.900242</text:p>
              </table:table-cell>
              <table:table-cell office:value-type="float" office:value="0.774816">
                <text:p>0.774816</text:p>
              </table:table-cell>
              <table:table-cell office:value-type="float" office:value="0.901561">
                <text:p>0.901561</text:p>
              </table:table-cell>
              <table:table-cell office:value-type="float" office:value="0.953795">
                <text:p>0.953795</text:p>
              </table:table-cell>
              <table:table-cell office:value-type="float" office:value="0.902428">
                <text:p>0.902428</text:p>
              </table:table-cell>
              <table:table-cell office:value-type="float" office:value="0.986116">
                <text:p>0.986116</text:p>
              </table:table-cell>
              <table:table-cell office:value-type="float" office:value="0.903286">
                <text:p>0.903286</text:p>
              </table:table-cell>
              <table:table-cell office:value-type="float" office:value="1.11014">
                <text:p>1.11014</text:p>
              </table:table-cell>
              <table:table-cell office:value-type="float" office:value="0.904134">
                <text:p>0.904134</text:p>
              </table:table-cell>
              <table:table-cell office:value-type="float" office:value="1.19915">
                <text:p>1.19915</text:p>
              </table:table-cell>
              <table:table-cell office:value-type="float" office:value="0.904971">
                <text:p>0.904971</text:p>
              </table:table-cell>
              <table:table-cell office:value-type="float" office:value="1.22842">
                <text:p>1.22842</text:p>
              </table:table-cell>
              <table:table-cell office:value-type="float" office:value="0.905798">
                <text:p>0.905798</text:p>
              </table:table-cell>
              <table:table-cell office:value-type="float" office:value="1.30118">
                <text:p>1.30118</text:p>
              </table:table-cell>
              <table:table-cell office:value-type="float" office:value="0.907017">
                <text:p>0.907017</text:p>
              </table:table-cell>
              <table:table-cell office:value-type="float" office:value="1.48355">
                <text:p>1.48355</text:p>
              </table:table-cell>
              <table:table-cell office:value-type="float" office:value="0.907816">
                <text:p>0.907816</text:p>
              </table:table-cell>
              <table:table-cell office:value-type="float" office:value="1.59864">
                <text:p>1.59864</text:p>
              </table:table-cell>
              <table:table-cell office:value-type="float" office:value="0.908603">
                <text:p>0.908603</text:p>
              </table:table-cell>
              <table:table-cell office:value-type="float" office:value="1.7368">
                <text:p>1.7368</text:p>
              </table:table-cell>
              <table:table-cell office:value-type="float" office:value="0.909377">
                <text:p>0.909377</text:p>
              </table:table-cell>
              <table:table-cell office:value-type="float" office:value="1.88216">
                <text:p>1.88216</text:p>
              </table:table-cell>
              <table:table-cell office:value-type="float" office:value="0.910441">
                <text:p>0.910441</text:p>
              </table:table-cell>
              <table:table-cell office:value-type="float" office:value="2.27143">
                <text:p>2.27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617882">
                <text:p>0.617882</text:p>
              </table:table-cell>
              <table:table-cell office:value-type="float" office:value="0.909261">
                <text:p>0.909261</text:p>
              </table:table-cell>
              <table:table-cell office:value-type="float" office:value="0.694637">
                <text:p>0.694637</text:p>
              </table:table-cell>
              <table:table-cell office:value-type="float" office:value="0.910191">
                <text:p>0.910191</text:p>
              </table:table-cell>
              <table:table-cell office:value-type="float" office:value="0.739042">
                <text:p>0.739042</text:p>
              </table:table-cell>
              <table:table-cell office:value-type="float" office:value="0.911113">
                <text:p>0.911113</text:p>
              </table:table-cell>
              <table:table-cell office:value-type="float" office:value="0.782448">
                <text:p>0.782448</text:p>
              </table:table-cell>
              <table:table-cell office:value-type="float" office:value="0.912477">
                <text:p>0.912477</text:p>
              </table:table-cell>
              <table:table-cell office:value-type="float" office:value="0.961743">
                <text:p>0.961743</text:p>
              </table:table-cell>
              <table:table-cell office:value-type="float" office:value="0.913374">
                <text:p>0.913374</text:p>
              </table:table-cell>
              <table:table-cell office:value-type="float" office:value="0.993057">
                <text:p>0.993057</text:p>
              </table:table-cell>
              <table:table-cell office:value-type="float" office:value="0.914262">
                <text:p>0.914262</text:p>
              </table:table-cell>
              <table:table-cell office:value-type="float" office:value="1.11698">
                <text:p>1.11698</text:p>
              </table:table-cell>
              <table:table-cell office:value-type="float" office:value="0.915138">
                <text:p>0.915138</text:p>
              </table:table-cell>
              <table:table-cell office:value-type="float" office:value="1.20545">
                <text:p>1.20545</text:p>
              </table:table-cell>
              <table:table-cell office:value-type="float" office:value="0.916005">
                <text:p>0.916005</text:p>
              </table:table-cell>
              <table:table-cell office:value-type="float" office:value="1.2337">
                <text:p>1.2337</text:p>
              </table:table-cell>
              <table:table-cell office:value-type="float" office:value="0.91686">
                <text:p>0.91686</text:p>
              </table:table-cell>
              <table:table-cell office:value-type="float" office:value="1.30582">
                <text:p>1.30582</text:p>
              </table:table-cell>
              <table:table-cell office:value-type="float" office:value="0.918121">
                <text:p>0.918121</text:p>
              </table:table-cell>
              <table:table-cell office:value-type="float" office:value="1.48755">
                <text:p>1.48755</text:p>
              </table:table-cell>
              <table:table-cell office:value-type="float" office:value="0.918948">
                <text:p>0.918948</text:p>
              </table:table-cell>
              <table:table-cell office:value-type="float" office:value="1.60215">
                <text:p>1.60215</text:p>
              </table:table-cell>
              <table:table-cell office:value-type="float" office:value="0.919761">
                <text:p>0.919761</text:p>
              </table:table-cell>
              <table:table-cell office:value-type="float" office:value="1.73987">
                <text:p>1.73987</text:p>
              </table:table-cell>
              <table:table-cell office:value-type="float" office:value="0.920563">
                <text:p>0.920563</text:p>
              </table:table-cell>
              <table:table-cell office:value-type="float" office:value="1.88481">
                <text:p>1.88481</text:p>
              </table:table-cell>
              <table:table-cell office:value-type="float" office:value="0.921663">
                <text:p>0.921663</text:p>
              </table:table-cell>
              <table:table-cell office:value-type="float" office:value="2.2738">
                <text:p>2.2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629843">
                <text:p>0.629843</text:p>
              </table:table-cell>
              <table:table-cell office:value-type="float" office:value="0.920069">
                <text:p>0.920069</text:p>
              </table:table-cell>
              <table:table-cell office:value-type="float" office:value="0.706755">
                <text:p>0.706755</text:p>
              </table:table-cell>
              <table:table-cell office:value-type="float" office:value="0.921031">
                <text:p>0.921031</text:p>
              </table:table-cell>
              <table:table-cell office:value-type="float" office:value="0.750362">
                <text:p>0.750362</text:p>
              </table:table-cell>
              <table:table-cell office:value-type="float" office:value="0.921983">
                <text:p>0.921983</text:p>
              </table:table-cell>
              <table:table-cell office:value-type="float" office:value="0.7929">
                <text:p>0.7929</text:p>
              </table:table-cell>
              <table:table-cell office:value-type="float" office:value="0.923393">
                <text:p>0.923393</text:p>
              </table:table-cell>
              <table:table-cell office:value-type="float" office:value="0.972719">
                <text:p>0.972719</text:p>
              </table:table-cell>
              <table:table-cell office:value-type="float" office:value="0.92432">
                <text:p>0.92432</text:p>
              </table:table-cell>
              <table:table-cell office:value-type="float" office:value="1.00269">
                <text:p>1.00269</text:p>
              </table:table-cell>
              <table:table-cell office:value-type="float" office:value="0.925237">
                <text:p>0.925237</text:p>
              </table:table-cell>
              <table:table-cell office:value-type="float" office:value="1.12655">
                <text:p>1.12655</text:p>
              </table:table-cell>
              <table:table-cell office:value-type="float" office:value="0.926143">
                <text:p>0.926143</text:p>
              </table:table-cell>
              <table:table-cell office:value-type="float" office:value="1.21431">
                <text:p>1.21431</text:p>
              </table:table-cell>
              <table:table-cell office:value-type="float" office:value="0.927038">
                <text:p>0.927038</text:p>
              </table:table-cell>
              <table:table-cell office:value-type="float" office:value="1.2412">
                <text:p>1.2412</text:p>
              </table:table-cell>
              <table:table-cell office:value-type="float" office:value="0.927922">
                <text:p>0.927922</text:p>
              </table:table-cell>
              <table:table-cell office:value-type="float" office:value="1.31244">
                <text:p>1.31244</text:p>
              </table:table-cell>
              <table:table-cell office:value-type="float" office:value="0.929225">
                <text:p>0.929225</text:p>
              </table:table-cell>
              <table:table-cell office:value-type="float" office:value="1.49335">
                <text:p>1.49335</text:p>
              </table:table-cell>
              <table:table-cell office:value-type="float" office:value="0.930079">
                <text:p>0.930079</text:p>
              </table:table-cell>
              <table:table-cell office:value-type="float" office:value="1.60729">
                <text:p>1.60729</text:p>
              </table:table-cell>
              <table:table-cell office:value-type="float" office:value="0.93092">
                <text:p>0.93092</text:p>
              </table:table-cell>
              <table:table-cell office:value-type="float" office:value="1.74442">
                <text:p>1.74442</text:p>
              </table:table-cell>
              <table:table-cell office:value-type="float" office:value="0.931748">
                <text:p>0.931748</text:p>
              </table:table-cell>
              <table:table-cell office:value-type="float" office:value="1.88877">
                <text:p>1.88877</text:p>
              </table:table-cell>
              <table:table-cell office:value-type="float" office:value="0.932885">
                <text:p>0.932885</text:p>
              </table:table-cell>
              <table:table-cell office:value-type="float" office:value="2.27743">
                <text:p>2.277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646234">
                <text:p>0.646234</text:p>
              </table:table-cell>
              <table:table-cell office:value-type="float" office:value="0.930878">
                <text:p>0.930878</text:p>
              </table:table-cell>
              <table:table-cell office:value-type="float" office:value="0.723401">
                <text:p>0.723401</text:p>
              </table:table-cell>
              <table:table-cell office:value-type="float" office:value="0.931871">
                <text:p>0.931871</text:p>
              </table:table-cell>
              <table:table-cell office:value-type="float" office:value="0.765946">
                <text:p>0.765946</text:p>
              </table:table-cell>
              <table:table-cell office:value-type="float" office:value="0.932853">
                <text:p>0.932853</text:p>
              </table:table-cell>
              <table:table-cell office:value-type="float" office:value="0.807331">
                <text:p>0.807331</text:p>
              </table:table-cell>
              <table:table-cell office:value-type="float" office:value="0.934309">
                <text:p>0.934309</text:p>
              </table:table-cell>
              <table:table-cell office:value-type="float" office:value="0.987985">
                <text:p>0.987985</text:p>
              </table:table-cell>
              <table:table-cell office:value-type="float" office:value="0.935266">
                <text:p>0.935266</text:p>
              </table:table-cell>
              <table:table-cell office:value-type="float" office:value="1.01616">
                <text:p>1.01616</text:p>
              </table:table-cell>
              <table:table-cell office:value-type="float" office:value="0.936212">
                <text:p>0.936212</text:p>
              </table:table-cell>
              <table:table-cell office:value-type="float" office:value="1.14">
                <text:p>1.14</text:p>
              </table:table-cell>
              <table:table-cell office:value-type="float" office:value="0.937148">
                <text:p>0.937148</text:p>
              </table:table-cell>
              <table:table-cell office:value-type="float" office:value="1.22685">
                <text:p>1.22685</text:p>
              </table:table-cell>
              <table:table-cell office:value-type="float" office:value="0.938072">
                <text:p>0.938072</text:p>
              </table:table-cell>
              <table:table-cell office:value-type="float" office:value="1.25188">
                <text:p>1.25188</text:p>
              </table:table-cell>
              <table:table-cell office:value-type="float" office:value="0.938984">
                <text:p>0.938984</text:p>
              </table:table-cell>
              <table:table-cell office:value-type="float" office:value="1.32195">
                <text:p>1.32195</text:p>
              </table:table-cell>
              <table:table-cell office:value-type="float" office:value="0.940329">
                <text:p>0.940329</text:p>
              </table:table-cell>
              <table:table-cell office:value-type="float" office:value="1.50178">
                <text:p>1.50178</text:p>
              </table:table-cell>
              <table:table-cell office:value-type="float" office:value="0.941211">
                <text:p>0.941211</text:p>
              </table:table-cell>
              <table:table-cell office:value-type="float" office:value="1.61483">
                <text:p>1.61483</text:p>
              </table:table-cell>
              <table:table-cell office:value-type="float" office:value="0.942079">
                <text:p>0.942079</text:p>
              </table:table-cell>
              <table:table-cell office:value-type="float" office:value="1.75119">
                <text:p>1.75119</text:p>
              </table:table-cell>
              <table:table-cell office:value-type="float" office:value="0.942934">
                <text:p>0.942934</text:p>
              </table:table-cell>
              <table:table-cell office:value-type="float" office:value="1.89474">
                <text:p>1.89474</text:p>
              </table:table-cell>
              <table:table-cell office:value-type="float" office:value="0.944107">
                <text:p>0.944107</text:p>
              </table:table-cell>
              <table:table-cell office:value-type="float" office:value="2.28298">
                <text:p>2.282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669044">
                <text:p>0.669044</text:p>
              </table:table-cell>
              <table:table-cell office:value-type="float" office:value="0.941687">
                <text:p>0.941687</text:p>
              </table:table-cell>
              <table:table-cell office:value-type="float" office:value="0.746595">
                <text:p>0.746595</text:p>
              </table:table-cell>
              <table:table-cell office:value-type="float" office:value="0.94271">
                <text:p>0.94271</text:p>
              </table:table-cell>
              <table:table-cell office:value-type="float" office:value="0.787678">
                <text:p>0.787678</text:p>
              </table:table-cell>
              <table:table-cell office:value-type="float" office:value="0.943724">
                <text:p>0.943724</text:p>
              </table:table-cell>
              <table:table-cell office:value-type="float" office:value="0.827486">
                <text:p>0.827486</text:p>
              </table:table-cell>
              <table:table-cell office:value-type="float" office:value="0.945225">
                <text:p>0.945225</text:p>
              </table:table-cell>
              <table:table-cell office:value-type="float" office:value="1.00944">
                <text:p>1.00944</text:p>
              </table:table-cell>
              <table:table-cell office:value-type="float" office:value="0.946212">
                <text:p>0.946212</text:p>
              </table:table-cell>
              <table:table-cell office:value-type="float" office:value="1.03513">
                <text:p>1.03513</text:p>
              </table:table-cell>
              <table:table-cell office:value-type="float" office:value="0.947188">
                <text:p>0.947188</text:p>
              </table:table-cell>
              <table:table-cell office:value-type="float" office:value="1.15905">
                <text:p>1.15905</text:p>
              </table:table-cell>
              <table:table-cell office:value-type="float" office:value="0.948152">
                <text:p>0.948152</text:p>
              </table:table-cell>
              <table:table-cell office:value-type="float" office:value="1.2447">
                <text:p>1.2447</text:p>
              </table:table-cell>
              <table:table-cell office:value-type="float" office:value="0.949105">
                <text:p>0.949105</text:p>
              </table:table-cell>
              <table:table-cell office:value-type="float" office:value="1.26718">
                <text:p>1.26718</text:p>
              </table:table-cell>
              <table:table-cell office:value-type="float" office:value="0.950046">
                <text:p>0.950046</text:p>
              </table:table-cell>
              <table:table-cell office:value-type="float" office:value="1.33566">
                <text:p>1.33566</text:p>
              </table:table-cell>
              <table:table-cell office:value-type="float" office:value="0.951433">
                <text:p>0.951433</text:p>
              </table:table-cell>
              <table:table-cell office:value-type="float" office:value="1.5141">
                <text:p>1.5141</text:p>
              </table:table-cell>
              <table:table-cell office:value-type="float" office:value="0.952342">
                <text:p>0.952342</text:p>
              </table:table-cell>
              <table:table-cell office:value-type="float" office:value="1.62596">
                <text:p>1.62596</text:p>
              </table:table-cell>
              <table:table-cell office:value-type="float" office:value="0.953238">
                <text:p>0.953238</text:p>
              </table:table-cell>
              <table:table-cell office:value-type="float" office:value="1.76126">
                <text:p>1.76126</text:p>
              </table:table-cell>
              <table:table-cell office:value-type="float" office:value="0.954119">
                <text:p>0.954119</text:p>
              </table:table-cell>
              <table:table-cell office:value-type="float" office:value="1.90372">
                <text:p>1.90372</text:p>
              </table:table-cell>
              <table:table-cell office:value-type="float" office:value="0.955329">
                <text:p>0.955329</text:p>
              </table:table-cell>
              <table:table-cell office:value-type="float" office:value="2.29149">
                <text:p>2.291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701485">
                <text:p>0.701485</text:p>
              </table:table-cell>
              <table:table-cell office:value-type="float" office:value="0.952495">
                <text:p>0.952495</text:p>
              </table:table-cell>
              <table:table-cell office:value-type="float" office:value="0.779563">
                <text:p>0.779563</text:p>
              </table:table-cell>
              <table:table-cell office:value-type="float" office:value="0.95355">
                <text:p>0.95355</text:p>
              </table:table-cell>
              <table:table-cell office:value-type="float" office:value="0.818527">
                <text:p>0.818527</text:p>
              </table:table-cell>
              <table:table-cell office:value-type="float" office:value="0.954594">
                <text:p>0.954594</text:p>
              </table:table-cell>
              <table:table-cell office:value-type="float" office:value="0.856086">
                <text:p>0.856086</text:p>
              </table:table-cell>
              <table:table-cell office:value-type="float" office:value="0.95614">
                <text:p>0.95614</text:p>
              </table:table-cell>
              <table:table-cell office:value-type="float" office:value="1.04001">
                <text:p>1.04001</text:p>
              </table:table-cell>
              <table:table-cell office:value-type="float" office:value="0.957158">
                <text:p>0.957158</text:p>
              </table:table-cell>
              <table:table-cell office:value-type="float" office:value="1.06221">
                <text:p>1.06221</text:p>
              </table:table-cell>
              <table:table-cell office:value-type="float" office:value="0.958163">
                <text:p>0.958163</text:p>
              </table:table-cell>
              <table:table-cell office:value-type="float" office:value="1.18635">
                <text:p>1.18635</text:p>
              </table:table-cell>
              <table:table-cell office:value-type="float" office:value="0.959157">
                <text:p>0.959157</text:p>
              </table:table-cell>
              <table:table-cell office:value-type="float" office:value="1.2704">
                <text:p>1.2704</text:p>
              </table:table-cell>
              <table:table-cell office:value-type="float" office:value="0.960139">
                <text:p>0.960139</text:p>
              </table:table-cell>
              <table:table-cell office:value-type="float" office:value="1.28928">
                <text:p>1.28928</text:p>
              </table:table-cell>
              <table:table-cell office:value-type="float" office:value="0.961108">
                <text:p>0.961108</text:p>
              </table:table-cell>
              <table:table-cell office:value-type="float" office:value="1.35559">
                <text:p>1.35559</text:p>
              </table:table-cell>
              <table:table-cell office:value-type="float" office:value="0.962537">
                <text:p>0.962537</text:p>
              </table:table-cell>
              <table:table-cell office:value-type="float" office:value="1.53221">
                <text:p>1.53221</text:p>
              </table:table-cell>
              <table:table-cell office:value-type="float" office:value="0.963474">
                <text:p>0.963474</text:p>
              </table:table-cell>
              <table:table-cell office:value-type="float" office:value="1.64245">
                <text:p>1.64245</text:p>
              </table:table-cell>
              <table:table-cell office:value-type="float" office:value="0.964396">
                <text:p>0.964396</text:p>
              </table:table-cell>
              <table:table-cell office:value-type="float" office:value="1.77634">
                <text:p>1.77634</text:p>
              </table:table-cell>
              <table:table-cell office:value-type="float" office:value="0.965304">
                <text:p>0.965304</text:p>
              </table:table-cell>
              <table:table-cell office:value-type="float" office:value="1.91731">
                <text:p>1.91731</text:p>
              </table:table-cell>
              <table:table-cell office:value-type="float" office:value="0.966551">
                <text:p>0.966551</text:p>
              </table:table-cell>
              <table:table-cell office:value-type="float" office:value="2.30459">
                <text:p>2.30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74907">
                <text:p>0.74907</text:p>
              </table:table-cell>
              <table:table-cell office:value-type="float" office:value="0.963304">
                <text:p>0.963304</text:p>
              </table:table-cell>
              <table:table-cell office:value-type="float" office:value="0.827779">
                <text:p>0.827779</text:p>
              </table:table-cell>
              <table:table-cell office:value-type="float" office:value="0.96439">
                <text:p>0.96439</text:p>
              </table:table-cell>
              <table:table-cell office:value-type="float" office:value="0.863449">
                <text:p>0.863449</text:p>
              </table:table-cell>
              <table:table-cell office:value-type="float" office:value="0.965465">
                <text:p>0.965465</text:p>
              </table:table-cell>
              <table:table-cell office:value-type="float" office:value="0.897601">
                <text:p>0.897601</text:p>
              </table:table-cell>
              <table:table-cell office:value-type="float" office:value="0.967056">
                <text:p>0.967056</text:p>
              </table:table-cell>
              <table:table-cell office:value-type="float" office:value="1.08448">
                <text:p>1.08448</text:p>
              </table:table-cell>
              <table:table-cell office:value-type="float" office:value="0.968103">
                <text:p>0.968103</text:p>
              </table:table-cell>
              <table:table-cell office:value-type="float" office:value="1.10154">
                <text:p>1.10154</text:p>
              </table:table-cell>
              <table:table-cell office:value-type="float" office:value="0.969139">
                <text:p>0.969139</text:p>
              </table:table-cell>
              <table:table-cell office:value-type="float" office:value="1.22613">
                <text:p>1.22613</text:p>
              </table:table-cell>
              <table:table-cell office:value-type="float" office:value="0.970162">
                <text:p>0.970162</text:p>
              </table:table-cell>
              <table:table-cell office:value-type="float" office:value="1.30792">
                <text:p>1.30792</text:p>
              </table:table-cell>
              <table:table-cell office:value-type="float" office:value="0.971172">
                <text:p>0.971172</text:p>
              </table:table-cell>
              <table:table-cell office:value-type="float" office:value="1.32162">
                <text:p>1.32162</text:p>
              </table:table-cell>
              <table:table-cell office:value-type="float" office:value="0.97217">
                <text:p>0.97217</text:p>
              </table:table-cell>
              <table:table-cell office:value-type="float" office:value="1.38488">
                <text:p>1.38488</text:p>
              </table:table-cell>
              <table:table-cell office:value-type="float" office:value="0.973642">
                <text:p>0.973642</text:p>
              </table:table-cell>
              <table:table-cell office:value-type="float" office:value="1.55906">
                <text:p>1.55906</text:p>
              </table:table-cell>
              <table:table-cell office:value-type="float" office:value="0.974605">
                <text:p>0.974605</text:p>
              </table:table-cell>
              <table:table-cell office:value-type="float" office:value="1.66709">
                <text:p>1.66709</text:p>
              </table:table-cell>
              <table:table-cell office:value-type="float" office:value="0.975555">
                <text:p>0.975555</text:p>
              </table:table-cell>
              <table:table-cell office:value-type="float" office:value="1.79905">
                <text:p>1.79905</text:p>
              </table:table-cell>
              <table:table-cell office:value-type="float" office:value="0.97649">
                <text:p>0.97649</text:p>
              </table:table-cell>
              <table:table-cell office:value-type="float" office:value="1.93798">
                <text:p>1.93798</text:p>
              </table:table-cell>
              <table:table-cell office:value-type="float" office:value="0.977773">
                <text:p>0.977773</text:p>
              </table:table-cell>
              <table:table-cell office:value-type="float" office:value="2.32484">
                <text:p>2.3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822135">
                <text:p>0.822135</text:p>
              </table:table-cell>
              <table:table-cell office:value-type="float" office:value="0.974113">
                <text:p>0.974113</text:p>
              </table:table-cell>
              <table:table-cell office:value-type="float" office:value="0.901307">
                <text:p>0.901307</text:p>
              </table:table-cell>
              <table:table-cell office:value-type="float" office:value="0.975229">
                <text:p>0.975229</text:p>
              </table:table-cell>
              <table:table-cell office:value-type="float" office:value="0.931346">
                <text:p>0.931346</text:p>
              </table:table-cell>
              <table:table-cell office:value-type="float" office:value="0.976335">
                <text:p>0.976335</text:p>
              </table:table-cell>
              <table:table-cell office:value-type="float" office:value="0.959894">
                <text:p>0.959894</text:p>
              </table:table-cell>
              <table:table-cell office:value-type="float" office:value="0.977972">
                <text:p>0.977972</text:p>
              </table:table-cell>
              <table:table-cell office:value-type="float" office:value="1.15113">
                <text:p>1.15113</text:p>
              </table:table-cell>
              <table:table-cell office:value-type="float" office:value="0.979049">
                <text:p>0.979049</text:p>
              </table:table-cell>
              <table:table-cell office:value-type="float" office:value="1.1602">
                <text:p>1.1602</text:p>
              </table:table-cell>
              <table:table-cell office:value-type="float" office:value="0.980114">
                <text:p>0.980114</text:p>
              </table:table-cell>
              <table:table-cell office:value-type="float" office:value="1.28548">
                <text:p>1.28548</text:p>
              </table:table-cell>
              <table:table-cell office:value-type="float" office:value="0.981166">
                <text:p>0.981166</text:p>
              </table:table-cell>
              <table:table-cell office:value-type="float" office:value="1.36391">
                <text:p>1.36391</text:p>
              </table:table-cell>
              <table:table-cell office:value-type="float" office:value="0.982206">
                <text:p>0.982206</text:p>
              </table:table-cell>
              <table:table-cell office:value-type="float" office:value="1.36985">
                <text:p>1.36985</text:p>
              </table:table-cell>
              <table:table-cell office:value-type="float" office:value="0.983232">
                <text:p>0.983232</text:p>
              </table:table-cell>
              <table:table-cell office:value-type="float" office:value="1.42863">
                <text:p>1.42863</text:p>
              </table:table-cell>
              <table:table-cell office:value-type="float" office:value="0.984746">
                <text:p>0.984746</text:p>
              </table:table-cell>
              <table:table-cell office:value-type="float" office:value="1.59945">
                <text:p>1.59945</text:p>
              </table:table-cell>
              <table:table-cell office:value-type="float" office:value="0.985737">
                <text:p>0.985737</text:p>
              </table:table-cell>
              <table:table-cell office:value-type="float" office:value="1.70435">
                <text:p>1.70435</text:p>
              </table:table-cell>
              <table:table-cell office:value-type="float" office:value="0.986714">
                <text:p>0.986714</text:p>
              </table:table-cell>
              <table:table-cell office:value-type="float" office:value="1.83365">
                <text:p>1.83365</text:p>
              </table:table-cell>
              <table:table-cell office:value-type="float" office:value="0.987675">
                <text:p>0.987675</text:p>
              </table:table-cell>
              <table:table-cell office:value-type="float" office:value="1.96972">
                <text:p>1.96972</text:p>
              </table:table-cell>
              <table:table-cell office:value-type="float" office:value="0.988995">
                <text:p>0.988995</text:p>
              </table:table-cell>
              <table:table-cell office:value-type="float" office:value="2.3564">
                <text:p>2.3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94259">
                <text:p>0.94259</text:p>
              </table:table-cell>
              <table:table-cell office:value-type="float" office:value="0.984921">
                <text:p>0.984921</text:p>
              </table:table-cell>
              <table:table-cell office:value-type="float" office:value="1.02092">
                <text:p>1.02092</text:p>
              </table:table-cell>
              <table:table-cell office:value-type="float" office:value="0.986069">
                <text:p>0.986069</text:p>
              </table:table-cell>
              <table:table-cell office:value-type="float" office:value="1.03998">
                <text:p>1.03998</text:p>
              </table:table-cell>
              <table:table-cell office:value-type="float" office:value="0.987205">
                <text:p>0.987205</text:p>
              </table:table-cell>
              <table:table-cell office:value-type="float" office:value="1.05817">
                <text:p>1.05817</text:p>
              </table:table-cell>
              <table:table-cell office:value-type="float" office:value="0.988888">
                <text:p>0.988888</text:p>
              </table:table-cell>
              <table:table-cell office:value-type="float" office:value="1.25561">
                <text:p>1.25561</text:p>
              </table:table-cell>
              <table:table-cell office:value-type="float" office:value="0.989995">
                <text:p>0.989995</text:p>
              </table:table-cell>
              <table:table-cell office:value-type="float" office:value="1.25117">
                <text:p>1.25117</text:p>
              </table:table-cell>
              <table:table-cell office:value-type="float" office:value="0.991089">
                <text:p>0.991089</text:p>
              </table:table-cell>
              <table:table-cell office:value-type="float" office:value="1.3773">
                <text:p>1.3773</text:p>
              </table:table-cell>
              <table:table-cell office:value-type="float" office:value="0.992171">
                <text:p>0.992171</text:p>
              </table:table-cell>
              <table:table-cell office:value-type="float" office:value="1.45019">
                <text:p>1.45019</text:p>
              </table:table-cell>
              <table:table-cell office:value-type="float" office:value="0.993239">
                <text:p>0.993239</text:p>
              </table:table-cell>
              <table:table-cell office:value-type="float" office:value="1.44377">
                <text:p>1.44377</text:p>
              </table:table-cell>
              <table:table-cell office:value-type="float" office:value="0.994294">
                <text:p>0.994294</text:p>
              </table:table-cell>
              <table:table-cell office:value-type="float" office:value="1.4956">
                <text:p>1.4956</text:p>
              </table:table-cell>
              <table:table-cell office:value-type="float" office:value="0.99585">
                <text:p>0.99585</text:p>
              </table:table-cell>
              <table:table-cell office:value-type="float" office:value="1.66145">
                <text:p>1.66145</text:p>
              </table:table-cell>
              <table:table-cell office:value-type="float" office:value="0.996869">
                <text:p>0.996869</text:p>
              </table:table-cell>
              <table:table-cell office:value-type="float" office:value="1.76174">
                <text:p>1.76174</text:p>
              </table:table-cell>
              <table:table-cell office:value-type="float" office:value="0.997872">
                <text:p>0.997872</text:p>
              </table:table-cell>
              <table:table-cell office:value-type="float" office:value="1.88719">
                <text:p>1.88719</text:p>
              </table:table-cell>
              <table:table-cell office:value-type="float" office:value="0.998861">
                <text:p>0.998861</text:p>
              </table:table-cell>
              <table:table-cell office:value-type="float" office:value="2.01914">
                <text:p>2.01914</text:p>
              </table:table-cell>
              <table:table-cell office:value-type="float" office:value="1.00022">
                <text:p>1.00022</text:p>
              </table:table-cell>
              <table:table-cell office:value-type="float" office:value="2.40618">
                <text:p>2.40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1.1665">
                <text:p>1.1665</text:p>
              </table:table-cell>
              <table:table-cell office:value-type="float" office:value="0.99573">
                <text:p>0.99573</text:p>
              </table:table-cell>
              <table:table-cell office:value-type="float" office:value="1.23756">
                <text:p>1.23756</text:p>
              </table:table-cell>
              <table:table-cell office:value-type="float" office:value="0.996909">
                <text:p>0.996909</text:p>
              </table:table-cell>
              <table:table-cell office:value-type="float" office:value="1.23066">
                <text:p>1.23066</text:p>
              </table:table-cell>
              <table:table-cell office:value-type="float" office:value="0.998076">
                <text:p>0.998076</text:p>
              </table:table-cell>
              <table:table-cell office:value-type="float" office:value="1.22616">
                <text:p>1.22616</text:p>
              </table:table-cell>
              <table:table-cell office:value-type="float" office:value="0.999804">
                <text:p>0.999804</text:p>
              </table:table-cell>
              <table:table-cell office:value-type="float" office:value="1.43154">
                <text:p>1.43154</text:p>
              </table:table-cell>
              <table:table-cell office:value-type="float" office:value="1.00094">
                <text:p>1.00094</text:p>
              </table:table-cell>
              <table:table-cell office:value-type="float" office:value="1.40114">
                <text:p>1.40114</text:p>
              </table:table-cell>
              <table:table-cell office:value-type="float" office:value="1.00206">
                <text:p>1.00206</text:p>
              </table:table-cell>
              <table:table-cell office:value-type="float" office:value="1.52756">
                <text:p>1.52756</text:p>
              </table:table-cell>
              <table:table-cell office:value-type="float" office:value="1.00318">
                <text:p>1.00318</text:p>
              </table:table-cell>
              <table:table-cell office:value-type="float" office:value="1.58997">
                <text:p>1.58997</text:p>
              </table:table-cell>
              <table:table-cell office:value-type="float" office:value="1.00427">
                <text:p>1.00427</text:p>
              </table:table-cell>
              <table:table-cell office:value-type="float" office:value="1.56204">
                <text:p>1.56204</text:p>
              </table:table-cell>
              <table:table-cell office:value-type="float" office:value="1.00536">
                <text:p>1.00536</text:p>
              </table:table-cell>
              <table:table-cell office:value-type="float" office:value="1.60204">
                <text:p>1.60204</text:p>
              </table:table-cell>
              <table:table-cell office:value-type="float" office:value="1.00695">
                <text:p>1.00695</text:p>
              </table:table-cell>
              <table:table-cell office:value-type="float" office:value="1.75971">
                <text:p>1.75971</text:p>
              </table:table-cell>
              <table:table-cell office:value-type="float" office:value="1.008">
                <text:p>1.008</text:p>
              </table:table-cell>
              <table:table-cell office:value-type="float" office:value="1.85265">
                <text:p>1.85265</text:p>
              </table:table-cell>
              <table:table-cell office:value-type="float" office:value="1.00903">
                <text:p>1.00903</text:p>
              </table:table-cell>
              <table:table-cell office:value-type="float" office:value="1.97214">
                <text:p>1.97214</text:p>
              </table:table-cell>
              <table:table-cell office:value-type="float" office:value="1.01005">
                <text:p>1.01005</text:p>
              </table:table-cell>
              <table:table-cell office:value-type="float" office:value="2.09781">
                <text:p>2.09781</text:p>
              </table:table-cell>
              <table:table-cell office:value-type="float" office:value="1.01144">
                <text:p>1.01144</text:p>
              </table:table-cell>
              <table:table-cell office:value-type="float" office:value="2.48624">
                <text:p>2.48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1.69359">
                <text:p>1.69359</text:p>
              </table:table-cell>
              <table:table-cell office:value-type="float" office:value="1.00654">
                <text:p>1.00654</text:p>
              </table:table-cell>
              <table:table-cell office:value-type="float" office:value="1.71857">
                <text:p>1.71857</text:p>
              </table:table-cell>
              <table:table-cell office:value-type="float" office:value="1.00775">
                <text:p>1.00775</text:p>
              </table:table-cell>
              <table:table-cell office:value-type="float" office:value="1.6269">
                <text:p>1.6269</text:p>
              </table:table-cell>
              <table:table-cell office:value-type="float" office:value="1.00895">
                <text:p>1.00895</text:p>
              </table:table-cell>
              <table:table-cell office:value-type="float" office:value="1.55692">
                <text:p>1.55692</text:p>
              </table:table-cell>
              <table:table-cell office:value-type="float" office:value="1.01072">
                <text:p>1.01072</text:p>
              </table:table-cell>
              <table:table-cell office:value-type="float" office:value="1.76669">
                <text:p>1.76669</text:p>
              </table:table-cell>
              <table:table-cell office:value-type="float" office:value="1.01189">
                <text:p>1.01189</text:p>
              </table:table-cell>
              <table:table-cell office:value-type="float" office:value="1.6753">
                <text:p>1.6753</text:p>
              </table:table-cell>
              <table:table-cell office:value-type="float" office:value="1.01304">
                <text:p>1.01304</text:p>
              </table:table-cell>
              <table:table-cell office:value-type="float" office:value="1.79763">
                <text:p>1.79763</text:p>
              </table:table-cell>
              <table:table-cell office:value-type="float" office:value="1.01418">
                <text:p>1.01418</text:p>
              </table:table-cell>
              <table:table-cell office:value-type="float" office:value="1.83589">
                <text:p>1.83589</text:p>
              </table:table-cell>
              <table:table-cell office:value-type="float" office:value="1.01531">
                <text:p>1.01531</text:p>
              </table:table-cell>
              <table:table-cell office:value-type="float" office:value="1.7649">
                <text:p>1.7649</text:p>
              </table:table-cell>
              <table:table-cell office:value-type="float" office:value="1.01642">
                <text:p>1.01642</text:p>
              </table:table-cell>
              <table:table-cell office:value-type="float" office:value="1.78179">
                <text:p>1.78179</text:p>
              </table:table-cell>
              <table:table-cell office:value-type="float" office:value="1.01806">
                <text:p>1.01806</text:p>
              </table:table-cell>
              <table:table-cell office:value-type="float" office:value="1.9236">
                <text:p>1.9236</text:p>
              </table:table-cell>
              <table:table-cell office:value-type="float" office:value="1.01913">
                <text:p>1.01913</text:p>
              </table:table-cell>
              <table:table-cell office:value-type="float" office:value="2.00331">
                <text:p>2.00331</text:p>
              </table:table-cell>
              <table:table-cell office:value-type="float" office:value="1.02019">
                <text:p>1.02019</text:p>
              </table:table-cell>
              <table:table-cell office:value-type="float" office:value="2.11244">
                <text:p>2.11244</text:p>
              </table:table-cell>
              <table:table-cell office:value-type="float" office:value="1.02123">
                <text:p>1.02123</text:p>
              </table:table-cell>
              <table:table-cell office:value-type="float" office:value="2.22753">
                <text:p>2.22753</text:p>
              </table:table-cell>
              <table:table-cell office:value-type="float" office:value="1.02266">
                <text:p>1.02266</text:p>
              </table:table-cell>
              <table:table-cell office:value-type="float" office:value="2.61907">
                <text:p>2.619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4.15072">
                <text:p>4.15072</text:p>
              </table:table-cell>
              <table:table-cell office:value-type="float" office:value="1.01735">
                <text:p>1.01735</text:p>
              </table:table-cell>
              <table:table-cell office:value-type="float" office:value="3.52655">
                <text:p>3.52655</text:p>
              </table:table-cell>
              <table:table-cell office:value-type="float" office:value="1.01859">
                <text:p>1.01859</text:p>
              </table:table-cell>
              <table:table-cell office:value-type="float" office:value="2.84273">
                <text:p>2.84273</text:p>
              </table:table-cell>
              <table:table-cell office:value-type="float" office:value="1.01982">
                <text:p>1.01982</text:p>
              </table:table-cell>
              <table:table-cell office:value-type="float" office:value="2.43646">
                <text:p>2.43646</text:p>
              </table:table-cell>
              <table:table-cell office:value-type="float" office:value="1.02164">
                <text:p>1.02164</text:p>
              </table:table-cell>
              <table:table-cell office:value-type="float" office:value="2.58666">
                <text:p>2.58666</text:p>
              </table:table-cell>
              <table:table-cell office:value-type="float" office:value="1.02283">
                <text:p>1.02283</text:p>
              </table:table-cell>
              <table:table-cell office:value-type="float" office:value="2.28596">
                <text:p>2.28596</text:p>
              </table:table-cell>
              <table:table-cell office:value-type="float" office:value="1.02402">
                <text:p>1.02402</text:p>
              </table:table-cell>
              <table:table-cell office:value-type="float" office:value="2.3762">
                <text:p>2.3762</text:p>
              </table:table-cell>
              <table:table-cell office:value-type="float" office:value="1.02518">
                <text:p>1.02518</text:p>
              </table:table-cell>
              <table:table-cell office:value-type="float" office:value="2.3386">
                <text:p>2.3386</text:p>
              </table:table-cell>
              <table:table-cell office:value-type="float" office:value="1.02634">
                <text:p>1.02634</text:p>
              </table:table-cell>
              <table:table-cell office:value-type="float" office:value="2.1582">
                <text:p>2.1582</text:p>
              </table:table-cell>
              <table:table-cell office:value-type="float" office:value="1.02748">
                <text:p>1.02748</text:p>
              </table:table-cell>
              <table:table-cell office:value-type="float" office:value="2.11874">
                <text:p>2.11874</text:p>
              </table:table-cell>
              <table:table-cell office:value-type="float" office:value="1.02916">
                <text:p>1.02916</text:p>
              </table:table-cell>
              <table:table-cell office:value-type="float" office:value="2.22168">
                <text:p>2.22168</text:p>
              </table:table-cell>
              <table:table-cell office:value-type="float" office:value="1.03026">
                <text:p>1.03026</text:p>
              </table:table-cell>
              <table:table-cell office:value-type="float" office:value="2.27263">
                <text:p>2.27263</text:p>
              </table:table-cell>
              <table:table-cell office:value-type="float" office:value="1.03135">
                <text:p>1.03135</text:p>
              </table:table-cell>
              <table:table-cell office:value-type="float" office:value="2.36013">
                <text:p>2.36013</text:p>
              </table:table-cell>
              <table:table-cell office:value-type="float" office:value="1.03242">
                <text:p>1.03242</text:p>
              </table:table-cell>
              <table:table-cell office:value-type="float" office:value="2.45437">
                <text:p>2.45437</text:p>
              </table:table-cell>
              <table:table-cell office:value-type="float" office:value="1.03388">
                <text:p>1.03388</text:p>
              </table:table-cell>
              <table:table-cell office:value-type="float" office:value="2.85123">
                <text:p>2.851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4.60786">
                <text:p>-4.60786</text:p>
              </table:table-cell>
              <table:table-cell office:value-type="float" office:value="1.02816">
                <text:p>1.02816</text:p>
              </table:table-cell>
              <table:table-cell office:value-type="float" office:value="1299.26">
                <text:p>1299.26</text:p>
              </table:table-cell>
              <table:table-cell office:value-type="float" office:value="1.02943">
                <text:p>1.02943</text:p>
              </table:table-cell>
              <table:table-cell office:value-type="float" office:value="287.1">
                <text:p>287.1</text:p>
              </table:table-cell>
              <table:table-cell office:value-type="float" office:value="1.03069">
                <text:p>1.03069</text:p>
              </table:table-cell>
              <table:table-cell office:value-type="float" office:value="9.98485">
                <text:p>9.98485</text:p>
              </table:table-cell>
              <table:table-cell office:value-type="float" office:value="1.03255">
                <text:p>1.03255</text:p>
              </table:table-cell>
              <table:table-cell office:value-type="float" office:value="6.9612">
                <text:p>6.9612</text:p>
              </table:table-cell>
              <table:table-cell office:value-type="float" office:value="1.03378">
                <text:p>1.03378</text:p>
              </table:table-cell>
              <table:table-cell office:value-type="float" office:value="4.55045">
                <text:p>4.55045</text:p>
              </table:table-cell>
              <table:table-cell office:value-type="float" office:value="1.03499">
                <text:p>1.03499</text:p>
              </table:table-cell>
              <table:table-cell office:value-type="float" office:value="4.26785">
                <text:p>4.26785</text:p>
              </table:table-cell>
              <table:table-cell office:value-type="float" office:value="1.03619">
                <text:p>1.03619</text:p>
              </table:table-cell>
              <table:table-cell office:value-type="float" office:value="3.77524">
                <text:p>3.77524</text:p>
              </table:table-cell>
              <table:table-cell office:value-type="float" office:value="1.03737">
                <text:p>1.03737</text:p>
              </table:table-cell>
              <table:table-cell office:value-type="float" office:value="3.14002">
                <text:p>3.14002</text:p>
              </table:table-cell>
              <table:table-cell office:value-type="float" office:value="1.03854">
                <text:p>1.03854</text:p>
              </table:table-cell>
              <table:table-cell office:value-type="float" office:value="2.89462">
                <text:p>2.89462</text:p>
              </table:table-cell>
              <table:table-cell office:value-type="float" office:value="1.04027">
                <text:p>1.04027</text:p>
              </table:table-cell>
              <table:table-cell office:value-type="float" office:value="2.86013">
                <text:p>2.86013</text:p>
              </table:table-cell>
              <table:table-cell office:value-type="float" office:value="1.04139">
                <text:p>1.04139</text:p>
              </table:table-cell>
              <table:table-cell office:value-type="float" office:value="2.82639">
                <text:p>2.82639</text:p>
              </table:table-cell>
              <table:table-cell office:value-type="float" office:value="1.04251">
                <text:p>1.04251</text:p>
              </table:table-cell>
              <table:table-cell office:value-type="float" office:value="2.8538">
                <text:p>2.8538</text:p>
              </table:table-cell>
              <table:table-cell office:value-type="float" office:value="1.0436">
                <text:p>1.0436</text:p>
              </table:table-cell>
              <table:table-cell office:value-type="float" office:value="2.89498">
                <text:p>2.89498</text:p>
              </table:table-cell>
              <table:table-cell office:value-type="float" office:value="1.04511">
                <text:p>1.04511</text:p>
              </table:table-cell>
              <table:table-cell office:value-type="float" office:value="3.29664">
                <text:p>3.296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1.22402">
                <text:p>-1.22402</text:p>
              </table:table-cell>
              <table:table-cell office:value-type="float" office:value="1.03896">
                <text:p>1.03896</text:p>
              </table:table-cell>
              <table:table-cell office:value-type="float" office:value="-1.59">
                <text:p>-1.59</text:p>
              </table:table-cell>
              <table:table-cell office:value-type="float" office:value="1.04027">
                <text:p>1.04027</text:p>
              </table:table-cell>
              <table:table-cell office:value-type="float" office:value="-2.16763">
                <text:p>-2.16763</text:p>
              </table:table-cell>
              <table:table-cell office:value-type="float" office:value="1.04156">
                <text:p>1.04156</text:p>
              </table:table-cell>
              <table:table-cell office:value-type="float" office:value="-3.17393">
                <text:p>-3.17393</text:p>
              </table:table-cell>
              <table:table-cell office:value-type="float" office:value="1.04347">
                <text:p>1.04347</text:p>
              </table:table-cell>
              <table:table-cell office:value-type="float" office:value="-5.39696">
                <text:p>-5.39696</text:p>
              </table:table-cell>
              <table:table-cell office:value-type="float" office:value="1.04472">
                <text:p>1.04472</text:p>
              </table:table-cell>
              <table:table-cell office:value-type="float" office:value="2234.3">
                <text:p>2234.3</text:p>
              </table:table-cell>
              <table:table-cell office:value-type="float" office:value="1.04597">
                <text:p>1.04597</text:p>
              </table:table-cell>
              <table:table-cell office:value-type="float" office:value="1260.78">
                <text:p>1260.78</text:p>
              </table:table-cell>
              <table:table-cell office:value-type="float" office:value="1.04719">
                <text:p>1.04719</text:p>
              </table:table-cell>
              <table:table-cell office:value-type="float" office:value="25.8146">
                <text:p>25.8146</text:p>
              </table:table-cell>
              <table:table-cell office:value-type="float" office:value="1.04841">
                <text:p>1.04841</text:p>
              </table:table-cell>
              <table:table-cell office:value-type="float" office:value="8.68225">
                <text:p>8.68225</text:p>
              </table:table-cell>
              <table:table-cell office:value-type="float" office:value="1.0496">
                <text:p>1.0496</text:p>
              </table:table-cell>
              <table:table-cell office:value-type="float" office:value="6.0186">
                <text:p>6.0186</text:p>
              </table:table-cell>
              <table:table-cell office:value-type="float" office:value="1.05137">
                <text:p>1.05137</text:p>
              </table:table-cell>
              <table:table-cell office:value-type="float" office:value="4.8806">
                <text:p>4.8806</text:p>
              </table:table-cell>
              <table:table-cell office:value-type="float" office:value="1.05253">
                <text:p>1.05253</text:p>
              </table:table-cell>
              <table:table-cell office:value-type="float" office:value="4.38268">
                <text:p>4.38268</text:p>
              </table:table-cell>
              <table:table-cell office:value-type="float" office:value="1.05367">
                <text:p>1.05367</text:p>
              </table:table-cell>
              <table:table-cell office:value-type="float" office:value="4.12751">
                <text:p>4.12751</text:p>
              </table:table-cell>
              <table:table-cell office:value-type="float" office:value="1.05479">
                <text:p>1.05479</text:p>
              </table:table-cell>
              <table:table-cell office:value-type="float" office:value="3.9566">
                <text:p>3.9566</text:p>
              </table:table-cell>
              <table:table-cell office:value-type="float" office:value="1.05633">
                <text:p>1.05633</text:p>
              </table:table-cell>
              <table:table-cell office:value-type="float" office:value="4.32685">
                <text:p>4.326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-0.623827">
                <text:p>-0.623827</text:p>
              </table:table-cell>
              <table:table-cell office:value-type="float" office:value="1.04977">
                <text:p>1.04977</text:p>
              </table:table-cell>
              <table:table-cell office:value-type="float" office:value="-0.761316">
                <text:p>-0.761316</text:p>
              </table:table-cell>
              <table:table-cell office:value-type="float" office:value="1.05111">
                <text:p>1.05111</text:p>
              </table:table-cell>
              <table:table-cell office:value-type="float" office:value="-0.928032">
                <text:p>-0.928032</text:p>
              </table:table-cell>
              <table:table-cell office:value-type="float" office:value="1.05243">
                <text:p>1.05243</text:p>
              </table:table-cell>
              <table:table-cell office:value-type="float" office:value="-1.14848">
                <text:p>-1.14848</text:p>
              </table:table-cell>
              <table:table-cell office:value-type="float" office:value="1.05438">
                <text:p>1.05438</text:p>
              </table:table-cell>
              <table:table-cell office:value-type="float" office:value="-1.58561">
                <text:p>-1.58561</text:p>
              </table:table-cell>
              <table:table-cell office:value-type="float" office:value="1.05567">
                <text:p>1.05567</text:p>
              </table:table-cell>
              <table:table-cell office:value-type="float" office:value="-2.06955">
                <text:p>-2.06955</text:p>
              </table:table-cell>
              <table:table-cell office:value-type="float" office:value="1.05694">
                <text:p>1.05694</text:p>
              </table:table-cell>
              <table:table-cell office:value-type="float" office:value="-2.65726">
                <text:p>-2.65726</text:p>
              </table:table-cell>
              <table:table-cell office:value-type="float" office:value="1.0582">
                <text:p>1.0582</text:p>
              </table:table-cell>
              <table:table-cell office:value-type="float" office:value="-3.62908">
                <text:p>-3.62908</text:p>
              </table:table-cell>
              <table:table-cell office:value-type="float" office:value="1.05944">
                <text:p>1.05944</text:p>
              </table:table-cell>
              <table:table-cell office:value-type="float" office:value="-5.87983">
                <text:p>-5.87983</text:p>
              </table:table-cell>
              <table:table-cell office:value-type="float" office:value="1.06067">
                <text:p>1.06067</text:p>
              </table:table-cell>
              <table:table-cell office:value-type="float" office:value="3909.91">
                <text:p>3909.91</text:p>
              </table:table-cell>
              <table:table-cell office:value-type="float" office:value="1.06247">
                <text:p>1.06247</text:p>
              </table:table-cell>
              <table:table-cell office:value-type="float" office:value="924.166">
                <text:p>924.166</text:p>
              </table:table-cell>
              <table:table-cell office:value-type="float" office:value="1.06366">
                <text:p>1.06366</text:p>
              </table:table-cell>
              <table:table-cell office:value-type="float" office:value="22.1851">
                <text:p>22.1851</text:p>
              </table:table-cell>
              <table:table-cell office:value-type="float" office:value="1.06482">
                <text:p>1.06482</text:p>
              </table:table-cell>
              <table:table-cell office:value-type="float" office:value="12.085">
                <text:p>12.085</text:p>
              </table:table-cell>
              <table:table-cell office:value-type="float" office:value="1.06597">
                <text:p>1.06597</text:p>
              </table:table-cell>
              <table:table-cell office:value-type="float" office:value="8.75524">
                <text:p>8.75524</text:p>
              </table:table-cell>
              <table:table-cell office:value-type="float" office:value="1.06755">
                <text:p>1.06755</text:p>
              </table:table-cell>
              <table:table-cell office:value-type="float" office:value="8.26221">
                <text:p>8.262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-0.379824">
                <text:p>-0.379824</text:p>
              </table:table-cell>
              <table:table-cell office:value-type="float" office:value="1.06058">
                <text:p>1.06058</text:p>
              </table:table-cell>
              <table:table-cell office:value-type="float" office:value="-0.451163">
                <text:p>-0.451163</text:p>
              </table:table-cell>
              <table:table-cell office:value-type="float" office:value="1.06195">
                <text:p>1.06195</text:p>
              </table:table-cell>
              <table:table-cell office:value-type="float" office:value="-0.527396">
                <text:p>-0.527396</text:p>
              </table:table-cell>
              <table:table-cell office:value-type="float" office:value="1.0633">
                <text:p>1.0633</text:p>
              </table:table-cell>
              <table:table-cell office:value-type="float" office:value="-0.619468">
                <text:p>-0.619468</text:p>
              </table:table-cell>
              <table:table-cell office:value-type="float" office:value="1.0653">
                <text:p>1.0653</text:p>
              </table:table-cell>
              <table:table-cell office:value-type="float" office:value="-0.810563">
                <text:p>-0.810563</text:p>
              </table:table-cell>
              <table:table-cell office:value-type="float" office:value="1.06662">
                <text:p>1.06662</text:p>
              </table:table-cell>
              <table:table-cell office:value-type="float" office:value="-0.964188">
                <text:p>-0.964188</text:p>
              </table:table-cell>
              <table:table-cell office:value-type="float" office:value="1.06792">
                <text:p>1.06792</text:p>
              </table:table-cell>
              <table:table-cell office:value-type="float" office:value="-1.15807">
                <text:p>-1.15807</text:p>
              </table:table-cell>
              <table:table-cell office:value-type="float" office:value="1.0692">
                <text:p>1.0692</text:p>
              </table:table-cell>
              <table:table-cell office:value-type="float" office:value="-1.40382">
                <text:p>-1.40382</text:p>
              </table:table-cell>
              <table:table-cell office:value-type="float" office:value="1.07047">
                <text:p>1.07047</text:p>
              </table:table-cell>
              <table:table-cell office:value-type="float" office:value="-1.75339">
                <text:p>-1.75339</text:p>
              </table:table-cell>
              <table:table-cell office:value-type="float" office:value="1.07173">
                <text:p>1.07173</text:p>
              </table:table-cell>
              <table:table-cell office:value-type="float" office:value="-2.2308">
                <text:p>-2.2308</text:p>
              </table:table-cell>
              <table:table-cell office:value-type="float" office:value="1.07358">
                <text:p>1.07358</text:p>
              </table:table-cell>
              <table:table-cell office:value-type="float" office:value="-3.28958">
                <text:p>-3.28958</text:p>
              </table:table-cell>
              <table:table-cell office:value-type="float" office:value="1.07479">
                <text:p>1.07479</text:p>
              </table:table-cell>
              <table:table-cell office:value-type="float" office:value="-4.50945">
                <text:p>-4.50945</text:p>
              </table:table-cell>
              <table:table-cell office:value-type="float" office:value="1.07598">
                <text:p>1.07598</text:p>
              </table:table-cell>
              <table:table-cell office:value-type="float" office:value="-6.55275">
                <text:p>-6.55275</text:p>
              </table:table-cell>
              <table:table-cell office:value-type="float" office:value="1.07716">
                <text:p>1.07716</text:p>
              </table:table-cell>
              <table:table-cell office:value-type="float" office:value="7558.99">
                <text:p>7558.99</text:p>
              </table:table-cell>
              <table:table-cell office:value-type="float" office:value="1.07877">
                <text:p>1.07877</text:p>
              </table:table-cell>
              <table:table-cell office:value-type="float" office:value="6609.13">
                <text:p>6609.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-0.251133">
                <text:p>-0.251133</text:p>
              </table:table-cell>
              <table:table-cell office:value-type="float" office:value="1.07139">
                <text:p>1.07139</text:p>
              </table:table-cell>
              <table:table-cell office:value-type="float" office:value="-0.293467">
                <text:p>-0.293467</text:p>
              </table:table-cell>
              <table:table-cell office:value-type="float" office:value="1.07279">
                <text:p>1.07279</text:p>
              </table:table-cell>
              <table:table-cell office:value-type="float" office:value="-0.335181">
                <text:p>-0.335181</text:p>
              </table:table-cell>
              <table:table-cell office:value-type="float" office:value="1.07417">
                <text:p>1.07417</text:p>
              </table:table-cell>
              <table:table-cell office:value-type="float" office:value="-0.383238">
                <text:p>-0.383238</text:p>
              </table:table-cell>
              <table:table-cell office:value-type="float" office:value="1.07622">
                <text:p>1.07622</text:p>
              </table:table-cell>
              <table:table-cell office:value-type="float" office:value="-0.487754">
                <text:p>-0.487754</text:p>
              </table:table-cell>
              <table:table-cell office:value-type="float" office:value="1.07756">
                <text:p>1.07756</text:p>
              </table:table-cell>
              <table:table-cell office:value-type="float" office:value="-0.557597">
                <text:p>-0.557597</text:p>
              </table:table-cell>
              <table:table-cell office:value-type="float" office:value="1.07889">
                <text:p>1.07889</text:p>
              </table:table-cell>
              <table:table-cell office:value-type="float" office:value="-0.651714">
                <text:p>-0.651714</text:p>
              </table:table-cell>
              <table:table-cell office:value-type="float" office:value="1.08021">
                <text:p>1.08021</text:p>
              </table:table-cell>
              <table:table-cell office:value-type="float" office:value="-0.757936">
                <text:p>-0.757936</text:p>
              </table:table-cell>
              <table:table-cell office:value-type="float" office:value="1.08151">
                <text:p>1.08151</text:p>
              </table:table-cell>
              <table:table-cell office:value-type="float" office:value="-0.883437">
                <text:p>-0.883437</text:p>
              </table:table-cell>
              <table:table-cell office:value-type="float" office:value="1.08279">
                <text:p>1.08279</text:p>
              </table:table-cell>
              <table:table-cell office:value-type="float" office:value="-1.04286">
                <text:p>-1.04286</text:p>
              </table:table-cell>
              <table:table-cell office:value-type="float" office:value="1.08468">
                <text:p>1.08468</text:p>
              </table:table-cell>
              <table:table-cell office:value-type="float" office:value="-1.35741">
                <text:p>-1.35741</text:p>
              </table:table-cell>
              <table:table-cell office:value-type="float" office:value="1.08592">
                <text:p>1.08592</text:p>
              </table:table-cell>
              <table:table-cell office:value-type="float" office:value="-1.63768">
                <text:p>-1.63768</text:p>
              </table:table-cell>
              <table:table-cell office:value-type="float" office:value="1.08714">
                <text:p>1.08714</text:p>
              </table:table-cell>
              <table:table-cell office:value-type="float" office:value="-2.00069">
                <text:p>-2.00069</text:p>
              </table:table-cell>
              <table:table-cell office:value-type="float" office:value="1.08834">
                <text:p>1.08834</text:p>
              </table:table-cell>
              <table:table-cell office:value-type="float" office:value="-2.48591">
                <text:p>-2.48591</text:p>
              </table:table-cell>
              <table:table-cell office:value-type="float" office:value="1.08999">
                <text:p>1.08999</text:p>
              </table:table-cell>
              <table:table-cell office:value-type="float" office:value="-3.30601">
                <text:p>-3.306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-0.173928">
                <text:p>-0.173928</text:p>
              </table:table-cell>
              <table:table-cell office:value-type="float" office:value="1.0822">
                <text:p>1.0822</text:p>
              </table:table-cell>
              <table:table-cell office:value-type="float" office:value="-0.200862">
                <text:p>-0.200862</text:p>
              </table:table-cell>
              <table:table-cell office:value-type="float" office:value="1.08363">
                <text:p>1.08363</text:p>
              </table:table-cell>
              <table:table-cell office:value-type="float" office:value="-0.225843">
                <text:p>-0.225843</text:p>
              </table:table-cell>
              <table:table-cell office:value-type="float" office:value="1.08504">
                <text:p>1.08504</text:p>
              </table:table-cell>
              <table:table-cell office:value-type="float" office:value="-0.253747">
                <text:p>-0.253747</text:p>
              </table:table-cell>
              <table:table-cell office:value-type="float" office:value="1.08713">
                <text:p>1.08713</text:p>
              </table:table-cell>
              <table:table-cell office:value-type="float" office:value="-0.316883">
                <text:p>-0.316883</text:p>
              </table:table-cell>
              <table:table-cell office:value-type="float" office:value="1.08851">
                <text:p>1.08851</text:p>
              </table:table-cell>
              <table:table-cell office:value-type="float" office:value="-0.35387">
                <text:p>-0.35387</text:p>
              </table:table-cell>
              <table:table-cell office:value-type="float" office:value="1.08987">
                <text:p>1.08987</text:p>
              </table:table-cell>
              <table:table-cell office:value-type="float" office:value="-0.406776">
                <text:p>-0.406776</text:p>
              </table:table-cell>
              <table:table-cell office:value-type="float" office:value="1.09121">
                <text:p>1.09121</text:p>
              </table:table-cell>
              <table:table-cell office:value-type="float" office:value="-0.46232">
                <text:p>-0.46232</text:p>
              </table:table-cell>
              <table:table-cell office:value-type="float" office:value="1.09254">
                <text:p>1.09254</text:p>
              </table:table-cell>
              <table:table-cell office:value-type="float" office:value="-0.520838">
                <text:p>-0.520838</text:p>
              </table:table-cell>
              <table:table-cell office:value-type="float" office:value="1.09385">
                <text:p>1.09385</text:p>
              </table:table-cell>
              <table:table-cell office:value-type="float" office:value="-0.594293">
                <text:p>-0.594293</text:p>
              </table:table-cell>
              <table:table-cell office:value-type="float" office:value="1.09579">
                <text:p>1.09579</text:p>
              </table:table-cell>
              <table:table-cell office:value-type="float" office:value="-0.735273">
                <text:p>-0.735273</text:p>
              </table:table-cell>
              <table:table-cell office:value-type="float" office:value="1.09705">
                <text:p>1.09705</text:p>
              </table:table-cell>
              <table:table-cell office:value-type="float" office:value="-0.849384">
                <text:p>-0.849384</text:p>
              </table:table-cell>
              <table:table-cell office:value-type="float" office:value="1.0983">
                <text:p>1.0983</text:p>
              </table:table-cell>
              <table:table-cell office:value-type="float" office:value="-0.988061">
                <text:p>-0.988061</text:p>
              </table:table-cell>
              <table:table-cell office:value-type="float" office:value="1.09953">
                <text:p>1.09953</text:p>
              </table:table-cell>
              <table:table-cell office:value-type="float" office:value="-1.15638">
                <text:p>-1.15638</text:p>
              </table:table-cell>
              <table:table-cell office:value-type="float" office:value="1.10122">
                <text:p>1.10122</text:p>
              </table:table-cell>
              <table:table-cell office:value-type="float" office:value="-1.44456">
                <text:p>-1.44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-0.123989">
                <text:p>-0.123989</text:p>
              </table:table-cell>
              <table:table-cell office:value-type="float" office:value="1.09301">
                <text:p>1.09301</text:p>
              </table:table-cell>
              <table:table-cell office:value-type="float" office:value="-0.141829">
                <text:p>-0.141829</text:p>
              </table:table-cell>
              <table:table-cell office:value-type="float" office:value="1.09447">
                <text:p>1.09447</text:p>
              </table:table-cell>
              <table:table-cell office:value-type="float" office:value="-0.157566">
                <text:p>-0.157566</text:p>
              </table:table-cell>
              <table:table-cell office:value-type="float" office:value="1.09591">
                <text:p>1.09591</text:p>
              </table:table-cell>
              <table:table-cell office:value-type="float" office:value="-0.174737">
                <text:p>-0.174737</text:p>
              </table:table-cell>
              <table:table-cell office:value-type="float" office:value="1.09805">
                <text:p>1.09805</text:p>
              </table:table-cell>
              <table:table-cell office:value-type="float" office:value="-0.214934">
                <text:p>-0.214934</text:p>
              </table:table-cell>
              <table:table-cell office:value-type="float" office:value="1.09945">
                <text:p>1.09945</text:p>
              </table:table-cell>
              <table:table-cell office:value-type="float" office:value="-0.236101">
                <text:p>-0.236101</text:p>
              </table:table-cell>
              <table:table-cell office:value-type="float" office:value="1.10084">
                <text:p>1.10084</text:p>
              </table:table-cell>
              <table:table-cell office:value-type="float" office:value="-0.268042">
                <text:p>-0.268042</text:p>
              </table:table-cell>
              <table:table-cell office:value-type="float" office:value="1.10222">
                <text:p>1.10222</text:p>
              </table:table-cell>
              <table:table-cell office:value-type="float" office:value="-0.299809">
                <text:p>-0.299809</text:p>
              </table:table-cell>
              <table:table-cell office:value-type="float" office:value="1.10357">
                <text:p>1.10357</text:p>
              </table:table-cell>
              <table:table-cell office:value-type="float" office:value="-0.330499">
                <text:p>-0.330499</text:p>
              </table:table-cell>
              <table:table-cell office:value-type="float" office:value="1.10491">
                <text:p>1.10491</text:p>
              </table:table-cell>
              <table:table-cell office:value-type="float" office:value="-0.369201">
                <text:p>-0.369201</text:p>
              </table:table-cell>
              <table:table-cell office:value-type="float" office:value="1.10689">
                <text:p>1.10689</text:p>
              </table:table-cell>
              <table:table-cell office:value-type="float" office:value="-0.442869">
                <text:p>-0.442869</text:p>
              </table:table-cell>
              <table:table-cell office:value-type="float" office:value="1.10818">
                <text:p>1.10818</text:p>
              </table:table-cell>
              <table:table-cell office:value-type="float" office:value="-0.499201">
                <text:p>-0.499201</text:p>
              </table:table-cell>
              <table:table-cell office:value-type="float" office:value="1.10946">
                <text:p>1.10946</text:p>
              </table:table-cell>
              <table:table-cell office:value-type="float" office:value="-0.565669">
                <text:p>-0.565669</text:p>
              </table:table-cell>
              <table:table-cell office:value-type="float" office:value="1.11072">
                <text:p>1.11072</text:p>
              </table:table-cell>
              <table:table-cell office:value-type="float" office:value="-0.642666">
                <text:p>-0.642666</text:p>
              </table:table-cell>
              <table:table-cell office:value-type="float" office:value="1.11244">
                <text:p>1.11244</text:p>
              </table:table-cell>
              <table:table-cell office:value-type="float" office:value="-0.777402">
                <text:p>-0.777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-0.0900971">
                <text:p>-0.0900971</text:p>
              </table:table-cell>
              <table:table-cell office:value-type="float" office:value="1.10382">
                <text:p>1.10382</text:p>
              </table:table-cell>
              <table:table-cell office:value-type="float" office:value="-0.102208">
                <text:p>-0.102208</text:p>
              </table:table-cell>
              <table:table-cell office:value-type="float" office:value="1.10531">
                <text:p>1.10531</text:p>
              </table:table-cell>
              <table:table-cell office:value-type="float" office:value="-0.112419">
                <text:p>-0.112419</text:p>
              </table:table-cell>
              <table:table-cell office:value-type="float" office:value="1.10678">
                <text:p>1.10678</text:p>
              </table:table-cell>
              <table:table-cell office:value-type="float" office:value="-0.123343">
                <text:p>-0.123343</text:p>
              </table:table-cell>
              <table:table-cell office:value-type="float" office:value="1.10896">
                <text:p>1.10896</text:p>
              </table:table-cell>
              <table:table-cell office:value-type="float" office:value="-0.149716">
                <text:p>-0.149716</text:p>
              </table:table-cell>
              <table:table-cell office:value-type="float" office:value="1.1104">
                <text:p>1.1104</text:p>
              </table:table-cell>
              <table:table-cell office:value-type="float" office:value="-0.162341">
                <text:p>-0.162341</text:p>
              </table:table-cell>
              <table:table-cell office:value-type="float" office:value="1.11182">
                <text:p>1.11182</text:p>
              </table:table-cell>
              <table:table-cell office:value-type="float" office:value="-0.182381">
                <text:p>-0.182381</text:p>
              </table:table-cell>
              <table:table-cell office:value-type="float" office:value="1.11322">
                <text:p>1.11322</text:p>
              </table:table-cell>
              <table:table-cell office:value-type="float" office:value="-0.201415">
                <text:p>-0.201415</text:p>
              </table:table-cell>
              <table:table-cell office:value-type="float" office:value="1.11461">
                <text:p>1.11461</text:p>
              </table:table-cell>
              <table:table-cell office:value-type="float" office:value="-0.218471">
                <text:p>-0.218471</text:p>
              </table:table-cell>
              <table:table-cell office:value-type="float" office:value="1.11598">
                <text:p>1.11598</text:p>
              </table:table-cell>
              <table:table-cell office:value-type="float" office:value="-0.240232">
                <text:p>-0.240232</text:p>
              </table:table-cell>
              <table:table-cell office:value-type="float" office:value="1.11799">
                <text:p>1.11799</text:p>
              </table:table-cell>
              <table:table-cell office:value-type="float" office:value="-0.281565">
                <text:p>-0.281565</text:p>
              </table:table-cell>
              <table:table-cell office:value-type="float" office:value="1.11932">
                <text:p>1.11932</text:p>
              </table:table-cell>
              <table:table-cell office:value-type="float" office:value="-0.311839">
                <text:p>-0.311839</text:p>
              </table:table-cell>
              <table:table-cell office:value-type="float" office:value="1.12062">
                <text:p>1.12062</text:p>
              </table:table-cell>
              <table:table-cell office:value-type="float" office:value="-0.34689">
                <text:p>-0.34689</text:p>
              </table:table-cell>
              <table:table-cell office:value-type="float" office:value="1.1219">
                <text:p>1.1219</text:p>
              </table:table-cell>
              <table:table-cell office:value-type="float" office:value="-0.386224">
                <text:p>-0.386224</text:p>
              </table:table-cell>
              <table:table-cell office:value-type="float" office:value="1.12366">
                <text:p>1.12366</text:p>
              </table:table-cell>
              <table:table-cell office:value-type="float" office:value="-0.456243">
                <text:p>-0.4562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-0.0663398">
                <text:p>-0.0663398</text:p>
              </table:table-cell>
              <table:table-cell office:value-type="float" office:value="1.11463">
                <text:p>1.11463</text:p>
              </table:table-cell>
              <table:table-cell office:value-type="float" office:value="-0.0746869">
                <text:p>-0.0746869</text:p>
              </table:table-cell>
              <table:table-cell office:value-type="float" office:value="1.11615">
                <text:p>1.11615</text:p>
              </table:table-cell>
              <table:table-cell office:value-type="float" office:value="-0.0814271">
                <text:p>-0.0814271</text:p>
              </table:table-cell>
              <table:table-cell office:value-type="float" office:value="1.11765">
                <text:p>1.11765</text:p>
              </table:table-cell>
              <table:table-cell office:value-type="float" office:value="-0.0885066">
                <text:p>-0.0885066</text:p>
              </table:table-cell>
              <table:table-cell office:value-type="float" office:value="1.11988">
                <text:p>1.11988</text:p>
              </table:table-cell>
              <table:table-cell office:value-type="float" office:value="-0.106118">
                <text:p>-0.106118</text:p>
              </table:table-cell>
              <table:table-cell office:value-type="float" office:value="1.12134">
                <text:p>1.12134</text:p>
              </table:table-cell>
              <table:table-cell office:value-type="float" office:value="-0.113802">
                <text:p>-0.113802</text:p>
              </table:table-cell>
              <table:table-cell office:value-type="float" office:value="1.12279">
                <text:p>1.12279</text:p>
              </table:table-cell>
              <table:table-cell office:value-type="float" office:value="-0.126644">
                <text:p>-0.126644</text:p>
              </table:table-cell>
              <table:table-cell office:value-type="float" office:value="1.12423">
                <text:p>1.12423</text:p>
              </table:table-cell>
              <table:table-cell office:value-type="float" office:value="-0.138324">
                <text:p>-0.138324</text:p>
              </table:table-cell>
              <table:table-cell office:value-type="float" office:value="1.12564">
                <text:p>1.12564</text:p>
              </table:table-cell>
              <table:table-cell office:value-type="float" office:value="-0.148053">
                <text:p>-0.148053</text:p>
              </table:table-cell>
              <table:table-cell office:value-type="float" office:value="1.12704">
                <text:p>1.12704</text:p>
              </table:table-cell>
              <table:table-cell office:value-type="float" office:value="-0.160676">
                <text:p>-0.160676</text:p>
              </table:table-cell>
              <table:table-cell office:value-type="float" office:value="1.1291">
                <text:p>1.1291</text:p>
              </table:table-cell>
              <table:table-cell office:value-type="float" office:value="-0.18467">
                <text:p>-0.18467</text:p>
              </table:table-cell>
              <table:table-cell office:value-type="float" office:value="1.13045">
                <text:p>1.13045</text:p>
              </table:table-cell>
              <table:table-cell office:value-type="float" office:value="-0.20158">
                <text:p>-0.20158</text:p>
              </table:table-cell>
              <table:table-cell office:value-type="float" office:value="1.13178">
                <text:p>1.13178</text:p>
              </table:table-cell>
              <table:table-cell office:value-type="float" office:value="-0.220866">
                <text:p>-0.220866</text:p>
              </table:table-cell>
              <table:table-cell office:value-type="float" office:value="1.13309">
                <text:p>1.13309</text:p>
              </table:table-cell>
              <table:table-cell office:value-type="float" office:value="-0.241936">
                <text:p>-0.241936</text:p>
              </table:table-cell>
              <table:table-cell office:value-type="float" office:value="1.13488">
                <text:p>1.13488</text:p>
              </table:table-cell>
              <table:table-cell office:value-type="float" office:value="-0.279962">
                <text:p>-0.279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-0.0493063">
                <text:p>-0.0493063</text:p>
              </table:table-cell>
              <table:table-cell office:value-type="float" office:value="1.12543">
                <text:p>1.12543</text:p>
              </table:table-cell>
              <table:table-cell office:value-type="float" office:value="-0.0551129">
                <text:p>-0.0551129</text:p>
              </table:table-cell>
              <table:table-cell office:value-type="float" office:value="1.12699">
                <text:p>1.12699</text:p>
              </table:table-cell>
              <table:table-cell office:value-type="float" office:value="-0.0596008">
                <text:p>-0.0596008</text:p>
              </table:table-cell>
              <table:table-cell office:value-type="float" office:value="1.12852">
                <text:p>1.12852</text:p>
              </table:table-cell>
              <table:table-cell office:value-type="float" office:value="-0.0642304">
                <text:p>-0.0642304</text:p>
              </table:table-cell>
              <table:table-cell office:value-type="float" office:value="1.13079">
                <text:p>1.13079</text:p>
              </table:table-cell>
              <table:table-cell office:value-type="float" office:value="-0.0761095">
                <text:p>-0.0761095</text:p>
              </table:table-cell>
              <table:table-cell office:value-type="float" office:value="1.13229">
                <text:p>1.13229</text:p>
              </table:table-cell>
              <table:table-cell office:value-type="float" office:value="-0.0808145">
                <text:p>-0.0808145</text:p>
              </table:table-cell>
              <table:table-cell office:value-type="float" office:value="1.13377">
                <text:p>1.13377</text:p>
              </table:table-cell>
              <table:table-cell office:value-type="float" office:value="-0.0891312">
                <text:p>-0.0891312</text:p>
              </table:table-cell>
              <table:table-cell office:value-type="float" office:value="1.13523">
                <text:p>1.13523</text:p>
              </table:table-cell>
              <table:table-cell office:value-type="float" office:value="-0.0963713">
                <text:p>-0.0963713</text:p>
              </table:table-cell>
              <table:table-cell office:value-type="float" office:value="1.13667">
                <text:p>1.13667</text:p>
              </table:table-cell>
              <table:table-cell office:value-type="float" office:value="-0.101946">
                <text:p>-0.101946</text:p>
              </table:table-cell>
              <table:table-cell office:value-type="float" office:value="1.1381">
                <text:p>1.1381</text:p>
              </table:table-cell>
              <table:table-cell office:value-type="float" office:value="-0.109349">
                <text:p>-0.109349</text:p>
              </table:table-cell>
              <table:table-cell office:value-type="float" office:value="1.1402">
                <text:p>1.1402</text:p>
              </table:table-cell>
              <table:table-cell office:value-type="float" office:value="-0.123464">
                <text:p>-0.123464</text:p>
              </table:table-cell>
              <table:table-cell office:value-type="float" office:value="1.14158">
                <text:p>1.14158</text:p>
              </table:table-cell>
              <table:table-cell office:value-type="float" office:value="-0.133032">
                <text:p>-0.133032</text:p>
              </table:table-cell>
              <table:table-cell office:value-type="float" office:value="1.14294">
                <text:p>1.14294</text:p>
              </table:table-cell>
              <table:table-cell office:value-type="float" office:value="-0.143796">
                <text:p>-0.143796</text:p>
              </table:table-cell>
              <table:table-cell office:value-type="float" office:value="1.14427">
                <text:p>1.14427</text:p>
              </table:table-cell>
              <table:table-cell office:value-type="float" office:value="-0.15525">
                <text:p>-0.15525</text:p>
              </table:table-cell>
              <table:table-cell office:value-type="float" office:value="1.1461">
                <text:p>1.1461</text:p>
              </table:table-cell>
              <table:table-cell office:value-type="float" office:value="-0.176198">
                <text:p>-0.176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